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14000000148F57AD2F.jpg"/>
  <manifest:file-entry manifest:media-type="image/gif" manifest:full-path="Pictures/100002000000001000000010B45B6CCC.gif"/>
  <manifest:file-entry manifest:media-type="image/gif" manifest:full-path="Pictures/100002000000001000000010727E6EC1.gif"/>
  <manifest:file-entry manifest:media-type="image/gif" manifest:full-path="Pictures/100002000000001000000010620D65E1.gif"/>
  <manifest:file-entry manifest:media-type="image/gif" manifest:full-path="Pictures/1000020000000010000000100145EA5F.gif"/>
  <manifest:file-entry manifest:media-type="image/gif" manifest:full-path="Pictures/100002000000001000000010685CDE2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a1" style:family="table">
      <style:table-properties style:width="13.399cm" fo:margin-left="1.275cm" fo:margin-right="0.325cm" table:align="margins" style:writing-mode="lr-tb"/>
    </style:style>
    <style:style style:name="Tabela1.A" style:family="table-column">
      <style:table-column-properties style:column-width="4.001cm" style:rel-column-width="19567*"/>
    </style:style>
    <style:style style:name="Tabela1.B" style:family="table-column">
      <style:table-column-properties style:column-width="9.398cm" style:rel-column-width="45968*"/>
    </style:style>
    <style:style style:name="Tabela1.1" style:family="table-row">
      <style:table-row-properties style:keep-together="true" fo:keep-together="auto"/>
    </style:style>
    <style:style style:name="Tabela1.A1" style:family="table-cell">
      <style:table-cell-properties style:vertical-align="middle" fo:padding="0.026cm" fo:border="none" style:writing-mode="lr-tb"/>
    </style:style>
    <style:style style:name="Tabela2" style:family="table">
      <style:table-properties style:width="5.652cm" fo:margin-left="1.339cm" fo:margin-right="8.008cm" table:align="margins" style:writing-mode="lr-tb"/>
    </style:style>
    <style:style style:name="Tabela2.A" style:family="table-column">
      <style:table-column-properties style:column-width="2.709cm" style:rel-column-width="31417*"/>
    </style:style>
    <style:style style:name="Tabela2.B" style:family="table-column">
      <style:table-column-properties style:column-width="2.942cm" style:rel-column-width="34118*"/>
    </style:style>
    <style:style style:name="Tabela2.1" style:family="table-row">
      <style:table-row-properties style:keep-together="true" fo:keep-together="auto"/>
    </style:style>
    <style:style style:name="Tabela2.A1" style:family="table-cell">
      <style:table-cell-properties style:vertical-align="middle" fo:padding="0.026cm" fo:border="none" style:writing-mode="lr-tb"/>
    </style:style>
    <style:style style:name="Tabela3" style:family="table">
      <style:table-properties style:width="13.441cm" fo:margin-left="1.254cm" fo:margin-right="0.303cm" table:align="margins" style:writing-mode="lr-tb"/>
    </style:style>
    <style:style style:name="Tabela3.A" style:family="table-column">
      <style:table-column-properties style:column-width="3.239cm" style:rel-column-width="15790*"/>
    </style:style>
    <style:style style:name="Tabela3.B" style:family="table-column">
      <style:table-column-properties style:column-width="10.202cm" style:rel-column-width="49745*"/>
    </style:style>
    <style:style style:name="Tabela3.1" style:family="table-row">
      <style:table-row-properties style:keep-together="true" fo:keep-together="auto"/>
    </style:style>
    <style:style style:name="Tabela3.A1" style:family="table-cell">
      <style:table-cell-properties style:vertical-align="middle" fo:padding="0.026cm" fo:border="none" style:writing-mode="lr-tb"/>
    </style:style>
    <style:style style:name="Tabela4" style:family="table">
      <style:table-properties style:width="5.228cm" fo:margin-left="1.233cm" fo:margin-right="8.537cm" table:align="margins" style:writing-mode="lr-tb"/>
    </style:style>
    <style:style style:name="Tabela4.A" style:family="table-column">
      <style:table-column-properties style:column-width="3.006cm" style:rel-column-width="37675*"/>
    </style:style>
    <style:style style:name="Tabela4.B" style:family="table-column">
      <style:table-column-properties style:column-width="2.223cm" style:rel-column-width="27860*"/>
    </style:style>
    <style:style style:name="Tabela4.1" style:family="table-row">
      <style:table-row-properties style:keep-together="true" fo:keep-together="auto"/>
    </style:style>
    <style:style style:name="Tabela4.A1" style:family="table-cell">
      <style:table-cell-properties style:vertical-align="middle" fo:padding="0.026cm" fo:border="none" style:writing-mode="lr-tb"/>
    </style:style>
    <style:style style:name="Tabela5" style:family="table">
      <style:table-properties style:width="13.483cm" fo:margin-left="1.275cm" fo:margin-right="0.24cm" table:align="margins" style:writing-mode="lr-tb"/>
    </style:style>
    <style:style style:name="Tabela5.A" style:family="table-column">
      <style:table-column-properties style:column-width="6.752cm" style:rel-column-width="32818*"/>
    </style:style>
    <style:style style:name="Tabela5.B" style:family="table-column">
      <style:table-column-properties style:column-width="6.731cm" style:rel-column-width="32717*"/>
    </style:style>
    <style:style style:name="Tabela5.1" style:family="table-row">
      <style:table-row-properties style:keep-together="true" fo:keep-together="auto"/>
    </style:style>
    <style:style style:name="Tabela5.A1" style:family="table-cell">
      <style:table-cell-properties style:vertical-align="middle" fo:padding="0.026cm" fo:border="none" style:writing-mode="lr-tb"/>
    </style:style>
    <style:style style:name="Tabela6" style:family="table">
      <style:table-properties style:width="13.568cm" fo:margin-left="1.275cm" fo:margin-right="0.155cm" table:align="margins" style:writing-mode="lr-tb"/>
    </style:style>
    <style:style style:name="Tabela6.A" style:family="table-column">
      <style:table-column-properties style:column-width="3.217cm" style:rel-column-width="15540*"/>
    </style:style>
    <style:style style:name="Tabela6.B" style:family="table-column">
      <style:table-column-properties style:column-width="10.351cm" style:rel-column-width="49995*"/>
    </style:style>
    <style:style style:name="Tabela6.1" style:family="table-row">
      <style:table-row-properties style:keep-together="true" fo:keep-together="auto"/>
    </style:style>
    <style:style style:name="Tabela6.A1" style:family="table-cell">
      <style:table-cell-properties style:vertical-align="middle" fo:padding="0.026cm" fo:border="none" style:writing-mode="lr-tb"/>
    </style:style>
    <style:style style:name="Tabela7" style:family="table">
      <style:table-properties style:width="4.657cm" fo:margin-left="1.212cm" fo:margin-right="9.13cm" table:align="margins" style:writing-mode="lr-tb"/>
    </style:style>
    <style:style style:name="Tabela7.A" style:family="table-column">
      <style:table-column-properties style:column-width="2.519cm" style:rel-column-width="35448*"/>
    </style:style>
    <style:style style:name="Tabela7.B" style:family="table-column">
      <style:table-column-properties style:column-width="2.138cm" style:rel-column-width="30087*"/>
    </style:style>
    <style:style style:name="Tabela7.1" style:family="table-row">
      <style:table-row-properties style:keep-together="true" fo:keep-together="auto"/>
    </style:style>
    <style:style style:name="Tabela7.A1" style:family="table-cell">
      <style:table-cell-properties style:vertical-align="middle" fo:padding="0.026cm" fo:border="none" style:writing-mode="lr-tb"/>
    </style:style>
    <style:style style:name="Tabela8" style:family="table">
      <style:table-properties style:width="13.847cm" fo:margin-left="1.233cm" fo:margin-right="-0.081cm" table:align="margins" style:writing-mode="lr-tb"/>
    </style:style>
    <style:style style:name="Tabela8.A" style:family="table-column">
      <style:table-column-properties style:column-width="6.964cm" style:rel-column-width="32959*"/>
    </style:style>
    <style:style style:name="Tabela8.B" style:family="table-column">
      <style:table-column-properties style:column-width="6.883cm" style:rel-column-width="32576*"/>
    </style:style>
    <style:style style:name="Tabela8.1" style:family="table-row">
      <style:table-row-properties style:keep-together="true" fo:keep-together="auto"/>
    </style:style>
    <style:style style:name="Tabela8.A1" style:family="table-cell">
      <style:table-cell-properties style:vertical-align="middle" fo:padding="0.026cm" fo:border="none" style:writing-mode="lr-tb"/>
    </style:style>
    <style:style style:name="Tabela9" style:family="table">
      <style:table-properties style:width="13.804cm" fo:margin-left="1.275cm" fo:margin-right="-0.081cm" table:align="margins" style:writing-mode="lr-tb"/>
    </style:style>
    <style:style style:name="Tabela9.A" style:family="table-column">
      <style:table-column-properties style:column-width="6.604cm" style:rel-column-width="31352*"/>
    </style:style>
    <style:style style:name="Tabela9.B" style:family="table-column">
      <style:table-column-properties style:column-width="7.2cm" style:rel-column-width="34183*"/>
    </style:style>
    <style:style style:name="Tabela9.1" style:family="table-row">
      <style:table-row-properties style:keep-together="true" fo:keep-together="auto"/>
    </style:style>
    <style:style style:name="Tabela9.A1" style:family="table-cell">
      <style:table-cell-properties style:vertical-align="middle" fo:padding="0.026cm" fo:border="none" style:writing-mode="lr-tb"/>
    </style:style>
    <style:style style:name="Tabela10" style:family="table">
      <style:table-properties style:width="13.825cm" fo:margin-left="1.254cm" fo:margin-right="-0.081cm" table:align="margins" style:writing-mode="lr-tb"/>
    </style:style>
    <style:style style:name="Tabela10.A" style:family="table-column">
      <style:table-column-properties style:column-width="6.731cm" style:rel-column-width="31906*"/>
    </style:style>
    <style:style style:name="Tabela10.B" style:family="table-column">
      <style:table-column-properties style:column-width="7.094cm" style:rel-column-width="33629*"/>
    </style:style>
    <style:style style:name="Tabela10.1" style:family="table-row">
      <style:table-row-properties style:keep-together="true" fo:keep-together="auto"/>
    </style:style>
    <style:style style:name="Tabela10.A1" style:family="table-cell">
      <style:table-cell-properties style:vertical-align="middle" fo:padding="0.026cm" fo:border="none" style:writing-mode="lr-tb"/>
    </style:style>
    <style:style style:name="Tabela11" style:family="table">
      <style:table-properties style:width="13.737cm" fo:margin-left="1.254cm" fo:margin-right="0.007cm" table:align="margins" style:writing-mode="lr-tb"/>
    </style:style>
    <style:style style:name="Tabela11.A" style:family="table-column">
      <style:table-column-properties style:column-width="6.308cm" style:rel-column-width="30091*"/>
    </style:style>
    <style:style style:name="Tabela11.B" style:family="table-column">
      <style:table-column-properties style:column-width="7.43cm" style:rel-column-width="35444*"/>
    </style:style>
    <style:style style:name="Tabela11.1" style:family="table-row">
      <style:table-row-properties style:keep-together="true" fo:keep-together="auto"/>
    </style:style>
    <style:style style:name="Tabela11.A1" style:family="table-cell">
      <style:table-cell-properties style:vertical-align="middle" fo:padding="0.026cm" fo:border="none" style:writing-mode="lr-tb"/>
    </style:style>
    <style:style style:name="Tabela12" style:family="table">
      <style:table-properties style:width="13.589cm" fo:margin-left="1.254cm" fo:margin-right="0.155cm" table:align="margins" style:writing-mode="lr-tb"/>
    </style:style>
    <style:style style:name="Tabela12.A" style:family="table-column">
      <style:table-column-properties style:column-width="3.239cm" style:rel-column-width="15618*"/>
    </style:style>
    <style:style style:name="Tabela12.B" style:family="table-column">
      <style:table-column-properties style:column-width="10.351cm" style:rel-column-width="49917*"/>
    </style:style>
    <style:style style:name="Tabela12.1" style:family="table-row">
      <style:table-row-properties style:keep-together="true" fo:keep-together="auto"/>
    </style:style>
    <style:style style:name="Tabela12.A1" style:family="table-cell">
      <style:table-cell-properties style:vertical-align="middle" fo:padding="0.026cm" fo:border="none" style:writing-mode="lr-tb"/>
    </style:style>
    <style:style style:name="Tabela13" style:family="table">
      <style:table-properties style:width="13.825cm" fo:margin-left="1.254cm" fo:margin-right="-0.081cm" table:align="margins" style:writing-mode="lr-tb"/>
    </style:style>
    <style:style style:name="Tabela13.A" style:family="table-column">
      <style:table-column-properties style:column-width="5.546cm" style:rel-column-width="26287*"/>
    </style:style>
    <style:style style:name="Tabela13.B" style:family="table-column">
      <style:table-column-properties style:column-width="8.28cm" style:rel-column-width="39248*"/>
    </style:style>
    <style:style style:name="Tabela13.1" style:family="table-row">
      <style:table-row-properties style:keep-together="true" fo:keep-together="auto"/>
    </style:style>
    <style:style style:name="Tabela13.A1" style:family="table-cell">
      <style:table-cell-properties style:vertical-align="middle" fo:padding="0.026cm" fo:border="none" style:writing-mode="lr-tb"/>
    </style:style>
    <style:style style:name="Tabela14" style:family="table">
      <style:table-properties style:width="13.847cm" fo:margin-left="1.233cm" fo:margin-right="-0.081cm" table:align="margins" style:writing-mode="lr-tb"/>
    </style:style>
    <style:style style:name="Tabela14.A" style:family="table-column">
      <style:table-column-properties style:column-width="2.138cm" style:rel-column-width="10118*"/>
    </style:style>
    <style:style style:name="Tabela14.B" style:family="table-column">
      <style:table-column-properties style:column-width="11.709cm" style:rel-column-width="55417*"/>
    </style:style>
    <style:style style:name="Tabela14.1" style:family="table-row">
      <style:table-row-properties style:keep-together="true" fo:keep-together="auto"/>
    </style:style>
    <style:style style:name="Tabela14.A1" style:family="table-cell">
      <style:table-cell-properties style:vertical-align="middle" fo:padding="0.026cm" fo:border="none" style:writing-mode="lr-tb"/>
    </style:style>
    <style:style style:name="Tabela15" style:family="table">
      <style:table-properties style:width="13.804cm" fo:margin-left="1.275cm" fo:margin-right="-0.081cm" table:align="margins" style:writing-mode="lr-tb"/>
    </style:style>
    <style:style style:name="Tabela15.A" style:family="table-column">
      <style:table-column-properties style:column-width="3.535cm" style:rel-column-width="16781*"/>
    </style:style>
    <style:style style:name="Tabela15.B" style:family="table-column">
      <style:table-column-properties style:column-width="10.269cm" style:rel-column-width="48754*"/>
    </style:style>
    <style:style style:name="Tabela15.1" style:family="table-row">
      <style:table-row-properties style:keep-together="true" fo:keep-together="auto"/>
    </style:style>
    <style:style style:name="Tabela15.A1" style:family="table-cell">
      <style:table-cell-properties style:vertical-align="middle" fo:padding="0.026cm" fo:border="none" style:writing-mode="lr-tb"/>
    </style:style>
    <style:style style:name="Tabela16" style:family="table">
      <style:table-properties style:width="4.403cm" fo:margin-left="1.254cm" fo:margin-right="9.342cm" table:align="margins" style:writing-mode="lr-tb"/>
    </style:style>
    <style:style style:name="Tabela16.A" style:family="table-column">
      <style:table-column-properties style:column-width="2.223cm" style:rel-column-width="33082*"/>
    </style:style>
    <style:style style:name="Tabela16.B" style:family="table-column">
      <style:table-column-properties style:column-width="2.18cm" style:rel-column-width="32453*"/>
    </style:style>
    <style:style style:name="Tabela16.1" style:family="table-row">
      <style:table-row-properties style:keep-together="true" fo:keep-together="auto"/>
    </style:style>
    <style:style style:name="Tabela16.A1" style:family="table-cell">
      <style:table-cell-properties style:vertical-align="middle" fo:padding="0.026cm" fo:border="none" style:writing-mode="lr-tb"/>
    </style:style>
    <style:style style:name="Tabela17" style:family="table">
      <style:table-properties style:width="13.825cm" fo:margin-left="1.254cm" fo:margin-right="-0.081cm" table:align="margins" style:writing-mode="lr-tb"/>
    </style:style>
    <style:style style:name="Tabela17.A" style:family="table-column">
      <style:table-column-properties style:column-width="2.053cm" style:rel-column-width="9732*"/>
    </style:style>
    <style:style style:name="Tabela17.B" style:family="table-column">
      <style:table-column-properties style:column-width="11.772cm" style:rel-column-width="55803*"/>
    </style:style>
    <style:style style:name="Tabela17.1" style:family="table-row">
      <style:table-row-properties style:keep-together="true" fo:keep-together="auto"/>
    </style:style>
    <style:style style:name="Tabela17.A1" style:family="table-cell">
      <style:table-cell-properties style:vertical-align="middle" fo:padding="0.026cm" fo:border="none" style:writing-mode="lr-tb"/>
    </style:style>
    <style:style style:name="Tabela18" style:family="table">
      <style:table-properties style:width="13.804cm" fo:margin-left="1.275cm" fo:margin-right="-0.081cm" table:align="margins" style:writing-mode="lr-tb"/>
    </style:style>
    <style:style style:name="Tabela18.A" style:family="table-column">
      <style:table-column-properties style:column-width="2.096cm" style:rel-column-width="9948*"/>
    </style:style>
    <style:style style:name="Tabela18.B" style:family="table-column">
      <style:table-column-properties style:column-width="11.709cm" style:rel-column-width="55587*"/>
    </style:style>
    <style:style style:name="Tabela18.1" style:family="table-row">
      <style:table-row-properties style:keep-together="true" fo:keep-together="auto"/>
    </style:style>
    <style:style style:name="Tabela18.A1" style:family="table-cell">
      <style:table-cell-properties style:vertical-align="middle" fo:padding="0.026cm" fo:border="none" style:writing-mode="lr-tb"/>
    </style:style>
    <style:style style:name="Tabela19" style:family="table">
      <style:table-properties style:width="13.825cm" fo:margin-left="1.254cm" fo:margin-right="-0.081cm" table:align="margins" style:writing-mode="lr-tb"/>
    </style:style>
    <style:style style:name="Tabela19.A" style:family="table-column">
      <style:table-column-properties style:column-width="2.138cm" style:rel-column-width="10133*"/>
    </style:style>
    <style:style style:name="Tabela19.B" style:family="table-column">
      <style:table-column-properties style:column-width="11.688cm" style:rel-column-width="55402*"/>
    </style:style>
    <style:style style:name="Tabela19.1" style:family="table-row">
      <style:table-row-properties style:keep-together="true" fo:keep-together="auto"/>
    </style:style>
    <style:style style:name="Tabela19.A1" style:family="table-cell">
      <style:table-cell-properties style:vertical-align="middle" fo:padding="0.026cm" fo:border="none" style:writing-mode="lr-tb"/>
    </style:style>
    <style:style style:name="Tabela20" style:family="table">
      <style:table-properties style:width="13.804cm" fo:margin-left="1.275cm" fo:margin-right="-0.081cm" table:align="margins" style:writing-mode="lr-tb"/>
    </style:style>
    <style:style style:name="Tabela20.A" style:family="table-column">
      <style:table-column-properties style:column-width="2.18cm" style:rel-column-width="10350*"/>
    </style:style>
    <style:style style:name="Tabela20.B" style:family="table-column">
      <style:table-column-properties style:column-width="11.624cm" style:rel-column-width="55185*"/>
    </style:style>
    <style:style style:name="Tabela20.1" style:family="table-row">
      <style:table-row-properties style:keep-together="true" fo:keep-together="auto"/>
    </style:style>
    <style:style style:name="Tabela20.A1" style:family="table-cell">
      <style:table-cell-properties style:vertical-align="middle" fo:padding="0.026cm" fo:border="none" style:writing-mode="lr-tb"/>
    </style:style>
    <style:style style:name="Tabela21" style:family="table">
      <style:table-properties style:width="13.783cm" fo:margin-left="1.296cm" fo:margin-right="-0.081cm" table:align="margins" style:writing-mode="lr-tb"/>
    </style:style>
    <style:style style:name="Tabela21.A" style:family="table-column">
      <style:table-column-properties style:column-width="2.096cm" style:rel-column-width="9963*"/>
    </style:style>
    <style:style style:name="Tabela21.B" style:family="table-column">
      <style:table-column-properties style:column-width="11.688cm" style:rel-column-width="55572*"/>
    </style:style>
    <style:style style:name="Tabela21.1" style:family="table-row">
      <style:table-row-properties style:keep-together="true" fo:keep-together="auto"/>
    </style:style>
    <style:style style:name="Tabela21.A1" style:family="table-cell">
      <style:table-cell-properties style:vertical-align="middle" fo:padding="0.026cm" fo:border="none" style:writing-mode="lr-tb"/>
    </style:style>
    <style:style style:name="Tabela22" style:family="table">
      <style:table-properties style:width="13.804cm" fo:margin-left="1.275cm" fo:margin-right="-0.081cm" table:align="margins" style:writing-mode="lr-tb"/>
    </style:style>
    <style:style style:name="Tabela22.A" style:family="table-column">
      <style:table-column-properties style:column-width="2.201cm" style:rel-column-width="10450*"/>
    </style:style>
    <style:style style:name="Tabela22.B" style:family="table-column">
      <style:table-column-properties style:column-width="11.603cm" style:rel-column-width="55085*"/>
    </style:style>
    <style:style style:name="Tabela22.1" style:family="table-row">
      <style:table-row-properties style:keep-together="true" fo:keep-together="auto"/>
    </style:style>
    <style:style style:name="Tabela22.A1" style:family="table-cell">
      <style:table-cell-properties style:vertical-align="middle" fo:padding="0.026cm" fo:border="none" style:writing-mode="lr-tb"/>
    </style:style>
    <style:style style:name="Tabela23" style:family="table">
      <style:table-properties style:width="13.783cm" fo:margin-left="1.296cm" fo:margin-right="-0.081cm" table:align="margins" style:writing-mode="lr-tb"/>
    </style:style>
    <style:style style:name="Tabela23.A" style:family="table-column">
      <style:table-column-properties style:column-width="1.736cm" style:rel-column-width="8252*"/>
    </style:style>
    <style:style style:name="Tabela23.B" style:family="table-column">
      <style:table-column-properties style:column-width="12.047cm" style:rel-column-width="57283*"/>
    </style:style>
    <style:style style:name="Tabela23.1" style:family="table-row">
      <style:table-row-properties style:keep-together="true" fo:keep-together="auto"/>
    </style:style>
    <style:style style:name="Tabela23.A1" style:family="table-cell">
      <style:table-cell-properties style:vertical-align="middle" fo:padding="0.026cm" fo:border="none" style:writing-mode="lr-tb"/>
    </style:style>
    <style:style style:name="Tabela24" style:family="table">
      <style:table-properties style:width="11.959cm" fo:margin-left="1.275cm" fo:margin-right="1.764cm" table:align="margins" style:writing-mode="lr-tb"/>
    </style:style>
    <style:style style:name="Tabela24.A" style:family="table-column">
      <style:table-column-properties style:column-width="2.667cm" style:rel-column-width="14614*"/>
    </style:style>
    <style:style style:name="Tabela24.B" style:family="table-column">
      <style:table-column-properties style:column-width="9.292cm" style:rel-column-width="50921*"/>
    </style:style>
    <style:style style:name="Tabela24.1" style:family="table-row">
      <style:table-row-properties style:keep-together="true" fo:keep-together="auto"/>
    </style:style>
    <style:style style:name="Tabela24.A1" style:family="table-cell">
      <style:table-cell-properties style:vertical-align="middle" fo:padding="0.026cm" fo:border="none" style:writing-mode="lr-tb"/>
    </style:style>
    <style:style style:name="Tabela25" style:family="table">
      <style:table-properties style:width="13.804cm" fo:margin-left="1.275cm" fo:margin-right="-0.081cm" table:align="margins" style:writing-mode="lr-tb"/>
    </style:style>
    <style:style style:name="Tabela25.A" style:family="table-column">
      <style:table-column-properties style:column-width="6.625cm" style:rel-column-width="31452*"/>
    </style:style>
    <style:style style:name="Tabela25.B" style:family="table-column">
      <style:table-column-properties style:column-width="7.179cm" style:rel-column-width="34083*"/>
    </style:style>
    <style:style style:name="Tabela25.1" style:family="table-row">
      <style:table-row-properties style:keep-together="true" fo:keep-together="auto"/>
    </style:style>
    <style:style style:name="Tabela25.A1" style:family="table-cell">
      <style:table-cell-properties style:vertical-align="middle" fo:padding="0.026cm" fo:border="none" style:writing-mode="lr-tb"/>
    </style:style>
    <style:style style:name="Tabela26" style:family="table">
      <style:table-properties style:width="13.825cm" fo:margin-left="1.254cm" fo:margin-right="-0.081cm" table:align="margins" style:writing-mode="lr-tb"/>
    </style:style>
    <style:style style:name="Tabela26.A" style:family="table-column">
      <style:table-column-properties style:column-width="3.239cm" style:rel-column-width="15351*"/>
    </style:style>
    <style:style style:name="Tabela26.B" style:family="table-column">
      <style:table-column-properties style:column-width="10.587cm" style:rel-column-width="50184*"/>
    </style:style>
    <style:style style:name="Tabela26.1" style:family="table-row">
      <style:table-row-properties style:keep-together="true" fo:keep-together="auto"/>
    </style:style>
    <style:style style:name="Tabela26.A1" style:family="table-cell">
      <style:table-cell-properties style:vertical-align="middle" fo:padding="0.026cm" fo:border="none" style:writing-mode="lr-tb"/>
    </style:style>
    <style:style style:name="Tabela27" style:family="table">
      <style:table-properties style:width="13.804cm" fo:margin-left="1.275cm" fo:margin-right="-0.081cm" table:align="margins" style:writing-mode="lr-tb"/>
    </style:style>
    <style:style style:name="Tabela27.A" style:family="table-column">
      <style:table-column-properties style:column-width="3.217cm" style:rel-column-width="15274*"/>
    </style:style>
    <style:style style:name="Tabela27.B" style:family="table-column">
      <style:table-column-properties style:column-width="10.587cm" style:rel-column-width="50261*"/>
    </style:style>
    <style:style style:name="Tabela27.1" style:family="table-row">
      <style:table-row-properties style:keep-together="true" fo:keep-together="auto"/>
    </style:style>
    <style:style style:name="Tabela27.A1" style:family="table-cell">
      <style:table-cell-properties style:vertical-align="middle" fo:padding="0.026cm" fo:border="none" style:writing-mode="lr-tb"/>
    </style:style>
    <style:style style:name="Tabela28" style:family="table">
      <style:table-properties style:width="13.356cm" fo:margin-left="1.275cm" fo:margin-right="0.367cm" table:align="margins" style:writing-mode="lr-tb"/>
    </style:style>
    <style:style style:name="Tabela28.A" style:family="table-column">
      <style:table-column-properties style:column-width="3.217cm" style:rel-column-width="15786*"/>
    </style:style>
    <style:style style:name="Tabela28.B" style:family="table-column">
      <style:table-column-properties style:column-width="10.139cm" style:rel-column-width="49749*"/>
    </style:style>
    <style:style style:name="Tabela28.1" style:family="table-row">
      <style:table-row-properties style:keep-together="true" fo:keep-together="auto"/>
    </style:style>
    <style:style style:name="Tabela28.A1" style:family="table-cell">
      <style:table-cell-properties style:vertical-align="middle" fo:padding="0.026cm" fo:border="none" style:writing-mode="lr-tb"/>
    </style:style>
    <style:style style:name="Tabela29" style:family="table">
      <style:table-properties style:width="10.589cm" fo:margin-left="1.275cm" fo:margin-right="3.134cm" table:align="margins" style:writing-mode="lr-tb"/>
    </style:style>
    <style:style style:name="Tabela29.A" style:family="table-column">
      <style:table-column-properties style:column-width="2.265cm" style:rel-column-width="14017*"/>
    </style:style>
    <style:style style:name="Tabela29.B" style:family="table-column">
      <style:table-column-properties style:column-width="8.324cm" style:rel-column-width="51518*"/>
    </style:style>
    <style:style style:name="Tabela29.1" style:family="table-row">
      <style:table-row-properties style:keep-together="true" fo:keep-together="auto"/>
    </style:style>
    <style:style style:name="Tabela29.A1" style:family="table-cell">
      <style:table-cell-properties style:vertical-align="middle" fo:padding="0.026cm" fo:border="none" style:writing-mode="lr-tb"/>
    </style:style>
    <style:style style:name="Tabela30" style:family="table">
      <style:table-properties style:width="13.804cm" fo:margin-left="1.275cm" fo:margin-right="-0.081cm" table:align="margins" style:writing-mode="lr-tb"/>
    </style:style>
    <style:style style:name="Tabela30.A" style:family="table-column">
      <style:table-column-properties style:column-width="3.217cm" style:rel-column-width="15274*"/>
    </style:style>
    <style:style style:name="Tabela30.B" style:family="table-column">
      <style:table-column-properties style:column-width="10.587cm" style:rel-column-width="50261*"/>
    </style:style>
    <style:style style:name="Tabela30.1" style:family="table-row">
      <style:table-row-properties style:keep-together="true" fo:keep-together="auto"/>
    </style:style>
    <style:style style:name="Tabela30.A1" style:family="table-cell">
      <style:table-cell-properties style:vertical-align="middle" fo:padding="0.026cm" fo:border="none" style:writing-mode="lr-tb"/>
    </style:style>
    <style:style style:name="Tabela31" style:family="table">
      <style:table-properties style:width="10.592cm" fo:margin-left="1.254cm" fo:margin-right="3.152cm" table:align="margins" style:writing-mode="lr-tb"/>
    </style:style>
    <style:style style:name="Tabela31.A" style:family="table-column">
      <style:table-column-properties style:column-width="2.286cm" style:rel-column-width="14143*"/>
    </style:style>
    <style:style style:name="Tabela31.B" style:family="table-column">
      <style:table-column-properties style:column-width="8.306cm" style:rel-column-width="51392*"/>
    </style:style>
    <style:style style:name="Tabela31.1" style:family="table-row">
      <style:table-row-properties style:keep-together="true" fo:keep-together="auto"/>
    </style:style>
    <style:style style:name="Tabela31.A1" style:family="table-cell">
      <style:table-cell-properties style:vertical-align="middle" fo:padding="0.026cm" fo:border="none" style:writing-mode="lr-tb"/>
    </style:style>
    <style:style style:name="Tabela32" style:family="table">
      <style:table-properties style:width="13.804cm" fo:margin-left="1.275cm" fo:margin-right="-0.081cm" table:align="margins" style:writing-mode="lr-tb"/>
    </style:style>
    <style:style style:name="Tabela32.A" style:family="table-column">
      <style:table-column-properties style:column-width="1.926cm" style:rel-column-width="9144*"/>
    </style:style>
    <style:style style:name="Tabela32.B" style:family="table-column">
      <style:table-column-properties style:column-width="11.878cm" style:rel-column-width="56391*"/>
    </style:style>
    <style:style style:name="Tabela32.1" style:family="table-row">
      <style:table-row-properties style:keep-together="true" fo:keep-together="auto"/>
    </style:style>
    <style:style style:name="Tabela32.A1" style:family="table-cell">
      <style:table-cell-properties style:vertical-align="middle" fo:padding="0.026cm" fo:border="none" style:writing-mode="lr-tb"/>
    </style:style>
    <style:style style:name="Tabela33" style:family="table">
      <style:table-properties style:width="4.255cm" fo:margin-left="1.275cm" fo:margin-right="9.469cm" table:align="margins" style:writing-mode="lr-tb"/>
    </style:style>
    <style:style style:name="Tabela33.A" style:family="table-column">
      <style:table-column-properties style:column-width="1.736cm" style:rel-column-width="26735*"/>
    </style:style>
    <style:style style:name="Tabela33.B" style:family="table-column">
      <style:table-column-properties style:column-width="2.519cm" style:rel-column-width="38800*"/>
    </style:style>
    <style:style style:name="Tabela33.1" style:family="table-row">
      <style:table-row-properties style:keep-together="true" fo:keep-together="auto"/>
    </style:style>
    <style:style style:name="Tabela33.A1" style:family="table-cell">
      <style:table-cell-properties style:vertical-align="middle" fo:padding="0.026cm" fo:border="none" style:writing-mode="lr-tb"/>
    </style:style>
    <style:style style:name="Tabela34" style:family="table">
      <style:table-properties style:width="13.804cm" fo:margin-left="1.275cm" fo:margin-right="-0.081cm" table:align="margins" style:writing-mode="lr-tb"/>
    </style:style>
    <style:style style:name="Tabela34.A" style:family="table-column">
      <style:table-column-properties style:column-width="1.926cm" style:rel-column-width="9144*"/>
    </style:style>
    <style:style style:name="Tabela34.B" style:family="table-column">
      <style:table-column-properties style:column-width="11.878cm" style:rel-column-width="56391*"/>
    </style:style>
    <style:style style:name="Tabela34.1" style:family="table-row">
      <style:table-row-properties style:keep-together="true" fo:keep-together="auto"/>
    </style:style>
    <style:style style:name="Tabela34.A1" style:family="table-cell">
      <style:table-cell-properties style:vertical-align="middle" fo:padding="0.026cm" fo:border="none" style:writing-mode="lr-tb"/>
    </style:style>
    <style:style style:name="Tabela35" style:family="table">
      <style:table-properties style:width="13.804cm" fo:margin-left="1.275cm" fo:margin-right="-0.081cm" table:align="margins" style:writing-mode="lr-tb"/>
    </style:style>
    <style:style style:name="Tabela35.A" style:family="table-column">
      <style:table-column-properties style:column-width="2.646cm" style:rel-column-width="12561*"/>
    </style:style>
    <style:style style:name="Tabela35.B" style:family="table-column">
      <style:table-column-properties style:column-width="11.158cm" style:rel-column-width="52974*"/>
    </style:style>
    <style:style style:name="Tabela35.1" style:family="table-row">
      <style:table-row-properties style:keep-together="true" fo:keep-together="auto"/>
    </style:style>
    <style:style style:name="Tabela35.A1" style:family="table-cell">
      <style:table-cell-properties style:vertical-align="middle" fo:padding="0.026cm" fo:border="none" style:writing-mode="lr-tb"/>
    </style:style>
    <style:style style:name="Tabela36" style:family="table">
      <style:table-properties style:width="13.804cm" fo:margin-left="1.275cm" fo:margin-right="-0.081cm" table:align="margins" style:writing-mode="lr-tb"/>
    </style:style>
    <style:style style:name="Tabela36.A" style:family="table-column">
      <style:table-column-properties style:column-width="3.217cm" style:rel-column-width="15274*"/>
    </style:style>
    <style:style style:name="Tabela36.B" style:family="table-column">
      <style:table-column-properties style:column-width="10.587cm" style:rel-column-width="50261*"/>
    </style:style>
    <style:style style:name="Tabela36.1" style:family="table-row">
      <style:table-row-properties style:keep-together="true" fo:keep-together="auto"/>
    </style:style>
    <style:style style:name="Tabela36.A1" style:family="table-cell">
      <style:table-cell-properties style:vertical-align="middle" fo:padding="0.026cm" fo:border="none" style:writing-mode="lr-tb"/>
    </style:style>
    <style:style style:name="Tabela37" style:family="table">
      <style:table-properties style:width="13.825cm" fo:margin-left="1.254cm" fo:margin-right="-0.081cm" table:align="margins" style:writing-mode="lr-tb"/>
    </style:style>
    <style:style style:name="Tabela37.A" style:family="table-column">
      <style:table-column-properties style:column-width="3.239cm" style:rel-column-width="15351*"/>
    </style:style>
    <style:style style:name="Tabela37.B" style:family="table-column">
      <style:table-column-properties style:column-width="10.587cm" style:rel-column-width="50184*"/>
    </style:style>
    <style:style style:name="Tabela37.1" style:family="table-row">
      <style:table-row-properties style:keep-together="true" fo:keep-together="auto"/>
    </style:style>
    <style:style style:name="Tabela37.A1" style:family="table-cell">
      <style:table-cell-properties style:vertical-align="middle" fo:padding="0.026cm" fo:border="none" style:writing-mode="lr-tb"/>
    </style:style>
    <style:style style:name="Tabela38" style:family="table">
      <style:table-properties style:width="13.825cm" fo:margin-left="1.254cm" fo:margin-right="-0.081cm" table:align="margins" style:writing-mode="lr-tb"/>
    </style:style>
    <style:style style:name="Tabela38.A" style:family="table-column">
      <style:table-column-properties style:column-width="3.239cm" style:rel-column-width="15351*"/>
    </style:style>
    <style:style style:name="Tabela38.B" style:family="table-column">
      <style:table-column-properties style:column-width="10.587cm" style:rel-column-width="50184*"/>
    </style:style>
    <style:style style:name="Tabela38.1" style:family="table-row">
      <style:table-row-properties style:keep-together="true" fo:keep-together="auto"/>
    </style:style>
    <style:style style:name="Tabela38.A1" style:family="table-cell">
      <style:table-cell-properties style:vertical-align="middle" fo:padding="0.026cm" fo:border="none" style:writing-mode="lr-tb"/>
    </style:style>
    <style:style style:name="Tabela39" style:family="table">
      <style:table-properties style:width="13.825cm" fo:margin-left="1.254cm" fo:margin-right="-0.081cm" table:align="margins" style:writing-mode="lr-tb"/>
    </style:style>
    <style:style style:name="Tabela39.A" style:family="table-column">
      <style:table-column-properties style:column-width="3.239cm" style:rel-column-width="15351*"/>
    </style:style>
    <style:style style:name="Tabela39.B" style:family="table-column">
      <style:table-column-properties style:column-width="10.587cm" style:rel-column-width="50184*"/>
    </style:style>
    <style:style style:name="Tabela39.1" style:family="table-row">
      <style:table-row-properties style:keep-together="true" fo:keep-together="auto"/>
    </style:style>
    <style:style style:name="Tabela39.A1" style:family="table-cell">
      <style:table-cell-properties style:vertical-align="middle" fo:padding="0.026cm" fo:border="none" style:writing-mode="lr-tb"/>
    </style:style>
    <style:style style:name="Tabela40" style:family="table">
      <style:table-properties style:width="13.783cm" fo:margin-left="1.296cm" fo:margin-right="-0.081cm" table:align="margins" style:writing-mode="lr-tb"/>
    </style:style>
    <style:style style:name="Tabela40.A" style:family="table-column">
      <style:table-column-properties style:column-width="3.196cm" style:rel-column-width="15197*"/>
    </style:style>
    <style:style style:name="Tabela40.B" style:family="table-column">
      <style:table-column-properties style:column-width="10.587cm" style:rel-column-width="50338*"/>
    </style:style>
    <style:style style:name="Tabela40.1" style:family="table-row">
      <style:table-row-properties style:keep-together="true" fo:keep-together="auto"/>
    </style:style>
    <style:style style:name="Tabela40.A1" style:family="table-cell">
      <style:table-cell-properties style:vertical-align="middle" fo:padding="0.026cm" fo:border="none" style:writing-mode="lr-tb"/>
    </style:style>
    <style:style style:name="Tabela41" style:family="table">
      <style:table-properties style:width="13.804cm" fo:margin-left="1.275cm" fo:margin-right="-0.081cm" table:align="margins" style:writing-mode="lr-tb"/>
    </style:style>
    <style:style style:name="Tabela41.A" style:family="table-column">
      <style:table-column-properties style:column-width="3.217cm" style:rel-column-width="15274*"/>
    </style:style>
    <style:style style:name="Tabela41.B" style:family="table-column">
      <style:table-column-properties style:column-width="10.587cm" style:rel-column-width="50261*"/>
    </style:style>
    <style:style style:name="Tabela41.1" style:family="table-row">
      <style:table-row-properties style:keep-together="true" fo:keep-together="auto"/>
    </style:style>
    <style:style style:name="Tabela41.A1" style:family="table-cell">
      <style:table-cell-properties style:vertical-align="middle" fo:padding="0.026cm" fo:border="none" style:writing-mode="lr-tb"/>
    </style:style>
    <style:style style:name="Tabela42" style:family="table">
      <style:table-properties style:width="13.804cm" fo:margin-left="1.275cm" fo:margin-right="-0.081cm" table:align="margins" style:writing-mode="lr-tb"/>
    </style:style>
    <style:style style:name="Tabela42.A" style:family="table-column">
      <style:table-column-properties style:column-width="3.217cm" style:rel-column-width="15274*"/>
    </style:style>
    <style:style style:name="Tabela42.B" style:family="table-column">
      <style:table-column-properties style:column-width="10.587cm" style:rel-column-width="50261*"/>
    </style:style>
    <style:style style:name="Tabela42.1" style:family="table-row">
      <style:table-row-properties style:keep-together="true" fo:keep-together="auto"/>
    </style:style>
    <style:style style:name="Tabela42.A1" style:family="table-cell">
      <style:table-cell-properties style:vertical-align="middle" fo:padding="0.026cm" fo:border="none" style:writing-mode="lr-tb"/>
    </style:style>
    <style:style style:name="Tabela43" style:family="table">
      <style:table-properties style:width="13.804cm" fo:margin-left="1.275cm" fo:margin-right="-0.081cm" table:align="margins" style:writing-mode="lr-tb"/>
    </style:style>
    <style:style style:name="Tabela43.A" style:family="table-column">
      <style:table-column-properties style:column-width="3.217cm" style:rel-column-width="15274*"/>
    </style:style>
    <style:style style:name="Tabela43.B" style:family="table-column">
      <style:table-column-properties style:column-width="10.587cm" style:rel-column-width="50261*"/>
    </style:style>
    <style:style style:name="Tabela43.1" style:family="table-row">
      <style:table-row-properties style:keep-together="true" fo:keep-together="auto"/>
    </style:style>
    <style:style style:name="Tabela43.A1" style:family="table-cell">
      <style:table-cell-properties style:vertical-align="middle" fo:padding="0.026cm" fo:border="none" style:writing-mode="lr-tb"/>
    </style:style>
    <style:style style:name="Tabela44" style:family="table">
      <style:table-properties style:width="13.804cm" fo:margin-left="1.275cm" fo:margin-right="-0.081cm" table:align="margins" style:writing-mode="lr-tb"/>
    </style:style>
    <style:style style:name="Tabela44.A" style:family="table-column">
      <style:table-column-properties style:column-width="3.217cm" style:rel-column-width="15274*"/>
    </style:style>
    <style:style style:name="Tabela44.B" style:family="table-column">
      <style:table-column-properties style:column-width="10.587cm" style:rel-column-width="50261*"/>
    </style:style>
    <style:style style:name="Tabela44.1" style:family="table-row">
      <style:table-row-properties style:keep-together="true" fo:keep-together="auto"/>
    </style:style>
    <style:style style:name="Tabela44.A1" style:family="table-cell">
      <style:table-cell-properties style:vertical-align="middle" fo:padding="0.026cm" fo:border="none" style:writing-mode="lr-tb"/>
    </style:style>
    <style:style style:name="Tabela45" style:family="table">
      <style:table-properties style:width="13.825cm" fo:margin-left="1.254cm" fo:margin-right="-0.081cm" table:align="margins" style:writing-mode="lr-tb"/>
    </style:style>
    <style:style style:name="Tabela45.A" style:family="table-column">
      <style:table-column-properties style:column-width="3.239cm" style:rel-column-width="15351*"/>
    </style:style>
    <style:style style:name="Tabela45.B" style:family="table-column">
      <style:table-column-properties style:column-width="10.587cm" style:rel-column-width="50184*"/>
    </style:style>
    <style:style style:name="Tabela45.1" style:family="table-row">
      <style:table-row-properties style:keep-together="true" fo:keep-together="auto"/>
    </style:style>
    <style:style style:name="Tabela45.A1" style:family="table-cell">
      <style:table-cell-properties style:vertical-align="middle" fo:padding="0.026cm" fo:border="none" style:writing-mode="lr-tb"/>
    </style:style>
    <style:style style:name="Tabela46" style:family="table">
      <style:table-properties style:width="13.825cm" fo:margin-left="1.254cm" fo:margin-right="-0.081cm" table:align="margins" style:writing-mode="lr-tb"/>
    </style:style>
    <style:style style:name="Tabela46.A" style:family="table-column">
      <style:table-column-properties style:column-width="3.239cm" style:rel-column-width="15351*"/>
    </style:style>
    <style:style style:name="Tabela46.B" style:family="table-column">
      <style:table-column-properties style:column-width="10.587cm" style:rel-column-width="50184*"/>
    </style:style>
    <style:style style:name="Tabela46.1" style:family="table-row">
      <style:table-row-properties style:keep-together="true" fo:keep-together="auto"/>
    </style:style>
    <style:style style:name="Tabela46.A1" style:family="table-cell">
      <style:table-cell-properties style:vertical-align="middle" fo:padding="0.026cm" fo:border="none" style:writing-mode="lr-tb"/>
    </style:style>
    <style:style style:name="Tabela47" style:family="table">
      <style:table-properties style:width="13.804cm" fo:margin-left="1.275cm" fo:margin-right="-0.081cm" table:align="margins" style:writing-mode="lr-tb"/>
    </style:style>
    <style:style style:name="Tabela47.A" style:family="table-column">
      <style:table-column-properties style:column-width="3.217cm" style:rel-column-width="15274*"/>
    </style:style>
    <style:style style:name="Tabela47.B" style:family="table-column">
      <style:table-column-properties style:column-width="10.587cm" style:rel-column-width="50261*"/>
    </style:style>
    <style:style style:name="Tabela47.1" style:family="table-row">
      <style:table-row-properties style:keep-together="true" fo:keep-together="auto"/>
    </style:style>
    <style:style style:name="Tabela47.A1" style:family="table-cell">
      <style:table-cell-properties style:vertical-align="middle" fo:padding="0.026cm" fo:border="none" style:writing-mode="lr-tb"/>
    </style:style>
    <style:style style:name="Tabela48" style:family="table">
      <style:table-properties style:width="13.804cm" fo:margin-left="1.275cm" fo:margin-right="-0.081cm" table:align="margins" style:writing-mode="lr-tb"/>
    </style:style>
    <style:style style:name="Tabela48.A" style:family="table-column">
      <style:table-column-properties style:column-width="3.217cm" style:rel-column-width="15274*"/>
    </style:style>
    <style:style style:name="Tabela48.B" style:family="table-column">
      <style:table-column-properties style:column-width="10.587cm" style:rel-column-width="50261*"/>
    </style:style>
    <style:style style:name="Tabela48.1" style:family="table-row">
      <style:table-row-properties style:keep-together="true" fo:keep-together="auto"/>
    </style:style>
    <style:style style:name="Tabela48.A1" style:family="table-cell">
      <style:table-cell-properties style:vertical-align="middle" fo:padding="0.026cm" fo:border="none" style:writing-mode="lr-tb"/>
    </style:style>
    <style:style style:name="Tabela49" style:family="table">
      <style:table-properties style:width="4.741cm" fo:margin-left="1.233cm" fo:margin-right="9.024cm" table:align="margins" style:writing-mode="lr-tb"/>
    </style:style>
    <style:style style:name="Tabela49.A" style:family="table-column">
      <style:table-column-properties style:column-width="2.54cm" style:rel-column-width="35108*"/>
    </style:style>
    <style:style style:name="Tabela49.B" style:family="table-column">
      <style:table-column-properties style:column-width="2.201cm" style:rel-column-width="30427*"/>
    </style:style>
    <style:style style:name="Tabela49.1" style:family="table-row">
      <style:table-row-properties style:keep-together="true" fo:keep-together="auto"/>
    </style:style>
    <style:style style:name="Tabela49.A1" style:family="table-cell">
      <style:table-cell-properties style:vertical-align="middle" fo:padding="0.026cm" fo:border="none" style:writing-mode="lr-tb"/>
    </style:style>
    <style:style style:name="Tabela50" style:family="table">
      <style:table-properties style:width="13.804cm" fo:margin-left="1.275cm" fo:margin-right="-0.081cm" table:align="margins" style:writing-mode="lr-tb"/>
    </style:style>
    <style:style style:name="Tabela50.A" style:family="table-column">
      <style:table-column-properties style:column-width="3.217cm" style:rel-column-width="15274*"/>
    </style:style>
    <style:style style:name="Tabela50.B" style:family="table-column">
      <style:table-column-properties style:column-width="10.587cm" style:rel-column-width="50261*"/>
    </style:style>
    <style:style style:name="Tabela50.1" style:family="table-row">
      <style:table-row-properties style:keep-together="true" fo:keep-together="auto"/>
    </style:style>
    <style:style style:name="Tabela50.A1" style:family="table-cell">
      <style:table-cell-properties style:vertical-align="middle" fo:padding="0.026cm" fo:border="none" style:writing-mode="lr-tb"/>
    </style:style>
    <style:style style:name="Tabela51" style:family="table">
      <style:table-properties style:width="13.783cm" fo:margin-left="1.296cm" fo:margin-right="-0.081cm" table:align="margins" style:writing-mode="lr-tb"/>
    </style:style>
    <style:style style:name="Tabela51.A" style:family="table-column">
      <style:table-column-properties style:column-width="3.196cm" style:rel-column-width="15197*"/>
    </style:style>
    <style:style style:name="Tabela51.B" style:family="table-column">
      <style:table-column-properties style:column-width="10.587cm" style:rel-column-width="50338*"/>
    </style:style>
    <style:style style:name="Tabela51.1" style:family="table-row">
      <style:table-row-properties style:keep-together="true" fo:keep-together="auto"/>
    </style:style>
    <style:style style:name="Tabela51.A1" style:family="table-cell">
      <style:table-cell-properties style:vertical-align="middle" fo:padding="0.026cm" fo:border="none" style:writing-mode="lr-tb"/>
    </style:style>
    <style:style style:name="Tabela52" style:family="table">
      <style:table-properties style:width="13.825cm" fo:margin-left="1.254cm" fo:margin-right="-0.081cm" table:align="margins" style:writing-mode="lr-tb"/>
    </style:style>
    <style:style style:name="Tabela52.A" style:family="table-column">
      <style:table-column-properties style:column-width="3.239cm" style:rel-column-width="15351*"/>
    </style:style>
    <style:style style:name="Tabela52.B" style:family="table-column">
      <style:table-column-properties style:column-width="10.587cm" style:rel-column-width="50184*"/>
    </style:style>
    <style:style style:name="Tabela52.1" style:family="table-row">
      <style:table-row-properties style:keep-together="true" fo:keep-together="auto"/>
    </style:style>
    <style:style style:name="Tabela52.A1" style:family="table-cell">
      <style:table-cell-properties style:vertical-align="middle" fo:padding="0.026cm" fo:border="none" style:writing-mode="lr-tb"/>
    </style:style>
    <style:style style:name="Tabela53" style:family="table">
      <style:table-properties style:width="13.783cm" fo:margin-left="1.296cm" fo:margin-right="-0.081cm" table:align="margins" style:writing-mode="lr-tb"/>
    </style:style>
    <style:style style:name="Tabela53.A" style:family="table-column">
      <style:table-column-properties style:column-width="3.196cm" style:rel-column-width="15197*"/>
    </style:style>
    <style:style style:name="Tabela53.B" style:family="table-column">
      <style:table-column-properties style:column-width="10.587cm" style:rel-column-width="50338*"/>
    </style:style>
    <style:style style:name="Tabela53.1" style:family="table-row">
      <style:table-row-properties style:keep-together="true" fo:keep-together="auto"/>
    </style:style>
    <style:style style:name="Tabela53.A1" style:family="table-cell">
      <style:table-cell-properties style:vertical-align="middle" fo:padding="0.026cm" fo:border="none" style:writing-mode="lr-tb"/>
    </style:style>
    <style:style style:name="Tabela54" style:family="table">
      <style:table-properties style:width="13.825cm" fo:margin-left="1.254cm" fo:margin-right="-0.081cm" table:align="margins" style:writing-mode="lr-tb"/>
    </style:style>
    <style:style style:name="Tabela54.A" style:family="table-column">
      <style:table-column-properties style:column-width="3.239cm" style:rel-column-width="15351*"/>
    </style:style>
    <style:style style:name="Tabela54.B" style:family="table-column">
      <style:table-column-properties style:column-width="10.587cm" style:rel-column-width="50184*"/>
    </style:style>
    <style:style style:name="Tabela54.1" style:family="table-row">
      <style:table-row-properties style:keep-together="true" fo:keep-together="auto"/>
    </style:style>
    <style:style style:name="Tabela54.A1" style:family="table-cell">
      <style:table-cell-properties style:vertical-align="middle" fo:padding="0.026cm" fo:border="none" style:writing-mode="lr-tb"/>
    </style:style>
    <style:style style:name="Tabela55" style:family="table">
      <style:table-properties style:width="13.783cm" fo:margin-left="1.296cm" fo:margin-right="-0.081cm" table:align="margins" style:writing-mode="lr-tb"/>
    </style:style>
    <style:style style:name="Tabela55.A" style:family="table-column">
      <style:table-column-properties style:column-width="3.196cm" style:rel-column-width="15197*"/>
    </style:style>
    <style:style style:name="Tabela55.B" style:family="table-column">
      <style:table-column-properties style:column-width="10.587cm" style:rel-column-width="50338*"/>
    </style:style>
    <style:style style:name="Tabela55.1" style:family="table-row">
      <style:table-row-properties style:keep-together="true" fo:keep-together="auto"/>
    </style:style>
    <style:style style:name="Tabela55.A1" style:family="table-cell">
      <style:table-cell-properties style:vertical-align="middle" fo:padding="0.026cm" fo:border="none" style:writing-mode="lr-tb"/>
    </style:style>
    <style:style style:name="Tabela56" style:family="table">
      <style:table-properties style:width="13.804cm" fo:margin-left="1.275cm" fo:margin-right="-0.081cm" table:align="margins" style:writing-mode="lr-tb"/>
    </style:style>
    <style:style style:name="Tabela56.A" style:family="table-column">
      <style:table-column-properties style:column-width="3.217cm" style:rel-column-width="15274*"/>
    </style:style>
    <style:style style:name="Tabela56.B" style:family="table-column">
      <style:table-column-properties style:column-width="10.587cm" style:rel-column-width="50261*"/>
    </style:style>
    <style:style style:name="Tabela56.1" style:family="table-row">
      <style:table-row-properties style:keep-together="true" fo:keep-together="auto"/>
    </style:style>
    <style:style style:name="Tabela56.A1" style:family="table-cell">
      <style:table-cell-properties style:vertical-align="middle" fo:padding="0.026cm" fo:border="none" style:writing-mode="lr-tb"/>
    </style:style>
    <style:style style:name="Tabela57" style:family="table">
      <style:table-properties style:width="13.825cm" fo:margin-left="1.254cm" fo:margin-right="-0.081cm" table:align="margins" style:writing-mode="lr-tb"/>
    </style:style>
    <style:style style:name="Tabela57.A" style:family="table-column">
      <style:table-column-properties style:column-width="3.239cm" style:rel-column-width="15351*"/>
    </style:style>
    <style:style style:name="Tabela57.B" style:family="table-column">
      <style:table-column-properties style:column-width="10.587cm" style:rel-column-width="50184*"/>
    </style:style>
    <style:style style:name="Tabela57.1" style:family="table-row">
      <style:table-row-properties style:keep-together="true" fo:keep-together="auto"/>
    </style:style>
    <style:style style:name="Tabela57.A1" style:family="table-cell">
      <style:table-cell-properties style:vertical-align="middle" fo:padding="0.026cm" fo:border="none" style:writing-mode="lr-tb"/>
    </style:style>
    <style:style style:name="Tabela58" style:family="table">
      <style:table-properties style:width="13.825cm" fo:margin-left="1.254cm" fo:margin-right="-0.081cm" table:align="margins" style:writing-mode="lr-tb"/>
    </style:style>
    <style:style style:name="Tabela58.A" style:family="table-column">
      <style:table-column-properties style:column-width="3.239cm" style:rel-column-width="15351*"/>
    </style:style>
    <style:style style:name="Tabela58.B" style:family="table-column">
      <style:table-column-properties style:column-width="10.587cm" style:rel-column-width="50184*"/>
    </style:style>
    <style:style style:name="Tabela58.1" style:family="table-row">
      <style:table-row-properties style:keep-together="true" fo:keep-together="auto"/>
    </style:style>
    <style:style style:name="Tabela58.A1" style:family="table-cell">
      <style:table-cell-properties style:vertical-align="middle" fo:padding="0.026cm" fo:border="none" style:writing-mode="lr-tb"/>
    </style:style>
    <style:style style:name="Tabela59" style:family="table">
      <style:table-properties style:width="13.804cm" fo:margin-left="1.275cm" fo:margin-right="-0.081cm" table:align="margins" style:writing-mode="lr-tb"/>
    </style:style>
    <style:style style:name="Tabela59.A" style:family="table-column">
      <style:table-column-properties style:column-width="3.217cm" style:rel-column-width="15274*"/>
    </style:style>
    <style:style style:name="Tabela59.B" style:family="table-column">
      <style:table-column-properties style:column-width="10.587cm" style:rel-column-width="50261*"/>
    </style:style>
    <style:style style:name="Tabela59.1" style:family="table-row">
      <style:table-row-properties style:keep-together="true" fo:keep-together="auto"/>
    </style:style>
    <style:style style:name="Tabela59.A1" style:family="table-cell">
      <style:table-cell-properties style:vertical-align="middle" fo:padding="0.026cm" fo:border="none" style:writing-mode="lr-tb"/>
    </style:style>
    <style:style style:name="Tabela60" style:family="table">
      <style:table-properties style:width="13.825cm" fo:margin-left="1.254cm" fo:margin-right="-0.081cm" table:align="margins" style:writing-mode="lr-tb"/>
    </style:style>
    <style:style style:name="Tabela60.A" style:family="table-column">
      <style:table-column-properties style:column-width="3.239cm" style:rel-column-width="15351*"/>
    </style:style>
    <style:style style:name="Tabela60.B" style:family="table-column">
      <style:table-column-properties style:column-width="10.587cm" style:rel-column-width="50184*"/>
    </style:style>
    <style:style style:name="Tabela60.1" style:family="table-row">
      <style:table-row-properties style:keep-together="true" fo:keep-together="auto"/>
    </style:style>
    <style:style style:name="Tabela60.A1" style:family="table-cell">
      <style:table-cell-properties style:vertical-align="middle" fo:padding="0.026cm" fo:border="none" style:writing-mode="lr-tb"/>
    </style:style>
    <style:style style:name="Tabela61" style:family="table">
      <style:table-properties style:width="13.825cm" fo:margin-left="1.254cm" fo:margin-right="-0.081cm" table:align="margins" style:writing-mode="lr-tb"/>
    </style:style>
    <style:style style:name="Tabela61.A" style:family="table-column">
      <style:table-column-properties style:column-width="3.239cm" style:rel-column-width="15351*"/>
    </style:style>
    <style:style style:name="Tabela61.B" style:family="table-column">
      <style:table-column-properties style:column-width="10.587cm" style:rel-column-width="50184*"/>
    </style:style>
    <style:style style:name="Tabela61.1" style:family="table-row">
      <style:table-row-properties style:keep-together="true" fo:keep-together="auto"/>
    </style:style>
    <style:style style:name="Tabela61.A1" style:family="table-cell">
      <style:table-cell-properties style:vertical-align="middle" fo:padding="0.026cm" fo:border="none" style:writing-mode="lr-tb"/>
    </style:style>
    <style:style style:name="Tabela62" style:family="table">
      <style:table-properties style:width="13.847cm" fo:margin-left="1.233cm" fo:margin-right="-0.081cm" table:align="margins" style:writing-mode="lr-tb"/>
    </style:style>
    <style:style style:name="Tabela62.A" style:family="table-column">
      <style:table-column-properties style:column-width="3.26cm" style:rel-column-width="15427*"/>
    </style:style>
    <style:style style:name="Tabela62.B" style:family="table-column">
      <style:table-column-properties style:column-width="10.587cm" style:rel-column-width="50108*"/>
    </style:style>
    <style:style style:name="Tabela62.1" style:family="table-row">
      <style:table-row-properties style:keep-together="true" fo:keep-together="auto"/>
    </style:style>
    <style:style style:name="Tabela62.A1" style:family="table-cell">
      <style:table-cell-properties style:vertical-align="middle" fo:padding="0.026cm" fo:border="none" style:writing-mode="lr-tb"/>
    </style:style>
    <style:style style:name="Tabela63" style:family="table">
      <style:table-properties style:width="13.804cm" fo:margin-left="1.275cm" fo:margin-right="-0.081cm" table:align="margins" style:writing-mode="lr-tb"/>
    </style:style>
    <style:style style:name="Tabela63.A" style:family="table-column">
      <style:table-column-properties style:column-width="3.217cm" style:rel-column-width="15274*"/>
    </style:style>
    <style:style style:name="Tabela63.B" style:family="table-column">
      <style:table-column-properties style:column-width="10.587cm" style:rel-column-width="50261*"/>
    </style:style>
    <style:style style:name="Tabela63.1" style:family="table-row">
      <style:table-row-properties style:keep-together="true" fo:keep-together="auto"/>
    </style:style>
    <style:style style:name="Tabela63.A1" style:family="table-cell">
      <style:table-cell-properties style:vertical-align="middle" fo:padding="0.026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font-name="Arial"/>
    </style:style>
    <style:style style:name="P7" style:family="paragraph" style:parent-style-name="Standard">
      <style:text-properties style:font-name="Arial" style:font-name-complex="Arial"/>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snap-to-layout-grid="false"/>
      <style:text-properties style:font-name="Arial" fo:font-size="8pt" style:font-size-asian="8pt" style:font-size-complex="8pt"/>
    </style:style>
    <style:style style:name="P10" style:family="paragraph" style:parent-style-name="Standard">
      <style:paragraph-properties style:snap-to-layout-grid="false"/>
      <style:text-properties style:font-name="Arial" fo:font-size="8pt" fo:language="en" fo:country="US" style:font-size-asian="8pt" style:font-size-complex="8pt"/>
    </style:style>
    <style:style style:name="P11" style:family="paragraph" style:parent-style-name="Standard">
      <style:paragraph-properties style:snap-to-layout-grid="false"/>
      <style:text-properties fo:font-size="8pt" style:font-size-asian="8pt" style:font-size-complex="8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style:tab-stops>
          <style:tab-stop style:position="0cm"/>
        </style:tab-stops>
      </style:paragraph-properties>
    </style:style>
    <style:style style:name="P14" style:family="paragraph" style:parent-style-name="Standard">
      <style:text-properties fo:color="#000000" fo:font-size="9pt" style:font-size-asian="9pt" style:font-size-complex="9pt"/>
    </style:style>
    <style:style style:name="P15" style:family="paragraph" style:parent-style-name="Standard">
      <style:text-properties style:font-name="Verdana"/>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weight="bold" style:font-weight-asian="bold"/>
    </style:style>
    <style:style style:name="P18" style:family="paragraph" style:parent-style-name="Heading_20_1">
      <style:paragraph-properties fo:break-before="page"/>
    </style:style>
    <style:style style:name="P19" style:family="paragraph" style:parent-style-name="Heading_20_1">
      <style:paragraph-properties fo:break-before="page">
        <style:tab-stops>
          <style:tab-stop style:position="0cm"/>
        </style:tab-stops>
      </style:paragraph-properties>
    </style:style>
    <style:style style:name="P20" style:family="paragraph" style:parent-style-name="Heading_20_1">
      <style:paragraph-properties fo:break-before="page"/>
      <style:text-properties style:font-name="Verdana"/>
    </style:style>
    <style:style style:name="P21" style:family="paragraph" style:parent-style-name="negrito">
      <style:paragraph-properties fo:break-before="page"/>
    </style:style>
    <style:style style:name="P22" style:family="paragraph" style:parent-style-name="Heading_20_1">
      <style:paragraph-properties fo:text-align="justify" style:justify-single-word="false" fo:orphans="2" fo:widows="2" fo:hyphenation-ladder-count="no-limit" fo:break-before="page" style:writing-mode="lr-tb">
        <style:tab-stops>
          <style:tab-stop style:position="0cm"/>
        </style:tab-stops>
      </style:paragraph-properties>
      <style:text-properties style:use-window-font-color="true" fo:language="pt" fo:country="BR" style:font-name-asian="Times New Roman" style:language-complex="ar" style:country-complex="SA" fo:hyphenate="false" fo:hyphenation-remain-char-count="2" fo:hyphenation-push-char-count="2"/>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fo:language="en" fo:country="US"/>
    </style:style>
    <style:style style:name="P25" style:family="paragraph" style:parent-style-name="Standard">
      <style:paragraph-properties fo:margin-left="1.249cm" fo:margin-right="0cm" fo:text-indent="0cm" style:auto-text-indent="false"/>
      <style:text-properties style:font-name="Courier New1"/>
    </style:style>
    <style:style style:name="P26" style:family="paragraph" style:parent-style-name="Standard">
      <style:paragraph-properties fo:margin-left="1.249cm" fo:margin-right="0cm" fo:text-indent="0cm" style:auto-text-indent="false">
        <style:tab-stops>
          <style:tab-stop style:position="0cm"/>
        </style:tab-stops>
      </style:paragraph-properties>
      <style:text-properties style:font-name="Courier New1"/>
    </style:style>
    <style:style style:name="P27" style:family="paragraph" style:parent-style-name="Standard">
      <style:paragraph-properties fo:margin-left="1.249cm" fo:margin-right="0cm" fo:text-indent="0cm" style:auto-text-indent="false"/>
      <style:text-properties style:font-name="Courier New1" fo:font-size="12pt" style:font-size-asian="12pt" style:font-size-complex="12pt"/>
    </style:style>
    <style:style style:name="P28" style:family="paragraph" style:parent-style-name="Standard">
      <style:paragraph-properties fo:margin-left="1.249cm" fo:margin-right="0cm" fo:text-indent="0cm" style:auto-text-indent="false"/>
      <style:text-properties style:font-name="Courier New1" fo:language="en" fo:country="US"/>
    </style:style>
    <style:style style:name="P29" style:family="paragraph" style:parent-style-name="Standard">
      <style:paragraph-properties fo:margin-left="1.249cm" fo:margin-right="0cm" fo:text-indent="0cm" style:auto-text-indent="false"/>
      <style:text-properties style:font-name="Courier New1" fo:font-size="8pt" fo:language="en" fo:country="US" style:font-size-asian="8pt" style:font-size-complex="8pt"/>
    </style:style>
    <style:style style:name="P30" style:family="paragraph" style:parent-style-name="Standard">
      <style:paragraph-properties fo:margin-left="1.249cm" fo:margin-right="0cm" fo:text-indent="0cm" style:auto-text-indent="false"/>
      <style:text-properties style:font-name="Courier New1" fo:font-size="8pt" fo:font-style="normal" style:font-size-asian="8pt" style:font-style-asian="normal" style:font-size-complex="8pt" style:font-style-complex="normal"/>
    </style:style>
    <style:style style:name="P31" style:family="paragraph" style:parent-style-name="Standard">
      <style:paragraph-properties fo:margin-left="1.249cm" fo:margin-right="0cm" fo:text-indent="0cm" style:auto-text-indent="false"/>
      <style:text-properties style:font-name="Courier New1" fo:font-size="10pt" style:font-size-asian="10pt" style:font-size-complex="10pt"/>
    </style:style>
    <style:style style:name="P32" style:family="paragraph" style:parent-style-name="Standard">
      <style:paragraph-properties fo:margin-left="1.249cm" fo:margin-right="0cm" fo:text-indent="0cm" style:auto-text-indent="false">
        <style:tab-stops>
          <style:tab-stop style:position="0cm"/>
        </style:tab-stops>
      </style:paragraph-properties>
    </style:style>
    <style:style style:name="P33" style:family="paragraph" style:parent-style-name="Standard">
      <style:paragraph-properties fo:margin-left="1.249cm" fo:margin-right="0cm" fo:text-indent="0cm" style:auto-text-indent="false"/>
      <style:text-properties fo:font-weight="bold" style:font-weight-asian="bold" style:font-weight-complex="bold"/>
    </style:style>
    <style:style style:name="P34" style:family="paragraph" style:parent-style-name="Standard">
      <style:paragraph-properties fo:margin-left="1.249cm" fo:margin-right="0cm" fo:text-indent="0cm" style:auto-text-indent="false">
        <style:tab-stops>
          <style:tab-stop style:position="0cm"/>
        </style:tab-stops>
      </style:paragraph-properties>
      <style:text-properties fo:font-weight="bold" style:font-weight-asian="bold" style:font-weight-complex="bold"/>
    </style:style>
    <style:style style:name="P35" style:family="paragraph" style:parent-style-name="Standard">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36" style:family="paragraph" style:parent-style-name="Standard">
      <style:paragraph-properties fo:margin-left="1.249cm" fo:margin-right="0cm" fo:text-indent="0cm" style:auto-text-indent="false"/>
      <style:text-properties style:font-name="Arial"/>
    </style:style>
    <style:style style:name="P37" style:family="paragraph" style:parent-style-name="Standard">
      <style:paragraph-properties fo:margin-left="1.249cm" fo:margin-right="0cm" fo:text-indent="0cm" style:auto-text-indent="false"/>
      <style:text-properties style:font-name="Arial" fo:font-weight="bold" style:letter-kerning="true" style:font-weight-asian="bold"/>
    </style:style>
    <style:style style:name="P38" style:family="paragraph" style:parent-style-name="Standard">
      <style:paragraph-properties fo:margin-left="1.249cm" fo:margin-right="0cm" fo:text-indent="0cm" style:auto-text-indent="false"/>
      <style:text-properties style:font-name="Arial" style:font-name-complex="Arial"/>
    </style:style>
    <style:style style:name="P39" style:family="paragraph" style:parent-style-name="Standard">
      <style:paragraph-properties fo:margin-left="1.249cm" fo:margin-right="0cm" fo:text-indent="0cm" style:auto-text-indent="false"/>
      <style:text-properties style:font-name="Arial" fo:font-size="10pt" fo:font-style="italic" style:font-size-asian="10pt" style:font-style-asian="italic" style:font-size-complex="10pt" style:font-style-complex="italic"/>
    </style:style>
    <style:style style:name="P40" style:family="paragraph" style:parent-style-name="Standard">
      <style:paragraph-properties fo:margin-left="1.249cm" fo:margin-right="0cm" fo:text-indent="0cm" style:auto-text-indent="false"/>
      <style:text-properties style:font-name="Arial" fo:font-size="10pt" style:font-size-asian="10pt" style:font-size-complex="10pt"/>
    </style:style>
    <style:style style:name="P41" style:family="paragraph" style:parent-style-name="Standard">
      <style:paragraph-properties fo:margin-left="1.249cm" fo:margin-right="0cm" fo:text-indent="0cm" style:auto-text-indent="false"/>
      <style:text-properties style:font-name="Verdana"/>
    </style:style>
    <style:style style:name="P42" style:family="paragraph" style:parent-style-name="Standard">
      <style:paragraph-properties fo:margin-left="1.249cm" fo:margin-right="0cm" fo:text-indent="0cm" style:auto-text-indent="false"/>
      <style:text-properties style:font-name="Verdana" style:font-name-complex="Arial"/>
    </style:style>
    <style:style style:name="P43" style:family="paragraph" style:parent-style-name="Standard">
      <style:paragraph-properties fo:margin-left="1.249cm" fo:margin-right="0cm" fo:text-indent="0cm" style:auto-text-indent="false"/>
      <style:text-properties fo:font-style="normal" style:font-style-asian="normal" style:font-style-complex="normal"/>
    </style:style>
    <style:style style:name="P44"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45" style:family="paragraph" style:parent-style-name="Standard">
      <style:paragraph-properties fo:margin-left="1.249cm" fo:margin-right="0cm" fo:text-indent="0cm" style:auto-text-indent="false"/>
      <style:text-properties fo:font-style="italic" style:font-style-asian="italic" style:font-style-complex="italic"/>
    </style:style>
    <style:style style:name="P46" style:family="paragraph" style:parent-style-name="negrito">
      <style:paragraph-properties fo:margin-left="1.249cm" fo:margin-right="0cm" fo:text-indent="0cm" style:auto-text-indent="false"/>
    </style:style>
    <style:style style:name="P47" style:family="paragraph" style:parent-style-name="negrito">
      <style:paragraph-properties fo:margin-left="1.249cm" fo:margin-right="0cm" fo:text-indent="0cm" style:auto-text-indent="false"/>
      <style:text-properties style:letter-kerning="true"/>
    </style:style>
    <style:style style:name="P48" style:family="paragraph" style:parent-style-name="negrito">
      <style:paragraph-properties fo:margin-left="1.249cm" fo:margin-right="0cm" fo:text-indent="0cm" style:auto-text-indent="false"/>
      <style:text-properties style:font-name="Arial"/>
    </style:style>
    <style:style style:name="P49" style:family="paragraph" style:parent-style-name="negrito">
      <style:paragraph-properties fo:margin-left="1.249cm" fo:margin-right="0cm" fo:text-indent="0cm" style:auto-text-indent="false"/>
      <style:text-properties style:font-name="Arial" style:text-underline-style="solid" style:text-underline-width="auto" style:text-underline-color="font-color" fo:font-weight="normal" style:font-weight-asian="normal"/>
    </style:style>
    <style:style style:name="P50" style:family="paragraph" style:parent-style-name="negrito">
      <style:paragraph-properties fo:margin-left="1.249cm" fo:margin-right="0cm" fo:text-indent="0cm" style:auto-text-indent="false"/>
      <style:text-properties style:font-name="Arial" fo:font-weight="normal" style:font-weight-asian="normal"/>
    </style:style>
    <style:style style:name="P51" style:family="paragraph" style:parent-style-name="negrito">
      <style:paragraph-properties fo:margin-left="1.249cm" fo:margin-right="0cm" fo:text-indent="0cm" style:auto-text-indent="false"/>
      <style:text-properties style:font-name="Arial" fo:font-style="italic" fo:font-weight="normal" style:font-style-asian="italic" style:font-weight-asian="normal"/>
    </style:style>
    <style:style style:name="P52" style:family="paragraph" style:parent-style-name="negrito">
      <style:paragraph-properties fo:margin-left="1.249cm" fo:margin-right="0cm" fo:text-indent="0cm" style:auto-text-indent="false"/>
      <style:text-properties style:font-name="Arial" fo:font-style="normal" fo:font-weight="normal" style:font-style-asian="normal" style:font-weight-asian="normal" style:font-style-complex="normal"/>
    </style:style>
    <style:style style:name="P53" style:family="paragraph" style:parent-style-name="Standard">
      <style:paragraph-properties fo:margin-left="0.635cm" fo:margin-right="0cm" fo:text-indent="0cm" style:auto-text-indent="false"/>
    </style:style>
    <style:style style:name="P54" style:family="paragraph" style:parent-style-name="Heading_20_1">
      <style:paragraph-properties>
        <style:tab-stops>
          <style:tab-stop style:position="0cm"/>
        </style:tab-stops>
      </style:paragraph-properties>
    </style:style>
    <style:style style:name="P55" style:family="paragraph" style:parent-style-name="Heading_20_1">
      <style:paragraph-properties fo:text-align="center" style:justify-single-word="false">
        <style:tab-stops>
          <style:tab-stop style:position="0cm"/>
        </style:tab-stops>
      </style:paragraph-properties>
    </style:style>
    <style:style style:name="P56" style:family="paragraph" style:parent-style-name="Heading_20_1">
      <style:paragraph-properties fo:text-align="center" style:justify-single-word="false">
        <style:tab-stops>
          <style:tab-stop style:position="0cm"/>
        </style:tab-stops>
      </style:paragraph-properties>
      <style:text-properties fo:font-size="10pt" style:font-size-asian="10pt" style:font-size-complex="10pt"/>
    </style:style>
    <style:style style:name="P57" style:family="paragraph" style:parent-style-name="negrito">
      <style:text-properties style:font-name="Verdana" fo:font-weight="normal" style:font-weight-asian="normal"/>
    </style:style>
    <style:style style:name="P58" style:family="paragraph" style:parent-style-name="negrito">
      <style:text-properties fo:font-size="16pt" style:letter-kerning="true" style:font-size-asian="16pt" style:font-name-complex="Arial" style:font-size-complex="16pt" style:font-weight-complex="bold"/>
    </style:style>
    <style:style style:name="P59" style:family="paragraph" style:parent-style-name="negrito">
      <style:text-properties fo:font-weight="normal" style:font-weight-asian="normal" style:font-weight-complex="normal"/>
    </style:style>
    <style:style style:name="P60" style:family="paragraph" style:parent-style-name="negrito">
      <style:text-properties style:font-name="Arial"/>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ab-stops>
          <style:tab-stop style:position="0cm"/>
        </style:tab-stops>
      </style:paragraph-properties>
      <style:text-properties fo:color="#ff0000" fo:font-weight="normal" style:font-weight-asian="normal" style:font-weight-complex="normal"/>
    </style:style>
    <style:style style:name="P63" style:family="paragraph" style:parent-style-name="Standard">
      <style:paragraph-properties fo:margin-left="0cm" fo:margin-right="0cm" fo:text-indent="0cm" style:auto-text-indent="false">
        <style:tab-stops>
          <style:tab-stop style:position="0cm"/>
        </style:tab-stops>
      </style:paragraph-properties>
      <style:text-properties fo:color="#ff0000" style:font-name="Courier New1" fo:font-style="italic" style:font-style-asian="italic" style:font-style-complex="italic"/>
    </style:style>
    <style:style style:name="P64" style:family="paragraph" style:parent-style-name="Standard">
      <style:paragraph-properties fo:margin-left="0cm" fo:margin-right="0cm" fo:text-indent="0cm" style:auto-text-indent="false"/>
      <style:text-properties fo:color="#ff0000" fo:font-style="italic" style:font-style-asian="italic" style:font-style-complex="italic"/>
    </style:style>
    <style:style style:name="P65" style:family="paragraph" style:parent-style-name="Standard">
      <style:paragraph-properties fo:margin-left="0cm" fo:margin-right="0cm" fo:text-indent="0cm" style:auto-text-indent="false">
        <style:tab-stops>
          <style:tab-stop style:position="0cm"/>
        </style:tab-stops>
      </style:paragraph-properties>
    </style:style>
    <style:style style:name="P66" style:family="paragraph" style:parent-style-name="Standard">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P67" style:family="paragraph" style:parent-style-name="Standard">
      <style:paragraph-properties fo:margin-left="0cm" fo:margin-right="0cm" fo:text-indent="0cm" style:auto-text-indent="false"/>
      <style:text-properties fo:color="#000000" style:font-name="Arial" fo:font-style="normal" style:font-style-asian="normal" style:font-style-complex="normal"/>
    </style:style>
    <style:style style:name="P68" style:family="paragraph" style:parent-style-name="Standard">
      <style:paragraph-properties fo:margin-left="0cm" fo:margin-right="0cm" fo:text-indent="0cm" style:auto-text-indent="false"/>
      <style:text-properties fo:font-weight="bold" style:font-weight-asian="bold" style:font-weight-complex="bold"/>
    </style:style>
    <style:style style:name="P69" style:family="paragraph" style:parent-style-name="Standard">
      <style:paragraph-properties fo:margin-left="2.498cm" fo:margin-right="0cm" fo:text-indent="0cm" style:auto-text-indent="false"/>
    </style:style>
    <style:style style:name="P70" style:family="paragraph" style:parent-style-name="Standard">
      <style:paragraph-properties fo:margin-left="2.498cm" fo:margin-right="0cm" fo:text-indent="0cm" style:auto-text-indent="false"/>
      <style:text-properties style:font-name="Courier New1"/>
    </style:style>
    <style:style style:name="P71" style:family="paragraph" style:parent-style-name="Standard">
      <style:paragraph-properties fo:margin-left="2.498cm" fo:margin-right="0cm" fo:text-indent="0cm" style:auto-text-indent="false"/>
      <style:text-properties fo:font-weight="bold" style:font-weight-asian="bold" style:font-weight-complex="bold"/>
    </style:style>
    <style:style style:name="P72" style:family="paragraph" style:parent-style-name="Standard">
      <style:paragraph-properties fo:margin-left="2.498cm" fo:margin-right="0cm" fo:text-indent="0cm" style:auto-text-indent="false"/>
      <style:text-properties fo:font-style="italic" style:font-style-asian="italic" style:font-style-complex="italic"/>
    </style:style>
    <style:style style:name="P73" style:family="paragraph" style:parent-style-name="Quotations">
      <style:paragraph-properties fo:margin-left="2.498cm" fo:margin-right="0cm" fo:text-indent="0cm" style:auto-text-indent="false"/>
      <style:text-properties style:font-name="Arial"/>
    </style:style>
    <style:style style:name="P74" style:family="paragraph" style:parent-style-name="Standard">
      <style:paragraph-properties fo:margin-left="1cm" fo:margin-right="0cm" fo:text-indent="0cm" style:auto-text-indent="false"/>
    </style:style>
    <style:style style:name="P75" style:family="paragraph" style:parent-style-name="Standard">
      <style:paragraph-properties fo:margin-left="1cm" fo:margin-right="0cm" fo:text-indent="0cm" style:auto-text-indent="false"/>
      <style:text-properties style:font-name="Arial"/>
    </style:style>
    <style:style style:name="P76" style:family="paragraph" style:parent-style-name="Standard">
      <style:paragraph-properties fo:margin-left="1cm" fo:margin-right="0cm" fo:text-indent="0cm" style:auto-text-indent="false"/>
      <style:text-properties style:font-name="Courier New1"/>
    </style:style>
    <style:style style:name="P77" style:family="paragraph" style:parent-style-name="negrito">
      <style:paragraph-properties fo:text-align="justify" style:justify-single-word="false" fo:orphans="2" fo:widows="2" fo:hyphenation-ladder-count="no-limit" style:writing-mode="lr-tb"/>
      <style:text-properties style:use-window-font-color="true" fo:font-size="10pt" fo:language="pt" fo:country="BR" style:font-name-asian="Times New Roman" style:font-size-asian="10pt" style:font-name-complex="Times New Roman" style:font-size-complex="12pt" style:language-complex="ar" style:country-complex="SA" fo:hyphenate="false" fo:hyphenation-remain-char-count="2" fo:hyphenation-push-char-count="2"/>
    </style:style>
    <style:style style:name="P78" style:family="paragraph" style:parent-style-name="negrito">
      <style:paragraph-properties fo:text-align="justify" style:justify-single-word="false" fo:orphans="2" fo:widows="2" fo:hyphenation-ladder-count="no-limit" style:writing-mode="lr-tb"/>
      <style:text-properties style:use-window-font-color="true" fo:font-size="10pt" fo:language="pt" fo:country="BR" fo:font-weight="bold" style:font-name-asian="Times New Roman" style:font-size-asian="10pt" style:font-name-complex="Times New Roman" style:font-size-complex="12pt" style:language-complex="ar" style:country-complex="SA" fo:hyphenate="false" fo:hyphenation-remain-char-count="2" fo:hyphenation-push-char-count="2"/>
    </style:style>
    <style:style style:name="P79" style:family="paragraph" style:parent-style-name="negrito">
      <style:paragraph-properties fo:text-align="justify" style:justify-single-word="false" fo:orphans="2" fo:widows="2" fo:hyphenation-ladder-count="no-limit" style:writing-mode="lr-tb"/>
      <style:text-properties fo:hyphenate="false" fo:hyphenation-remain-char-count="2" fo:hyphenation-push-char-count="2"/>
    </style:style>
    <style:style style:name="P80" style:family="paragraph" style:parent-style-name="Quotations">
      <style:paragraph-properties fo:margin-left="2.498cm" fo:margin-right="1cm" fo:text-indent="0cm" style:auto-text-indent="false"/>
      <style:text-properties style:font-name="Arial"/>
    </style:style>
    <style:style style:name="P81" style:family="paragraph" style:parent-style-name="Quotations">
      <style:paragraph-properties fo:margin-left="2.498cm" fo:margin-right="1cm" fo:text-align="center" style:justify-single-word="false" fo:text-indent="0cm" style:auto-text-indent="false"/>
      <style:text-properties fo:color="#ff0000"/>
    </style:style>
    <style:style style:name="P82" style:family="paragraph" style:parent-style-name="Preformatted_20_Text">
      <style:paragraph-properties fo:margin-left="2.498cm" fo:margin-right="2cm" fo:margin-top="0cm" fo:margin-bottom="0.499cm" fo:text-align="justify" style:justify-single-word="false" fo:orphans="2" fo:widows="2" fo:text-indent="0cm" style:auto-text-indent="false" style:writing-mode="lr-tb"/>
      <style:text-properties style:use-window-font-color="true"/>
    </style:style>
    <style:style style:name="P83" style:family="paragraph" style:parent-style-name="Table_20_Contents">
      <style:paragraph-properties>
        <style:tab-stops>
          <style:tab-stop style:position="0cm"/>
        </style:tab-stops>
      </style:paragraph-properties>
    </style:style>
    <style:style style:name="P84" style:family="paragraph" style:parent-style-name="Standard">
      <style:paragraph-properties fo:margin-left="0.931cm" fo:margin-right="0cm" fo:text-indent="0cm" style:auto-text-indent="false"/>
    </style:style>
    <style:style style:name="P85" style:family="paragraph" style:parent-style-name="Standard">
      <style:paragraph-properties fo:margin-left="0.953cm" fo:margin-right="0cm" fo:text-indent="0cm" style:auto-text-indent="false"/>
    </style:style>
    <style:style style:name="P86" style:family="paragraph" style:parent-style-name="Standard" style:list-style-name="L2"/>
    <style:style style:name="P87" style:family="paragraph" style:parent-style-name="Standard" style:list-style-name="L3">
      <style:text-properties fo:font-size="8pt" style:font-size-asian="8pt" style:font-size-complex="8pt"/>
    </style:style>
    <style:style style:name="P88" style:family="paragraph" style:parent-style-name="Standard" style:list-style-name="L4">
      <style:text-properties fo:font-size="8pt" style:font-size-asian="8pt" style:font-size-complex="8pt"/>
    </style:style>
    <style:style style:name="P89" style:family="paragraph" style:parent-style-name="Standard" style:list-style-name="L5">
      <style:text-properties fo:font-size="8pt" style:font-size-asian="8pt" style:font-size-complex="8pt"/>
    </style:style>
    <style:style style:name="P90" style:family="paragraph" style:parent-style-name="Standard" style:list-style-name="L3">
      <style:text-properties fo:font-size="8pt" fo:language="en" fo:country="US" style:font-size-asian="8pt" style:font-size-complex="8pt"/>
    </style:style>
    <style:style style:name="P91" style:family="paragraph" style:parent-style-name="Standard" style:list-style-name="WW8Num5">
      <style:paragraph-properties>
        <style:tab-stops>
          <style:tab-stop style:position="2.519cm"/>
        </style:tab-stops>
      </style:paragraph-properties>
    </style:style>
    <style:style style:name="P92" style:family="paragraph" style:parent-style-name="Standard" style:list-style-name="L7">
      <style:paragraph-properties>
        <style:tab-stops>
          <style:tab-stop style:position="0cm"/>
        </style:tab-stops>
      </style:paragraph-properties>
    </style:style>
    <style:style style:name="P93" style:family="paragraph" style:parent-style-name="Standard" style:list-style-name="WW8Num8">
      <style:paragraph-properties>
        <style:tab-stops>
          <style:tab-stop style:position="1.27cm"/>
        </style:tab-stops>
      </style:paragraph-properties>
    </style:style>
    <style:style style:name="P94" style:family="paragraph" style:parent-style-name="Standard" style:list-style-name="WW8Num9">
      <style:paragraph-properties>
        <style:tab-stops>
          <style:tab-stop style:position="1.27cm"/>
        </style:tab-stops>
      </style:paragraph-properties>
    </style:style>
    <style:style style:name="P95" style:family="paragraph" style:parent-style-name="Standard" style:list-style-name="L25"/>
    <style:style style:name="P96" style:family="paragraph" style:parent-style-name="Standard" style:list-style-name="L1">
      <style:paragraph-properties fo:margin-left="1.249cm" fo:margin-right="0cm" fo:text-indent="0cm" style:auto-text-indent="false"/>
    </style:style>
    <style:style style:name="P97" style:family="paragraph" style:parent-style-name="Standard" style:list-style-name="L8">
      <style:paragraph-properties fo:margin-left="1.249cm" fo:margin-right="0cm" fo:text-indent="0cm" style:auto-text-indent="false"/>
    </style:style>
    <style:style style:name="P98" style:family="paragraph" style:parent-style-name="Standard" style:list-style-name="L10">
      <style:paragraph-properties fo:margin-left="1.249cm" fo:margin-right="0cm" fo:text-indent="0cm" style:auto-text-indent="false">
        <style:tab-stops>
          <style:tab-stop style:position="0cm"/>
        </style:tab-stops>
      </style:paragraph-properties>
    </style:style>
    <style:style style:name="P99" style:family="paragraph" style:parent-style-name="Standard" style:list-style-name="L11">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0" style:family="paragraph" style:parent-style-name="Standard" style:list-style-name="L12">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1" style:family="paragraph" style:parent-style-name="Standard" style:list-style-name="L13">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2" style:family="paragraph" style:parent-style-name="Standard" style:list-style-name="L14">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3" style:family="paragraph" style:parent-style-name="Standard" style:list-style-name="L20">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4" style:family="paragraph" style:parent-style-name="Standard" style:list-style-name="L22">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5" style:family="paragraph" style:parent-style-name="Standard" style:list-style-name="L23">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6" style:family="paragraph" style:parent-style-name="Standard" style:list-style-name="L24">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07" style:family="paragraph" style:parent-style-name="Standard" style:list-style-name="L15">
      <style:paragraph-properties fo:margin-left="1.249cm" fo:margin-right="0cm" fo:text-indent="0cm" style:auto-text-indent="false"/>
    </style:style>
    <style:style style:name="P108" style:family="paragraph" style:parent-style-name="Standard" style:list-style-name="L16">
      <style:paragraph-properties fo:margin-left="1.249cm" fo:margin-right="0cm" fo:text-indent="0cm" style:auto-text-indent="false"/>
    </style:style>
    <style:style style:name="P109" style:family="paragraph" style:parent-style-name="Standard" style:list-style-name="L17">
      <style:paragraph-properties fo:margin-left="1.249cm" fo:margin-right="0cm" fo:text-indent="0cm" style:auto-text-indent="false"/>
    </style:style>
    <style:style style:name="P110" style:family="paragraph" style:parent-style-name="Standard" style:list-style-name="L18">
      <style:paragraph-properties fo:margin-left="1.249cm" fo:margin-right="0cm" fo:text-indent="0cm" style:auto-text-indent="false"/>
    </style:style>
    <style:style style:name="P111" style:family="paragraph" style:parent-style-name="Standard" style:list-style-name="L19">
      <style:paragraph-properties fo:margin-left="1.249cm" fo:margin-right="0cm" fo:text-indent="0cm" style:auto-text-indent="false"/>
    </style:style>
    <style:style style:name="P112" style:family="paragraph" style:parent-style-name="Standard" style:list-style-name="L20">
      <style:paragraph-properties fo:margin-left="1.249cm" fo:margin-right="0cm" fo:text-indent="0cm" style:auto-text-indent="false">
        <style:tab-stops>
          <style:tab-stop style:position="0cm"/>
        </style:tab-stops>
      </style:paragraph-properties>
      <style:text-properties fo:font-weight="bold" style:font-weight-asian="bold" style:font-weight-complex="bold"/>
    </style:style>
    <style:style style:name="P113" style:family="paragraph" style:parent-style-name="Standard" style:list-style-name="L21">
      <style:paragraph-properties fo:margin-left="1.249cm" fo:margin-right="0cm" fo:text-indent="0cm" style:auto-text-indent="false"/>
    </style:style>
    <style:style style:name="P114" style:family="paragraph" style:parent-style-name="Standard" style:list-style-name="L29">
      <style:paragraph-properties fo:margin-left="1.249cm" fo:margin-right="0cm" fo:text-align="start" style:justify-single-word="false" fo:text-indent="0cm" style:auto-text-indent="false"/>
    </style:style>
    <style:style style:name="P115" style:family="paragraph" style:parent-style-name="Standard" style:list-style-name="L29">
      <style:paragraph-properties fo:margin-left="1.249cm" fo:margin-right="0cm" fo:text-indent="0cm" style:auto-text-indent="false"/>
      <style:text-properties style:font-name="Arial" fo:font-weight="bold" style:font-weight-asian="bold" style:font-weight-complex="bold"/>
    </style:style>
    <style:style style:name="P116" style:family="paragraph" style:parent-style-name="Standard">
      <style:paragraph-properties fo:margin-left="1cm" fo:margin-right="0cm" fo:text-indent="0cm" style:auto-text-indent="false"/>
    </style:style>
    <style:style style:name="P117" style:family="paragraph" style:parent-style-name="Standard" style:list-style-name="WW8Num4">
      <style:paragraph-properties fo:margin-left="1cm" fo:margin-right="0cm" fo:text-indent="0cm" style:auto-text-indent="false"/>
    </style:style>
    <style:style style:name="P118" style:family="paragraph" style:parent-style-name="Standard" style:list-style-name="WW8Num7">
      <style:paragraph-properties fo:margin-left="1cm" fo:margin-right="0cm" fo:text-indent="0cm" style:auto-text-indent="false"/>
    </style:style>
    <style:style style:name="P119" style:family="paragraph" style:parent-style-name="Standard" style:list-style-name="L26">
      <style:paragraph-properties fo:margin-left="1cm" fo:margin-right="0cm" fo:text-indent="0cm" style:auto-text-indent="false"/>
    </style:style>
    <style:style style:name="P120" style:family="paragraph" style:parent-style-name="Standard" style:list-style-name="L27">
      <style:paragraph-properties fo:margin-left="1cm" fo:margin-right="0cm" fo:text-indent="0cm" style:auto-text-indent="false"/>
    </style:style>
    <style:style style:name="P121" style:family="paragraph" style:parent-style-name="Standard" style:list-style-name="L28">
      <style:paragraph-properties fo:margin-left="1cm" fo:margin-right="0cm" fo:text-indent="0cm" style:auto-text-indent="false"/>
    </style:style>
    <style:style style:name="P122" style:family="paragraph" style:parent-style-name="Standard" style:list-style-name="WW8Num2">
      <style:paragraph-properties fo:margin-left="1cm" fo:margin-right="0cm" fo:text-indent="0cm" style:auto-text-indent="false"/>
    </style:style>
    <style:style style:name="P123" style:family="paragraph" style:parent-style-name="Standard" style:list-style-name="WW8Num3">
      <style:paragraph-properties fo:margin-left="1cm" fo:margin-right="0cm" fo:text-indent="0cm" style:auto-text-indent="false"/>
    </style:style>
    <style:style style:name="P124" style:family="paragraph" style:parent-style-name="Heading_20_1" style:master-page-name="Standard">
      <style:paragraph-properties style:page-number="auto">
        <style:tab-stops>
          <style:tab-stop style:position="0cm"/>
        </style:tab-stops>
      </style:paragraph-properties>
    </style:style>
    <style:style style:name="P125" style:family="paragraph" style:parent-style-name="negrito" style:list-style-name="L9">
      <style:paragraph-properties fo:margin-left="1.249cm" fo:margin-right="0cm" fo:text-indent="0cm" style:auto-text-indent="false"/>
      <style:text-properties fo:font-weight="normal" style:font-weight-asian="normal" style:font-weight-complex="normal"/>
    </style:style>
    <style:style style:name="P126" style:family="paragraph" style:parent-style-name="Index_20_1">
      <style:paragraph-properties>
        <style:tab-stops>
          <style:tab-stop style:position="15.351cm" style:type="right" style:leader-style="dotted" style:leader-text="."/>
        </style:tab-stops>
      </style:paragraph-properties>
    </style:style>
    <style:style style:name="P127" style:family="paragraph" style:parent-style-name="Index_20_2">
      <style:paragraph-properties>
        <style:tab-stops>
          <style:tab-stop style:position="14.998cm" style:type="right" style:leader-style="dotted" style:leader-text="."/>
        </style:tab-stops>
      </style:paragraph-properties>
    </style:style>
    <style:style style:name="P128" style:family="paragraph" style:parent-style-name="Index_20_Heading">
      <style:paragraph-properties fo:break-before="page"/>
    </style:style>
    <style:style style:name="P129" style:family="paragraph" style:parent-style-name="Table_20_Contents" style:list-style-name="L6">
      <style:paragraph-properties>
        <style:tab-stops>
          <style:tab-stop style:position="0cm"/>
        </style:tab-stops>
      </style:paragraph-properties>
    </style:style>
    <style:style style:name="P130" style:family="paragraph" style:parent-style-name="Preformatted_20_Text" style:list-style-name="L30">
      <style:paragraph-properties fo:margin-left="0cm" fo:margin-right="2cm" fo:margin-top="0cm" fo:margin-bottom="0.499cm" fo:text-align="justify" style:justify-single-word="false" fo:orphans="2" fo:widows="2" fo:text-indent="0cm" style:auto-text-indent="false" style:writing-mode="lr-tb"/>
      <style:text-properties style:use-window-font-color="true"/>
    </style:style>
    <style:style style:name="P131" style:family="paragraph" style:parent-style-name="Preformatted_20_Text" style:list-style-name="L31">
      <style:paragraph-properties fo:margin-left="1.249cm" fo:margin-right="2cm" fo:margin-top="0cm" fo:margin-bottom="0.499cm" fo:text-align="justify" style:justify-single-word="false" fo:orphans="2" fo:widows="2" fo:text-indent="0cm" style:auto-text-indent="false" style:writing-mode="lr-tb"/>
      <style:text-properties style:font-name="Arial"/>
    </style:style>
    <style:style style:name="P132" style:family="paragraph" style:parent-style-name="Preformatted_20_Text" style:list-style-name="L32">
      <style:paragraph-properties fo:margin-left="1.249cm" fo:margin-right="2cm" fo:margin-top="0cm" fo:margin-bottom="0.499cm" fo:text-align="justify" style:justify-single-word="false" fo:orphans="2" fo:widows="2" fo:text-indent="0cm" style:auto-text-indent="false" style:writing-mode="lr-tb"/>
      <style:text-properties style:use-window-font-color="true"/>
    </style:style>
    <style:style style:name="T1" style:family="text">
      <style:text-properties fo:color="#198a8a"/>
    </style:style>
    <style:style style:name="T2" style:family="text">
      <style:text-properties fo:color="#ff0000"/>
    </style:style>
    <style:style style:name="T3" style:family="text">
      <style:text-properties fo:color="#ff0000" fo:font-weight="normal" style:font-weight-asian="normal" style:font-weight-complex="normal"/>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fo:color="#ff0000" fo:font-style="italic" fo:font-weight="normal" style:font-style-asian="italic" style:font-weight-asian="normal" style:font-style-complex="italic" style:font-weight-complex="normal"/>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fo:color="#ff0000" style:font-name="Arial" fo:font-style="italic" fo:font-weight="normal" style:font-style-asian="italic" style:font-weight-asian="normal" style:font-style-complex="italic"/>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style-asian="italic" style:font-style-complex="italic"/>
    </style:style>
    <style:style style:name="T17" style:family="text">
      <style:text-properties fo:font-style="italic" fo:font-weight="normal" style:font-style-asian="italic" style:font-weight-asian="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style:font-weight-asian="normal" style:font-weight-complex="normal"/>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text:display="true"/>
    </style:style>
    <style:style style:name="T22" style:family="text">
      <style:text-properties style:font-name="Courier New" fo:font-style="italic" style:font-style-asian="italic" style:font-style-complex="italic"/>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style:font-weight-asian="normal" style:font-name-complex="Courier New" style:font-weight-complex="normal"/>
    </style:style>
    <style:style style:name="T26" style:family="text">
      <style:text-properties style:font-name="Verdana"/>
    </style:style>
    <style:style style:name="T27" style:family="text">
      <style:text-properties style:font-name="Verdana" fo:font-weight="normal" style:font-weight-asian="normal" style:font-weight-complex="normal"/>
    </style:style>
    <style:style style:name="T28" style:family="text">
      <style:text-properties style:font-name="Verdana" fo:font-weight="bold" style:font-weight-asian="bold" style:font-weight-complex="bold"/>
    </style:style>
    <style:style style:name="T29" style:family="text">
      <style:text-properties style:font-name="Verdana" style:font-name-asian="Times New Roman" style:font-name-complex="Times New Roman"/>
    </style:style>
    <style:style style:name="T30" style:family="text">
      <style:text-properties style:font-name="Arial"/>
    </style:style>
    <style:style style:name="T31" style:family="text">
      <style:text-properties style:font-name="Arial" fo:font-style="italic" style:font-style-asian="italic"/>
    </style:style>
    <style:style style:name="T32" style:family="text">
      <style:text-properties style:font-name="Arial" fo:font-style="italic" style:font-style-asian="italic" style:font-name-complex="Arial"/>
    </style:style>
    <style:style style:name="T33" style:family="text">
      <style:text-properties style:font-name="Arial" fo:font-style="italic" fo:font-weight="normal" style:font-style-asian="italic" style:font-weight-asian="normal" style:font-weight-complex="normal"/>
    </style:style>
    <style:style style:name="T34" style:family="text">
      <style:text-properties style:font-name="Arial" fo:font-style="italic" fo:font-weight="normal" style:font-style-asian="italic" style:font-weight-asian="normal" style:font-style-complex="italic"/>
    </style:style>
    <style:style style:name="T35" style:family="text">
      <style:text-properties style:font-name="Arial" fo:font-weight="bold" style:font-weight-asian="bold"/>
    </style:style>
    <style:style style:name="T36" style:family="text">
      <style:text-properties style:font-name="Arial" fo:font-weight="bold" style:font-weight-asian="bold" style:font-name-complex="Arial"/>
    </style:style>
    <style:style style:name="T37" style:family="text">
      <style:text-properties style:font-name="Arial" fo:font-weight="bold" style:font-weight-asian="bold" style:font-weight-complex="bold"/>
    </style:style>
    <style:style style:name="T38" style:family="text">
      <style:text-properties style:font-name="Arial" fo:font-weight="bold" style:font-weight-asian="bold" style:font-weight-complex="normal"/>
    </style:style>
    <style:style style:name="T39" style:family="text">
      <style:text-properties style:font-name="Arial" style:font-name-complex="Arial"/>
    </style:style>
    <style:style style:name="T40" style:family="text">
      <style:text-properties style:font-name="Arial" fo:font-weight="normal" style:font-weight-asian="normal"/>
    </style:style>
    <style:style style:name="T41" style:family="text">
      <style:text-properties style:font-name="Arial" fo:font-weight="normal" style:font-weight-asian="normal" style:font-weight-complex="normal"/>
    </style:style>
    <style:style style:name="T42" style:family="text">
      <style:text-properties style:font-name="Arial" style:font-weight-complex="bold"/>
    </style:style>
    <style:style style:name="T43" style:family="text">
      <style:text-properties style:font-name-complex="Arial"/>
    </style:style>
    <style:style style:name="T44" style:family="text">
      <style:text-properties style:font-name-complex="Arial" style:font-weight-complex="bold"/>
    </style:style>
    <style:style style:name="T45" style:family="text">
      <style:text-properties style:font-name-complex="Arial" style:font-size-complex="8.5pt"/>
    </style:style>
    <style:style style:name="T46" style:family="text">
      <style:text-properties fo:language="en" fo:country="US"/>
    </style:style>
    <style:style style:name="T47" style:family="text">
      <style:text-properties fo:language="en" fo:country="US" fo:font-style="italic" style:font-style-asian="italic"/>
    </style:style>
    <style:style style:name="T48" style:family="text">
      <style:text-properties style:font-name="Symbol"/>
    </style:style>
    <style:style style:name="T49" style:family="text">
      <style:text-properties style:font-name="Symbol" fo:font-weight="bold" style:font-weight-asian="bold"/>
    </style:style>
    <style:style style:name="T50" style:family="text">
      <style:text-properties style:font-name="Times New Roman" fo:font-size="12pt" style:font-size-asian="12pt"/>
    </style:style>
    <style:style style:name="T51" style:family="text">
      <style:text-properties fo:font-size="8pt" fo:font-style="italic" style:font-size-asian="8pt" style:font-style-asian="italic" style:font-size-complex="8pt"/>
    </style:style>
    <style:style style:name="T52" style:family="text">
      <style:text-properties fo:font-size="8pt" fo:font-style="italic" style:font-size-asian="8pt" style:font-style-asian="italic" style:font-size-complex="8pt" style:font-style-complex="italic"/>
    </style:style>
    <style:style style:name="T53" style:family="text">
      <style:text-properties fo:font-size="8pt" fo:font-style="italic" fo:font-weight="bold" style:font-size-asian="8pt" style:font-style-asian="italic" style:font-weight-asian="bold" style:font-size-complex="8pt"/>
    </style:style>
    <style:style style:name="T54" style:family="text">
      <style:text-properties fo:font-size="8pt" fo:font-style="italic" fo:font-weight="normal" style:font-size-asian="8pt" style:font-style-asian="italic" style:font-weight-asian="normal" style:font-size-complex="8pt" style:font-style-complex="italic" style:font-weight-complex="normal"/>
    </style:style>
    <style:style style:name="T55" style:family="text">
      <style:text-properties fo:font-size="8pt" style:font-size-asian="8pt" style:font-size-complex="8pt"/>
    </style:style>
    <style:style style:name="T56" style:family="text">
      <style:text-properties style:font-size-complex="10pt"/>
    </style:style>
    <style:style style:name="T57" style:family="text">
      <style:text-properties fo:font-size="8.5pt" style:font-size-asian="8.5pt" style:font-name-complex="Arial" style:font-size-complex="8.5pt"/>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ize="12pt" fo:font-style="italic" fo:font-weight="normal" style:font-size-asian="12pt" style:font-style-asian="italic" style:font-weight-asian="normal" style:font-style-complex="italic" style:font-weight-complex="normal"/>
    </style:style>
    <style:style style:name="T64" style:family="text">
      <style:text-properties fo:font-size="12pt" fo:font-weight="normal" style:font-size-asian="12pt" style:font-weight-asian="normal" style:font-weight-complex="normal"/>
    </style:style>
    <style:style style:name="T65" style:family="text">
      <style:text-properties style:font-weight-complex="normal"/>
    </style:style>
    <style:style style:name="T66" style:family="text">
      <style:text-properties style:font-name="Courier New1"/>
    </style:style>
    <style:style style:name="T67" style:family="text">
      <style:text-properties style:font-name="Courier New1" fo:font-weight="normal" style:font-weight-asian="normal" style:font-weight-complex="normal"/>
    </style:style>
    <style:style style:name="T68" style:family="text">
      <style:text-properties fo:color="#000000" fo:font-style="italic" fo:font-weight="normal" style:font-style-asian="italic" style:font-weight-asian="normal" style:font-style-complex="italic" style:font-weight-complex="normal"/>
    </style:style>
    <style:style style:name="T69" style:family="text">
      <style:text-properties fo:color="#ff420e" fo:font-style="normal" fo:font-weight="normal" style:font-style-asian="normal" style:font-weight-asian="normal" style:font-style-complex="normal" style:font-weight-complex="normal"/>
    </style:style>
    <style:style style:name="T70" style:family="text">
      <style:text-properties style:use-window-font-color="true" fo:font-size="10pt" fo:language="pt" fo:country="BR" fo:font-weight="bold" style:font-name-asian="Times New Roman" style:font-size-asian="10pt" style:font-weight-asian="bold" style:font-name-complex="Times New Roman" style:font-size-complex="12pt" style:language-complex="ar" style:country-complex="SA" style:font-weight-complex="bold"/>
    </style:style>
    <style:style style:name="T71" style:family="text">
      <style:text-properties style:use-window-font-color="true" fo:font-size="10pt" fo:language="pt" fo:country="BR" fo:font-style="normal" fo:font-weight="bold" style:font-name-asian="Times New Roman" style:font-size-asian="10pt" style:font-style-asian="normal" style:font-weight-asian="bold" style:font-name-complex="Times New Roman" style:font-size-complex="12pt" style:language-complex="ar" style:country-complex="SA" style:font-style-complex="normal" style:font-weight-complex="bold"/>
    </style:style>
    <style:style style:name="T72" style:family="text">
      <style:text-properties style:use-window-font-color="true" fo:font-size="10pt" fo:font-style="normal" fo:font-weight="normal" style:font-name-asian="Times New Roman" style:font-size-asian="10pt" style:font-style-asian="normal" style:font-weight-asian="normal" style:font-name-complex="Times New Roman" style:font-style-complex="normal" style:font-weight-complex="normal"/>
    </style:style>
    <style:style style:name="T73" style:family="text">
      <style:text-properties style:font-name="Arial2" fo:font-size="10pt" fo:font-weight="normal" style:font-weight-asian="normal" style:font-weight-complex="normal"/>
    </style:style>
    <style:style style:name="T7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0%">
        <style:background-image/>
      </style:graphic-properties>
    </style:style>
    <style:style style:name="fr3"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form:form form:name="formulario" form:apply-filter="true" form:method="post" form:control-implementation="ooo:com.sun.star.form.component.Form" office:target-frame="result" xlink:href="/cgi-bin/wxis.ex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ulario" form:apply-filter="true" form:method="post" form:control-implementation="ooo:com.sun.star.form.component.Form" office:target-frame="result" xlink:href="/cgi-bin/wxis.ex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tmp" form:control-implementation="ooo:com.sun.star.form.component.HiddenControl" form:id="control1" form:value="C:/Users/cpu/AppData/Local/Temp/TMP312.$$$"/>
          <form:hidden form:name="exp" form:control-implementation="ooo:com.sun.star.form.component.HiddenControl" form:id="control2"/>
          <form:hidden form:name="dbvar" form:control-implementation="ooo:com.sun.star.form.component.HiddenControl" form:id="control3" form:value="^aphl_pwd^b17^cpwd"/>
          <form:hidden form:name="IsisScript" form:control-implementation="ooo:com.sun.star.form.component.HiddenControl" form:id="control4" form:value="phl82/012.xi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
      <text:h text:style-name="P54" text:outline-level="1"/>
      <text:h text:style-name="P54" text:outline-level="1"/>
      <text:h text:style-name="P54" text:outline-level="1"/>
      <text:h text:style-name="P54" text:outline-level="1"/>
      <text:h text:style-name="P55" text:outline-level="1">Manual do PHL8.2</text:h>
      <text:p text:style-name="P1">Revisão de 21/08/2009</text:p>
      <text:h text:style-name="P55" text:outline-level="1"/>
      <text:h text:style-name="P55" text:outline-level="1">Elysio Mira Soares de Oliveira</text:h>
      <text:h text:style-name="P55" text:outline-level="1"/>
      <text:h text:style-name="P55" text:outline-level="1"><text:span text:style-name="T1">Info</text:span><text:span text:style-name="T2">Arte</text:span></text:h>
      <text:h text:style-name="P56" text:outline-level="1">Gurupi - 2009</text:h>
      <text:h text:style-name="P54" text:outline-level="1"/>
      <text:section text:style-name="Sect1" text:name="Seção1">
        <text:h text:style-name="P19" text:outline-level="1">Por onde começar<text:alphabetical-index-mark text:string-value="Por onde começar"/></text:h>
        <text:p text:style-name="Standard"/>
        <text:p text:style-name="Standard"><text:span text:style-name="T30">O acesso a área de serviços é permitido somente a usuários cadastrados na biblioteca e é feito a partir do link [</text:span><text:span text:style-name="negrito_20_Char"><text:span text:style-name="T30">Serviços / Renovação / Reservas</text:span></text:span><text:span text:style-name="T30">]</text:span><text:span text:style-name="negrito_20_Char"><text:span text:style-name="T30"> </text:span></text:span><text:span text:style-name="T30">apresentada na página de abertura do PHL©Elysio.</text:span></text:p>
        <text:p text:style-name="P6"/>
        <text:p text:style-name="P6">Se você está utilizando o PHL©Elysio instalado em seu computador pessoal, utilize a seguinte chave de acesso: </text:p>
        <text:p text:style-name="P6"/>
        <text:p text:style-name="Standard"><text:bookmark-start text:name="senha"/><text:bookmark-start text:name="login"/><text:span text:style-name="negrito_20_Char"><text:span text:style-name="T30">Login</text:span></text:span><text:bookmark-end text:name="senha"/><text:bookmark-end text:name="login"/><text:span text:style-name="negrito_20_Char"><text:span text:style-name="T30">:</text:span></text:span><text:span text:style-name="T30"> super</text:span><text:alphabetical-index-mark text:string-value="Login"/><text:span text:style-name="T30"/></text:p>
        <text:p text:style-name="Standard"><text:span text:style-name="negrito_20_Char"><text:span text:style-name="T30">Senha:</text:span></text:span><text:span text:style-name="T30"> super</text:span><text:alphabetical-index-mark text:string-value="Senha"/><text:span text:style-name="T30"/><text:span text:style-name="T30"> </text:span></text:p>
        <text:p text:style-name="P6"/>
        <text:p text:style-name="P6">Se você estiver utilizando o <text:s/>PHL©Elysio hospedado em um servidor de internet ou intranet, solicite a chave de acesso ao seu chefe imediato. Neste caso, o acesso a algumas rotinas descritas abaixo irá depender do nível de permissão atribuído pelo seu chefe ao criar o seu login e senha de acesso.</text:p>
        <text:p text:style-name="P6"/>
        <text:p text:style-name="P60">Configuração do sistema<text:alphabetical-index-mark text:string-value="Configuração do sistema" text:key1="Configuração"/></text:p>
        <text:p text:style-name="P6"/>
        <text:p text:style-name="P23"><text:span text:style-name="T30">Selecione a opção </text:span><text:span text:style-name="T37">Configurações</text:span><text:span text:style-name="T30"> no menu da área restrita. Após este procedimento o PHL©Elysio irá apresentar uma lista contendo as bases de dados de configurações disponíveis. Selecione a base de dados </text:span><text:span text:style-name="negrito_20_Char"><text:span text:style-name="T30">Sistema</text:span></text:span><text:span text:style-name="T30"> e clique sobre o botão [</text:span><text:span text:style-name="negrito_20_Char"><text:span text:style-name="T30">Confirmar</text:span></text:span><text:span text:style-name="T30">]. Será aberta uma janela que irá permitir a abertura do formulário de configuração do sistema. Clique sobre o link </text:span><text:span text:style-name="T37">[</text:span><text:span text:style-name="negrito_20_Char"><text:span text:style-name="T42">Editar</text:span></text:span><text:span text:style-name="T37">]</text:span><text:span text:style-name="T30"> para a abertura do formulário. Cada campo de dados deste formulário tem um número associado a ele, no caso de dúvidas, clique sobre o número que será fornecido informações sobre a utilidade do campo e regras de preenchimento. A maioria dos elementos necessários para o funcionamento do sistema já estão pré-configurados. Neste primeiro contato com o sistema, altere somente o campo #200 com o nome de sua biblioteca e clique sobre o botão [</text:span><text:span text:style-name="negrito_20_Char"><text:span text:style-name="T30">Salvar/Sair</text:span></text:span><text:span text:style-name="T30">] apresentado no rodapé do formulário.</text:span></text:p>
        <text:p text:style-name="P6"/>
        <text:p text:style-name="Standard"><text:span text:style-name="negrito_20_Char">Catalogando e tombando o primeiro documento</text:span> </text:p>
        <text:p text:style-name="Standard"/>
        <text:p text:style-name="P23"><text:span text:style-name="T30">Selecione a opção [</text:span><text:span text:style-name="negrito_20_Char"><text:span text:style-name="T30">Entrada</text:span></text:span><text:span text:style-name="T30">] no menu da área restrita. Após este procedimento o PHL©Elysio irá apresentar uma lista contendo as bases de dados disponíveis. A base de dados</text:span><text:span text:style-name="T35"> Catálogo</text:span><text:span text:style-name="T30"> já estará selecionada. Basta clicar no botão [</text:span><text:span text:style-name="negrito_20_Char"><text:span text:style-name="T30">Confirmar</text:span></text:span><text:span text:style-name="T30">] que será apresentado um formulário com parâmetros para identificação do documento a ser catalogado. Após seleção dos parâmetros pertinentes pressione o botão [</text:span><text:span text:style-name="negrito_20_Char"><text:span text:style-name="T30">Confirmar</text:span></text:span><text:span text:style-name="T30">] para abertura do formulário com campos de dados para registro das informações descritivas do documento.</text:span></text:p>
        <text:p text:style-name="P36"/>
        <text:p text:style-name="P36">Dependendo do tipo de documento e do nível de descrição selecionado, o PHL©Elysio irá apresentar um formulário específico com os campos de dados necessários.</text:p>
        <text:p text:style-name="P36"/>
        <text:p text:style-name="P36">Os campos de dados do formulário cujos nomes estão em vermelho, são campos de dados de preenchimento obrigatório. Os campos de dados destacados em negrito, são de preenchimento essencial, ou seja, conhecendo a informação ela deverá ser registrada.</text:p>
        <text:p text:style-name="P36"/>
        <text:p text:style-name="P36">Ao lado do nome do campo de dado do formulário, aparece um número que corresponde ao número do campo de dado no formulário. Este número corresponde a um link de ajuda que abre a página do manual que contém as regras de preenchimento do campo correspondente. </text:p>
        <text:p text:style-name="P36"/>
        <text:p text:style-name="P23"><text:span text:style-name="T30">Após o preenchimento dos campos pertinentes, clique no botão [</text:span><text:span text:style-name="negrito_20_Char"><text:span text:style-name="T30">Salvar/Sair</text:span></text:span><text:span text:style-name="T30">] apresentado no rodapé do formulário. O registro gravado será apresentado acompanhado de um menu com as seguintes opções:</text:span></text:p>
        <text:p text:style-name="P36"/>
        <text:list text:style-name="L1">
          <text:list-item>
            <text:p text:style-name="P96"><text:soft-page-break/><text:span text:style-name="negrito_20_Char"><text:span text:style-name="T30">Editar</text:span></text:span><text:span text:style-name="T30">: Abre novamente o registro no formulário de edição; </text:span></text:p>
          </text:list-item>
          <text:list-item>
            <text:p text:style-name="P96"><text:span text:style-name="negrito_20_Char"><text:span text:style-name="T30">Deletar</text:span></text:span><text:span text:style-name="T30">: Elimina o registro. </text:span></text:p>
          </text:list-item>
          <text:list-item>
            <text:p text:style-name="P96"><text:span text:style-name="negrito_20_Char"><text:span text:style-name="T30">Copiar</text:span></text:span><text:span text:style-name="T30">: Cria um novo registro, cópia do registro corrente. </text:span></text:p>
          </text:list-item>
          <text:list-item>
            <text:p text:style-name="P96"><text:span text:style-name="negrito_20_Char"><text:span text:style-name="T30">Analítica</text:span></text:span><text:span text:style-name="T30">: Abre o registro em um novo formulário contendo campos para descrição de um capítulo ou parte do documento. </text:span></text:p>
          </text:list-item>
          <text:list-item>
            <text:p text:style-name="P96"><text:span text:style-name="negrito_20_Char"><text:span text:style-name="T30">Tombar</text:span></text:span><text:span text:style-name="T30">: Abre o formulário para registro de exemplares do título catalogado. </text:span></text:p>
          </text:list-item>
        </text:list>
        <text:p text:style-name="P36"/>
        <text:p text:style-name="P36">Caso haja ausência de preenchimento de algum campo de dado, necessário para a correta descrição do documento, ou preenchimento fora do padrão, será apresentada uma lista com as mensagens de erro ou de alerta. As mensagens destacadas com fundo vermelho indicam uma situação de erro que poderá acarretar erros na apresentação do registro bibliográfico para o usuário final ou produzir erros na geração de algum tipo de relatório estatístico. São erros que devem ser corrigidos. As mensagens destacadas com fundo amarelo são alertas de inconsistências que podem restringir o uso do PHL©Elysio mas que não irão ocasionar problemas no correto funcionamento do PHL©Elysio, ficando a cargo do bibliotecário decidir pela correção.</text:p>
        <text:p text:style-name="P36"/>
        <text:p text:style-name="P23"><text:span text:style-name="T30">Havendo algum tipo de erro, basta selecionar a opção [</text:span><text:span text:style-name="negrito_20_Char"><text:span text:style-name="T30">Editar</text:span></text:span><text:span text:style-name="T30">] que o formulário será aberto novamente. Corrija os erros indicados e posteriormente clique no botão [</text:span><text:span text:style-name="negrito_20_Char"><text:span text:style-name="T30">Salvar/Sair</text:span></text:span><text:span text:style-name="T30">] para que suas correções sejam gravadas.</text:span></text:p>
        <text:p text:style-name="P36"/>
        <text:p text:style-name="P23"><text:span text:style-name="T30">Após a gravação do registro corrigido, selecione a opção [</text:span><text:span text:style-name="negrito_20_Char"><text:span text:style-name="T30">Tombar</text:span></text:span><text:span text:style-name="T30">] para iniciar o processo de tombamento do primeiro exemplar do título catalogado. Complete os campos de dados do formulário de tombo e após a conclusão, clique sobre o botão [</text:span><text:span text:style-name="negrito_20_Char"><text:span text:style-name="T30">Salvar/Sair</text:span></text:span><text:span text:style-name="T30">]. Com esta operação, o documento fica devidamente catalogado e seus exemplares tombados.</text:span></text:p>
        <text:p text:style-name="P36"/>
        <text:p text:style-name="P36">Por padrão, o PHL©Elysio controla a numeração dos tombos, iniciando a partir do número 000001. A cada novo exemplar tombado, o PHL©Elysio irá sugerir o próximo número nesta seqüência.</text:p>
        <text:p text:style-name="P36"/>
        <text:p text:style-name="P36">Se o documento não for tombado, ele não estará disponível para empréstimo e reservas. Somente os títulos cujos exemplares estiverem tombados é que poderão passar pela rotina de circulação.</text:p>
        <text:p text:style-name="P36"/>
        <text:p text:style-name="P23"><text:span text:style-name="T30">Havendo vários exemplares de um mesmo título, basta selecionar novamente a opção [</text:span><text:span text:style-name="negrito_20_Char"><text:span text:style-name="T30">Tombar</text:span></text:span><text:span text:style-name="T30">] apresentada no menu do registro catalogado para o tombamento dos outros exemplares do título.</text:span></text:p>
        <text:p text:style-name="P6"/>
        <text:p text:style-name="Standard"><text:alphabetical-index-mark text:string-value="registro de coleções" text:key1="Periódicos"/><text:span text:style-name="negrito_20_Char"><text:span text:style-name="T30">Registro de coleções de periódicos</text:span></text:span><text:span text:style-name="T30"> (</text:span><text:span text:style-name="T31">séries periódicas</text:span><text:span text:style-name="T30">) </text:span></text:p>
        <text:p text:style-name="P6"><text:alphabetical-index-mark text:string-value="séries periódicas"/></text:p>
        <text:p text:style-name="P23"><text:span text:style-name="T30">O registro das séries periódicas (revistas, jornais, anuários, etc.) é feito a partir da base de dados </text:span><text:span text:style-name="negrito_20_Char"><text:span text:style-name="T30">Kardex</text:span></text:span><text:span text:style-name="T30">. Cada registro desta base de dados irá conter os dados descritivos do título e dados administrativos da coleção existente no acervo. O registro é feito a partir da opção [</text:span><text:span text:style-name="negrito_20_Char"><text:span text:style-name="T30">Entrada</text:span></text:span><text:span text:style-name="T30">] apresentada no menu principal da área de acesso restrito. Após selecionar a base de dados </text:span><text:span text:style-name="T35">Kardex</text:span><text:span text:style-name="T30">, pressione o botão [</text:span><text:span text:style-name="negrito_20_Char"><text:span text:style-name="T30">Confirmar</text:span></text:span><text:span text:style-name="T30">] que será apresentado o formulário com os campos de dados disponíveis para a descrição da coleção. Após o preenchimento do formulário, clique em [</text:span><text:span text:style-name="negrito_20_Char"><text:span text:style-name="T30">Salvar/Sair</text:span></text:span><text:span text:style-name="T30">] para a gravação do registro.</text:span></text:p>
        <text:p text:style-name="P6"/>
        <text:p text:style-name="P23"><text:span text:style-name="T30">A base de dados</text:span><text:span text:style-name="T35"> Kardex</text:span><text:span text:style-name="T30"> é de uso interno (administrativo) e os dados registrados não estarão disponíveis ao público externo da biblioteca. Para que o público tenha acesso </text:span><text:span text:style-name="T30">aos dados sobre a coleção existente, o título terá que ser catalogado. Para a catalogação do título, selecione a opção [</text:span><text:span text:style-name="negrito_20_Char"><text:span text:style-name="T30">Catalogar título</text:span></text:span><text:span text:style-name="T30">] que será apresentada após a gravação do registro do título na base de dados </text:span><text:span text:style-name="T35"><text:s/>Kardex</text:span><text:span text:style-name="T30"> e preencha o formulário apresentado.</text:span></text:p>
        <text:p text:style-name="Standard"/>
        <text:p text:style-name="P23">Além da catalogação da coleção de periódicos, algumas bibliotecas optam por catalogar e indexar individualmente cada fascículo que compõe a coleção. Esta prática é bastante comum, proporcionando ao público usuário, buscas precisas sobre o <text:soft-page-break/>conteúdo de cada fascículo em particular e também a emissão de relatórios estatísticos exigidos pelo MEC.</text:p>
        <text:p text:style-name="P23"/>
        <text:p text:style-name="P23">A catalogação individual de cada fascículo que compõe a coleção é feita a partir do link [<text:span text:style-name="negrito_20_Char">Catalogar fascículos</text:span>] apresentado no menu do registro da base de dados<text:span text:style-name="T9"> Kardex</text:span>.</text:p>
        <text:p text:style-name="P23"/>
        <text:p text:style-name="P23"><text:alphabetical-index-mark text:string-value="controle de assinatura" text:key1="Periódicos"/>Caso a biblioteca queira manter o controle sobre os fascículos, recebidos e não recebidos, de um determinado período de assinatura, pode-se optar por catalogar todos os fascículos do período assinado, mesmo quando nenhum deles ainda tenha sido recebido e ocultá-los para que não apareça para o usuário final. Assim que os fascículos forem sendo recebidos, a bibliotecária complementa os dados do registro do fascículo no catálogo e altera o status de "Ocultar" para "Apresentar". Esta prática irá permitir a emissão do relatório personalizado "Controle de assinatura" contendo fascículos com atraso no recebimento e tomar decisão sobre cobranças.</text:p>
        <text:p text:style-name="P23"/>
        <text:p text:style-name="P23">Caso o regulamento da biblioteca permita a circulação de fascículos através da rotina de empréstimo, cada fascículo, além de ser catalogado, também deverá ser tombado para que receba individualmente um número (número de tombo ou patrimôni<text:span text:style-name="T21">o) </text:span>que o identifique na rotina de empréstimo.</text:p>
        <text:p text:style-name="P23"/>
        <text:p text:style-name="negrito">Alguns cuidados importantes </text:p>
        <text:p text:style-name="Standard"/>
        <text:p text:style-name="P23">Sempre que abrir um registro no modo de edição NUNCA ESQUECER de clicar em [<text:span text:style-name="negrito_20_Char">Salvar/Sair</text:span>]. Se esta operação não for feita, o registro não será atualizado.</text:p>
        <text:p text:style-name="P23"/>
        <text:p text:style-name="P23">É muito importante que todos os exemplares de um mesmo título estejam vinculados a um único registro do catálogo. Este procedimento irá evitar que o usuário efetue reservas de outros exemplares de um título que está em seu poder.</text:p>
        <text:p text:style-name="P23"/>
        <text:p text:style-name="P23">Revisar cuidadosamente os registros das bases de dados de configurações. Todas as operações do PHL©Elysio estarão baseadas nas informações contidas nestas bases de dados. Erros na configuração do regulamento ou nos prazos e quantidades pode afetar as rotinas de circulação. </text:p>
        <text:h text:style-name="P19" text:outline-level="1">Recomendações<text:alphabetical-index-mark text:string-value="Recomendações"/></text:h>
        <text:p text:style-name="Standard"/>
        <text:p text:style-name="negrito">Providenciar um equipamento de "No-Break" para o seu computador</text:p>
        <text:p text:style-name="negrito"/>
        <text:p text:style-name="P48"><text:span text:style-name="T23">Se houver uma queda de energia durante o uso do PHL©Elysio nas rotinas de circulação, entrada ou edição de dados, as bases de dados que estiverem sendo utilizadas ficarão bloqueadas e irão requerer reparos caso não tenha um equipamento de "no-break" com uma bateria capaz de manter o seu computador funcionando por um período de tempo que lhe permita concluir o trabalho. Para reparo, leia atentamente as instruções descritas no capítulo "</text:span>Manutenção e backups<text:span text:style-name="T23">" deste manual.</text:span></text:p>
        <text:p text:style-name="P57"/>
        <text:p text:style-name="negrito">Ter como hábito, efetuar cópias de segurança das bases de dados (backup)</text:p>
        <text:p text:style-name="P57"/>
        <text:p text:style-name="P50">Considerando que seu computador é um equipamento sujeito à danos ou vírus. É altamente recomendável que efetue com freqüência, cópias de suas bases de dados.</text:p>
        <text:p text:style-name="P50"/>
        <text:p text:style-name="P48"><text:span text:style-name="T23">Se você utiliza o PHL hospedado no seu computador pessoal, este processo é bastante simples, basta copiar a pasta "c:\phl82\</text:span>bases<text:span text:style-name="T23">", e colar em outra mídia qualquer. Recomendamos o uso de um pen-drive. </text:span></text:p>
        <text:p text:style-name="P57"/>
        <text:p text:style-name="P49">Dica:</text:p>
        <text:p text:style-name="P48"><text:span text:style-name="T17">Crie no pen-drive, pastas com nome que identifiquem uma data, por exemplo: </text:span><text:span text:style-name="T12">20071004</text:span><text:span text:style-name="T17"> e cole nesta pasta a cópia das bases de dados correspondente ao dia 04 out. 2007.</text:span></text:p>
        <text:p text:style-name="P51"/>
        <text:p text:style-name="P52">Se o seu PHL estiver hospedado em um servidor WWW e você não tem acesso à pasta onde estão suas bases de dados, recomendamos utilizar a rotina “Backup”. Ao executar esta rotina, o PHL irá efetuar uma cópia de cada uma de suas bases de dados e gravá-las em arquivos ISOs (ISO2709), criando links que irão permitir a cópia de cada um deles para o seu computador pessoal.</text:p>
        <text:p text:style-name="negrito"/>
        <text:p text:style-name="negrito">Nunca instalar a versão localhost (gratuita) do PHL©Elysio em computadores que já possuem outros servidores ativos.</text:p>
        <text:p text:style-name="Standard"/>
        <text:p text:style-name="P23">Ao instalar o PHL©Elysio o procedimento de instalação irá instalar e configurar automaticamente um servidor (TinyWeb) que tem a função de simular localmente um servidor HTTP. Se houver outro servidor instalado que esteja utilizando a porta 8080, o PHL©Elysio não irá funcionar. Os outros servidores que podem estar utilizando a mesma porta e irão conflitar com o TinyWeb são: Skype (programa de comunicação de voz pela Web), o Apache (servidor HTTP), o OminiHttp (servidor de HTTP), entre outros. </text:p>
        <text:p text:style-name="Standard"/>
        <text:p text:style-name="negrito">Nunca trabalhar com o navegador<text:alphabetical-index-mark text:string-value="Navegador" text:key1="Configuração"/> configurado para reutilizar páginas (“browser cache”).</text:p>
        <text:p text:style-name="Standard"/>
        <text:p text:style-name="P23">Cria muitos transtornos principalmente para os funcionários das rotinas de processos técnicos e na emissão de relatórios estatísticos. Estes transtornos são criados porque o usuário imagina que a página exibida foi gerada naquele momento e isto pode não ser verdade pois o navegador para agilizar a apresentação exibe uma versão antiga da página armazenada no histórico e não aquela que ele deveria apresentar naquele momento. Mesmo os usuários da versão local do PHL©Elysio que não tem conexão com a internet, pode estar vendo uma página que está armazenada no histórico do navegador e não aquela gerada naquele momento pelo PHL©Elysio. Isto é bastante grave, pois os dados apresentados podem estar desatualizados.</text:p>
        <text:p text:style-name="Standard"/>
        <text:p text:style-name="P23">A seguir, apresentamos os passos necessários para se configurar o navegador (IExplorer) corretamente. Abra o navegador e selecione a opção [<text:span text:style-name="negrito_20_Char">Ferramentas</text:span>] e depois, selecione [<text:span text:style-name="negrito_20_Char">Opções da Internet</text:span>], abra a orelha [<text:span text:style-name="negrito_20_Char">Geral</text:span>] e no ítem [<text:span text:style-name="T9">Arquivo de Internet temporários</text:span>] clique no botão [<text:span text:style-name="negrito_20_Char">Configurações</text:span>] e marque a opção [<text:span text:style-name="negrito_20_Char">A cada </text:span><text:soft-page-break/><text:span text:style-name="negrito_20_Char">visita à página</text:span>] e em seguida clique no botão [<text:span text:style-name="negrito_20_Char">OK</text:span>]. Este procedimento vai forçar o seu navegador a sempre buscar a informação mais atualizada e não mais aquela que ele armazenou para ganhar tempo.</text:p>
        <text:p text:style-name="Standard"/>
        <text:p text:style-name="P23"><text:span text:style-name="negrito_20_Char"><text:span text:style-name="T12">Dica</text:span></text:span>: Para garantir que a informação apresentada pelo navegador esteja atualizada, basta pressionar [<text:span text:style-name="negrito_20_Char"><text:span text:style-name="T22">Ctrl+F5</text:span></text:span>] que irá forçar o navegador a atualizar a página, mesmo quando estiver configurado para apresentar uma página pré-armazenada no histórico. Isto vale para qualquer página ou site visitado, principalmente para os sites que você visita com freqüência. Muitas vezes, a informação que o navegador apresenta de um site, ele está buscando no histórico e você nem se dá conta que está recebendo informações completamente desatualizadas.</text:p>
        <text:p text:style-name="Standard"/>
        <text:p text:style-name="P4">Nunca utilizar rotinas de entrada e edição do PHL©Elysio através de redes locais com servidor PROXY configurados para utilizar “memória cache”.</text:p>
        <text:p text:style-name="Standard"/>
        <text:p text:style-name="P23">A maioria dos servidores PROXY são configurados com "cache" para armazenar páginas que são visitadas com freqüência.</text:p>
        <text:p text:style-name="P23"/>
        <text:p text:style-name="P23">Existem dois tipos de cache: "browser cache" e "proxy cache". </text:p>
        <text:p text:style-name="P23"/>
        <text:p text:style-name="P23"><text:alphabetical-index-mark text:string-value="Browser cache" text:main-entry="true"/>BROWSER CACHE: Quando uma página é aberta pela primeira vêz, o navegador armazena está página no seu computador para uso futuro. Se voltar a solicitar novamente a mesma página, ao invés do navegador recorrer à internet para obter esta nova página, ele recorre a página que já está armazenada no seu computador. Esta prática não pode ser adotada quando se utiliza o PHL©Elysio para as rotinas de circulação, entrada e edição de dados. </text:p>
        <text:p text:style-name="P23"/>
        <text:p text:style-name="P23"><text:alphabetical-index-mark text:string-value="Proxy cache" text:main-entry="true"/>PROXY CACHE: Armazena as páginas visitadas com freqüência, em uma área do servidor da sua rede local e cria os mesmos transtornos criados quando o navegador está configurado para reutilizar páginas visitadas.</text:p>
        <text:p text:style-name="Standard"/>
        <text:p text:style-name="Standard"><text:span text:style-name="negrito_20_Char">Evitar</text:span><text:alphabetical-index-mark text:string-value="Navegador desatualizado"/><text:span text:style-name="negrito_20_Char"/><text:span text:style-name="negrito_20_Char"> trabalhar com um navegador desatualizado</text:span> (versão antiga)</text:p>
        <text:p text:style-name="Standard"/>
        <text:p text:style-name="P23">Impede o uso de vários recursos do PHL©Elysio. O PHL©Elysio utiliza em algumas rotinas, recursos em Javascript e XML que são reconhecidos somente nas últimas versões dos navegadores. Navegadores de versões inferiores à versão 4 não possuem estes recursos. Se estiver utilizando um navegador antigo você não poderá efetuar operações de ordenação em resultado de buscas e nem poderá gerar alguns relatórios do PHL©Elysio que utilizam estes recursos.</text:p>
        <text:p text:style-name="Standard"/>
        <text:p text:style-name="negrito">Evitar catalogar um documento e não tombá-lo</text:p>
        <text:p text:style-name="Standard"/>
        <text:p text:style-name="P23">Quando um documento é catalogado e não é tombado, ele não estará disponível para empréstimo. No caso de documentos que não se encontram fisicamente no acervo, como é o caso de documentos que estão na internet, estes sim, não serão tombados porque não existem fisicamente no acervo da biblioteca. Os registros de partes de documentos (analíticas) nunca serão tombados pois não se constituem uma unidade em si mesmo, ou seja, são partes integrantes de outro documento.</text:p>
        <text:p text:style-name="Standard"/>
        <text:p text:style-name="negrito"><text:alphabetical-index-mark text:string-value="registro de fascículo" text:key1="Kardex"/>Nunca catalogar um fascículo de periódico da coleção sem antes registrá-lo na Base de dados Kardex</text:p>
        <text:p text:style-name="Standard"><text:alphabetical-index-mark text:string-value="Fascículo de Periódico" text:key1="Catalogação"/></text:p>
        <text:p text:style-name="P23">Ao chegar um novo fascículo, o procedimento correto é abrir a <text:span text:style-name="T9">Base de dados Kardex</text:span> no modo de edição, buscar pelo título que corresponde ao fascículo e registrar o novo fascículo no campo <text:span text:style-name="negrito_20_Char">Coleção</text:span> e salvar. Ao salvar o registro na <text:span text:style-name="T9">Base de dados Kardex</text:span> será apresentado um link para a catalogação do fascículo. Caso o título que corresponde ao fascículo ainda não esteja registrado na <text:span text:style-name="T9">Base de dados Kardex</text:span>, há que dar entrada do novo título na <text:span text:style-name="T9">Base de dados Kardex</text:span> para depois efetuar a catalogação do fascículo.</text:p>
        <text:p text:style-name="Standard"/>
        <text:p text:style-name="negrito"><text:soft-page-break/>Nunca catalogar<text:alphabetical-index-mark text:string-value="Livro" text:key1="Catalogação"/> o mesmo livro várias vezes</text:p>
        <text:p text:style-name="Standard"/>
        <text:p text:style-name="P23">Havendo vários exemplares de um mesmo livro, este deverá ser catalogado uma única vez e o tombamento de cada exemplar deverá ser feito através da opção [<text:span text:style-name="negrito_20_Char">Tombar</text:span>] apresentada no menu do registro do título catalogado. </text:p>
        <text:p text:style-name="P23"/>
        <text:p text:style-name="P23"/>
        <text:p text:style-name="Standard"/>
        <text:p text:style-name="P4"><text:alphabetical-index-mark text:string-value="Impressoras" text:key1="Configuração"/><text:alphabetical-index-mark text:string-value="Leitores ópticos" text:key1="Configuração"/><text:alphabetical-index-mark-start text:id="IMark107906884" text:key1="Configuração"/>Periféricos<text:alphabetical-index-mark-end text:id="IMark107906884"/> e programas</text:p>
        <text:p text:style-name="Standard"/>
        <text:p text:style-name="P23">O PHL©Elysio é uma aplicação Web, portanto, não tem nenhuma relação com os periféricos e/ou programas utilizados no computador do usuário. Todos os periféricos (impressoras, leitores de código de barras, teclado, etc.) e programas <text:s/>utilizados (Internet Explorer, Mozilla, Opera, Acrobat Reader, etc.) terão que ser compatíveis e configuráveis no computador onde serão instalados.</text:p>
        <text:p text:style-name="P23"/>
        <text:p text:style-name="P23">Mesmo quando o PHL©Elysio for utilizado localmente, no modo monousuário, ele será sempre executado a partir de um navegador Web (browser) e toda configuração de visualização das telas, preenchimento de formulários e impressão de páginas seguirão as configurações do navegador.</text:p>
        <text:p text:style-name="P23"/>
        <text:p text:style-name="P23">Concluindo, para o PHL©Elysio, não importa qual o tipo de computador será utilizado e nem o tipo de programa adotado para visualização e impressão das páginas servidas e nem o tipo de impressora será utilizada ou tipo de leitor de código de barras a ser adotado. Todas estas exigências estarão sempre relacionadas com os recursos de hardware e software do computador do usuário. </text:p>
        <text:p text:style-name="Standard"/>
        <text:p text:style-name="negrito">Executar o procedimento de diagnóstico do sistema antes de iniciar o uso do PHL©Elysio.</text:p>
        <text:p text:style-name="Standard"/>
        <text:p text:style-name="P23">Durante o primeiro acesso à área restrita do PHL©Elysio em cada dia, executar o procedimento de diagnóstico do sistema. Esta prática irá evitar problemas de consistência entre as bases de dados e índices correspondentes caso faça operações de empréstimos ou edição de dados com bases de dados bloqueadas. Detectando o bloqueio, os procedimentos de desbloqueio deverão serem executados antes do início dos trabalhos.</text:p>
        <text:h text:style-name="P19" text:outline-level="1">Notas do autor</text:h>
        <text:p text:style-name="Standard"/>
        <text:p text:style-name="Standard">O PHL©Elysio<text:alphabetical-index-mark text:string-value="Definição" text:key1="PHL"/> - Personal Home Library é um sistema especialmente desenvolvido para administração de coleções e serviços de bibliotecas, centros de informações e museus. Foi concebido para ser utilizado de forma intuitiva, não requerendo de seus usuários nenhum tipo especial de treinamento.</text:p>
        <text:p text:style-name="Standard"/>
        <text:p text:style-name="Standard">O padrão<text:alphabetical-index-mark text:string-value="Padrão do registro" text:key1="PHL"/> do registro utilizado se baseia no formato UNISIST/Unesco, que proporciona aos bibliotecários com pouco ou nenhum conhecimento de informática ou de regras e sintaxes especiais, a descrição eficiente e precisa de qualquer tipo de informação independentemente de seu suporte. É um formato moderno, de baixíssimo custo de implementação, de comprovada eficiência e adotado como padrão nos organismos internacionais e nas grandes redes mundiais de informações bibliográficas (BIREME, AGRIS, FAO, INIS, etc). </text:p>
        <text:p text:style-name="Standard"/>
        <text:p text:style-name="Standard">Foi desenvolvido com tecnologia cliente/servidor, utilizando a linguagem XML IsisScript, interpretada pelo servidor de bases de dados WWWisis/Bireme, diponível para todos os sistemas operacionais (Linux, FreeBSD, Windows, HP-UX, etc.). Com o PHL©Elysio é possível buscas simultâneas em várias bases de dados e importação de registros de outras bibliotecas através do protocolo HTTP, em substituição a protocolos tipo Z39.50, o que vem diminuir substancialmente o custo de instalação e manutenção. Utiliza base de dados no padrão CDS/ISIS-Unesco.</text:p>
        <text:p text:style-name="Standard"/>
        <text:p text:style-name="Standard">Foi publicado pela primeira vez, em maio de 2001, disponibilizando na Web, os catálogos e serviços da Biblioteca Dr. Romeu Ritter dos Reis (Porto Alegre - RS), tornando-se a primeira biblioteca brasileira a integrar, através da Web, e em tempo real, todos os serviços e rotinas (Aquisição, Tombamento, Catalogação, Kardex, Empréstimo, Renovação, Reservas, DSI, etc.). </text:p>
        <text:p text:style-name="Standard"/>
        <text:p text:style-name="Standard">Os textos destes roteiros passaram a ser distribuídos<text:alphabetical-index-mark text:string-value="Distribuição" text:key1="PHL"/> com os fontes abertos, para uso gratuito em servidores locais (localhost), incentivando e dando suporte às bibliotecas para sua implementação e utilização. </text:p>
        <text:p text:style-name="Standard"/>
        <text:p text:style-name="Standard">Essa iniciativa criou uma nova alternativa às bibliotecas usuárias de bases de dados CDS/ISIS(c)Unesco presas ao sistema operacional Windows da Microsoft, tornando possível a gestão de suas de bases de dados em sistemas operacionais alternativos e de baixo custo como o Linux e FreeBSD. </text:p>
        <text:p text:style-name="Standard"/>
        <text:p text:style-name="Standard">A partir de maio de 2001, centenas de bibliotecas passaram a testar o PHL©Elysio e contribuir enviando sugestões. Hoje, já contamos com mais de 7.000 (sete mil) bibliotecas usuárias, sendo que dezenas delas já disponibilizando seus acervos na Web. </text:p>
        <text:p text:style-name="Standard"/>
        <text:p text:style-name="Standard"/>
        <text:p text:style-name="Standard">Prof. Elysio Mira Soares de Oliveira </text:p>
        <text:p text:style-name="Standard">Bibliotecário e Documentalista - CRB8-3650</text:p>
        <text:p text:style-name="Standard">Consultor em Ciência e Tecnologia da Informação</text:p>
        <text:p text:style-name="P2">Ex. United Nations/PAHO Database Management</text:p>
        <text:p text:style-name="Standard">Diretor da InfoArte</text:p>
        <text:h text:style-name="P19" text:outline-level="1"><text:alphabetical-index-mark-start text:id="IMark107906884"/>Especificações<text:alphabetical-index-mark-end text:id="IMark107906884"/><text:alphabetical-index-mark text:string-value="Especificações" text:key1="PHL"/></text:h>
        <text:p text:style-name="Standard"/>
        <text:p text:style-name="negrito"><text:alphabetical-index-mark text:string-value="Servidor HTTP" text:key1="Especificações"/>Servidor HTTP</text:p>
        <text:p text:style-name="negrito"/>
        <text:p text:style-name="Standard">PHL©Elysio é uma aplicação web e para que seja executado é necessário um ambiente servidor de HTTP (Apache, IIS, OmniHTTP, TinyWeb, etc.). O programa de instalação do <text:s/>PHL©Elysio para ambiente monousuário (localhost) instala e configura automaticamente um servidor HTTP (TinyWeb), simulando localmente, um ambiente Web e permitindo que seja utilizado em computadores que não tenha nenhuma conexão com a internet.</text:p>
        <text:p text:style-name="negrito"/>
        <text:p text:style-name="negrito">Servidor das bases de dados:</text:p>
        <text:p text:style-name="Standard"/>
        <text:p text:style-name="Standard">WWWisis©Bireme (wxis.exe): É o interpretador dos scripts que compõe o PHL©Elysio. O WWWisis<text:alphabetical-index-mark text:string-value="WWWisis"/> é um programa minúsculo e não residente, ou seja, é executado e liberado da memória ao finalizar a requisição do cliente. Esta característica é que possibilita que o PHL seja utilizado até em servidores 486 com baixa capacidade de memória RAM.</text:p>
        <text:p text:style-name="Standard"/>
        <text:p text:style-name="negrito"><text:alphabetical-index-mark-start text:id="IMark107349172" text:key1="Especificações"/>Linguagens<text:alphabetical-index-mark-end text:id="IMark107349172"/> de desenvolvimento:<text:alphabetical-index-mark text:string-value="Linguagens de desenvolvimento" text:key1="PHL"/></text:p>
        <text:p text:style-name="negrito"/>
        <text:p text:style-name="Standard">XML IsisScript</text:p>
        <text:p text:style-name="Standard">Javascript, HTML e XML.</text:p>
        <text:p text:style-name="Standard"/>
        <text:p text:style-name="Standard">Todos os scripts que compõe o PHL©Elysio são distribuídos com os códigos fontes abertos, em arquivos texto, permitindo que sejam modificados, se necessário.</text:p>
        <text:p text:style-name="Standard"/>
        <text:p text:style-name="negrito"><text:alphabetical-index-mark text:string-value="Padrões do registro" text:key1="Especificações"/>Padrões do registro e bases de dados:</text:p>
        <text:p text:style-name="Standard"/>
        <text:p text:style-name="Standard">Registro bibliográfico: PHL/Standard e LILACS/Bireme;</text:p>
        <text:p text:style-name="Standard">Elementos de dados: AACR2;</text:p>
        <text:p text:style-name="Standard">Base de dados: CDS/ISIS;</text:p>
        <text:p text:style-name="Standard">Apresentação: ABNT 6023:2002.</text:p>
        <text:p text:style-name="Standard"/>
        <text:p text:style-name="negrito"><text:alphabetical-index-mark-start text:id="IMark107906884" text:key1="Especificações"/>Hardware<text:alphabetical-index-mark-end text:id="IMark107906884"/> mínimo<text:alphabetical-index-mark text:string-value="Hardware mínimo"/> recomendado para o servidor:</text:p>
        <text:p text:style-name="Standard"/>
        <text:p text:style-name="Standard">Processador: 800 mhz</text:p>
        <text:p text:style-name="Standard">Memória RAM: 128 Mb</text:p>
        <text:p text:style-name="Standard">HD: 1Gb</text:p>
        <text:p text:style-name="Standard"/>
        <text:p text:style-name="negrito"><text:alphabetical-index-mark text:string-value="Sistemas operacionais" text:key1="Especificações"/>Sistemas Operacionais<text:alphabetical-index-mark text:string-value="Sistemas Operacionais"/>:</text:p>
        <text:p text:style-name="Standard"/>
        <text:p text:style-name="Standard">Compatível com os sistemas operacionais: </text:p>
        <text:p text:style-name="Standard"/>
        <text:p text:style-name="P2">Unix; </text:p>
        <text:p text:style-name="P2">Linux;</text:p>
        <text:p text:style-name="P2">FreeBSD; </text:p>
        <text:p text:style-name="P2">Windows (todos).</text:p>
        <text:p text:style-name="P2"/>
        <text:p text:style-name="Standard">Requer suporte CGI;</text:p>
        <text:p text:style-name="Standard"/>
        <text:p text:style-name="negrito"><text:alphabetical-index-mark-start text:id="IMark107906884" text:key1="Especificações"/>Softwares<text:alphabetical-index-mark-end text:id="IMark107906884"/> (cliente):</text:p>
        <text:p text:style-name="Standard"/>
        <text:p text:style-name="Standard">Qualquer navegador Web, versão 5 ou superior:</text:p>
        <text:p text:style-name="Standard"/>
        <text:p text:style-name="Standard">Internet Explorer;</text:p>
        <text:p text:style-name="Standard">Netscape;</text:p>
        <text:p text:style-name="Standard">Mozilla;</text:p>
        <text:p text:style-name="Standard">Opera;</text:p>
        <text:p text:style-name="Standard">Firefox, etc.</text:p>
        <text:p text:style-name="negrito"><text:soft-page-break/></text:p>
        <text:p text:style-name="negrito"><text:alphabetical-index-mark-start text:id="IMark107906884" text:key1="Especificações"/>Restrições<text:alphabetical-index-mark-end text:id="IMark107906884"/><text:alphabetical-index-mark text:string-value="Restrições" text:key1="PHL"/>:</text:p>
        <text:p text:style-name="Standard"/>
        <text:p text:style-name="Standard">Limite de acessos simultâneos: ilimitado;</text:p>
        <text:p text:style-name="Standard">Limite de estações cliente: ilimitado;</text:p>
        <text:p text:style-name="Standard">Limite de usuários: 16 milhões de usuários por biblioteca;</text:p>
        <text:p text:style-name="Standard">Limite do acervo: 16 milhões de títulos ou objetos;</text:p>
        <text:p text:style-name="Standard">Limite de transações por ano: 16 milhões (51.282/dia);</text:p>
        <text:p text:style-name="Standard">Requer licenciamento para implementação em ambiente de rede.</text:p>
        <text:p text:style-name="Standard"/>
        <text:p text:style-name="P4"><text:alphabetical-index-mark-start text:id="IMark107349172" text:key1="Especificações"/>Periféricos<text:alphabetical-index-mark-end text:id="IMark107349172"/></text:p>
        <text:p text:style-name="Standard"/>
        <text:p text:style-name="Standard">O <text:s/>PHL©Elysio é uma aplicação Web e não tem nenhuma relação com periféricos instalados no computador do usuário. A instalação e configuração destes periféricos (<text:alphabetical-index-mark text:string-value="Impressoras" text:key1="Especificações"/>impressoras, <text:alphabetical-index-mark text:string-value="Leitores ópticos" text:key1="Especificações"/>leitores ópticos, etc.) estará sempre relacionada aos recursos de hardware e software do computador do usuário e nunca com o PHL©Elysio. </text:p>
        <text:p text:style-name="P16"><text:span text:style-name="Título_20_1_20_Char">Recursos</text:span> <text:alphabetical-index-mark text:string-value="Recursos" text:key1="PHL"/></text:p>
        <text:p text:style-name="Standard"/>
        <text:list text:style-name="L2">
          <text:list-item>
            <text:p text:style-name="P86">Integração de todas as funções da biblioteca; </text:p>
          </text:list-item>
          <text:list-item>
            <text:p text:style-name="P86">Software nos idiomas português, espanhol, inglês, francês e italiano; </text:p>
          </text:list-item>
          <text:list-item>
            <text:p text:style-name="P86">Possibilidade de customização (personalização);</text:p>
          </text:list-item>
          <text:list-item>
            <text:p text:style-name="P86">Possibilidade de expansão ou inclusão de novos módulos sob demanda;</text:p>
          </text:list-item>
          <text:list-item>
            <text:p text:style-name="P86">Documentação (manuais); </text:p>
          </text:list-item>
          <text:list-item>
            <text:p text:style-name="P86">Manuais com fluxos operacionais; </text:p>
          </text:list-item>
          <text:list-item>
            <text:p text:style-name="P86">Uso gratuito para ambiente localhost (monousuário); </text:p>
          </text:list-item>
          <text:list-item>
            <text:p text:style-name="P86">Interface gráfica HTML e XML;</text:p>
          </text:list-item>
          <text:list-item>
            <text:p text:style-name="P86">Possibilidade de customização (personalização) da interface; </text:p>
          </text:list-item>
          <text:list-item>
            <text:p text:style-name="P86">Menu de ajuda interativo;</text:p>
          </text:list-item>
          <text:list-item>
            <text:p text:style-name="P86">Arquitetura de rede cliente/servidor;</text:p>
          </text:list-item>
          <text:list-item>
            <text:p text:style-name="P86">Acesso via browser (IExplorer, Netscape, Opera, Mozilla, etc.);</text:p>
          </text:list-item>
          <text:list-item>
            <text:p text:style-name="P86">Acesso via Intranet e Internet;</text:p>
          </text:list-item>
          <text:list-item>
            <text:p text:style-name="P86">Leitura de código de barras de qualquer padrão; </text:p>
          </text:list-item>
          <text:list-item>
            <text:p text:style-name="P86">Compatibilidade com os sistemas operacionais FreeBSD, Linux, Windows (todos);</text:p>
          </text:list-item>
          <text:list-item>
            <text:p text:style-name="P86">Armazenamento e recuperação de caracteres da língua portuguesa;</text:p>
          </text:list-item>
          <text:list-item>
            <text:p text:style-name="P86">Registro de data no formato ISO8601 (AAAAMMDD);</text:p>
          </text:list-item>
          <text:list-item>
            <text:p text:style-name="P86">Permite até 16 milhões de registros bibliográficos por base de dados;</text:p>
          </text:list-item>
          <text:list-item>
            <text:p text:style-name="P86">Permite a usuários matriculados inserir comentários Wiki (folksonomia);</text:p>
          </text:list-item>
          <text:list-item>
            <text:p text:style-name="P86">Atualização dos dados em tempo real;</text:p>
          </text:list-item>
          <text:list-item>
            <text:p text:style-name="P86">Segurança na integridade dos registros;</text:p>
          </text:list-item>
          <text:list-item>
            <text:p text:style-name="P86">Possibilidade de identificar alterações feitas no sistema e os responsáveis;</text:p>
          </text:list-item>
          <text:list-item>
            <text:p text:style-name="P86">Compatibilidade com o formato MARC;</text:p>
          </text:list-item>
          <text:list-item>
            <text:p text:style-name="P86">Importação de registros de outras bibliotecas que utilizam o formato MARC (Library of Congress, Unicamp, Biblioteca Nacional, National Library of Medicine, etc.). </text:p>
          </text:list-item>
          <text:list-item>
            <text:p text:style-name="P86">Compatibilidade com o formato UNISIT (Unesco);</text:p>
          </text:list-item>
          <text:list-item>
            <text:p text:style-name="P86">Protocolo de comunicação de comunicação HTTP;</text:p>
          </text:list-item>
          <text:list-item>
            <text:p text:style-name="P86">Padrão ISO2709 para importação e exportação de registros;</text:p>
          </text:list-item>
          <text:list-item>
            <text:p text:style-name="P86">Disponibilização on-line do acervo;</text:p>
          </text:list-item>
          <text:list-item>
            <text:p text:style-name="P86">Importação e exportação de dados para alimentação de sistemas de catalogação cooperativa através do PHLnet.opac;</text:p>
          </text:list-item>
          <text:list-item>
            <text:p text:style-name="P86">Acesso on-line a catálogos coletivos e integra o acervo de todas as bibliotecas usuárias </text:p>
          </text:list-item>
          <text:list-item>
            <text:p text:style-name="P86">Acesso simultâneo de usuários quando estiver em ambiente WWW</text:p>
          </text:list-item>
          <text:list-item>
            <text:p text:style-name="P86">Acesso ilimitado de usuários quando estiver em ambiente WWW;</text:p>
          </text:list-item>
          <text:list-item>
            <text:p text:style-name="P86">Níveis diferenciados de acesso ao sistema (senhas) para usuários e funcionários;</text:p>
          </text:list-item>
          <text:list-item>
            <text:p text:style-name="P86">Armazenamento e recuperação de documentos digitais em diversos formatos (PDF,DOC,JPG,GIF,etc.);</text:p>
          </text:list-item>
          <text:list-item>
            <text:p text:style-name="P86">Controle integrado do processo de seleção e aquisição;</text:p>
          </text:list-item>
          <text:list-item>
            <text:p text:style-name="P86">Controle de listas de sugestões;</text:p>
          </text:list-item>
          <text:list-item>
            <text:p text:style-name="P86">Controle de listas de seleção;</text:p>
          </text:list-item>
          <text:list-item>
            <text:p text:style-name="P86">Controle de listas de aquisição;</text:p>
          </text:list-item>
          <text:list-item>
            <text:p text:style-name="P86">Controle de fornecedores;</text:p>
          </text:list-item>
          <text:list-item>
            <text:p text:style-name="P86">Controle de assinatura de periódicos;</text:p>
          </text:list-item>
          <text:list-item>
            <text:p text:style-name="P86">Compatibilidade com o formato do CCN</text:p>
          </text:list-item>
          <text:list-item>
            <text:p text:style-name="P86">Identificação de dados do processo de aquisição;</text:p>
          </text:list-item>
          <text:list-item>
            <text:p text:style-name="P86">Identificação da modalidade de aquisição (doação, compra, permuta, depósito legal);</text:p>
          </text:list-item>
          <text:list-item>
            <text:p text:style-name="P86">Controle de datas de recebimento do material adquirido;</text:p>
          </text:list-item>
          <text:list-item>
            <text:p text:style-name="P86">Emissão de cartas de cobrança;</text:p>
          </text:list-item>
          <text:list-item>
            <text:p text:style-name="P86">Identificação do usuário que sugeriu o título para aquisição;</text:p>
          </text:list-item>
          <text:list-item>
            <text:p text:style-name="P86">Controle da situação (status) do documento;</text:p>
          </text:list-item>
          <text:list-item>
            <text:p text:style-name="P86">Possibilidade de especificação da moeda de transação;</text:p>
          </text:list-item>
          <text:list-item>
            <text:p text:style-name="P86">Compatibilidade dos elementos de dados com AACR2;</text:p>
          </text:list-item>
          <text:list-item>
            <text:p text:style-name="P86">Controle da entrada de dados com regras de validação para os campos;</text:p>
          </text:list-item>
          <text:list-item>
            <text:p text:style-name="P86">Controle da entrada de dados para os campos obrigatórios;</text:p>
          </text:list-item>
          <text:list-item>
            <text:p text:style-name="P86">Consultas interativas durante a entrada de dados;</text:p>
          </text:list-item>
          <text:list-item>
            <text:p text:style-name="P86">Possibilidade de duplicação de um registro para inclusão de novas edições;</text:p>
          </text:list-item>
          <text:list-item>
            <text:p text:style-name="P86">Alterações globais nas bases de dados;</text:p>
          </text:list-item>
          <text:list-item>
            <text:p text:style-name="P86">Processamento de materiais especiais de qualquer tipo incluindo peças de museu;</text:p>
          </text:list-item>
          <text:list-item>
            <text:p text:style-name="P86"><text:soft-page-break/>Possibilidade de importação de dados de catálogos cooperativos on-line;</text:p>
          </text:list-item>
          <text:list-item>
            <text:p text:style-name="P86">Possibilidade de importação de dados de catálogos cooperativos em CD-ROM;</text:p>
          </text:list-item>
          <text:list-item>
            <text:p text:style-name="P86">Controle da ficha de bolso é feito pelo próprio sistema através da lista de histórico de tombo ou usuário;</text:p>
          </text:list-item>
          <text:list-item>
            <text:p text:style-name="P86">Geração de etiquetas para lombada com número de chamada;</text:p>
          </text:list-item>
          <text:list-item>
            <text:p text:style-name="P86">Geração de etiquetas com código de barras;</text:p>
          </text:list-item>
          <text:list-item>
            <text:p text:style-name="P86">Geração de carteiras de identidade para usuários com código de barras e foto;</text:p>
          </text:list-item>
          <text:list-item>
            <text:p text:style-name="P86">Atualização on-line em tempo real;</text:p>
          </text:list-item>
          <text:list-item>
            <text:p text:style-name="P86">Controle integrado do processo de empréstimo (Domiciliar, Overnight, Entre bibliotecas, Encadernação, Especiais);</text:p>
          </text:list-item>
          <text:list-item>
            <text:p text:style-name="P86">Cadastro de perfis de usuários;</text:p>
          </text:list-item>
          <text:list-item>
            <text:p text:style-name="P86">Busca por perfil de usuário (SDI);</text:p>
          </text:list-item>
          <text:list-item>
            <text:p text:style-name="P86">Definição automática de prazos e condições de empréstimo de acordo com o perfil do usuário para cada tipo de documento;</text:p>
          </text:list-item>
          <text:list-item>
            <text:p text:style-name="P86">Código de barras para cada usuário;</text:p>
          </text:list-item>
          <text:list-item>
            <text:p text:style-name="P86">Definição de parâmetro para a reserva de livros;</text:p>
          </text:list-item>
          <text:list-item>
            <text:p text:style-name="P86">Emissão automática de aviso eletrônico para usuários em atraso;</text:p>
          </text:list-item>
          <text:list-item>
            <text:p text:style-name="P86">Aplicação de multas e suspensões com bloqueio automático de empréstimos;</text:p>
          </text:list-item>
          <text:list-item>
            <text:p text:style-name="P86">Possibilidade de pesquisar o status do documento (disponível, emprestado, em tratamento etc.);</text:p>
          </text:list-item>
          <text:list-item>
            <text:p text:style-name="P86">Realização de empréstimo, renovação e reserva on-line;</text:p>
          </text:list-item>
          <text:list-item>
            <text:p text:style-name="P86">Interface única de pesquisa (busca em todo o sistema);</text:p>
          </text:list-item>
          <text:list-item>
            <text:p text:style-name="P86">Interface gráfica de pesquisa;</text:p>
          </text:list-item>
          <text:list-item>
            <text:p text:style-name="P86">Interface de busca com filtros (preferências);</text:p>
          </text:list-item>
          <text:list-item>
            <text:p text:style-name="P86">Interface de busca on-line;</text:p>
          </text:list-item>
          <text:list-item>
            <text:p text:style-name="P86">Pesquisa por autor <text:s/>(Nome completo e palavras do nome);</text:p>
          </text:list-item>
          <text:list-item>
            <text:p text:style-name="P86">Pesquisa por título por palavras;</text:p>
          </text:list-item>
          <text:list-item>
            <text:p text:style-name="P86">Pesquisa por assunto (Assunto ou palavras do assunto);</text:p>
          </text:list-item>
          <text:list-item>
            <text:p text:style-name="P86">Pesquisa por editor (Completo ou palavra por palavra);</text:p>
          </text:list-item>
          <text:list-item>
            <text:p text:style-name="P86">Pesquisa por local (Completo ou palavra por palavra);</text:p>
          </text:list-item>
          <text:list-item>
            <text:p text:style-name="P86">Pesquisa por palavra-chave (Completa ou palavra por palavra);</text:p>
          </text:list-item>
          <text:list-item>
            <text:p text:style-name="P86">Pesquisa por tipo de documento;</text:p>
          </text:list-item>
          <text:list-item>
            <text:p text:style-name="P86">Pesquisa por palavras do resumo;</text:p>
          </text:list-item>
          <text:list-item>
            <text:p text:style-name="P86">Pesquisa por classificação (CDU/DEWEY);</text:p>
          </text:list-item>
          <text:list-item>
            <text:p text:style-name="P86">Pesquisa por (Tabela de Áreas do Conhecimento do CNPq);</text:p>
          </text:list-item>
          <text:list-item>
            <text:p text:style-name="P86">Pesquisa por ISSN;</text:p>
          </text:list-item>
          <text:list-item>
            <text:p text:style-name="P86">Pesquisa por ISBN</text:p>
          </text:list-item>
          <text:list-item>
            <text:p text:style-name="P86">Pesquisa por idioma;</text:p>
          </text:list-item>
          <text:list-item>
            <text:p text:style-name="P86">Pesquisa por Cutter;</text:p>
          </text:list-item>
          <text:list-item>
            <text:p text:style-name="P86">Pesquisa por data;</text:p>
          </text:list-item>
          <text:list-item>
            <text:p text:style-name="P86">Pesquisa por todos os campos;</text:p>
          </text:list-item>
          <text:list-item>
            <text:p text:style-name="P86">Possibilidade de busca a partir de determinada data;</text:p>
          </text:list-item>
          <text:list-item>
            <text:p text:style-name="P86">Possibilidade de filtrar buscas por campos definidos em caixa de seleção;</text:p>
          </text:list-item>
          <text:list-item>
            <text:p text:style-name="P86">Refinamento da busca por frase (adjacência);</text:p>
          </text:list-item>
          <text:list-item>
            <text:p text:style-name="P86">Refinamento de busca por operador booleano (AND, NOT, OR, ADJACENTE, TRUNCADO)</text:p>
          </text:list-item>
          <text:list-item>
            <text:p text:style-name="P86">Buscas por termos truncados à direita;</text:p>
          </text:list-item>
          <text:list-item>
            <text:p text:style-name="P86">Buscas por proximidade entre os termos;</text:p>
          </text:list-item>
          <text:list-item>
            <text:p text:style-name="P86">Buscas por distância entre os termos;</text:p>
          </text:list-item>
          <text:list-item>
            <text:p text:style-name="P86">Busca interativa a partir da seleção de descritores apresentados na referência;</text:p>
          </text:list-item>
          <text:list-item>
            <text:p text:style-name="P86">Busca interativa a partir da seleção de termos do índice;</text:p>
          </text:list-item>
          <text:list-item>
            <text:p text:style-name="P86">Capacidade de ordenar e classificar resultado da busca por autor, título, classe, data;</text:p>
          </text:list-item>
          <text:list-item>
            <text:p text:style-name="P86">Visualização do resultado da pesquisa em forma de referência bibliográfica breve ou completa (com resumo), de acordo com a ABNT;</text:p>
          </text:list-item>
          <text:list-item>
            <text:p text:style-name="P86">Visualização do resultado da pesquisa em forma de catálogo de acordo com a AACR2 (nível 2);</text:p>
          </text:list-item>
          <text:list-item>
            <text:p text:style-name="P86">Visualização de todos os registros recuperados;</text:p>
          </text:list-item>
          <text:list-item>
            <text:p text:style-name="P86">Possibilidade de selecionar a quantidade de registros a serem exibidos em cada página (Por padrão, são exibidos de 20 em 20);</text:p>
          </text:list-item>
          <text:list-item>
            <text:p text:style-name="P86">Visualização do número de registros recuperados;</text:p>
          </text:list-item>
          <text:list-item>
            <text:p text:style-name="P86"><text:soft-page-break/>Visualização dos registros numerados (ex: 1/2, 2/2);</text:p>
          </text:list-item>
          <text:list-item>
            <text:p text:style-name="P86">Capacidade de selecionar registros do resultado da pesquisa e imprimir;</text:p>
          </text:list-item>
          <text:list-item>
            <text:p text:style-name="P86">Capacidade de salvar os registros selecionados do resultado da pesquisa;</text:p>
          </text:list-item>
          <text:list-item>
            <text:p text:style-name="P86">Visualização do cabeçalho com identificação do assunto pesquisado e do número de referências dos registros gravados;</text:p>
          </text:list-item>
          <text:list-item>
            <text:p text:style-name="P86">Indicação do status do documento pesquisado (emprestado, em tratamento ou disponível);</text:p>
          </text:list-item>
          <text:list-item>
            <text:p text:style-name="P86">Indicação do status do periódico pesquisado (corrente, encerrado, suspenso);</text:p>
          </text:list-item>
          <text:list-item>
            <text:p text:style-name="P86">Disseminação seletiva de informações (DSI);</text:p>
          </text:list-item>
          <text:list-item>
            <text:p text:style-name="P86">Gerenciamento de qualquer tipo de documento;</text:p>
          </text:list-item>
          <text:list-item>
            <text:p text:style-name="P86">Geração de relatórios e estatísticas e gráficos;</text:p>
          </text:list-item>
          <text:list-item>
            <text:p text:style-name="P86">Elaboração e impressão de bibliografias em formato ABNT;</text:p>
          </text:list-item>
          <text:list-item>
            <text:p text:style-name="P86">Inventário automático (código de barras);</text:p>
          </text:list-item>
          <text:list-item>
            <text:p text:style-name="P86">Suporte Técnico local e remoto;</text:p>
          </text:list-item>
          <text:list-item>
            <text:p text:style-name="P86">Garantia de manutenção mediante contrato de prestação de serviços;</text:p>
          </text:list-item>
          <text:list-item>
            <text:p text:style-name="P86">Freqüência de atualização do software * Semestral;</text:p>
          </text:list-item>
          <text:list-item>
            <text:p text:style-name="P86">Distribuição de novas versões para download gratuito no site do autor (www.elysio.com.br);</text:p>
          </text:list-item>
        </text:list>
        <text:h text:style-name="P19" text:outline-level="1">Créditos <text:span text:style-name="Footnote_20_Symbol"><text:span text:style-name="T48"><text:note text:id="ftn1" text:note-class="footnote"><text:note-citation text:label=""></text:note-citation><text:note-body><text:p text:style-name="Standard"><text:s/><text:span text:style-name="T55">Esta versão do PHL contém as recomendações advindas da "Reunión Técnica del Proyecto ABCD" realizada na Bireme/OPS/OMS em 1 de julho de 2002, na qual participaram Ernesto Spinak (ABCD-Uruguay), Elysio M.S.Oliveira (PHL-Brasil), Carmen (CEPIS-Peru), Jorge Walters (BIREME). Contém também sugestões de centenas de outros usuários.</text:span></text:p><text:p text:style-name="Footnote"/></text:note-body></text:note></text:span></text:span><text:alphabetical-index-mark text:string-value="Créditos"/><text:span text:style-name="Footnote_20_Symbol"><text:span text:style-name="T48"/></text:span></text:h>
        <text:p text:style-name="Standard"/>
        <text:p text:style-name="Standard">Pessoas que participaram do processo de avaliação das versões do PHL, enviando críticas e sugestões:</text:p>
        <text:p text:style-name="Standard"/>
        <text:list text:style-name="L3">
          <text:list-item>
            <text:p text:style-name="P87">Aline Bianchet (Ritter)</text:p>
          </text:list-item>
          <text:list-item>
            <text:p text:style-name="P87">Ana Rezende (Uniandrade)</text:p>
          </text:list-item>
          <text:list-item>
            <text:p text:style-name="P87">Antonio Carlos (Nippon)</text:p>
          </text:list-item>
          <text:list-item>
            <text:p text:style-name="P87">Angelo Alberto Delben Filho (Unipac)</text:p>
          </text:list-item>
          <text:list-item>
            <text:p text:style-name="P87"><text:span text:style-name="T46">Cristiane Dapper Leal (R</text:span><text:span text:style-name="T46">itter)</text:span></text:p>
          </text:list-item>
          <text:list-item>
            <text:p text:style-name="P90">Cristiane de Mattos (Ritter)</text:p>
          </text:list-item>
          <text:list-item>
            <text:p text:style-name="P87">Cristiano Moraes (Ritter)</text:p>
          </text:list-item>
          <text:list-item>
            <text:p text:style-name="P87">Cristine Dias da Rocha (Ritter)</text:p>
          </text:list-item>
          <text:list-item>
            <text:p text:style-name="P87">Eduardo Diniz Amaral (Unimontes)</text:p>
          </text:list-item>
          <text:list-item>
            <text:p text:style-name="P87">Elida Chavier da Silva (UFSJ)</text:p>
          </text:list-item>
          <text:list-item>
            <text:p text:style-name="P87">Elisandra Knoop (Ritter)</text:p>
          </text:list-item>
          <text:list-item>
            <text:p text:style-name="P87">Eunice Pigozzo (Cesf)</text:p>
          </text:list-item>
          <text:list-item>
            <text:p text:style-name="P87">Filipe Santos dos Santos (Ritter)</text:p>
          </text:list-item>
          <text:list-item>
            <text:p text:style-name="P87">Gentil da Costa Sobrinho (Ritter)</text:p>
          </text:list-item>
          <text:list-item>
            <text:p text:style-name="P87">Giovani Mendonça (UFSJ)</text:p>
          </text:list-item>
          <text:list-item>
            <text:p text:style-name="P87">Hilda Maria Fiuza Abras Reinehr (Ritter)</text:p>
          </text:list-item>
          <text:list-item>
            <text:p text:style-name="P87">Ilário Zandonade, Pe. (Salesianos)</text:p>
          </text:list-item>
          <text:list-item>
            <text:p text:style-name="P87">Jânio (Unirg)</text:p>
          </text:list-item>
          <text:list-item>
            <text:p text:style-name="P87">Larissa Padilha Machado (Ritter)</text:p>
          </text:list-item>
          <text:list-item>
            <text:p text:style-name="P87">Leandro Rodor (Polinf-DF)</text:p>
          </text:list-item>
          <text:list-item>
            <text:p text:style-name="P87">Leila (Unirg)</text:p>
          </text:list-item>
          <text:list-item>
            <text:p text:style-name="P87">Linda Carla (Teclim-Ufba)</text:p>
          </text:list-item>
          <text:list-item>
            <text:p text:style-name="P87">Marcia Campos</text:p>
          </text:list-item>
          <text:list-item>
            <text:p text:style-name="P87">Marcos Paulo Anselmo de Anselmo (Ritter)</text:p>
          </text:list-item>
          <text:list-item>
            <text:p text:style-name="P87">Maria da Graça Gomes Almeida (Ufba)</text:p>
          </text:list-item>
          <text:list-item>
            <text:p text:style-name="P87">Maria Gorete de Jesus Coutinho Cordeiro (Unimontes)</text:p>
          </text:list-item>
          <text:list-item>
            <text:p text:style-name="P87">Marida da Penha de Resende (Funrei)</text:p>
          </text:list-item>
          <text:list-item>
            <text:p text:style-name="P87">Marília (Ajuris)</text:p>
          </text:list-item>
          <text:list-item>
            <text:p text:style-name="P87">Maristela Hilgemann (Ritter)</text:p>
          </text:list-item>
          <text:list-item>
            <text:p text:style-name="P87">Paulo César dos Santos (Funrei)</text:p>
          </text:list-item>
          <text:list-item>
            <text:p text:style-name="P87">Paulo Ricardo Kroehne de Lima (Ritter)</text:p>
          </text:list-item>
          <text:list-item>
            <text:p text:style-name="P87">Ronaldo Ghellere (Unifoz)</text:p>
          </text:list-item>
          <text:list-item>
            <text:p text:style-name="P87">Rosana Cardoso Pereira (Ritter)</text:p>
          </text:list-item>
          <text:list-item>
            <text:p text:style-name="P87">Rosane de Fátima (Funrei)</text:p>
          </text:list-item>
          <text:list-item>
            <text:p text:style-name="P87">Sônia Bernini (Uniandrade)</text:p>
          </text:list-item>
          <text:list-item>
            <text:p text:style-name="P87">Sônia Burnier (IBICT)</text:p>
          </text:list-item>
          <text:list-item>
            <text:p text:style-name="P87">Sônia Nunes (Servcon)</text:p>
          </text:list-item>
          <text:list-item>
            <text:p text:style-name="P87">Tatiana Nunes (Ritter)</text:p>
          </text:list-item>
          <text:list-item>
            <text:p text:style-name="P87">Thiago Demarchi da Silva (Ritter)</text:p>
          </text:list-item>
          <text:list-item>
            <text:p text:style-name="P87">Valdinéia Barreto Ferreira (Ufba)</text:p>
          </text:list-item>
          <text:list-item>
            <text:p text:style-name="P87">Vandré Teixeira (Pallotina)</text:p>
          </text:list-item>
          <text:list-item>
            <text:p text:style-name="P87">Zuleica de Carvalho Tolfo (Ritter)</text:p>
          </text:list-item>
        </text:list>
        <text:p text:style-name="Standard"/>
        <text:p text:style-name="negrito">Dicas de programação:</text:p>
        <text:list text:style-name="L4">
          <text:list-item>
            <text:p text:style-name="P88">Adalberto Otranto Tardelli (Bireme)</text:p>
          </text:list-item>
          <text:list-item>
            <text:p text:style-name="P88">Ricardo Piva (Bireme)</text:p>
          </text:list-item>
        </text:list>
        <text:h text:style-name="P19" text:outline-level="1">Novidades<text:alphabetical-index-mark text:string-value="Novidades"/> desta versão</text:h>
        <text:p text:style-name="Standard"/>
        <text:list text:style-name="L5">
          <text:list-item>
            <text:p text:style-name="P89">Rotina de auto-empréstimo para determinada classe de usuário</text:p>
          </text:list-item>
          <text:list-item>
            <text:p text:style-name="P89">Rotina de devolução expressa</text:p>
          </text:list-item>
          <text:list-item>
            <text:p text:style-name="P89">Novo formato de visualização de registros (árvore hierárquica) - FRBR</text:p>
          </text:list-item>
          <text:list-item>
            <text:p text:style-name="P89">Implementado o recurso Wiki (folksonomia) que permite a grupos específicos de usuários anexarem comentários às citações bibliográficas;</text:p>
          </text:list-item>
          <text:list-item>
            <text:p text:style-name="P89">Simplificado o processo de configuração do PHL;</text:p>
          </text:list-item>
          <text:list-item>
            <text:p text:style-name="P89">Criada nova forma, muito mais amigável, para a criação de novas opções de tipos de usuários, tipos de objetos e tipos de conteúdo;</text:p>
          </text:list-item>
          <text:list-item>
            <text:p text:style-name="P89">Nova rotina de diagnósticos;</text:p>
          </text:list-item>
          <text:list-item>
            <text:p text:style-name="P89">Ao visualizar cada registro resultante de uma busca no modo de edição, o sistema efetua um diagnóstico completo do registro e apresenta mensagens de alerta ou erro. Também ao salvar um registro criado ou editado, o sistema passa a apresentar mensagens de alerta ou de erro. Ao executar a rotina de diagnóstico é apresentado em cada registro de alerta ou erro, um link que abre o registro para correção;</text:p>
          </text:list-item>
          <text:list-item>
            <text:p text:style-name="P89">Permissões de acesso à várias unidades;</text:p>
          </text:list-item>
          <text:list-item>
            <text:p text:style-name="P89">Torna-se possível indicar mais que uma unidade de acesso para cada funcionário;</text:p>
          </text:list-item>
          <text:list-item>
            <text:p text:style-name="P89">Criado atalhos para a criação de novos registros nas tabelas de controle de vocabulário, autoridades e classificação caso o resultado de uma busca em uma destas tabelas tenha resultado negativo;</text:p>
          </text:list-item>
          <text:list-item>
            <text:p text:style-name="P89">Substituída a rotina de controle de conexões. A rotina de controle de conexões à área restrita do PHL passa a ser feita através de "cookie" e não mais a partir da base de dados de conexões. Esta alteração evita bloqueios na base de dados de conexões, freqüentes nas versões anteriores do PHL e ocasionadas por falta de energia elétrica na ausência de equipamento de segurança (no-break). Problema muito comum aos usuários da versão gratuita do PHL em servidores locais (localhost);</text:p>
          </text:list-item>
          <text:list-item>
            <text:p text:style-name="P89">Implementado novos controles sobre registros criados e/ou editados;</text:p>
          </text:list-item>
          <text:list-item>
            <text:p text:style-name="P89">O arquivo de "log que registra as intervenções nas bases de dados, além de registrar dados sobre os usuários e bases de dados que sofreram intervenções, passa a registrar também a alteração efetuada no registro, proporcionando assim um maior controle sobre as alterações efetuadas em qualquer um dos bancos de dados utilizados pelo PHL;</text:p>
          </text:list-item>
          <text:list-item>
            <text:p text:style-name="P89">Criado formulários personalizados para entrada e edição de dados, específicos segundo o tipo de documento;</text:p>
          </text:list-item>
          <text:list-item>
            <text:p text:style-name="P89">Alterada a rotina de configuração do formulário da Base de dados Catálogo, permitindo não só habilitar ou desabilitar campos, como também, definir novos campos de dados; </text:p>
          </text:list-item>
          <text:list-item>
            <text:p text:style-name="P89">Alterada a rotina de diagnóstico de registros, permitindo maior controle sobre as inconsistências;</text:p>
          </text:list-item>
          <text:list-item>
            <text:p text:style-name="P89">Alterada a rotina de configuração do formulário da Base de dados Kardex, permitindo não só habilitar ou desabilitar campos, como também, definir novos campos de dados; </text:p>
          </text:list-item>
          <text:list-item>
            <text:p text:style-name="P89">As configurações de tipo de usuário, tipo de documento, tipo de conteúdo, tipo de idioma, etc. que irão compor as caixas de seleção dos formulários da Base de dados Catálogo, Base de dados Tombo, Base de dados Kardex e Base de dados Usuários passam a ser feitas em bases de dados específicas;</text:p>
          </text:list-item>
          <text:list-item>
            <text:p text:style-name="P89">Criado campos de dados que permite a definição de regras para a circulação, evitando-se assim, a necessidade de se criar regras específicas de circulação segundo tipo de usuário e documento quando desnecessárias;</text:p>
          </text:list-item>
          <text:list-item>
            <text:p text:style-name="P89">As definições das opções que irão fazer parte das caixas de seleção do formulário da Base de dados Kardex e Base de dados Tombo passam a serem feitas em bases de dados específicas;</text:p>
          </text:list-item>
          <text:list-item>
            <text:p text:style-name="P89">A criação de regras de prazos e quantidades passa a ser necessária somente para os casos excepcionais, ou seja, para os casos que não deverão seguir as regras gerais definidas na <text:span text:style-name="T9">Base de dados Configuração das bibliotecas</text:span>. Esta base de dados passa a ser distribuída sem nenhuma regra pré-definida. </text:p>
          </text:list-item>
          <text:list-item>
            <text:p text:style-name="P89">O calendário foi estendido até o ano de 2020; </text:p>
          </text:list-item>
          <text:list-item>
            <text:p text:style-name="P89">A base de dados de mensagens passa a registrar somente as mensagens de uso restrito do sistema. As mensagens referentes aos tipos de documentos, tipos de usuário e tipos de conteúdo passam a fazer parte de bases de dados específicas de configurações. Esta decisão visa facilitar a compatibilidade entre as versões do PHL, tornando menos complexo o trabalho de atualização de versões do PHL.</text:p>
          </text:list-item>
        </text:list>
        <text:h text:style-name="P19" text:outline-level="1"><text:alphabetical-index-mark text:string-value="Instalação em rede" text:main-entry="true"/>Instalação do PHL em <text:alphabetical-index-mark text:string-value="Servidores de rede" text:main-entry="true"/>servidores de rede</text:h>
        <text:p text:style-name="P13"/>
        <text:p text:style-name="P13">O processo de instalação do PHL em um servidor de rede (<text:alphabetical-index-mark text:string-value="Intranet" text:main-entry="true"/>intranet e/ou <text:alphabetical-index-mark text:string-value="Internet" text:key1="Servidores de rede"/>internet), não é uma tarefa muito simples, principalmente quando se utiliza o IIS (<text:alphabetical-index-mark text:string-value="IIS" text:key1="Servidores de rede"/>Internet Information Server) da Microsoft. Para a instalação nestes servidores, recomendamos inicialmente efetuar a instalação do PHL utilizando o programa de instalação para SO Windows, distribuído gratuitamente no site do autor. Esta instalação deve ser feita inicialmente em uma máquina isolada e desprovida de qualquer programa servidor. <text:s/>Este instalador, irá instalar o PHL e também um programa servidor de HTTP denominado “TinyWeb”, criando assim, nesta máquina isolada, um ambiente TCP/IP com IP padrão (127.0.0.1). <text:s/>Para testar a instalação, clique sobre o atalho “PHL82” que foi adicionado na área de trabalho, para que o servidor seja ativado e o PHL executado. </text:p>
        <text:p text:style-name="P13"/>
        <text:p text:style-name="P13">Nesta instalação padrão, o programa de instalação irá criar no disco o diretório “<text:a xlink:type="simple" xlink:href="../../../phl_versoes/phl8">c:\phl82</text:a>” e é este diretório que será servido através do endereço “<text:a xlink:type="simple" xlink:href="http://127.0.0.1:8080/">http://127.0.0.1:8080</text:a>” ou <text:s/>“<text:a xlink:type="simple" xlink:href="http://localhost:8080/">http://localhost:8080</text:a>”. <text:s/>Portanto, somente o conteúdo dos subdiretórios do “<text:a xlink:type="simple" xlink:href="../../../phl_versoes/phl8">c:\phl82</text:a>” é que deverão ser copiados para o diretório servido pelo seu IIS. Por exemplo, se o IIS que serve o DNS da sua instituição estiver configurado para servir o diretório “c:\inetpub\wwwroot”, os subdiretórios do “<text:a xlink:type="simple" xlink:href="../../../phl_versoes/phl8">c:\phl8</text:a>” deverão ser copiados para este diretório. Veja abaixo o mapa de instalação do PHL com o “TinyWeb” e de como teria que ficar em um <text:s/>servidor IIS:</text:p>
        <text:p text:style-name="P13"/>
        <text:p text:style-name="P13">Servidor TinyWeb (instalação local)</text:p>
        <text:p text:style-name="P13"/>
        <text:p text:style-name="P26">c:\phl82\cgi-bin</text:p>
        <text:p text:style-name="P26">c:\phl82\cgi-bin\phl82</text:p>
        <text:p text:style-name="P26">c:\phl82\cgi-bin\phl82\tabs</text:p>
        <text:p text:style-name="P26">c:\phl82\bases</text:p>
        <text:p text:style-name="P26">c:\phl82\html</text:p>
        <text:p text:style-name="P26">c:\phl82\html\css</text:p>
        <text:p text:style-name="P26">c:\phl82\html\img</text:p>
        <text:p text:style-name="P26">c:\phl82\html\xsl</text:p>
        <text:p text:style-name="P26">c:\phl82\html\js</text:p>
        <text:p text:style-name="P26"/>
        <text:p text:style-name="P13">Servidor IIS (instalação padrão)</text:p>
        <text:p text:style-name="P13"/>
        <text:p text:style-name="P26">c:\inetpub\wwwroot\cgi-bin</text:p>
        <text:p text:style-name="P26">c:\inetpub\wwwroot\cgi-bin\phl82</text:p>
        <text:p text:style-name="P26">c:\inetpub\wwwroot\cgi-bin\phl82\tabs</text:p>
        <text:p text:style-name="P26">c:\inetpub\wwwroot\bases</text:p>
        <text:p text:style-name="P26">c:\inetpub\wwwroot\www</text:p>
        <text:p text:style-name="P26">c:\inetpub\wwwroot\www\html</text:p>
        <text:p text:style-name="P26">c:\inetpub\wwwroot\www\html\css</text:p>
        <text:p text:style-name="P26">c:\inetpub\wwwroot\www\html\img</text:p>
        <text:p text:style-name="P26">c:\inetpub\wwwroot\www\html\xsl</text:p>
        <text:p text:style-name="P26">c:\inetpub\wwwroot\www\html\js</text:p>
        <text:p text:style-name="P13"/>
        <text:p text:style-name="P13">Após estas cópias, o arquivo “c:\inetpub\wwwroot\cgi-bin\phl82.cip” deverá ser editado e reconfigurado conforme exemplo abaixo:</text:p>
        <text:p text:style-name="P13"/>
        <text:p text:style-name="P26">index.html=/inetpub/wwwroot/www/html/index.html</text:p>
        <text:p text:style-name="P26">phl.css=c:/inetpub/wwwroot/www/html/css/phl.css</text:p>
        <text:p text:style-name="P26">phl_*=c:/inetpub/wwwroot/bases/phl_*</text:p>
        <text:p text:style-name="P26">001_*=c:/inetpub/wwwroot/bases/001_*</text:p>
        <text:p text:style-name="P26">tab_*=c:/inetpub/wwwroot/cgi-bin/phl82/tabs/tab_*</text:p>
        <text:p text:style-name="P26">uctab=c:/inetpub/wwwroot/bases/uctab</text:p>
        <text:p text:style-name="P26">actab=c:/inetpub/wwwroot/bases/actab</text:p>
        <text:p text:style-name="P13"/>
        <text:p text:style-name="P13">Para a instalação do em servidores <text:alphabetical-index-mark-start text:id="IMark107906884" text:key1="Servidores de rede"/>APACHE<text:alphabetical-index-mark-end text:id="IMark107906884"/>, com SO Linux ou FreeBSD, recomendamos descompactar o arquivo “phl82_xxxxxx.tar.gz” na raiz do disco da máquina servidora e incluir nas configurações do APACHE (<text:alphabetical-index-mark-start text:id="IMark107348692" text:main-entry="true"/>httpd<text:alphabetical-index-mark-end text:id="IMark107348692"/>.conf), áliases para o seguinte mapa de instalação:</text:p>
        <text:p text:style-name="P13"><text:soft-page-break/></text:p>
        <text:p text:style-name="P26">/http/ (diretório ServerRoot)</text:p>
        <text:p text:style-name="P26">/http/cgi-bin (diretório CGI)</text:p>
        <text:p text:style-name="P26"/>
        <text:p text:style-name="P63"><text:span text:style-name="T28">Nota:</text:span><text:span text:style-name="T26"> O uso do PHL</text:span><text:span text:style-name="T29">©</text:span><text:span text:style-name="T26">Elysio em ambiente de rede (LAN, intranet e/ou internet) requer pagamento de direitos autorais através de licenciamento específico a ser fornecido pelo autor. Para obter detalhes sobre o licenciamento consulte o site do autor (www.elysio.com.br).</text:span></text:p>
        <text:h text:style-name="P20" text:outline-level="1">Configuração da Tela Principal<text:alphabetical-index-mark text:string-value="Tela principal" text:key1="Configuração"/></text:h>
        <text:p text:style-name="P15"/>
        <text:p text:style-name="P67">Nas versões anteriores do PHL, todo o processo de configuração da tela principal era feito diretamente no formulário do registro de parâmetros da base de dados “Sistema”. Esta prática foi abandonada após inúmeros relatos de problemas ocorridos devido a limitação do tamanho de um registro ISIS onde o código HTML ficava armazenado e erros frequentes de sintaxe que tornava o registro ilegível, impedindo assim a abertura do PHL. Com esta nova forma de configuração, o tamanho do código HTML de cada “frame” fica ilimitado e havendo erro de sintaxe não irá impedir a abertura do PHL.</text:p>
        <text:p text:style-name="P6"/>
        <text:p text:style-name="P6">A tela principal do PHL continua estruturada em “frames” onde cada um dos “frames” passa a trazer <text:s/>informações obtidas de arquivos HTMLs que podem ser editados e configurados pelo próprio bibliotecário. Para isso, é necessário que o bibliotecário tenha domínio da linguagem HTML. Caso não tenha este domínio, deve solicitar auxílio de um técnico de informática.</text:p>
        <text:p text:style-name="P6"/>
        <text:p text:style-name="P6">Os “frames” que compõe a tela principal do PHL são 3: superior, inferior esquerdo e inferior direito. </text:p>
        <text:p text:style-name="P6"/>
        <text:p text:style-name="P6">O frame superior é composto pelo código HTML obtido do arquivo “cabecalho.html” e pelo código HTML gerado dinamicamente pelo PHL para compor o menu horizontal de opções com base nos parâmetros fornecidos no registro de configuração da base “Sistema”. </text:p>
        <text:p text:style-name="P6"/>
        <text:p text:style-name="P6">Na distribuição padrão do PHL, o código contido no arquivo “cabecalho.html” não gera nenhum conteúdo. Caso seja atribuído algum conteúdo para apresentação, o parâmetro “Altura do cabeçalho” no formulário do registro da base de dados “Sistema” deverá ser alterado de “0” (pixels) para o número de “pixels” necessários para apresentação do conteúdo. Se este valor não for alterado, o conteúdo do arquivo “cabecalho.html” não será apresentado.</text:p>
        <text:p text:style-name="P6"/>
        <text:p text:style-name="P6">O frame inferior esquerdo é composto pelo código HTML obtido dos arquivo “logo.html” e “menu.html”. <text:s/>Dependendo do conteúdo do arquivo “logo.html”, o parâmetro “altura do logotipo” do formulário do registro da base de dados “Sistema” deverá ser alterado de “75” (pixels) para o número de “pixels” necessários para a apresentação do conteúdo. Se este valor não for alterado, somente uma parte do conteúdo do arquivo “logo.html” será apresentada. </text:p>
        <text:p text:style-name="P6"/>
        <text:p text:style-name="P6">O frame inferior direito é composto pelo código HTML obtido do arquivo “mensagens.html”. </text:p>
        <text:p text:style-name="P6"/>
        <text:p text:style-name="P6">As configurações de cores e tipos de fontes são obtidas da folha de estilos “phl.css” </text:p>
        <text:p text:style-name="P6">que é atualizada sempre que o registro de parâmetros da base de dados “Sistema” for editado.</text:p>
        <text:p text:style-name="P6"/>
        <text:p text:style-name="P6">A localização físicas dos arquivos HTMLs que compõe a página principal é aquela indicada no arquivo de parâmetros “phl82.cip”, obedecendo a seguinte sintaxe:</text:p>
        <text:p text:style-name="P6"/>
        <text:p text:style-name="P36">nome_lógico=nome_físico</text:p>
        <text:p text:style-name="P6"/>
        <text:p text:style-name="P6">Exemplos: </text:p>
        <text:p text:style-name="P6"/>
        <text:p text:style-name="P36">mensagens.html=/phl82/phl82/mensagens.html</text:p>
        <text:p text:style-name="P36">mensagens.html=/var/www/phl82/mensagens.html</text:p>
        <text:p text:style-name="P41"/>
        <text:p text:style-name="P64"/>
        <text:h text:style-name="P54" text:outline-level="1"/>
        <text:h text:style-name="P19" text:outline-level="1">Buscas<text:alphabetical-index-mark text:string-value="Buscas"/><text:alphabetical-index-mark text:string-value="Buscas"/></text:h>
        <text:p text:style-name="Standard"/>
        <text:p text:style-name="Standard">O formulário de busca apresenta as seguintes opções de buscas:</text:p>
        <text:p text:style-name="Standard"/>
        <text:p text:style-name="Standard"><text:span text:style-name="T9">Todas as palavras</text:span>: Busca no banco de dados somente os registros que contém todos os termos fornecidos na caixa de busca. Cada espaço que separa um termo do outro equivale a um <text:span text:style-name="T9">AND</text:span> de uma expressão booleana.</text:p>
        <text:p text:style-name="Standard"><text:span text:style-name="T9">Qualquer palavra</text:span>: Busca no banco de dados todos os registros que contenha qualquer um dos termos fornecidos na caixa de busca. Cada espaço que separa um termo do outro equivale a um <text:span text:style-name="T9">OR</text:span> de uma expressão booleana.</text:p>
        <text:p text:style-name="Standard"><text:span text:style-name="T9">Expressão booleana</text:span>: Permite buscas específicas a partir de uma expressão booleana com operadores de união, intersecção e exclusão de conjuntos <text:s/>(AND, OR, AND NOT) e operadores de proximidade. A expressão de busca pode conter qualquer um dos operadores previstos na linguagem de busca do CDS/ISIS<text:span text:style-name="T43">©</text:span>Unesco.</text:p>
        <text:p text:style-name="Standard"/>
        <text:p text:style-name="Standard">A<text:alphabetical-index-mark text:string-value="Rotina de buscas"/> busca pode ser expressa com um <text:span text:style-name="T9">termo simples</text:span><text:alphabetical-index-mark text:string-value="termo simples" text:key1="Buscas"/><text:span text:style-name="T9"/>, um <text:span text:style-name="T9">termo </text:span><text:alphabetical-index-mark text:string-value="termo truncado" text:key1="Buscas"/><text:span text:style-name="T9"/><text:span text:style-name="T9">truncado</text:span>, <text:span text:style-name="T9">um termo composto</text:span><text:alphabetical-index-mark text:string-value="termo composto" text:key1="Buscas"/><text:span text:style-name="T9"/>, um <text:span text:style-name="T9">elemento específico</text:span><text:alphabetical-index-mark text:string-value="elemento específico" text:key1="Buscas"/><text:span text:style-name="T9"/> , ou através de uma <text:span text:style-name="T9">expressão de busca</text:span><text:alphabetical-index-mark text:string-value="expressão de busca" text:key1="Buscas"/><text:span text:style-name="T9"/> utilizando os operadores lógicos<text:alphabetical-index-mark text:string-value="operadores lógicos" text:key1="Buscas"/> (AND), (OR) e (AND NOT) ou seus símbolos equivalentes. </text:p>
        <text:p text:style-name="negrito"/>
        <text:p text:style-name="negrito">Termo simples </text:p>
        <text:p text:style-name="Standard"/>
        <text:p text:style-name="Standard">Basta transcrever a palavra que representa o assunto desejado. O PHL<text:span text:style-name="T29">©</text:span><text:span text:style-name="T26">Elysio</text:span> reconhece todos os tipos de grafia, por exemplo: </text:p>
        <text:p text:style-name="Standard"/>
        <text:p text:style-name="Standard"><text:s text:c="2"/>HISTóRIA</text:p>
        <text:p text:style-name="Standard"><text:s text:c="2"/>HISTORIA</text:p>
        <text:p text:style-name="Standard"><text:s text:c="2"/>História</text:p>
        <text:p text:style-name="Standard"><text:s text:c="2"/>Historia</text:p>
        <text:p text:style-name="Standard"><text:s text:c="2"/>historia</text:p>
        <text:p text:style-name="Standard"><text:s text:c="2"/>hiStOria</text:p>
        <text:p text:style-name="Standard"/>
        <text:p text:style-name="negrito">Termo truncado </text:p>
        <text:p text:style-name="Standard"><text:s text:c="2"/></text:p>
        <text:p text:style-name="Standard">ECONO$</text:p>
        <text:p text:style-name="Standard"/>
        <text:p text:style-name="Standard">Utilizando o cifrão após a raiz de um termo, todas os registros que contenha qualquer palavra com a raiz fornecida serão recuperados. Na busca com a expressão acima, serão recuperados os registros que contenham as palavras: </text:p>
        <text:p text:style-name="Standard"/>
        <text:p text:style-name="Standard"><text:s text:c="2"/>ECONOMIA</text:p>
        <text:p text:style-name="Standard"><text:s text:c="2"/>ECONOMIAS</text:p>
        <text:p text:style-name="Standard"><text:s text:c="2"/>ECONÔMICO</text:p>
        <text:p text:style-name="Standard"><text:s text:c="2"/>ECONÔMICOS</text:p>
        <text:p text:style-name="Standard"><text:s text:c="2"/>ECONOMICAMENTE</text:p>
        <text:p text:style-name="Standard"/>
        <text:p text:style-name="negrito">Termo composto</text:p>
        <text:p text:style-name="Standard"/>
        <text:p text:style-name="Standard">Os termos compostos são termos obtidos a partir de um vocabulário controlado pela biblioteca (tesauro) e agregados pelo bibliotecário para a representação do conteúdo temático dos documentos. As buscas por termos compostos são mais precisas.</text:p>
        <text:p text:style-name="Standard"><text:s/></text:p>
        <text:p text:style-name="Standard"><text:s text:c="2"/>POLíTICA SOCIAL * POLíTICA ECONÔMICA</text:p>
        <text:p text:style-name="Standard"/>
        <text:p text:style-name="negrito">Expressão de busca</text:p>
        <text:p text:style-name="Standard"/>
        <text:p text:style-name="Standard">A expressão de busca é composta de elementos lógicos para a formação do conjunto de interesse. A transcrição de uma expressão de busca segue as regras da álgebra booleana de <text:soft-page-break/>operações com conjuntos. Veja abaixo alguns exemplos de expressões utilizando operadores booleanos: </text:p>
        <text:p text:style-name="Standard"/>
        <text:p text:style-name="Standard">(+) - "OU" lógico</text:p>
        <text:p text:style-name="Standard"><text:s/></text:p>
        <text:p text:style-name="Standard"><text:s text:c="2"/>HISTORIA + GEOGRAFIA</text:p>
        <text:p text:style-name="Standard"><text:s text:c="2"/>HISTORIA OR GEOGRAFIA</text:p>
        <text:p text:style-name="Standard"><text:s text:c="2"/>história + geografia</text:p>
        <text:p text:style-name="Standard"><text:s text:c="2"/>história or geografia</text:p>
        <text:p text:style-name="Standard"/>
        <text:p text:style-name="Standard">As quatro expressões produzem o mesmo resultado, ou seja, buscam todos os registros que contenham a palavra HISTóRIA ou que contenham a palavra GEOGRAFIA; </text:p>
        <text:p text:style-name="Standard"/>
        <text:p text:style-name="Standard">(*) - "E" lógico</text:p>
        <text:p text:style-name="Standard"><text:s/></text:p>
        <text:p text:style-name="Standard"><text:s text:c="2"/>HISTORIA * BRASIL</text:p>
        <text:p text:style-name="Standard"><text:s text:c="2"/>HISTORIA AND BRASIL</text:p>
        <text:p text:style-name="Standard"><text:s text:c="2"/>história * brasil</text:p>
        <text:p text:style-name="Standard"><text:s text:c="2"/>história and brasil</text:p>
        <text:p text:style-name="Standard"/>
        <text:p text:style-name="Standard">As quatro expressões produzem o mesmo resultado, ou seja, buscam todos os registros que contenham a palavra HISTóRIA e que contenham também a palavra BRASIL; </text:p>
        <text:p text:style-name="Standard"/>
        <text:p text:style-name="Standard">(AND NOT) - "E NãO" lógico</text:p>
        <text:p text:style-name="Standard"><text:s/></text:p>
        <text:p text:style-name="Standard"><text:s text:c="2"/>HISTORIA AND NOT BRASIL</text:p>
        <text:p text:style-name="Standard"><text:s text:c="2"/>história and not brasil</text:p>
        <text:p text:style-name="Standard"/>
        <text:p text:style-name="Standard">As quatro expressões produzem o mesmo resultado, ou seja, buscam todos os registros que contenham a palavra HISTóRIA menos aqueles que contenham também a palavra BRASIL;</text:p>
        <text:p text:style-name="Standard"/>
        <text:p text:style-name="Standard">Os operadores booleanos podem ser combinados em uma mesma expressão: </text:p>
        <text:p text:style-name="Standard"><text:s text:c="2"/></text:p>
        <text:p text:style-name="Standard">(história + geografia) * brasil</text:p>
        <text:p text:style-name="Standard"/>
        <text:p text:style-name="negrito">Buscas por elementos específicos:</text:p>
        <text:p text:style-name="Standard"/>
        <text:p text:style-name="Standard">Permite a busca em um elemento de dado específico do índice da base de dados através da indicação de um prefixo. Por exemplo, para efetuar uma busca no campo de descritores, utilize o prefixo DES= seguido do descritor ou palavra chave que represente o conteúdo que pretende encontrar. Os campos indexados com prefixo e seu respectivo prefixo podem ser obtidos na descrição de campos de cada uma das bases de dados utilizadas pelo PHL©Elysio.</text:p>
        <text:p text:style-name="Standard"><text:s/></text:p>
        <text:p text:style-name="Standard"><text:s text:c="2"/>DES=HISTÓRIA DO BRASIL</text:p>
        <text:p text:style-name="P16"/>
        <text:p text:style-name="Standard"/>
        <text:p text:style-name="Standard">Além das opções de buscas descritas, o formulário de busca apresenta opções para configuração da rotina de buscas através de <text:span text:style-name="T9">preferências</text:span> e um link para buscas a partir de <text:span text:style-name="T9">índices do catálogo</text:span>. </text:p>
        <text:p text:style-name="Standard"/>
        <text:p text:style-name="Standard">Para acionar o formulário de preferências de buscas, clique sobre o link [Preferências] que será apresentado um formulário de preferências.</text:p>
        <text:p text:style-name="Standard"/>
        <text:p text:style-name="P5">Opções do formulário de preferências:</text:p>
        <text:p text:style-name="Standard"/>
        <text:p text:style-name="Standard"><text:span text:style-name="T9">Bibliotecas:</text:span> Permite restringir as buscas em uma biblioteca caso o PHL©Elysio esteja sendo utilizado para administrar o sistema de bibliotecas. Ao selecionar uma biblioteca específica, todas as novas buscas estarão restritas ao catálogo da biblioteca selecionada até que esta preferência seja alterada. Por padrão, a rotina de buscas vem configurada para buscas em todas as bibliotecas.</text:p>
        <text:p text:style-name="Standard"/>
        <text:p text:style-name="Standard"><text:span text:style-name="T9">Coleção:</text:span> Permite restringir as buscas em uma coleção específica do acervo do sistema de bibliotecas ou de uma biblioteca específica. Por padrão, a rotina de buscas vem configurada para buscas em todas as coleções. </text:p>
        <text:p text:style-name="Standard"/>
        <text:p text:style-name="Standard"><text:span text:style-name="T9">Campos de dados:</text:span> Permite restringir as buscas em campos de dados específicos, tais como autor, título, data, etc. Por padrão, a rotina de buscas vem configurada considerando todos os campos de dados do registro bibliográfico.</text:p>
        <text:p text:style-name="Standard"><text:s/></text:p>
        <text:p text:style-name="Standard"><text:span text:style-name="T9">Formato de exibição:</text:span> Permite a escolha de um formato de apresentação para os resultados de buscas. Por padrão, a rotina de buscas vem configurada para apresentar os registros em um formato denominado "Completo".</text:p>
        <text:p text:style-name="Standard"/>
        <text:p text:style-name="P46">Os formatos disponíveis são:</text:p>
        <text:p text:style-name="P46"/>
        <text:p text:style-name="P23"><text:span text:style-name="T10">Completo:</text:span> <text:span text:style-name="T62">Apresenta os registros no formato ABNT NBR6023,</text:span><text:alphabetical-index-mark text:string-value="ABNT NBR6023"/><text:span text:style-name="T62"/><text:span text:style-name="T62"> incluindo notas de conteúdo, resumo, palavras-chave e a imagem do objeto catalogado quando houver. </text:span></text:p>
        <text:p text:style-name="P43"/>
        <text:p text:style-name="P23"><text:span text:style-name="T62">Cada registro é apresentado sob uma barra em destaque fornecendo informações sobre o tipo do objeto, quantidade de exemplares do acervo, link para seleção do registro, link para reservas (</text:span><text:span text:style-name="T13">caso o usuário esteja navegando na área de acesso restrito aos usuários matriculados na biblioteca</text:span><text:span text:style-name="T62">) e um link (</text:span><text:span text:style-name="T13">status</text:span><text:span text:style-name="T62">) que apresenta uma tabela com a situação de cada um dos exemplares do acervo. </text:span></text:p>
        <text:p text:style-name="P43"/>
        <text:p text:style-name="P43">Esta barra em destaque, apresenta também, na forma de esferas coloridas informações sobre a situação geral do documento, ou seja, se existem exemplares disponíveis, emprestados, reservados, de consulta local ou extraviados:</text:p>
        <text:p text:style-name="P43"/>
        <text:p text:style-name="P23">Significado das cores das esferas na barra de destaque:</text:p>
        <text:p text:style-name="P23"/>
        <text:p text:style-name="P23"><draw:frame draw:style-name="fr3" draw:name="figura1" text:anchor-type="as-char" svg:width="0.339cm" svg:height="0.339cm" draw:z-index="1"><draw:image xlink:href="Pictures/100002000000001000000010685CDE20.gif" xlink:type="simple" xlink:show="embed" xlink:actuate="onLoad"/></draw:frame> Significa que o título possui exemplares que podem ser emprestados.<text:span text:style-name="T2"> </text:span><text:span text:style-name="T6">Não</text:span><text:span text:style-name="T5"> significa que existem exemplares disponíveis para consulta ou para o empréstimo</text:span><text:span text:style-name="T6">.</text:span> Para se obter esta informação há que consultar a tabela de status.</text:p>
        <text:p text:style-name="P23"/>
        <text:p text:style-name="P23"><draw:frame draw:style-name="fr4" draw:name="figura2" text:anchor-type="as-char" svg:width="0.339cm" svg:height="0.339cm" draw:z-index="2"><draw:image xlink:href="Pictures/100002000000001000000010727E6EC1.gif" xlink:type="simple" xlink:show="embed" xlink:actuate="onLoad"/></draw:frame> significa que o título possui algum exemplar emprestado.</text:p>
        <text:p text:style-name="P23"/>
        <text:p text:style-name="P23"><draw:frame draw:style-name="fr4" draw:name="figura3" text:anchor-type="as-char" svg:width="0.339cm" svg:height="0.339cm" draw:z-index="3"><draw:image xlink:href="Pictures/100002000000001000000010B45B6CCC.gif" xlink:type="simple" xlink:show="embed" xlink:actuate="onLoad"/></draw:frame> significa que existe reserva para o título</text:p>
        <text:p text:style-name="P23"/>
        <text:p text:style-name="P23"><draw:frame draw:style-name="fr4" draw:name="figura4" text:anchor-type="as-char" svg:width="0.339cm" svg:height="0.339cm" draw:z-index="4"><draw:image xlink:href="Pictures/100002000000001000000010620D65E1.gif" xlink:type="simple" xlink:show="embed" xlink:actuate="onLoad"/></draw:frame> significa que o título possui exemplar para consulta local. <text:span text:style-name="T6">Não</text:span><text:span text:style-name="T5"> significa que o exemplar de consulta local se encontra disponível no momento</text:span><text:span text:style-name="T10">.</text:span> Para se obter esta informação há que consultar a tabela de status.</text:p>
        <text:p text:style-name="P23"><text:s text:c="10"/></text:p>
        <text:p text:style-name="P23"><draw:frame draw:style-name="fr4" draw:name="figura5" text:anchor-type="as-char" svg:width="0.339cm" svg:height="0.339cm" draw:z-index="5"><draw:image xlink:href="Pictures/1000020000000010000000100145EA5F.gif" xlink:type="simple" xlink:show="embed" xlink:actuate="onLoad"/></draw:frame> significa que o título possui exemplar que está extraviado</text:p>
        <text:p text:style-name="P23"/>
        <text:p text:style-name="P46"><text:soft-page-break/></text:p>
        <text:p text:style-name="P23">Os registros quando apresentados no formato completo podem ser apresentados por ordem inversa <text:span text:style-name="T13">(os últimos registros catalogados são apresentados no ínicio do resultado de busca)</text:span> <text:s/>ou por ordem de entrada na base de dados <text:span text:style-name="T13">(os primeiros registros catalogados aparecem no ínicio do resultado de busca).</text:span></text:p>
        <text:p text:style-name="P23"/>
        <text:p text:style-name="P23"><text:span text:style-name="T10">Curto</text:span><text:alphabetical-index-mark text:string-value="Formato curto"/><text:span text:style-name="T10"/><text:span text:style-name="T10">:</text:span> Apresenta os registros em um formato abreviado, seguindo as regras da ABNT NBR6023, eliminando notas de conteúdo, resumos e descritores. O conjunto de registros apresentados neste formato pode ser ordenado por autor, título, data e classificação.</text:p>
        <text:p text:style-name="P23"/>
        <text:p text:style-name="P23"><text:span text:style-name="T10">Referência</text:span><text:alphabetical-index-mark text:string-value="Formato referência"/><text:span text:style-name="T10"/><text:span text:style-name="T10">:</text:span> Apresenta os registros com todos os elementos essenciais de uma referência bibliográfica no padrão da ABNT-NBR6023. O conjunto de registros apresentados neste formato pode ser ordenado por autor, título, data e classificação.</text:p>
        <text:p text:style-name="P23"/>
        <text:p text:style-name="P23"><text:span text:style-name="T10">Tabela</text:span><text:alphabetical-index-mark text:string-value="Formato tabela"/><text:span text:style-name="T10"/><text:span text:style-name="T10">:</text:span> Apresenta os registros em uma tabela que podem ser copiados e colados em uma planilha tipo excel.</text:p>
        <text:p text:style-name="P23"/>
        <text:p text:style-name="P23"><text:span text:style-name="T10">Exportação</text:span><text:alphabetical-index-mark text:string-value="Formato de exportação"/><text:span text:style-name="T10"/><text:span text:style-name="T10">:</text:span> Apresenta os registros em um formato de exportação e permite que o registro seja copiado e colado na caixa de importação da rotina de importação do PHL©Elysio.</text:p>
        <text:p text:style-name="P23"/>
        <text:p text:style-name="P23"><text:span text:style-name="T9">Vancouver</text:span>:<text:alphabetical-index-mark text:string-value="Formato Vancouver"/> Apresenta os registros no formato de Vancouver. A apresentação correta dos elementos de dados neste formato depende da forma em que o bibliotecário padronizou cada um destes elementos. A informação sobre tipo de documento apresentada neste formato é extraída do conteúdo do campo #71 (tipo de conteúdo) do catálogo. Se este campo não estiver corretamente preenchido, a citação não obedecerá as regras deste formato.</text:p>
        <text:p text:style-name="P23"/>
        <text:p text:style-name="P23"><text:span text:style-name="T10">FRBR</text:span><text:alphabetical-index-mark text:string-value="Formato FRBR"/><text:span text:style-name="T10"/><text:span text:style-name="T10">:</text:span> Apresenta os registros em uma árvore hierárquica com base nas recomendações da IFLA através do relatório entitulado de FRBR (<text:span text:style-name="T13">Functional requirements for bibliographic records: final report</text:span>). Os registros descritos em níveis maiores, são apresentados como nós da árvore. Clicando-se em cada nó, a árvore é expandida dinâmicamente, apresentando suas ramificações de níveis intermediários ou menores. Por exemplo, todos os registros bibliográficos de nível “c - coleção de periódicos” e de nível “m - monográfico” são apresentados como nós da árvore. Os registros de nível “s - fascículos de periódicos” são apresentados como sub-nós da árvore e os registros de nível bibliográfico “a - analítica de periódico ou de uma monografia” são apresentados como ramificações da árvore.</text:p>
        <text:p text:style-name="Standard"/>
        <text:p text:style-name="Standard"/>
        <text:p text:style-name="Standard"><text:span text:style-name="T9">Registros por páginas:</text:span> Permite definir a quantidade de registros que serão apresentados em cada página do resultado de uma busca. Por padrão, a rotina de buscas vem configurada para apresentar uma quantidade de 10 registros por páginas.</text:p>
        <text:p text:style-name="Standard"/>
        <text:p text:style-name="Standard"><text:span text:style-name="T9">Idiomas:</text:span> Permite restringir as buscas pelo tipo de idioma do documento. Por padrão, a rotina de buscas vem configurada sem nenhuma restrição de idioma.</text:p>
        <text:p text:style-name="Standard"/>
        <text:p text:style-name="Standard"><text:span text:style-name="T9">Tipo de documento:</text:span> Permite restringir as buscas pelo tipo de documento. Por padrão, a rotina de buscas vem configurada sem nenhuma restrição de tipo de documento.</text:p>
        <text:p text:style-name="Standard"/>
        <text:p text:style-name="Standard"><text:span text:style-name="T9">Tipo de suporte:</text:span> Permite restringir as buscas pelo tipo de suporte do documento. Por padrão, a rotina de buscas vem configurada sem nenhuma restrição de tipo de suporte.</text:p>
        <text:p text:style-name="Standard"/>
        <text:p text:style-name="Standard"><text:span text:style-name="T9">Tipo de conteúdo:</text:span> Permite restringir as buscas pelo tipo de conteúdo do documento. Por padrão, a rotina de buscas vem configurada sem nenhuma restrição de tipo de conteúdo.</text:p>
        <text:p text:style-name="Standard"/>
        <text:p text:style-name="P3">Buscas através de índices</text:p>
        <text:p text:style-name="negrito"/>
        <text:p text:style-name="Standard"><text:soft-page-break/>O formulário de buscas apresenta um link que dá acesso ao menu de seleção de índices de buscas. As opções disponíveis são:</text:p>
        <text:p text:style-name="Standard"><text:s/></text:p>
        <text:list text:style-name="WW8Num5">
          <text:list-item>
            <text:p text:style-name="P91">Autores</text:p>
          </text:list-item>
          <text:list-item>
            <text:p text:style-name="P91">Títulos</text:p>
          </text:list-item>
          <text:list-item>
            <text:p text:style-name="P91">Assunto</text:p>
          </text:list-item>
          <text:list-item>
            <text:p text:style-name="P91">Periódicos</text:p>
          </text:list-item>
        </text:list>
        <text:p text:style-name="Standard"/>
        <text:p text:style-name="Standard">Selecionado o índice desejado, o PHL©Elysio irá apresentar uma caixa de texto que permite ao usuário indicar uma letra ou iniciais da palavra que irão definir a composição do índice. O índice será apresentado em uma caixa de seleção. Basta clicar sobre a opção desejada que a busca será executada. </text:p>
        <text:p text:style-name="Standard"/>
        <text:p text:style-name="P14"><text:span text:style-name="T20">Nota:</text:span><text:span text:style-name="T13"> As opções apresentadas nas caixas de seleção do formulário de preferências são compostas a partir de informações obtidas do catálogo e não das tabelas de opções definidas pelo bibliotecário. Assim sendo, as caixas de seleção de preferências por </text:span><text:span text:style-name="T15">idioma</text:span><text:span text:style-name="T13">, </text:span><text:span text:style-name="T15">tipo de documento</text:span><text:span text:style-name="T13">, </text:span><text:span text:style-name="T15">tipo de suporte</text:span><text:span text:style-name="T13">, </text:span><text:span text:style-name="T15">tipo de coleção</text:span><text:span text:style-name="T13"> e </text:span><text:span text:style-name="T15">tipo de conteúdo</text:span><text:span text:style-name="T13"> irão apresentar somente as opções obtidas a partir de documentos catalogados e não a partir das opções definidas pelo bibliotecário nas configurações do sistema. Somente opções que resultarão em buscas positivas é que serão apresentadas.</text:span></text:p>
        <text:p text:style-name="Standard"/>
        <text:p text:style-name="Standard"/>
        <text:h text:style-name="P19" text:outline-level="1">Serviços / Renovações / Reservas</text:h>
        <text:p text:style-name="P13"/>
        <text:p text:style-name="P13">Rotina que permite aos funcionários da biblioteca ou usuários matriculados o acesso aos serviços oferecidos pela biblioteca. O acesso a esta área é feito mediante uma chave de acesso composta de um “login” e “senha”.</text:p>
        <text:p text:style-name="P13"/>
        <text:p text:style-name="P13">O processo de criação de permissões para um funcionário da biblioteca é feito através da criação de um registro de permissão na base de dados “Permissões”. Somente o responsável pela biblioteca terá autorização para criação e definição de permissões de acesso para os funcionários da biblioteca. </text:p>
        <text:p text:style-name="P13"/>
        <text:p text:style-name="P13">O processo de criação de permissões para usuários da biblioteca, será feito mediante o cadastramento do usuário. Este cadastramento é feito mediante o registro de dados do usuário na base de dados “Usuários”.</text:p>
        <text:p text:style-name="P13"/>
        <text:p text:style-name="P13">Ao clicar no link [<text:span text:style-name="T10">Serviços / Renovações / Reservas</text:span>] apresentado na tela principal, o sistema irá apresentar um formulário para o fornecimento do “login” e “senha” de acesso. A partir do fornecimento destas informações, o sistema compara a chave de acesso com as informações registradas nas bases de dados de “Permissões” e “Usuários” e compõe o menu de rotinas permitidas. Caso seja um funcionário da biblioteca, o menu de rotinas permitidas será composto com as opções determinadas pelo responsável pela biblioteca. Caso seja um usuário externo, o menu de rotinas permitidas será composto com as opções determinadas na base de dados de configuração do tipo de usuário. Dependendo do tipo de usuário (professor, acadêmico, etc.), algumas rotinas serão permitidas ou não conforme as regras definidas pelo responsável da biblioteca para cada tipo de usuário.</text:p>
        <text:p text:style-name="P13"/>
        <text:p text:style-name="P13">Menu de opções da área de acesso restrito para os funcionários:</text:p>
        <text:p text:style-name="P13"/>
        <text:list text:style-name="L6">
          <text:list-item>
            <text:p text:style-name="P129">Buscas e reservas</text:p>
          </text:list-item>
          <text:list-item>
            <text:p text:style-name="P129">Circulação</text:p>
          </text:list-item>
          <text:list-item>
            <text:p text:style-name="P129">Entrada</text:p>
          </text:list-item>
          <text:list-item>
            <text:p text:style-name="P129">Edição</text:p>
          </text:list-item>
          <text:list-item>
            <text:p text:style-name="P129">Exportação</text:p>
          </text:list-item>
          <text:list-item>
            <text:p text:style-name="P129">Importação</text:p>
          </text:list-item>
          <text:list-item>
            <text:p text:style-name="P129">Relatórios</text:p>
          </text:list-item>
          <text:list-item>
            <text:p text:style-name="P129">Diagnóstico</text:p>
          </text:list-item>
          <text:list-item>
            <text:p text:style-name="P129">Portaria</text:p>
          </text:list-item>
          <text:list-item>
            <text:p text:style-name="P129">Devolução expressa</text:p>
          </text:list-item>
          <text:list-item>
            <text:p text:style-name="P129">Registros de Controle</text:p>
          </text:list-item>
          <text:list-item>
            <text:p text:style-name="P129">Configurações</text:p>
          </text:list-item>
          <text:list-item>
            <text:p text:style-name="P129">Sair</text:p>
          </text:list-item>
        </text:list>
        <text:p text:style-name="P83"/>
        <text:p text:style-name="P13">Menu de opções da área de acesso restrito para usuários externos:</text:p>
        <text:p text:style-name="P13"/>
        <text:list text:style-name="L7">
          <text:list-item>
            <text:p text:style-name="P92">Buscas &amp; Reservas</text:p>
          </text:list-item>
          <text:list-item>
            <text:p text:style-name="P92">Extrato &amp; Renovação</text:p>
          </text:list-item>
          <text:list-item>
            <text:p text:style-name="P92">DSI</text:p>
          </text:list-item>
          <text:list-item>
            <text:p text:style-name="P92">Sugestões de compra</text:p>
          </text:list-item>
          <text:list-item>
            <text:p text:style-name="P92">Alteração de cadastro</text:p>
          </text:list-item>
          <text:list-item>
            <text:p text:style-name="P92">Auto-empréstimo</text:p>
          </text:list-item>
          <text:list-item>
            <text:p text:style-name="P92">Sair</text:p>
          </text:list-item>
        </text:list>
        <text:p text:style-name="P13"/>
        <text:p text:style-name="P13"/>
        <text:h text:style-name="P19" text:outline-level="1">Reservas<text:alphabetical-index-mark text:string-value="Reservas"/></text:h>
        <text:p text:style-name="Standard"/>
        <text:p text:style-name="Standard">A reserva só é permitida aos usuários matriculados na biblioteca. O PHL©Elysio permite que o usuário efetue a reserva desde sua casa ou ambiente de trabalho, garantindo a existência de um exemplar disponível quando chegar à biblioteca. Essa é uma novidade própria do PHL©Elysio e não impede que outros usuários que não efetuaram reservas possam emprestar exemplares disponíveis do documento.</text:p>
        <text:p text:style-name="Standard"/>
        <text:p text:style-name="Standard">Durante o empréstimo de um documento o PHL©Elysio verifica a disponibilidade do documento considerando os reservados e os emprestados. Se a soma dos exemplares reservados e emprestados for menor que a quantidade de exemplares da biblioteca, qualquer usuário poderá emprestar o documento sem prejuízo daqueles que estão na lista de reservas.</text:p>
        <text:p text:style-name="Standard"/>
        <text:p text:style-name="Standard">Se a quantidade de reservas for maior que a quantidade de exemplares disponíveis, o PHL©Elysio permite o empréstimo ao usuário da lista que estiver na posição equivalente ao total de exemplares disponíveis, ou seja, havendo 4 exemplares disponíveis o sistema permite o empréstimo até o quarto usuário da lista, mesmo se o primeiro usuário da lista ainda não tenha efetuado o empréstimo.</text:p>
        <text:p text:style-name="Standard"/>
        <text:p text:style-name="Standard">A reserva de um documento ou objeto é feita através do link [<text:span text:style-name="negrito_20_Char">Reservar</text:span>] apresentado na margem direita do cabeçalho de cada citação bibliográfica apresentada no resultado de uma busca. Este link será apresentado somente quando o usuário estiver utilizando os serviços da área restrita do PHL©Elysio.</text:p>
        <text:p text:style-name="Standard"/>
        <text:p text:style-name="Standard">Caso não exista exemplares disponíveis para empréstimo o sistema inclui a reserva em uma lista de espera que pode ser monitorada pelo usuário para verificar sua posição. O prazo para cancelamento de reservas de usuários em lista de espera começará a ser contado a partir do dia da disponibilidade do documento para empréstimo e a partir deste dia, se o usuário não vier retirar o documento reservado, sua reserva será cancelada automaticamente a partir da meia noite do próximo dia útil.</text:p>
        <text:p text:style-name="Standard"/>
        <text:p text:style-name="Standard">A consulta à lista de reservas é feita clicando o mouse sobre o link [<text:span text:style-name="negrito_20_Char">status</text:span>] apresentado no cabeçalho de cada registros apresentado no resultado de uma busca.</text:p>
        <text:p text:style-name="Standard"/>
        <text:p text:style-name="Standard"/>
        <text:h text:style-name="P19" text:outline-level="1">Disseminação Seletiva da Informação (DSI)<text:alphabetical-index-mark text:string-value="DSI"/></text:h>
        <text:p text:style-name="Standard"/>
        <text:p text:style-name="Standard">Rotina responsável pela execução de buscas através de perfil de interesses do usuário. </text:p>
        <text:p text:style-name="Standard"/>
        <text:p text:style-name="Standard">A descrição do perfil do usuário é feita através de uma expressão de busca que deverá ser registrada no campo #716 da base de dados do usuário. Esta expressão <text:s/>será executada quando o usuário acionar a opção de DSI apresentada no menu da área de acesso restrito ao usuário.</text:p>
        <text:p text:style-name="Standard"/>
        <text:p text:style-name="Standard">Quando o serviço de DSI é acionado, os registros ingressados no acervo durante o mês corrente serão recuperados e apresentados ao usuário.</text:p>
        <text:h text:style-name="P19" text:outline-level="1">Renovação<text:alphabetical-index-mark text:string-value="Renovação"/> e Extrato<text:alphabetical-index-mark text:string-value="Extrato"/></text:h>
        <text:p text:style-name="Standard"/>
        <text:p text:style-name="Standard">Rotina responsável pela emissão de extrato do usuário e renovação de empréstimo.</text:p>
        <text:p text:style-name="Standard"/>
        <text:p text:style-name="Standard">Esta rotina é acionada através da opção [<text:span text:style-name="negrito_20_Char">Renovação</text:span>] disponível no menu de opções do usuário ou através da opção [<text:span text:style-name="T10">Extrato</text:span>] disponível no menu da rotina de circulação restrita aos funcionários da biblioteca. </text:p>
        <text:p text:style-name="Standard"/>
        <text:p text:style-name="Standard">Ao selecionar a opção [<text:span text:style-name="negrito_20_Char">Renovação</text:span>] o sistema irá apresentar o extrato do usuário com suas pendências com a biblioteca. </text:p>
        <text:p text:style-name="Standard"/>
        <text:p text:style-name="Standard">O processo de renovação de um empréstimo é feito clicando o mouse sobre a esfera vermelha correspondente ao objeto que se pretende renovar.</text:p>
        <text:h text:style-name="P19" text:outline-level="1">Sugestões de compra<text:alphabetical-index-mark text:string-value="Sugestões de compra"/></text:h>
        <text:p text:style-name="Standard"/>
        <text:p text:style-name="Standard">Esta opção permite aos usuários sugerirem novas aquisições para o acervo da biblioteca. As sugestões são submetidas a um comitê de seleção que irá verificar a viabilidade da aquisição.</text:p>
        <text:p text:style-name="Standard"/>
        <text:p text:style-name="Standard">Para a sugestão o usuário deverá estar munido da referência completa do documento a ser sugerido (nome do autor, título, editora, data de publicação).</text:p>
        <text:p text:style-name="Standard"/>
        <text:p text:style-name="Standard">Cada sugestão irá criar um processo de compra identificado por um número. Este número poderá ser utilizado pelo usuário para acompanhamento das etapas do processo. </text:p>
        <text:p text:style-name="Standard"/>
        <text:p text:style-name="Standard">As sugestões de compra que forem aprovadas poderão ser cotadas aos fornecedores através de um link de cotação vinculado a cada registro do fornecedor que irá produzir um e-mail com a lista de sugestões pendentes. Somente as sugestões pendentes é que serão cotadas. </text:p>
        <text:p text:style-name="Standard"/>
        <text:p text:style-name="Standard">O fornecedor com a melhor cotação deverá ser identificado no campo apropriado do registro da sugestão de compra. Este procedimento irá permitir a emissão automática de um e-mail com a lista de publicações a serem adquiridas, através de um link [Pedidos de compra] vinculado a cada registro de fornecedor.</text:p>
        <text:h text:style-name="P19" text:outline-level="1">Rotina de Circulação<text:alphabetical-index-mark text:string-value="Circulação"/></text:h>
        <text:p text:style-name="Standard"/>
        <text:p text:style-name="Standard">Rotina responsável pelos serviços de empréstimo, empréstimo local, devolução, renovação e históricos.</text:p>
        <text:p text:style-name="Standard"/>
        <text:p text:style-name="negrito">Empréstimo<text:alphabetical-index-mark text:string-value="Empréstimo"/> </text:p>
        <text:p text:style-name="Standard"/>
        <text:p text:style-name="Standard">Rotina responsável pelo empréstimo de documentos e objetos. Somente os objetos tombados e catalogados estarão disponíveis para o empréstimo.</text:p>
        <text:p text:style-name="Standard"/>
        <text:p text:style-name="Standard">O processo de empréstimo se inicia a partir do fornecimento do número de tombo do exemplar a ser emprestado e do número de matrícula do usuário. Somente os usuários matriculados na biblioteca é que poderão utilizar o serviço de empréstimo.</text:p>
        <text:p text:style-name="Standard"/>
        <text:p text:style-name="Standard">O sistema irá apresentar um formulário contendo as caixas de texto para o fornecimento do número do usuário e do número do tombo. Estes números poderão ser fornecidos diretamente pelo teclado ou através de um leitor de código de barras, agilizando a operação. </text:p>
        <text:p text:style-name="Standard"/>
        <text:p text:style-name="Standard">Dependendo do regulamento da biblioteca para o tipo de usuário, o empréstimo só será realizado após a digitação da senha do usuário. Neste caso a biblioteca deverá prover um teclado de senhas semelhante aquele utilizado pelas instituições bancárias. Se o regulamento não estiver configurado para exigir a senha do usuário, o empréstimo será efetivado sem o fornecimento da senha do usuário.</text:p>
        <text:p text:style-name="Standard"/>
        <text:p text:style-name="Standard">O processo se conclui quando todas as condições previstas no regulamento forem aceitas. Ao concluir o empréstimo o sistema emite um comprovante. </text:p>
        <text:p text:style-name="Standard"/>
        <text:p text:style-name="Standard">O PHL©Elysio permite múltiplos empréstimos em uma mesma sessão, gerando um comprovante único. Este procedimento é acionado através do link [<text:span text:style-name="negrito_20_Char">Continua</text:span>] apresentado no rodapé do comprovante da primeira operação.</text:p>
        <text:p text:style-name="Standard"/>
        <text:p text:style-name="negrito">Consulta local<text:alphabetical-index-mark text:string-value="consulta local" text:key1="Empréstimo"/> </text:p>
        <text:p text:style-name="Standard"/>
        <text:p text:style-name="Standard">Rotina responsável pelo empréstimo de documentos e objetos com restrições para o empréstimo convencional. Nesta modalidade, a data de devolução sempre irá coincidir com a data do empréstimo.</text:p>
        <text:p text:style-name="Standard"/>
        <text:p text:style-name="Standard">O processo de empréstimo se inicia a partir do fornecimento do número de tombo do exemplar a ser emprestado e do número de matrícula do usuário.</text:p>
        <text:p text:style-name="Standard"/>
        <text:p text:style-name="Standard">Dependendo do regulamento da biblioteca para o tipo de usuário, o empréstimo só será realizado após a digitação da senha do usuário. Neste caso a biblioteca deverá prover um teclado de senhas semelhante aquele utilizado pelas instituições bancárias. Se o regulamento não estiver configurado para exigir a senha do usuário, o empréstimo será efetivado sem o fornecimento da senha do usuário. </text:p>
        <text:p text:style-name="Standard"/>
        <text:p text:style-name="Standard">Nesta modalidade de empréstimo o sistema ignora as regras de prazos e quantidades permitidas e reservas, verificando somente se o usuário não possui pendências ou restrições com a biblioteca tais como: matrícula vencida, suspensões, multas ou objetos com atraso. </text:p>
        <text:p text:style-name="Standard"/>
        <text:p text:style-name="Standard">O PHL©Elysio permite múltiplos empréstimos para consulta local em uma mesma sessão, gerando um comprovante único. Este procedimento é acionado através do link [<text:span text:style-name="negrito_20_Char">Continua</text:span>] apresentado no rodapé do comprovante da primeira operação.</text:p>
        <text:p text:style-name="Standard"/>
        <text:p text:style-name="Standard">O bibliotecário poderá decidir que um objeto de "Consulta local" não seja emprestado em hipótese alguma, ou seja, que não seja emprestado nem para ser devolvido no mesmo dia. Neste caso, o sistema oferece a opção "Não circula" entre as opções de "Prazos específicos" disponíveis no campo #825 do registro de tombo. </text:p>
        <text:p text:style-name="Standard"><text:soft-page-break/></text:p>
        <text:p text:style-name="Standard"/>
        <text:p text:style-name="negrito">Devolução<text:alphabetical-index-mark text:string-value="Devolução"/> </text:p>
        <text:p text:style-name="Standard"/>
        <text:p text:style-name="Standard">Rotina responsável pela devolução de documentos e objetos. Somente os objetos emprestados estarão disponíveis para a devolução.</text:p>
        <text:p text:style-name="Standard"/>
        <text:p text:style-name="Standard">O processo de devolução se inicia a partir do fornecimento do número de tombo do exemplar a ser devolvido. Não há necessidade do fornecimento do número de matrícula do usuário. </text:p>
        <text:p text:style-name="Standard"/>
        <text:p text:style-name="Standard">O processo se conclui quando todas as condições previstas no regulamento forem aceitas. Ao concluir a devolução o sistema emite um comprovante. </text:p>
        <text:p text:style-name="Standard"/>
        <text:p text:style-name="Standard">O PHL©Elysio permite devoluções múltiplas em uma mesma sessão, gerando um comprovante único. Este procedimento é acionado através do link [<text:span text:style-name="negrito_20_Char">Continua</text:span>] apresentado no rodapé do comprovante da primeira operação. Se entre os objetos devolvidos existir algum objeto que foi emprestado em nome de outro usuário, <text:s/>será emitido um único recibo com a relação dos tombos devolvidos. Havendo penalidades<text:alphabetical-index-mark text:string-value="penalidades"/>, elas estarão sempre vinculadas ao usuário que tinha o objeto em seu poder e nunca ao usuário que os está devolvendo, embora o aviso de multa apareça no comprovante de devolução<text:alphabetical-index-mark text:string-value="comprovante de devolução"/>.</text:p>
        <text:p text:style-name="Standard"/>
        <text:p text:style-name="Standard">As devoluções em atraso poderão incidir multas ou suspensões dependendo do regulamento da biblioteca. Neste caso, o sistema informará o valor da multa ou prazo de suspensão devido. A liberação da multa será feita após o pagamento da mesma através do link [<text:span text:style-name="negrito_20_Char">liberar multa</text:span>] apresentado no extrato do usuário. Ao ser liberada a multa, o valor pago, a data do pagamento e o login do funcionário que efetuou a liberação será registrado na base de dados do livro caixa da biblioteca correspondente.</text:p>
        <text:p text:style-name="Standard"/>
        <text:p text:style-name="Standard">No caso de um sistema de bibliotecas, o usuário poderá quitar sua multa em qualquer biblioteca do sistema e o valor da multa recebido será creditado no livro caixa da biblioteca possuidora do objeto que gerou a multa. Neste caso, a biblioteca recebedora se encarregará de transferir o montante recebido à biblioteca que originou a multa para o correto fechamento do caixa.</text:p>
        <text:p text:style-name="Standard"/>
        <text:p text:style-name="P4"><text:alphabetical-index-mark-start text:id="IMark107906244" text:main-entry="true"/>Devolução expressa<text:alphabetical-index-mark-end text:id="IMark107906244"/><text:alphabetical-index-mark text:string-value="Devolução expressa"/></text:p>
        <text:p text:style-name="Standard"/>
        <text:p text:style-name="Standard">O PHL©Elysio também dispõe de uma rotina de "<text:span text:style-name="T12">Devolução Expressa</text:span>"<text:alphabetical-index-mark text:string-value="Expressa (self-service)" text:key1="Devolução"/> que permite a criação de um balcão de devolução "<text:span text:style-name="T12">self-service</text:span>". Este balcão se resume em uma caixa de depósito, semelhante a uma caixa postal, localizada nas imediações da biblioteca. Esta caixa deverá ser aberta pela manhã de cada dia útil (biblioteca aberta), garantindo assim que os objetos que ali se encontram foram devolvidos nos dias anteriores. Caso a biblioteca opte por abrir a caixa de depósito durante ou no final do expediente, os objetos encontrados na caixa deverão passar pela rotina normal de devolução e não pela rotina de "Devolução Expressa". Se este cuidado não for observado, a penalidade para os usuários com atraso na devolução será calculada com um dia a menos. </text:p>
        <text:p text:style-name="Standard"/>
        <text:p text:style-name="Standard">A fórmula de cálculo de penalidades na rotina de devolução expressa, segue a fórmula abaixo:</text:p>
        <text:p text:style-name="Standard"/>
        <text:p text:style-name="P27">x=((b+e)-(a+c))-2</text:p>
        <text:p text:style-name="P23"/>
        <text:p text:style-name="P23">Onde:</text:p>
        <text:p text:style-name="P23"/>
        <text:p text:style-name="P23">a = data do vencimento</text:p>
        <text:p text:style-name="P23">b = data da devolução expressa</text:p>
        <text:p text:style-name="P23">c = qtde. de dias entre a data do vencimento e a data da devolução expressa</text:p>
        <text:p text:style-name="P23">e = qtde. de dias úteis entre a data do vencimento e a data da devolução expressa <text:s/></text:p>
        <text:p text:style-name="P23">x = qtde. de dias de atraso </text:p>
        <text:p text:style-name="P23"/>
        <text:p text:style-name="P23">penalidade = (dias de atraso X valor da multa/pena diária)</text:p>
        <text:p text:style-name="Standard"/>
        <text:p text:style-name="negrito"><text:soft-page-break/>Renovação<text:alphabetical-index-mark text:string-value="Renovação"/> </text:p>
        <text:p text:style-name="Standard"/>
        <text:p text:style-name="Standard">O PHL©Elysio permite que o próprio usuário, de sua casa ou ambiente de trabalho, efetue a renovação de objetos que estão em seu poder. A renovação segue rigorosamente as regras definidas no regulamento da biblioteca para cada tipo de usuário.</text:p>
        <text:p text:style-name="Standard"/>
        <text:p text:style-name="Standard">Embora seja possível também que um funcionário da biblioteca efetue renovações, recomenda-se incentivar a prática de renovação pelo próprio usuário. A renovação é feita a partir do extrato do usuário, clicando-se sobre o link [<text:span text:style-name="negrito_20_Char">Renovar</text:span>] que precede cada objeto emprestado.</text:p>
        <text:p text:style-name="Standard"/>
        <text:p text:style-name="P4">Históricos</text:p>
        <text:p text:style-name="Standard"/>
        <text:p text:style-name="Standard">Fornece uma tabela de históricos da rotina de circulação contendo informações sobre todas as operações efetuadas para um determinado usuário ou com um determinado objeto. </text:p>
        <text:p text:style-name="Standard"/>
        <text:p text:style-name="Standard">O histórico substitui as antigas fichas de empréstimo armazenadas nos bolsões dos livros, tornando esta prática desnecessária com a implantação do PHL©Elysio.</text:p>
        <text:p text:style-name="Standard"/>
        <text:p text:style-name="P61">O <text:alphabetical-index-mark text:string-value="histórico do usuário" text:key1="Históricos"/><text:span text:style-name="T10">histórico do usuário</text:span> apresenta uma tabela com 7 colunas:</text:p>
        <text:p text:style-name="P61"/>
        <text:p text:style-name="P23"><text:span text:style-name="T60">Coluna 1</text:span>: Apresenta o status da operação, informando se foi uma operação de empréstimo (emp), uma operação de devulução (dev) , uma operação de renovação (ren) ou uma operação de reserva (res);</text:p>
        <text:p text:style-name="P23"><text:span text:style-name="T59">Coluna 2</text:span>: Apresenta a data da operação no formato DD-MM-AA;</text:p>
        <text:p text:style-name="P23"><text:span text:style-name="T59">Coluna 3</text:span>: Apresenta a hora da operação no formato HH:MS;</text:p>
        <text:p text:style-name="P23"><text:span text:style-name="T59">Coluna 4</text:span>: Apresenta o valor da penalidade caso a operação resultou em alguma penalização ao usuário;</text:p>
        <text:p text:style-name="P23"><text:span text:style-name="T59">Coluna 5</text:span>: Apresenta o tombo do objeto da operação;</text:p>
        <text:p text:style-name="P23"><text:span text:style-name="T59">Coluna 6</text:span>: Apresenta o título ou o nome do objeto da operação;</text:p>
        <text:p text:style-name="P23"><text:span text:style-name="T59">Coluna 7</text:span>: Apresenta a chave de login do responsável pela operação. </text:p>
        <text:p text:style-name="P23"/>
        <text:p text:style-name="P61">O <text:alphabetical-index-mark text:string-value="histórico do tombo" text:key1="Históricos"/><text:span text:style-name="T10">histórico do tombo</text:span> apresenta uma tabela com 7 colunas:</text:p>
        <text:p text:style-name="P61"/>
        <text:p text:style-name="P23"><text:span text:style-name="T59">Coluna 1</text:span>: Apresenta o status da operação, informando se foi uma operação de empréstimo (emp), uma operação de devulução (dev) , uma operação de renovação (ren) ou uma operação de reserva (res);</text:p>
        <text:p text:style-name="P23"><text:span text:style-name="T59">Coluna 2</text:span>: Apresenta a data da operação no formato DD-MM-AA;</text:p>
        <text:p text:style-name="P23"><text:span text:style-name="T59">Coluna 3</text:span>: Apresenta a hora da operação no formato HH:MS;</text:p>
        <text:p text:style-name="P23"><text:span text:style-name="T59">Coluna 4</text:span>: Apresenta o valor da penalidade caso a operação resultou em alguma penalização ao usuário;</text:p>
        <text:p text:style-name="P23"><text:span text:style-name="T59">Coluna 5</text:span>: Apresenta a matrícula que identifica o usuário para o qual a operação foi realizada;</text:p>
        <text:p text:style-name="P23"><text:span text:style-name="T59">Coluna 6</text:span>: Apresenta o nome do usuário para o qual a operação foi realizada;</text:p>
        <text:p text:style-name="P23"><text:span text:style-name="T59">Coluna 7</text:span>: Apresenta a chave de login do responsável pela operação. </text:p>
        <text:p text:style-name="Standard"/>
        <text:p text:style-name="P23"/>
        <text:p text:style-name="P23"><text:s/></text:p>
        <text:p text:style-name="Standard"/>
        <text:p text:style-name="Standard"/>
        <text:h text:style-name="P19" text:outline-level="1">Entrada de Dados<text:alphabetical-index-mark text:string-value="Entrada de Dados"/></text:h>
        <text:p text:style-name="Standard"/>
        <text:p text:style-name="Standard">Rotina que permite a criação de novos registros nas bases de dados disponíveis. </text:p>
        <text:p text:style-name="Standard"/>
        <text:p text:style-name="Standard">Ao selecionar esta opção será fornecida uma lista contendo as bases de dados disponíveis. Basta selecionar a base de dados desejada e clicar no botão [<text:span text:style-name="negrito_20_Char">Confirmar</text:span>]. </text:p>
        <text:h text:style-name="P19" text:outline-level="1">Edição de Dados<text:alphabetical-index-mark text:string-value="Edição de Dados"/></text:h>
        <text:p text:style-name="Standard"/>
        <text:p text:style-name="Standard">Rotina que permite a correção e atualização (edição) de registros das bases de dados. Esta rotina é acionada a partir da opção [<text:span text:style-name="negrito_20_Char">Edição</text:span>] apresentada no menu da área de acesso restrito aos funcionários que receberam permissão para esta rotina. A atribuição de permissões para esta rotina é feita na configuração da chave de acesso de cada funcionário na base de dados de permissões. </text:p>
        <text:p text:style-name="Standard"/>
        <text:p text:style-name="Standard">Ao selecionar esta opção será apresentado um formulário contendo uma caixa de texto para o fornecimento da expressão de busca e uma lista das bases de dados que estarão disponíveis conforme o nível de permissão atribuído a este funcionário. </text:p>
        <text:p text:style-name="Standard"/>
        <text:p text:style-name="Standard">Para edição da <text:span text:style-name="T9">Base de dados Catálogo</text:span>, existe também a opção [<text:span text:style-name="negrito_20_Char">Buscas e Reservas</text:span>] no menu da área restrita. Ao efetuar uma busca neste modo, será apresentado no cabeçalho do registro o link <text:s/>que abrirá o formulário de edição do registro. Este link estará presente somente se o formato estiver configurado para o modo completo. </text:p>
        <text:p text:style-name="Standard"/>
        <text:p text:style-name="negrito">Expressão de busca<text:alphabetical-index-mark text:string-value="Expressão de busca"/></text:p>
        <text:p text:style-name="Standard"/>
        <text:p text:style-name="Standard">Se a expressão de busca for omitida serão apresentados todos os registros da base de dados selecionada. A expressão de busca pode conter um termo qualquer (<text:span text:style-name="T12">palavra do nome de um autor, palavra de um título, etc.</text:span>) ou uma expressão lógica utilizando operadores booleanos<text:alphabetical-index-mark text:string-value="operadores booleanos"/> (<text:span text:style-name="T12">AND, OR, NOT, etc</text:span>.) que irá permitir a obtenção do registro a ser editado. </text:p>
        <text:p text:style-name="Standard"/>
        <text:p text:style-name="Standard">Cada registro obtido será acompanhado de um menu (menu do registro) com as seguintes opções: </text:p>
        <text:p text:style-name="Standard"/>
        <text:p text:style-name="Standard"><text:span text:style-name="negrito_20_Char">Editar</text:span>: Abre o registro no formulário de edição; </text:p>
        <text:p text:style-name="Standard"/>
        <text:p text:style-name="Standard"><text:span text:style-name="negrito_20_Char">Copiar</text:span>: Cria um novo registro, cópia do registro corrente. Esta opção é condicional, somente será apresentada no menu do registro quando a base de dados selecionada for a Base de dados Catálogo.</text:p>
        <text:p text:style-name="Standard"/>
        <text:p text:style-name="Standard"><text:span text:style-name="negrito_20_Char">Deletar</text:span>: Elimina o registro. Esta opção é condicional, será apresentada no menu do registro somente quando o registro não possuir nenhum vínculo com outras bases de dados. Por exemplo, se for um registro da Base de dados Catálogo, esta opção somente será apresentada se o registro a ser eliminado nunca tiver sido emprestado. Caso já tenha passado pela rotina de empréstimo, este registro terá um vínculo com a base de dados de histórico e jamais poderá ser eliminado. Se for um registro da base de dados tombo ou usuário, segue a mesma regra, ou seja, a opção de deletar somente será apresentada se o tombo ou usuário nunca tiver passado pela rotina de empréstimo. Caso haja necessidade real de eliminar um registro que tenha vínculos com a base de dados de histórico, primeiramente há que eliminar os vínculos editando a base de dados de histórico e posteriormente eliminar o registro. </text:p>
        <text:p text:style-name="Standard"/>
        <text:p text:style-name="Standard"><text:span text:style-name="negrito_20_Char">Catalogar</text:span>: Esta opção é condicional, será apresentada no menu do registro somente quando a base de dados selecionada for a Base de dados Tombo ou Base de dados Kardex e permite a criação de um novo registro na Base de dados Catálogo, copiando os dados do registro da Base de dados Tombo ou da Base de dados Kardex.</text:p>
        <text:p text:style-name="Standard"/>
        <text:p text:style-name="Standard"><text:span text:style-name="negrito_20_Char">Analítica</text:span>: Esta opção é condicional, será apresentada no menu do registro somente quando a base de dados selecionada for a Base de dados Catálogo e o nível bibliográfico do registro for monográfico ou série. Esta opção irá criar um novo registro contendo as informações da monografia ou série e apresentando um formulário com campos necessários para a descrição de parte do documento (artigo, capítulo, etc.) </text:p>
        <text:p text:style-name="Standard"/>
        <text:p text:style-name="Standard"><text:span text:style-name="negrito_20_Char">Extrato</text:span>: Esta opção é condicional, será apresentada quando a base de dados selecionada for de usuário. Fornece um extrato contendo as pendências do usuário, tais como: objetos emprestados, reservados e débitos com a biblioteca.</text:p>
        <text:p text:style-name="Standard"><text:soft-page-break/></text:p>
        <text:p text:style-name="Standard"><text:alphabetical-index-mark-start text:id="IMark107907524" text:main-entry="true"/><text:span text:style-name="negrito_20_Char">Históricos</text:span><text:alphabetical-index-mark-end text:id="IMark107907524"/>: Esta opção é condicional, será apresentada no menu do registro somente quando a base de dados for a de usuário ou tombo. </text:p>
        <text:p text:style-name="Standard"/>
        <text:p text:style-name="Standard">Fornece uma tabela de históricos da rotina de circulação contendo informações sobre todas as operações efetuadas para um determinado usuário ou com um determinado objeto. </text:p>
        <text:p text:style-name="Standard"/>
        <text:p text:style-name="Standard">O histórico substitui as antigas fichas de empréstimo armazenadas nos bolsões dos livros, tornando esta prática desnecessária com a implantação do PHL©Elysio.</text:p>
        <text:p text:style-name="Standard"/>
        <text:p text:style-name="P61">O <text:alphabetical-index-mark text:string-value="histórico do usuário" text:key1="Históricos"/><text:span text:style-name="T10">histórico do usuário</text:span> apresenta uma tabela com 7 colunas:</text:p>
        <text:p text:style-name="P61"/>
        <text:p text:style-name="P23"><text:span text:style-name="T60">Coluna 1</text:span>: Apresenta o status da operação, informando se foi uma operação de empréstimo (emp), uma operação de devulução (dev) , uma operação de renovação (ren) ou uma operação de reserva (res);</text:p>
        <text:p text:style-name="P23"><text:span text:style-name="T59">Coluna 2</text:span>: Apresenta a data da operação no formato DD-MM-AA;</text:p>
        <text:p text:style-name="P23"><text:span text:style-name="T59">Coluna 3</text:span>: Apresenta a hora da operação no formato HH:MS;</text:p>
        <text:p text:style-name="P23"><text:span text:style-name="T59">Coluna 4</text:span>: Apresenta o valor da penalidade caso a operação resultou em alguma penalização ao usuário;</text:p>
        <text:p text:style-name="P23"><text:span text:style-name="T59">Coluna 5</text:span>: Apresenta o tombo do objeto da operação;</text:p>
        <text:p text:style-name="P23"><text:span text:style-name="T59">Coluna 6</text:span>: Apresenta o título ou o nome do objeto da operação;</text:p>
        <text:p text:style-name="P23"><text:span text:style-name="T59">Coluna 7</text:span>: Apresenta a chave de login do responsável pela operação. </text:p>
        <text:p text:style-name="P23"/>
        <text:p text:style-name="P61">O <text:alphabetical-index-mark text:string-value="histórico do tombo" text:key1="Históricos"/><text:span text:style-name="T10">histórico do tombo</text:span> apresenta uma tabela com 7 colunas:</text:p>
        <text:p text:style-name="P61"/>
        <text:p text:style-name="P23"><text:span text:style-name="T59">Coluna 1</text:span>: Apresenta o status da operação, informando se foi uma operação de empréstimo (emp), uma operação de devulução (dev) , uma operação de renovação (ren) ou uma operação de reserva (res);</text:p>
        <text:p text:style-name="P23"><text:span text:style-name="T59">Coluna 2</text:span>: Apresenta a data da operação no formato DD-MM-AA;</text:p>
        <text:p text:style-name="P23"><text:span text:style-name="T59">Coluna 3</text:span>: Apresenta a hora da operação no formato HH:MS;</text:p>
        <text:p text:style-name="P23"><text:span text:style-name="T59">Coluna 4</text:span>: Apresenta o valor da penalidade caso a operação resultou em alguma penalização ao usuário;</text:p>
        <text:p text:style-name="P23"><text:span text:style-name="T59">Coluna 5</text:span>: Apresenta a matrícula que identifica o usuário para o qual a operação foi realizada;</text:p>
        <text:p text:style-name="P23"><text:span text:style-name="T59">Coluna 6</text:span>: Apresenta o nome do usuário para o qual a operação foi realizada;</text:p>
        <text:p text:style-name="P23"><text:span text:style-name="T59">Coluna 7</text:span>: Apresenta a chave de login do responsável pela operação. </text:p>
        <text:p text:style-name="P61"><text:s/></text:p>
        <text:p text:style-name="Standard"><text:span text:style-name="negrito_20_Char">Novo registro</text:span>: Cria um novo registro. </text:p>
        <text:p text:style-name="Standard"/>
        <text:p text:style-name="Standard"><text:span text:style-name="negrito_20_Char">Tombar</text:span>: Esta opção será apresentada no menu do registro somente quando a base de dados for a Base de dados Catálogo. Esta opção irá abrir uma nova janela na área de trabalho apresentando o formulário da base de dados tombo já preenchido com os dados do novo exemplar. Os documentos que forem parte de outro documento (artigos, capítulos, matérias, etc.) não deverão ser tombados exceto no caso de separatas<text:alphabetical-index-mark text:string-value="Separatas"/> onde o documento, mesmo tendo sido publicado como parte de outro documento maior, deverá ser tombado para poder circular através da rotina de empréstimo.</text:p>
        <text:h text:style-name="P19" text:outline-level="1">Exportação<text:alphabetical-index-mark text:string-value="Exportação"/></text:h>
        <text:p text:style-name="Standard"/>
        <text:p text:style-name="Standard">Esta opção permite a exportação dos registros de todas as bases de dados utilizadas pelo PHL©Elysio. O produto da exportação será apresentado ao usuário na tela do navegador, oferecendo a opção de marcar, copiar e colar para um arquivo texto qualquer. </text:p>
        <text:p text:style-name="Standard"/>
        <text:p text:style-name="Standard">Ao selecionar a opção de exportação será apresentado um formulário para o fornecimento dos parâmetros de exportação:</text:p>
        <text:p text:style-name="Standard"/>
        <text:p text:style-name="Standard"><text:span text:style-name="negrito_20_Char">Base de dados</text:span>: Caixa de seleção contendo as bases de dados disponíveis na rotina de exportação. Selecione a base de dados da qual pretende exportar registros.</text:p>
        <text:p text:style-name="Standard"/>
        <text:p text:style-name="negrito">Padrão: Caixa de seleção contendo as opções de formatos para a exportação. Selecione o formato desejado entre as seguintes opções:</text:p>
        <text:p text:style-name="Standard"/>
        <text:p text:style-name="Standard"><text:span text:style-name="T12">ISO2709</text:span><text:alphabetical-index-mark text:string-value="ISO2709"/><text:span text:style-name="T12"/><text:span text:style-name="T12">: </text:span>Apresenta os registros no padrão ISO2709 que pode ser importado para qualquer aplicação que utilize softwares da família ISIS (MX, MicroIsis, Winisis, etc.) </text:p>
        <text:p text:style-name="Standard"/>
        <text:p text:style-name="Standard"><text:span text:style-name="T12">XML</text:span>: Apresenta os registros com marcações XML, permitindo sua manipulação através de uma XSL.</text:p>
        <text:p text:style-name="Standard"/>
        <text:p text:style-name="Standard"><text:span text:style-name="T12">CISIS</text:span>: Apresenta os registros com marcações de tags que podem ser importados para qualquer base de dados CDS/ISIS com o utilitário ID2I (c)Bireme.</text:p>
        <text:p text:style-name="Standard"/>
        <text:p text:style-name="Standard"><text:span text:style-name="T12">IBICT-CCN (T)</text:span>: Apresenta registros da <text:span text:style-name="T9">Base de dados Kardex</text:span> em um padrão requerido pelo IBICT para alimentar o Catálogo Coletivo Nacional de Séries Periódicas. Este arquivo é estruturado com marcações de tags que pode ser manipulado através da rotina de importação do MINISIS(c)IDRC.</text:p>
        <text:p text:style-name="Standard"/>
        <text:p text:style-name="Standard"><text:span text:style-name="T12">IBICT-CCN(C)</text:span>: Apresenta registros da <text:span text:style-name="T9">Base de dados Kardex</text:span> em um padrão requerido pelo IBICT para atualizar o Catálogo Coletivo Nacional de Séries Periódicas com os dados da coleção. Este arquivo é estruturado com marcações de tags que pode ser manipulado através da rotina de importação do MINISIS (c)IDRC.</text:p>
        <text:p text:style-name="Standard"/>
        <text:p text:style-name="Standard"><text:span text:style-name="negrito_20_Char">MFN inicial</text:span>: Número do registro da base de dados, a partir do qual iniciará o processo de exportação.</text:p>
        <text:p text:style-name="Standard"/>
        <text:p text:style-name="Standard"><text:span text:style-name="negrito_20_Char">MFN final</text:span>: Número do último registro da base de dados que será incluído no arquivo exportado.</text:p>
        <text:p text:style-name="Standard"/>
        <text:p text:style-name="Standard"><text:span text:style-name="negrito_20_Char">Expressão</text:span>: Expressão de busca para seleção do conjunto de registros que será exportado. Se a expressão for omitida serão apresentados todos os registros da base de dados compreendidos entre o MFN inicial e final indicado nos parâmetros anteriores.</text:p>
        <text:h text:style-name="P19" text:outline-level="1">Importação<text:alphabetical-index-mark text:string-value="Importação"/></text:h>
        <text:p text:style-name="Standard"/>
        <text:p text:style-name="Standard">Esta opção permite a importação de registros de outras bibliotecas que disponibilizam seus registros na Web em formatos PHL©Elysio, MARC, RIS, etc. O processo de importação é bastante simples, bastando efetuar uma busca na Base de dados Catálogo da biblioteca desejada, marcar o registro e colar na caixa de texto apresentada pelo PHL©Elysio.</text:p>
        <text:p text:style-name="Standard"/>
        <text:p text:style-name="Standard">Somente registros bibliográficos de documentos que não possuem vínculos com outros registros é que poderão ser importados de outras bibliotecas, por exemplo: <text:span text:style-name="T13">livros, teses, monografias, anais de congressos, vídeos, mapas, etc.</text:span> </text:p>
        <text:p text:style-name="Standard"/>
        <text:p text:style-name="Standard">Não é permitida a importação de registros que estão vinculados ou são partes integrantes de <text:s/>outros documentos, por exemplo: f<text:span text:style-name="T13">ascículos de periódicos, artigos de periódicos, capítulos de livros, faixas de CDs</text:span>. Nestes casos, recomendamos que seja importado o registro do todo e depois descrever as partes (<text:span text:style-name="T13">analíticas</text:span>) diretamente no PHL, para que se mantenha o vínculo entre elas.</text:p>
        <text:p text:style-name="Standard"/>
        <text:p text:style-name="Standard">O processo de importação de registros de outras bibliotecas que utilizam o formato PHL©Elysio é feito através de um servidor (phl.NET) que mantém os endereços WWW de todas as bibliotecas que utilizam o PHL©Elysio na Web.</text:p>
        <text:p text:style-name="Standard"/>
        <text:p text:style-name="Standard">Exemplo de um registro de importação no formato MARC obtido através do catálogo da Biblioteca Nacional. </text:p>
        <text:p text:style-name="Standard"/>
        <text:p text:style-name="Standard">LDR 01068nam0022002657 4500</text:p>
        <text:p text:style-name="Standard">001 100062613370254063</text:p>
        <text:p text:style-name="Standard">003 Br</text:p>
        <text:p text:style-name="Standard">005 20000913191243.7</text:p>
        <text:p text:style-name="Standard">008 100062s2000 spba 000 0 por d</text:p>
        <text:p text:style-name="Standard">020 __ |a 8534611874 (broch.)</text:p>
        <text:p text:style-name="Standard">040 __ |a Br |b por</text:p>
        <text:p text:style-name="Standard">082 04 |2 19 |a 658.3</text:p>
        <text:p text:style-name="Standard">092 __ |a I-168,5,3</text:p>
        <text:p text:style-name="Standard">100 1_ |a Chiavenato, Idalberto, |d 1929-</text:p>
        <text:p text:style-name="Standard">245 10 |a Como transformar RH : |b de um centro de despesa em um centro de lucro / |c Idalberto Chiavento. -</text:p>
        <text:p text:style-name="Standard">250 __ |a 2. ed. -</text:p>
        <text:p text:style-name="Standard">260 __ |a São Paulo : |b Makron Books, |c 2000.</text:p>
        <text:p text:style-name="Standard">300 __ |a xii, 196p. : |b il. ; |c 24cm.</text:p>
        <text:p text:style-name="Standard">504 __ |a Bibliografia: p. 195-196.</text:p>
        <text:p text:style-name="Standard">650 04 |a Administração de pessoal.</text:p>
        <text:p text:style-name="Standard">650 04 |a Recursos humanos.</text:p>
        <text:p text:style-name="Standard">852 __ |a DRG</text:p>
        <text:p text:style-name="Standard">913 __ |a 100090610185710073</text:p>
        <text:p text:style-name="Standard">949 __ |a 994.541 DL 29/06/2000</text:p>
        <text:p text:style-name="Standard"/>
        <text:p text:style-name="Standard">Exemplo do mesmo registro de importação no formato PHL©Elysio<text:alphabetical-index-mark text:string-value="formato PHL"/>: </text:p>
        <text:p text:style-name="Standard"/>
        <text:p text:style-name="Standard">001: 001</text:p>
        <text:p text:style-name="Standard">003: 658.3</text:p>
        <text:p text:style-name="Standard">005: Livro</text:p>
        <text:p text:style-name="Standard">006: m</text:p>
        <text:p text:style-name="Standard">016: Chiavenato, Idalberto</text:p>
        <text:p text:style-name="Standard">018: Como transformar RH</text:p>
        <text:p text:style-name="P2">020: xii, 196</text:p>
        <text:p text:style-name="P2">040: Pt</text:p>
        <text:p text:style-name="P2">061: Bibliografia: p. 195-196</text:p>
        <text:p text:style-name="P2">062: Makron Books</text:p>
        <text:p text:style-name="Standard"><text:soft-page-break/>063: 2. ed</text:p>
        <text:p text:style-name="Standard">064: 2000</text:p>
        <text:p text:style-name="Standard">066: São Paulo</text:p>
        <text:p text:style-name="Standard">069: 8534611874</text:p>
        <text:p text:style-name="Standard">087: Administração de pessoal</text:p>
        <text:p text:style-name="Standard">087: Recursos humanos</text:p>
        <text:p text:style-name="Standard">181: de um centro de despesa em um centro de lucro</text:p>
        <text:p text:style-name="Standard"/>
        <text:p text:style-name="Standard">Exemplo de um registro de importação no formato RIS: </text:p>
        <text:p text:style-name="Standard"/>
        <text:p text:style-name="P2">TY - CHAP</text:p>
        <text:p text:style-name="P2">T1 - Physiological studies of the natriuretic peptide family</text:p>
        <text:p text:style-name="P2">A1 - Lewicki,J.A.</text:p>
        <text:p text:style-name="P2">A1 - Protter,A.A.</text:p>
        <text:p text:style-name="P2">Y1 - 1995///</text:p>
        <text:p text:style-name="P2">N1 - Atrial Natriuretic Peptide Cardiac synthesis and secretion of /</text:p>
        <text:p text:style-name="P2">ANP Regulation of ANP Gene Expression Regulation of ANP Release /</text:p>
        <text:p text:style-name="P2">ANP Receptors Biologic Actions of ANP Brain Natriuretic Peptide (BNP) /</text:p>
        <text:p text:style-name="P2">BNP Structure Biosynthesis of BNP Biological Actions of BNP C-Type /</text:p>
        <text:p text:style-name="P2">Natriuretic Peptide (CNP) Biologic Actions of CNP Modulators of /</text:p>
        <text:p text:style-name="P2">Natriuretic Peptide Clearance Effects of Clearance Receptor Blockers /</text:p>
        <text:p text:style-name="P2">Effects of Neutral Endopeptidase Inhibitors Role of the Natriuretic / </text:p>
        <text:p text:style-name="P2">Peitedes in Physiology and Disease Hypertension Congestive Heart /</text:p>
        <text:p text:style-name="P2">Failure Supraventricular Tachyarrhythmias Acute Renal Dysfunction</text:p>
        <text:p text:style-name="P2">KW - natriuretic</text:p>
        <text:p text:style-name="P2">KW - receptors</text:p>
        <text:p text:style-name="P2">KW - hypertension</text:p>
        <text:p text:style-name="P2">KW - congestive heart failure</text:p>
        <text:p text:style-name="P2">RP - IN FILE</text:p>
        <text:p text:style-name="P2">SP - 1029</text:p>
        <text:p text:style-name="P2">EP - 1053</text:p>
        <text:p text:style-name="P2">VL - 2</text:p>
        <text:p text:style-name="P2">T2 - Hypertension: Pathophysiology, Diagnosis, and Management</text:p>
        <text:p text:style-name="P2">A2 - Laragh,J.H.</text:p>
        <text:p text:style-name="P2">A2 - Brenner,B.M.</text:p>
        <text:p text:style-name="P2">IS - 61</text:p>
        <text:p text:style-name="P2">CY - New York</text:p>
        <text:p text:style-name="P2">PB - Raven Press, Ltd.</text:p>
        <text:p text:style-name="P2"/>
        <text:p text:style-name="Standard">Para a importação basta marcar com o "mouse" todo o registro a ser importado, copiar e colar na caixa de texto do formulário de importação. Após a colagem basta pressionar o botão [<text:span text:style-name="negrito_20_Char">Importar</text:span>] que o PHL©Elysio se incumbirá de efetuar a conversão apresentando o registro em um formulário de entrada de dados apresentando o registro já convertido para o padrão do PHL©Elysio. O processo se conclui ao pressionar o botão [<text:span text:style-name="negrito_20_Char">Salvar/Sair</text:span>] do formulário de entrada. </text:p>
        <text:h text:style-name="P19" text:outline-level="1"><text:alphabetical-index-mark-start text:id="IMark107907524"/>Portaria<text:alphabetical-index-mark-end text:id="IMark107907524"/></text:h>
        <text:p text:style-name="P13"/>
        <text:p text:style-name="P13">Rotina que permite o controle de objetos na saida da biblioteca. Esta rotina apresenta um formulário que registra a leitura do código de barras de cada objeto retirado da biblioteca durante a saída do usuário. Este controle é feito por um funcionário que controla a saída de cada usuário da biblioteca e verifica se o objeto retirado passou ou não pela rotina de empréstimo.</text:p>
        <text:h text:style-name="P19" text:outline-level="1">Relatórios<text:alphabetical-index-mark text:string-value="Relatórios"/></text:h>
        <text:p text:style-name="Standard"/>
        <text:p text:style-name="Standard">Rotina responsável pela emissão dos relatórios estatísticos e operacionais. Os relatórios de uso mais freqüentes já se encontram pré-definidos e outros podem ser criados de forma personalizada pelo próprio usuário conforme suas necessidades.</text:p>
        <text:p text:style-name="Standard"/>
        <text:p text:style-name="Standard">Ao selecionar esta opção, será apresentada uma tela com as seguintes opções de relatórios: </text:p>
        <text:p text:style-name="Standard"/>
        <text:list text:style-name="L8">
          <text:list-item>
            <text:p text:style-name="P97">Operacionais</text:p>
          </text:list-item>
          <text:list-item>
            <text:p text:style-name="P97">Personalizados</text:p>
          </text:list-item>
          <text:list-item>
            <text:p text:style-name="P97">Estatísticos da circulação</text:p>
          </text:list-item>
          <text:list-item>
            <text:p text:style-name="P97">Estatísticos do acervo I</text:p>
          </text:list-item>
          <text:list-item>
            <text:p text:style-name="P97">Estatísticos do acervo II</text:p>
          </text:list-item>
          <text:list-item>
            <text:p text:style-name="P97">Estatísticos do acervo III</text:p>
          </text:list-item>
          <text:list-item>
            <text:p text:style-name="P97">Estatítisicos do acervo IV</text:p>
          </text:list-item>
          <text:list-item>
            <text:p text:style-name="P97">Estatísticos do acervo V</text:p>
          </text:list-item>
        </text:list>
        <text:p text:style-name="Standard"/>
        <text:p text:style-name="P58">Relatórios operacionais<text:alphabetical-index-mark text:string-value="Operacionais" text:key1="Relatórios"/></text:p>
        <text:p text:style-name="Standard"/>
        <text:p text:style-name="Standard">São os relatórios de uso diário que dão suporte às rotinas de circulação. Nesta categoria temos os seguintes relatórios:</text:p>
        <text:p text:style-name="Standard"/>
        <text:p text:style-name="P46">Objetos em circulação:<text:alphabetical-index-mark text:string-value="objetos em circulação" text:key1="Relatórios operacionais"/> <text:span text:style-name="T24">Ao selecionar esta opção o sistema irá fornecer um menu com várias opções de relatórios de objetos em circulação:</text:span></text:p>
        <text:p text:style-name="P46"/>
        <text:list text:style-name="L9">
          <text:list-item>
            <text:p text:style-name="P125">Objetos em circulação (todos)</text:p>
          </text:list-item>
          <text:list-item>
            <text:p text:style-name="P125">Objetos em circulação (filtro por data do empréstimo)</text:p>
          </text:list-item>
          <text:list-item>
            <text:p text:style-name="P125">Objetos em circulação (filtro por data prevista da devolução)</text:p>
          </text:list-item>
          <text:list-item>
            <text:p text:style-name="P125">Objetos com atraso na devolução (todos)</text:p>
          </text:list-item>
          <text:list-item>
            <text:p text:style-name="P125">Objetos com atraso na devolução (filtro por data do empréstimo)</text:p>
          </text:list-item>
          <text:list-item>
            <text:p text:style-name="P125">Objetos com atraso na devolução (filtro por data prevista da devolução)</text:p>
          </text:list-item>
        </text:list>
        <text:p text:style-name="negrito"/>
        <text:p text:style-name="P23"><text:span text:style-name="negrito_20_Char">Multas pendentes:</text:span><text:alphabetical-index-mark text:string-value="multas pendentes" text:key1="Relatórios operacionais"/><text:span text:style-name="negrito_20_Char"/> Apresenta uma tabela com 3 colunas contendo a data, o nome e o valor do débito de cada usuário. O título de cada coluna se constitui em um link de ordenação dos dados da coluna. No rodapé da tabela é apresentado o total de débito dos usuários.</text:p>
        <text:p text:style-name="Standard"><text:s/></text:p>
        <text:p text:style-name="P23"><text:span text:style-name="negrito_20_Char">Multas pagas</text:span>:<text:alphabetical-index-mark text:string-value="multas pagas" text:key1="Relatórios operacionais"/> Apresenta uma tabela com 4 colunas contendo a data, o nome, o valor do débito quitado de cada usuário e o nome do bibliotecário que recebeu a multa. O título de cada coluna se constitui em um link de ordenação dos dados da coluna. No rodapé da tabela é apresentado o total arrecadado com o pagamento das multas.</text:p>
        <text:p text:style-name="Standard"><text:s/></text:p>
        <text:p text:style-name="P23"><text:span text:style-name="negrito_20_Char">Sugestões pendentes</text:span>:<text:alphabetical-index-mark text:string-value="sugestões pendentes" text:key1="Relatórios operacionais"/> Apresenta uma tabela com 3 colunas contendo a data da sugestão de compra, o nome do usuário que efetuou a sugestão e o título do objeto sugerido. O título de cada coluna se constitui em um link de ordenação dos dados da coluna.</text:p>
        <text:p text:style-name="Standard"><text:s/></text:p>
        <text:p text:style-name="P23"><text:span text:style-name="negrito_20_Char">Reservas pendentes</text:span>:<text:alphabetical-index-mark text:string-value="reservas pendentes" text:key1="Relatórios operacionais"/> Apresenta uma tabela com 5 colunas contendo o status da disponibilidade, data da reserva, nome do usuário, título do objeto e seu número de chamada. Na coluna de status a esfera verde indica que há objetos disponíveis para empréstimo para aquele usuário. A esfera vermelha indica que não há disponibilidade de objeto para aquele usuário.</text:p>
        <text:p text:style-name="Standard"/>
        <text:p text:style-name="P23"><text:span text:style-name="negrito_20_Char"><text:span text:style-name="T30">Inventário do acervo</text:span></text:span><text:span text:style-name="T30">:</text:span><text:alphabetical-index-mark text:string-value="inventário do acervo" text:key1="Relatórios operacionais"/><text:span text:style-name="T30"/> Apresenta uma tabela com 4 colunas contendo as seguintes informações:</text:p>
        <text:p text:style-name="P23"/>
        <text:p text:style-name="P23">Coluna 1 - Situação do objeto, se emprestado ou se deveria estar no acervo;</text:p>
        <text:p text:style-name="P23">Coluna 2 - Número de chamada do objeto para sua localização na estante;</text:p>
        <text:p text:style-name="P23"><text:soft-page-break/>Coluna 3 - Título do objeto para facilitar sua identificação;</text:p>
        <text:p text:style-name="P23">Coluna 4 - Número de patrimônio (tombo).</text:p>
        <text:p text:style-name="Standard"><text:s/></text:p>
        <text:p text:style-name="P38"><text:span text:style-name="T10">Etiqueta de lombada: </text:span><text:span text:style-name="T26">Apresenta um formulário para indicação do número de colunas e expressão de busca para a seleção do conjunto de registros cujas etiquetas se pretende gerar. A etiqueta será gerada considerando os parâmetros configurados no campo #616 do registro de configurações da biblioteca. </text:span></text:p>
        <text:p text:style-name="P42"/>
        <text:p text:style-name="P42">A seleção do conjunto de etiquetas a serem geradas é sempre feita a partir de uma expressão de busca que irá incidir sobre a base de dados de tombo. Recomendamos selecionar o conjunto de etiquetas a partir de uma data do tombamento, por exemplo:</text:p>
        <text:p text:style-name="P38"/>
        <text:p text:style-name="P23"><text:span text:style-name="T36">DTR=$</text:span><text:span text:style-name="T39"> (</text:span><text:span text:style-name="T32">gera uma lista contendo as etiquetas de todos os documentos tombados</text:span><text:span text:style-name="T39">);</text:span></text:p>
        <text:p text:style-name="P38"/>
        <text:p text:style-name="P23"><text:span text:style-name="T36">DTR=2007$</text:span><text:span text:style-name="T39"> (</text:span><text:span text:style-name="T32">gera uma lista contendo as etiquetas de todos os documentos tombados no ano de 2007</text:span><text:span text:style-name="T39">);</text:span></text:p>
        <text:p text:style-name="P38"/>
        <text:p text:style-name="P23"><text:span text:style-name="T36">DTR=200712$</text:span><text:span text:style-name="T39"> (</text:span><text:span text:style-name="T32">gera uma lista contendo as etiquetas de todos os documentos tombados no mês de dezembro de 2007</text:span><text:span text:style-name="T39">);</text:span></text:p>
        <text:p text:style-name="P38"/>
        <text:p text:style-name="P23"><text:span text:style-name="T36">DTR=20071210</text:span><text:span text:style-name="T39"> (</text:span><text:span text:style-name="T32">gera uma lista contendo as etiquetas de todos os documentos tombados no dia 10 de dezembro de 2007</text:span><text:span text:style-name="T39">);</text:span></text:p>
        <text:p text:style-name="P38"/>
        <text:p text:style-name="P42">Para a seleção de etiquetas de tombos específicos, o conjunto poderá ser selecionado através de uma expressão de busca que contenha os tombos a serem considerados. Exemplo:</text:p>
        <text:p text:style-name="P38"/>
        <text:p text:style-name="P23"><text:span text:style-name="T36">TBO=000001</text:span><text:span text:style-name="T39"> (</text:span><text:span text:style-name="T32">gera a etiqueta do tombo "000001"</text:span><text:span text:style-name="T39">);</text:span></text:p>
        <text:p text:style-name="P38"/>
        <text:p text:style-name="P23"><text:span text:style-name="T36">TBO=000001+TBO=000002+TBO=000033+TBO=000035</text:span><text:span text:style-name="T39"> (</text:span><text:span text:style-name="T32">gera etiquetas dos tombos fornecidos</text:span><text:span text:style-name="T39">);</text:span></text:p>
        <text:p text:style-name="P38"/>
        <text:p text:style-name="P23"><text:span text:style-name="T36">TBO=000$</text:span><text:span text:style-name="T39"> (</text:span><text:span text:style-name="T32">gera etiquetas de todos os tombos do intervalo de tombo "000001" até "000999"</text:span><text:span text:style-name="T39">.);</text:span></text:p>
        <text:p text:style-name="P38"/>
        <text:p text:style-name="P23"><text:span text:style-name="T36">TBO=001$</text:span><text:span text:style-name="T39"> (</text:span><text:span text:style-name="T32">gera etiquetas de todos os tombos do intervalo de tombo "001000" até "001999"</text:span><text:span text:style-name="T39">);</text:span></text:p>
        <text:p text:style-name="P7"/>
        <text:p text:style-name="P23">Para a impressão de etiquetas recomendamos o uso de papel adesivo tamanho A4 ou Letter. O uso de formulário específico de etiquetas não é indicado devido ao fato de que os navegadores não possuem os recursos necessários para a configuração de impressão em formulários pré-definidos. Para a impressão de etiquetas em formulários específicos recomendamos exportar os dados que irão compor a etiqueta e importá-los em um programa específico de impressão de etiquetas. A Pimaco oferece um programa que permite a impressão de etiquetas em formulários específicos. Caso opte pela impressão em formulários específicos, o PHL©Elysio apresenta entre os relatórios personalizados, opções para geração dos dados da etiqueta em uma tabela que pode ser copiada e colada em aplicativos específicos.</text:p>
        <text:p text:style-name="Standard"><text:s/></text:p>
        <text:p text:style-name="P23"><text:span text:style-name="T9">Etiquetas de lombada com código de barras</text:span>: Gera etiquetas de lombada com código de barras do número de tombos e com os elementos do número de chamada definidos pelo bibliotecário no campo #616 do formulário de configuração da biblioteca. Ao selecionar esta opção de geração de etiquetas, o sistema apresenta um formulário de parâmetros com a seguintes opções:</text:p>
        <text:p text:style-name="P23"/>
        <text:p text:style-name="P23"><text:span text:style-name="T58">Padrão do código de barras</text:span>: Apresenta uma caixa de seleção que permite ao bibliotecário selecionar o padrão do código de barras a ser adotado. Os padrões disponíveis são: <text:span text:style-name="T13">Code 128A, Code 128B, Code 128C, Code 3 of 9, Interleave 2 of 5, </text:span><text:soft-page-break/><text:span text:style-name="T13">Free 3 of 9, Free 3 of 9 Extended e Id Automation 3 of 9.</text:span> O sistema fornece duas alternativas distintas de geração do código de barras. A geração remota, feita por uma rotina em PHP e que depende de uma conexão externa com o servidor WWW do autor do PHL e outra opção que requer a instalação de fontes apropriadas (True Type Fonts) no computador a ser utilizado para a geração das etiquetas. Estas fontes estão disponíveis para download no endereço:</text:p>
        <text:p text:style-name="P23"/>
        <text:p text:style-name="P70"><text:a xlink:type="simple" xlink:href="http://www.elysio.com.br/downloads/fontes.zip">http://www.elysio.com.br/downloads/fontes.zip</text:a></text:p>
        <text:p text:style-name="P70"/>
        <text:p text:style-name="P41"><text:span text:style-name="T58">Posição do código de barras:</text:span> Apresenta as opções “Direita” e “Esquerda” da posição relativa do código de barras com o número de chamada. Se a opção “Direita” for selecionada, o código de barras será apresentado à direita do número de chamada. Se a opção “Esquerda” for selecionada, o código de barras será apresentado à esquerda do número de chamada.</text:p>
        <text:p text:style-name="P41"/>
        <text:p text:style-name="P41"><text:span text:style-name="T58">Número de colunas:</text:span> Apresenta as opções de “Uma coluna” e “Duas colunas”.</text:p>
        <text:p text:style-name="P41"/>
        <text:p text:style-name="P41"><text:span text:style-name="T58">Expressão de busca:</text:span> Expressão de busca que irá incidir sobre elementos da base de dados de tombo. Veja no ítem referente à geração de “Etiquetas de lombada” os exemplos de expressões de buscas que poderão ser utilizadas.</text:p>
        <text:p text:style-name="Standard"><text:s/></text:p>
        <text:p text:style-name="P23"><text:span text:style-name="negrito_20_Char">Código de barras</text:span>:<text:alphabetical-index-mark text:string-value="código de barras" text:key1="Relatórios operacionais"/> Gera etiquetas com código de barras de número de tombo. A impressão será feita em 4 colunas para maior aproveitamento do papel. O <text:s/>sistema irá apresentar um formulário de parâmetros para indicação do padrão do código de barras e expressão de busca para composição do conjunto de etiquetas a serem impressas. </text:p>
        <text:p text:style-name="P23"/>
        <text:p text:style-name="P23"><text:span text:style-name="negrito_20_Char">Carteira de Identificação</text:span>:<text:alphabetical-index-mark text:string-value="carteira de identificação" text:key1="Relatórios operacionais"/> Gera carteira de identificação com foto do usuário e código de barras do número de matrícula. O sistema irá apresentar um formulário de parâmetros para indicação do padrão da carteira a ser adotado e da expressão de busca para composição do conjunto de carteiras a serem impressas. O sistema oferece 5 padrões distintos de apresentação, cuja escolha fica a critério do bibliotecário. O código de barras utilizado na composição da carteira de identificação será aquele indicado no campo #211 do formulário de registro de configurações do sistema. A foto do usuário será aquela obtida do arquivo de imagem armazenado no endereço especificado no campo #719 do registro de cada usuário. O logotipo da biblioteca apresentado na carteira será obtido do arquivo de imagem armazenado no endereço especificado no campo #618 do registro de configuração da biblioteca.</text:p>
        <text:p text:style-name="P23"/>
        <text:h text:style-name="P54" text:outline-level="1">Relatórios personalizados<text:alphabetical-index-mark text:string-value="Personalizados" text:key1="Relatórios"/></text:h>
        <text:p text:style-name="Standard"/>
        <text:p text:style-name="Standard">São relatórios que podem ser criados ou modificados pelo próprio usuário. O PHL©Elysio traz como exemplo, para cada base de dados, um conjunto de relatórios personalizados de uso freqüente nas bibliotecas. O acesso a estes relatórios é feito a partir do link "Relatórios" apresentado no menu da área de acesso restrito. Este link dará acesso a um formulário contendo as opções de tipos de relatório. Selecione a opção "Personalizados" e será exibida uma lista com relatórios personalizados disponíveis. </text:p>
        <text:p text:style-name="Standard"/>
        <text:p text:style-name="Standard">Estes relatórios podem ser criados ou modificados pelo próprio bibliotecário através de parâmetros fornecidos na base de dados de<text:span text:style-name="T9"> Relatórios personalizados</text:span>.</text:p>
        <text:p text:style-name="Standard">A criação de novos relatórios personalizados ou a modificação dos parâmetros de configuração de relatórios já definidos, devem serem feitas a partir da opção “Configurações” apresentada no menu da área restrita. Esta opção será apresentada somente aos usuários que possuirem permissão para esta rotina. Esta permissão é fornecida no registro de login do usuário na base de dados de Permissões.</text:p>
        <text:p text:style-name="Standard"/>
        <text:p text:style-name="Standard">O sistema apresenta várias alternativas para a criação de relatórios personalizados. Veja com mais detalhe, a descrição dos campos de dados disponíveis para cada registro de configuração da base de dados relatórios personalizados.</text:p>
        <text:p text:style-name="Standard"><text:soft-page-break/></text:p>
        <text:p text:style-name="Standard">O sistempa permite a criação de relatórios simples, ordenados, índices e de frequência. Todos os relatórios do tipo freqüência, além de apresentar no rodapé o total de registros considerados na tabulação, apresentarão também links que permitem a visualização gráfica do resultado em gráficos do tipo coluna.</text:p>
        <text:p text:style-name="Standard"/>
        <text:p text:style-name="Standard">Veja abaixo a lista de alguns relatórios personalizados criados como exemplo e distribuídos junto com o PHL©Elysio:</text:p>
        <text:p text:style-name="Standard"/>
        <text:p text:style-name="P37">Descarte<text:alphabetical-index-mark text:string-value="Descarte"/></text:p>
        <text:p text:style-name="P23"/>
        <text:p text:style-name="P23">Gera uma tabela de 4 colunas contendo uma lista de todos os documentos cujo prazo de validade estiver expirado (tabela de temporalidade). É um relatório útil quando do PHL©Elysio estiver sendo utilizado para o registro de documentos de arquivos. Serão apresentados somente os registros cuja data de validade registrada em algum elemento do subcampo "v" do campo #086 for menor que a data da emissão do relatório.</text:p>
        <text:p text:style-name="P23"/>
        <text:p text:style-name="P23">coluna 1: Localização do documento;</text:p>
        <text:p text:style-name="P23">coluna 2: Título e subtítulo do documento;</text:p>
        <text:p text:style-name="P23">coluna 3: Conteúdo com prazo expirado;</text:p>
        <text:p text:style-name="P23">coluna 4: Data de validade.</text:p>
        <text:p text:style-name="negrito"/>
        <text:p text:style-name="P47">Exemplares X Data da Aquisição</text:p>
        <text:p text:style-name="P23"/>
        <text:p text:style-name="P23">Gera uma tabela estatística a quantidade de exemplares adquiridos em um período de tempo limitado pela expressão de busca indicada no campo #505 do registro de parâmetros deste relatório.</text:p>
        <text:p text:style-name="P23"/>
        <text:p text:style-name="P23">As informações sobre aquisição de documentos deverão ser obtidas a partir da base de dados Tombo, portanto, no campo #504 do registro de configuração deste relatório deverá estar selecionado a <text:span text:style-name="T9">Base de dados Tombo</text:span>.</text:p>
        <text:p text:style-name="Standard"/>
        <text:p text:style-name="P23">Exemplos de expressões de busca (campo #505 do registro de configuração deste relatório):</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9">Expressão</text:p>
            </table:table-cell>
            <table:table-cell table:style-name="Tabela1.A1" office:value-type="string">
              <text:p text:style-name="P9">Resultado</text:p>
            </table:table-cell>
          </table:table-row>
          <table:table-row table:style-name="Tabela1.1">
            <table:table-cell table:style-name="Tabela1.A1" office:value-type="string">
              <text:p text:style-name="P9">$</text:p>
            </table:table-cell>
            <table:table-cell table:style-name="Tabela1.A1" office:value-type="string">
              <text:p text:style-name="P9">Gera uma tabela e/ou gráfico estatístico com a data da aquisição e a quantidade de exemplares adquiridos.</text:p>
            </table:table-cell>
          </table:table-row>
          <table:table-row table:style-name="Tabela1.1">
            <table:table-cell table:style-name="Tabela1.A1" office:value-type="string">
              <text:p text:style-name="P9">DTA=20070501</text:p>
            </table:table-cell>
            <table:table-cell table:style-name="Tabela1.A1" office:value-type="string">
              <text:p text:style-name="P9">Gera uma tabela e/ou gráfico estatístico com a quantidade de exemplares adquiridos no dia 01 de maio de 2007.</text:p>
            </table:table-cell>
          </table:table-row>
          <table:table-row table:style-name="Tabela1.1">
            <table:table-cell table:style-name="Tabela1.A1" office:value-type="string">
              <text:p text:style-name="P9">AQU=COMPRA</text:p>
            </table:table-cell>
            <table:table-cell table:style-name="Tabela1.A1" office:value-type="string">
              <text:p text:style-name="P9">Gera uma tabela e/ou gráfico estatístico com a quantidade de exemplares adquiridos por compra.</text:p>
            </table:table-cell>
          </table:table-row>
          <table:table-row table:style-name="Tabela1.1">
            <table:table-cell table:style-name="Tabela1.A1" office:value-type="string">
              <text:p text:style-name="P9">DTA=2007$*AQU=COMPRA</text:p>
            </table:table-cell>
            <table:table-cell table:style-name="Tabela1.A1" office:value-type="string">
              <text:p text:style-name="P9">Gera uma tabela e/ou gráfico estatístico com a data de aquisição e a quantidade de exemplares adquiridos por compra no ano de 2007.</text:p>
            </table:table-cell>
          </table:table-row>
          <table:table-row table:style-name="Tabela1.1">
            <table:table-cell table:style-name="Tabela1.A1" office:value-type="string">
              <text:p text:style-name="P9">DTA=2007$*AQU=DOACAO</text:p>
            </table:table-cell>
            <table:table-cell table:style-name="Tabela1.A1" office:value-type="string">
              <text:p text:style-name="P9">Gera uma tabela e/ou gráfico estatístico com a data de aquisição e a quantidade de exemplares adquiridos por doação no ano de 2007.</text:p>
            </table:table-cell>
          </table:table-row>
          <table:table-row table:style-name="Tabela1.1">
            <table:table-cell table:style-name="Tabela1.A1" office:value-type="string">
              <text:p text:style-name="P9">CUR=CIENCIAS BIOLOGICAS</text:p>
            </table:table-cell>
            <table:table-cell table:style-name="Tabela1.A1" office:value-type="string">
              <text:p text:style-name="P9">Gera uma tabela e/ou gráfico estatístico com a data de aquisição e a quantidade de exemplares adquiridos para o curso de Ciências Biológicas.</text:p>
            </table:table-cell>
          </table:table-row>
          <table:table-row table:style-name="Tabela1.1">
            <table:table-cell table:style-name="Tabela1.A1" office:value-type="string">
              <text:p text:style-name="P9">DTA=2007$*CUR=CIENCIAS BIOLOGICAS</text:p>
            </table:table-cell>
            <table:table-cell table:style-name="Tabela1.A1" office:value-type="string">
              <text:p text:style-name="P9">Gera uma tabela e/ou gráfico estatístico com a data de aquisição e a quantidade de exemplares adquiridos para o curso de Ciências Biológicas no ano de 2007.</text:p>
            </table:table-cell>
          </table:table-row>
          <table:table-row table:style-name="Tabela1.1">
            <table:table-cell table:style-name="Tabela1.A1" office:value-type="string">
              <text:p text:style-name="P9">PRC=NACIONAL</text:p>
            </table:table-cell>
            <table:table-cell table:style-name="Tabela1.A1" office:value-type="string">
              <text:p text:style-name="P9">Gera uma tabela e/ou gráfico estatístico com a data da aquisição e a quantidade de exemplares de procedência nacional adquiridos.</text:p>
            </table:table-cell>
          </table:table-row>
          <table:table-row table:style-name="Tabela1.1">
            <table:table-cell table:style-name="Tabela1.A1" office:value-type="string">
              <text:p text:style-name="P9">DTA=2007$*PRC=NACIONAL</text:p>
            </table:table-cell>
            <table:table-cell table:style-name="Tabela1.A1" office:value-type="string">
              <text:p text:style-name="P9">Gera uma tabela e/ou gráfico estatístico com a data da aquisição e a quantidade de exemplares de procedência nacional adquiridos no ano de 2007.</text:p>
            </table:table-cell>
          </table:table-row>
        </table:table>
        <text:p text:style-name="Standard"/>
        <text:p text:style-name="P23">Exemplos de formatos de extração da chave de ordenação (campo #513 do registro da <text:span text:style-name="T9">Base de dados Relatórios personalizados</text:span>):</text:p>
        <text:p text:style-name="Standard"><text:s/></text:p>
        <table:table table:name="Tabela2" table:style-name="Tabela2">
          <table:table-column table:style-name="Tabela2.A"/>
          <table:table-column table:style-name="Tabela2.B"/>
          <table:table-row table:style-name="Tabela2.1">
            <table:table-cell table:style-name="Tabela2.A1" office:value-type="string">
              <text:p text:style-name="P9">Chave</text:p>
            </table:table-cell>
            <table:table-cell table:style-name="Tabela2.A1" office:value-type="string">
              <text:p text:style-name="P9">Resultado</text:p>
            </table:table-cell>
          </table:table-row>
          <table:table-row table:style-name="Tabela2.1">
            <table:table-cell table:style-name="Tabela2.A1" office:value-type="string">
              <text:p text:style-name="P9">v820/</text:p>
            </table:table-cell>
            <table:table-cell table:style-name="Tabela2.A1" office:value-type="string">
              <text:p text:style-name="P9">20070501</text:p>
            </table:table-cell>
          </table:table-row>
          <text:soft-page-break/>
          <table:table-row table:style-name="Tabela2.1">
            <table:table-cell table:style-name="Tabela2.A1" office:value-type="string">
              <text:p text:style-name="P9">v820.6/</text:p>
            </table:table-cell>
            <table:table-cell table:style-name="Tabela2.A1" office:value-type="string">
              <text:p text:style-name="P9">200705</text:p>
            </table:table-cell>
          </table:table-row>
          <table:table-row table:style-name="Tabela2.1">
            <table:table-cell table:style-name="Tabela2.A1" office:value-type="string">
              <text:p text:style-name="P9">v820.4/</text:p>
            </table:table-cell>
            <table:table-cell table:style-name="Tabela2.A1" office:value-type="string">
              <text:p text:style-name="P9">2007</text:p>
            </table:table-cell>
          </table:table-row>
        </table:table>
        <text:p text:style-name="Standard"/>
        <text:p text:style-name="Standard"/>
        <text:p text:style-name="P47">Títulos X Data da Catalogação</text:p>
        <text:p text:style-name="P23"/>
        <text:p text:style-name="P23">Gera uma tabela estatística de registros catalogados em um período de tempo limitado pela expressão de busca fornecida pelo usuário.</text:p>
        <text:p text:style-name="P23"/>
        <text:p text:style-name="P23">As informações sobre registros de documentos catalogados são obtidas a partir da Base de dados Catálogo.</text:p>
        <text:p text:style-name="P23"/>
        <text:p text:style-name="P23">Exemplos de expressões de busca: </text:p>
        <text:p text:style-name="Standard"/>
        <table:table table:name="Tabela3" table:style-name="Tabela3">
          <table:table-column table:style-name="Tabela3.A"/>
          <table:table-column table:style-name="Tabela3.B"/>
          <table:table-row table:style-name="Tabela3.1">
            <table:table-cell table:style-name="Tabela3.A1" office:value-type="string">
              <text:p text:style-name="P9">Expressão</text:p>
            </table:table-cell>
            <table:table-cell table:style-name="Tabela3.A1" office:value-type="string">
              <text:p text:style-name="P9">Resultado</text:p>
            </table:table-cell>
          </table:table-row>
          <table:table-row table:style-name="Tabela3.1">
            <table:table-cell table:style-name="Tabela3.A1" office:value-type="string">
              <text:p text:style-name="P9">$</text:p>
            </table:table-cell>
            <table:table-cell table:style-name="Tabela3.A1" office:value-type="string">
              <text:p text:style-name="P9">Gera uma tabela e/ou gráfico estatístico com os registros catalogados tabulados por cada dia da catalogação.</text:p>
            </table:table-cell>
          </table:table-row>
          <table:table-row table:style-name="Tabela3.1">
            <table:table-cell table:style-name="Tabela3.A1" office:value-type="string">
              <text:p text:style-name="P9">DTR=2007$</text:p>
            </table:table-cell>
            <table:table-cell table:style-name="Tabela3.A1" office:value-type="string">
              <text:p text:style-name="P9">Gera uma tabela e/ou gráfico estatístico com a quantidade de registros catalogados no ano de 2007.</text:p>
            </table:table-cell>
          </table:table-row>
          <table:table-row table:style-name="Tabela3.1">
            <table:table-cell table:style-name="Tabela3.A1" office:value-type="string">
              <text:p text:style-name="P9">DTR=200705$</text:p>
            </table:table-cell>
            <table:table-cell table:style-name="Tabela3.A1" office:value-type="string">
              <text:p text:style-name="P9">Gera uma tabela e/ou gráfico estatístico com a quantidade de registros catalogados no mês 05 do ano de 2007.</text:p>
            </table:table-cell>
          </table:table-row>
          <table:table-row table:style-name="Tabela3.1">
            <table:table-cell table:style-name="Tabela3.A1" office:value-type="string">
              <text:p text:style-name="P9">DTR=20070501</text:p>
            </table:table-cell>
            <table:table-cell table:style-name="Tabela3.A1" office:value-type="string">
              <text:p text:style-name="P9">Gera uma tabela e/ou gráfico estatístico com a quantidade de registros catalogados no dia 01 do mês 05 (maio) do ano de 2007.</text:p>
            </table:table-cell>
          </table:table-row>
          <table:table-row table:style-name="Tabela3.1">
            <table:table-cell table:style-name="Tabela3.A1" office:value-type="string">
              <text:p text:style-name="P9">BIB=SUPER</text:p>
            </table:table-cell>
            <table:table-cell table:style-name="Tabela3.A1" office:value-type="string">
              <text:p text:style-name="P9">Gera uma tabela e/ou gráfico estatístico com a quantidade de registros catalogados pelo funcionário SUPER.</text:p>
            </table:table-cell>
          </table:table-row>
          <table:table-row table:style-name="Tabela3.1">
            <table:table-cell table:style-name="Tabela3.A1" office:value-type="string">
              <text:p text:style-name="P9">TIP=7*DTR=2007$</text:p>
            </table:table-cell>
            <table:table-cell table:style-name="Tabela3.A1" office:value-type="string">
              <text:p text:style-name="P9">Gera uma tabela e/ou gráfico estatístico com a quantidade de livros catalogados durante o ano de 2007.</text:p>
            </table:table-cell>
          </table:table-row>
        </table:table>
        <text:p text:style-name="Standard"/>
        <text:p text:style-name="P23">Exemplos de formatos de extração da chave de ordenação (campo #513 do registro da <text:span text:style-name="T9">Base de dados Relatórios personalizados</text:span>): </text:p>
        <text:p text:style-name="Standard"/>
        <table:table table:name="Tabela4" table:style-name="Tabela4">
          <table:table-column table:style-name="Tabela4.A"/>
          <table:table-column table:style-name="Tabela4.B"/>
          <table:table-row table:style-name="Tabela4.1">
            <table:table-cell table:style-name="Tabela4.A1" office:value-type="string">
              <text:p text:style-name="P9">Chave</text:p>
            </table:table-cell>
            <table:table-cell table:style-name="Tabela4.A1" office:value-type="string">
              <text:p text:style-name="P9">Resultado</text:p>
            </table:table-cell>
          </table:table-row>
          <table:table-row table:style-name="Tabela4.1">
            <table:table-cell table:style-name="Tabela4.A1" office:value-type="string">
              <text:p text:style-name="P9">v999[1]^d.8/</text:p>
            </table:table-cell>
            <table:table-cell table:style-name="Tabela4.A1" office:value-type="string">
              <text:p text:style-name="P9">20070501</text:p>
            </table:table-cell>
          </table:table-row>
          <table:table-row table:style-name="Tabela4.1">
            <table:table-cell table:style-name="Tabela4.A1" office:value-type="string">
              <text:p text:style-name="P9">v999[1]^d.6/</text:p>
            </table:table-cell>
            <table:table-cell table:style-name="Tabela4.A1" office:value-type="string">
              <text:p text:style-name="P9">200705</text:p>
            </table:table-cell>
          </table:table-row>
          <table:table-row table:style-name="Tabela4.1">
            <table:table-cell table:style-name="Tabela4.A1" office:value-type="string">
              <text:p text:style-name="P9">v999[1]^d.4/</text:p>
            </table:table-cell>
            <table:table-cell table:style-name="Tabela4.A1" office:value-type="string">
              <text:p text:style-name="P9">2007</text:p>
            </table:table-cell>
          </table:table-row>
        </table:table>
        <text:p text:style-name="Standard"/>
        <text:p text:style-name="P47">Empréstimos X Curso</text:p>
        <text:p text:style-name="P47"/>
        <text:p text:style-name="P23">Gera uma tabela estatística com as quantidades de empréstimos por curso do usuário efetuados em um período de tempo limitado pela expressão de busca fornecida pelo usuário.</text:p>
        <text:p text:style-name="P23"/>
        <text:p text:style-name="P23">Exemplos de expressões de busca:<text:span text:style-name="T50"> </text:span></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9">Expressão</text:p>
            </table:table-cell>
            <table:table-cell table:style-name="Tabela5.A1" office:value-type="string">
              <text:p text:style-name="P9">Resultado</text:p>
            </table:table-cell>
          </table:table-row>
          <table:table-row table:style-name="Tabela5.1">
            <table:table-cell table:style-name="Tabela5.A1" office:value-type="string">
              <text:p text:style-name="P10">(TOP=EMP+TOP=REN+TOP=LOC)</text:p>
            </table:table-cell>
            <table:table-cell table:style-name="Tabela5.A1" office:value-type="string">
              <text:p text:style-name="P9">Gera uma tabela e/ou gráfico estatístico com a quantidade de empréstimos, renovações e empréstimos de consulta local por curso do usuário que efetuou o empréstimo.</text:p>
            </table:table-cell>
          </table:table-row>
          <table:table-row table:style-name="Tabela5.1">
            <table:table-cell table:style-name="Tabela5.A1" office:value-type="string">
              <text:p text:style-name="P10">(TOP=EMP+TOP=REN+TOP=LOC)*DTR=2007$</text:p>
            </table:table-cell>
            <table:table-cell table:style-name="Tabela5.A1" office:value-type="string">
              <text:p text:style-name="P9">Gera uma tabela e/ou gráfico estatístico com a quantidade de empréstimos, renovações e empréstimos de consulta local por curso do usuário que efetuou o empréstimo durante o ano de 2007.</text:p>
            </table:table-cell>
          </table:table-row>
          <table:table-row table:style-name="Tabela5.1">
            <table:table-cell table:style-name="Tabela5.A1" office:value-type="string">
              <text:p text:style-name="P10">(TOP=EMP+TOP=REN+TOP=LOC)*DTR=200705$</text:p>
            </table:table-cell>
            <table:table-cell table:style-name="Tabela5.A1" office:value-type="string">
              <text:p text:style-name="P9">Gera uma tabela e/ou gráfico estatístico com a quantidade de empréstimos, renovações e empréstimos de consulta local por curso do usuário que efetuou o empréstimo durante o mês de maio de 2007.</text:p>
            </table:table-cell>
          </table:table-row>
        </table:table>
        <text:p text:style-name="Standard"/>
        <text:p text:style-name="P47">Empréstimos X Data</text:p>
        <text:p text:style-name="P23"/>
        <text:p text:style-name="P23">Gera uma tabela estatística de empréstimos pelo período de tempo limitado pela expressão de busca fornecida pelo usuário.</text:p>
        <text:p text:style-name="P23"/>
        <text:p text:style-name="P23">Exemplos de expressões de busca:</text:p>
        <text:p text:style-name="Standard"><text:soft-page-break/></text:p>
        <table:table table:name="Tabela6" table:style-name="Tabela6">
          <table:table-column table:style-name="Tabela6.A"/>
          <table:table-column table:style-name="Tabela6.B"/>
          <table:table-row table:style-name="Tabela6.1">
            <table:table-cell table:style-name="Tabela6.A1" office:value-type="string">
              <text:p text:style-name="P9">Expressão</text:p>
            </table:table-cell>
            <table:table-cell table:style-name="Tabela6.A1" office:value-type="string">
              <text:p text:style-name="P9">Resultado</text:p>
            </table:table-cell>
          </table:table-row>
          <table:table-row table:style-name="Tabela6.1">
            <table:table-cell table:style-name="Tabela6.A1" office:value-type="string">
              <text:p text:style-name="P9">$</text:p>
            </table:table-cell>
            <table:table-cell table:style-name="Tabela6.A1" office:value-type="string">
              <text:p text:style-name="P9">Gera uma tabela e/ou gráfico estatístico a quantidade de empréstimos efetuados em cada dia.</text:p>
            </table:table-cell>
          </table:table-row>
          <table:table-row table:style-name="Tabela6.1">
            <table:table-cell table:style-name="Tabela6.A1" office:value-type="string">
              <text:p text:style-name="P9">DTR=2007$</text:p>
            </table:table-cell>
            <table:table-cell table:style-name="Tabela6.A1" office:value-type="string">
              <text:p text:style-name="P9">Gera uma tabela e/ou gráfico estatístico com a quantidade de empréstimos efetuados no ano de 2007.</text:p>
            </table:table-cell>
          </table:table-row>
          <table:table-row table:style-name="Tabela6.1">
            <table:table-cell table:style-name="Tabela6.A1" office:value-type="string">
              <text:p text:style-name="P9">DTR=200705$</text:p>
            </table:table-cell>
            <table:table-cell table:style-name="Tabela6.A1" office:value-type="string">
              <text:p text:style-name="P9">Gera uma tabela e/ou gráfico estatístico com a quantidade de empréstimos efetuados no mês 05 do ano de 2007.</text:p>
            </table:table-cell>
          </table:table-row>
          <table:table-row table:style-name="Tabela6.1">
            <table:table-cell table:style-name="Tabela6.A1" office:value-type="string">
              <text:p text:style-name="P9">DTR=20070501</text:p>
            </table:table-cell>
            <table:table-cell table:style-name="Tabela6.A1" office:value-type="string">
              <text:p text:style-name="P9">Gera uma tabela e/ou gráfico estatístico com a quantidade de empréstimos efetuados no dia 01 do mês 05 (maio) do ano de 2007.</text:p>
            </table:table-cell>
          </table:table-row>
          <table:table-row table:style-name="Tabela6.1">
            <table:table-cell table:style-name="Tabela6.A1" office:value-type="string">
              <text:p text:style-name="P9">BIB=SUPER</text:p>
            </table:table-cell>
            <table:table-cell table:style-name="Tabela6.A1" office:value-type="string">
              <text:p text:style-name="P9">Gera uma tabela e/ou gráfico estatístico com a quantidade de empréstimos efetuados pelo funcionário SUPER.</text:p>
            </table:table-cell>
          </table:table-row>
          <table:table-row table:style-name="Tabela6.1">
            <table:table-cell table:style-name="Tabela6.A1" office:value-type="string">
              <text:p text:style-name="P9">TDO=7*DTR=2007$</text:p>
            </table:table-cell>
            <table:table-cell table:style-name="Tabela6.A1" office:value-type="string">
              <text:p text:style-name="P9">Gera uma tabela e/ou gráfico estatístico com a quantidade de livros (TDO=7) emprestados durante o ano de 2007.</text:p>
            </table:table-cell>
          </table:table-row>
          <table:table-row table:style-name="Tabela6.1">
            <table:table-cell table:style-name="Tabela6.A1" office:value-type="string">
              <text:p text:style-name="P9">COD=1*DTR=2007$</text:p>
            </table:table-cell>
            <table:table-cell table:style-name="Tabela6.A1" office:value-type="string">
              <text:p text:style-name="P9">Gera uma tabela e/ou gráfico estatístico com a quantidade de empréstimos feitos por acadêmicos (COD=1) durante o ano de 2007.</text:p>
            </table:table-cell>
          </table:table-row>
        </table:table>
        <text:p text:style-name="Standard"/>
        <text:p text:style-name="P23">Exemplos de formatos de extração da chave de ordenação (campo #513 do registro da <text:span text:style-name="T9">Base de dados Relatórios personalizados</text:span>): </text:p>
        <text:p text:style-name="Standard"/>
        <table:table table:name="Tabela7" table:style-name="Tabela7">
          <table:table-column table:style-name="Tabela7.A"/>
          <table:table-column table:style-name="Tabela7.B"/>
          <table:table-row table:style-name="Tabela7.1">
            <table:table-cell table:style-name="Tabela7.A1" office:value-type="string">
              <text:p text:style-name="P9">Chave</text:p>
            </table:table-cell>
            <table:table-cell table:style-name="Tabela7.A1" office:value-type="string">
              <text:p text:style-name="P9">Resultado</text:p>
            </table:table-cell>
          </table:table-row>
          <table:table-row table:style-name="Tabela7.1">
            <table:table-cell table:style-name="Tabela7.A1" office:value-type="string">
              <text:p text:style-name="P9">(v999^d.8/)</text:p>
            </table:table-cell>
            <table:table-cell table:style-name="Tabela7.A1" office:value-type="string">
              <text:p text:style-name="P9">20070501</text:p>
            </table:table-cell>
          </table:table-row>
          <table:table-row table:style-name="Tabela7.1">
            <table:table-cell table:style-name="Tabela7.A1" office:value-type="string">
              <text:p text:style-name="P9">(v999^d.6/)</text:p>
            </table:table-cell>
            <table:table-cell table:style-name="Tabela7.A1" office:value-type="string">
              <text:p text:style-name="P9">200705</text:p>
            </table:table-cell>
          </table:table-row>
          <table:table-row table:style-name="Tabela7.1">
            <table:table-cell table:style-name="Tabela7.A1" office:value-type="string">
              <text:p text:style-name="P9">(v999^d.4/)</text:p>
            </table:table-cell>
            <table:table-cell table:style-name="Tabela7.A1" office:value-type="string">
              <text:p text:style-name="P9">2007</text:p>
            </table:table-cell>
          </table:table-row>
        </table:table>
        <text:p text:style-name="Standard"/>
        <text:p text:style-name="P47">Empréstimos X Tipo de Documento ou Coleção</text:p>
        <text:p text:style-name="P23"/>
        <text:p text:style-name="P23">Gera uma tabela estatística com as quantidades de empréstimos por tipo de documento ou tipo de coleção efetuados em um período de tempo limitado pela expressão de busca fornecida pelo usuário.</text:p>
        <text:p text:style-name="P23"/>
        <text:p text:style-name="P23">Exemplos de expressões de busca: </text:p>
        <text:p text:style-name="Standard"/>
        <table:table table:name="Tabela8" table:style-name="Tabela8">
          <table:table-column table:style-name="Tabela8.A"/>
          <table:table-column table:style-name="Tabela8.B"/>
          <table:table-row table:style-name="Tabela8.1">
            <table:table-cell table:style-name="Tabela8.A1" office:value-type="string">
              <text:p text:style-name="P9">Expressão</text:p>
            </table:table-cell>
            <table:table-cell table:style-name="Tabela8.A1" office:value-type="string">
              <text:p text:style-name="P9">Resultado</text:p>
            </table:table-cell>
          </table:table-row>
          <table:table-row table:style-name="Tabela8.1">
            <table:table-cell table:style-name="Tabela8.A1" office:value-type="string">
              <text:p text:style-name="P10">(TOP=EMP+TOP=REN+TOP=LOC)</text:p>
            </table:table-cell>
            <table:table-cell table:style-name="Tabela8.A1" office:value-type="string">
              <text:p text:style-name="P9">Gera uma tabela e/ou gráfico estatístico com a quantidade de empréstimos, renovações e empréstimos de consulta local por tipo de documento.</text:p>
            </table:table-cell>
          </table:table-row>
          <table:table-row table:style-name="Tabela8.1">
            <table:table-cell table:style-name="Tabela8.A1" office:value-type="string">
              <text:p text:style-name="P10">(TOP=EMP+TOP=REN+TOP=LOC)*DTR=2007$</text:p>
            </table:table-cell>
            <table:table-cell table:style-name="Tabela8.A1" office:value-type="string">
              <text:p text:style-name="P9">Gera uma tabela e/ou gráfico estatístico com a quantidade de empréstimos, renovações e empréstimos de consulta local por tipo de documento efetuados durante o ano de 2007.</text:p>
            </table:table-cell>
          </table:table-row>
          <table:table-row table:style-name="Tabela8.1">
            <table:table-cell table:style-name="Tabela8.A1" office:value-type="string">
              <text:p text:style-name="P10">(TOP=EMP+TOP=REN+TOP=LOC)*DTR=200705$</text:p>
            </table:table-cell>
            <table:table-cell table:style-name="Tabela8.A1" office:value-type="string">
              <text:p text:style-name="P9">Gera uma tabela e/ou gráfico estatístico com a quantidade de empréstimos, renovações e empréstimos de consulta local por tipo de documento efetuados o mês de maio de 2007.</text:p>
            </table:table-cell>
          </table:table-row>
        </table:table>
        <text:p text:style-name="Standard"/>
        <text:p text:style-name="P47">Empréstimos X Tipo de Usuário</text:p>
        <text:p text:style-name="P23"/>
        <text:p text:style-name="P23">Gera uma tabela estatística com as quantidades de empréstimos por tipo de usuário efetuados em um período de tempo limitado pela expressão de busca fornecida pelo usuário.</text:p>
        <text:p text:style-name="P23"/>
        <text:p text:style-name="P23">Exemplos de expressões de busca:</text:p>
        <text:p text:style-name="Standard"/>
        <table:table table:name="Tabela9" table:style-name="Tabela9">
          <table:table-column table:style-name="Tabela9.A"/>
          <table:table-column table:style-name="Tabela9.B"/>
          <table:table-row table:style-name="Tabela9.1">
            <table:table-cell table:style-name="Tabela9.A1" office:value-type="string">
              <text:p text:style-name="P9">Expressão</text:p>
            </table:table-cell>
            <table:table-cell table:style-name="Tabela9.A1" office:value-type="string">
              <text:p text:style-name="P9">Resultado</text:p>
            </table:table-cell>
          </table:table-row>
          <table:table-row table:style-name="Tabela9.1">
            <table:table-cell table:style-name="Tabela9.A1" office:value-type="string">
              <text:p text:style-name="P10">(TOP=EMP+TOP=REN+TOP=LOC)</text:p>
            </table:table-cell>
            <table:table-cell table:style-name="Tabela9.A1" office:value-type="string">
              <text:p text:style-name="P9">Gera uma tabela e/ou gráfico estatístico com a quantidade de empréstimos, renovações e empréstimos de consulta local por tipo de usuário.</text:p>
            </table:table-cell>
          </table:table-row>
          <table:table-row table:style-name="Tabela9.1">
            <table:table-cell table:style-name="Tabela9.A1" office:value-type="string">
              <text:p text:style-name="P10">(TOP=EMP+TOP=REN+TOP=LOC)*DTR=2007$</text:p>
            </table:table-cell>
            <table:table-cell table:style-name="Tabela9.A1" office:value-type="string">
              <text:p text:style-name="P9">Gera uma tabela e/ou gráfico estatístico com a quantidade de empréstimos, renovações e empréstimos de consulta local por tipo de usuário efetuados durante o ano de 2007.</text:p>
            </table:table-cell>
          </table:table-row>
          <table:table-row table:style-name="Tabela9.1">
            <table:table-cell table:style-name="Tabela9.A1" office:value-type="string">
              <text:p text:style-name="P10">(TOP=EMP+TOP=REN+TOP=LOC)*DTR=200705$</text:p>
            </table:table-cell>
            <table:table-cell table:style-name="Tabela9.A1" office:value-type="string">
              <text:p text:style-name="P9">Gera uma tabela e/ou gráfico estatístico com a quantidade de empréstimos, renovações e empréstimos de consulta local por tipo de usuários efetuados o mês de maio de 2007.</text:p>
            </table:table-cell>
          </table:table-row>
        </table:table>
        <text:p text:style-name="Standard"><text:soft-page-break/></text:p>
        <text:p text:style-name="P47">Empréstimos X Área do Conhecimento</text:p>
        <text:p text:style-name="P23"/>
        <text:p text:style-name="P23">Gera uma tabela estatística com as quantidades de empréstimos por área do conhecimento efetuados em um período de tempo limitado pela expressão de busca fornecida pelo usuário.</text:p>
        <text:p text:style-name="P23"/>
        <text:p text:style-name="P23">Exemplos de expressões de busca: </text:p>
        <text:p text:style-name="Standard"/>
        <table:table table:name="Tabela10" table:style-name="Tabela10">
          <table:table-column table:style-name="Tabela10.A"/>
          <table:table-column table:style-name="Tabela10.B"/>
          <table:table-row table:style-name="Tabela10.1">
            <table:table-cell table:style-name="Tabela10.A1" office:value-type="string">
              <text:p text:style-name="P9">Expressão</text:p>
            </table:table-cell>
            <table:table-cell table:style-name="Tabela10.A1" office:value-type="string">
              <text:p text:style-name="P9">Resultado</text:p>
            </table:table-cell>
          </table:table-row>
          <table:table-row table:style-name="Tabela10.1">
            <table:table-cell table:style-name="Tabela10.A1" office:value-type="string">
              <text:p text:style-name="P10">(TOP=EMP+TOP=REN+TOP=LOC)</text:p>
            </table:table-cell>
            <table:table-cell table:style-name="Tabela10.A1" office:value-type="string">
              <text:p text:style-name="P9">Gera uma tabela e/ou gráfico estatístico com a quantidade de empréstimos, renovações e empréstimos de consulta local por área do conhecimento.</text:p>
            </table:table-cell>
          </table:table-row>
          <table:table-row table:style-name="Tabela10.1">
            <table:table-cell table:style-name="Tabela10.A1" office:value-type="string">
              <text:p text:style-name="P10">(TOP=EMP+TOP=REN+TOP=LOC)*DTR=2007$</text:p>
            </table:table-cell>
            <table:table-cell table:style-name="Tabela10.A1" office:value-type="string">
              <text:p text:style-name="P9">Gera uma tabela e/ou gráfico estatístico com a quantidade de empréstimos, renovações e empréstimos de consulta local por área do conhecimento efetuados durante o ano de 2007.</text:p>
            </table:table-cell>
          </table:table-row>
          <table:table-row table:style-name="Tabela10.1">
            <table:table-cell table:style-name="Tabela10.A1" office:value-type="string">
              <text:p text:style-name="P10">(TOP=EMP+TOP=REN+TOP=LOC)*DTR=200705$</text:p>
            </table:table-cell>
            <table:table-cell table:style-name="Tabela10.A1" office:value-type="string">
              <text:p text:style-name="P9">Gera uma tabela e/ou gráfico estatístico com a quantidade de empréstimos, renovações e empréstimos de consulta local por área do conhecimento efetuados o mês de maio de 2007.</text:p>
            </table:table-cell>
          </table:table-row>
        </table:table>
        <text:p text:style-name="Standard"/>
        <text:p text:style-name="P47">Etiquetas - Tombo (Word)</text:p>
        <text:p text:style-name="P23"/>
        <text:p text:style-name="P23">Gera uma tabela contendo os dados para a geração de etiquetas a partir do aplicativo da PIMACO obtidos a partir da expressão de busca fornecida pelo usuário.</text:p>
        <text:p text:style-name="P23"/>
        <text:p text:style-name="P23">Exemplos de expressões de busca: </text:p>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9">Expressão</text:p>
            </table:table-cell>
            <table:table-cell table:style-name="Tabela11.A1" office:value-type="string">
              <text:p text:style-name="P9">Resultado</text:p>
            </table:table-cell>
          </table:table-row>
          <table:table-row table:style-name="Tabela11.1">
            <table:table-cell table:style-name="Tabela11.A1" office:value-type="string">
              <text:p text:style-name="P9">$</text:p>
            </table:table-cell>
            <table:table-cell table:style-name="Tabela11.A1" office:value-type="string">
              <text:p text:style-name="P9">Gera uma tabela com todos os registros da base de dados de tombo contendo os dados necessários para a impressão de etiquetas a partir do aplicativo da PIMACO.</text:p>
            </table:table-cell>
          </table:table-row>
          <table:table-row table:style-name="Tabela11.1">
            <table:table-cell table:style-name="Tabela11.A1" office:value-type="string">
              <text:p text:style-name="P9">TBO=000001+TBO=000002+TBO=000003</text:p>
            </table:table-cell>
            <table:table-cell table:style-name="Tabela11.A1" office:value-type="string">
              <text:p text:style-name="P9">Gera uma tabela com a informações dos exemplares de números 000001,000002 e 000003 para impressão de etiquetas a partir do aplicativo da PIMACO.</text:p>
            </table:table-cell>
          </table:table-row>
          <table:table-row table:style-name="Tabela11.1">
            <table:table-cell table:style-name="Tabela11.A1" office:value-type="string">
              <text:p text:style-name="P9">DTR=200705$</text:p>
            </table:table-cell>
            <table:table-cell table:style-name="Tabela11.A1" office:value-type="string">
              <text:p text:style-name="P9">Gera uma tabela com a informações dos exemplares tombados no mês de maio de 2007 para impressão de etiquetas a partir do aplicativo da PIMACO.</text:p>
            </table:table-cell>
          </table:table-row>
        </table:table>
        <text:p text:style-name="Standard"/>
        <text:p text:style-name="P47">Etiquetas - Catálogo (Word)</text:p>
        <text:p text:style-name="P23"/>
        <text:p text:style-name="P23">Gera uma tabela contendo os dados para a geração de etiquetas a partir do aplicativo da PIMACO obtidos a partir da expressão de busca fornecida pelo usuário.</text:p>
        <text:p text:style-name="Standard"/>
        <text:p text:style-name="P23">Exemplos de expressões de busca:</text:p>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9">Expressão</text:p>
            </table:table-cell>
            <table:table-cell table:style-name="Tabela12.A1" office:value-type="string">
              <text:p text:style-name="P9">Resultado</text:p>
            </table:table-cell>
          </table:table-row>
          <table:table-row table:style-name="Tabela12.1">
            <table:table-cell table:style-name="Tabela12.A1" office:value-type="string">
              <text:p text:style-name="P9">$</text:p>
            </table:table-cell>
            <table:table-cell table:style-name="Tabela12.A1" office:value-type="string">
              <text:p text:style-name="P9">Gera uma tabela com todos os registros da base de dados de tombo contendo os dados necessários para a impressão de etiquetas a partir do aplicativo da PIMACO.</text:p>
            </table:table-cell>
          </table:table-row>
          <table:table-row table:style-name="Tabela12.1">
            <table:table-cell table:style-name="Tabela12.A1" office:value-type="string">
              <text:p text:style-name="P9">"621.8(81):980"</text:p>
            </table:table-cell>
            <table:table-cell table:style-name="Tabela12.A1" office:value-type="string">
              <text:p text:style-name="P9">Gera uma tabela com a informações dos exemplares da classe 621.8(81):980 para impressão de etiquetas a partir do aplicativo da PIMACO.</text:p>
            </table:table-cell>
          </table:table-row>
        </table:table>
        <text:p text:style-name="Standard"/>
        <text:p text:style-name="P47">Etiquetas com código de barras (2 colunas)</text:p>
        <text:p text:style-name="P23"/>
        <text:p text:style-name="P23">Gera uma tabela contendo etiquetas de lombada com código de barras a partir da expressão de busca fornecida pelo usuário.</text:p>
        <text:p text:style-name="P23"/>
        <text:p text:style-name="P23">Exemplos de expressões de busca:</text:p>
        <text:p text:style-name="Standard"/>
        <table:table table:name="Tabela13" table:style-name="Tabela13">
          <table:table-column table:style-name="Tabela13.A"/>
          <table:table-column table:style-name="Tabela13.B"/>
          <table:table-row table:style-name="Tabela13.1">
            <table:table-cell table:style-name="Tabela13.A1" office:value-type="string">
              <text:p text:style-name="P9">Expressão</text:p>
            </table:table-cell>
            <table:table-cell table:style-name="Tabela13.A1" office:value-type="string">
              <text:p text:style-name="P9">Resultado</text:p>
            </table:table-cell>
          </table:table-row>
          <table:table-row table:style-name="Tabela13.1">
            <table:table-cell table:style-name="Tabela13.A1" office:value-type="string">
              <text:p text:style-name="P9">$</text:p>
            </table:table-cell>
            <table:table-cell table:style-name="Tabela13.A1" office:value-type="string">
              <text:p text:style-name="P9">Gera uma tabela com todos os registros da base de dados de tombo contendo os dados necessários para a impressão de etiquetas a partir do aplicativo da PIMACO.</text:p>
            </table:table-cell>
          </table:table-row>
          <text:soft-page-break/>
          <table:table-row table:style-name="Tabela13.1">
            <table:table-cell table:style-name="Tabela13.A1" office:value-type="string">
              <text:p text:style-name="P9">TBO=000001+TBO=000002+TBO=000003</text:p>
            </table:table-cell>
            <table:table-cell table:style-name="Tabela13.A1" office:value-type="string">
              <text:p text:style-name="P9">Gera uma tabela com a informações dos exemplares de números 000001,000002 e 000003 para impressão de etiquetas a partir do aplicativo da PIMACO.</text:p>
            </table:table-cell>
          </table:table-row>
          <table:table-row table:style-name="Tabela13.1">
            <table:table-cell table:style-name="Tabela13.A1" office:value-type="string">
              <text:p text:style-name="P9">DTR=200705$</text:p>
            </table:table-cell>
            <table:table-cell table:style-name="Tabela13.A1" office:value-type="string">
              <text:p text:style-name="P9">Gera uma tabela com a informações dos exemplares tombados no mês de maio de 2007 para impressão de etiquetas a partir do aplicativo da PIMACO.</text:p>
            </table:table-cell>
          </table:table-row>
        </table:table>
        <text:p text:style-name="Standard"/>
        <text:p text:style-name="P47">Exemplares X Curso</text:p>
        <text:p text:style-name="P23"/>
        <text:p text:style-name="P23">Gera uma tabela estatística do conjunto de dados obtidos a partir da expressão de busca registrada no campo #505 do formulário de configuração deste relatório, contendo as quantidades de exemplares tombados por curso indicado.</text:p>
        <text:p text:style-name="P23"/>
        <text:p text:style-name="P23">Exemplos de expressões de busca: </text:p>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9">Expressão</text:p>
            </table:table-cell>
            <table:table-cell table:style-name="Tabela14.A1" office:value-type="string">
              <text:p text:style-name="P9">Resultado</text:p>
            </table:table-cell>
          </table:table-row>
          <table:table-row table:style-name="Tabela14.1">
            <table:table-cell table:style-name="Tabela14.A1" office:value-type="string">
              <text:p text:style-name="P9">$</text:p>
            </table:table-cell>
            <table:table-cell table:style-name="Tabela14.A1" office:value-type="string">
              <text:p text:style-name="P9">Gera uma tabela e/ou gráfico estatístico com a quantidade de exemplares por curso.</text:p>
            </table:table-cell>
          </table:table-row>
          <table:table-row table:style-name="Tabela14.1">
            <table:table-cell table:style-name="Tabela14.A1" office:value-type="string">
              <text:p text:style-name="P9">DTR=2007$</text:p>
            </table:table-cell>
            <table:table-cell table:style-name="Tabela14.A1" office:value-type="string">
              <text:p text:style-name="P9">Gera uma tabela e/ou gráfico estatístico com a quantidade de exemplares por curso tombados durante o ano de 2007.</text:p>
            </table:table-cell>
          </table:table-row>
          <table:table-row table:style-name="Tabela14.1">
            <table:table-cell table:style-name="Tabela14.A1" office:value-type="string">
              <text:p text:style-name="P9">AQU=2007$</text:p>
            </table:table-cell>
            <table:table-cell table:style-name="Tabela14.A1" office:value-type="string">
              <text:p text:style-name="P9">Gera uma tabela e/ou gráfico estatístico com a quantidade de exemplares por curso adquiridos durante o ano de 2007.</text:p>
            </table:table-cell>
          </table:table-row>
          <table:table-row table:style-name="Tabela14.1">
            <table:table-cell table:style-name="Tabela14.A1" office:value-type="string">
              <text:p text:style-name="P9">AQU=200705$</text:p>
            </table:table-cell>
            <table:table-cell table:style-name="Tabela14.A1" office:value-type="string">
              <text:p text:style-name="P9">Gera uma tabela e/ou gráfico estatístico com a quantidade de exemplares por curso adquiridos no mês de maio de 2007.</text:p>
            </table:table-cell>
          </table:table-row>
        </table:table>
        <text:p text:style-name="Standard"/>
        <text:p text:style-name="P47">Exemplares X Data de Tombamento</text:p>
        <text:p text:style-name="P23"/>
        <text:p text:style-name="P23">Gera uma tabela estatística do conjunto de dados obtidos a partir da expressão de busca registrada no campo #505 do formulário de configuração deste relatório, contendo as quantidades de exemplares tombados por data do tombamento</text:p>
        <text:p text:style-name="P23"/>
        <text:p text:style-name="P23">Exemplos de expressões de busca:</text:p>
        <text:p text:style-name="Standard"/>
        <table:table table:name="Tabela15" table:style-name="Tabela15">
          <table:table-column table:style-name="Tabela15.A"/>
          <table:table-column table:style-name="Tabela15.B"/>
          <table:table-row table:style-name="Tabela15.1">
            <table:table-cell table:style-name="Tabela15.A1" office:value-type="string">
              <text:p text:style-name="P9">Expressão</text:p>
            </table:table-cell>
            <table:table-cell table:style-name="Tabela15.A1" office:value-type="string">
              <text:p text:style-name="P9">Resultado</text:p>
            </table:table-cell>
          </table:table-row>
          <table:table-row table:style-name="Tabela15.1">
            <table:table-cell table:style-name="Tabela15.A1" office:value-type="string">
              <text:p text:style-name="P9">$</text:p>
            </table:table-cell>
            <table:table-cell table:style-name="Tabela15.A1" office:value-type="string">
              <text:p text:style-name="P9">Gera uma tabela e/ou gráfico estatístico com a quantidade de exemplares tombados.</text:p>
            </table:table-cell>
          </table:table-row>
          <table:table-row table:style-name="Tabela15.1">
            <table:table-cell table:style-name="Tabela15.A1" office:value-type="string">
              <text:p text:style-name="P9">DTR=2007$</text:p>
            </table:table-cell>
            <table:table-cell table:style-name="Tabela15.A1" office:value-type="string">
              <text:p text:style-name="P9">Gera uma tabela e/ou gráfico estatístico com a quantidade de exemplares tombados durante o ano de 2007.</text:p>
            </table:table-cell>
          </table:table-row>
          <table:table-row table:style-name="Tabela15.1">
            <table:table-cell table:style-name="Tabela15.A1" office:value-type="string">
              <text:p text:style-name="P9">DTR=2007$*BIB=SUPER</text:p>
            </table:table-cell>
            <table:table-cell table:style-name="Tabela15.A1" office:value-type="string">
              <text:p text:style-name="P9">Gera uma tabela e/ou gráfico estatístico com a quantidade de exemplares tombados pelo funcionário SUPER durante o ano de 2007.</text:p>
            </table:table-cell>
          </table:table-row>
        </table:table>
        <text:p text:style-name="Standard"/>
        <text:p text:style-name="P23">Exemplos de formatos de extração da chave de ordenação (campo #513 do registro da <text:span text:style-name="T9">Base de dados Relatórios personalizados</text:span>):</text:p>
        <text:p text:style-name="Standard"/>
        <table:table table:name="Tabela16" table:style-name="Tabela16">
          <table:table-column table:style-name="Tabela16.A"/>
          <table:table-column table:style-name="Tabela16.B"/>
          <table:table-row table:style-name="Tabela16.1">
            <table:table-cell table:style-name="Tabela16.A1" office:value-type="string">
              <text:p text:style-name="P11">Chave</text:p>
            </table:table-cell>
            <table:table-cell table:style-name="Tabela16.A1" office:value-type="string">
              <text:p text:style-name="P11">Resultado</text:p>
            </table:table-cell>
          </table:table-row>
          <table:table-row table:style-name="Tabela16.1">
            <table:table-cell table:style-name="Tabela16.A1" office:value-type="string">
              <text:p text:style-name="P11">v999[1]/</text:p>
            </table:table-cell>
            <table:table-cell table:style-name="Tabela16.A1" office:value-type="string">
              <text:p text:style-name="P11">20070501</text:p>
            </table:table-cell>
          </table:table-row>
          <table:table-row table:style-name="Tabela16.1">
            <table:table-cell table:style-name="Tabela16.A1" office:value-type="string">
              <text:p text:style-name="P11">v999[1].6/</text:p>
            </table:table-cell>
            <table:table-cell table:style-name="Tabela16.A1" office:value-type="string">
              <text:p text:style-name="P11">200705</text:p>
            </table:table-cell>
          </table:table-row>
          <table:table-row table:style-name="Tabela16.1">
            <table:table-cell table:style-name="Tabela16.A1" office:value-type="string">
              <text:p text:style-name="P11">v999[1].4/</text:p>
            </table:table-cell>
            <table:table-cell table:style-name="Tabela16.A1" office:value-type="string">
              <text:p text:style-name="P11">2007</text:p>
            </table:table-cell>
          </table:table-row>
        </table:table>
        <text:p text:style-name="Standard"/>
        <text:p text:style-name="P47">Exemplares X Fornecedor</text:p>
        <text:p text:style-name="P23"/>
        <text:p text:style-name="P23">Gera uma tabela estatística do conjunto de dados obtidos a partir da expressão de busca registrada no campo #505 do formulário de configuração deste relatório, contendo as quantidades de exemplares tombados por fornecedor do exemplar.</text:p>
        <text:p text:style-name="P23"/>
        <text:p text:style-name="P23">Exemplos de expressões de busca:</text:p>
        <text:p text:style-name="Standard"/>
        <table:table table:name="Tabela17" table:style-name="Tabela17">
          <table:table-column table:style-name="Tabela17.A"/>
          <table:table-column table:style-name="Tabela17.B"/>
          <table:table-row table:style-name="Tabela17.1">
            <table:table-cell table:style-name="Tabela17.A1" office:value-type="string">
              <text:p text:style-name="P9">Expressão</text:p>
            </table:table-cell>
            <table:table-cell table:style-name="Tabela17.A1" office:value-type="string">
              <text:p text:style-name="P9">Resultado</text:p>
            </table:table-cell>
          </table:table-row>
          <table:table-row table:style-name="Tabela17.1">
            <table:table-cell table:style-name="Tabela17.A1" office:value-type="string">
              <text:p text:style-name="P9">$</text:p>
            </table:table-cell>
            <table:table-cell table:style-name="Tabela17.A1" office:value-type="string">
              <text:p text:style-name="P9">Gera uma tabela e/ou gráfico estatístico com a quantidade de exemplares por fornecedor.</text:p>
            </table:table-cell>
          </table:table-row>
          <table:table-row table:style-name="Tabela17.1">
            <table:table-cell table:style-name="Tabela17.A1" office:value-type="string">
              <text:p text:style-name="P9">DTR=2007$</text:p>
            </table:table-cell>
            <table:table-cell table:style-name="Tabela17.A1" office:value-type="string">
              <text:p text:style-name="P9">Gera uma tabela e/ou gráfico estatístico com a quantidade de exemplares por fornecedor tombados durante o ano de 2007.</text:p>
            </table:table-cell>
          </table:table-row>
          <table:table-row table:style-name="Tabela17.1">
            <table:table-cell table:style-name="Tabela17.A1" office:value-type="string">
              <text:p text:style-name="P9">AQU=2007$</text:p>
            </table:table-cell>
            <table:table-cell table:style-name="Tabela17.A1" office:value-type="string">
              <text:p text:style-name="P9">Gera uma tabela e/ou gráfico estatístico com a quantidade de exemplares por fornecedor adquiridos durante o ano de 2007.</text:p>
            </table:table-cell>
          </table:table-row>
          <table:table-row table:style-name="Tabela17.1">
            <table:table-cell table:style-name="Tabela17.A1" office:value-type="string">
              <text:p text:style-name="P9">AQU=200705$</text:p>
            </table:table-cell>
            <table:table-cell table:style-name="Tabela17.A1" office:value-type="string">
              <text:p text:style-name="P9">Gera uma tabela e/ou gráfico estatístico com a quantidade de exemplares por fornecedor adquiridos no mês de maio de 2007.</text:p>
            </table:table-cell>
          </table:table-row>
        </table:table>
        <text:p text:style-name="Standard"><text:soft-page-break/></text:p>
        <text:p text:style-name="P47">Exemplares X Modo de Aquisição</text:p>
        <text:p text:style-name="P23"/>
        <text:p text:style-name="P23">Gera uma tabela estatística do conjunto de dados obtidos a partir da expressão de busca registrada no campo #505 do formulário de configuração deste relatório, contendo as quantidades de exemplares por modo de aquisição.</text:p>
        <text:p text:style-name="P23"/>
        <text:p text:style-name="P23">Exemplos de expressões de busca:</text:p>
        <text:p text:style-name="Standard"/>
        <table:table table:name="Tabela18" table:style-name="Tabela18">
          <table:table-column table:style-name="Tabela18.A"/>
          <table:table-column table:style-name="Tabela18.B"/>
          <table:table-row table:style-name="Tabela18.1">
            <table:table-cell table:style-name="Tabela18.A1" office:value-type="string">
              <text:p text:style-name="P9">Expressão</text:p>
            </table:table-cell>
            <table:table-cell table:style-name="Tabela18.A1" office:value-type="string">
              <text:p text:style-name="P9">Resultado</text:p>
            </table:table-cell>
          </table:table-row>
          <table:table-row table:style-name="Tabela18.1">
            <table:table-cell table:style-name="Tabela18.A1" office:value-type="string">
              <text:p text:style-name="P9">$</text:p>
            </table:table-cell>
            <table:table-cell table:style-name="Tabela18.A1" office:value-type="string">
              <text:p text:style-name="P9">Gera uma tabela e/ou gráfico estatístico com a quantidade de exemplares por modo de aquisição.</text:p>
            </table:table-cell>
          </table:table-row>
          <table:table-row table:style-name="Tabela18.1">
            <table:table-cell table:style-name="Tabela18.A1" office:value-type="string">
              <text:p text:style-name="P9">DTR=2007$</text:p>
            </table:table-cell>
            <table:table-cell table:style-name="Tabela18.A1" office:value-type="string">
              <text:p text:style-name="P9">Gera uma tabela e/ou gráfico estatístico com a quantidade de exemplares por modo de aquisição tombados durante o ano de 2007.</text:p>
            </table:table-cell>
          </table:table-row>
          <table:table-row table:style-name="Tabela18.1">
            <table:table-cell table:style-name="Tabela18.A1" office:value-type="string">
              <text:p text:style-name="P9">AQU=2007$</text:p>
            </table:table-cell>
            <table:table-cell table:style-name="Tabela18.A1" office:value-type="string">
              <text:p text:style-name="P9">Gera uma tabela e/ou gráfico estatístico com a quantidade de exemplares por modo de aquisição adquiridos durante o ano de 2007.</text:p>
            </table:table-cell>
          </table:table-row>
          <table:table-row table:style-name="Tabela18.1">
            <table:table-cell table:style-name="Tabela18.A1" office:value-type="string">
              <text:p text:style-name="P9">AQU=200705$</text:p>
            </table:table-cell>
            <table:table-cell table:style-name="Tabela18.A1" office:value-type="string">
              <text:p text:style-name="P9">Gera uma tabela e/ou gráfico estatístico com a quantidade de exemplares por modo de aquisição adquiridos no mês de maio de 2007.</text:p>
            </table:table-cell>
          </table:table-row>
        </table:table>
        <text:p text:style-name="Standard"/>
        <text:p text:style-name="P47">Exemplares X Tipo de Documento</text:p>
        <text:p text:style-name="P23"/>
        <text:p text:style-name="P23">Gera uma tabela estatística do conjunto de dados obtidos a partir da expressão de busca registrada no campo #505 do formulário de configuração deste relatório, contendo as quantidades de exemplares por tipo de documento.</text:p>
        <text:p text:style-name="P23"/>
        <text:p text:style-name="P23">Exemplos de expressões de busca:</text:p>
        <text:p text:style-name="Standard"/>
        <table:table table:name="Tabela19" table:style-name="Tabela19">
          <table:table-column table:style-name="Tabela19.A"/>
          <table:table-column table:style-name="Tabela19.B"/>
          <table:table-row table:style-name="Tabela19.1">
            <table:table-cell table:style-name="Tabela19.A1" office:value-type="string">
              <text:p text:style-name="P9">Expressão</text:p>
            </table:table-cell>
            <table:table-cell table:style-name="Tabela19.A1" office:value-type="string">
              <text:p text:style-name="P9">Resultado</text:p>
            </table:table-cell>
          </table:table-row>
          <table:table-row table:style-name="Tabela19.1">
            <table:table-cell table:style-name="Tabela19.A1" office:value-type="string">
              <text:p text:style-name="P9">$</text:p>
            </table:table-cell>
            <table:table-cell table:style-name="Tabela19.A1" office:value-type="string">
              <text:p text:style-name="P9">Gera uma tabela e/ou gráfico estatístico com a quantidade de exemplares por tipo de documento.</text:p>
            </table:table-cell>
          </table:table-row>
          <table:table-row table:style-name="Tabela19.1">
            <table:table-cell table:style-name="Tabela19.A1" office:value-type="string">
              <text:p text:style-name="P9">DTR=2007$</text:p>
            </table:table-cell>
            <table:table-cell table:style-name="Tabela19.A1" office:value-type="string">
              <text:p text:style-name="P9">Gera uma tabela e/ou gráfico estatístico com a quantidade de exemplares por tipo de documento tombados durante o ano de 2007.</text:p>
            </table:table-cell>
          </table:table-row>
          <table:table-row table:style-name="Tabela19.1">
            <table:table-cell table:style-name="Tabela19.A1" office:value-type="string">
              <text:p text:style-name="P9">AQU=2007$</text:p>
            </table:table-cell>
            <table:table-cell table:style-name="Tabela19.A1" office:value-type="string">
              <text:p text:style-name="P9">Gera uma tabela e/ou gráfico estatístico com a quantidade de exemplares por tipo de documento adquiridos durante o ano de 2007.</text:p>
            </table:table-cell>
          </table:table-row>
          <table:table-row table:style-name="Tabela19.1">
            <table:table-cell table:style-name="Tabela19.A1" office:value-type="string">
              <text:p text:style-name="P9">AQU=200705$</text:p>
            </table:table-cell>
            <table:table-cell table:style-name="Tabela19.A1" office:value-type="string">
              <text:p text:style-name="P9">Gera uma tabela e/ou gráfico estatístico com a quantidade de exemplares por tipo de documento adquiridos no mês de maio de 2007.</text:p>
            </table:table-cell>
          </table:table-row>
        </table:table>
        <text:p text:style-name="Standard"/>
        <text:p text:style-name="P47">Exemplares X Prazo Excepcional</text:p>
        <text:p text:style-name="P23"/>
        <text:p text:style-name="P23">Gera uma tabela estatística do conjunto de dados obtidos a partir da expressão de busca registrada no campo #505 do formulário de configuração deste relatório, contendo as quantidades de exemplares por prazo excepcional.</text:p>
        <text:p text:style-name="P23"/>
        <text:p text:style-name="P23">Exemplos de expressões de busca:</text:p>
        <text:p text:style-name="Standard"/>
        <table:table table:name="Tabela20" table:style-name="Tabela20">
          <table:table-column table:style-name="Tabela20.A"/>
          <table:table-column table:style-name="Tabela20.B"/>
          <table:table-row table:style-name="Tabela20.1">
            <table:table-cell table:style-name="Tabela20.A1" office:value-type="string">
              <text:p text:style-name="P9">Expressão</text:p>
            </table:table-cell>
            <table:table-cell table:style-name="Tabela20.A1" office:value-type="string">
              <text:p text:style-name="P9">Resultado</text:p>
            </table:table-cell>
          </table:table-row>
          <table:table-row table:style-name="Tabela20.1">
            <table:table-cell table:style-name="Tabela20.A1" office:value-type="string">
              <text:p text:style-name="P9">$</text:p>
            </table:table-cell>
            <table:table-cell table:style-name="Tabela20.A1" office:value-type="string">
              <text:p text:style-name="P9">Gera uma tabela e/ou gráfico estatístico com a quantidade de exemplares por prazo excepcional.</text:p>
            </table:table-cell>
          </table:table-row>
          <table:table-row table:style-name="Tabela20.1">
            <table:table-cell table:style-name="Tabela20.A1" office:value-type="string">
              <text:p text:style-name="P9">DTR=2007$</text:p>
            </table:table-cell>
            <table:table-cell table:style-name="Tabela20.A1" office:value-type="string">
              <text:p text:style-name="P9">Gera uma tabela e/ou gráfico estatístico com a quantidade de exemplares por prazo excepcional tombados durante o ano de 2007.</text:p>
            </table:table-cell>
          </table:table-row>
          <table:table-row table:style-name="Tabela20.1">
            <table:table-cell table:style-name="Tabela20.A1" office:value-type="string">
              <text:p text:style-name="P9">AQU=2007$</text:p>
            </table:table-cell>
            <table:table-cell table:style-name="Tabela20.A1" office:value-type="string">
              <text:p text:style-name="P9">Gera uma tabela e/ou gráfico estatístico com a quantidade de exemplares por prazo excepcional adquiridos durante o ano de 2007.</text:p>
            </table:table-cell>
          </table:table-row>
          <table:table-row table:style-name="Tabela20.1">
            <table:table-cell table:style-name="Tabela20.A1" office:value-type="string">
              <text:p text:style-name="P9">AQU=200705$</text:p>
            </table:table-cell>
            <table:table-cell table:style-name="Tabela20.A1" office:value-type="string">
              <text:p text:style-name="P9">Gera uma tabela e/ou gráfico estatístico com a quantidade de exemplares por prazo excepcional adquiridos no mês de maio de 2007.</text:p>
            </table:table-cell>
          </table:table-row>
        </table:table>
        <text:p text:style-name="Standard"/>
        <text:p text:style-name="P47">Exemplares X Status da Circulação</text:p>
        <text:p text:style-name="P47"/>
        <text:p text:style-name="P23">Gera uma tabela estatística do conjunto de dados obtidos a partir da expressão de busca registrada no campo #505 do formulário de configuração deste relatório, contendo as quantidades de exemplares por status da circulação.</text:p>
        <text:p text:style-name="P23"/>
        <text:p text:style-name="P23">Exemplos de expressões de busca:</text:p>
        <text:p text:style-name="Standard"/>
        <table:table table:name="Tabela21" table:style-name="Tabela21">
          <table:table-column table:style-name="Tabela21.A"/>
          <table:table-column table:style-name="Tabela21.B"/>
          <table:table-row table:style-name="Tabela21.1">
            <table:table-cell table:style-name="Tabela21.A1" office:value-type="string">
              <text:p text:style-name="P9">Expressão</text:p>
            </table:table-cell>
            <table:table-cell table:style-name="Tabela21.A1" office:value-type="string">
              <text:p text:style-name="P9">Resultado</text:p>
            </table:table-cell>
          </table:table-row>
          <text:soft-page-break/>
          <table:table-row table:style-name="Tabela21.1">
            <table:table-cell table:style-name="Tabela21.A1" office:value-type="string">
              <text:p text:style-name="P9">$</text:p>
            </table:table-cell>
            <table:table-cell table:style-name="Tabela21.A1" office:value-type="string">
              <text:p text:style-name="P9">Gera uma tabela e/ou gráfico estatístico com a quantidade de exemplares por status da circulação.</text:p>
            </table:table-cell>
          </table:table-row>
          <table:table-row table:style-name="Tabela21.1">
            <table:table-cell table:style-name="Tabela21.A1" office:value-type="string">
              <text:p text:style-name="P9">DTR=2007$</text:p>
            </table:table-cell>
            <table:table-cell table:style-name="Tabela21.A1" office:value-type="string">
              <text:p text:style-name="P9">Gera uma tabela e/ou gráfico estatístico com a quantidade de exemplares por status da circulação tombados durante o ano de 2007.</text:p>
            </table:table-cell>
          </table:table-row>
          <table:table-row table:style-name="Tabela21.1">
            <table:table-cell table:style-name="Tabela21.A1" office:value-type="string">
              <text:p text:style-name="P9">AQU=2007$</text:p>
            </table:table-cell>
            <table:table-cell table:style-name="Tabela21.A1" office:value-type="string">
              <text:p text:style-name="P9">Gera uma tabela e/ou gráfico estatístico com a quantidade de exemplares por status da circulação adquiridos durante o ano de 2007.</text:p>
            </table:table-cell>
          </table:table-row>
          <table:table-row table:style-name="Tabela21.1">
            <table:table-cell table:style-name="Tabela21.A1" office:value-type="string">
              <text:p text:style-name="P9">AQU=200705$</text:p>
            </table:table-cell>
            <table:table-cell table:style-name="Tabela21.A1" office:value-type="string">
              <text:p text:style-name="P9">Gera uma tabela e/ou gráfico estatístico com a quantidade de exemplares por status da circulação adquiridos no mês de maio de 2007.</text:p>
            </table:table-cell>
          </table:table-row>
        </table:table>
        <text:p text:style-name="Standard"/>
        <text:p text:style-name="P47">Exemplares X Área do Conhecimento</text:p>
        <text:p text:style-name="P23"/>
        <text:p text:style-name="P23">Gera uma tabela estatística do conjunto de dados obtidos a partir da expressão de busca registrada no campo #505 do formulário de configuração deste relatório, contendo as quantidades de exemplares por área do conhecimento.</text:p>
        <text:p text:style-name="P23"/>
        <text:p text:style-name="P23">Exemplos de expressões de busca: </text:p>
        <text:p text:style-name="Standard"/>
        <table:table table:name="Tabela22" table:style-name="Tabela22">
          <table:table-column table:style-name="Tabela22.A"/>
          <table:table-column table:style-name="Tabela22.B"/>
          <table:table-row table:style-name="Tabela22.1">
            <table:table-cell table:style-name="Tabela22.A1" office:value-type="string">
              <text:p text:style-name="P9">Expressão</text:p>
            </table:table-cell>
            <table:table-cell table:style-name="Tabela22.A1" office:value-type="string">
              <text:p text:style-name="P9">Resultado</text:p>
            </table:table-cell>
          </table:table-row>
          <table:table-row table:style-name="Tabela22.1">
            <table:table-cell table:style-name="Tabela22.A1" office:value-type="string">
              <text:p text:style-name="P9">$</text:p>
            </table:table-cell>
            <table:table-cell table:style-name="Tabela22.A1" office:value-type="string">
              <text:p text:style-name="P9">Gera uma tabela e/ou gráfico estatístico com a quantidade de exemplares por área do conhecimento.</text:p>
            </table:table-cell>
          </table:table-row>
          <table:table-row table:style-name="Tabela22.1">
            <table:table-cell table:style-name="Tabela22.A1" office:value-type="string">
              <text:p text:style-name="P9">DTR=2007$</text:p>
            </table:table-cell>
            <table:table-cell table:style-name="Tabela22.A1" office:value-type="string">
              <text:p text:style-name="P9">Gera uma tabela e/ou gráfico estatístico com a quantidade de exemplares por área do conhecimento tombados durante o ano de 2007.</text:p>
            </table:table-cell>
          </table:table-row>
          <table:table-row table:style-name="Tabela22.1">
            <table:table-cell table:style-name="Tabela22.A1" office:value-type="string">
              <text:p text:style-name="P9">AQU=2007$</text:p>
            </table:table-cell>
            <table:table-cell table:style-name="Tabela22.A1" office:value-type="string">
              <text:p text:style-name="P9">Gera uma tabela e/ou gráfico estatístico com a quantidade de exemplares por área do conhecimento adquiridos durante o ano de 2007.</text:p>
            </table:table-cell>
          </table:table-row>
          <table:table-row table:style-name="Tabela22.1">
            <table:table-cell table:style-name="Tabela22.A1" office:value-type="string">
              <text:p text:style-name="P9">AQU=200705$</text:p>
            </table:table-cell>
            <table:table-cell table:style-name="Tabela22.A1" office:value-type="string">
              <text:p text:style-name="P9">Gera uma tabela e/ou gráfico estatístico com a quantidade de exemplares por área do conhecimento adquiridos no mês de maio de 2007.</text:p>
            </table:table-cell>
          </table:table-row>
        </table:table>
        <text:p text:style-name="Standard"/>
        <text:p text:style-name="P47">Fascículos X Área do Conhecimento</text:p>
        <text:p text:style-name="P23"/>
        <text:p text:style-name="P23">Gera uma tabela estatística do conjunto de dados obtidos a partir da expressão de busca registrada no campo #505 do formulário de configuração deste relatório, contendo as quantidades de fascículos por área do conhecimento.</text:p>
        <text:p text:style-name="P23"/>
        <text:p text:style-name="P23">Exemplos de expressões de busca:</text:p>
        <text:p text:style-name="Standard"/>
        <table:table table:name="Tabela23" table:style-name="Tabela23">
          <table:table-column table:style-name="Tabela23.A"/>
          <table:table-column table:style-name="Tabela23.B"/>
          <table:table-row table:style-name="Tabela23.1">
            <table:table-cell table:style-name="Tabela23.A1" office:value-type="string">
              <text:p text:style-name="P9">Expressão</text:p>
            </table:table-cell>
            <table:table-cell table:style-name="Tabela23.A1" office:value-type="string">
              <text:p text:style-name="P9">Resultado</text:p>
            </table:table-cell>
          </table:table-row>
          <table:table-row table:style-name="Tabela23.1">
            <table:table-cell table:style-name="Tabela23.A1" office:value-type="string">
              <text:p text:style-name="P9">$</text:p>
            </table:table-cell>
            <table:table-cell table:style-name="Tabela23.A1" office:value-type="string">
              <text:p text:style-name="P9">Gera uma tabela e/ou gráfico estatístico com a quantidade de fascículos por área do conhecimento.</text:p>
            </table:table-cell>
          </table:table-row>
          <table:table-row table:style-name="Tabela23.1">
            <table:table-cell table:style-name="Tabela23.A1" office:value-type="string">
              <text:p text:style-name="P9">DTR=2007$</text:p>
            </table:table-cell>
            <table:table-cell table:style-name="Tabela23.A1" office:value-type="string">
              <text:p text:style-name="P9">Gera uma tabela e/ou gráfico estatístico com a quantidade de fascículos por área do conhecimento catalogados durante o ano de 2007.</text:p>
            </table:table-cell>
          </table:table-row>
        </table:table>
        <text:p text:style-name="Standard"/>
        <text:p text:style-name="P47">Fornecedores</text:p>
        <text:p text:style-name="P23"/>
        <text:p text:style-name="P23">Gera uma lista alfabética de fornecedores do conjunto de dados obtidos a partir da expressão de busca registrada no campo #505 do formulário de configuração deste relatório.</text:p>
        <text:p text:style-name="P23"/>
        <text:p text:style-name="P23">Exemplos de expressões de busca: </text:p>
        <text:p text:style-name="Standard"/>
        <table:table table:name="Tabela24" table:style-name="Tabela24">
          <table:table-column table:style-name="Tabela24.A"/>
          <table:table-column table:style-name="Tabela24.B"/>
          <table:table-row table:style-name="Tabela24.1">
            <table:table-cell table:style-name="Tabela24.A1" office:value-type="string">
              <text:p text:style-name="P9">Expressão</text:p>
            </table:table-cell>
            <table:table-cell table:style-name="Tabela24.A1" office:value-type="string">
              <text:p text:style-name="P9">Resultado</text:p>
            </table:table-cell>
          </table:table-row>
          <table:table-row table:style-name="Tabela24.1">
            <table:table-cell table:style-name="Tabela24.A1" office:value-type="string">
              <text:p text:style-name="P9">$</text:p>
            </table:table-cell>
            <table:table-cell table:style-name="Tabela24.A1" office:value-type="string">
              <text:p text:style-name="P9">Gera uma lista alfabética de todos os fornecedores.</text:p>
            </table:table-cell>
          </table:table-row>
        </table:table>
        <text:p text:style-name="Standard"/>
        <text:p text:style-name="P47">Empréstimos X Título</text:p>
        <text:p text:style-name="P23"/>
        <text:p text:style-name="P23">Gera uma tabela estatística com as quantidades de empréstimos por título do documento efetuados em um período de tempo limitado pela expressão de busca indicada no campo #505 do registro de parâmetros deste relatório.</text:p>
        <text:p text:style-name="P23"/>
        <text:p text:style-name="P23">Exemplos de expressões de busca: </text:p>
        <text:p text:style-name="Standard"/>
        <table:table table:name="Tabela25" table:style-name="Tabela25">
          <table:table-column table:style-name="Tabela25.A"/>
          <table:table-column table:style-name="Tabela25.B"/>
          <table:table-row table:style-name="Tabela25.1">
            <table:table-cell table:style-name="Tabela25.A1" office:value-type="string">
              <text:p text:style-name="P9">Expressão</text:p>
            </table:table-cell>
            <table:table-cell table:style-name="Tabela25.A1" office:value-type="string">
              <text:p text:style-name="P9">Resultado</text:p>
            </table:table-cell>
          </table:table-row>
          <table:table-row table:style-name="Tabela25.1">
            <table:table-cell table:style-name="Tabela25.A1" office:value-type="string">
              <text:p text:style-name="P10">(TOP=EMP+TOP=REN+TOP=LOC)</text:p>
            </table:table-cell>
            <table:table-cell table:style-name="Tabela25.A1" office:value-type="string">
              <text:p text:style-name="P9">Gera uma tabela e/ou gráfico estatístico com a quantidade de empréstimos, renovações e empréstimos de consulta local por título do documento.</text:p>
            </table:table-cell>
          </table:table-row>
          <text:soft-page-break/>
          <table:table-row table:style-name="Tabela25.1">
            <table:table-cell table:style-name="Tabela25.A1" office:value-type="string">
              <text:p text:style-name="P10">(TOP=EMP+TOP=REN+TOP=LOC)*DTR=2007$</text:p>
            </table:table-cell>
            <table:table-cell table:style-name="Tabela25.A1" office:value-type="string">
              <text:p text:style-name="P9">Gera uma tabela e/ou gráfico estatístico com a quantidade de empréstimos, renovações e empréstimos de consulta local por título do documento efetuados durante o ano de 2007.</text:p>
            </table:table-cell>
          </table:table-row>
          <table:table-row table:style-name="Tabela25.1">
            <table:table-cell table:style-name="Tabela25.A1" office:value-type="string">
              <text:p text:style-name="P10">(TOP=EMP+TOP=REN+TOP=LOC)*DTR=200705$</text:p>
            </table:table-cell>
            <table:table-cell table:style-name="Tabela25.A1" office:value-type="string">
              <text:p text:style-name="P9">Gera uma tabela e/ou gráfico estatístico com a quantidade de empréstimos, renovações e empréstimos de consulta local por título do documento efetuados o mês de maio de 2007.</text:p>
            </table:table-cell>
          </table:table-row>
        </table:table>
        <text:p text:style-name="Standard"/>
        <text:p text:style-name="Standard"/>
        <text:p text:style-name="P47">Periódicos - Lista de Renovações</text:p>
        <text:p text:style-name="P23"/>
        <text:p text:style-name="P23">Gera uma lista contendo informações sobre a data da renovação da assinatura do periódico, o título do periódico e data da última assinatura.</text:p>
        <text:p text:style-name="P23"/>
        <text:p text:style-name="P23">Exemplos de expressões de busca: </text:p>
        <text:p text:style-name="Standard"/>
        <table:table table:name="Tabela26" table:style-name="Tabela26">
          <table:table-column table:style-name="Tabela26.A"/>
          <table:table-column table:style-name="Tabela26.B"/>
          <table:table-row table:style-name="Tabela26.1">
            <table:table-cell table:style-name="Tabela26.A1" office:value-type="string">
              <text:p text:style-name="P9">Expressão</text:p>
            </table:table-cell>
            <table:table-cell table:style-name="Tabela26.A1" office:value-type="string">
              <text:p text:style-name="P9">Resultado</text:p>
            </table:table-cell>
          </table:table-row>
          <table:table-row table:style-name="Tabela26.1">
            <table:table-cell table:style-name="Tabela26.A1" office:value-type="string">
              <text:p text:style-name="P9">$</text:p>
            </table:table-cell>
            <table:table-cell table:style-name="Tabela26.A1" office:value-type="string">
              <text:p text:style-name="P9">Gera uma lista com todos os registros da Base de dados Kardex.</text:p>
            </table:table-cell>
          </table:table-row>
        </table:table>
        <text:p text:style-name="Standard"/>
        <text:p text:style-name="P47">Periódicos - Lista ordenada por título</text:p>
        <text:p text:style-name="P23"/>
        <text:p text:style-name="P23">Gera uma lista ordenada por título dos periódicos registrados na <text:span text:style-name="T9">Base de dados Kardex</text:span>.</text:p>
        <text:p text:style-name="P23"/>
        <text:p text:style-name="P23">Exemplos de expressões de busca:</text:p>
        <text:p text:style-name="Standard"/>
        <table:table table:name="Tabela27" table:style-name="Tabela27">
          <table:table-column table:style-name="Tabela27.A"/>
          <table:table-column table:style-name="Tabela27.B"/>
          <table:table-row table:style-name="Tabela27.1">
            <table:table-cell table:style-name="Tabela27.A1" office:value-type="string">
              <text:p text:style-name="P9">Expressão</text:p>
            </table:table-cell>
            <table:table-cell table:style-name="Tabela27.A1" office:value-type="string">
              <text:p text:style-name="P9">Resultado</text:p>
            </table:table-cell>
          </table:table-row>
          <table:table-row table:style-name="Tabela27.1">
            <table:table-cell table:style-name="Tabela27.A1" office:value-type="string">
              <text:p text:style-name="P9">$</text:p>
            </table:table-cell>
            <table:table-cell table:style-name="Tabela27.A1" office:value-type="string">
              <text:p text:style-name="P9">Gera uma lista com todos os títulos da Base de dados Kardex.</text:p>
            </table:table-cell>
          </table:table-row>
        </table:table>
        <text:p text:style-name="Standard"/>
        <text:p text:style-name="P47">Periódicos X Área do Conhecimento</text:p>
        <text:p text:style-name="P23"/>
        <text:p text:style-name="P23">Gera relatório estatístico da quantidade de título dos periódicos por área do conhecimento.</text:p>
        <text:p text:style-name="P23"/>
        <text:p text:style-name="P23">Exemplos de expressões de busca:</text:p>
        <text:p text:style-name="Standard"/>
        <table:table table:name="Tabela28" table:style-name="Tabela28">
          <table:table-column table:style-name="Tabela28.A"/>
          <table:table-column table:style-name="Tabela28.B"/>
          <table:table-row table:style-name="Tabela28.1">
            <table:table-cell table:style-name="Tabela28.A1" office:value-type="string">
              <text:p text:style-name="P9">Expressão</text:p>
            </table:table-cell>
            <table:table-cell table:style-name="Tabela28.A1" office:value-type="string">
              <text:p text:style-name="P9">Resultado</text:p>
            </table:table-cell>
          </table:table-row>
          <table:table-row table:style-name="Tabela28.1">
            <table:table-cell table:style-name="Tabela28.A1" office:value-type="string">
              <text:p text:style-name="P9">$</text:p>
            </table:table-cell>
            <table:table-cell table:style-name="Tabela28.A1" office:value-type="string">
              <text:p text:style-name="P9">Gera um relatório estatístico considerando todos os títulos registrados na Base de dados Kardex.</text:p>
            </table:table-cell>
          </table:table-row>
        </table:table>
        <text:p text:style-name="Standard"/>
        <text:p text:style-name="P47">Regulamento da Biblioteca</text:p>
        <text:p text:style-name="P23"/>
        <text:p text:style-name="P23">Gera um relatório contendo o regulamento da biblioteca para cada tipo de usuário.</text:p>
        <text:p text:style-name="P23"/>
        <text:p text:style-name="P23">Exemplos de expressões de busca: </text:p>
        <text:p text:style-name="Standard"/>
        <table:table table:name="Tabela29" table:style-name="Tabela29">
          <table:table-column table:style-name="Tabela29.A"/>
          <table:table-column table:style-name="Tabela29.B"/>
          <table:table-row table:style-name="Tabela29.1">
            <table:table-cell table:style-name="Tabela29.A1" office:value-type="string">
              <text:p text:style-name="P9">Expressão</text:p>
            </table:table-cell>
            <table:table-cell table:style-name="Tabela29.A1" office:value-type="string">
              <text:p text:style-name="P9">Resultado</text:p>
            </table:table-cell>
          </table:table-row>
          <table:table-row table:style-name="Tabela29.1">
            <table:table-cell table:style-name="Tabela29.A1" office:value-type="string">
              <text:p text:style-name="P9">$</text:p>
            </table:table-cell>
            <table:table-cell table:style-name="Tabela29.A1" office:value-type="string">
              <text:p text:style-name="P9">Gera o regulamento para cada tipo de usuário</text:p>
            </table:table-cell>
          </table:table-row>
        </table:table>
        <text:p text:style-name="Standard"/>
        <text:p text:style-name="P47">Regulamento da Circulação</text:p>
        <text:p text:style-name="P23"/>
        <text:p text:style-name="P23">Gera um relatório contendo as regras de prazos e quantidades definidas para cada tipo de usuário e documento.</text:p>
        <text:p text:style-name="P23"/>
        <text:p text:style-name="P23">Exemplos de expressões de busca: </text:p>
        <text:p text:style-name="Standard"/>
        <table:table table:name="Tabela30" table:style-name="Tabela30">
          <table:table-column table:style-name="Tabela30.A"/>
          <table:table-column table:style-name="Tabela30.B"/>
          <table:table-row table:style-name="Tabela30.1">
            <table:table-cell table:style-name="Tabela30.A1" office:value-type="string">
              <text:p text:style-name="P9">Expressão</text:p>
            </table:table-cell>
            <table:table-cell table:style-name="Tabela30.A1" office:value-type="string">
              <text:p text:style-name="P9">Resultado</text:p>
            </table:table-cell>
          </table:table-row>
          <table:table-row table:style-name="Tabela30.1">
            <table:table-cell table:style-name="Tabela30.A1" office:value-type="string">
              <text:p text:style-name="P9">$</text:p>
            </table:table-cell>
            <table:table-cell table:style-name="Tabela30.A1" office:value-type="string">
              <text:p text:style-name="P9">Gera o regulamento de todos os prazos e quantidades definidos.</text:p>
            </table:table-cell>
          </table:table-row>
        </table:table>
        <text:p text:style-name="Standard"/>
        <text:p text:style-name="P47">Sugestões pendentes</text:p>
        <text:p text:style-name="P23"/>
        <text:p text:style-name="P23">Gera uma lista das sugestões pendentes.</text:p>
        <text:p text:style-name="P23"><text:soft-page-break/></text:p>
        <text:p text:style-name="P23">Exemplos de expressões de busca:</text:p>
        <text:p text:style-name="Standard"/>
        <table:table table:name="Tabela31" table:style-name="Tabela31">
          <table:table-column table:style-name="Tabela31.A"/>
          <table:table-column table:style-name="Tabela31.B"/>
          <table:table-row table:style-name="Tabela31.1">
            <table:table-cell table:style-name="Tabela31.A1" office:value-type="string">
              <text:p text:style-name="P9">Expressão</text:p>
            </table:table-cell>
            <table:table-cell table:style-name="Tabela31.A1" office:value-type="string">
              <text:p text:style-name="P9">Resultado</text:p>
            </table:table-cell>
          </table:table-row>
          <table:table-row table:style-name="Tabela31.1">
            <table:table-cell table:style-name="Tabela31.A1" office:value-type="string">
              <text:p text:style-name="P9">$</text:p>
            </table:table-cell>
            <table:table-cell table:style-name="Tabela31.A1" office:value-type="string">
              <text:p text:style-name="P9">Gera a lista de todas as sugestôes pendentes.</text:p>
            </table:table-cell>
          </table:table-row>
        </table:table>
        <text:p text:style-name="Standard"/>
        <text:p text:style-name="P47">Títulos X Data de Publicação</text:p>
        <text:p text:style-name="P23"/>
        <text:p text:style-name="P23">Gera uma tabela estatística do conjunto de dados obtidos a partir da expressão de busca registrada no campo #505 do formulário de configuração deste relatório, contendo as quantidades de títulos por data de publicação.</text:p>
        <text:p text:style-name="P23"/>
        <text:p text:style-name="P23">Exemplos de expressões de busca:</text:p>
        <text:p text:style-name="Standard"/>
        <table:table table:name="Tabela32" table:style-name="Tabela32">
          <table:table-column table:style-name="Tabela32.A"/>
          <table:table-column table:style-name="Tabela32.B"/>
          <table:table-row table:style-name="Tabela32.1">
            <table:table-cell table:style-name="Tabela32.A1" office:value-type="string">
              <text:p text:style-name="P9">Expressão</text:p>
            </table:table-cell>
            <table:table-cell table:style-name="Tabela32.A1" office:value-type="string">
              <text:p text:style-name="P9">Resultado</text:p>
            </table:table-cell>
          </table:table-row>
          <table:table-row table:style-name="Tabela32.1">
            <table:table-cell table:style-name="Tabela32.A1" office:value-type="string">
              <text:p text:style-name="P9">$</text:p>
            </table:table-cell>
            <table:table-cell table:style-name="Tabela32.A1" office:value-type="string">
              <text:p text:style-name="P9">Gera uma tabela e/ou gráfico estatístico com a quantidade de títulos pela data de publicação.</text:p>
            </table:table-cell>
          </table:table-row>
          <table:table-row table:style-name="Tabela32.1">
            <table:table-cell table:style-name="Tabela32.A1" office:value-type="string">
              <text:p text:style-name="P9">DTR=2007$</text:p>
            </table:table-cell>
            <table:table-cell table:style-name="Tabela32.A1" office:value-type="string">
              <text:p text:style-name="P9">Gera uma tabela e/ou gráfico estatístico com a quantidade de títulos publicados no ano de 2007.</text:p>
            </table:table-cell>
          </table:table-row>
        </table:table>
        <text:p text:style-name="Standard"/>
        <text:p text:style-name="P23">Exemplos de formatos de extração da chave de ordenação (campo #513 do registro da <text:span text:style-name="T9">Base de dados Relatórios personalizados</text:span>):</text:p>
        <text:p text:style-name="Standard"/>
        <table:table table:name="Tabela33" table:style-name="Tabela33">
          <table:table-column table:style-name="Tabela33.A"/>
          <table:table-column table:style-name="Tabela33.B"/>
          <table:table-row table:style-name="Tabela33.1">
            <table:table-cell table:style-name="Tabela33.A1" office:value-type="string">
              <text:p text:style-name="P11">Chave</text:p>
            </table:table-cell>
            <table:table-cell table:style-name="Tabela33.A1" office:value-type="string">
              <text:p text:style-name="P11">Resultado</text:p>
            </table:table-cell>
          </table:table-row>
          <table:table-row table:style-name="Tabela33.1">
            <table:table-cell table:style-name="Tabela33.A1" office:value-type="string">
              <text:p text:style-name="P11">v65/</text:p>
            </table:table-cell>
            <table:table-cell table:style-name="Tabela33.A1" office:value-type="string">
              <text:p text:style-name="P11">20070501</text:p>
            </table:table-cell>
          </table:table-row>
          <table:table-row table:style-name="Tabela33.1">
            <table:table-cell table:style-name="Tabela33.A1" office:value-type="string">
              <text:p text:style-name="P11">v65.6/</text:p>
            </table:table-cell>
            <table:table-cell table:style-name="Tabela33.A1" office:value-type="string">
              <text:p text:style-name="P11">200705</text:p>
            </table:table-cell>
          </table:table-row>
          <table:table-row table:style-name="Tabela33.1">
            <table:table-cell table:style-name="Tabela33.A1" office:value-type="string">
              <text:p text:style-name="P11">v65.4/</text:p>
            </table:table-cell>
            <table:table-cell table:style-name="Tabela33.A1" office:value-type="string">
              <text:p text:style-name="P11">2007</text:p>
            </table:table-cell>
          </table:table-row>
        </table:table>
        <text:p text:style-name="Standard"/>
        <text:p text:style-name="P47">Periódicos X Curso</text:p>
        <text:p text:style-name="P23"/>
        <text:p text:style-name="P23">Gera relatório estatístico da quantidade de título dos periódicos por curso indicado.</text:p>
        <text:p text:style-name="P23"/>
        <text:p text:style-name="P23">Exemplos de expressões de busca:</text:p>
        <text:p text:style-name="Standard"/>
        <table:table table:name="Tabela34" table:style-name="Tabela34">
          <table:table-column table:style-name="Tabela34.A"/>
          <table:table-column table:style-name="Tabela34.B"/>
          <table:table-row table:style-name="Tabela34.1">
            <table:table-cell table:style-name="Tabela34.A1" office:value-type="string">
              <text:p text:style-name="P11">Expressão</text:p>
            </table:table-cell>
            <table:table-cell table:style-name="Tabela34.A1" office:value-type="string">
              <text:p text:style-name="P11">Resultado</text:p>
            </table:table-cell>
          </table:table-row>
          <table:table-row table:style-name="Tabela34.1">
            <table:table-cell table:style-name="Tabela34.A1" office:value-type="string">
              <text:p text:style-name="P11">$</text:p>
            </table:table-cell>
            <table:table-cell table:style-name="Tabela34.A1" office:value-type="string">
              <text:p text:style-name="P11">Gera um relatório estatístico considerando todos os títulos registrados na Base de dados Kardex.</text:p>
            </table:table-cell>
          </table:table-row>
        </table:table>
        <text:p text:style-name="Standard"/>
        <text:p text:style-name="P47">Títulos X Curso</text:p>
        <text:p text:style-name="P23"/>
        <text:p text:style-name="P23">Gera relatório estatístico da quantidade de títulos catalogados por curso indicado.</text:p>
        <text:p text:style-name="P23"/>
        <text:p text:style-name="P23">Exemplos de expressões de busca: </text:p>
        <text:p text:style-name="Standard"/>
        <table:table table:name="Tabela35" table:style-name="Tabela35">
          <table:table-column table:style-name="Tabela35.A"/>
          <table:table-column table:style-name="Tabela35.B"/>
          <table:table-row table:style-name="Tabela35.1">
            <table:table-cell table:style-name="Tabela35.A1" office:value-type="string">
              <text:p text:style-name="P11">Expressão</text:p>
            </table:table-cell>
            <table:table-cell table:style-name="Tabela35.A1" office:value-type="string">
              <text:p text:style-name="P11">Resultado</text:p>
            </table:table-cell>
          </table:table-row>
          <table:table-row table:style-name="Tabela35.1">
            <table:table-cell table:style-name="Tabela35.A1" office:value-type="string">
              <text:p text:style-name="P11">$</text:p>
            </table:table-cell>
            <table:table-cell table:style-name="Tabela35.A1" office:value-type="string">
              <text:p text:style-name="P11">Gera um relatório estatístico de cursos de todos os títulos catalogados.</text:p>
            </table:table-cell>
          </table:table-row>
        </table:table>
        <text:p text:style-name="Standard"/>
        <text:p text:style-name="P47">Periódicos X Modo de Aquisição</text:p>
        <text:p text:style-name="P23"/>
        <text:p text:style-name="P23">Gera relatório estatístico da quantidade de títulos dos periódicos por modo de aquisição.</text:p>
        <text:p text:style-name="P23"/>
        <text:p text:style-name="P23">Exemplos de expressões de busca: </text:p>
        <text:p text:style-name="Standard"/>
        <table:table table:name="Tabela36" table:style-name="Tabela36">
          <table:table-column table:style-name="Tabela36.A"/>
          <table:table-column table:style-name="Tabela36.B"/>
          <table:table-row table:style-name="Tabela36.1">
            <table:table-cell table:style-name="Tabela36.A1" office:value-type="string">
              <text:p text:style-name="P9">Expressão</text:p>
            </table:table-cell>
            <table:table-cell table:style-name="Tabela36.A1" office:value-type="string">
              <text:p text:style-name="P9">Resultado</text:p>
            </table:table-cell>
          </table:table-row>
          <table:table-row table:style-name="Tabela36.1">
            <table:table-cell table:style-name="Tabela36.A1" office:value-type="string">
              <text:p text:style-name="P9">$</text:p>
            </table:table-cell>
            <table:table-cell table:style-name="Tabela36.A1" office:value-type="string">
              <text:p text:style-name="P9">Gera um relatório estatístico considerando todos os títulos registrados na Base de dados Kardex.</text:p>
            </table:table-cell>
          </table:table-row>
        </table:table>
        <text:p text:style-name="Standard"/>
        <text:p text:style-name="P47">Periódicos X Forma de Assinatura</text:p>
        <text:p text:style-name="P23"/>
        <text:p text:style-name="P23">Gera relatório estatístico da quantidade de títulos dos periódicos por forma de assinatura.</text:p>
        <text:p text:style-name="P23"/>
        <text:p text:style-name="P23"><text:soft-page-break/>Exemplos de expressões de busca: </text:p>
        <text:p text:style-name="Standard"/>
        <table:table table:name="Tabela37" table:style-name="Tabela37">
          <table:table-column table:style-name="Tabela37.A"/>
          <table:table-column table:style-name="Tabela37.B"/>
          <table:table-row table:style-name="Tabela37.1">
            <table:table-cell table:style-name="Tabela37.A1" office:value-type="string">
              <text:p text:style-name="P9">Expressão</text:p>
            </table:table-cell>
            <table:table-cell table:style-name="Tabela37.A1" office:value-type="string">
              <text:p text:style-name="P9">Resultado</text:p>
            </table:table-cell>
          </table:table-row>
          <table:table-row table:style-name="Tabela37.1">
            <table:table-cell table:style-name="Tabela37.A1" office:value-type="string">
              <text:p text:style-name="P9">$</text:p>
            </table:table-cell>
            <table:table-cell table:style-name="Tabela37.A1" office:value-type="string">
              <text:p text:style-name="P9">Gera um relatório estatístico considerando todos os títulos registrados na Base de dados Kardex.</text:p>
            </table:table-cell>
          </table:table-row>
        </table:table>
        <text:p text:style-name="Standard"/>
        <text:p text:style-name="P47">Periódicos X Idioma</text:p>
        <text:p text:style-name="P23"/>
        <text:p text:style-name="P23">Gera relatório estatístico da quantidade de títulos dos periódicos por idioma.</text:p>
        <text:p text:style-name="P23"/>
        <text:p text:style-name="P23">Exemplos de expressões de busca</text:p>
        <text:p text:style-name="Standard"/>
        <table:table table:name="Tabela38" table:style-name="Tabela38">
          <table:table-column table:style-name="Tabela38.A"/>
          <table:table-column table:style-name="Tabela38.B"/>
          <table:table-row table:style-name="Tabela38.1">
            <table:table-cell table:style-name="Tabela38.A1" office:value-type="string">
              <text:p text:style-name="P9">Expressão</text:p>
            </table:table-cell>
            <table:table-cell table:style-name="Tabela38.A1" office:value-type="string">
              <text:p text:style-name="P9">Resultado</text:p>
            </table:table-cell>
          </table:table-row>
          <table:table-row table:style-name="Tabela38.1">
            <table:table-cell table:style-name="Tabela38.A1" office:value-type="string">
              <text:p text:style-name="P9">$</text:p>
            </table:table-cell>
            <table:table-cell table:style-name="Tabela38.A1" office:value-type="string">
              <text:p text:style-name="P9">Gera um relatório estatístico considerando todos os títulos registrados na Base de dados Kardex.</text:p>
            </table:table-cell>
          </table:table-row>
        </table:table>
        <text:p text:style-name="Standard"/>
        <text:p text:style-name="P47">Periódicos X País de Publicação</text:p>
        <text:p text:style-name="P23"/>
        <text:p text:style-name="P23">Gera relatório estatístico da quantidade de títulos dos periódicos por país de publicação.</text:p>
        <text:p text:style-name="P23"/>
        <text:p text:style-name="P23">Exemplos de expressões de busca:</text:p>
        <text:p text:style-name="Standard"/>
        <table:table table:name="Tabela39" table:style-name="Tabela39">
          <table:table-column table:style-name="Tabela39.A"/>
          <table:table-column table:style-name="Tabela39.B"/>
          <table:table-row table:style-name="Tabela39.1">
            <table:table-cell table:style-name="Tabela39.A1" office:value-type="string">
              <text:p text:style-name="P9">Expressão</text:p>
            </table:table-cell>
            <table:table-cell table:style-name="Tabela39.A1" office:value-type="string">
              <text:p text:style-name="P9">Resultado</text:p>
            </table:table-cell>
          </table:table-row>
          <table:table-row table:style-name="Tabela39.1">
            <table:table-cell table:style-name="Tabela39.A1" office:value-type="string">
              <text:p text:style-name="P9">$</text:p>
            </table:table-cell>
            <table:table-cell table:style-name="Tabela39.A1" office:value-type="string">
              <text:p text:style-name="P9">Gera um relatório estatístico considerando todos os títulos registrados na Base de dados Kardex.</text:p>
            </table:table-cell>
          </table:table-row>
        </table:table>
        <text:p text:style-name="Standard"/>
        <text:p text:style-name="P47">Periódicos X Periodicidade</text:p>
        <text:p text:style-name="P23"/>
        <text:p text:style-name="P23">Gera relatório estatístico da quantidade de títulos dos periódicos por periodicidade da publicação.</text:p>
        <text:p text:style-name="P23"/>
        <text:p text:style-name="P23">Exemplos de expressões de busca</text:p>
        <text:p text:style-name="Standard"><text:s/></text:p>
        <table:table table:name="Tabela40" table:style-name="Tabela40">
          <table:table-column table:style-name="Tabela40.A"/>
          <table:table-column table:style-name="Tabela40.B"/>
          <table:table-row table:style-name="Tabela40.1">
            <table:table-cell table:style-name="Tabela40.A1" office:value-type="string">
              <text:p text:style-name="P9">Expressão</text:p>
            </table:table-cell>
            <table:table-cell table:style-name="Tabela40.A1" office:value-type="string">
              <text:p text:style-name="P9">Resultado</text:p>
            </table:table-cell>
          </table:table-row>
          <table:table-row table:style-name="Tabela40.1">
            <table:table-cell table:style-name="Tabela40.A1" office:value-type="string">
              <text:p text:style-name="P9">$</text:p>
            </table:table-cell>
            <table:table-cell table:style-name="Tabela40.A1" office:value-type="string">
              <text:p text:style-name="P9">Gera um relatório estatístico considerando todos os títulos registrados na Base de dados Kardex.</text:p>
            </table:table-cell>
          </table:table-row>
        </table:table>
        <text:p text:style-name="Standard"/>
        <text:p text:style-name="P47">Periódicos X Procedência</text:p>
        <text:p text:style-name="P23"/>
        <text:p text:style-name="P23">Gera relatório estatístico da quantidade de títulos dos periódicos por procedência da publicação.</text:p>
        <text:p text:style-name="P23"/>
        <text:p text:style-name="P23">Exemplos de expressões de busca: </text:p>
        <text:p text:style-name="Standard"/>
        <table:table table:name="Tabela41" table:style-name="Tabela41">
          <table:table-column table:style-name="Tabela41.A"/>
          <table:table-column table:style-name="Tabela41.B"/>
          <table:table-row table:style-name="Tabela41.1">
            <table:table-cell table:style-name="Tabela41.A1" office:value-type="string">
              <text:p text:style-name="P9">Expressão</text:p>
            </table:table-cell>
            <table:table-cell table:style-name="Tabela41.A1" office:value-type="string">
              <text:p text:style-name="P9">Resultado</text:p>
            </table:table-cell>
          </table:table-row>
          <table:table-row table:style-name="Tabela41.1">
            <table:table-cell table:style-name="Tabela41.A1" office:value-type="string">
              <text:p text:style-name="P9">$</text:p>
            </table:table-cell>
            <table:table-cell table:style-name="Tabela41.A1" office:value-type="string">
              <text:p text:style-name="P9">Gera um relatório estatístico considerando todos os títulos registrados na Base de dados Kardex.</text:p>
            </table:table-cell>
          </table:table-row>
        </table:table>
        <text:p text:style-name="Standard"/>
        <text:p text:style-name="P47">Título X Tipo de Documento</text:p>
        <text:p text:style-name="P23"/>
        <text:p text:style-name="P23">Gera relatório estatístico da quantidade de títulos catalogados por tipo de documento. </text:p>
        <text:p text:style-name="P23"/>
        <text:p text:style-name="P23">Exemplos de expressões de busca: </text:p>
        <text:p text:style-name="Standard"/>
        <table:table table:name="Tabela42" table:style-name="Tabela42">
          <table:table-column table:style-name="Tabela42.A"/>
          <table:table-column table:style-name="Tabela42.B"/>
          <table:table-row table:style-name="Tabela42.1">
            <table:table-cell table:style-name="Tabela42.A1" office:value-type="string">
              <text:p text:style-name="P9">Expressão</text:p>
            </table:table-cell>
            <table:table-cell table:style-name="Tabela42.A1" office:value-type="string">
              <text:p text:style-name="P9">Resultado</text:p>
            </table:table-cell>
          </table:table-row>
          <table:table-row table:style-name="Tabela42.1">
            <table:table-cell table:style-name="Tabela42.A1" office:value-type="string">
              <text:p text:style-name="P9">$</text:p>
            </table:table-cell>
            <table:table-cell table:style-name="Tabela42.A1" office:value-type="string">
              <text:p text:style-name="P9">Gera um relatório estatístico considerando todos os títulos catalogados.</text:p>
            </table:table-cell>
          </table:table-row>
        </table:table>
        <text:p text:style-name="Standard"/>
        <text:p text:style-name="P47">Título X Tipo de Suporte</text:p>
        <text:p text:style-name="P23"/>
        <text:p text:style-name="P23">Gera relatório estatístico da quantidade de títulos catalogados por tipo de suporte.</text:p>
        <text:p text:style-name="P23"/>
        <text:p text:style-name="P23"><text:soft-page-break/>Exemplos de expressões de busca:</text:p>
        <text:p text:style-name="Standard"><text:s/></text:p>
        <table:table table:name="Tabela43" table:style-name="Tabela43">
          <table:table-column table:style-name="Tabela43.A"/>
          <table:table-column table:style-name="Tabela43.B"/>
          <table:table-row table:style-name="Tabela43.1">
            <table:table-cell table:style-name="Tabela43.A1" office:value-type="string">
              <text:p text:style-name="P9">Expressão</text:p>
            </table:table-cell>
            <table:table-cell table:style-name="Tabela43.A1" office:value-type="string">
              <text:p text:style-name="P9">Resultado</text:p>
            </table:table-cell>
          </table:table-row>
          <table:table-row table:style-name="Tabela43.1">
            <table:table-cell table:style-name="Tabela43.A1" office:value-type="string">
              <text:p text:style-name="P9">$</text:p>
            </table:table-cell>
            <table:table-cell table:style-name="Tabela43.A1" office:value-type="string">
              <text:p text:style-name="P9">Gera um relatório estatístico considerando todos os títulos catalogados.</text:p>
            </table:table-cell>
          </table:table-row>
        </table:table>
        <text:p text:style-name="Standard"/>
        <text:p text:style-name="P47">Título X Tipo de Coleção</text:p>
        <text:p text:style-name="P23"/>
        <text:p text:style-name="P23">Gera relatório estatístico da quantidade de títulos catalogados por tipo de coleção.</text:p>
        <text:p text:style-name="P23"/>
        <text:p text:style-name="P23">Exemplos de expressões de busca:</text:p>
        <text:p text:style-name="Standard"/>
        <table:table table:name="Tabela44" table:style-name="Tabela44">
          <table:table-column table:style-name="Tabela44.A"/>
          <table:table-column table:style-name="Tabela44.B"/>
          <table:table-row table:style-name="Tabela44.1">
            <table:table-cell table:style-name="Tabela44.A1" office:value-type="string">
              <text:p text:style-name="P9">Expressão</text:p>
            </table:table-cell>
            <table:table-cell table:style-name="Tabela44.A1" office:value-type="string">
              <text:p text:style-name="P9">Resultado</text:p>
            </table:table-cell>
          </table:table-row>
          <table:table-row table:style-name="Tabela44.1">
            <table:table-cell table:style-name="Tabela44.A1" office:value-type="string">
              <text:p text:style-name="P9">$</text:p>
            </table:table-cell>
            <table:table-cell table:style-name="Tabela44.A1" office:value-type="string">
              <text:p text:style-name="P9">Gera um relatório estatístico considerando todos os títulos catalogados.</text:p>
            </table:table-cell>
          </table:table-row>
        </table:table>
        <text:p text:style-name="Standard"/>
        <text:p text:style-name="P47">Título X Tipo de Conteúdo</text:p>
        <text:p text:style-name="P23"/>
        <text:p text:style-name="P23">Gera relatório estatístico da quantidade de títulos catalogados por tipo de conteúdo</text:p>
        <text:p text:style-name="P23"/>
        <text:p text:style-name="P23">Exemplos de expressões de busca:</text:p>
        <text:p text:style-name="Standard"/>
        <table:table table:name="Tabela45" table:style-name="Tabela45">
          <table:table-column table:style-name="Tabela45.A"/>
          <table:table-column table:style-name="Tabela45.B"/>
          <table:table-row table:style-name="Tabela45.1">
            <table:table-cell table:style-name="Tabela45.A1" office:value-type="string">
              <text:p text:style-name="P9">Expressão</text:p>
            </table:table-cell>
            <table:table-cell table:style-name="Tabela45.A1" office:value-type="string">
              <text:p text:style-name="P9">Resultado</text:p>
            </table:table-cell>
          </table:table-row>
          <table:table-row table:style-name="Tabela45.1">
            <table:table-cell table:style-name="Tabela45.A1" office:value-type="string">
              <text:p text:style-name="P9">$</text:p>
            </table:table-cell>
            <table:table-cell table:style-name="Tabela45.A1" office:value-type="string">
              <text:p text:style-name="P9">Gera um relatório estatístico considerando todos os títulos catalogados.</text:p>
            </table:table-cell>
          </table:table-row>
        </table:table>
        <text:p text:style-name="Standard"/>
        <text:p text:style-name="P47">Título X Idiomas</text:p>
        <text:p text:style-name="P23"/>
        <text:p text:style-name="P23">Gera relatório estatístico da quantidade de títulos catalogados por idioma.</text:p>
        <text:p text:style-name="P23"/>
        <text:p text:style-name="P23">Exemplos de expressões de busca</text:p>
        <text:p text:style-name="Standard"/>
        <table:table table:name="Tabela46" table:style-name="Tabela46">
          <table:table-column table:style-name="Tabela46.A"/>
          <table:table-column table:style-name="Tabela46.B"/>
          <table:table-row table:style-name="Tabela46.1">
            <table:table-cell table:style-name="Tabela46.A1" office:value-type="string">
              <text:p text:style-name="P9">Expressão</text:p>
            </table:table-cell>
            <table:table-cell table:style-name="Tabela46.A1" office:value-type="string">
              <text:p text:style-name="P9">Resultado</text:p>
            </table:table-cell>
          </table:table-row>
          <table:table-row table:style-name="Tabela46.1">
            <table:table-cell table:style-name="Tabela46.A1" office:value-type="string">
              <text:p text:style-name="P9">$</text:p>
            </table:table-cell>
            <table:table-cell table:style-name="Tabela46.A1" office:value-type="string">
              <text:p text:style-name="P9">Gera um relatório estatístico considerando todos os títulos catalogados.</text:p>
            </table:table-cell>
          </table:table-row>
        </table:table>
        <text:p text:style-name="Standard"/>
        <text:p text:style-name="P47">Título X Área do Conhecimento</text:p>
        <text:p text:style-name="P23"/>
        <text:p text:style-name="P23">Gera relatório estatístico da quantidade de títulos catalogados por área do conhecimento.</text:p>
        <text:p text:style-name="P23"/>
        <text:p text:style-name="P23">Exemplos de expressões de busca:</text:p>
        <text:p text:style-name="Standard"><text:s/></text:p>
        <table:table table:name="Tabela47" table:style-name="Tabela47">
          <table:table-column table:style-name="Tabela47.A"/>
          <table:table-column table:style-name="Tabela47.B"/>
          <table:table-row table:style-name="Tabela47.1">
            <table:table-cell table:style-name="Tabela47.A1" office:value-type="string">
              <text:p text:style-name="P9">Expressão</text:p>
            </table:table-cell>
            <table:table-cell table:style-name="Tabela47.A1" office:value-type="string">
              <text:p text:style-name="P9">Resultado</text:p>
            </table:table-cell>
          </table:table-row>
          <table:table-row table:style-name="Tabela47.1">
            <table:table-cell table:style-name="Tabela47.A1" office:value-type="string">
              <text:p text:style-name="P9">$</text:p>
            </table:table-cell>
            <table:table-cell table:style-name="Tabela47.A1" office:value-type="string">
              <text:p text:style-name="P9">Gera um relatório estatístico considerando todos os títulos catalogados.</text:p>
            </table:table-cell>
          </table:table-row>
        </table:table>
        <text:p text:style-name="Standard"/>
        <text:p text:style-name="P47">Uso da Coleção X Data</text:p>
        <text:p text:style-name="P23"/>
        <text:p text:style-name="P23">Gera uma tabela estatística do conjunto de dados obtidos a partir da expressão de busca registrada no campo #505 do formulário de configuração deste relatório, contendo as quantidades de documentos consultados por data.</text:p>
        <text:p text:style-name="P23"/>
        <text:p text:style-name="P23">Exemplos de expressões de busca: </text:p>
        <text:p text:style-name="Standard"/>
        <table:table table:name="Tabela48" table:style-name="Tabela48">
          <table:table-column table:style-name="Tabela48.A"/>
          <table:table-column table:style-name="Tabela48.B"/>
          <table:table-row table:style-name="Tabela48.1">
            <table:table-cell table:style-name="Tabela48.A1" office:value-type="string">
              <text:p text:style-name="P9">Expressão</text:p>
            </table:table-cell>
            <table:table-cell table:style-name="Tabela48.A1" office:value-type="string">
              <text:p text:style-name="P9">Resultado</text:p>
            </table:table-cell>
          </table:table-row>
          <table:table-row table:style-name="Tabela48.1">
            <table:table-cell table:style-name="Tabela48.A1" office:value-type="string">
              <text:p text:style-name="P9">$</text:p>
            </table:table-cell>
            <table:table-cell table:style-name="Tabela48.A1" office:value-type="string">
              <text:p text:style-name="P9">Gera uma tabela e/ou gráfico estatístico com a quantidade de títulos consultados por data.</text:p>
            </table:table-cell>
          </table:table-row>
          <table:table-row table:style-name="Tabela48.1">
            <table:table-cell table:style-name="Tabela48.A1" office:value-type="string">
              <text:p text:style-name="P9">DTR=2007$</text:p>
            </table:table-cell>
            <table:table-cell table:style-name="Tabela48.A1" office:value-type="string">
              <text:p text:style-name="P9">Gera uma tabela e/ou gráfico estatístico com a quantidade de títulos consultados no ano de 2007.</text:p>
            </table:table-cell>
          </table:table-row>
        </table:table>
        <text:p text:style-name="Standard"/>
        <text:p text:style-name="P23">Exemplos de formatos de extração da chave de ordenação (campo #513 do registro de configuração do relatório):</text:p>
        <text:p text:style-name="Standard"/>
        <table:table table:name="Tabela49" table:style-name="Tabela49">
          <table:table-column table:style-name="Tabela49.A"/>
          <table:table-column table:style-name="Tabela49.B"/>
          <table:table-row table:style-name="Tabela49.1">
            <table:table-cell table:style-name="Tabela49.A1" office:value-type="string">
              <text:p text:style-name="P9">Chave</text:p>
            </table:table-cell>
            <table:table-cell table:style-name="Tabela49.A1" office:value-type="string">
              <text:p text:style-name="P9">Resultado</text:p>
            </table:table-cell>
          </table:table-row>
          <table:table-row table:style-name="Tabela49.1">
            <table:table-cell table:style-name="Tabela49.A1" office:value-type="string">
              <text:p text:style-name="P9">v999^d.8/</text:p>
            </table:table-cell>
            <table:table-cell table:style-name="Tabela49.A1" office:value-type="string">
              <text:p text:style-name="P9">20070501</text:p>
            </table:table-cell>
          </table:table-row>
          <table:table-row table:style-name="Tabela49.1">
            <table:table-cell table:style-name="Tabela49.A1" office:value-type="string">
              <text:p text:style-name="P9">v999^d.6//</text:p>
            </table:table-cell>
            <table:table-cell table:style-name="Tabela49.A1" office:value-type="string">
              <text:p text:style-name="P9">200705</text:p>
            </table:table-cell>
          </table:table-row>
          <text:soft-page-break/>
          <table:table-row table:style-name="Tabela49.1">
            <table:table-cell table:style-name="Tabela49.A1" office:value-type="string">
              <text:p text:style-name="P9">v999^d.4/</text:p>
            </table:table-cell>
            <table:table-cell table:style-name="Tabela49.A1" office:value-type="string">
              <text:p text:style-name="P9">2007</text:p>
            </table:table-cell>
          </table:table-row>
        </table:table>
        <text:p text:style-name="Standard"/>
        <text:p text:style-name="P47">Uso da Coleção X Tombo</text:p>
        <text:p text:style-name="P23"/>
        <text:p text:style-name="P23">Gera relatório estatístico da quantidade de consultas por tombo.</text:p>
        <text:p text:style-name="P23"/>
        <text:p text:style-name="P23">Exemplos de expressões de busca: </text:p>
        <text:p text:style-name="Standard"/>
        <table:table table:name="Tabela50" table:style-name="Tabela50">
          <table:table-column table:style-name="Tabela50.A"/>
          <table:table-column table:style-name="Tabela50.B"/>
          <table:table-row table:style-name="Tabela50.1">
            <table:table-cell table:style-name="Tabela50.A1" office:value-type="string">
              <text:p text:style-name="P9">Expressão</text:p>
            </table:table-cell>
            <table:table-cell table:style-name="Tabela50.A1" office:value-type="string">
              <text:p text:style-name="P9">Resultado</text:p>
            </table:table-cell>
          </table:table-row>
          <table:table-row table:style-name="Tabela50.1">
            <table:table-cell table:style-name="Tabela50.A1" office:value-type="string">
              <text:p text:style-name="P9">$</text:p>
            </table:table-cell>
            <table:table-cell table:style-name="Tabela50.A1" office:value-type="string">
              <text:p text:style-name="P9">Gera um relatório estatístico considerando todos registros de consultas.</text:p>
            </table:table-cell>
          </table:table-row>
        </table:table>
        <text:p text:style-name="Standard"/>
        <text:p text:style-name="P47">Uso da Coleção X Título</text:p>
        <text:p text:style-name="P23"/>
        <text:p text:style-name="P23">Gera relatório estatístico da quantidade de consultas por título.</text:p>
        <text:p text:style-name="P23"/>
        <text:p text:style-name="P23">Exemplos de expressões de busca: </text:p>
        <text:p text:style-name="Standard"/>
        <table:table table:name="Tabela51" table:style-name="Tabela51">
          <table:table-column table:style-name="Tabela51.A"/>
          <table:table-column table:style-name="Tabela51.B"/>
          <table:table-row table:style-name="Tabela51.1">
            <table:table-cell table:style-name="Tabela51.A1" office:value-type="string">
              <text:p text:style-name="P11">Expressão</text:p>
            </table:table-cell>
            <table:table-cell table:style-name="Tabela51.A1" office:value-type="string">
              <text:p text:style-name="P11">Resultado</text:p>
            </table:table-cell>
          </table:table-row>
          <table:table-row table:style-name="Tabela51.1">
            <table:table-cell table:style-name="Tabela51.A1" office:value-type="string">
              <text:p text:style-name="P11">$</text:p>
            </table:table-cell>
            <table:table-cell table:style-name="Tabela51.A1" office:value-type="string">
              <text:p text:style-name="P11">Gera um relatório estatístico considerando todos registros de consultas.</text:p>
            </table:table-cell>
          </table:table-row>
        </table:table>
        <text:p text:style-name="Standard"/>
        <text:p text:style-name="P47">Usuários X Cidade</text:p>
        <text:p text:style-name="P23"/>
        <text:p text:style-name="P23">Gera relatório estatístico da quantidade de usuários pela cidade de residência.</text:p>
        <text:p text:style-name="P23"/>
        <text:p text:style-name="P23">Exemplos de expressões de busca:</text:p>
        <text:p text:style-name="Standard"><text:s/></text:p>
        <table:table table:name="Tabela52" table:style-name="Tabela52">
          <table:table-column table:style-name="Tabela52.A"/>
          <table:table-column table:style-name="Tabela52.B"/>
          <table:table-row table:style-name="Tabela52.1">
            <table:table-cell table:style-name="Tabela52.A1" office:value-type="string">
              <text:p text:style-name="P9">Expressão</text:p>
            </table:table-cell>
            <table:table-cell table:style-name="Tabela52.A1" office:value-type="string">
              <text:p text:style-name="P9">Resultado</text:p>
            </table:table-cell>
          </table:table-row>
          <table:table-row table:style-name="Tabela52.1">
            <table:table-cell table:style-name="Tabela52.A1" office:value-type="string">
              <text:p text:style-name="P9">$</text:p>
            </table:table-cell>
            <table:table-cell table:style-name="Tabela52.A1" office:value-type="string">
              <text:p text:style-name="P9">Gera um relatório estatístico considerando todos registros de usuários.</text:p>
            </table:table-cell>
          </table:table-row>
        </table:table>
        <text:p text:style-name="Standard"/>
        <text:p text:style-name="P47">Usuários X Curso</text:p>
        <text:p text:style-name="P23"/>
        <text:p text:style-name="P23">Gera relatório estatístico da quantidade de usuários pelo curso matriculado.</text:p>
        <text:p text:style-name="P23"/>
        <text:p text:style-name="P23">Exemplos de expressões de busca:</text:p>
        <text:p text:style-name="Standard"><text:s/></text:p>
        <table:table table:name="Tabela53" table:style-name="Tabela53">
          <table:table-column table:style-name="Tabela53.A"/>
          <table:table-column table:style-name="Tabela53.B"/>
          <table:table-row table:style-name="Tabela53.1">
            <table:table-cell table:style-name="Tabela53.A1" office:value-type="string">
              <text:p text:style-name="P9">Expressão</text:p>
            </table:table-cell>
            <table:table-cell table:style-name="Tabela53.A1" office:value-type="string">
              <text:p text:style-name="P9">Resultado</text:p>
            </table:table-cell>
          </table:table-row>
          <table:table-row table:style-name="Tabela53.1">
            <table:table-cell table:style-name="Tabela53.A1" office:value-type="string">
              <text:p text:style-name="P9">$</text:p>
            </table:table-cell>
            <table:table-cell table:style-name="Tabela53.A1" office:value-type="string">
              <text:p text:style-name="P9">Gera um relatório estatístico considerando todos registros de usuários.</text:p>
            </table:table-cell>
          </table:table-row>
        </table:table>
        <text:p text:style-name="Standard"/>
        <text:p text:style-name="P47">Usuários X Tipo</text:p>
        <text:p text:style-name="P23"/>
        <text:p text:style-name="P23">Gera relatório estatístico da quantidade de usuários pelo seu tipo.</text:p>
        <text:p text:style-name="P23"/>
        <text:p text:style-name="P23">Exemplos de expressões de busca: </text:p>
        <text:p text:style-name="Standard"/>
        <table:table table:name="Tabela54" table:style-name="Tabela54">
          <table:table-column table:style-name="Tabela54.A"/>
          <table:table-column table:style-name="Tabela54.B"/>
          <table:table-row table:style-name="Tabela54.1">
            <table:table-cell table:style-name="Tabela54.A1" office:value-type="string">
              <text:p text:style-name="P9">Expressão</text:p>
            </table:table-cell>
            <table:table-cell table:style-name="Tabela54.A1" office:value-type="string">
              <text:p text:style-name="P9">Resultado</text:p>
            </table:table-cell>
          </table:table-row>
          <table:table-row table:style-name="Tabela54.1">
            <table:table-cell table:style-name="Tabela54.A1" office:value-type="string">
              <text:p text:style-name="P9">$</text:p>
            </table:table-cell>
            <table:table-cell table:style-name="Tabela54.A1" office:value-type="string">
              <text:p text:style-name="P9">Gera um relatório estatístico considerando todos registros de usuários.</text:p>
            </table:table-cell>
          </table:table-row>
        </table:table>
        <text:p text:style-name="Standard"/>
        <text:p text:style-name="P47">Usuários X Turma</text:p>
        <text:p text:style-name="P23"/>
        <text:p text:style-name="P23">Gera relatório estatístico da quantidade de usuários por turma.</text:p>
        <text:p text:style-name="P23"/>
        <text:p text:style-name="P23">Exemplos de expressões de busca:</text:p>
        <text:p text:style-name="Standard"><text:s/></text:p>
        <table:table table:name="Tabela55" table:style-name="Tabela55">
          <table:table-column table:style-name="Tabela55.A"/>
          <table:table-column table:style-name="Tabela55.B"/>
          <table:table-row table:style-name="Tabela55.1">
            <table:table-cell table:style-name="Tabela55.A1" office:value-type="string">
              <text:p text:style-name="P9">Expressão</text:p>
            </table:table-cell>
            <table:table-cell table:style-name="Tabela55.A1" office:value-type="string">
              <text:p text:style-name="P9">Resultado</text:p>
            </table:table-cell>
          </table:table-row>
          <table:table-row table:style-name="Tabela55.1">
            <table:table-cell table:style-name="Tabela55.A1" office:value-type="string">
              <text:p text:style-name="P9">$</text:p>
            </table:table-cell>
            <table:table-cell table:style-name="Tabela55.A1" office:value-type="string">
              <text:p text:style-name="P9">Gera um relatório estatístico considerando todos registros de usuários.</text:p>
            </table:table-cell>
          </table:table-row>
        </table:table>
        <text:p text:style-name="Standard"/>
        <text:p text:style-name="P47">Usuários X Lista ordenada por nome</text:p>
        <text:p text:style-name="P23"/>
        <text:p text:style-name="P23">Gera uma lista ordenada pelo nome do usuário, número de matrícula e seu status.</text:p>
        <text:p text:style-name="P23"/>
        <text:p text:style-name="P23">Exemplos de expressões de busca:</text:p>
        <text:p text:style-name="Standard"><text:soft-page-break/><text:s/></text:p>
        <table:table table:name="Tabela56" table:style-name="Tabela56">
          <table:table-column table:style-name="Tabela56.A"/>
          <table:table-column table:style-name="Tabela56.B"/>
          <table:table-row table:style-name="Tabela56.1">
            <table:table-cell table:style-name="Tabela56.A1" office:value-type="string">
              <text:p text:style-name="P9">Expressão</text:p>
            </table:table-cell>
            <table:table-cell table:style-name="Tabela56.A1" office:value-type="string">
              <text:p text:style-name="P9">Resultado</text:p>
            </table:table-cell>
          </table:table-row>
          <table:table-row table:style-name="Tabela56.1">
            <table:table-cell table:style-name="Tabela56.A1" office:value-type="string">
              <text:p text:style-name="P9">$</text:p>
            </table:table-cell>
            <table:table-cell table:style-name="Tabela56.A1" office:value-type="string">
              <text:p text:style-name="P9">Gera uma lista considerando todos registros da Base de dados Usuários.</text:p>
            </table:table-cell>
          </table:table-row>
        </table:table>
        <text:p text:style-name="Standard"/>
        <text:p text:style-name="P47">Usuários X Lista ordenada por data de vencimento da matrícula</text:p>
        <text:p text:style-name="P23"/>
        <text:p text:style-name="P23">Gera uma lista com nomes de usuários ordenada pela data de vencimento da matrícula. </text:p>
        <text:p text:style-name="P23"/>
        <text:p text:style-name="P23">Exemplos de expressões de busca: </text:p>
        <text:p text:style-name="Standard"/>
        <table:table table:name="Tabela57" table:style-name="Tabela57">
          <table:table-column table:style-name="Tabela57.A"/>
          <table:table-column table:style-name="Tabela57.B"/>
          <table:table-row table:style-name="Tabela57.1">
            <table:table-cell table:style-name="Tabela57.A1" office:value-type="string">
              <text:p text:style-name="P9">Expressão</text:p>
            </table:table-cell>
            <table:table-cell table:style-name="Tabela57.A1" office:value-type="string">
              <text:p text:style-name="P9">Resultado</text:p>
            </table:table-cell>
          </table:table-row>
          <table:table-row table:style-name="Tabela57.1">
            <table:table-cell table:style-name="Tabela57.A1" office:value-type="string">
              <text:p text:style-name="P9">$</text:p>
            </table:table-cell>
            <table:table-cell table:style-name="Tabela57.A1" office:value-type="string">
              <text:p text:style-name="P9">Gera uma lista considerando todos registros da Base de dados Usuários.</text:p>
            </table:table-cell>
          </table:table-row>
        </table:table>
        <text:p text:style-name="Standard"/>
        <text:p text:style-name="P47">Usuários X Lista ordenada pelo número da matrícula</text:p>
        <text:p text:style-name="P23"/>
        <text:p text:style-name="P23">Gera uma lista com nomes de usuários ordenada pelo número da matrícula.</text:p>
        <text:p text:style-name="P23"/>
        <text:p text:style-name="P23">Exemplos de expressões de busca</text:p>
        <text:p text:style-name="Standard">: </text:p>
        <table:table table:name="Tabela58" table:style-name="Tabela58">
          <table:table-column table:style-name="Tabela58.A"/>
          <table:table-column table:style-name="Tabela58.B"/>
          <table:table-row table:style-name="Tabela58.1">
            <table:table-cell table:style-name="Tabela58.A1" office:value-type="string">
              <text:p text:style-name="P9">Expressão</text:p>
            </table:table-cell>
            <table:table-cell table:style-name="Tabela58.A1" office:value-type="string">
              <text:p text:style-name="P9">Resultado</text:p>
            </table:table-cell>
          </table:table-row>
          <table:table-row table:style-name="Tabela58.1">
            <table:table-cell table:style-name="Tabela58.A1" office:value-type="string">
              <text:p text:style-name="P9">$</text:p>
            </table:table-cell>
            <table:table-cell table:style-name="Tabela58.A1" office:value-type="string">
              <text:p text:style-name="P9">Gera uma lista considerando todos registros da Base de dados Usuários.</text:p>
            </table:table-cell>
          </table:table-row>
        </table:table>
        <text:p text:style-name="Standard"/>
        <text:p text:style-name="P47">Usuários X Ano de Nascimento</text:p>
        <text:p text:style-name="P23"/>
        <text:p text:style-name="P23">Gera um relatório estatístico da quantidade de usuários por ano de nascimento </text:p>
        <text:p text:style-name="P23"/>
        <text:p text:style-name="P23">Exemplos de expressões de busca: </text:p>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9">Expressão</text:p>
            </table:table-cell>
            <table:table-cell table:style-name="Tabela59.A1" office:value-type="string">
              <text:p text:style-name="P9">Resultado</text:p>
            </table:table-cell>
          </table:table-row>
          <table:table-row table:style-name="Tabela59.1">
            <table:table-cell table:style-name="Tabela59.A1" office:value-type="string">
              <text:p text:style-name="P9">$</text:p>
            </table:table-cell>
            <table:table-cell table:style-name="Tabela59.A1" office:value-type="string">
              <text:p text:style-name="P9">Gera um relatório estatístico considerando todos registros da Base de dados Usuários.</text:p>
            </table:table-cell>
          </table:table-row>
        </table:table>
        <text:p text:style-name="Standard"/>
        <text:p text:style-name="P47">Usuários X Departamento</text:p>
        <text:p text:style-name="P23"/>
        <text:p text:style-name="P23">Gera um relatório estatístico da quantidade de usuários por departamento.</text:p>
        <text:p text:style-name="P23"/>
        <text:p text:style-name="P23">Exemplos de expressões de busca:</text:p>
        <text:p text:style-name="Standard"><text:s/></text:p>
        <table:table table:name="Tabela60" table:style-name="Tabela60">
          <table:table-column table:style-name="Tabela60.A"/>
          <table:table-column table:style-name="Tabela60.B"/>
          <table:table-row table:style-name="Tabela60.1">
            <table:table-cell table:style-name="Tabela60.A1" office:value-type="string">
              <text:p text:style-name="P9">Expressão</text:p>
            </table:table-cell>
            <table:table-cell table:style-name="Tabela60.A1" office:value-type="string">
              <text:p text:style-name="P9">Resultado</text:p>
            </table:table-cell>
          </table:table-row>
          <table:table-row table:style-name="Tabela60.1">
            <table:table-cell table:style-name="Tabela60.A1" office:value-type="string">
              <text:p text:style-name="P9">$</text:p>
            </table:table-cell>
            <table:table-cell table:style-name="Tabela60.A1" office:value-type="string">
              <text:p text:style-name="P9">Gera um relatório estatístico considerando todos registros da Base de dados Usuários.</text:p>
            </table:table-cell>
          </table:table-row>
        </table:table>
        <text:p text:style-name="Standard"/>
        <text:p text:style-name="P47">Usuários X Período</text:p>
        <text:p text:style-name="P23"/>
        <text:p text:style-name="P23">Gera um relatório estatístico da quantidade de usuários por período.</text:p>
        <text:p text:style-name="P23"/>
        <text:p text:style-name="P23">Exemplos de expressões de busca</text:p>
        <text:p text:style-name="Standard">: </text:p>
        <table:table table:name="Tabela61" table:style-name="Tabela61">
          <table:table-column table:style-name="Tabela61.A"/>
          <table:table-column table:style-name="Tabela61.B"/>
          <table:table-row table:style-name="Tabela61.1">
            <table:table-cell table:style-name="Tabela61.A1" office:value-type="string">
              <text:p text:style-name="P9">Expressão</text:p>
            </table:table-cell>
            <table:table-cell table:style-name="Tabela61.A1" office:value-type="string">
              <text:p text:style-name="P9">Resultado</text:p>
            </table:table-cell>
          </table:table-row>
          <table:table-row table:style-name="Tabela61.1">
            <table:table-cell table:style-name="Tabela61.A1" office:value-type="string">
              <text:p text:style-name="P9">$</text:p>
            </table:table-cell>
            <table:table-cell table:style-name="Tabela61.A1" office:value-type="string">
              <text:p text:style-name="P9">Gera um relatório estatístico considerando todos registros da Base de dados Usuários.</text:p>
            </table:table-cell>
          </table:table-row>
        </table:table>
        <text:p text:style-name="Standard"/>
        <text:p text:style-name="P47">Usuários Suspensos</text:p>
        <text:p text:style-name="P23"/>
        <text:p text:style-name="P23">Gera uma lista com o número de matrícula e nomes de usuários suspensos.</text:p>
        <text:p text:style-name="P23"/>
        <text:p text:style-name="P23">Exemplos de expressões de busca: </text:p>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9">Expressão</text:p>
            </table:table-cell>
            <table:table-cell table:style-name="Tabela62.A1" office:value-type="string">
              <text:p text:style-name="P9">Resultado</text:p>
            </table:table-cell>
          </table:table-row>
          <table:table-row table:style-name="Tabela62.1">
            <table:table-cell table:style-name="Tabela62.A1" office:value-type="string">
              <text:p text:style-name="P9">$</text:p>
            </table:table-cell>
            <table:table-cell table:style-name="Tabela62.A1" office:value-type="string">
              <text:p text:style-name="P9">Gera uma lista considerando todos registros da Base de dados Usuários.</text:p>
            </table:table-cell>
          </table:table-row>
        </table:table>
        <text:p text:style-name="Standard"/>
        <text:p text:style-name="P47"><text:soft-page-break/>Valor da coleção</text:p>
        <text:p text:style-name="P23"/>
        <text:p text:style-name="P23">Gera uma lista com o valor de aquisição de cada exemplar tombado.</text:p>
        <text:p text:style-name="P23"/>
        <text:p text:style-name="P23">Exemplos de expressões de busca:</text:p>
        <text:p text:style-name="Standard"><text:s/></text:p>
        <table:table table:name="Tabela63" table:style-name="Tabela63">
          <table:table-column table:style-name="Tabela63.A"/>
          <table:table-column table:style-name="Tabela63.B"/>
          <table:table-row table:style-name="Tabela63.1">
            <table:table-cell table:style-name="Tabela63.A1" office:value-type="string">
              <text:p text:style-name="P9">Expressão</text:p>
            </table:table-cell>
            <table:table-cell table:style-name="Tabela63.A1" office:value-type="string">
              <text:p text:style-name="P9">Resultado</text:p>
            </table:table-cell>
          </table:table-row>
          <table:table-row table:style-name="Tabela63.1">
            <table:table-cell table:style-name="Tabela63.A1" office:value-type="string">
              <text:p text:style-name="P9">$</text:p>
            </table:table-cell>
            <table:table-cell table:style-name="Tabela63.A1" office:value-type="string">
              <text:p text:style-name="P9">Gera uma lista considerando todos registros de exemplares tombados.</text:p>
            </table:table-cell>
          </table:table-row>
        </table:table>
        <text:h text:style-name="P19" text:outline-level="1"><text:alphabetical-index-mark text:string-value="Circulação" text:key1="Relatórios estatísticos"/>Relatórios estatísticos da circulação</text:h>
        <text:p text:style-name="P13"/>
        <text:p text:style-name="P13">Permite a geração de tabelas distintas contendo dados estatísticos da rotina de circulação (empréstimo, renovações e reservas) por períodos definidos pelo usuário. Permite até 5 combinações entre os 17 tipos de variáveis disponíveis, totalizando mais de 700 mil combinações entre estas variáveis.</text:p>
        <text:p text:style-name="P13"/>
        <text:p text:style-name="P13">Ao selecionar esta opção, o sistema apresenta um formulário onde o usuário poderá selecionar os parâmetros e variáveis necessários para a geração do relatório de interesse.</text:p>
        <text:p text:style-name="P13"/>
        <text:p text:style-name="P13">Os parâmetros disponíveis são:</text:p>
        <text:p text:style-name="P13"/>
        <text:p text:style-name="P34">Tipo de operação</text:p>
        <text:list text:style-name="L10">
          <text:list-item>
            <text:p text:style-name="P98">Empréstimo domiciliar</text:p>
          </text:list-item>
          <text:list-item>
            <text:p text:style-name="P98">Empréstimo local</text:p>
          </text:list-item>
          <text:list-item>
            <text:p text:style-name="P98">Renovações</text:p>
          </text:list-item>
          <text:list-item>
            <text:p text:style-name="P98">Reservas</text:p>
          </text:list-item>
        </text:list>
        <text:p text:style-name="P32"/>
        <text:p text:style-name="P34">Período (ano)</text:p>
        <text:list text:style-name="L11">
          <text:list-item>
            <text:p text:style-name="P99">XXXX</text:p>
          </text:list-item>
        </text:list>
        <text:p text:style-name="P34"/>
        <text:p text:style-name="P34">Período (mês)</text:p>
        <text:list text:style-name="L12">
          <text:list-item>
            <text:p text:style-name="P100">Todos</text:p>
          </text:list-item>
          <text:list-item>
            <text:p text:style-name="P100">XX</text:p>
          </text:list-item>
        </text:list>
        <text:p text:style-name="P34"/>
        <text:p text:style-name="P34">Período (dia)</text:p>
        <text:list text:style-name="L13">
          <text:list-item>
            <text:p text:style-name="P101">Todos</text:p>
          </text:list-item>
          <text:list-item>
            <text:p text:style-name="P101">XX</text:p>
          </text:list-item>
        </text:list>
        <text:p text:style-name="P34"/>
        <text:p text:style-name="P34">Variáveis</text:p>
        <text:list text:style-name="L14">
          <text:list-item>
            <text:p text:style-name="P102">Ano</text:p>
          </text:list-item>
          <text:list-item>
            <text:p text:style-name="P102">Área do conhecimento</text:p>
          </text:list-item>
          <text:list-item>
            <text:p text:style-name="P102">Autor</text:p>
          </text:list-item>
          <text:list-item>
            <text:p text:style-name="P102">Curso do usuário</text:p>
          </text:list-item>
          <text:list-item>
            <text:p text:style-name="P102">Data</text:p>
          </text:list-item>
          <text:list-item>
            <text:p text:style-name="P102">Dia</text:p>
          </text:list-item>
          <text:list-item>
            <text:p text:style-name="P102">Funcionário</text:p>
          </text:list-item>
          <text:list-item>
            <text:p text:style-name="P102">Hora</text:p>
          </text:list-item>
          <text:list-item>
            <text:p text:style-name="P102">Mês</text:p>
          </text:list-item>
          <text:list-item>
            <text:p text:style-name="P102">Nome do usuário</text:p>
          </text:list-item>
          <text:list-item>
            <text:p text:style-name="P102">Tipo de coleção</text:p>
          </text:list-item>
          <text:list-item>
            <text:p text:style-name="P102">Tipo de conteúdo</text:p>
          </text:list-item>
          <text:list-item>
            <text:p text:style-name="P102">Tipo de documento</text:p>
          </text:list-item>
          <text:list-item>
            <text:p text:style-name="P102">Tipo de suporte</text:p>
          </text:list-item>
          <text:list-item>
            <text:p text:style-name="P102">Tipo de usuário</text:p>
          </text:list-item>
          <text:list-item>
            <text:p text:style-name="P102">Título</text:p>
          </text:list-item>
          <text:list-item>
            <text:p text:style-name="P102">Tombo</text:p>
          </text:list-item>
        </text:list>
        <text:p text:style-name="P35"/>
        <text:p text:style-name="P35">Desconsiderando as combinações entre variáveis identicas, teriamos 742.560 (setecentos e quarenta e dois mil, quinhentos e sessenta) formas de combinações distintas entre estas variáveis (17 x 16 x 15 x 14 x 13 = 742.560).</text:p>
        <text:p text:style-name="P35"/>
        <text:p text:style-name="P6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 text:style-name="T10">00:00</text:span> até as <text:span text:style-name="T10">07:00</text:span>.</text:p>
        <text:p text:style-name="P66"/>
        <text:h text:style-name="Heading_20_1" text:outline-level="1"><text:soft-page-break/>Relatórios estatísticos do acervo I</text:h>
        <text:p text:style-name="Standard"/>
        <text:p text:style-name="Standard">Permite a geração de tabelas distintas contendo dados estatísticos sobre a composição do acervo da biblioteca.</text:p>
        <text:p text:style-name="Standard"/>
        <text:p text:style-name="Standard">Os parâmetros disponíveis são:</text:p>
        <text:p text:style-name="Standard"/>
        <text:p text:style-name="P33">Acervo</text:p>
        <text:list text:style-name="L15">
          <text:list-item>
            <text:p text:style-name="P107">Exemplares</text:p>
          </text:list-item>
          <text:list-item>
            <text:p text:style-name="P107">Títulos</text:p>
          </text:list-item>
        </text:list>
        <text:p text:style-name="P23"/>
        <text:p text:style-name="P33">Ano</text:p>
        <text:list text:style-name="L16">
          <text:list-item>
            <text:p text:style-name="P108">Todos</text:p>
          </text:list-item>
          <text:list-item>
            <text:p text:style-name="P108">XXX</text:p>
          </text:list-item>
        </text:list>
        <text:p text:style-name="P23"/>
        <text:p text:style-name="P33">Tipo de documento</text:p>
        <text:list text:style-name="L17">
          <text:list-item>
            <text:p text:style-name="P109">Todos</text:p>
          </text:list-item>
          <text:list-item>
            <text:p text:style-name="P109">XXX</text:p>
          </text:list-item>
        </text:list>
        <text:p text:style-name="P23"/>
        <text:p text:style-name="P33">Área do conhecimento</text:p>
        <text:list text:style-name="L18">
          <text:list-item>
            <text:p text:style-name="P110">Todas</text:p>
          </text:list-item>
          <text:list-item>
            <text:p text:style-name="P110">XXX</text:p>
          </text:list-item>
        </text:list>
        <text:p text:style-name="P23"/>
        <text:p text:style-name="P33">Procedência</text:p>
        <text:list text:style-name="L19">
          <text:list-item>
            <text:p text:style-name="P111">Nacional</text:p>
          </text:list-item>
          <text:list-item>
            <text:p text:style-name="P111">Estrangeiro</text:p>
          </text:list-item>
          <text:list-item>
            <text:p text:style-name="P111">Desconhecida</text:p>
          </text:list-item>
        </text:list>
        <text:p text:style-name="P65"/>
        <text:h text:style-name="Heading_20_1" text:outline-level="1"><text:alphabetical-index-mark text:string-value="Títulos" text:key1="Relatórios estatísticos"/>Relatórios estatísticos do acervo II</text:h>
        <text:p text:style-name="P65"/>
        <text:p text:style-name="P65">Permite a geração de tabelas distintas contendo dados estatísticos sobre os títulos que compõe o acervo de cada biblioteca ou unidade de informação administrada pelo sistema. Permite até 5 combinações entre os 17 tipos de variáveis disponíveis, totalizando mais de 700 mil combinações entre estas variáveis.</text:p>
        <text:p text:style-name="P65"/>
        <text:p text:style-name="P13">Ao selecionar esta opção, o sistema apresenta um formulário onde o usuário poderá selecionar os parâmetros e variáveis necessários para a geração do relatório de interesse.</text:p>
        <text:p text:style-name="P13"/>
        <text:p text:style-name="P65">Os parâmetros disponíveis são:</text:p>
        <text:p text:style-name="P65"/>
        <text:p text:style-name="P34">Biblioteca</text:p>
        <text:list text:style-name="L20">
          <text:list-item>
            <text:p text:style-name="P103">Nome da biblioteca</text:p>
          </text:list-item>
          <text:list-item>
            <text:p text:style-name="P112">....</text:p>
          </text:list-item>
        </text:list>
        <text:p text:style-name="P34"/>
        <text:p text:style-name="P34">Variáveis</text:p>
        <text:list text:style-name="L21">
          <text:list-item>
            <text:p text:style-name="P113">Ano de publicação</text:p>
          </text:list-item>
          <text:list-item>
            <text:p text:style-name="P113">Ano do registro</text:p>
          </text:list-item>
          <text:list-item>
            <text:p text:style-name="P113">Área do conhecimento</text:p>
          </text:list-item>
          <text:list-item>
            <text:p text:style-name="P113">Classificação</text:p>
          </text:list-item>
          <text:list-item>
            <text:p text:style-name="P113">Data de publicação</text:p>
          </text:list-item>
          <text:list-item>
            <text:p text:style-name="P113">Data do registro</text:p>
          </text:list-item>
          <text:list-item>
            <text:p text:style-name="P113">Disponibilidade</text:p>
          </text:list-item>
          <text:list-item>
            <text:p text:style-name="P113">Editora</text:p>
          </text:list-item>
          <text:list-item>
            <text:p text:style-name="P113">Local de publicação</text:p>
          </text:list-item>
          <text:list-item>
            <text:p text:style-name="P113">Nacionalidade ou Procedência</text:p>
          </text:list-item>
          <text:list-item>
            <text:p text:style-name="P113">Nível bibliográfico</text:p>
          </text:list-item>
          <text:list-item>
            <text:p text:style-name="P113">Responsável pela criação</text:p>
          </text:list-item>
          <text:list-item>
            <text:p text:style-name="P113">Responsável pela modificação</text:p>
          </text:list-item>
          <text:list-item>
            <text:p text:style-name="P113"><text:soft-page-break/>Tipo de coleção</text:p>
          </text:list-item>
          <text:list-item>
            <text:p text:style-name="P113">Tipo de conteúdo</text:p>
          </text:list-item>
          <text:list-item>
            <text:p text:style-name="P113">Tipo de documento</text:p>
          </text:list-item>
          <text:list-item>
            <text:p text:style-name="P113">Tipo de suporte</text:p>
          </text:list-item>
        </text:list>
        <text:p text:style-name="P35"/>
        <text:p text:style-name="P35">Desconsiderando as combinações entre variáveis identicas, teriamos 742.560 (setecentos e quarenta e dois mil, quinhentos e sessenta) formas de combinações distintas entre estas variáveis (17 x 16 x 15 x 14 x 13 = 742.560).</text:p>
        <text:p text:style-name="P35"/>
        <text:p text:style-name="P66">Neste relatório não são considerados os objetos que não fazem parte do acervo da biblioteca (documentos disponíveis na Web) ou que são partes de outros objetos e objetos pertencentes à séries periódicas (revistas, jornais, etc.).</text:p>
        <text:p text:style-name="P66"/>
        <text:p text:style-name="P6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 text:style-name="T10">00:00</text:span> até as <text:span text:style-name="T10">07:00</text:span>.</text:p>
        <text:p text:style-name="P35"/>
        <text:h text:style-name="Heading_20_1" text:outline-level="1"><text:alphabetical-index-mark text:string-value="Exemplares" text:key1="Relatórios estatísticos"/>Relatórios estatísticos do acervo III</text:h>
        <text:p text:style-name="P65"/>
        <text:p text:style-name="P65">Permite a geração de tabelas distintas contendo dados estatísticos sobre os exemplares tombados de títulos que compõe o acervo de cada biblioteca ou unidade de informação administrada pelo sistema. Permite até 5 combinações entre os 24 tipos de variáveis disponíveis, totalizando mais de 5 milhões de combinações entre estas variáveis.</text:p>
        <text:p text:style-name="P65"/>
        <text:p text:style-name="P13">Ao selecionar esta opção, o sistema apresenta um formulário onde o usuário poderá selecionar os parâmetros e variáveis necessários para a geração do relatório de interesse.</text:p>
        <text:p text:style-name="P13"/>
        <text:p text:style-name="P66">Os parâmetros disponíveis são:</text:p>
        <text:p text:style-name="P66"/>
        <text:p text:style-name="P34">Biblioteca</text:p>
        <text:list text:style-name="L20">
          <text:list-item text:start-value="1">
            <text:p text:style-name="P103">Nome da biblioteca</text:p>
          </text:list-item>
          <text:list-item>
            <text:p text:style-name="P112">....</text:p>
          </text:list-item>
        </text:list>
        <text:p text:style-name="P34"/>
        <text:p text:style-name="P34">Variáveis</text:p>
        <text:list text:style-name="L22">
          <text:list-item>
            <text:p text:style-name="P104">Ano de aquisição</text:p>
          </text:list-item>
          <text:list-item>
            <text:p text:style-name="P104">Ano de publicação</text:p>
          </text:list-item>
          <text:list-item>
            <text:p text:style-name="P104">Ano de tombamento</text:p>
          </text:list-item>
          <text:list-item>
            <text:p text:style-name="P104">Área do conhecimento</text:p>
          </text:list-item>
          <text:list-item>
            <text:p text:style-name="P104">Classificação</text:p>
          </text:list-item>
          <text:list-item>
            <text:p text:style-name="P104">Data de aquisição</text:p>
          </text:list-item>
          <text:list-item>
            <text:p text:style-name="P104">Data de publicação</text:p>
          </text:list-item>
          <text:list-item>
            <text:p text:style-name="P104">Data de tombamento</text:p>
          </text:list-item>
          <text:list-item>
            <text:p text:style-name="P104">Disponibilidade</text:p>
          </text:list-item>
          <text:list-item>
            <text:p text:style-name="P104">Editora</text:p>
          </text:list-item>
          <text:list-item>
            <text:p text:style-name="P104">Forma de aquisição</text:p>
          </text:list-item>
          <text:list-item>
            <text:p text:style-name="P104">Fornecedor</text:p>
          </text:list-item>
          <text:list-item>
            <text:p text:style-name="P104">Local de publicação</text:p>
          </text:list-item>
          <text:list-item>
            <text:p text:style-name="P104">Mês de aquisição</text:p>
          </text:list-item>
          <text:list-item>
            <text:p text:style-name="P104">Nacionalidade</text:p>
          </text:list-item>
          <text:list-item>
            <text:p text:style-name="P104">Nível bibliográfico</text:p>
          </text:list-item>
          <text:list-item>
            <text:p text:style-name="P104">Responsável pela criação do registro</text:p>
          </text:list-item>
          <text:list-item>
            <text:p text:style-name="P104">Responsável pela modificação do registro</text:p>
          </text:list-item>
          <text:list-item>
            <text:p text:style-name="P104">Status</text:p>
          </text:list-item>
          <text:list-item>
            <text:p text:style-name="P104">Tipo de coleção</text:p>
          </text:list-item>
          <text:list-item>
            <text:p text:style-name="P104">Tipo de conteúdo</text:p>
          </text:list-item>
          <text:list-item>
            <text:p text:style-name="P104">Tipo de documento</text:p>
          </text:list-item>
          <text:list-item>
            <text:p text:style-name="P104"><text:soft-page-break/>Tipo de suporte</text:p>
          </text:list-item>
          <text:list-item>
            <text:p text:style-name="P104">Verba do curso</text:p>
          </text:list-item>
        </text:list>
        <text:p text:style-name="P35"/>
        <text:p text:style-name="P35">Desconsiderando as combinações entre variáveis identicas, teriamos 5.100.480 (cinco milhões, cem mil e quatrocentas e oitenta) formas de combinações distintas entre estas variáveis (24 x 23 x 22 x 21 x 20 = 5.100.480).</text:p>
        <text:p text:style-name="P35"/>
        <text:p text:style-name="P62"><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h text:style-name="Heading_20_1" text:outline-level="1"><text:alphabetical-index-mark text:string-value="Séries periódicas" text:key1="Relatórios estatísticos"/>Relatórios estatísticos do acervo IV</text:h>
        <text:p text:style-name="P66"/>
        <text:p text:style-name="P66">Permite a geração de tabelas distintas contendo dados estatísticos sobre os títulos de séries periódicas (revistas) que compõe o acervo de cada biblioteca ou unidade de informação administrada pelo sistema. Permite até 5 combinações entre os 12 tipos de variáveis disponíveis, totalizando mais de 95 mil combinações entre estas variáveis.</text:p>
        <text:p text:style-name="P66"/>
        <text:p text:style-name="P34">Variáveis</text:p>
        <text:list text:style-name="L23">
          <text:list-item>
            <text:p text:style-name="P105">Ano do registro</text:p>
          </text:list-item>
          <text:list-item>
            <text:p text:style-name="P105">Área do conhecimento</text:p>
          </text:list-item>
          <text:list-item>
            <text:p text:style-name="P105">Data do registro</text:p>
          </text:list-item>
          <text:list-item>
            <text:p text:style-name="P105">Editora</text:p>
          </text:list-item>
          <text:list-item>
            <text:p text:style-name="P105">Forma de aquisição</text:p>
          </text:list-item>
          <text:list-item>
            <text:p text:style-name="P105">Local de publicação</text:p>
          </text:list-item>
          <text:list-item>
            <text:p text:style-name="P105">País de publicação</text:p>
          </text:list-item>
          <text:list-item>
            <text:p text:style-name="P105">Periodicidade</text:p>
          </text:list-item>
          <text:list-item>
            <text:p text:style-name="P105">Procedência</text:p>
          </text:list-item>
          <text:list-item>
            <text:p text:style-name="P105">Responsável pelo registro</text:p>
          </text:list-item>
          <text:list-item>
            <text:p text:style-name="P105">Tipo de assinatura</text:p>
          </text:list-item>
          <text:list-item>
            <text:p text:style-name="P105">Verba do curso</text:p>
          </text:list-item>
        </text:list>
        <text:p text:style-name="P35"/>
        <text:p text:style-name="P35">Desconsiderando as combinações entre variáveis identicas, teriamos 95.040 (noventa e cinco mil e quarenta) formas de combinações distintas entre estas variáveis (12 x 11 x 10 x 9 x 8 = 95.040).</text:p>
        <text:p text:style-name="P35"/>
        <text:p text:style-name="P62"><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p text:style-name="P35"/>
        <text:h text:style-name="Heading_20_1" text:outline-level="1"><text:alphabetical-index-mark text:string-value="Fascículos" text:key1="Relatórios estatísticos"/>Relatórios estatísticos do acervo V</text:h>
        <text:p text:style-name="Standard"/>
        <text:p text:style-name="P66">Permite a geração de tabelas distintas contendo dados estatísticos sobre os fasc de séries periódicas (revistas) que compõe o acervo de cada biblioteca ou unidade de informação administrada pelo sistema. Permite até 5 combinações entre os 13 tipos de variáveis disponíveis, totalizando mais de 154 mil combinações entre estas variáveis.</text:p>
        <text:p text:style-name="P66"/>
        <text:p text:style-name="P34">Variáveis</text:p>
        <text:list text:style-name="L24">
          <text:list-item>
            <text:p text:style-name="P106">Ano de aquisição</text:p>
          </text:list-item>
          <text:list-item>
            <text:p text:style-name="P106">Ano de publicação</text:p>
          </text:list-item>
          <text:list-item>
            <text:p text:style-name="P106">Ano do registro</text:p>
          </text:list-item>
          <text:list-item>
            <text:p text:style-name="P106">Área do conhecimento</text:p>
          </text:list-item>
          <text:list-item>
            <text:p text:style-name="P106">Data de aquisição</text:p>
          </text:list-item>
          <text:list-item>
            <text:p text:style-name="P106">Data de publicação</text:p>
          </text:list-item>
          <text:list-item>
            <text:p text:style-name="P106"><text:soft-page-break/>Data do registro</text:p>
          </text:list-item>
          <text:list-item>
            <text:p text:style-name="P106">Editora</text:p>
          </text:list-item>
          <text:list-item>
            <text:p text:style-name="P106">Forma de aquisição</text:p>
          </text:list-item>
          <text:list-item>
            <text:p text:style-name="P106">Local de publicação</text:p>
          </text:list-item>
          <text:list-item>
            <text:p text:style-name="P106">Procedência</text:p>
          </text:list-item>
          <text:list-item>
            <text:p text:style-name="P106">Responsável pelo registro</text:p>
          </text:list-item>
          <text:list-item>
            <text:p text:style-name="P106">Verba do curso</text:p>
          </text:list-item>
        </text:list>
        <text:p text:style-name="P35"/>
        <text:p text:style-name="P35">Desconsiderando as combinações entre variáveis identicas, teriamos 154.440 (cento e cinquenta e quatro mil, quatrocentas e quarenta) formas de combinações distintas entre estas variáveis (13 x 12 x 11 x 10 x 9 = 154.440).</text:p>
        <text:p text:style-name="P35"/>
        <text:p text:style-name="P62"><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h text:style-name="P54" text:outline-level="1">Diagnósticos<text:alphabetical-index-mark text:string-value="Diagnósticos"/></text:h>
        <text:p text:style-name="Standard"/>
        <text:p text:style-name="Standard">Rotina responsável pelo diagnóstico das bases de dados utilizadas pelo PHL©Elysio. Ao selecionar esta opção no menu da área de acesso restrito, será apresentada uma caixa de opções para a seleção do tipo de diagnóstico. </text:p>
        <text:p text:style-name="Standard"/>
        <text:p text:style-name="Standard">Os tipos previstos são: </text:p>
        <text:p text:style-name="Standard"/>
        <text:p text:style-name="negrito">Sistema</text:p>
        <text:p text:style-name="negrito">Bases de dados </text:p>
        <text:p text:style-name="Standard"/>
        <text:p text:style-name="Standard">A opção de <text:span text:style-name="negrito_20_Char">diagnóstico do sistema</text:span> irá verificar a integridade de todos os arquivos das bases de dados que compõe o PHL©Elysio. A base de dados assinalada com uma esfera vermelha significa que está bloqueada ou um dos arquivos que a compõe está danificado ou não foi encontrado. Caso a base de dados estiver bloqueada, há que executar os procedimentos de desbloqueio. Os bloqueios normalmente acontecem quando houver uma falha no servidor devido a um defeito no hardware, falha de conexão ou problemas de fornecimento de energia elétrica. </text:p>
        <text:p text:style-name="Standard"/>
        <text:p text:style-name="Standard">Se a opção de <text:span text:style-name="negrito_20_Char">diagnóstico de bases de dados</text:span> for selecionada, o sistema apresentará uma caixa de seleção contendo o nome de cada uma das bases de dados a ser diagnosticada. Basta selecionar a base de dados de interesse e pressionar o botão [<text:span text:style-name="negrito_20_Char">Confirmar</text:span>]. </text:p>
        <text:p text:style-name="Standard"/>
        <text:p text:style-name="Standard">Todos os erros detectados, tanto no diagnóstico do sistema quanto no diagnóstico das bases de dados deverão ser corrigidos caso contrário afetarão o funcionamento normal do PHL©Elysio. </text:p>
        <text:h text:style-name="P19" text:outline-level="1"><text:alphabetical-index-mark text:string-value="Backup"/>Manutenção e "Backups"<text:alphabetical-index-mark text:string-value="Manutenção"/></text:h>
        <text:p text:style-name="Standard"/>
        <text:p text:style-name="Standard">Todas as bases de dados utilizadas pelo PHL©Elysio são bases de dados CDS/ISIS (c)Unesco e o processo de manutenção destas bases de dados podem ser feitos com ferramentas de gestão deste padrão de bases de dados.</text:p>
        <text:p text:style-name="Standard"/>
        <text:p text:style-name="Standard">Recomendamos o uso dos utilitários CISIS, desenvolvidos pela BIREME/OPS/OMS para manutenção das bases de dados da BVS (<text:span text:style-name="T12">Biblioteca Virtual em Saúde</text:span>), que também utilizam os mesmos padrões de bases de dados utilizados pelo PHL©Elysio. Estes utilitários, além de serem distribuídos gratuitamente, são ferramentas que permitem a reorganização das bases de dados; importação e exportação de registros; desbloqueio de bases de dados após queda de energia ou falhas de hardware do servidor.</text:p>
        <text:p text:style-name="Standard"/>
        <text:p text:style-name="Standard">As cópias de segurança (<text:span text:style-name="T12">backups</text:span>) podem ser feitas copiando todo o conteúdo do diretório ".../bases" para outra mídia qualquer (CD, Fita, HD, etc.). </text:p>
        <text:p text:style-name="Standard"/>
        <text:p text:style-name="Standard">Quando o PHL estiver hospedado em um servidor WWW o usuário terá que obter uma conta de acesso FTP ao servidor para poder efetuar esta cópia. Havendo impossibilidade de acesso FTP à pasta que armazena as bases de dados, o PHL dispõe de uma rotina de “backups” que extrai cópias das bases de dados e as grava em arquivos no padrão ISO2709 e de uma rotina de exportação que permite a escolha do padrão do arquivo em que estas cópias serão geradas. </text:p>
        <text:p text:style-name="Standard"/>
        <text:p text:style-name="P44">Rotina “Backup”</text:p>
        <text:p text:style-name="P45">Por padrão, sempre que o PHL estiver hospedado em um servidor WWW, o link que executa esta rotina será apresentado como opção no menu da área de acesso restrito. Ao cliclar neste link, o PHL irá gerar uma cópia de cada uma das bases de dados e apresentar links para “download” destes arquivos.</text:p>
        <text:p text:style-name="P45"/>
        <text:p text:style-name="P45">A restauração destes arquivos deverá ser feita com o utilitário MX, utilizando-se da seguinte sintaxe:</text:p>
        <text:p text:style-name="P45"/>
        <text:p text:style-name="P30">mx iso=[arquivo] create=[base] “proc=if p(v998) then '='v998 fi” -all now</text:p>
        <text:p text:style-name="P30"/>
        <text:p text:style-name="P39">Após a restauração da base de dados, há necessidade da geração do índice de acesso desta base de dados. Este índice é gerado com o MX, utilizando-se da seguinte sintaxe:</text:p>
        <text:p text:style-name="P39"/>
        <text:p text:style-name="P30">mx [base] fst=@ uctab=uctab actab=actab fullinv=[base] -all now</text:p>
        <text:p text:style-name="Standard"/>
        <text:p text:style-name="negrito">Recomendações</text:p>
        <text:p text:style-name="Standard"/>
        <text:list text:style-name="WW8Num8">
          <text:list-item>
            <text:p text:style-name="P93">Dispor o computador com sistema de segurança à interrupção de energia elétrica (<text:span text:style-name="T12">no-break</text:span>); </text:p>
          </text:list-item>
          <text:list-item>
            <text:p text:style-name="P93">Manter cópias de segurança das bases de dados com freqüência; </text:p>
          </text:list-item>
          <text:list-item>
            <text:p text:style-name="P93">Executar procedimentos de manutenção nos índices das bases de dados para otimização do tempo de resposta e economia de espaço do disco; </text:p>
          </text:list-item>
        </text:list>
        <text:p text:style-name="Standard"/>
        <text:p text:style-name="negrito">Soluções</text:p>
        <text:p text:style-name="Standard"/>
        <text:p text:style-name="Standard">Caso ocorram problemas de hardware ou software causado por um acidente (raio, curto circuito, roubo do equipamento, vírus, etc.) a única solução é reinstalar em outro computador a mesma versão do PHL©Elysio que estava utilizando e substituir o diretório (pasta) "../bases" da nova instalação pelo conteúdo do diretório "../bases" do seu último backup. </text:p>
        <text:p text:style-name="Standard"/>
        <text:p text:style-name="Standard">Caso ocorram problemas de interrupção de energia elétrica, mal funcionamento do sistema operacional, por vírus ou outros fatores, o primeiro passo é tentar resolver o problema para que não ocorra com freqüência e o segundo passo é executar o procedimento de manutenção.</text:p>
        <text:p text:style-name="Standard"/>
        <text:p text:style-name="P4"><text:soft-page-break/>Procedimento de manutenção:</text:p>
        <text:p text:style-name="Standard"/>
        <text:list text:style-name="L25">
          <text:list-item>
            <text:p text:style-name="P95"><text:span text:style-name="T10">SO Windows</text:span>: Entre no modo de prompt do MS-DOS e execute o procedimento “manutencao.bat” contido no diretório “..\bases”</text:p>
          </text:list-item>
        </text:list>
        <text:p text:style-name="Standard"/>
        <text:list text:style-name="L25">
          <text:list-item text:start-value="1">
            <text:p text:style-name="P95"><text:span text:style-name="T10">SO Linux ou FreeBSD</text:span>: Entre no modo de prompt do Linux e execute o procedimento “manutencao.sh” <text:s/>contido no diretório “../bases”. </text:p>
          </text:list-item>
        </text:list>
        <text:p text:style-name="Standard"/>
        <text:p text:style-name="Standard">Em algumas distribuições do Linux, o processo de geração de índices não se conclui, terminando em estado de erro "ifload/ifupd". Isto significa que algumas variáveis do sistema não estão corretamente definidas. Para defini-las, digite na linha de prompt do Linux os seguintes comandos:</text:p>
        <text:p text:style-name="Standard"/>
        <text:p text:style-name="P24">LC_ALL=POSIX [enter]</text:p>
        <text:p text:style-name="P24">export OSTYPE=linux-gnu [enter]</text:p>
        <text:p text:style-name="P2"/>
        <text:p text:style-name="Standard">Após este procedimento, execute novamente o procedimento de manutenção.</text:p>
        <text:p text:style-name="Standard"/>
        <text:p text:style-name="Standard"><text:span text:style-name="T9">Nota</text:span>: Caso não tenha familiaridade na operação de seu computador através da linha de "prompt" do MS-DOS ou Linux, peça ajuda pra algum técnico em informática que esteja a seu alcance.</text:p>
        <text:p text:style-name="Standard"/>
        <text:p text:style-name="Standard"><text:span text:style-name="negrito_20_Char">RECOMENDAÇÕES</text:span>:</text:p>
        <text:p text:style-name="Standard"/>
        <text:p text:style-name="Standard">Pelo menos, uma vez, ao mês, é importante executar os procedimentos de manutenção. Estes procedimentos vão permitir um aumento de "performance" em todo o sistema, eliminando "fisicamente" das bases de dados o espaço em disco ocupado pelos registros eliminados "lógicamente", além de reestruturar as árvores (B-Trees) dos índices de acesso. Havendo possibilidade, este procedimento poderá ser executado com maior freqüência.</text:p>
        <text:p text:style-name="Standard"/>
        <text:p text:style-name="Standard">Como toda aplicação WEB, a estabilidade de funcionamento do PHL©Elysio é diretamente proporcional à estabilidade do servidor WWW onde o PHL©Elysio está hospedado e as linhas de comunicação deste servidor com a estação utilizada pelo cliente. Falta de estabilidade no funcionamento do servidor WWW ou na rede de comunicação, poderá afetar a regularidade no funcionamento do PHL©Elysio. </text:p>
        <text:p text:style-name="Standard"/>
        <text:p text:style-name="Standard">Servidores WWW que necessitam de manutenção periódica devido ao acúmulo de aplicações e que são reinicializados com freqüência (<text:span text:style-name="T12">restart</text:span>), não são recomendados. Sempre que houver necessidade de reinicialização do servidor, há que se ter o cuidado de colocar o PHL©Elysio em estado de manutenção<text:alphabetical-index-mark text:string-value="estado de manutenção"/>, evitando-se assim problemas com bloqueios de bases de dados.</text:p>
        <text:p text:style-name="Standard"/>
        <text:p text:style-name="Standard">Servidores WWW que não tem sistemas de segurança contra queda ou falta de energia elétrica, também não são recomendados.</text:p>
        <text:p text:style-name="Standard"/>
        <text:p text:style-name="Standard">O PHL©Elysio instalado e funcionando somente deixará de funcionar ou apresentar erros de funcionamento devido à falhas, alterações ou limitações do servidor WWW hospedeiro. As falhas mais comuns do servidor WWW que afetam diretamente o funcionamento ou a performance do PHL©Elysio são:</text:p>
        <text:p text:style-name="Standard"/>
        <text:list text:style-name="WW8Num9">
          <text:list-item>
            <text:p text:style-name="P94">Sobrecarga de requisições simultânea em servidores de baixa capacidade de processamento; </text:p>
          </text:list-item>
          <text:list-item>
            <text:p text:style-name="P94">Falta de espaço em disco ou partição do disco destinada às bases de dados do PHL©Elysio; </text:p>
          </text:list-item>
          <text:list-item>
            <text:p text:style-name="P94">Falta de espaço ou limite de arquivos esgotado no diretório de arquivos temporários do servidor;</text:p>
          </text:list-item>
          <text:list-item>
            <text:p text:style-name="P94">Alterações nas configurações de permissões nos diretórios e arquivos utilizados pelo PHL©Elysio; </text:p>
          </text:list-item>
          <text:list-item>
            <text:p text:style-name="P94">Alterações dos caminhos dos arquivos e diretórios previamente estabelecidos na fase de instalação do PHL©Elysio; </text:p>
          </text:list-item>
          <text:list-item>
            <text:p text:style-name="P94">Alterações no domínio, IP ou nome do servidor WWW; </text:p>
          </text:list-item>
          <text:list-item>
            <text:p text:style-name="P94"><text:soft-page-break/>Bloqueios de bases de dados devido à interrupção temporária do servidor WWW devido à queda de energia ou desligamento acidental ou devido à falta de espaço em disco ou partição destinada às bases de dados; </text:p>
          </text:list-item>
          <text:list-item>
            <text:p text:style-name="P94">Alteração indevida de um ou mais scripts que compõe o PHL©Elysio (todos distribuídos com os fontes abertos); </text:p>
          </text:list-item>
        </text:list>
        <text:p text:style-name="Standard"/>
        <text:p text:style-name="Standard">Em todas estas situações o WWWisis©Bireme (WXIS), que é o programa servidor de banco de dados utilizado pelo PHL©Elysio, irá emitir mensagem de erro da biblioteca CISIS. Veja no final deste capítulo o significado de cada uma delas.</text:p>
        <text:p text:style-name="Standard"/>
        <text:p text:style-name="negrito">Utilitários CISIS<text:alphabetical-index-mark text:string-value="Utilitários CISIS"/>©Bireme</text:p>
        <text:p text:style-name="Standard"/>
        <text:p text:style-name="Standard">Alguns exemplos de uso dos utilitários CISIS para manutenção e exploração de bases de dados CDS/ISIS, padrão utilizado pelo PHL©Elysio. São exemplos simples e de uso emergencial e são apresentados com o objetivo de proporcionar aos bibliotecários uma introdução no uso destas ferramentas de grande utilidade quando se pretende explorar todo o potencial de suas bases de dados. </text:p>
        <text:p text:style-name="Standard"/>
        <text:p text:style-name="Standard">Para uma descrição mais detalhada, recomendamos consultar toda a documentação disponível sobre estes utilitários:</text:p>
        <text:p text:style-name="Standard"><text:s/></text:p>
        <text:p text:style-name="P23">CISIS. Conceitos básicos </text:p>
        <text:p text:style-name="P23">CISIS. Manual de referência </text:p>
        <text:p text:style-name="P23">CISIS. Linguagem de formato </text:p>
        <text:p text:style-name="Standard"/>
        <text:p text:style-name="Standard"><text:span text:style-name="negrito_20_Char"><text:span text:style-name="T37">Utilitário I2ID</text:span></text:span><text:alphabetical-index-mark text:string-value="I2ID"/><text:span text:style-name="negrito_20_Char"><text:span text:style-name="T37"/></text:span> </text:p>
        <text:p text:style-name="Standard"/>
        <text:p text:style-name="P23">Indicado para converter bases de dados CDS/ISIS em arquivo texto (ascii file). </text:p>
        <text:p text:style-name="P23"/>
        <text:p text:style-name="P23">Exemplo: <text:span text:style-name="T66">i2id phl_acv &gt; phl_acv.txt</text:span> </text:p>
        <text:p text:style-name="P23"/>
        <text:p text:style-name="P23">Neste exemplo temos como entrada a base de dados "phl_acv" e como saída um arquivo texto "phl_acv.txt" com etiquetas de campos e separadores de registros e que pode ser editado com qualquer editor de texto e posteriormente convertido em uma base de dados CDS/ISIS. </text:p>
        <text:p text:style-name="Standard"/>
        <text:p text:style-name="Standard"><text:span text:style-name="T10">Utilitário ID2I</text:span> </text:p>
        <text:p text:style-name="Standard"/>
        <text:p text:style-name="P23">Indicado para converter um arquivo texto com etiquetas de campos e separadores de registros em bases de dados CDS/ISIS. </text:p>
        <text:p text:style-name="P23"/>
        <text:p text:style-name="P24">Exemplo: <text:span text:style-name="T66">id2i phl_acv.txt create=phl_acv</text:span> </text:p>
        <text:p text:style-name="P24"/>
        <text:p text:style-name="P23">Neste exemplo temos como entrada um arquivo texto "phl_acv.txt" saída uma base de dados CDS/ISIS denominada "phl_acv". </text:p>
        <text:p text:style-name="Standard"/>
        <text:p text:style-name="Standard"><text:s/></text:p>
        <text:p text:style-name="Standard"><text:span text:style-name="T10">Utilitário IFKEYS</text:span> </text:p>
        <text:p text:style-name="Standard"/>
        <text:p text:style-name="P23">Indicado para visualizar as chaves de acessos de uma base de dados CDS/ISIS. </text:p>
        <text:p text:style-name="P23"/>
        <text:p text:style-name="P23">Exemplo: <text:span text:style-name="T66">ifkeys phl_acv</text:span></text:p>
        <text:p text:style-name="P23"/>
        <text:p text:style-name="P23">Neste exemplo temos como entrada a base de dados "phl_acv" e como saída, uma lista de todas as chaves de acessos que compõe o índice desta base de dados.</text:p>
        <text:p text:style-name="Standard"/>
        <text:p text:style-name="Standard"><text:span text:style-name="T10">Utilitário MX</text:span> </text:p>
        <text:p text:style-name="Standard"/>
        <text:p text:style-name="P23">Este utilitário possui várias funções de grande utilidade para manutenção e operações com bases de dados CDS/ISIS. Permite, através da linha de "promp" do sistema <text:soft-page-break/>operacional abrir uma base de dados CDS/ISIS para leitura, buscas, impressão, exportação, importação, cópias, alterações globais, geração de índices, etc. Veja abaixo alguns exemplos de operações mais comuns utilizando esta ferramenta: </text:p>
        <text:p text:style-name="P23"/>
        <text:p text:style-name="P23"><text:span text:style-name="negrito_20_Char">Exemplo 1</text:span>: </text:p>
        <text:p text:style-name="P23"/>
        <text:p text:style-name="P25">mx phl_acv</text:p>
        <text:p text:style-name="P23"/>
        <text:p text:style-name="P23">Mostra na tela o conteúdo de cada registro contido na base de dados "phl_acv" </text:p>
        <text:p text:style-name="P23"/>
        <text:p text:style-name="P23"><text:span text:style-name="negrito_20_Char"><text:span text:style-name="T46">Exemplo 2</text:span></text:span><text:span text:style-name="T46">: </text:span></text:p>
        <text:p text:style-name="P24"/>
        <text:p text:style-name="P28">mx phl_acv create=phl_acv_bkp -all now</text:p>
        <text:p text:style-name="P23"/>
        <text:p text:style-name="P23">Cria uma cópia da base de dados "phl_acv" denominada "phl_acv_bkp" </text:p>
        <text:p text:style-name="P23"/>
        <text:p text:style-name="P23"><text:span text:style-name="negrito_20_Char">Exemplo 3</text:span>: </text:p>
        <text:p text:style-name="P23"/>
        <text:p text:style-name="P25">mx phl_acv iso=phl_acv.iso -all now</text:p>
        <text:p text:style-name="P23"/>
        <text:p text:style-name="P23">Cria uma cópia da base de dados "phl_acv" em um arquivo de intercâmbio ISO2709. </text:p>
        <text:p text:style-name="P23"/>
        <text:p text:style-name="P23"><text:span text:style-name="negrito_20_Char"><text:span text:style-name="T46">Exemplo 4</text:span></text:span><text:span text:style-name="T46">: </text:span></text:p>
        <text:p text:style-name="P24"/>
        <text:p text:style-name="P29">mx phl_acv fst=@phl_acv.fst uctab=uctab actab=actab fullinv=phl_acv -all now</text:p>
        <text:p text:style-name="P23"/>
        <text:p text:style-name="P23">Gera o índice de chaves de acesso da base de dados "phl_acv" com base nas instruções contidas na tabela "phl_acv.fst". </text:p>
        <text:p text:style-name="P23"/>
        <text:p text:style-name="P23"><text:span text:style-name="negrito_20_Char"><text:span text:style-name="T46">Exemplo 5</text:span></text:span><text:span text:style-name="T46">: </text:span></text:p>
        <text:p text:style-name="P28"/>
        <text:p text:style-name="P28">mx phl_acv fix=phl_acv.txt -all now</text:p>
        <text:p text:style-name="P23"/>
        <text:p text:style-name="P23">Gera um arquivo texto contendo cada registro da base de dados em uma linha com separadores. O arquivo gerado poderá ser importado para uma planilha excel<text:alphabetical-index-mark text:string-value="planilha excel"/>. </text:p>
        <text:p text:style-name="P23"/>
        <text:p text:style-name="P23"><text:span text:style-name="T10">Exemplo 6:</text:span> </text:p>
        <text:p text:style-name="P31"/>
        <text:p text:style-name="P31">mx iso=phl_acv.iso create=phl_acv “proc='='v998” -all now</text:p>
        <text:p text:style-name="P31"/>
        <text:p text:style-name="P23">Gera uma base de dados a partir de um arquivo ISO, atribuindo a cada registro o MFN contido no campo #998 do registro de origem.</text:p>
        <text:p text:style-name="P23"/>
        <text:p text:style-name="P33">Exemplo 7:</text:p>
        <text:p text:style-name="P23"/>
        <text:p text:style-name="P31">http://127.0.0.1:8080/cgi-bin/mx.exe/cgi=mx?cipar=phl82.cip&amp;db=phl_acv&amp;text=rio&amp;pft=v18'&lt;br&gt;'&amp;now</text:p>
        <text:p text:style-name="P31"/>
        <text:p text:style-name="P40">Busca na base de dados “phl_acv” todos os registros que contém a cadeia de caracteres (string) “rio” e apresenta o título de cada um deles (v18).</text:p>
        <text:p text:style-name="P23"/>
        <text:p text:style-name="Standard"><text:span text:style-name="T10">Utilitário MXCP</text:span> </text:p>
        <text:p text:style-name="Standard"/>
        <text:p text:style-name="P23">Indicado para "desintoxicar" bases de dados CDS/ISIS, eliminando espaços em branco no inicio e final dos campos de dados e também caracteres de controle inseridos acidentalmente (caracteres ascii &lt; 32). </text:p>
        <text:p text:style-name="P23"/>
        <text:p text:style-name="P24">Exemplo: <text:span text:style-name="T66">mxcp phl_acv create=new_phl_acv clean mintag=1 maxtag=999</text:span></text:p>
        <text:p text:style-name="P24"/>
        <text:p text:style-name="P23">Neste exemplo temos como entrada a base de dados "phl_acv" e como saída, a base de dados "new_phl_acv" "desintoxicada".</text:p>
        <text:p text:style-name="Standard"><text:soft-page-break/></text:p>
        <text:p text:style-name="P4">Utilitário RETAG</text:p>
        <text:p text:style-name="P4"/>
        <text:p text:style-name="P23">Indicado na conversão de bases de dados CDS/ISIS com etiquetas de campos de outros padrões, em bases de dados CDS/ISIS com etiquetas de campos no padrão do PHL©Elysio. É indicado também para destravar registros de bases de dados CDS/ISIS que ficaram travados devido a problemas de comunicação entre o cliente e o servidor; </text:p>
        <text:p text:style-name="P23"/>
        <text:p text:style-name="P23"><text:span text:style-name="negrito_20_Char">Exemplo 1</text:span>: </text:p>
        <text:p text:style-name="P23"/>
        <text:p text:style-name="P25">retag phl_acv unlock</text:p>
        <text:p text:style-name="P23"/>
        <text:p text:style-name="P23">Neste exemplo, todos os registros da base de dados "phl_acv" que estiverem travados serão destravados. </text:p>
        <text:p text:style-name="P23"/>
        <text:p text:style-name="P23"><text:span text:style-name="negrito_20_Char">Exemplo 2</text:span>: </text:p>
        <text:p text:style-name="P23"/>
        <text:p text:style-name="P25">retag phl_acv minhatabela.txt</text:p>
        <text:p text:style-name="P23"/>
        <text:p text:style-name="P23">Neste exemplo, as etiquetas dos campos de dados da base de dados "phl_acv" serão renumeradas conforme instruções contidas no arquvivo "minhatabela.txt". </text:p>
        <text:p text:style-name="Standard"/>
        <text:p text:style-name="negrito">Mensagens de erro<text:alphabetical-index-mark text:string-value="mensagens de erro" text:key1="CISIS"/> do CISIS<text:alphabetical-index-mark text:string-value="CISIS"/></text:p>
        <text:p text:style-name="Standard"/>
        <text:p text:style-name="P24">0 - successful</text:p>
        <text:p text:style-name="P24">1 - Data Entry Lock denied</text:p>
        <text:p text:style-name="P24">2 - Record Lock denied</text:p>
        <text:p text:style-name="P24">3 - Record Update denied</text:p>
        <text:p text:style-name="P24">4 - Record not locked</text:p>
        <text:p text:style-name="P24">5 - Lock id does not match</text:p>
        <text:p text:style-name="P24">6 - Inverted Update denied</text:p>
        <text:p text:style-name="P24">7 - Lock expire time not reached</text:p>
        <text:p text:style-name="P2"/>
        <text:p text:style-name="P2">WXIS|fatal error|unavoidable|recxref/mfn| </text:p>
        <text:p text:style-name="P2"/>
        <text:p text:style-name="P23">Erro ao se tentar obter o valor de um campo repetitivo. Ex: if val(v7)&lt;&gt;0 (quando o campo #7 for um campo com mais de uma ocorrência). Colocar a expressão entre parênteses. Ex: (if val(v7)&lt;&gt;0... then ... fi) </text:p>
        <text:p text:style-name="Standard"/>
        <text:p text:style-name="P2">WXIS|compiled error|undefined message|4/6| </text:p>
        <text:p text:style-name="P2"/>
        <text:p text:style-name="P23">Acessando base de dados. O erro "compiled error|undefined message|4/6" não dá maiores informações por ter ocorrido em um script compilado, que elimina as mensagens de erro. Assim diversas podem ser as causas, por exemplo:</text:p>
        <text:p text:style-name="P23">1 - Não encontrou o script da chamada (causa mais comum)</text:p>
        <text:p text:style-name="P23">2 - Se possível deve-se executar o script não compilado para verificar seu correto funcionamento. Tente colocar cgi-bin (ou scripts, ou cgi-local) depois do IsisScript e assim por diante ou troque na caixa de endereço do navegador a extensão do nome do script de xic para xis (caso o script esteja disponível, e a chamada ao script esteja "aberta" na barra de navegação).</text:p>
        <text:p text:style-name="Standard"/>
        <text:p text:style-name="Standard">WXIS|execution error|field</text:p>
        <text:p text:style-name="Standard"><text:s/></text:p>
        <text:p text:style-name="P23">Efetuando busca em base de dados. Provavelmente a base de dados contém algumas "sujeiras". Por exemplo: campos sem conteúdo; caracteres de controle; espaços no final (ou início) dos campos.1) Faça uma cópia de segurança da base de dados;2) Execute o utilitário MXCP para criar uma nova base de dados sem os erros.3) Sustitua a base antiga pela nova.4) Gere o invertido para a nova base;</text:p>
        <text:p text:style-name="Standard"/>
        <text:p text:style-name="P2">WXIS|execution error|file|tmpnam| </text:p>
        <text:p text:style-name="P2"><text:soft-page-break/></text:p>
        <text:p text:style-name="P23">Efetuando busca em base de dados. Direitos de acesso não permitem gravação no diretório CGI. Normalmente, por segurança, não se permite escrita no diretório de execução do CGI. Assim utilizar CI_TEMPDIR no cipar do script. Por exemplo: CI_TEMPDIR=c:\windows\temp, ou CI_TEMPDIR=/tmp</text:p>
        <text:p text:style-name="Standard"><text:s/></text:p>
        <text:p text:style-name="P2">WXIS|execution error|search|temporary file</text:p>
        <text:p text:style-name="P2"><text:s/></text:p>
        <text:p text:style-name="P23">Falta de direito de acesso para escrita. Alterar os direitos de forma a permitir escrita na pasta do CGI, ou adicionar no cipar do script a declaração CI_TEMPDIR=path_pasta_temp.</text:p>
        <text:p text:style-name="Standard"><text:s/></text:p>
        <text:p text:style-name="P2">WXIS|fatal error|unavoidable|flupdat/Typemfr </text:p>
        <text:p text:style-name="P2"/>
        <text:p text:style-name="P23">Acessando base de dados. Existência de caracteres não permitidos (p. ex, caracteres de controle) na base de dados. Executar MXCP com cláusula CLEAN na base de dados.1) efetuar uma cópia de segurança da base de dados;2) executar o comando mxcp base_in create=base_out clean log=base;3) copiar base_out sobre base_in: copy base_out.* base_in.*</text:p>
        <text:p text:style-name="Standard"><text:s/></text:p>
        <text:p text:style-name="P2">WXIS|fatal error|unavoidable |mstsetup allomaxv </text:p>
        <text:p text:style-name="P2"/>
        <text:p text:style-name="P23">Ao inverter base de dados. Problema em versões anteriores do WXIS 4.0 release 26 de Setembro 2000. Baixar e instalar versão 4.0 acima do release de 26 de setembro.</text:p>
        <text:p text:style-name="Standard"><text:s/></text:p>
        <text:p text:style-name="P2">WXIS|fatal error|unavoidable|b5_run/offset| </text:p>
        <text:p text:style-name="P2"/>
        <text:p text:style-name="P23">Efetuando busca em base de dados. Problemas com o invertido, por exemplo, quando este aponta para mfn não existentes na base de dados. Gerar novamente ou substituir o invertido da base de dados. Ocorrência comum quando o arquivo mestre perde o sincronismo com o arquivo invertido da base de dados, por exemplo, ao ser atualizado sem realizar "update" do invertido.</text:p>
        <text:p text:style-name="Standard"><text:s/></text:p>
        <text:p text:style-name="P2">WXIS|fatal error|unavoidable|b7_hit/found| </text:p>
        <text:p text:style-name="P2"/>
        <text:p text:style-name="P23">Efetuando busca na base de dados com mais de 1 milhão de registros. Erro da versão 5.0 do WXIS. Atualizar versão do wxis para a versão 5.4.</text:p>
        <text:p text:style-name="Standard"><text:s/></text:p>
        <text:p text:style-name="P2">WXIS|fatal error|unavoidable|b63_run/write/6</text:p>
        <text:p text:style-name="P2"><text:s/></text:p>
        <text:p text:style-name="P23">Efetuando busca em base de dados. A busca não conseguiu gravar o arquivo temporário, provavelmente por falta de direitos de acesso. Utilizar CI_TEMPDIR no cipar. Por exemplo: CI_TEMPDIR=c:\windows\temp. Deletar os arquivos temporários. Verificar os direitos de acesso à pasta de arquivos temporários para o usuário.</text:p>
        <text:p text:style-name="Standard"><text:s/></text:p>
        <text:p text:style-name="P2">WXIS|fatal error|unavoidable|cntread/read/cnt| </text:p>
        <text:p text:style-name="P2"/>
        <text:p text:style-name="P23">Efetuando busca em base de dados. É provável que a base de dados esteja em formato de outra plataforma. Por exemplo, em um sistema Linux tentar ler base de sistema Windows. Trocar os arquivos da base de dados e invertido para os do sistema operacional da plataforma. Para efetuar essa troca há dois caminhos principais:1-Exportação ISO-2709 da plataforma original, com importação e geração de invertido na plataforma final2-Emprego dos aplicativos CRUNCHMF (master file) e CRUNCHIF (inverted file) que fazem a geração dos arquivos da plataforma final na original (cross-generation). Erro semelhante a: WXIS|fatal error|unavoidable|recread/check/base|</text:p>
        <text:p text:style-name="Standard"><text:s/></text:p>
        <text:p text:style-name="Standard">WXIS|fatal error|unavoidable|msopn/w|</text:p>
        <text:p text:style-name="Standard"><text:s/></text:p>
        <text:p text:style-name="P23">Tentando escrever em base de dados. O sistema operacional bloqueou o arquivo mestre (MST), ou ao menos o deixou indisponivel para escrita. Copiar os arquivos MST <text:soft-page-break/>e XRF (cópia de trabalho) e rodar o MKXRF na cópia. Se tudo ok, copiar sobre o original. O último termo da mensagem significa MaSter OPeN para Write.</text:p>
        <text:p text:style-name="Standard"><text:s/></text:p>
        <text:p text:style-name="P2">WXIS|fatal error|unavoidable|recisis0/xrf </text:p>
        <text:p text:style-name="P2"/>
        <text:p text:style-name="P23">Tentando escrever em base de dados. Não consegue gravar ou criar arquivo. Direitos de acesso do diretório não permite escrita ou não existe o arquivo (no caso da gravação). Mudar direitos de acesso de forma a permitir escrita. Verificar se existe o arquivo para ser gravado.</text:p>
        <text:p text:style-name="Standard"><text:s/></text:p>
        <text:p text:style-name="P2">WXIS|fatal error|unavoidable|recread/check/base| </text:p>
        <text:p text:style-name="P2"/>
        <text:p text:style-name="P23">Acessando base de dados para leitura. Ler bases e invertidos de plataformas diferentes. Exportar os dados via ISO-2709 e regerar invertido, ou efetuar CRUNCH?F para a base de dados Erro semelhante a: WXIS|fatal error|unavoidable|cntread/read/cnt|</text:p>
        <text:p text:style-name="Standard"><text:s/></text:p>
        <text:p text:style-name="P2">WXIS|fatal error|unavoidable|recread/xropn/w| </text:p>
        <text:p text:style-name="P2"/>
        <text:p text:style-name="P23">Falta de direitos de acesso para escrita. Verificar e ajustar os direitos de acesso de escrita de forma a permitir a escrita no diretório e arquivos da base de dados. O último termo da mensagem significa XRf OPeN para Write. outra possibilidade é: ajustar permissões para R &amp; W para os diretórios "bases" e "htdocs" e R &amp; W &amp; X para "cgi-bin".</text:p>
        <text:p text:style-name="Standard"><text:s/></text:p>
        <text:p text:style-name="Standard">cntwrit/cnopn/w</text:p>
        <text:p text:style-name="Standard"><text:s/></text:p>
        <text:p text:style-name="P23">Tentando gravar no arquivo invertido, porém não tem os direitos de acesso necessários. Verificar e alterar os direitos de acesso de escrita no diretório e arquivos do invertido. Por exemplo, em DOS utilizar o comento attrib: attrib -r *.* O último termo da mensagem indica CNt OPeN para WriteEm sistemas Unix / Linux utilizar o comando chmod como devido.</text:p>
        <text:p text:style-name="P23"><text:s/></text:p>
        <text:p text:style-name="Standard">fatal: msrt/loadxrf/overflow </text:p>
        <text:p text:style-name="Standard"/>
        <text:p text:style-name="P23">A base está mal construída, ao menos no senso estrito do CISIS, em particular para o programa MSRT. Mais especificamente o arquivo XRF tem mais blocos que o devido. Reconstruir a base de dados com o comando: mx base_in create=base_out -all now Por exemplo, BASE_IN com 846 registros e 17.408 bytes no XRF durante a execução do MSRT leva a um overflow na área de memória do xrf dentro do programa, pois, os 846 registros precisam de 7 blocos de xrf (3584 bytes), que são alocados pelo programa. Mas, ao carregar os 17.408 bytes de BASE_IN (seriam 34 blocos) resulta em overflow. No arquivo XRF cada bloco (512 bytes) aponta para 127 registros.</text:p>
        <text:p text:style-name="Standard"><text:s/></text:p>
        <text:p text:style-name="Standard">fatal: mxtb/maxhash/overflow</text:p>
        <text:p text:style-name="Standard"><text:s/></text:p>
        <text:p text:style-name="P23">O MXTB não dispõe de memória suficiente para sua execução. Utilize o parâmento "class=n" para alocar mais memória. Caso resulte em erro de alocação (/alloc) diminua o valor n</text:p>
        <text:p text:style-name="Standard"><text:s/></text:p>
        <text:p text:style-name="Standard">fatal: posting/ifpnxtby</text:p>
        <text:p text:style-name="Standard"><text:s/></text:p>
        <text:p text:style-name="P23">Arquivo invertido com problema. Gerar o arquivo invertido novamente.</text:p>
        <text:p text:style-name="Standard"><text:s/></text:p>
        <text:p text:style-name="Standard">fatal: dbxopen:dbn(1)</text:p>
        <text:p text:style-name="Standard"><text:s/></text:p>
        <text:p text:style-name="P23">O sistema operacional (MS-DOS) retornou o erro código 1: invalid function number. É provável que não exista buffer ou files suficiente para abrir a base de dados</text:p>
        <text:p text:style-name="Standard"><text:s/></text:p>
        <text:p text:style-name="Standard">fatal: dbxopen:dbn(2)</text:p>
        <text:p text:style-name="Standard"><text:soft-page-break/><text:s/></text:p>
        <text:p text:style-name="P23">O sistema operacional (MS-DOS) retorna erro código 2: File not found. Verificar localização da base de dados, ou gerar de novo essa base</text:p>
        <text:p text:style-name="Standard"><text:s/></text:p>
        <text:p text:style-name="Standard">fatal: dbxopen:dbn(4) </text:p>
        <text:p text:style-name="Standard"/>
        <text:p text:style-name="P23">O sistema operacional (MS-DOS) retornou o erro código 4: Too many open files. Aumentar no CONFIG.SYS o número de files e de buffers para 90 ou mais (requer reiniciação do sistema).Uma base de dados sendo lida representa 2 arquivos abertos. Cada índice sendo acessado implica em até 6 arquivos abertos, assim, pode-se, facilmente, ultrapassar o número máximo de arquivos abertos pelo sistema operacional.</text:p>
        <text:p text:style-name="Standard"><text:s/></text:p>
        <text:p text:style-name="Standard">fatal: dbxopen:dbn(65)</text:p>
        <text:p text:style-name="Standard"><text:s/></text:p>
        <text:p text:style-name="P23">O sistema operacional (MS-DOS) retornou o erro código 65: Access denied. Verificar (e corrigir) as permissões do arquivo. Attrib para o DOS, ou em ambiente de rede verificar os direitos de acesso</text:p>
        <text:p text:style-name="Standard"><text:s/></text:p>
        <text:p text:style-name="Standard">fatal: dbxopen:dbn(68) </text:p>
        <text:p text:style-name="Standard"/>
        <text:p text:style-name="P23">Em MS-DOS, ou prompt de comando do Windows, abrir base de dados. O sistema operacional (MS-DOS) retornou o erro código 68: Network name limited exceed. O tamanho da área de armazenamento de nomes da rede dever ser aumentado. Isto é feito aumentado o valor de FILES no arquivo CONFIG.SYS(requer reiniciação do sistema)</text:p>
        <text:p text:style-name="Standard"><text:s/></text:p>
        <text:p text:style-name="Standard">fatal: dirread/check/mfrl </text:p>
        <text:p text:style-name="Standard"/>
        <text:p text:style-name="P23">Foi lido um diretório, feito um check no registro, e ocorreu problema por falta consistência entre MST e XRF. Determinar o registro com problema e deletá-lo </text:p>
        <text:p text:style-name="Standard"/>
        <text:p text:style-name="Standard">fatal: ifload/CIIFL/keys not sorted </text:p>
        <text:p text:style-name="Standard"/>
        <text:p text:style-name="P23">Ao inverter base de dados. A partir do Linux 6.2 é necessário ajustar a variável de sistema LC_ALL, como mostrado: export LC_ALL=POSIX, pois esta versão Linux mudou o default. Setar a variável de sistema: LC_ALL=POSIX.Linux Red Hat 6.2 ou superior (verificar versão do kernel).</text:p>
        <text:p text:style-name="Standard"><text:s/></text:p>
        <text:p text:style-name="Standard">fatal: mstsetup/allomxv/.xrf </text:p>
        <text:p text:style-name="Standard"/>
        <text:p text:style-name="P23">Base de dados maior que o limite de capacidade do programa MSRT. Utilizar uma versão atualizada do aplicativo. Utilizando o MSRT existe um tamanho máximo de ordenação </text:p>
        <text:p text:style-name="Standard"/>
        <text:p text:style-name="P2">fatal: recread/check/nvf </text:p>
        <text:p text:style-name="P2"/>
        <text:p text:style-name="P23"><text:span text:style-name="T46">Number of directory entries (variables fields). </text:span>Criar uma nova base sem os registros danificados, ou tentar passar o utilitario MKXRF (é possível a perda dos registros com problema). O XRF indica que o registro esta localizado num endereco do MST, porém esse endereço é inconsistente.</text:p>
        <text:p text:style-name="Standard"><text:s/></text:p>
        <text:p text:style-name="Standard">fatal: recwrite/deleted</text:p>
        <text:p text:style-name="Standard"><text:s/></text:p>
        <text:p text:style-name="P23">Esta gravando registro deletado e causa uma inconsistência do invertido com o master. Gerar o arquivo invertido novamente.</text:p>
        <text:p text:style-name="Standard"><text:s/></text:p>
        <text:p text:style-name="Standard">fatal: iso_getval </text:p>
        <text:p text:style-name="Standard"/>
        <text:p text:style-name="P23"><text:soft-page-break/>Problema comum quando é feita uma transferência de UNIX para DOS ou vice-versa de um arquivo ISO em modo binário. Refazer a transferência FTP em modo ASCIIComo opção, utilizar: mx seq=dbn.iso lw=99999 pft=v1/ now &gt;dbn1.iso. Em sistemas *nix empregar o comando dos2unix, ou um tr -d "\015". </text:p>
        <text:p text:style-name="Standard"/>
        <text:p text:style-name="Standard">fatal: recread/check/base</text:p>
        <text:p text:style-name="Standard"><text:s/></text:p>
        <text:p text:style-name="P23">Registro danificado - offset to data segment. Criar uma nova base sem os registros danificados, ou tentar passar o utilitario MKXRF (é possível que perca os registros com problema). O XRF indica que o registro esta localizado num endereco do MST, porém esse endereço é inconsistente.</text:p>
        <text:p text:style-name="Standard"><text:s/></text:p>
        <text:p text:style-name="Standard">fatal: recread/check/mfrl</text:p>
        <text:p text:style-name="Standard"><text:s/></text:p>
        <text:p text:style-name="P23">Problema no tamanho do registro. Criar uma nova base sem os registros danificados, ou tentar passar o utilitario MKXRF (é possível que perca os registros com problema). O XRF indica que o registro esta localizado num endereco do MST, porém esse endereço é inconsistente.</text:p>
        <text:p text:style-name="Standard"><text:s/></text:p>
        <text:p text:style-name="Standard">fatal: recread/read </text:p>
        <text:p text:style-name="Standard"/>
        <text:p text:style-name="P23">Não consegue ler registro de base de dados. Criar uma nova base sem os registros danificados.</text:p>
        <text:p text:style-name="Standard"><text:s/></text:p>
        <text:p text:style-name="Standard">gizmread/GIZMTAG1/nocc </text:p>
        <text:p text:style-name="Standard"/>
        <text:p text:style-name="P23">Base de dados gizmo sem campo 1. Inserir campo 1 na base de dados gizmo.</text:p>
        <text:p text:style-name="Standard"><text:s/></text:p>
        <text:p text:style-name="Standard">loadfile/overflow</text:p>
        <text:p text:style-name="Standard"><text:s/></text:p>
        <text:p text:style-name="P23">Erro ao executar um arquivo de formato (PFT), provavelmente por ser muito grande. Aumentar o valor de FMTL. Por exemplo: mx base_in join=base_j,260=v480 fmtl=20000 lw=9000 pft=@format.pft create=base_out -all now tell=2000.</text:p>
        <text:p text:style-name="Standard"><text:s/></text:p>
        <text:p text:style-name="Standard">rec write/xropn/w </text:p>
        <text:p text:style-name="Standard"/>
        <text:p text:style-name="P23">Não é possível a gravação de informação na base. Verificar e ajustar os direitos de acesso.</text:p>
        <text:p text:style-name="Standard"><text:s/></text:p>
        <text:p text:style-name="Standard">recalloc/allomaxv/rechsize+nbyte</text:p>
        <text:p text:style-name="Standard"><text:s/></text:p>
        <text:p text:style-name="P23">No mx, pode ser devido à digitação com caracteres UPPER CASE. No WWWIsis versão 3, deve ser verificada a restrição com relação ao tamanho da base, verificar versão do WWWIsis.</text:p>
        <text:p text:style-name="Standard"><text:s/></text:p>
        <text:p text:style-name="Standard">recwmast/write/rec </text:p>
        <text:p text:style-name="Standard"/>
        <text:p text:style-name="P23">Pode ser que o arquivo mestre ultrapasse o limite de tamanho de 512 Mbytes. Gerar uma base de dados com o parâmetro mstxl igual a 4, posteriomente efetuar appends à base. Para gerar a base como indicado efetuar:1) echo mstxl=4 &gt; xpar.par;2) mx cipar=xpar.par create=base count=03) adicionar registros à basePara fazer o create adicionando registros diretamente, utilize o cipar na operação </text:p>
        <text:p text:style-name="Standard"/>
        <text:p text:style-name="Standard">recwrite/mfblink </text:p>
        <text:p text:style-name="Standard"/>
        <text:p text:style-name="P23">O sistema não consegue gravar no arquivo mestre devido a falta de integridade entre o MST e o XRF. A solução é criar um outro master utilizando o MX.</text:p>
        <text:p text:style-name="Standard"><text:s/></text:p>
        <text:p text:style-name="Standard">refcgets/buffup </text:p>
        <text:p text:style-name="Standard"/>
        <text:p text:style-name="P23"><text:soft-page-break/>Arquivo seqüencial com linha muito longa. Utilizar uma versão mais recente do aplicativo MX.</text:p>
        <text:p text:style-name="Standard"><text:s/></text:p>
        <text:p text:style-name="Standard">rejected link 66/440/1/1/</text:p>
        <text:p text:style-name="Standard"><text:s/></text:p>
        <text:p text:style-name="P23">Geração ou atualização do arquivo invertido. Na geração e na atualização do arquivo invertido é detectado um termo não válido que não pode ser gravado no invertido (termo em branco, abaixo do ascii 33, etc). Verificar no registro quais são os caracteres não válidos e apaga-los ou modificá-los. Pode ser utilizado por exemplo o MXCP com a cláusula CLEAN para eliminar caracteres não válidos. Chave de decodificação: mfn/campo/ocorrência/cnt - 66/440/11/1.</text:p>
        <text:p text:style-name="Standard"><text:s/></text:p>
        <text:p text:style-name="Standard">writbsiz/write </text:p>
        <text:p text:style-name="Standard"/>
        <text:p text:style-name="P23">Falta de espaço em disco ou, dependendo da função, algum arquivo ultrapassou o limite de 2 G bytes. Liberar espaço em disco se for o caso, ou "dividir" a base de dados em duas ou mais. O uso da proc R é uma possibilidade para a situação de base de dados muito grande </text:p>
        <text:p text:style-name="Standard"/>
        <text:p text:style-name="P2">WXIS|fatal error|unavoidable|cifm1/select/endselect|</text:p>
        <text:p text:style-name="P2"><text:s/></text:p>
        <text:p text:style-name="P23">Ao exibir um registro. Formato com erros na sintaxe do SELECT ... CASE ... ELSECASE ... ENDSEL. Revisar e corrigir o formato </text:p>
        <text:p text:style-name="Standard"/>
        <text:p text:style-name="Standard">WXIS|execution error|format syntax|@FMT.PFT|</text:p>
        <text:p text:style-name="Standard"><text:s/></text:p>
        <text:p text:style-name="P23">Não pode executar o arquivo de formato FMT.PFT. Verificar caminho e existência do arquivo de formato, inclusive caixa para sistemas *nix</text:p>
        <text:p text:style-name="Standard"><text:s/></text:p>
        <text:p text:style-name="P2">WXIS|fatal error|unavoidable|CIIFL/invalid link record/key| </text:p>
        <text:p text:style-name="P2"/>
        <text:p text:style-name="P23">Gerando o arquivo invertido com o wxis. Não completa a geração do invertido e bloqueia base de dados. Campo de dado com sequencia contínua de mais de 60 caracteres. Editar registro e corrigir o elemento de dado no campo</text:p>
        <text:p text:style-name="Standard">. </text:p>
        <text:p text:style-name="P2">***** Number too long - Truncated to 12 digits</text:p>
        <text:p text:style-name="P2"><text:s/></text:p>
        <text:p text:style-name="P23">Erro ao se tentar obter o valor de um campo repetitivo. Ex: if val(v7)&lt;&gt;0 (quando o campo #7 for um campo com mais de uma ocorrência). </text:p>
        <text:h text:style-name="P19" text:outline-level="1">E-mails<text:alphabetical-index-mark text:string-value="E-mails"/></text:h>
        <text:p text:style-name="Standard"/>
        <text:p text:style-name="Standard">Rotina responsável pela geração automática de e-mails de avisos de atrasos, alertas de vencimentos e aviso de disponibilidade, pedidos de cotações e de compras. </text:p>
        <text:p text:style-name="Standard"/>
        <text:p text:style-name="Standard">O PHL dispõe de duas rotinas distintas para envio de e-mails de aviso de atraso, alerta de vencimento e aviso de disponibilidade de reservas.</text:p>
        <text:p text:style-name="Standard"/>
        <text:p text:style-name="P33">PHL hospedado localmente (localhost)</text:p>
        <text:p text:style-name="Standard"/>
        <text:p text:style-name="P23">O envio dos e-mails poderá ser acionado através de links que serão gerados nos próprios relatórios operacionais de empréstimos vencidos, empréstimos e relatório de reservas. Nestes relatórios, o nome do usuário que possui e-mail, será apresentado como um link. Clicando sobre este link, o PHL irá compor automaticamente o texto do e-mail a ser enviado pelo cliente de e-mail do próprio bibliotecário. Os e-mails serão enviados um a um, mediante cada clique sobre cada um dos links.</text:p>
        <text:p text:style-name="P23"/>
        <text:p text:style-name="P71">Exigências para o funcionamento desta rotina</text:p>
        <text:p text:style-name="P69"/>
        <text:p text:style-name="P72">Ter uma conexão com a internet; </text:p>
        <text:p text:style-name="P72">Ter um cliente (Outlook, Pegasus, etc.) e uma conta de e-mail para envio; </text:p>
        <text:p text:style-name="P72">Ter cadastrado o endereço de e-mail de cada usuário no campo #714 da Base de dados Usuários; </text:p>
        <text:p text:style-name="P72">Ter preenchido os dados cadastrais da biblioteca no formulário da <text:span text:style-name="T24">Base de dados Configuração das bibliotecas;</text:span> </text:p>
        <text:p text:style-name="P69"/>
        <text:p text:style-name="P69"><text:span text:style-name="negrito_20_Char">Avisos de atraso</text:span>:<text:alphabetical-index-mark text:string-value="aviso de atraso" text:key1="E-mails"/></text:p>
        <text:p text:style-name="P69"/>
        <text:p text:style-name="P69">Para se evitar o acúmulo de envio de avisos de atrasos na devolução, recomendamos à pessoa a cargo da rotina de envio de e-mails que identifique os objetos que deveriam ter sido devolvidos no dia anterior e que não foram. Esta identificação é feita selecionando a opção [<text:span text:style-name="negrito_20_Char">Relatórios</text:span>] apresentada no menu da área restrita do PHL©Elysio, depois [<text:span text:style-name="negrito_20_Char">Relatórios Operacionais</text:span>], [<text:span text:style-name="T9">Objetos em circulação</text:span>] e [<text:span text:style-name="T9">Objetos com atraso na devolução (filtro por data prevista de devolução)</text:span>] e na caixa de seleção do período, selecionar o ano, mês e dia correspondente à data de ontem. Este procedimento irá fornecer uma lista contendo dados dos empréstimos vencidos no dia anterior cuja devolução não foi efetivada. Para o envio do aviso de atraso basta clicar sobre o nome de cada usuário da lista que será aberta uma janela com o e-mail a ser enviado. </text:p>
        <text:p text:style-name="P69"/>
        <text:p text:style-name="P69"><text:span text:style-name="negrito_20_Char">Alerta de vencimento</text:span>:<text:alphabetical-index-mark text:string-value="alerta de vencimento" text:key1="E-mails"/></text:p>
        <text:p text:style-name="P69"/>
        <text:p text:style-name="P69">Caso a biblioteca decida por alertar os usuários sobre o vencimento dos empréstimos no próximo dia, recomendamos à pessoa a cargo da rotina de envio de e-mails que identifique os objetos que estarão vencendo no próximo dia útil. Esta identificação é feita selecionando a opção [<text:span text:style-name="negrito_20_Char">Relatórios</text:span>] apresentada no menu da área de acesso restrito do PHL©Elysio, depois [<text:span text:style-name="negrito_20_Char">Relatórios Operacionais</text:span>], depois [<text:span text:style-name="negrito_20_Char">Objetos em circulação</text:span><text:alphabetical-index-mark text:string-value="Objetos em circulação"/><text:span text:style-name="negrito_20_Char"/>], [<text:span text:style-name="T9">Objetos em circulação (filtro por data da devolução)</text:span>] e no formulário de filtro do período selecione a data correspondente ao próximo dia útil. Este procedimento irá fornecer uma lista contendo dados dos empréstimos com vencimentos no próximo dia útil. Para o envio do alerta de vencimento basta clicar sobre o nome de cada usuário da lista que será aberta uma janela com o e-mail a ser enviado.</text:p>
        <text:p text:style-name="P69"/>
        <text:p text:style-name="P69"><text:span text:style-name="negrito_20_Char">Aviso de disponibilidade</text:span>:<text:alphabetical-index-mark text:string-value="aviso de disponibilidade" text:key1="E-mails"/></text:p>
        <text:p text:style-name="P69"/>
        <text:p text:style-name="P69"><text:soft-page-break/>Recomendamos executar esta rotina no início de cada um dos períodos de atividade da biblioteca. Se a biblioteca permanecer aberta nos 3 períodos (manhã, tarde, noite), recomendamos que os e-mails sejam enviados no início de cada um destes períodos. Os e-mails estarão sempre disponíveis para o envio no relatório [<text:span text:style-name="negrito_20_Char">Reservas pendentes</text:span><text:alphabetical-index-mark text:string-value="Reservas pendentes"/><text:span text:style-name="negrito_20_Char"/>]. A emissão deste relatório é feita através da opção [<text:span text:style-name="negrito_20_Char">Relatórios</text:span>] apresentada no menu da área de acesso restrito do PHL©Elysio, depois [<text:span text:style-name="negrito_20_Char">Relatórios Operacionais</text:span>], depois [<text:span text:style-name="negrito_20_Char">Reservas pendentes</text:span>]. As disponibilidades são indicadas pela esfera verde que precede cada item da lista. Basta clicar sobre o nome do usuário de cada um dos itens identificados pela esfera verde que o texto do e-mail será gerado e será aberta a janela de envio.</text:p>
        <text:p text:style-name="P69"/>
        <text:p text:style-name="P69"><text:span text:style-name="negrito_20_Char">Pedido de cotação</text:span>:<text:alphabetical-index-mark text:string-value="pedido de cotação" text:key1="E-mails"/></text:p>
        <text:p text:style-name="P69"/>
        <text:p text:style-name="P69">O envio de e-mails de pedidos de cotação é feito através do link [<text:span text:style-name="negrito_20_Char">Cotação</text:span>] apresentado no menu de cada registro de fornecedor que possua e-mail cadastrado. O PHL©Elysio irá compor um e-mail contendo um pedido de cotação de todos os documentos registrados na base de dados de sugestões de compra e que tiveram sua compra aprovada.</text:p>
        <text:p text:style-name="P69"/>
        <text:p text:style-name="P69"><text:span text:style-name="negrito_20_Char">Pedido de compra</text:span>:<text:alphabetical-index-mark text:string-value="pedido de compra" text:key1="E-mails"/></text:p>
        <text:p text:style-name="P69"/>
        <text:p text:style-name="P69">O envio de e-mails de pedidos de compra é feito através do link [<text:span text:style-name="negrito_20_Char">Compra</text:span>] apresentado no menu de cada registro de fornecedor que possua e-mail cadastrado. O PHL©Elysio irá compor um e-mail contendo um pedido de compra de todos os documentos registrados na base de dados de sugestões de compra e que tiverem indicação do fornecedor que proporcionou a melhor cotação. </text:p>
        <text:p text:style-name="P23"/>
        <text:p text:style-name="P23"/>
        <text:p text:style-name="P33">PHL hospedado em servidor web (WWW)</text:p>
        <text:p text:style-name="P23"/>
        <text:p text:style-name="P23">O envio dos e-mails poderá ser acionado de duas formas distintas. A primeira, exatamente igual a que foi descrita anteriormente e uma outra, que permite o envio em lotes, ou seja, com um único clique sobre o link de envio, o PHL compõe um arquivo XML contendo todos os e-mails a serem enviados. O envio será feito em lotes.</text:p>
        <text:p text:style-name="P23"/>
        <text:p text:style-name="P23">Esta modalidade de envio requer que a biblioteca tenha uma conta SMTP para a autenticação do lote de envio. Esta conta SMTP será configurada através do formulário de configuração da biblioteca, através dos campos #645, #646 e #647. Os textos que irão compor os e-mails enviados por esta modalidade são obtidos dos textos registrados nos campos #648, #649 e #650 desta mesma base de dados de configuração.</text:p>
        <text:p text:style-name="Standard"/>
        <text:p text:style-name="Standard"/>
        <text:p text:style-name="Standard"><text:span text:style-name="negrito_20_Char">Recomendações para gestão da rotina de envio de e-mails</text:span></text:p>
        <text:p text:style-name="Standard"/>
        <text:p text:style-name="Standard">Definir o funcionário que ficará responsável pela rotina de envio de e-mails e atribuir somente a ele esta responsabilidade; </text:p>
        <text:p text:style-name="Standard"/>
        <text:p text:style-name="Standard"/>
        <text:p text:style-name="P16"/>
        <text:h text:style-name="P54" text:outline-level="1">Base de dados Catálogo<text:alphabetical-index-mark text:string-value="Catálogo" text:key1="Base de dados"/></text:h>
        <text:p text:style-name="Standard"/>
        <text:p text:style-name="Standard">Base de dados correspondente ao acervo da biblioteca. É a base de dados que estará disponível aos usuários para consultas. Cada registro desta base de dados irá conter dados descritivos do documento ou objeto catalogado.</text:p>
        <text:p text:style-name="Standard"/>
        <text:p text:style-name="Standard"><text:alphabetical-index-mark text:string-value="Formulários do Catálogo" text:key1="Configuração"/>A entrada e edição (modificação) de dados no catálogo é feita em formulários específicos. O PHL disponibiliza um formulário específico para cada tipo de documento ou objeto. Estes formulários estão previamente configurados para apresentarem os principais campos de dados para cada tipo de documento ou objeto. O PHL permite que o bibliotecário habilite novos campos de dados, desabilite campos de dados indesejáveis e que crie novos formulários para novos tipos de documentos. Esta configuração é feita através dos registros de configurações da base de dados “Formulário do catálogo”. Recomendamos ao bibliotecário, que antes de iniciar o processo de catalogação, que revise cada um dos formulários fornecidos pelo PHL e reconfigure os conforme as necessidades de sua biblioteca. O processo de reconfiguração dos formulários do catálogo é feito a partir do link “Configurações (tabelas)” apresentado no menu da área restrita. Este link vai fornecer uma lista de tabelas de configurações. Selecione a tabela “Formulário do catálogo” e abra cada um dos registros de configuração de formulários e habilite ou desabilite os campos de dados que irão compor o formulário.</text:p>
        <text:p text:style-name="Standard"/>
        <text:p text:style-name="Standard">Os campos de dados disponíveis para registros dos dados catalográficos são: </text:p>
        <text:p text:style-name="Standard"/>
        <text:p text:style-name="Standard"><text:span text:style-name="negrito_20_Char">001 - Código da Biblioteca</text:span> (obrigatório)</text:p>
        <text:p text:style-name="Standard"/>
        <text:p text:style-name="P74">Código utilizado pelo PHL para identificar a biblioteca, centro ou unidade de informação. O conteúdo deste campo é incorporado automaticamente ao registro durante o processo de entrada de dados. </text:p>
        <text:p text:style-name="P74"/>
        <text:p text:style-name="P74">Exemplo: 001</text:p>
        <text:p text:style-name="P74"/>
        <text:p text:style-name="P74">O conteúdo deste campo é indexado no todo e com o prefixo [ ACV= ]. </text:p>
        <text:p text:style-name="P61"><text:s text:c="32"/></text:p>
        <text:p text:style-name="P74">Exemplo de busca: ACV=001</text:p>
        <text:p text:style-name="P74"/>
        <text:p text:style-name="P74">Níveis bibliográficos: todos. </text:p>
        <text:p text:style-name="Standard"/>
        <text:p text:style-name="Standard"><text:span text:style-name="negrito_20_Char">002 - Identificação do Título</text:span> (obrigatório)</text:p>
        <text:p text:style-name="Standard"/>
        <text:p text:style-name="P74">Código que identifica eternamente o documento catalogado. Este código vai acompanhar o registro durante toda a sua existência mesmo quando exportado para o catálogo de outra biblioteca.</text:p>
        <text:p text:style-name="P74"/>
        <text:p text:style-name="P74">Este código é gerado automaticamente através da data, hora, minuto e segundo da criação do registro e pelo código da chave de login do bibliotecário responsável pela criação do registro. </text:p>
        <text:p text:style-name="P74"/>
        <text:p text:style-name="P74">Este código, uma vez criado, não deve ser modificado pois é um elemento utilizado como elo com outros registros (analíticas) da base de dados do catálogo e com os registros da base de dados de tombo (exemplares).</text:p>
        <text:p text:style-name="P74"/>
        <text:p text:style-name="P74">O código de identificação do título é indexado no todo e com o prefixo [ TIT= ]. </text:p>
        <text:p text:style-name="P74"/>
        <text:p text:style-name="P74">Exemplo de busca: TIT=503311013401</text:p>
        <text:p text:style-name="P74"/>
        <text:p text:style-name="P74">Níveis bibliográficos: todos </text:p>
        <text:p text:style-name="Standard"/>
        <text:p text:style-name="Standard"><text:span text:style-name="negrito_20_Char">003 - Classificação</text:span> (obrigatório)</text:p>
        <text:p text:style-name="Standard"><text:soft-page-break/></text:p>
        <text:p text:style-name="P74">O número de classificação do assunto do documento segundo a tabela de classificação adotada pela biblioteca (CDU, CDD, LC, etc). </text:p>
        <text:p text:style-name="Standard"/>
        <text:p text:style-name="P74">O formulário de entrada e edição de dados apresenta um ícone junto ao nome do campo e que abre um formulário que permite buscas por assunto na base de dados de Classificação.</text:p>
        <text:p text:style-name="P74"/>
        <text:p text:style-name="P74">O PHL©Elysio é distribuído com a base de dados da tabela de classificação com registros das áreas primárias da CDU. Havendo necessidade, esta tabela poderá ser incrementada com as áreas de níveis mais específicos. Caso a biblioteca opte por outro sistema de classificação, os registros correspondentes às classes da CDU podem ser eliminados ou substituídos por registro da classe a ser adotada. </text:p>
        <text:p text:style-name="Standard"/>
        <text:p text:style-name="P74">Identificando o código da classe de interesse, basta utilizar o recurso de selecionar, copiar e colar o número selecionado na caixa de texto do formulário. </text:p>
        <text:p text:style-name="P74"/>
        <text:p text:style-name="P74">Exemplo: 614.32</text:p>
        <text:p text:style-name="P74"/>
        <text:p text:style-name="P74">O conteúdo deste campo é indexado com o prefixo [CLA=].</text:p>
        <text:p text:style-name="P74"/>
        <text:p text:style-name="P74">Exemplos de busca: </text:p>
        <text:p text:style-name="P74"/>
        <text:p text:style-name="P74">CLA=614.32</text:p>
        <text:p text:style-name="P74">A003 (Obtém todos os registros em que esta informação se encontra ausente)</text:p>
        <text:p text:style-name="P74"/>
        <text:p text:style-name="P74">Níveis bibliográficos: todos </text:p>
        <text:p text:style-name="P74"/>
        <text:p text:style-name="Standard"><text:span text:style-name="negrito_20_Char">004 - Bases de dados</text:span> (facultativo)</text:p>
        <text:p text:style-name="Standard"/>
        <text:p text:style-name="P74">Campo de dado utilizado para identificar outras bases de dados a qual o registro poderá ser exportado. Esta informação é necessária quando a biblioteca participa de alguma rede de catalogação cooperativa.</text:p>
        <text:p text:style-name="P74"/>
        <text:p text:style-name="P74">Exemplo: LILACS</text:p>
        <text:p text:style-name="P74"/>
        <text:p text:style-name="P74">Cada elemento deste campo é indexado no todo e com o prefixo [ DBI= ]. </text:p>
        <text:p text:style-name="P74"/>
        <text:p text:style-name="P74">Exemplos de busca: </text:p>
        <text:p text:style-name="P74"/>
        <text:p text:style-name="P74">DBI=LILACS</text:p>
        <text:p text:style-name="P74">LILACS/(4)</text:p>
        <text:p text:style-name="P74">LILACS</text:p>
        <text:p text:style-name="P74"/>
        <text:p text:style-name="P74">Níveis bibliográficos: todos. </text:p>
        <text:p text:style-name="Standard"/>
        <text:p text:style-name="Standard"><text:span text:style-name="negrito_20_Char">005 - Tipo de Documento</text:span> (obrigatório)</text:p>
        <text:p text:style-name="Standard"><text:alphabetical-index-mark text:string-value="Tipo de Documento"/></text:p>
        <text:p text:style-name="P74">Código numérico que identifica o tipo de documento ou objeto com propósitos de geração automática do formulário de entrada e edição de dados e como parâmetro para a definição de regras de empréstimo. O tipo de documento também poderá ser utilizado como filtro na rotina de busca e como parâmetro para geração de relatórios estatísticos sobre a composição e uso do acervo.</text:p>
        <text:p text:style-name="P74"/>
        <text:p text:style-name="P74">As opções de tipos apresentadas na caixa de seleção do formulário serão aquelas registradas na base de dados de configuração de<text:span text:style-name="T9"> Tipo de documento</text:span>. (Anexo I)</text:p>
        <text:p text:style-name="P74"/>
        <text:p text:style-name="P74">Os tipos de documentos pré-definidos com seus respectivos códigos não devem ser alterados. Havendo necessidade, novos tipos podem ser criados. A configuração dos <text:soft-page-break/>novos tipos pode ser feita inserindo o novo tipo na base de dados de configuração de<text:span text:style-name="T9"> Tipo de documento</text:span>. </text:p>
        <text:p text:style-name="Standard"/>
        <text:p text:style-name="P74">O tipo de documento ou objeto pode ser complementado com informações que caracterizam o tipo de suporte ou mídia do documento. Por exemplo, um documento do tipo "Vídeo" pode ser complementado com os tipos de suporte CD, DVD, Película ou VHS. Os tipos de suportes são aqueles definidos na base de dados de configurações de<text:span text:style-name="T9"> Tipo de Suporte</text:span> e serão registrados no campo #022 da base de dados do<text:span text:style-name="T9"> Catálogo. </text:span></text:p>
        <text:p text:style-name="P74"/>
        <text:p text:style-name="P74">Exemplo: Livro</text:p>
        <text:p text:style-name="P74"/>
        <text:p text:style-name="P74">O conteúdo deste campo é indexado com o prefixo [TIP=]. </text:p>
        <text:p text:style-name="P74"/>
        <text:p text:style-name="P74">Exemplos de buscas: TIP=1</text:p>
        <text:p text:style-name="P74"/>
        <text:p text:style-name="P74">Níveis bibliográficos: todos. </text:p>
        <text:p text:style-name="P74"/>
        <text:p text:style-name="Standard"><text:span text:style-name="negrito_20_Char">006 - Nível Bibliográfico</text:span> (obrigatório)</text:p>
        <text:p text:style-name="P74"/>
        <text:p text:style-name="P74">Código que identifica o nível de tratamento dado na descrição do documento. Este código é gerado a partir da escolha do nível de tratamento da caixa de seleção que antecede o formulário de entrada de dados. </text:p>
        <text:p text:style-name="P74"/>
        <text:p text:style-name="P74">O PHL©Elysio considera os seguintes níveis:</text:p>
        <text:p text:style-name="P74"/>
        <text:p text:style-name="P74"><text:span text:style-name="negrito_20_Char">Nível (m)</text:span>: Nível utilizado para a descrição de um documento no todo, desde que não pertença a uma série periódica. Por exemplo: Livro, Tese, CD, Vídeo, etc.</text:p>
        <text:p text:style-name="P74"><text:span text:style-name="negrito_20_Char">Nível (am)</text:span>: Nível utilizado para a descrição de partes de um documento que não pertença a uma série periódica. Por exemplo: capítulos de livros, faixas de CDs, etc.</text:p>
        <text:p text:style-name="P74"><text:span text:style-name="negrito_20_Char">Nível (s)</text:span>: Nível utilizado para a descrição de um fascículo de periódico.</text:p>
        <text:p text:style-name="P74"><text:span text:style-name="negrito_20_Char">Nível (as)</text:span>: Nível utilizado para a descrição de artigos de periódicos.</text:p>
        <text:p text:style-name="P74"><text:span text:style-name="negrito_20_Char">Nível (c)</text:span>: Nível utilizado para a descrição das coleções como um todo. Por exemplo: uma coleção de periódico uma coleção de livros, etc.</text:p>
        <text:p text:style-name="P74"/>
        <text:p text:style-name="P74">O conteúdo deste campo é indexado no todo e com o prifixo [ NIV= ]. </text:p>
        <text:p text:style-name="P74"/>
        <text:p text:style-name="P74">Exemplos de buscas: NIV=m</text:p>
        <text:p text:style-name="P74"><text:s text:c="20"/>m/(6)</text:p>
        <text:p text:style-name="P74"><text:s text:c="20"/>m</text:p>
        <text:p text:style-name="P74"/>
        <text:p text:style-name="P74">Níveis bibliográficos: todos. </text:p>
        <text:p text:style-name="Standard"/>
        <text:p text:style-name="Standard"><text:span text:style-name="negrito_20_Char">007 - Tombos</text:span> (essencial)</text:p>
        <text:p text:style-name="Standard"/>
        <text:p text:style-name="P74">Campo controlado automaticamente a partir de informações dos exemplares registrados na base de dados de tombo. Toda vez que um registro da base de dados do<text:span text:style-name="T9"> Catálogo</text:span> é editado, o sistema lê a base de dados<text:span text:style-name="T9"> Tombo</text:span> e obtém os tombos vinculados ao registro catalogado e atualiza este campo com estas informações. </text:p>
        <text:p text:style-name="P74"/>
        <text:p text:style-name="P74">O objetivo em se manter os números de tombos em um campo de dado do registro da Base de dados Catálogo é permitir que sejam incluídos no índice da Base de dados Catálogo, permitindo buscas por eles e também a emissão de relatórios estatísticos. </text:p>
        <text:p text:style-name="P74"/>
        <text:p text:style-name="P74">As informações de cada exemplar são registradas de forma automática neste campo de dado, subdivididas nos seguintes subcampos:</text:p>
        <text:p text:style-name="P74"/>
        <text:p text:style-name="P74"><text:span text:style-name="T9">Subcampo "a"</text:span> = Tombo (obrigatório)</text:p>
        <text:p text:style-name="P74"/>
        <text:p text:style-name="P74">Código que identifica unicamente o objeto no acervo. Esta informação é obtida a partir do conteúdo do campo #801 da base de dados de tombo.</text:p>
        <text:p text:style-name="P74"><text:soft-page-break/></text:p>
        <text:p text:style-name="P74">O conteúdo deste subcampo é indexado com o prefixo "<text:span text:style-name="T9">TBO=</text:span>".</text:p>
        <text:p text:style-name="P53"/>
        <text:p text:style-name="P74">Exemplo de busca: <text:span text:style-name="T9">TBO=000123</text:span></text:p>
        <text:p text:style-name="P74"/>
        <text:p text:style-name="P74"><text:span text:style-name="T9">Subcampo "b"</text:span> = Exemplar (facultativo)</text:p>
        <text:p text:style-name="P74"/>
        <text:p text:style-name="P74">Número do exemplar, obtido a partir da informação registrada no campo #803 da base de dados de tombo</text:p>
        <text:p text:style-name="P74"/>
        <text:p text:style-name="P74"><text:span text:style-name="T9">Subcampo "c" </text:span>= Tipo de aquisição (essencial)</text:p>
        <text:p text:style-name="P74"/>
        <text:p text:style-name="P74">Código que identifica o tipo de aquisição do objeto. Este código é obtido a partir da informação registrada no campo #819 da base de dados tombo.</text:p>
        <text:p text:style-name="P74"/>
        <text:p text:style-name="P74">O conteúdo deste campo é indexado com o prefixo "<text:span text:style-name="T9">AQU=</text:span>"</text:p>
        <text:p text:style-name="P74"/>
        <text:p text:style-name="P74">Exemplo de busca: <text:span text:style-name="T9">AQU=1</text:span> (<text:span text:style-name="T12">para obter todos os registros de títulos cujo tipo de aquisição seja COMPRA</text:span>)</text:p>
        <text:p text:style-name="P74"/>
        <text:p text:style-name="P74"><text:span text:style-name="T9">Subcampo "d"</text:span> = data da aquisição (essencial)</text:p>
        <text:p text:style-name="P74"/>
        <text:p text:style-name="P74">Data da aquisição do objeto, registrada no formato ISO (AAAAMMDD) obtida a partir da informação registrada no campo #820 da base de dados de tombo.</text:p>
        <text:p text:style-name="P74"/>
        <text:p text:style-name="P74">O conteúdo deste subcampo é indexado com o prefixo "<text:span text:style-name="T9">DTA=</text:span>"</text:p>
        <text:p text:style-name="P74"/>
        <text:p text:style-name="P74">Exemplos de busca: </text:p>
        <text:p text:style-name="P74"/>
        <text:p text:style-name="P74"><text:span text:style-name="T9">DTA=2008$</text:span> (<text:span text:style-name="T12">obtém todos os registros de títulos que contém exemplares adquiridos no ano de 2008</text:span>); </text:p>
        <text:p text:style-name="P74"/>
        <text:p text:style-name="P74"><text:span text:style-name="T9">DTA=200802$</text:span> (<text:span text:style-name="T12">obtém todos os registros de títulos que contém exemplares adquiridos em fev./2008</text:span>);</text:p>
        <text:p text:style-name="P74"/>
        <text:p text:style-name="P74"><text:span text:style-name="T9">DTA=20080214</text:span> (<text:span text:style-name="T12">obtém todos os registros de títulos que contém exemplares adquiridos em 14/fev./2008</text:span>).</text:p>
        <text:p text:style-name="P74"/>
        <text:p text:style-name="P74"/>
        <text:p text:style-name="P74"><text:span text:style-name="T9">Subcampo "e"</text:span> = Status da circulação (obrigatório)</text:p>
        <text:p text:style-name="P74"/>
        <text:p text:style-name="P74">Número que identifica o status da circulação, obtido a partir da informação registrada no campo #807 da base de dados Tombo.</text:p>
        <text:p text:style-name="P74"/>
        <text:p text:style-name="P74"><text:span text:style-name="T9">Subcampo "f"</text:span> = Prazo excepcional</text:p>
        <text:p text:style-name="P74"/>
        <text:p text:style-name="P74">Código que identifica se o objeto é não circulante, circulação overnight, ou que contém o prazo de empréstimo quando este não segue as regras gerais definidas para este tipo de documento. Esta informação é obtida do conteúdo registrado no campo #825 da base de dados Tombo.</text:p>
        <text:p text:style-name="P74"/>
        <text:p text:style-name="P74"><text:span text:style-name="T10">Subcampo “m”</text:span> = MFN do registro de tombo (obrigatório)</text:p>
        <text:p text:style-name="P74"/>
        <text:p text:style-name="P74">Níveis bibliográficos: m, s. </text:p>
        <text:p text:style-name="Standard"/>
        <text:p text:style-name="Standard"><text:span text:style-name="negrito_20_Char">008 - Meio Eletrônico</text:span><text:alphabetical-index-mark text:string-value="textos completos" text:key1="Hiperlinks"/><text:span text:style-name="negrito_20_Char"/> (facultativo)</text:p>
        <text:p text:style-name="Standard"/>
        <text:p text:style-name="P74">Indicação do endereço ou endereços de ligação (“links”) do arquivo ou página da Web que contém o texto completo do documento descrito. </text:p>
        <text:p text:style-name="P74"/>
        <text:p text:style-name="P74"><text:soft-page-break/>O endereço eletrônico deverá ser transcrito no subcampo "i". A data do último acesso poderá ser registrada no subcampo "u".</text:p>
        <text:p text:style-name="Standard"/>
        <text:p text:style-name="P74">Havendo mais que um endereço, estes serão registrados, um em cada linha da caixa de texto disponível no formulário.</text:p>
        <text:p text:style-name="P74"/>
        <text:p text:style-name="P74">Exemplo: ^ihttp://www.elysio.com.br^u4/5/2007</text:p>
        <text:p text:style-name="P74"><text:s/></text:p>
        <text:p text:style-name="P74">O conteúdo deste campo não é indexado e será apresentado como ligação no corpo da referência bibliográfica. </text:p>
        <text:p text:style-name="P74"/>
        <text:p text:style-name="P74">Níveis bibliográficos: todos.</text:p>
        <text:p text:style-name="P74"/>
        <text:p text:style-name="P74"><text:span text:style-name="T10">Nota:</text:span> <text:span text:style-name="T13">Com este recurso de ligações, torna-se possível relacionar a citação bibliográfica de um documento com arquivos digitalizados em qualquer formato ou mídia conhecida, </text:span><text:span text:style-name="T13">tais como, textos em </text:span><text:alphabetical-index-mark text:string-value="PDF" text:key1="Arquivos digitalizados"/><text:span text:style-name="T13"/><text:span text:style-name="T13">PDF, em </text:span><text:alphabetical-index-mark text:string-value="MS-Word" text:key1="Arquivos digitalizados"/><text:span text:style-name="T13"/><text:span text:style-name="T13">MS-Word, textos em </text:span><text:alphabetical-index-mark text:string-value="OpenOffice" text:key1="Arquivos digitalizados"/><text:span text:style-name="T13"/><text:span text:style-name="T13">OpenOffice, em </text:span><text:alphabetical-index-mark-start text:id="IMark107369500" text:key1="Arquivos digitalizados"/><text:span text:style-name="T13">HTML</text:span><text:alphabetical-index-mark-end text:id="IMark107369500"/><text:span text:style-name="T13">, em </text:span><text:alphabetical-index-mark-start text:id="IMark107987372" text:key1="Arquivos digitalizados"/><text:span text:style-name="T13">XML</text:span><text:alphabetical-index-mark-end text:id="IMark107987372"/><text:span text:style-name="T13">, em </text:span><text:alphabetical-index-mark-start text:id="IMark107987212" text:key1="Arquivos digitalizados"/><text:span text:style-name="T13">TXT</text:span><text:alphabetical-index-mark-end text:id="IMark107987212"/><text:span text:style-name="T13">, </text:span><text:alphabetical-index-mark-start text:id="IMark107987532" text:key1="Arquivos digitalizados"/><text:span text:style-name="T13">planilhas eletrônicas</text:span><text:alphabetical-index-mark-end text:id="IMark107987532"/><text:span text:style-name="T13">, </text:span><text:alphabetical-index-mark-start text:id="IMark107987692" text:key1="Arquivos digitalizados"/><text:span text:style-name="T13">vídeos</text:span><text:alphabetical-index-mark-end text:id="IMark107987692"/><text:span text:style-name="T13">, </text:span><text:alphabetical-index-mark-start text:id="IMark107917160" text:key1="Arquivos digitalizados"/><text:span text:style-name="T13">imagens</text:span><text:alphabetical-index-mark-end text:id="IMark107917160"/><text:span text:style-name="T13">, </text:span><text:alphabetical-index-mark-start text:id="IMark107987852" text:key1="Arquivos digitalizados"/><text:span text:style-name="T13">sons</text:span><text:alphabetical-index-mark-end text:id="IMark107987852"/><text:span text:style-name="T13">, etc.</text:span></text:p>
        <text:p text:style-name="Standard"/>
        <text:p text:style-name="Standard"><text:span text:style-name="T9">009 - Separata</text:span> (facultativo)</text:p>
        <text:p text:style-name="Standard"/>
        <text:p text:style-name="P74">Indicação de separatas. O formulário apresenta duas opções: Sim / Não.</text:p>
        <text:p text:style-name="P74"/>
        <text:p text:style-name="P74">Quando selecionada a opção "Sim", a informação do documento no todo do qual a analítica é parte será apresentada na referência bibliográfica precedida da palavra "Separata de:".</text:p>
        <text:p text:style-name="P74"/>
        <text:p text:style-name="P74">O conteúdo deste campo não é indexado.</text:p>
        <text:p text:style-name="P74"/>
        <text:p text:style-name="P74">Níveis bibliográficos: analítico monográfico e analítico de série. </text:p>
        <text:p text:style-name="P74"/>
        <text:p text:style-name="Standard"><text:span text:style-name="negrito_20_Char">010 - Autor da parte</text:span><text:span text:style-name="Footnote_20_Symbol"><text:span text:style-name="T49"><text:note text:id="ftn2" text:note-class="footnote"><text:note-citation text:label=""></text:note-citation><text:note-body><text:p text:style-name="Footnote"><text:s/><text:span text:style-name="T14">Formato Vancouver</text:span><text:alphabetical-index-mark text:string-value="Formato Vancouver"/><text:span text:style-name="T14"/><text:span text:style-name="T12">: Caso a biblioteca opte por utilizar o formato Vancouver como formato padrão para exibição das referências bibliográficas, as iniciais do nome do autor deverão ser padronizadas seguindo as recomendações para registro de nomes no formato Vancouver.</text:span></text:p></text:note-body></text:note></text:span></text:span> (essencial)</text:p>
        <text:p text:style-name="Standard"/>
        <text:p text:style-name="P74">Nome da pessoa responsável pelo conteúdo intelectual da parte (capítulo, artigo, etc.) de um documento. </text:p>
        <text:p text:style-name="P74"/>
        <text:p text:style-name="P74">Existindo mais de uma pessoa responsável, seus nomes deverão ser registrados um em cada linha da caixa de texto do formulário; </text:p>
        <text:p text:style-name="P74"/>
        <text:p text:style-name="P74">Registra-se o nome da pessoa responsável a partir do sobrenome, seguido de uma vírgula, um espaço e o nome propriamente dito. Deve-se registrá-lo de preferência na forma completa; </text:p>
        <text:p text:style-name="P74"/>
        <text:p text:style-name="P74">Existindo informação tanto sobre autor pessoal como autor coletivo, dar preferência ao autor pessoal (campo 10); </text:p>
        <text:p text:style-name="P74"/>
        <text:p text:style-name="P74">Existindo informação sobre a afiliação do autor, registra-se a Instituição e seus níveis hierárquicos, nos subcampos ^1, ^2 e ^3, do terceiro nível hierárquico em diante, separados por um ponto e espaço; para o País, registra-se no subcampo ^p; e para a Cidade, no subcampo ^c. O registro desta informação é facultativa. </text:p>
        <text:p text:style-name="P74"/>
        <text:p text:style-name="P74">Quando houver indicação explícita de responsabilidade pelo conjunto da obra, em coletâneas de vários autores, registra-se o nome do responsável, seguido da abreviatura correspondente ao tipo de participação, tais como: </text:p>
        <text:p text:style-name="P74"/>
        <text:p text:style-name="P74">(Org.) - Organizador</text:p>
        <text:p text:style-name="P74">(Coord.) - Coordenador</text:p>
        <text:p text:style-name="P74">(Ed.) - Editor</text:p>
        <text:p text:style-name="P74"><text:soft-page-break/>(Comp.) - Compilador </text:p>
        <text:p text:style-name="P74"/>
        <text:p text:style-name="P74">Exemplo: OLIVEIRA, Elysio Mira Soares de (Comp.)</text:p>
        <text:p text:style-name="Standard"><text:s/></text:p>
        <text:p text:style-name="P74">O conteúdo deste campo é indexado palavra por palavra.</text:p>
        <text:p text:style-name="P74"/>
        <text:p text:style-name="P74">Exemplos de buscas: regina</text:p>
        <text:p text:style-name="P74"><text:s text:c="31"/>regina/(10)</text:p>
        <text:p text:style-name="P74"><text:s text:c="31"/>silva regina</text:p>
        <text:p text:style-name="P74"/>
        <text:p text:style-name="P74">Níveis bibliográficos: am, as. </text:p>
        <text:p text:style-name="Standard"/>
        <text:p text:style-name="Standard"><text:span text:style-name="negrito_20_Char">011 - Autor Coletivo da parte</text:span> (facultativo)</text:p>
        <text:p text:style-name="Standard"/>
        <text:p text:style-name="P74">Nome da instituição responsável pelo conteúdo intelectual da parte, artigo ou capítulo. O nome deve ser registrado segundo as regras do AACR2 ou NBR6023.</text:p>
        <text:p text:style-name="P74"/>
        <text:p text:style-name="P74">Exemplo: Instituto de Pesquisas Energéticas e Nucleares</text:p>
        <text:p text:style-name="P74"><text:s/></text:p>
        <text:p text:style-name="P74">O conteúdo deste campo é indexado palavra por palavra.</text:p>
        <text:p text:style-name="P74"/>
        <text:p text:style-name="P74">Exemplos de buscas: Universidade de São Paulo</text:p>
        <text:p text:style-name="P74"><text:s text:c="20"/>Universidade/(11)</text:p>
        <text:p text:style-name="P74"/>
        <text:p text:style-name="P74">Níveis bibliográficos: am, as. </text:p>
        <text:p text:style-name="Standard"/>
        <text:p text:style-name="Standard"><text:span text:style-name="negrito_20_Char">012 - Título e Subtítulo da parte</text:span> (essencial)</text:p>
        <text:p text:style-name="Standard"/>
        <text:p text:style-name="P74">Título e subtítulo da parte do documento, transcrito segundo as regras do AACR2 ou NBR6023. Havendo subtítulo, este deve ser transcrito logo após o título, separado por dois pontos e espaço. </text:p>
        <text:p text:style-name="P74"/>
        <text:p text:style-name="P74">Exemplo: Desmatamento da amazônia</text:p>
        <text:p text:style-name="P74"/>
        <text:p text:style-name="P74">O conteúdo deste campo é indexado palavra por palavra.</text:p>
        <text:p text:style-name="P74"/>
        <text:p text:style-name="P74">Exemplos de buscas: desmatamento</text:p>
        <text:p text:style-name="P74"><text:s text:c="20"/>amazonia</text:p>
        <text:p text:style-name="P74"><text:s text:c="20"/>amazonia/(12)</text:p>
        <text:p text:style-name="P74"><text:s text:c="20"/>desmatamento/(12)</text:p>
        <text:p text:style-name="P74"/>
        <text:p text:style-name="P74">Níveis bibliográficos: am, as. </text:p>
        <text:p text:style-name="Standard"/>
        <text:p text:style-name="Standard"><text:span text:style-name="negrito_20_Char">013 - Título traduzido da parte</text:span> (facultativo)</text:p>
        <text:p text:style-name="Standard"/>
        <text:p text:style-name="P74">Tradução do título registrado no campo #012 ou título em outro idioma.</text:p>
        <text:p text:style-name="P74"/>
        <text:p text:style-name="P74">Exemplo: History of Brazil</text:p>
        <text:p text:style-name="P74"/>
        <text:p text:style-name="P74">O conteúdo deste campo é indexado palavra por palavra.</text:p>
        <text:p text:style-name="P74"/>
        <text:p text:style-name="P74">Exemplos de buscas: history of brazil</text:p>
        <text:p text:style-name="P74"><text:s text:c="20"/>history * brazil</text:p>
        <text:p text:style-name="P74"><text:s text:c="20"/>history</text:p>
        <text:p text:style-name="P74"><text:s text:c="20"/>history/(13)</text:p>
        <text:p text:style-name="P74"/>
        <text:p text:style-name="P74">Níveis bibliográficos: am, as. </text:p>
        <text:p text:style-name="Standard"/>
        <text:p text:style-name="Standard"><text:span text:style-name="negrito_20_Char">014 - Intervalo de Páginas</text:span> (essencial)</text:p>
        <text:p text:style-name="Standard"><text:s/></text:p>
        <text:p text:style-name="P74"><text:soft-page-break/>Intervalo de páginas do documento descrito. No caso de documentos com outro tipo de divisão, a informação deverá ser registrada no campo 38. </text:p>
        <text:p text:style-name="Standard"/>
        <text:p text:style-name="P74">Exemplo: 14-27</text:p>
        <text:p text:style-name="P74"/>
        <text:p text:style-name="P74">O conteúdo deste campo não é indexado. </text:p>
        <text:p text:style-name="P74"/>
        <text:p text:style-name="P74">Níveis bibliográficos: am, as. </text:p>
        <text:p text:style-name="Standard"/>
        <text:p text:style-name="Standard"><text:span text:style-name="negrito_20_Char">015 - Créditos ou Ementa</text:span> (facultativo)</text:p>
        <text:p text:style-name="Standard"/>
        <text:p text:style-name="P74">Créditos sobre a produção no caso de documentos de áudio ou vídeo.</text:p>
        <text:p text:style-name="P74"/>
        <text:p text:style-name="P74">Ementa do documento no caso de legislação. </text:p>
        <text:p text:style-name="P74"/>
        <text:p text:style-name="P74">Nome do orientador no caso de teses, monografias ou trabalhos de conclusão de cursos.</text:p>
        <text:p text:style-name="P74"/>
        <text:p text:style-name="P74">Havendo mais que um item da ementa ou várias notas de créditos, estas deverão ser registradas, uma em cada linha na caixa de texto do formulário. </text:p>
        <text:p text:style-name="P74"/>
        <text:p text:style-name="P74">Exemplos: Produtor: Miguel Propschi</text:p>
        <text:p text:style-name="P74"><text:s text:c="16"/>Orientador: José Paulo Silva</text:p>
        <text:p text:style-name="P74"/>
        <text:p text:style-name="P74">O conteúdo deste campo é indexado palavra por palavra.</text:p>
        <text:p text:style-name="P74"/>
        <text:p text:style-name="P74">Exemplos de buscas: Miguel Propschi</text:p>
        <text:p text:style-name="P74"><text:s text:c="20"/>Miguel/(15)</text:p>
        <text:p text:style-name="P74"/>
        <text:p text:style-name="P74">Níveis bibliográficos: todos. </text:p>
        <text:p text:style-name="Standard"/>
        <text:p text:style-name="Standard"><text:span text:style-name="negrito_20_Char">016 - Autor</text:span><text:span text:style-name="Footnote_20_Symbol"><text:span text:style-name="T49"><text:note text:id="ftn3" text:note-class="footnote"><text:note-citation text:label=""></text:note-citation><text:note-body><text:p text:style-name="Footnote"><text:s/><text:span text:style-name="T14">Formato Vancouver</text:span><text:alphabetical-index-mark text:string-value="Formato Vancouver"/><text:span text:style-name="T14"/><text:span text:style-name="T12">: Caso a biblioteca opte por utilizar o formato Vancouver como formato padrão para exibição das referências bibliográficas, as iniciais do nome do autor deverão ser padronizadas seguindo as recomendações para registro de nomes no formato Vancouver.</text:span></text:p></text:note-body></text:note></text:span></text:span> (essencial)</text:p>
        <text:p text:style-name="Standard"/>
        <text:p text:style-name="P74">Nome do responsável pela autoria intelectual do documento tratado no todo. Havendo mais que um nome, estes deverão ser registrados um em cada linha da caixa de texto do formulário.</text:p>
        <text:p text:style-name="P74"/>
        <text:p text:style-name="P74">Registra-se o nome do autor pelo último sobrenome, seguido do(s) prenome(s) e outros sobrenomes, abreviado(s) ou não. Caso deseje que o nome seja apresentado segundo as regras da ABNT, o sobrenome deverá ser transcrito em caixa alta (maiúsculas). </text:p>
        <text:p text:style-name="P74"/>
        <text:p text:style-name="P74">Quando houver indicação explícita de responsabilidade pelo conjunto da obra, em coletâneas de vários autores, registra-se o nome do responsável seguido da abreviatura correspondente ao tipo de participação, tais como: </text:p>
        <text:p text:style-name="P74"/>
        <text:p text:style-name="P76">(Org.) <text:s text:c="2"/>- Organizador</text:p>
        <text:p text:style-name="P76">(Coord.) - Coordenador</text:p>
        <text:p text:style-name="P76">(Ed.) <text:s text:c="3"/>- Editor</text:p>
        <text:p text:style-name="P74"><text:span text:style-name="T66">(Comp.) <text:s/>- Compilador</text:span> </text:p>
        <text:p text:style-name="P74"/>
        <text:p text:style-name="P74">Os outros níveis de responsabilidade tais como: diretor, ilustrador, tradutor, etc., deverão ser registrados no campo #015. </text:p>
        <text:p text:style-name="P74"/>
        <text:p text:style-name="P74">Exemplo: <text:span text:style-name="T66">PIAZZA, Míriam</text:span></text:p>
        <text:p text:style-name="P74"/>
        <text:p text:style-name="P74">Cada elemento deste campo é indexado palavra por palavra.</text:p>
        <text:p text:style-name="P74"/>
        <text:p text:style-name="P74">Exemplo de busca: <text:span text:style-name="T66">miriam piazza</text:span></text:p>
        <text:p text:style-name="P74"><text:soft-page-break/><text:s text:c="32"/><text:span text:style-name="T66">piazza miriam</text:span></text:p>
        <text:p text:style-name="P74"/>
        <text:p text:style-name="P75">O formulário de entrada de dados apresenta uma caixa de texto que dá acesso ao índice de autores da base de dados do catálogo ou ao índice de autores obtidos a partir da base de dados de controle de autoridades. </text:p>
        <text:p text:style-name="P61"><text:s text:c="19"/></text:p>
        <text:p text:style-name="P74">Níveis bibliográficos: todos.</text:p>
        <text:p text:style-name="Standard"/>
        <text:p text:style-name="Standard"><text:span text:style-name="negrito_20_Char">017 - Autores Coletivos</text:span> (facultativo / essencial)</text:p>
        <text:p text:style-name="Standard"/>
        <text:p text:style-name="P74">Nome da entidade responsável pela autoria intelectual do documento tratado no todo, segundo as regras do AACR2. Havendo mais que uma entidade, estas deverão ser registradas uma em cada linha da caixa de texto do formulário.</text:p>
        <text:p text:style-name="P74"/>
        <text:p text:style-name="P74">No caso de eventos (congressos, seminários, conferências, etc.) o preenchimento deste campo se torna essencial. </text:p>
        <text:p text:style-name="P74"/>
        <text:p text:style-name="P74">Exemplos: <text:span text:style-name="T66">Instituto de Pesquisas Energéticas e Nucleares</text:span></text:p>
        <text:p text:style-name="P74"><text:s text:c="18"/><text:span text:style-name="T66">Congresso Brasileiro de Oftalmologia, 4</text:span></text:p>
        <text:p text:style-name="P74"><text:s/></text:p>
        <text:p text:style-name="P74">O conteúdo deste campo é indexado palavra por palavra.</text:p>
        <text:p text:style-name="P74"/>
        <text:p text:style-name="P74">Exemplos de buscas: <text:span text:style-name="T66">pesquisas energeticas</text:span></text:p>
        <text:p text:style-name="P74"><text:s text:c="35"/><text:span text:style-name="T66">instituto de pesquisas</text:span></text:p>
        <text:p text:style-name="P74"><text:s text:c="35"/><text:span text:style-name="T66">instituto/(17)</text:span></text:p>
        <text:p text:style-name="P74"><text:s text:c="35"/><text:span text:style-name="T66">pesquisas/(17)</text:span></text:p>
        <text:p text:style-name="P74"/>
        <text:p text:style-name="P74">Níveis bibliográficos: todos. </text:p>
        <text:p text:style-name="P74"/>
        <text:p text:style-name="Standard"><text:span text:style-name="negrito_20_Char">018 - Título</text:span> (essencial)</text:p>
        <text:p text:style-name="Standard"/>
        <text:p text:style-name="P74">Título do documento tratado no todo, segundo as regras do Código de Catalogação AACR2. O preenchimento deste campo se torna obrigatório quando o documento estiver sendo descrito a nível monográfico. No caso de filmes, fitas de vídeo e DVD, recomenda-se transcrever a primeira palavra do título em caixa alta para que a citação bibliográfica seja apresentada conforme as regras da NBR6023. Havendo subtítulo, este deverá ser registrado no campo #181. </text:p>
        <text:p text:style-name="P74"/>
        <text:p text:style-name="P74">Exemplo: <text:span text:style-name="T66">Estudo da influência climática</text:span></text:p>
        <text:p text:style-name="P74"/>
        <text:p text:style-name="P74">O conteúdo deste campo é indexado palavra por palavra.</text:p>
        <text:p text:style-name="P74"/>
        <text:p text:style-name="P74">Exemplos de buscas: <text:span text:style-name="T66">estudo da influência climática</text:span></text:p>
        <text:p text:style-name="P74"><text:s text:c="35"/><text:span text:style-name="T66">nordeste/(18)</text:span></text:p>
        <text:p text:style-name="P74"/>
        <text:p text:style-name="P74">Níveis bibliográficos: todos. </text:p>
        <text:p text:style-name="Standard"/>
        <text:p text:style-name="Standard"><text:span text:style-name="negrito_20_Char">019 - Título traduzido</text:span> (facultativo)</text:p>
        <text:p text:style-name="Standard"/>
        <text:p text:style-name="P74">Tradução do título registrado no campo #018 para o inglês ou título em outro idioma. </text:p>
        <text:p text:style-name="P74"/>
        <text:p text:style-name="P74">Exemplo: Climatic influences</text:p>
        <text:p text:style-name="P74"><text:s/></text:p>
        <text:p text:style-name="P74"/>
        <text:p text:style-name="P74">O conteúdo deste campo é indexado palavra por palavra.</text:p>
        <text:p text:style-name="P74"/>
        <text:p text:style-name="P74">Exemplos de buscas: climatic influences</text:p>
        <text:p text:style-name="P74"><text:s text:c="20"/>climatic/(19)</text:p>
        <text:p text:style-name="P74"/>
        <text:p text:style-name="P74">Níveis bibliográficos: todos. </text:p>
        <text:p text:style-name="P74"><text:soft-page-break/></text:p>
        <text:p text:style-name="Standard"><text:span text:style-name="negrito_20_Char">020 - Total de Páginas</text:span> (essencial)</text:p>
        <text:p text:style-name="Standard"/>
        <text:p text:style-name="P74">Número total de páginas do documento. No caso de documentos não convencionais que utilizam outro tipo de divisão, a descrição deverá ser registrada no campo 38. </text:p>
        <text:p text:style-name="Standard"/>
        <text:p text:style-name="P74">Exemplo: 235</text:p>
        <text:p text:style-name="P74"/>
        <text:p text:style-name="P74">O conteúdo deste campo não é indexado. </text:p>
        <text:p text:style-name="P74"/>
        <text:p text:style-name="P74">Níveis bibliográficos: todos. </text:p>
        <text:p text:style-name="Standard"/>
        <text:p text:style-name="Standard"><text:span text:style-name="negrito_20_Char">021 - Volume</text:span> (essencial)</text:p>
        <text:p text:style-name="Standard"/>
        <text:p text:style-name="P74">Número que identifica o volume do documento que é parte de uma coleção tratada a nível monográfico. O termo volume significa o volume propriamente dito ou também suas possíveis subdivisões como tomo, parte, etc. </text:p>
        <text:p text:style-name="P74"/>
        <text:p text:style-name="P74">O registro desse campo torna-se obrigatório quando o nível de tratamento dado ao documento for Monográfico/Coleção ou Analítico/Monográfico/Coleção.</text:p>
        <text:p text:style-name="P74">Registra-se o volume, tomo ou parte precedido da abreviatura que o identifique. </text:p>
        <text:p text:style-name="P74"/>
        <text:p text:style-name="P74">Se o volume tiver subdivisões, registram-se estas separadas por uma vírgula e sem espaço intermediário. </text:p>
        <text:p text:style-name="P74"/>
        <text:p text:style-name="P74">Exemplo: v.3</text:p>
        <text:p text:style-name="P74"/>
        <text:p text:style-name="P74">O conteúdo deste campo é indexado no todo.</text:p>
        <text:p text:style-name="P74"/>
        <text:p text:style-name="P74">Exemplos de busca: v.3</text:p>
        <text:p text:style-name="P74"><text:s text:c="33"/>v.3/(21)</text:p>
        <text:p text:style-name="Standard"/>
        <text:p text:style-name="Standard"><text:span text:style-name="negrito_20_Char">022 - Suporte</text:span> (facultativo)</text:p>
        <text:p text:style-name="Standard"/>
        <text:p text:style-name="P74">Código numérico que identifica o tipo do suporte ou mídia do objeto ou documento catalogado.</text:p>
        <text:p text:style-name="P74"/>
        <text:p text:style-name="P74">A informação sobre o tipo de suporte pode ser utilizada para complementar um determinado tipo de documento, identificado no campo #005 do formulário do catálogo. Por exemplo, irá permitir que o tipo de documento "Vídeo" possa ser complementado com um tipo de suporte específico (DVD, Videocassete, Filme), ou que um tipo de documento "Áudio" possa ser complementado com um tipo de suporte específico (CD, DVD, Fita-cassete, Disco).</text:p>
        <text:p text:style-name="P74"/>
        <text:p text:style-name="P74">A informação sobre o tipo de suporte cria novas opções de buscas, permitindo ao usuário restringir uma determinada busca pelo tipo de suporte desejado. </text:p>
        <text:p text:style-name="P74"/>
        <text:p text:style-name="P74">As opções de suporte são aquelas definidas na "<text:span text:style-name="T9">Base de dados Tipo de suporte"</text:span>. Havendo necessidade, novas opões de suporte podem ser definidas.</text:p>
        <text:p text:style-name="P74"/>
        <text:p text:style-name="P74">Para habilitar o uso deste campo de dado, abra a "<text:span text:style-name="T9">Base de dados Sistema</text:span>" no modo de edição e marque "Sim" no campo de "Tipo de suporte" apresentado no tópico "Preferências" do formulário. </text:p>
        <text:p text:style-name="P74"/>
        <text:p text:style-name="P74">Quando este campo for habilitado, o PHL©Elysio irá apresentar entre as opções de preferências da rotina de buscas, uma caixa de seleção contendo todos os tipos de suportes definidos.</text:p>
        <text:p text:style-name="P74"/>
        <text:p text:style-name="P74">O código numérico que identifica o tipo de suporte é indexado automaticamente com o prefixo [ SPT= ].</text:p>
        <text:p text:style-name="P74"><text:soft-page-break/></text:p>
        <text:p text:style-name="Standard"><text:span text:style-name="negrito_20_Char">023 - Livre </text:span>(facultativo)</text:p>
        <text:p text:style-name="Standard"/>
        <text:p text:style-name="Standard"><text:span text:style-name="negrito_20_Char">024 - Livre</text:span> (facultativo)</text:p>
        <text:p text:style-name="Standard"/>
        <text:p text:style-name="Standard"><text:span text:style-name="negrito_20_Char">025 - Livre</text:span> (facultativo)</text:p>
        <text:p text:style-name="Standard"/>
        <text:p text:style-name="Standard"><text:span text:style-name="negrito_20_Char">026 - Tipo de Coleção </text:span>(facultativo)</text:p>
        <text:p text:style-name="Standard"/>
        <text:p text:style-name="P74">Código numérico que identifica a coleção no acervo da biblioteca na qual o documento é parte. </text:p>
        <text:p text:style-name="P74"/>
        <text:p text:style-name="P74">A informação sobre o tipo de coleção pode ser utilizada para complementar o número de chamada de um documento ou objeto. Algumas bibliotecas organizam seus acervos em coleções, separando-o em estantes ou salas específicas, reunindo os documentos segundo algumas características de seu conteúdo ou suporte. Por exemplo, coleção das obras de referência, coleção de vídeos, coleção de CDs, coleção de obras raras, coleção de relatórios, coleção de teses, coleção de normas, coleção de mapas, etc.</text:p>
        <text:p text:style-name="P74"/>
        <text:p text:style-name="P74">A informação sobre o tipo de suporte também cria novas opções de buscas, permitindo ao usuário restringir uma determinada busca pelo tipo de coleção desejado. </text:p>
        <text:p text:style-name="P74"><text:s/></text:p>
        <text:p text:style-name="P74">As opções apresentadas na caixa de seleção do formulário são aquelas definidas na base de dados de configuração "<text:span text:style-name="T9">Tipo de coleção"</text:span>. Havendo necessidade, novas opções de coleção podem ser definidas.</text:p>
        <text:p text:style-name="P74"/>
        <text:p text:style-name="P74">Para habilitar o uso deste campo de dado, abra a base de dados de configuração do <text:span text:style-name="T9"><text:s/>Sistema</text:span> no modo de edição e marque "Sim" no campo de "Tipo de coleção" apresentado no tópico "Preferências" do formulário. </text:p>
        <text:p text:style-name="P74"><text:s/></text:p>
        <text:p text:style-name="P74">O código numérico que identifica o tipo de coleção é indexado automaticamente com o prefixo [ COL= ].</text:p>
        <text:p text:style-name="Standard"><text:s text:c="16"/></text:p>
        <text:p text:style-name="Standard"><text:span text:style-name="negrito_20_Char">027 - Total de volumes (nível coleção)</text:span> (facultativo)</text:p>
        <text:p text:style-name="Standard"/>
        <text:p text:style-name="P74">Total de volumes que compõe uma coleção. O conteúdo deste campo quando for utilizado será indexado palavra por palavra.</text:p>
        <text:p text:style-name="P74"/>
        <text:p text:style-name="P74">Níveis bibliográficos: c. </text:p>
        <text:p text:style-name="Standard"/>
        <text:p text:style-name="Standard"><text:span text:style-name="negrito_20_Char">028 - Procedência do documento</text:span> (facultativo)</text:p>
        <text:p text:style-name="Standard"/>
        <text:p text:style-name="P74">Código numérico que identifica a procedência do documento para efeito de relatórios estatísticos exigidos pelo MEC.</text:p>
        <text:p text:style-name="P74"/>
        <text:p text:style-name="P74">O registro da informação sobre a nacionalidade do documento é essencial para bibliotecas de instituições de ensino obrigadas a fornecer relatórios estatísticos para o MEC (Ministério da Educação) para reconhecimento de novos cursos ou para avaliação de cursos já reconhecidos.</text:p>
        <text:p text:style-name="P74"/>
        <text:p text:style-name="P74">Código = 1 (indica que o documento é nacional)</text:p>
        <text:p text:style-name="P74">Código = 2 (Indica que o documento é estrangeiro)</text:p>
        <text:p text:style-name="P74"/>
        <text:p text:style-name="P74">O código numérico registrado neste campo é indexado com o prefixo "[código da biblioteca]PRC="</text:p>
        <text:p text:style-name="P74"/>
        <text:p text:style-name="P74">Exemplos de buscas:</text:p>
        <text:p text:style-name="P74"><text:s/></text:p>
        <text:p text:style-name="P74">001PRC=1 <text:span text:style-name="T51">(para obter todos os registros de procedência nacional da biblioteca 001) </text:span></text:p>
        <text:p text:style-name="P74">001PRC=2 <text:span text:style-name="T51">(para obter todos os registros de procedência estrangeira da biblioteca 001) </text:span></text:p>
        <text:p text:style-name="P74"><text:soft-page-break/></text:p>
        <text:p text:style-name="P74">Níveis bibliográficos: c, m, s.</text:p>
        <text:p text:style-name="Standard"/>
        <text:p text:style-name="Standard"><text:span text:style-name="negrito_20_Char">029 - Divulgar</text:span> (facultativo)</text:p>
        <text:p text:style-name="Standard"/>
        <text:p text:style-name="P74">Controle da divulgação do documento na lista de aquisições do mês<text:alphabetical-index-mark text:string-value="Aquisições do mês"/> corrente. O formulário apresenta duas opções:</text:p>
        <text:p text:style-name="P74"/>
        <text:p text:style-name="P74">S (sim) = Será exibido quando o usuário clicar no link "Aquisições do mês" e o documento tiver sido catalogado no mês corrente;</text:p>
        <text:p text:style-name="P74"/>
        <text:p text:style-name="P74">N (não) = Não será exibido na lista de gerada pelo link "Aquisições do mês" mesmo que o documento tenha sido catalogado no mês corrente. </text:p>
        <text:p text:style-name="P74"/>
        <text:p text:style-name="P74">O conteúdo deste campo é indexado com o prefixo "DIV="</text:p>
        <text:p text:style-name="P74"/>
        <text:p text:style-name="P74">Exemplo de busca: DIV=S</text:p>
        <text:p text:style-name="P74"/>
        <text:p text:style-name="P74">Níveis bibliográficos: todos. </text:p>
        <text:p text:style-name="Standard"/>
        <text:p text:style-name="Standard"><text:span text:style-name="negrito_20_Char">030 - Título da Série </text:span><text:s/>(essencial)</text:p>
        <text:p text:style-name="Standard"/>
        <text:p text:style-name="P74">Título de uma série periódica ou monográfica. No caso de série periódica é obrigatório que o título já esteja registrado na <text:span text:style-name="T9">Base de dados Kardex</text:span>. </text:p>
        <text:p text:style-name="P74"/>
        <text:p text:style-name="P74">Utiliza-se também este campo para registro do título de uma série monográfica ou coleção, seguido do número do volume correspondente, separado por vírgula. </text:p>
        <text:p text:style-name="P74"/>
        <text:p text:style-name="P74">Exemplos: Primeiros passos, 13</text:p>
        <text:p text:style-name="P74"><text:s text:c="16"/>Revista Brasileira de Odontologia</text:p>
        <text:p text:style-name="P74"/>
        <text:p text:style-name="P74"><text:span text:style-name="T53">Formato Vancouver</text:span><text:span text:style-name="T51">: </text:span><text:alphabetical-index-mark text:string-value="Formato Vancouver"/><text:span text:style-name="T51"/><text:span text:style-name="T51">Caso a biblioteca opte pelo formato Vancouver como formato padrão na apresentação das citações bibliográficas, o título do periódico deverá ser registrado de forma abreviada segundo as normas internacionais</text:span></text:p>
        <text:p text:style-name="P74"/>
        <text:p text:style-name="P74">O conteúdo deste campo é indexado palavra por palavra e no todo com o prefixo [TSR= ].</text:p>
        <text:p text:style-name="P74"/>
        <text:p text:style-name="P74">Exemplos de buscas: TSR=revista latino-americana de filosofia</text:p>
        <text:p text:style-name="P74"><text:s text:c="20"/>filosofia/(30)</text:p>
        <text:p text:style-name="P74"><text:s text:c="20"/>revista filosofia</text:p>
        <text:p text:style-name="P74"/>
        <text:p text:style-name="Standard"><text:span text:style-name="negrito_20_Char">031 - Ano e/ou volume </text:span>(essencial)</text:p>
        <text:p text:style-name="Standard"/>
        <text:p text:style-name="P74">Indicação correspondente à maior subdivisão de uma série periódica. Normalmente apresentada como ano ou volume ou ano e volume.</text:p>
        <text:p text:style-name="P74"/>
        <text:p text:style-name="P74">Não confundir o ano (subdivisão) com o ano de publicação do periódico que deverá ser registrado no campo #64 e #65.</text:p>
        <text:p text:style-name="P74"/>
        <text:p text:style-name="P74">Exemplos:</text:p>
        <text:p text:style-name="P74"><text:s text:c="4"/>ano 10</text:p>
        <text:p text:style-name="P74"><text:s text:c="4"/>v.3</text:p>
        <text:p text:style-name="P74"><text:s text:c="4"/>ano 12, v.9</text:p>
        <text:p text:style-name="P74"/>
        <text:p text:style-name="P74">O conteúdo deste campo é indexado palavra por palavra.</text:p>
        <text:p text:style-name="P74"/>
        <text:p text:style-name="P74">Exemplos de busca: 10</text:p>
        <text:p text:style-name="P74"><text:s text:c="33"/>v.3</text:p>
        <text:p text:style-name="P74"><text:s text:c="33"/>v.9</text:p>
        <text:p text:style-name="P74"><text:s text:c="33"/>10/(31)</text:p>
        <text:p text:style-name="P74"><text:soft-page-break/></text:p>
        <text:p text:style-name="Standard"><text:span text:style-name="negrito_20_Char">032 - Fascículo</text:span> (essencial)</text:p>
        <text:p text:style-name="Standard"/>
        <text:p text:style-name="P74">Número correspondente ao fascículo do periódico. </text:p>
        <text:p text:style-name="P74"/>
        <text:p text:style-name="P74">Exemplo: 45</text:p>
        <text:p text:style-name="Standard"/>
        <text:p text:style-name="P74">O conteúdo deste campo é indexado no todo</text:p>
        <text:p text:style-name="P74"/>
        <text:p text:style-name="P74">Exemplo de busca: 1</text:p>
        <text:p text:style-name="P74"><text:s text:c="32"/>1/(32)</text:p>
        <text:p text:style-name="Standard"/>
        <text:p text:style-name="Standard"><text:span text:style-name="negrito_20_Char">033 - N. Kardex</text:span> (obrigatório)</text:p>
        <text:p text:style-name="Standard"/>
        <text:p text:style-name="P74">Número que identifica a coleção do periódico na <text:span text:style-name="T9">Base de dados Kardex</text:span>. Este campo é preenchido automaticamente pelo PHL©Elysio com o número que identifica o título do periódico obtido a partir do campo #771 de cada registro da <text:span text:style-name="T9">Base de dados Kardex</text:span>. </text:p>
        <text:p text:style-name="P74"/>
        <text:p text:style-name="P74">Exemplo: 3455754402</text:p>
        <text:p text:style-name="P74"/>
        <text:p text:style-name="P74">O conteúdo deste campo é indexado no todo e no todo com o prefixo [ SER= ].</text:p>
        <text:p text:style-name="P74"/>
        <text:p text:style-name="P74">Exemplos de buscas: SER=504021545571</text:p>
        <text:p text:style-name="P74"><text:s text:c="20"/>504021545571/(33)</text:p>
        <text:p text:style-name="Standard"/>
        <text:p text:style-name="Standard"><text:span text:style-name="negrito_20_Char">034 - Suplemento</text:span> (essencial)</text:p>
        <text:p text:style-name="Standard"/>
        <text:p text:style-name="P74">Nome do suplemento de uma série periódica. </text:p>
        <text:p text:style-name="P74"/>
        <text:p text:style-name="P74">Exemplo: Caderno de informática</text:p>
        <text:p text:style-name="P74"/>
        <text:p text:style-name="P74">O conteúdo deste campo é indexado palavra por palavra.</text:p>
        <text:p text:style-name="P74"/>
        <text:p text:style-name="P74">Exemplos de busca: Caderno de informática</text:p>
        <text:p text:style-name="P74"><text:s text:c="19"/>informática/(34)</text:p>
        <text:p text:style-name="Standard"/>
        <text:p text:style-name="Standard"><text:span text:style-name="negrito_20_Char">035 - ISSN</text:span> - <text:span text:style-name="T12">International Standard Serial Number</text:span> (essencial)</text:p>
        <text:p text:style-name="Standard"/>
        <text:p text:style-name="P74">Número que identifica internacionalmente uma série periódica. O número deverá ser registrado na forma em que aparece na publicação. O prefixo ISSN deverá ser omitido.</text:p>
        <text:p text:style-name="P74"/>
        <text:p text:style-name="P74">Exemplo: 0100-7122</text:p>
        <text:p text:style-name="P74"/>
        <text:p text:style-name="P74">O conteúdo deste campo é indexado no todo.</text:p>
        <text:p text:style-name="P74"/>
        <text:p text:style-name="P74">Exemplos de buscas: 0100-7122</text:p>
        <text:p text:style-name="Standard"/>
        <text:p text:style-name="Standard"><text:span text:style-name="negrito_20_Char">036 - [livre]</text:span> (facultativo)</text:p>
        <text:p text:style-name="Standard"/>
        <text:p text:style-name="P74">O conteúdo deste campo quando for utilizado será indexado palavra por palavra. </text:p>
        <text:p text:style-name="P74"/>
        <text:p text:style-name="P74">Níveis bibliográficos: todos. </text:p>
        <text:p text:style-name="P74"/>
        <text:p text:style-name="Standard"><text:span text:style-name="negrito_20_Char">037 - [livre]</text:span> (facultativo)</text:p>
        <text:p text:style-name="Standard"/>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38 - Informação Descritiva do Suporte</text:span> (essencial)</text:p>
        <text:p text:style-name="Standard"><text:soft-page-break/></text:p>
        <text:p text:style-name="P74">Informações descritivas sobre características físicas do suporte material que possui outra característica que não seja a divisão por páginas. Tais como, folhas, dimensões, peso, tempo de duração, tamanho, escalas, etc.</text:p>
        <text:p text:style-name="P74"/>
        <text:p text:style-name="P74">Exemplos:</text:p>
        <text:p text:style-name="P2"/>
        <text:p text:style-name="P74">12 f</text:p>
        <text:p text:style-name="P74">1 folder</text:p>
        <text:p text:style-name="P74">5 CD-ROM</text:p>
        <text:p text:style-name="P74">1 fita de vídeo (30 min), VHS, son., color</text:p>
        <text:p text:style-name="P74">1 filme (106 min), son., color., 35 mm</text:p>
        <text:p text:style-name="P74">1 DVD (117 min), widescreen, color</text:p>
        <text:p text:style-name="P74"><text:span text:style-name="T46">1 fot., color. </text:span>16 cm x 56 cm</text:p>
        <text:p text:style-name="P74">22 transparências, color., 25 cm x 20 cm</text:p>
        <text:p text:style-name="P74">31 diapositivos: color + 1 fita cassete sonoro (15 min) mono</text:p>
        <text:p text:style-name="P74">1 grav., serigraf., color., 46 cm x 63 cm</text:p>
        <text:p text:style-name="P74">1 original de arte, óleo sobre tela, 40 cm x 50 cm</text:p>
        <text:p text:style-name="P74">Altura: 1083 pixels. Largura: 827 pixels. 300 dpi. 32 BIT CMYK, 3.5 Mb</text:p>
        <text:p text:style-name="P74">Escala 1:2000</text:p>
        <text:p text:style-name="P74"><text:span text:style-name="T46">1 mapa, color., 79 cm x 95 cm. </text:span>Escala 1:600.000</text:p>
        <text:p text:style-name="P74">Fx 28, n. 15. Escala 1:35.000</text:p>
        <text:p text:style-name="P74">Imagem de satélite. Canais 3, 4 e composição colorida 3, 4 e 5.</text:p>
        <text:p text:style-name="P74">Escala 1:100.000</text:p>
        <text:p text:style-name="P74">Imagem de satélite: 1999071318.GIF: 557 Kb</text:p>
        <text:p text:style-name="P74">1 CD (50 min)</text:p>
        <text:p text:style-name="P74">1 disco sonoro (45 min), 33 1/3 rpm, estereo, 12 pol</text:p>
        <text:p text:style-name="P74">2 fitas cassete (120 min), 3 3/4 pps, estereo</text:p>
        <text:p text:style-name="P74">1 partitura (73 p.)</text:p>
        <text:p text:style-name="P74">10,7 cm de diâm. x 24,5 cm de alt</text:p>
        <text:p text:style-name="P74">17 cm de alt</text:p>
        <text:p text:style-name="P74">5 disquetes, 3 1/2 pol.</text:p>
        <text:p text:style-name="P74"/>
        <text:p text:style-name="P74">O conteúdo deste campo não é indexado. </text:p>
        <text:p text:style-name="P74"/>
        <text:p text:style-name="Standard"><text:span text:style-name="negrito_20_Char">039 - Nível de descrição arquivística</text:span> (facultativo)</text:p>
        <text:p text:style-name="Standard"><text:s/></text:p>
        <text:p text:style-name="P74">Nível de descrição arquivística conforme regrada da NOBRADE (Normas Brasileira de Arquivos). </text:p>
        <text:p text:style-name="Standard"/>
        <text:p text:style-name="Standard"><text:span text:style-name="negrito_20_Char">040 - Idiomas do Texto</text:span> (essencial)</text:p>
        <text:p text:style-name="Standard"><text:s/></text:p>
        <text:p text:style-name="P74">Código numérico que identifica o idioma do documento.</text:p>
        <text:p text:style-name="P74"/>
        <text:p text:style-name="P74">A informação sobre o tipo de idioma cria novas opções de buscas, permitindo ao usuário restringir uma determinada busca por um tipo de idioma específico. </text:p>
        <text:p text:style-name="P74"><text:s/></text:p>
        <text:p text:style-name="P74">As opções apresentadas na caixa de seleção do formulário serão aquelas incluídas na base de dados de configuração de <text:span text:style-name="T9">Tipo de idioma</text:span>. Havendo necessidade, novas opções de idiomas podem ser definidas.</text:p>
        <text:p text:style-name="P74"/>
        <text:p text:style-name="P74">Para habilitar o uso deste campo de dado, abra a base de dados de configuração do <text:s/><text:span text:style-name="T9">Sistema</text:span> no modo de edição e marque "Sim" no campo de "Tipo de idioma" apresentado no tópico "Preferências" do formulário.</text:p>
        <text:p text:style-name="P74"/>
        <text:p text:style-name="P74">Ao habilitar este campo, o formulário de entrada e edição do catálogo irá apresentar uma caixa de seleção com todos os tipos de idiomas previstos. Caso o documento esteja em vários idiomas, mantenha a tecla [CTRL] pressionada, para a seleção dos idiomas. </text:p>
        <text:p text:style-name="P74"><text:s/></text:p>
        <text:p text:style-name="P74"><text:soft-page-break/>O código numérico que identifica o tipo de idioma é indexado automaticamente com o prefixo [IDM= ].</text:p>
        <text:p text:style-name="Standard"><text:s/></text:p>
        <text:p text:style-name="Standard"><text:span text:style-name="negrito_20_Char">041 - Idioma do Resumo</text:span> (facultativo)</text:p>
        <text:p text:style-name="Standard"/>
        <text:p text:style-name="P74">As opções de idioma são apresentadas em uma caixa de seleção do formulário e são obtidas a partir da <text:span text:style-name="T9">Base de dados de Tipo de idioma</text:span>. Havendo necessidade, novas opções poderão ser habilitadas.</text:p>
        <text:p text:style-name="P74"/>
        <text:p text:style-name="P74">Exemplo: Português </text:p>
        <text:p text:style-name="P74"/>
        <text:p text:style-name="P74">O conteúdo deste campo não é indexado. </text:p>
        <text:p text:style-name="P74"/>
        <text:p text:style-name="Standard"><text:span text:style-name="negrito_20_Char">042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43 - Povo</text:span> (facultativo)</text:p>
        <text:p text:style-name="Standard"><text:s/></text:p>
        <text:p text:style-name="P74">Nome do povo. Campo específico utilizado por museus para descrever suas peças. </text:p>
        <text:p text:style-name="Standard"/>
        <text:p text:style-name="Standard"><text:span text:style-name="negrito_20_Char">044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45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46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47 - [livre]</text:span> (facultativo)</text:p>
        <text:p text:style-name="Standard"><text:s/></text:p>
        <text:p text:style-name="P74">O conteúdo deste campo quando for utilizado será indexado palavra por palavra. </text:p>
        <text:p text:style-name="P74"/>
        <text:p text:style-name="P74">Níveis bibliográficos: todos. </text:p>
        <text:p text:style-name="P74"/>
        <text:p text:style-name="Standard"><text:span text:style-name="negrito_20_Char">048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49 - [livre]</text:span> (facultativo)</text:p>
        <text:p text:style-name="Standard"><text:s/></text:p>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50 - Instituição da Tese</text:span> (essencial)</text:p>
        <text:p text:style-name="Standard"><text:soft-page-break/><text:s/></text:p>
        <text:p text:style-name="P74">Nome da instituição qual se apresenta uma tese ou dissertação como requisito para obtenção de um grau ou título acadêmico. Registra-se o nome conforme as regras de entrada do AACR2. </text:p>
        <text:p text:style-name="P74"/>
        <text:p text:style-name="P74">Exemplo: Universidade de São Paulo</text:p>
        <text:p text:style-name="Standard"/>
        <text:p text:style-name="P74">O conteúdo deste campo é indexado palavra por palavra.</text:p>
        <text:p text:style-name="P74"><text:s/></text:p>
        <text:p text:style-name="P74">Exemplos de buscas: Universidade de São Paulo</text:p>
        <text:p text:style-name="P74"><text:s text:c="20"/>Saúde/(50)</text:p>
        <text:p text:style-name="Standard"/>
        <text:p text:style-name="Standard"><text:span text:style-name="negrito_20_Char">051 - Notas de tese / dissertação</text:span> (essencial) </text:p>
        <text:p text:style-name="Standard"/>
        <text:p text:style-name="P74">Identificação do tipo e grau acadêmico que se obtém com a apresentação de um trabalho acadêmico. Registra-se o tipo no subcampo "a" e o no subcampo "b" o grau acadêmico.</text:p>
        <text:p text:style-name="P74"/>
        <text:p text:style-name="P74">Exemplos: ^aTese^bDoutorado em Nutrição</text:p>
        <text:p text:style-name="P74"><text:s text:c="16"/>^aTrabalho de conclusão de curso^bEspecialização</text:p>
        <text:p text:style-name="P74"><text:s text:c="16"/>^aDissertação^bMestrado em Ciências Sociais</text:p>
        <text:p text:style-name="P74"/>
        <text:p text:style-name="P74">Os elementos que constituem os subcampos são indexados no todo. </text:p>
        <text:p text:style-name="P74"/>
        <text:p text:style-name="P74">Exemplos de buscas: Tese</text:p>
        <text:p text:style-name="P74"><text:s text:c="31"/>Tese/(51)</text:p>
        <text:p text:style-name="P74"><text:s text:c="20"/>Doutorado em nutrição</text:p>
        <text:p text:style-name="P74"><text:s text:c="20"/>Dissertação/(51)</text:p>
        <text:p text:style-name="Standard"/>
        <text:p text:style-name="Standard"><text:span text:style-name="negrito_20_Char">052 - Instituição patrocinadora do evento</text:span> (facultativo)</text:p>
        <text:p text:style-name="Standard"/>
        <text:p text:style-name="P74">Nome ou nomes das instituições patrocinadoras do evento<text:alphabetical-index-mark text:string-value="evento"/>. </text:p>
        <text:p text:style-name="P74"/>
        <text:p text:style-name="P74">Exemplo: Fundação de Pesquisa e Desenvolvimento</text:p>
        <text:p text:style-name="P74"/>
        <text:p text:style-name="P74">O conteúdo deste campo é indexado palavra por palavra.</text:p>
        <text:p text:style-name="P74"/>
        <text:p text:style-name="P74">Exemplos de buscas: Karmin</text:p>
        <text:p text:style-name="P74"><text:s text:c="20"/>Karmin/(52)</text:p>
        <text:p text:style-name="P74"><text:s text:c="20"/>Universidade de Campinas</text:p>
        <text:p text:style-name="P74"><text:s text:c="20"/>Campinas/(52)</text:p>
        <text:p text:style-name="Standard"/>
        <text:p text:style-name="Standard"><text:span text:style-name="negrito_20_Char">053 - Nome do evento</text:span> (facultativo)</text:p>
        <text:p text:style-name="Standard"/>
        <text:p text:style-name="P74">Embora seja correto o registro do nome do evento no campo de autor coletivo do documento há a opção do registro do nome neste campo distinto. Esta decisão fica a critério da biblioteca. Registra-se neste campo o nome do evento seguido de seu número separado por vírgula.</text:p>
        <text:p text:style-name="P74"/>
        <text:p text:style-name="P74">Exemplo: Congresso Brasileiro de Oftalmologia, 3</text:p>
        <text:p text:style-name="P74"><text:s/></text:p>
        <text:p text:style-name="P74"/>
        <text:p text:style-name="P74">O conteúdo deste campo é indexado palavra por palavra. </text:p>
        <text:p text:style-name="P74">Exemplos de buscas: oftalmologia</text:p>
        <text:p text:style-name="P74"><text:s text:c="20"/>oftalmologia/(53)</text:p>
        <text:p text:style-name="P74"><text:s text:c="20"/>congresso brasileiro de oftalmologia</text:p>
        <text:p text:style-name="Standard"/>
        <text:p text:style-name="Standard"><text:span text:style-name="negrito_20_Char">054 - Data do Evento</text:span> (essencial)</text:p>
        <text:p text:style-name="Standard"/>
        <text:p text:style-name="P74">Data de realização do evento (Seminário, Congresso, Conferência, Reunião, etc.). </text:p>
        <text:p text:style-name="P74"><text:soft-page-break/></text:p>
        <text:p text:style-name="P74">Exemplo: 12/04 a 16/04/2005</text:p>
        <text:p text:style-name="Standard"/>
        <text:p text:style-name="Standard"><text:span text:style-name="negrito_20_Char">055 - Data padronizada do evento</text:span> (facultativo)</text:p>
        <text:p text:style-name="Standard"/>
        <text:p text:style-name="P74">Data padronizada do evento no padrão AAAAMMDD conforme norma ISO</text:p>
        <text:p text:style-name="P74"/>
        <text:p text:style-name="P74">Exemplo: 20050412</text:p>
        <text:p text:style-name="P74"/>
        <text:p text:style-name="P74">O conteúdo deste campo é indexado no todo e no todo com o prefixo [ DTE= ].</text:p>
        <text:p text:style-name="P74"/>
        <text:p text:style-name="P74">Exemplos de busca: DTE=20010114</text:p>
        <text:p text:style-name="P74"><text:s text:c="19"/>20010114/(55)</text:p>
        <text:p text:style-name="P74"><text:s text:c="19"/>20010114</text:p>
        <text:p text:style-name="Standard"/>
        <text:p text:style-name="Standard"><text:span text:style-name="negrito_20_Char">056 - Local do Evento</text:span> (essencial)</text:p>
        <text:p text:style-name="Standard"/>
        <text:p text:style-name="P74">Nome da cidade onde se realizou o evento (Seminário, Congresso, Conferência, Reunião, etc). </text:p>
        <text:p text:style-name="P74"/>
        <text:p text:style-name="P74">Exemplo: Rio de Janeiro</text:p>
        <text:p text:style-name="P74"/>
        <text:p text:style-name="P74">O conteúdo deste campo é indexado no todo.</text:p>
        <text:p text:style-name="P74"/>
        <text:p text:style-name="P74">Exemplos de buscas: São Paulo</text:p>
        <text:p text:style-name="P74"><text:s text:c="20"/>São Paulo/(56)</text:p>
        <text:p text:style-name="Standard"/>
        <text:p text:style-name="Standard"><text:span text:style-name="negrito_20_Char">057 - País do evento</text:span> (facultativo)</text:p>
        <text:p text:style-name="Standard"/>
        <text:p text:style-name="P74">Nome do país de realização do evento. </text:p>
        <text:p text:style-name="P74"/>
        <text:p text:style-name="P74">Exemplo: Brasil</text:p>
        <text:p text:style-name="P74"/>
        <text:p text:style-name="P74">O conteúdo deste campo é indexado no todo. </text:p>
        <text:p text:style-name="P74"/>
        <text:p text:style-name="P74">Exemplos de buscas: Estados Unidos</text:p>
        <text:p text:style-name="P74"><text:s text:c="20"/>Estados Unidos/(57)</text:p>
        <text:p text:style-name="Standard"/>
        <text:p text:style-name="Standard"><text:span text:style-name="negrito_20_Char">058 - Patrocinadores do Projeto</text:span> (facultativo)</text:p>
        <text:p text:style-name="Standard"/>
        <text:p text:style-name="P74">Nome, nomes ou siglas dos patrocinadores do projeto de pesquisa. </text:p>
        <text:p text:style-name="P74"/>
        <text:p text:style-name="P74">Exemplo: FINEP</text:p>
        <text:p text:style-name="P74"/>
        <text:p text:style-name="P74">Cada elemento deste campo de dado é indexado palavra por palavra.</text:p>
        <text:p text:style-name="P74"/>
        <text:p text:style-name="P74">Exemplos de buscas: infoarte</text:p>
        <text:p text:style-name="P74"><text:s text:c="20"/>conectlan/(58)</text:p>
        <text:p text:style-name="Standard"/>
        <text:p text:style-name="Standard"><text:span text:style-name="negrito_20_Char">059 - Nome do Projeto de Pesquisa</text:span> (facultativo)</text:p>
        <text:p text:style-name="Standard"/>
        <text:p text:style-name="P74">Nome do projeto de pesquisa. </text:p>
        <text:p text:style-name="P74"/>
        <text:p text:style-name="P74">Exemplo: Redes neurais</text:p>
        <text:p text:style-name="P74"/>
        <text:p text:style-name="P74">O conteúdo deste campo é indexado palavra por palavra.</text:p>
        <text:p text:style-name="P74"/>
        <text:p text:style-name="P74">Exemplos de buscas: redes/(59)</text:p>
        <text:p text:style-name="P74"><text:s text:c="20"/>neurais</text:p>
        <text:p text:style-name="P74"><text:s text:c="20"/>redes neurais</text:p>
        <text:p text:style-name="Standard"><text:soft-page-break/></text:p>
        <text:p text:style-name="Standard"><text:span text:style-name="negrito_20_Char">060 - Número do Projeto de Pesquisa</text:span> (facultativo)</text:p>
        <text:p text:style-name="Standard"/>
        <text:p text:style-name="P74">Registra-se o número ou o código que identifica o projeto de pesquisa. </text:p>
        <text:p text:style-name="P74"/>
        <text:p text:style-name="P74">Exemplo: 1234</text:p>
        <text:p text:style-name="P74"/>
        <text:p text:style-name="P74">O conteúdo deste campo é indexado no todo e no todo com o prefixo [ PRP= ]. </text:p>
        <text:p text:style-name="P74">Exemplos de buscas: PRP=1234</text:p>
        <text:p text:style-name="P74"><text:s text:c="20"/>1234</text:p>
        <text:p text:style-name="P74"><text:s text:c="20"/>1234/(60)</text:p>
        <text:p text:style-name="P74"/>
        <text:p text:style-name="Standard"><text:span text:style-name="negrito_20_Char">061 - Notas Gerais</text:span> (facultativo)</text:p>
        <text:p text:style-name="Standard"/>
        <text:p text:style-name="P74">Notas gerais acerca do documento segundo os padrões definidos na NBR6023. </text:p>
        <text:p text:style-name="P74"/>
        <text:p text:style-name="P74">Exemplo: Contém anexos em CD-ROM</text:p>
        <text:p text:style-name="P74"/>
        <text:p text:style-name="P74">O conteúdo deste campo é indexado palavra por palavra.</text:p>
        <text:p text:style-name="P74"/>
        <text:p text:style-name="P74">Exemplos de buscas: encarte</text:p>
        <text:p text:style-name="P74"><text:s text:c="20"/>CD-ROM/(61)</text:p>
        <text:p text:style-name="Standard"/>
        <text:p text:style-name="Standard"><text:span text:style-name="negrito_20_Char">062 - Editora</text:span> (obrigatório)</text:p>
        <text:p text:style-name="Standard"/>
        <text:p text:style-name="P74">Nome da editora, produtora, gravadora ou empresa responsável pela publicação do documento. Na ausência desta informação, registra-se [s.n.].</text:p>
        <text:p text:style-name="P74"/>
        <text:p text:style-name="P74">Exemplo: Vozes</text:p>
        <text:p text:style-name="P74"/>
        <text:p text:style-name="P74">O conteúdo deste campo é indexado palavra por palavra e no todo com o prefixo [ EDT= ].</text:p>
        <text:p text:style-name="P74"/>
        <text:p text:style-name="P74">Exemplos de buscas: </text:p>
        <text:p text:style-name="P74"><text:s text:c="19"/>Vozes</text:p>
        <text:p text:style-name="P74"><text:s text:c="20"/>EDT=Abril Cultural</text:p>
        <text:p text:style-name="P74"><text:s text:c="20"/>Odeon/(62)</text:p>
        <text:p text:style-name="Standard"/>
        <text:p text:style-name="Standard"><text:span text:style-name="negrito_20_Char">063 - Edição</text:span> (essencial)</text:p>
        <text:p text:style-name="Standard"/>
        <text:p text:style-name="P74">Número da edição do documento quando este não for a primeira edição e indicação das revisões quando for o caso. </text:p>
        <text:p text:style-name="P74"/>
        <text:p text:style-name="P74">Exemplo: 3 ed. rev. aum</text:p>
        <text:p text:style-name="P74"/>
        <text:p text:style-name="P74">O conteúdo deste campo não é indexado. </text:p>
        <text:p text:style-name="P74"/>
        <text:p text:style-name="Standard"><text:span text:style-name="negrito_20_Char">064 - Data de Publicação</text:span> (obrigatório)</text:p>
        <text:p text:style-name="Standard"/>
        <text:p text:style-name="P74">Data de publicação, produção ou gravação do documento. Quando a data for desconhecida, registra-se [s.d.]. </text:p>
        <text:p text:style-name="P74"/>
        <text:p text:style-name="P74">Exemplo: 2004</text:p>
        <text:p text:style-name="P74"/>
        <text:p text:style-name="P74">O conteúdo deste campo não é indexado. Para buscas pela data de publicação, veja exemplos de buscas na descrição do campo #065 (data padronizada).</text:p>
        <text:p text:style-name="Standard"/>
        <text:p text:style-name="Standard"><text:span text:style-name="negrito_20_Char">065 - Data de Publicação Padronizada</text:span> (obrigatório)</text:p>
        <text:p text:style-name="Standard"/>
        <text:p text:style-name="P74"><text:soft-page-break/>Padronização da data registrada no campo (64 - Data), no padrão ISO (AAAAMMDD) para efeito de busca e ordenação do resultado de uma busca ou geração de relatórios e gráficos estatísticos. </text:p>
        <text:p text:style-name="P74"/>
        <text:p text:style-name="P74">Exemplo: 20040302</text:p>
        <text:p text:style-name="P74"/>
        <text:p text:style-name="P74">Os quatro primeiros dígitos deste campo, que correspondem ao ano, são indexados com o prefixo [ DTP= ]. O campo todo é também indexado sem prefixos.</text:p>
        <text:p text:style-name="P74"/>
        <text:p text:style-name="P74">Exemplos de buscas: 19980900</text:p>
        <text:p text:style-name="P74"><text:s text:c="20"/>1998</text:p>
        <text:p text:style-name="P74"><text:s text:c="20"/>199809$</text:p>
        <text:p text:style-name="P74"><text:s text:c="20"/>DTP=1998</text:p>
        <text:p text:style-name="P74"><text:s text:c="20"/>1998/(65)</text:p>
        <text:p text:style-name="P74"><text:s text:c="20"/>19980900/(65)</text:p>
        <text:p text:style-name="Standard"/>
        <text:p text:style-name="Standard"><text:span text:style-name="negrito_20_Char">066 - Cidade de Publicação</text:span> (obrigatório)</text:p>
        <text:p text:style-name="Standard"><text:s/></text:p>
        <text:p text:style-name="P74">Nome da cidade onde foi publicado, produzido ou gravado o documento. Quando a cidade não for conhecida, transcreve-se [s.l.] </text:p>
        <text:p text:style-name="P74"/>
        <text:p text:style-name="P74">Exemplo: São Paulo </text:p>
        <text:p text:style-name="P74"/>
        <text:p text:style-name="P74">O conteúdo deste campo é indexado no todo e palavra por palavra. </text:p>
        <text:p text:style-name="P74"/>
        <text:p text:style-name="P74">Exemplo de buscas: São Paulo</text:p>
        <text:p text:style-name="P74"><text:s text:c="19"/>São Paulo/(80)</text:p>
        <text:p text:style-name="P74"><text:s text:c="19"/>Paulo/(80)</text:p>
        <text:p text:style-name="Standard"/>
        <text:p text:style-name="Standard"><text:span text:style-name="negrito_20_Char">067 - País de Publicação</text:span> (facultativo)</text:p>
        <text:p text:style-name="Standard"/>
        <text:p text:style-name="P74">Nome do país de publicação do documento. </text:p>
        <text:p text:style-name="P74"/>
        <text:p text:style-name="P74">Exemplo: Brasil </text:p>
        <text:p text:style-name="P74"/>
        <text:p text:style-name="P74">O conteúdo deste campo é indexado no todo e com o prefixo "PAP=".</text:p>
        <text:p text:style-name="P74"/>
        <text:p text:style-name="P74">Exemplos de buscas: PAP=costa rica</text:p>
        <text:p text:style-name="P74"><text:s text:c="20"/>costa rica/(01)</text:p>
        <text:p text:style-name="P74"><text:s text:c="20"/>costa rica</text:p>
        <text:p text:style-name="Standard"/>
        <text:p text:style-name="Standard"><text:span text:style-name="negrito_20_Char">068 - Símbolo</text:span> (facultativo)</text:p>
        <text:p text:style-name="Standard"/>
        <text:p text:style-name="P74">Código atribuído por organismos internacionais para a identificação de suas publicações. </text:p>
        <text:p text:style-name="P74"/>
        <text:p text:style-name="P74">Exemplo: BIR-3223</text:p>
        <text:p text:style-name="P74"><text:s/></text:p>
        <text:p text:style-name="P74"/>
        <text:p text:style-name="P74">O conteúdo deste campo é indexado no todo. </text:p>
        <text:p text:style-name="P74">Exemplos de busca: UNESCO-023VA</text:p>
        <text:p text:style-name="P74"><text:s text:c="19"/>UNESCO-023VA/(68)</text:p>
        <text:p text:style-name="Standard"/>
        <text:p text:style-name="Standard"><text:span text:style-name="negrito_20_Char"><text:span text:style-name="T46">069 - ISBN</text:span></text:span><text:span text:style-name="T46"> - </text:span><text:span text:style-name="T47">International Standard Book Number</text:span><text:span text:style-name="T46"> (essencial) </text:span></text:p>
        <text:p text:style-name="P2"/>
        <text:p text:style-name="P74">Número que identifica internacionalmente uma monografia. O número deverá ser transcrito na forma em que aparece na publicação, omitindo-se o prefixo "ISBN".</text:p>
        <text:p text:style-name="P74"/>
        <text:p text:style-name="P74">Exemplo: 85-7061-209-5</text:p>
        <text:p text:style-name="P74"/>
        <text:p text:style-name="P74">O conteúdo deste campo é indexado no todo.</text:p>
        <text:p text:style-name="P74"><text:soft-page-break/></text:p>
        <text:p text:style-name="P74">Exemplo de busca: 85-7061-209-5</text:p>
        <text:p text:style-name="P74"/>
        <text:p text:style-name="P74">Para proporcionar a emissão de gráficos e relatórios estatísticos é importante que a informação do ISBN seja sempre fornecida. No caso da ausência da informação de ISBN, a identificação do país de origem pode ser feita com base na norma de ISBN apresentada abaixo, seguida do sinal de interrogação indicando que o restante do número é ignorado:</text:p>
        <text:p text:style-name="P74"/>
        <text:p text:style-name="P74">0/1 English - (UK, US, Australia, NZ, Canada,South Africa, Zimbabwe) [Ireland, Puerto Rico, Swaziland] </text:p>
        <text:p text:style-name="P74">2 French (France, Belgium, Canada, Switzerland)[and Luxembourg] </text:p>
        <text:p text:style-name="P74">3 German (Germany, Austria, Switzerland) </text:p>
        <text:p text:style-name="P74">4 Japan </text:p>
        <text:p text:style-name="P74">5 USSR [Now identified as Russian Federation, including these countries, many of which also have other codes: Azerbaijan, Tajikistan, Turkmenistan, Uzbekistan, Armenia (9930), Belarus (985), Estonia (9985), Georgia (99928), Kazakhstan (9965), Kyrgyzstan (9967), Latvia (9984), Lithuania (9986), Moldova (9975), Ukraine (966)] </text:p>
        <text:p text:style-name="P74">7 China </text:p>
        <text:p text:style-name="P74">80 Czechoslovakia [Czech Republic and Slovakia] </text:p>
        <text:p text:style-name="P74">81 India (see also 93) </text:p>
        <text:p text:style-name="P74">82 Norway </text:p>
        <text:p text:style-name="P74">83 Poland </text:p>
        <text:p text:style-name="P74">84 Spain </text:p>
        <text:p text:style-name="P74">85 Brazil </text:p>
        <text:p text:style-name="P74">86 Yugoslavia [Yugoslavia and Bosnia and Herzegovina (9958), Croatia (953), Macedonia (9989),Slovenia (961)] </text:p>
        <text:p text:style-name="P74">87 Denmark </text:p>
        <text:p text:style-name="P74">88 Italian (Italy, Switzerland) </text:p>
        <text:p text:style-name="P74">89 South Korea </text:p>
        <text:p text:style-name="P74">90 Dutch/Flemish </text:p>
        <text:p text:style-name="P74">91 Sweden </text:p>
        <text:p text:style-name="P74">92 International (UNESCO) </text:p>
        <text:p text:style-name="P74">93 India (see also 81) </text:p>
        <text:p text:style-name="P74">950 Argentina </text:p>
        <text:p text:style-name="P74">951 Finland </text:p>
        <text:p text:style-name="P74">952 Finland </text:p>
        <text:p text:style-name="P74">953 Croatia </text:p>
        <text:p text:style-name="P74">954 Bulgaria </text:p>
        <text:p text:style-name="P74">955 Sri Lanka </text:p>
        <text:p text:style-name="P74">956 Chile </text:p>
        <text:p text:style-name="P74">957 Taiwan [see also 986] </text:p>
        <text:p text:style-name="P74">958 Colombia </text:p>
        <text:p text:style-name="P74">959 Cuba </text:p>
        <text:p text:style-name="P74">960 Greece </text:p>
        <text:p text:style-name="P74">961 Slovenia </text:p>
        <text:p text:style-name="P74">962 Hong Kong </text:p>
        <text:p text:style-name="P74">963 Hungary </text:p>
        <text:p text:style-name="P74">964 Iran </text:p>
        <text:p text:style-name="P74">965 Israel </text:p>
        <text:p text:style-name="P74">966 Ukraine </text:p>
        <text:p text:style-name="P74">967 Malaysia (see also 983) </text:p>
        <text:p text:style-name="P74">968 Mexico (see also 970) </text:p>
        <text:p text:style-name="P74">969 Pakistan </text:p>
        <text:p text:style-name="P74">970 Mexico (see also 968) </text:p>
        <text:p text:style-name="P74">971 Philippines </text:p>
        <text:p text:style-name="P74">972 Portugal </text:p>
        <text:p text:style-name="P74">973 Romania </text:p>
        <text:p text:style-name="P74">974 Thailand </text:p>
        <text:p text:style-name="P74">975 Turkey </text:p>
        <text:p text:style-name="P74"><text:soft-page-break/>976 Caribbean: AG,BS,BB,BZ,DM,GD,GY,JM,MS,KN,LC,VC,TT </text:p>
        <text:p text:style-name="P74">977 Egypt </text:p>
        <text:p text:style-name="P74">978 Nigeria </text:p>
        <text:p text:style-name="P74">979 Indonesia </text:p>
        <text:p text:style-name="P74">980 Venezuela </text:p>
        <text:p text:style-name="P74">981 Singapore (see also 9971) </text:p>
        <text:p text:style-name="P74">982 Pacific: CK,FJ,KI,NR,NU,SB,TK,TO,TV,VU,WS </text:p>
        <text:p text:style-name="P74">983 Malaysia (see also 967) </text:p>
        <text:p text:style-name="P74">984 Bangladesh </text:p>
        <text:p text:style-name="P74">985 Belarus </text:p>
        <text:p text:style-name="P74">986 Taiwan [see also 957; new] </text:p>
        <text:p text:style-name="P74">987 Argentina </text:p>
        <text:p text:style-name="P74">9952 Azerbaijan </text:p>
        <text:p text:style-name="P74">9953 Lebanon </text:p>
        <text:p text:style-name="P74">9954 Morocco (see also 9981)) </text:p>
        <text:p text:style-name="P74">9955 Lithuania (See also 9986) </text:p>
        <text:p text:style-name="P74">9956 Cameroon </text:p>
        <text:p text:style-name="P74">9957 Jordan </text:p>
        <text:p text:style-name="P74">9958 Bosnia and Herzegovina </text:p>
        <text:p text:style-name="P74">9959 Libya </text:p>
        <text:p text:style-name="P74">9960 Saudi Arabia </text:p>
        <text:p text:style-name="P74">9961 Algeria </text:p>
        <text:p text:style-name="P74">9962 Panama </text:p>
        <text:p text:style-name="P74">9963 Cyprus </text:p>
        <text:p text:style-name="P74">9964 Ghana </text:p>
        <text:p text:style-name="P74">9965 Kazakhstan </text:p>
        <text:p text:style-name="P74">9966 Kenya </text:p>
        <text:p text:style-name="P74">9967 Kyrgyzstan </text:p>
        <text:p text:style-name="P74">9968 Costa Rica (see also 9977) </text:p>
        <text:p text:style-name="P74">9970 Uganda </text:p>
        <text:p text:style-name="P74">9971 Singapore (see also 981) </text:p>
        <text:p text:style-name="P74">9972 Syria </text:p>
        <text:p text:style-name="P74">9973 Tunisia </text:p>
        <text:p text:style-name="P74">9974 Uruguay </text:p>
        <text:p text:style-name="P74">9975 Moldova </text:p>
        <text:p text:style-name="P74">9976 Tanzania (see also 9987) </text:p>
        <text:p text:style-name="P74">9977 Costa Rica (see also 9968) </text:p>
        <text:p text:style-name="P74">9978 Ecuador </text:p>
        <text:p text:style-name="P74">9979 Iceland </text:p>
        <text:p text:style-name="P74">9980 Papua New Guinea </text:p>
        <text:p text:style-name="P74">9981 Morocco [see also 9954] </text:p>
        <text:p text:style-name="P74">9982 Zambia </text:p>
        <text:p text:style-name="P74">9983 Gambia </text:p>
        <text:p text:style-name="P74">9984 Latvia </text:p>
        <text:p text:style-name="P74">9985 Estonia </text:p>
        <text:p text:style-name="P74">9986 Lithuania [see also 9955] </text:p>
        <text:p text:style-name="P74">9987 Tanzania (see also 9976) </text:p>
        <text:p text:style-name="P74">9988 Ghana </text:p>
        <text:p text:style-name="P74">9989 Macedonia </text:p>
        <text:p text:style-name="P74">99901 Bahrain </text:p>
        <text:p text:style-name="P74">99903 Mauritius </text:p>
        <text:p text:style-name="P74">99904 Netherlands Antilles [Aruba, Neth. Antilles] </text:p>
        <text:p text:style-name="P74">99908 Malawi </text:p>
        <text:p text:style-name="P74">99909 Malta [see also 99932] </text:p>
        <text:p text:style-name="P74">99910 Sierra Leone </text:p>
        <text:p text:style-name="P74">99911 Lesotho </text:p>
        <text:p text:style-name="P74">99912 Botswana </text:p>
        <text:p text:style-name="P74">99913 Andorra (see also 99920) </text:p>
        <text:p text:style-name="P74">99914 Suriname </text:p>
        <text:p text:style-name="P74">99915 Maldives </text:p>
        <text:p text:style-name="P74"><text:soft-page-break/>99916 Namibia </text:p>
        <text:p text:style-name="P74">99917 Brunei [Brunei Darussalam] </text:p>
        <text:p text:style-name="P74">99918 Faroe Islands </text:p>
        <text:p text:style-name="P74">99919 Benin </text:p>
        <text:p text:style-name="P74">99920 Andorra (see also 99913) </text:p>
        <text:p text:style-name="P74">99921 Qatar </text:p>
        <text:p text:style-name="P74">99922 Guatemala </text:p>
        <text:p text:style-name="P74">99923 El Salvador </text:p>
        <text:p text:style-name="P74">99924 Nicaragua </text:p>
        <text:p text:style-name="P74">99925 Paraguay </text:p>
        <text:p text:style-name="P74">99926 Honduras </text:p>
        <text:p text:style-name="P74">99927 Albania </text:p>
        <text:p text:style-name="P74">99928 Georgia </text:p>
        <text:p text:style-name="P74">99929 Mongolia </text:p>
        <text:p text:style-name="P74">99930 Armenia </text:p>
        <text:p text:style-name="P74">99931 Seychelles </text:p>
        <text:p text:style-name="P74">99932 Malta (see also 99909) </text:p>
        <text:p text:style-name="P74">99933 Nepal </text:p>
        <text:p text:style-name="P74">99935 Dominican Republic </text:p>
        <text:p text:style-name="P74">99936 Bhutan </text:p>
        <text:p text:style-name="P74">99937 Macau </text:p>
        <text:p text:style-name="Standard"/>
        <text:p text:style-name="Standard"><text:span text:style-name="negrito_20_Char">070 - Imagem do Objeto</text:span> (facultativo)</text:p>
        <text:p text:style-name="Standard"/>
        <text:p text:style-name="P74">Endereço (URL) do arquivo que corresponde a imagem do objeto catalogado. Esta imagem será apresentada à esquerda da citação bibliográfica no resultado de uma busca. O conteúdo deste campo não é indexado. </text:p>
        <text:p text:style-name="P74"/>
        <text:p text:style-name="P74">Exemplo: http://dominio/nomedoarquivo.jpg</text:p>
        <text:p text:style-name="P74"/>
        <text:p text:style-name="P74">Para os usuários da versão "localhost", basta instalar os arquivos ".jpg" no diretório "c:\phl82\" que corresponde à URL "http://localhost:8080". </text:p>
        <text:p text:style-name="P74"/>
        <text:p text:style-name="P74">Para os usuários da versão licenciada para servidores de rede, o primeiro passo será solicitar ao administrador do servidor que crie um diretório público no servidor para o armazenamento dos arquivos correspondentes às imagens das capas e que crie uma conta de acesso FTP ou SFTP para a transferência destes arquivos ao diretório criado. O próprio administrador do servidor é quem vai lhe orientar o procedimento de transferência que deverá ser adotado, se FTP ou SFTP, etc., etc. Se os arquivos forem transferidos para o diretório "/capas" do servidor, a URL a ser fornecida neste campo será:</text:p>
        <text:p text:style-name="P74"/>
        <text:p text:style-name="P74">"http://dominiodoseuservidor/capas/nomedoarquivo.jpg". </text:p>
        <text:p text:style-name="P74"/>
        <text:p text:style-name="P74">O PHL©Elysio permite a apresentação de imagens que estão hospedadas em outros servidores. Muitas bibliotecas preferem não digitalizar as capas e nem utilizar espaço em seus servidores para hospedá-las. Simplesmente registram a URL da imagem obtida do site de uma editora ou livraria. Neste caso, o PHL©Elysio irá apresentar a imagem que estiver disponível na URL fornecida. </text:p>
        <text:p text:style-name="P74"/>
        <text:p text:style-name="P74">Caso a biblioteca opte por digitalizar as capas, recomendamos que sejam gravadas em arquivos do tipo JPG de 100 x 147 pixels e resolução de 72 dpi. Estes arquivos de imagens das capas não devem ultrapassar o tamanho de 10kb. Este é o tamanho que o PHL©Elysio irá apresentar a imagem. Se o arquivo de imagem da capa for gravado com maior tamanho ou resolução, o tempo de apresentação do registro bibliográfico após uma busca será proporcional ao tamanho do arquivo.</text:p>
        <text:p text:style-name="Standard"/>
        <text:p text:style-name="Standard"><text:span text:style-name="negrito_20_Char">071 - Tipo de Conteúdo</text:span> (facultativo)</text:p>
        <text:p text:style-name="Standard"/>
        <text:p text:style-name="P74"><text:soft-page-break/>Código numérico que identifica o tipo de conteúdo ou tipo de informação contido no documento catalogado.</text:p>
        <text:p text:style-name="P74"/>
        <text:p text:style-name="P74">A informação sobre o tipo de conteúdo pode ser utilizada para complementar a descrição do conteúdo de um documento, criando novas opções de buscas e permitindo ao usuário restringir uma determinada busca pelo tipo de conteúdo do documento. Por exemplo: notícia, entrevista, legislação, dicionário, enciclopédia, etc. </text:p>
        <text:p text:style-name="P74"/>
        <text:p text:style-name="P74">As opções de tipo de conteúdo são aquelas definidas na "<text:span text:style-name="T9">Base de dados Tipo de conteúdo"</text:span>. Havendo necessidade, novas opões podem ser definidas.</text:p>
        <text:p text:style-name="P74"/>
        <text:p text:style-name="P74">Para habilitar o uso deste campo de dado, abra a "<text:span text:style-name="T9">Base de dados Sistema</text:span>" no modo de edição e marque "Sim" no campo de "Tipo de conteúdo" apresentado no tópico "Preferências" do formulário. </text:p>
        <text:p text:style-name="P74"/>
        <text:p text:style-name="P74">Quando este campo for habilitado, o PHL©Elysio irá apresentar entre as opções de preferências da rotina de buscas, uma caixa de seleção contendo todos os tipos de conteúdos definidos.</text:p>
        <text:p text:style-name="Standard"/>
        <text:p text:style-name="P74">O código numérico que identifica o tipo de conteúdo é indexado automaticamente com o prefixo [ CNT= ].</text:p>
        <text:p text:style-name="Standard"/>
        <text:p text:style-name="Standard"><text:span text:style-name="negrito_20_Char">072 - Total de Referências</text:span> (facultativo)</text:p>
        <text:p text:style-name="Standard"/>
        <text:p text:style-name="P74">Número total de referências bibliográficas apresentadas no documento.</text:p>
        <text:p text:style-name="P74"/>
        <text:p text:style-name="P74">Exemplo: 101</text:p>
        <text:p text:style-name="P74"/>
        <text:p text:style-name="P74">O conteúdo deste campo não é indexado. </text:p>
        <text:p text:style-name="P74"/>
        <text:p text:style-name="Standard"><text:span text:style-name="negrito_20_Char">073 - [livre]</text:span> (facultativo)</text:p>
        <text:p text:style-name="Standard"/>
        <text:p text:style-name="P74">O conteúdo deste campo quando for utilizado será indexado palavra por palavra. </text:p>
        <text:p text:style-name="P74"/>
        <text:p text:style-name="P74">Níveis bibliográficos: todos. </text:p>
        <text:p text:style-name="P74"/>
        <text:p text:style-name="Standard"><text:span text:style-name="negrito_20_Char">074 - Alcance Temporal</text:span> - Desde (facultativo)</text:p>
        <text:p text:style-name="Standard"/>
        <text:p text:style-name="P74">Ano inicial do período que representa o conteúdo de um documento que contenha dados históricos ou estatísticos.</text:p>
        <text:p text:style-name="P74"/>
        <text:p text:style-name="P74">Exemplo: 1960</text:p>
        <text:p text:style-name="P74"/>
        <text:p text:style-name="P74">O conteúdo deste campo é indexado no todo e com o prefixo [ F= ].</text:p>
        <text:p text:style-name="P74"/>
        <text:p text:style-name="P74">Exemplos de buscas: F=1960</text:p>
        <text:p text:style-name="P74"><text:s text:c="20"/>1960/(74)</text:p>
        <text:p text:style-name="Standard"/>
        <text:p text:style-name="Standard"><text:span text:style-name="negrito_20_Char">075 - Alcance Temporal - Até</text:span> (facultativo)</text:p>
        <text:p text:style-name="Standard"/>
        <text:p text:style-name="P74">Ano final do período que representa o conteúdo de um documento que contenha dados históricos ou estatísticos. </text:p>
        <text:p text:style-name="P74"/>
        <text:p text:style-name="P74">Exemplo: 1970</text:p>
        <text:p text:style-name="P74"/>
        <text:p text:style-name="P74">O conteúdo deste campo é indexado no todo e com o prefixo [ T= ].</text:p>
        <text:p text:style-name="P74"/>
        <text:p text:style-name="P74">Exemplos de buscas: T=1970</text:p>
        <text:p text:style-name="P74"><text:s text:c="20"/>1970/(75)</text:p>
        <text:p text:style-name="Standard"/>
        <text:p text:style-name="Standard"><text:soft-page-break/><text:span text:style-name="negrito_20_Char">076 - Descritor Pré-codificado</text:span> (facultativo)</text:p>
        <text:p text:style-name="Standard"/>
        <text:p text:style-name="P74">Termos ou códigos pré-definidos que representam o conteúdo de um documento. </text:p>
        <text:p text:style-name="P74"/>
        <text:p text:style-name="P74">Exemplo: idoso</text:p>
        <text:p text:style-name="P74"/>
        <text:p text:style-name="P74">Cada elemento deste campo é indexado no todo.</text:p>
        <text:p text:style-name="Standard"/>
        <text:p text:style-name="P74">Exemplos de buscas: idoso</text:p>
        <text:p text:style-name="P74"><text:s text:c="20"/>idoso/(76)</text:p>
        <text:p text:style-name="P74"/>
        <text:p text:style-name="Standard"><text:span text:style-name="negrito_20_Char">077 - [livre]</text:span> (facultativo)</text:p>
        <text:p text:style-name="Standard"/>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78 - Indivíduo como Tema</text:span> (facultativo)</text:p>
        <text:p text:style-name="Standard"/>
        <text:p text:style-name="P74">Nome da pessoa no caso de biografia. </text:p>
        <text:p text:style-name="P74"/>
        <text:p text:style-name="P74">Exemplo: Osvaldo Cruz</text:p>
        <text:p text:style-name="P74"/>
        <text:p text:style-name="P74">O conteúdo deste campo é indexado palavra por palavra e no todo com o prefixo [ DES= ].</text:p>
        <text:p text:style-name="P74"/>
        <text:p text:style-name="P74">Exemplos de buscas: Osvaldo Cruz</text:p>
        <text:p text:style-name="P74"><text:s text:c="20"/>Osvaldo/(78)</text:p>
        <text:p text:style-name="P74"><text:s text:c="20"/>DES=Osvaldo Cruz</text:p>
        <text:p text:style-name="Standard"/>
        <text:p text:style-name="Standard"><text:span text:style-name="negrito_20_Char">079 - Bibliografia de cursos</text:span> (facultativo)</text:p>
        <text:p text:style-name="Standard"><text:s/></text:p>
        <text:p text:style-name="P74">Código numérico que identifica o(s) Curso(s) para o(s) qual(is) o título seja indicado para compor sua bibliografia.</text:p>
        <text:p text:style-name="P74"/>
        <text:p text:style-name="P74">O registro da informação sobre o curso à qual o documento seja indicado para compor sua bibliografia é essencial para bibliotecas de instituições de ensino obrigadas a fornecer relatórios estatísticos para o MEC (Ministério da Educação) para reconhecimento de novos cursos ou para avaliação de cursos já reconhecidos.</text:p>
        <text:p text:style-name="P74"/>
        <text:p text:style-name="P74">As opções apresentadas na caixa de seleção do formulário são aquelas definidas na "<text:span text:style-name="T9">Base de dados Tipo de curso"</text:span>. Havendo necessidade, novas opções poderão ser acrescentadas. </text:p>
        <text:p text:style-name="P74"/>
        <text:p text:style-name="P74">Para a seleção de mais que uma opção da caixa de texto, mantenha a tecla [CTRL] pressionada para a seleção de mais de uma opção. </text:p>
        <text:p text:style-name="P74"/>
        <text:p text:style-name="P74">Cada elemento deste campo é indexado com o prefixo [código da biblioteca]CUR=.</text:p>
        <text:p text:style-name="P74"/>
        <text:p text:style-name="P74">Exemplos de buscas: </text:p>
        <text:p text:style-name="P74"/>
        <text:p text:style-name="P74">001CUR=16 <text:span text:style-name="T51">(para obter todos os registros do curso de Ciências Sociais da biblioteca 001)</text:span> </text:p>
        <text:p text:style-name="P74">001CUR=8 <text:span text:style-name="T51">(para obter todos os registros do curso de Biblioteconomia da biblioteca 001)</text:span></text:p>
        <text:p text:style-name="P74"/>
        <text:p text:style-name="P74"><text:span text:style-name="T56">Níveis bibliográficos: c, s, m</text:span> <text:s text:c="17"/></text:p>
        <text:p text:style-name="P74"/>
        <text:p text:style-name="Standard"><text:span text:style-name="negrito_20_Char">080 - [livre]</text:span> (facultativo)</text:p>
        <text:p text:style-name="Standard"/>
        <text:p text:style-name="P74">O conteúdo deste campo quando for utilizado será indexado palavra por palavra. </text:p>
        <text:p text:style-name="P74"/>
        <text:p text:style-name="P74"><text:soft-page-break/>Níveis bibliográficos: todos. </text:p>
        <text:p text:style-name="Standard"/>
        <text:p text:style-name="Standard"><text:span text:style-name="negrito_20_Char">081 - [livre]</text:span> (facultativo)</text:p>
        <text:p text:style-name="Standard"/>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82 - Outras Localidades</text:span> (facultativo)</text:p>
        <text:p text:style-name="Standard"/>
        <text:p text:style-name="P74">Descritores utilizados para representar conceitos geográficos<text:alphabetical-index-mark text:string-value="conceitos geográficos"/>.</text:p>
        <text:p text:style-name="P74"/>
        <text:p text:style-name="P74">Exemplo: Bacia do Rio Amazonas</text:p>
        <text:p text:style-name="P74"/>
        <text:p text:style-name="P74">O conteúdo deste campo é indexado palavra por palavra e no todo com o prefixo [ DES= ].</text:p>
        <text:p text:style-name="P74"/>
        <text:p text:style-name="P74">Exemplos de buscas: rio amazonas</text:p>
        <text:p text:style-name="P74"><text:s text:c="20"/>DES=bacia do rio amazonas</text:p>
        <text:p text:style-name="P74"><text:s text:c="20"/>negro/(82)</text:p>
        <text:p text:style-name="Standard"/>
        <text:p text:style-name="Standard"><text:span text:style-name="negrito_20_Char">083 - Resumo</text:span> (facultativo)</text:p>
        <text:p text:style-name="Standard"/>
        <text:p text:style-name="P74">Resumo ou dados descritivos do documento ou objeto.</text:p>
        <text:p text:style-name="P74"/>
        <text:p text:style-name="P74">O conteúdo deste campo é indexado palavra por palavra.</text:p>
        <text:p text:style-name="P74"/>
        <text:p text:style-name="P74">Exemplos de buscas: Viradouro</text:p>
        <text:p text:style-name="P74"><text:s text:c="31"/>Mario/(83)</text:p>
        <text:p text:style-name="Standard"/>
        <text:p text:style-name="Standard"><text:span text:style-name="negrito_20_Char">084 - Código HTML</text:span> (facultativo)</text:p>
        <text:p text:style-name="Standard"/>
        <text:p text:style-name="P74">Código HTML que será interpretado pelo PHL©Elysio. Este recurso quando utilizado com criatividade pode permitir a inclusão de hiperlinks<text:alphabetical-index-mark text:string-value="acesso público" text:key1="Hiperlinks"/> para outros sites, imagens, sons, videos, tabelas, etc. como parte da citação bibliográfica, interpretando todos os comandos disponíveis na linguagem html. </text:p>
        <text:p text:style-name="P74"/>
        <text:p text:style-name="P74">Exemplo 1: </text:p>
        <text:p text:style-name="P74">&lt;a href="http://www.elysio.com.br"&gt;Site do Elysio&lt;/a&gt;</text:p>
        <text:p text:style-name="P74">Este exemplo vai gerar o link Site do Elysio </text:p>
        <text:p text:style-name="P74"/>
        <text:p text:style-name="P74">Exemplo 2: </text:p>
        <text:p text:style-name="P74">&lt;img src="http://www.elysio.com.br/site/phl.jpg" border="0"&gt;</text:p>
        <text:p text:style-name="P74"/>
        <text:p text:style-name="P74">O conteúdo deste campo não é indexado. </text:p>
        <text:p text:style-name="Standard"/>
        <text:p text:style-name="Standard"><text:span text:style-name="negrito_20_Char">085 - Área do Conhecimento</text:span> (facultativo)</text:p>
        <text:p text:style-name="Standard"/>
        <text:p text:style-name="P74">Código numérico que identifica a área do conhecimento segundo tabela de áreas do conhecimento do CNPq para fins de emissão de relatórios estatísticos exigidos pelo MEC.</text:p>
        <text:p text:style-name="P74"/>
        <text:p text:style-name="P74">O registro da informação sobre a área do conhecimento à qual o documento se insere é essencial para bibliotecas de instituições de ensino obrigadas a fornecer relatórios estatísticos para o MEC (Ministério da Educação) para reconhecimento de novos cursos ou para avaliação de cursos já reconhecidos.</text:p>
        <text:p text:style-name="P74"/>
        <text:p text:style-name="P74">As opções apresentadas na caixa de seleção do formulário são aquelas recomendadas pelo CNPq e definidas na <text:span text:style-name="T9">Base de dados Tipo de área do conhecimento</text:span>.</text:p>
        <text:p text:style-name="P74"/>
        <text:p text:style-name="P74"><text:soft-page-break/>Somente os registros que estiverem com o campo de área temática preenchido é que serão contabilizados nos relatórios estatísticos gerados pelo PHL©Elysio.</text:p>
        <text:p text:style-name="P74"/>
        <text:p text:style-name="P74">O código numérico é indexado automaticamente com o prefixo [código da biblioteca]ATE=.</text:p>
        <text:p text:style-name="P74"><text:s/></text:p>
        <text:p text:style-name="P74">Exemplos de buscas:</text:p>
        <text:p text:style-name="Standard"><text:s/></text:p>
        <text:p text:style-name="P74">001ATE=1 <text:span text:style-name="T51">(obtém todos os registros da área Ciências Exatas e da Terra da biblioteca 001)</text:span></text:p>
        <text:p text:style-name="P74"><text:span text:style-name="T56">001ATE=4 </text:span><text:span text:style-name="T51">(obtém todos os registros da área Ciências da Saúde da biblioteca 001)</text:span></text:p>
        <text:p text:style-name="P74"/>
        <text:p text:style-name="P74">Níveis bibliográficos: c, s, m</text:p>
        <text:p text:style-name="Standard"/>
        <text:p text:style-name="Standard"><text:span text:style-name="negrito_20_Char">086 - Notas de conteúdo </text:span>(facultativo)</text:p>
        <text:p text:style-name="Standard"/>
        <text:p text:style-name="P74">Notas relativas ao conteúdo do documento e indicação da data de validade no caso de documentos de arquivo.</text:p>
        <text:p text:style-name="P74"/>
        <text:p text:style-name="P74">Exemplo: 1. Introdução</text:p>
        <text:p text:style-name="P74"><text:s text:c="14"/>2. Economia formal</text:p>
        <text:p text:style-name="P74"><text:s text:c="14"/>3. Microeconomia</text:p>
        <text:p text:style-name="P74"/>
        <text:p text:style-name="P74"/>
        <text:p text:style-name="P74">No caso de documentos de arquivo, este campo dispõe do subcampo "v" que permite o registro da data de validade (tabela de temporalidade<text:alphabetical-index-mark text:string-value="Tabela de temporalidade"/>), permitindo a emissão de relatório contendo os documentos com prazo de validade expirado para descarte<text:alphabetical-index-mark text:string-value="Tabela de temporalidade" text:key1="Descarte"/>. A data de validade deverá ser registrada no formato ISO (AAAAMMDD).</text:p>
        <text:p text:style-name="P74"/>
        <text:p text:style-name="P74">Exemplo: 01 - Fotocópia do CPF</text:p>
        <text:p text:style-name="P74"><text:s text:c="14"/>02 - Atestado de saúde^v20071231</text:p>
        <text:p text:style-name="P74"><text:s text:c="14"/>03 - Fotocópia da carteira de identidade </text:p>
        <text:p text:style-name="P74"/>
        <text:p text:style-name="P74">O conteúdo deste campo é indexado palavra por palavra. A data de validade é indexada com o prefixo [VAL=].</text:p>
        <text:p text:style-name="P74"/>
        <text:p text:style-name="P74">Exemplos de buscas:</text:p>
        <text:p text:style-name="P74"><text:tab/><text:tab/>CPF</text:p>
        <text:p text:style-name="P74"><text:tab/><text:tab/>identidade </text:p>
        <text:p text:style-name="P74"><text:s text:c="20"/>educacao</text:p>
        <text:p text:style-name="P74"><text:tab/><text:tab/>val=2007$</text:p>
        <text:p text:style-name="P74"><text:tab/><text:tab/>val=200712$</text:p>
        <text:p text:style-name="P74"><text:tab/><text:tab/>val=20071231</text:p>
        <text:p text:style-name="Standard"/>
        <text:p text:style-name="Standard"><text:span text:style-name="negrito_20_Char">087 - Descritores de conteúdo</text:span> (essencial)</text:p>
        <text:p text:style-name="Standard"/>
        <text:p text:style-name="P74">Palavras chaves (descritores) que representam o conteúdo temático do documento. </text:p>
        <text:p text:style-name="P74"/>
        <text:p text:style-name="P74">Este campo de dado dispõe de um subcampo (subcampo "s") que permite vincular um qualificador ao descritor. </text:p>
        <text:p text:style-name="P74"/>
        <text:p text:style-name="P74">Havendo necessidade do registro de mais de um descritor, estes deverão ser registrados um em cada linha da caixa de texto do formulário. </text:p>
        <text:p text:style-name="P74"/>
        <text:p text:style-name="P74">Exemplos: <text:span text:style-name="T66">Meio Ambiente</text:span></text:p>
        <text:p text:style-name="P74"><text:s text:c="18"/><text:span text:style-name="T66">Rio das velhas^sPoluição</text:span></text:p>
        <text:p text:style-name="P74"><text:s/></text:p>
        <text:p text:style-name="P74"/>
        <text:p text:style-name="P74">Cada elemento do conteúdo deste campo é indexado no todo, palavra por palavra e no todo com o prefixo [ DES= ].</text:p>
        <text:p text:style-name="P74"/>
        <text:p text:style-name="P74"><text:soft-page-break/>Exemplos de buscas: <text:span text:style-name="T66">Meio ambiente</text:span></text:p>
        <text:p text:style-name="P74"><text:s text:c="35"/><text:span text:style-name="T66">Meio ambiente/(87)</text:span></text:p>
        <text:p text:style-name="P74"><text:s text:c="35"/><text:span text:style-name="T66">DES=Meio ambiente</text:span></text:p>
        <text:p text:style-name="P74"><text:s text:c="35"/><text:span text:style-name="T66">Rio das velhas/poluição</text:span></text:p>
        <text:p text:style-name="P76"/>
        <text:p text:style-name="P75">O formulário de entrada de dados apresenta uma caixa de texto que dá acesso ao índice de descritores da base de dados do catálogo ou à lista de termos padronizados obtidos da base de dados de controle do vocabulário.</text:p>
        <text:p text:style-name="P75"/>
        <text:p text:style-name="P75"/>
        <text:p text:style-name="P74"/>
        <text:p text:style-name="Standard"><text:span text:style-name="negrito_20_Char">088 - Descritores Secundários</text:span> (facultativo)</text:p>
        <text:p text:style-name="Standard"/>
        <text:p text:style-name="P74">Descritores secundários para serem utilizados em combinação com os descritores de conteúdo. Os descritores registrados neste campo não aparecerão na referência bibliográfica. </text:p>
        <text:p text:style-name="P74"/>
        <text:p text:style-name="P74">Exemplo: Dotação orçamentária</text:p>
        <text:p text:style-name="P74"/>
        <text:p text:style-name="P74">Cada elemento do conteúdo deste campo é indexado no todo e palavra por palavra.</text:p>
        <text:p text:style-name="P74"/>
        <text:p text:style-name="P74">Exemplos de buscas: dotação orçamentária</text:p>
        <text:p text:style-name="P74"><text:s text:c="20"/>orcamentaria/(88)</text:p>
        <text:p text:style-name="P74"><text:s text:c="20"/>dotacao/(88)</text:p>
        <text:p text:style-name="P74"/>
        <text:p text:style-name="Standard"><text:span text:style-name="negrito_20_Char">089 - Observações do Bibliotecário</text:span> (facultativo)</text:p>
        <text:p text:style-name="Standard"/>
        <text:p text:style-name="P74">Informações restritas sobre o título catalogado. Estas informações não são apresentadas ao público. </text:p>
        <text:p text:style-name="P74"/>
        <text:p text:style-name="P74">Exemplo: <text:s/>Separar para envio no próximo lote de encadernação.</text:p>
        <text:p text:style-name="P74"/>
        <text:p text:style-name="P74">O conteúdo deste campo é indexado palavra por palavra.</text:p>
        <text:p text:style-name="P74"/>
        <text:p text:style-name="P74">Exemplos de buscas: encontrado/(89)</text:p>
        <text:p text:style-name="P74"><text:s text:c="20"/>extraviados/(89)</text:p>
        <text:p text:style-name="P74"><text:s text:c="20"/>extraviados</text:p>
        <text:p text:style-name="Standard"/>
        <text:p text:style-name="Standard"><text:span text:style-name="negrito_20_Char">090 - Disponibilidade</text:span> (obrigatório)</text:p>
        <text:p text:style-name="Standard"/>
        <text:p text:style-name="P74">Restrições que impedem que o registro seja apresentado ao usuário durante uma busca no catálogo. O formulário apresenta três opções:</text:p>
        <text:p text:style-name="P74"/>
        <text:list text:style-name="WW8Num4">
          <text:list-item>
            <text:p text:style-name="P117">Apresentar</text:p>
          </text:list-item>
          <text:list-item>
            <text:p text:style-name="P117">Ocultar</text:p>
          </text:list-item>
          <text:list-item>
            <text:p text:style-name="P117">Restrito</text:p>
          </text:list-item>
        </text:list>
        <text:p text:style-name="P74"/>
        <text:p text:style-name="P74"><text:span text:style-name="T9">Apresentar:</text:span> Por padrão, o formulário vem marcado com esta opção quando um novo registro é criado, significando que imediatamente após a gravação, o registro estará disponível para o usuário.</text:p>
        <text:p text:style-name="P74"/>
        <text:p text:style-name="P74"><text:span text:style-name="T9">Ocultar:</text:span> O registro será gravado mas ficará temporariamente indisponível até que seja liberado pelo bibliotecário. Esta opção é indicada quando o registro ainda requer revisões.</text:p>
        <text:p text:style-name="P74"/>
        <text:p text:style-name="P74"><text:span text:style-name="T9">Restrito:</text:span><text:alphabetical-index-mark text:string-value="restrições de acesso" text:key1="Buscas"/> Restringe o acesso ao documento aos usuários matriculados ou a uma classe específica de usuário. </text:p>
        <text:p text:style-name="P74"/>
        <text:p text:style-name="P74">O conteúdo deste campo é indexado com o prefixo [ STT= ].</text:p>
        <text:p text:style-name="P74"/>
        <text:p text:style-name="P74"><text:soft-page-break/>Exemplo de busca: STT=c</text:p>
        <text:p text:style-name="P74"/>
        <text:p text:style-name="Standard"><text:span text:style-name="negrito_20_Char">091 - Nível da restrição</text:span> (facultativo)</text:p>
        <text:p text:style-name="P74">Havendo restrições de acesso ao documento, indicar a classe (tipo) de usuário matriculados que poderá ter acesso ao documento restrito. </text:p>
        <text:p text:style-name="P74"/>
        <text:p text:style-name="P74">A caixa de opções apresentada no formulário do registro do catálogo será composta a partir das opções de tipos de usuários definidos pela biblioteca ou centro de informação na base de dados de tipos de usuários.</text:p>
        <text:p text:style-name="P74"/>
        <text:p text:style-name="P74">Se nenhum nível de restrição for selecionado, o documento estará disponível a todos os usuários matriculados.</text:p>
        <text:p text:style-name="Standard"/>
        <text:p text:style-name="Standard"><text:span text:style-name="negrito_20_Char">092 - [livre]</text:span> (facultativo) </text:p>
        <text:p text:style-name="Standard"/>
        <text:p text:style-name="Standard"><text:span text:style-name="negrito_20_Char">093 - [livre]</text:span> (facultativo)</text:p>
        <text:p text:style-name="Standard"/>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94 - [livre]</text:span> (facultativo)</text:p>
        <text:p text:style-name="Standard"/>
        <text:p text:style-name="P74">O conteúdo deste campo quando for utilizado será indexado palavra por palavra. </text:p>
        <text:p text:style-name="P74"/>
        <text:p text:style-name="P74">Níveis bibliográficos: todos. </text:p>
        <text:p text:style-name="Standard"/>
        <text:p text:style-name="Standard"><text:span text:style-name="negrito_20_Char">095 - [livre]</text:span> (facultativo)</text:p>
        <text:p text:style-name="Standard"/>
        <text:p text:style-name="P74">O conteúdo deste campo quando for utilizado será indexado palavra por palavra. </text:p>
        <text:p text:style-name="P74"/>
        <text:p text:style-name="P74">Níveis bibliográficos: todos.</text:p>
        <text:p text:style-name="Standard"/>
        <text:p text:style-name="Standard"><text:span text:style-name="negrito_20_Char">096 - Código HTML - restrito </text:span>(facultativo)</text:p>
        <text:p text:style-name="Standard"/>
        <text:p text:style-name="P74">Código HTML que será interpretado pelo PHL©Elysio e apresentado somente para funcionários da biblioteca ou usuários cadastrados. Este recurso quando utilizado com criatividade pode permitir a inclusão de hiperlinks<text:alphabetical-index-mark text:string-value="acesso restrito" text:key1="Hiperlinks"/> para outros sites, imagens, sons, videos, tabelas, etc. como parte da citação bibliográfica, interpretando todos os comandos disponíveis na linguagem html. </text:p>
        <text:p text:style-name="P74"/>
        <text:p text:style-name="P74">Exemplo 1: </text:p>
        <text:p text:style-name="P74">&lt;a href="http://www.elysio.com.br"&gt;Site do Elysio&lt;/a&gt;</text:p>
        <text:p text:style-name="P74">Este exemplo vai gerar o link Site do Elysio </text:p>
        <text:p text:style-name="P74"/>
        <text:p text:style-name="P74">Exemplo 2: </text:p>
        <text:p text:style-name="P74">&lt;img src="http://www.elysio.com.br/site/phl.jpg" border="0"&gt;</text:p>
        <text:p text:style-name="P74"/>
        <text:p text:style-name="P74">O conteúdo deste campo não é indexado. </text:p>
        <text:p text:style-name="Standard"/>
        <text:p text:style-name="Standard"><text:span text:style-name="negrito_20_Char">097 - [livre]</text:span> (facultativo)</text:p>
        <text:p text:style-name="Standard"/>
        <text:p text:style-name="P74">O conteúdo deste campo quando for utilizado será indexado palavra por palavra. </text:p>
        <text:p text:style-name="P74"/>
        <text:p text:style-name="P74">Níveis bibliográficos: todos. </text:p>
        <text:p text:style-name="P74"/>
        <text:p text:style-name="Standard"><text:span text:style-name="negrito_20_Char">098 - [livre]</text:span> (facultativo)</text:p>
        <text:p text:style-name="Standard"/>
        <text:p text:style-name="P74">O conteúdo deste campo quando for utilizado será indexado palavra por palavra. </text:p>
        <text:p text:style-name="P74"/>
        <text:p text:style-name="P74"><text:soft-page-break/>Níveis bibliográficos: todos. </text:p>
        <text:p text:style-name="Standard"/>
        <text:p text:style-name="Standard"><text:span text:style-name="negrito_20_Char">099 - [livre]</text:span> (facultativo)</text:p>
        <text:p text:style-name="Standard"/>
        <text:p text:style-name="P74">O conteúdo deste campo quando for utilizado será indexado palavra por palavra. </text:p>
        <text:p text:style-name="P74"/>
        <text:p text:style-name="P74">Níveis bibliográficos: todos.</text:p>
        <text:p text:style-name="P74"/>
        <text:p text:style-name="P61"><text:span text:style-name="T10">103 - Cutter / PHA</text:span> (essencial)</text:p>
        <text:p text:style-name="P61"/>
        <text:p text:style-name="P74">Código de classificação do autor segundo a tabela de classificação de nomes adotada pela biblioteca (Cutter, PHA, etc.).</text:p>
        <text:p text:style-name="P74"/>
        <text:p text:style-name="P74">Exemplo: T123a</text:p>
        <text:p text:style-name="P74"/>
        <text:p text:style-name="P74">O conteúdo deste campo é indexado com o prefixo “NAU=”</text:p>
        <text:p text:style-name="P74"/>
        <text:p text:style-name="P74">Exemplo de busca: NAU=T123a</text:p>
        <text:p text:style-name="Standard"/>
        <text:p text:style-name="Standard"><text:span text:style-name="negrito_20_Char">105 - Gênero documental</text:span> (facultativo)</text:p>
        <text:p text:style-name="Standard"/>
        <text:p text:style-name="P74">Tipo de gênero documental segundo as normas NOBRADE (Norma Brasileira de Descrição Arquivística). Este tipo de informação é necessário para complementar a descrição de documentos de arquivos.</text:p>
        <text:p text:style-name="P74"/>
        <text:p text:style-name="P74">As opções apresentadas nesta caixa de seleção serão aquelas definidas na base de dados de configuração de<text:span text:style-name="T9"> Tipo de gênero</text:span>. Cada registro desta base de dados irá corresponder a um tipo de gênero previsto. Havendo necessidade, novos tipos podem ser criados.</text:p>
        <text:p text:style-name="P74"/>
        <text:p text:style-name="P74">O tipo de gênero pode ser complementado com informações que caracterizam o tipo de suporte ou mídia do documento. Esta complementação é feita selecionando o tipo de suporte na caixa de seleção apresentada no campo #022 do formulário. Por exemplo, um documento do gênero "Bibliográfico" pode ser complementado com o tipo de suporte papel. Os tipos de suporte serão aqueles definidos na base de dados de configuração de <text:span text:style-name="T9"><text:s/>Tipo de suporte</text:span>.</text:p>
        <text:p text:style-name="Standard"/>
        <text:p text:style-name="P74">Níveis bibliográficos: todos. </text:p>
        <text:p text:style-name="Standard"/>
        <text:p text:style-name="Standard"><text:span text:style-name="negrito_20_Char">121 - Créditos ou Ementa</text:span> (nível analítico) (facultativo)</text:p>
        <text:p text:style-name="Standard"/>
        <text:p text:style-name="P74">Créditos sobre a produção no caso de partes de documentos de áudio ou vídeo ou ementa do documento no caso de legislação. Havendo mais que um item da ementa ou várias notas de créditos, estas deverão ser registradas, uma em cada linha na caixa de texto do formulário. </text:p>
        <text:p text:style-name="P74"/>
        <text:p text:style-name="P74">Exemplo: Intérprete: Maria Bethania</text:p>
        <text:p text:style-name="P74"/>
        <text:p text:style-name="P74">O conteúdo deste campo é indexado palavra por palavra.</text:p>
        <text:p text:style-name="P74"/>
        <text:p text:style-name="P74">Exemplos de buscas: Miguel Propschi</text:p>
        <text:p text:style-name="P74"><text:s text:c="20"/>Miguel/(121)</text:p>
        <text:p text:style-name="P74"/>
        <text:p text:style-name="P74">Níveis bibliográficos: am, as. </text:p>
        <text:p text:style-name="P74"/>
        <text:p text:style-name="Standard"><text:span text:style-name="negrito_20_Char">141 - Informação Descritiva da parte</text:span> (essencial)</text:p>
        <text:p text:style-name="Standard"/>
        <text:p text:style-name="P74">Informações descritivas sobre características físicas do parte que possui outra características que não seja a divisão por páginas. Tais como, folhas, dimensões, peso, tempo de duração, tamanho, escalas, etc. </text:p>
        <text:p text:style-name="P74"><text:soft-page-break/>Exemplos:</text:p>
        <text:p text:style-name="P74"/>
        <text:p text:style-name="P74">fls. 12-13</text:p>
        <text:p text:style-name="P74">1 fot., color. 16 cm x 56 cm</text:p>
        <text:p text:style-name="P74">1 transparência, color., 25 cm x 20 cm</text:p>
        <text:p text:style-name="P74">31 diapositivos: color + 1 fita cassete sonoro (15 min) mono</text:p>
        <text:p text:style-name="P74">1 grav., serigraf., color., 46 cm x 63 cm</text:p>
        <text:p text:style-name="P74">Altura: 1083 pixels. Largura: 827 pixels. 300 dpi. 32 BIT CMYK, 3.5 Mb</text:p>
        <text:p text:style-name="P74">Escala 1:2000</text:p>
        <text:p text:style-name="P74"><text:span text:style-name="T46">1 mapa, color., 79 cm x 95 cm. </text:span>Escala 1:600.000</text:p>
        <text:p text:style-name="P74">Fx 28, n. 15. Escala 1:35.000</text:p>
        <text:p text:style-name="P74">Imagem de satélite. Canais 3, 4 e composição colorida 3, 4 e 5.</text:p>
        <text:p text:style-name="P74">Escala 1:100.000</text:p>
        <text:p text:style-name="P74">Imagem de satélite: 1999071318.GIF: 557 Kb</text:p>
        <text:p text:style-name="P74">1 partitura</text:p>
        <text:p text:style-name="P74">10,7 cm de diâm. x 24,5 cm de alt</text:p>
        <text:p text:style-name="P74">17 cm de alt</text:p>
        <text:p text:style-name="P74"/>
        <text:p text:style-name="P74">O conteúdo deste campo não é indexado. </text:p>
        <text:p text:style-name="P74"/>
        <text:p text:style-name="P74">Níveis bibliográficos: am, as. </text:p>
        <text:p text:style-name="Standard"/>
        <text:p text:style-name="Standard"><text:span text:style-name="negrito_20_Char">181 - Subtítulo</text:span> (essencial)</text:p>
        <text:p text:style-name="P74"/>
        <text:p text:style-name="P74">Subtítulo que acompanha o título do documento registrado no campo (18 - Título). Esta informação será apresentada na referência bibliográfica, separada do título com dois pontos, portanto, este sinal não deverá ser transcrito como conteúdo do campo. </text:p>
        <text:p text:style-name="P74"/>
        <text:p text:style-name="P74">Exemplo: um enfoque histórico</text:p>
        <text:p text:style-name="P74"/>
        <text:p text:style-name="P74">O conteúdo deste campo é indexado palavra por palavra. </text:p>
        <text:p text:style-name="P74">Exemplos de buscas: um enfoque histórico</text:p>
        <text:p text:style-name="P74"><text:s text:c="20"/>enfoque/(181)</text:p>
        <text:p text:style-name="P74"/>
        <text:p text:style-name="P74">Níveis bibliográficos: todos. </text:p>
        <text:p text:style-name="Standard"/>
        <text:p text:style-name="Standard"><text:span text:style-name="negrito_20_Char">182 - Subtítulo da Série</text:span> (essencial)</text:p>
        <text:p text:style-name="Standard"/>
        <text:p text:style-name="P74">Subtítulo que acompanha o título do documento registrado no campo (30 - Série Periódica). </text:p>
        <text:p text:style-name="P74"/>
        <text:p text:style-name="P74">Exemplo: notícias</text:p>
        <text:p text:style-name="P74"><text:s/></text:p>
        <text:p text:style-name="P74">O conteúdo deste campo é indexado palavra por palavra.</text:p>
        <text:p text:style-name="P74"/>
        <text:p text:style-name="P74">Exemplos de buscas: notícias</text:p>
        <text:p text:style-name="P74"><text:s text:c="20"/>notícias/(182)</text:p>
        <text:p text:style-name="P74"/>
        <text:p text:style-name="P74">Níveis bibliográficos: s, as. </text:p>
        <text:p text:style-name="Standard"/>
        <text:p text:style-name="Standard"><text:span text:style-name="negrito_20_Char">186 - Comentários WIKI - Folksonomia</text:span> (facultativo)</text:p>
        <text:p text:style-name="Standard"/>
        <text:p text:style-name="P74">Comentário feito pelo usuário sobre o documento catalogado. </text:p>
        <text:p text:style-name="P74">O conteúdo deste campo é criado pelos usuários cujo regulamento permita que insiram comentários sobre o documento, permitindo que as citações sejam enriquecidas em tempo real.</text:p>
        <text:p text:style-name="P74"/>
        <text:p text:style-name="P74">O conteúdo deste campo é indexado palavra por palavra.</text:p>
        <text:p text:style-name="P74"/>
        <text:p text:style-name="P74">Níveis bibliográficos: todos.</text:p>
        <text:p text:style-name="Standard"><text:soft-page-break/></text:p>
        <text:p text:style-name="Standard"><text:span text:style-name="negrito_20_Char">996 – Identificação do Todo </text:span><text:span text:style-name="negrito_20_Char"><text:span text:style-name="T27">(obrigatório)</text:span></text:span></text:p>
        <text:p text:style-name="Standard"/>
        <text:p text:style-name="P74">Código correspondente ao número de identicação registrado no campo #002 do registro que contém os dados do documento do qual esta analítica é parte. Este código é utilizado como elo entre as partes de um documento ou objeto e o seu todo. É de presença obrigatória para registros tratados a nível analítico.</text:p>
        <text:p text:style-name="P74"/>
        <text:p text:style-name="P74">Este código é obtido automaticamente durante o processo de descrição de uma analítica através da opção “analítica” apresentada no menu do registro descrito no todo e não deve ser modificado. </text:p>
        <text:p text:style-name="P74"/>
        <text:p text:style-name="P74">O conteúdo deste campo é indexado com o prefixo “PAI=”</text:p>
        <text:p text:style-name="P74"/>
        <text:p text:style-name="P74">Níveis bibliográficos: am, as.</text:p>
        <text:p text:style-name="Standard"/>
        <text:p text:style-name="Standard"><text:span text:style-name="T37">998 – Cópia de segurança do MFN do registro</text:span> (obrigatório)</text:p>
        <text:p text:style-name="Standard"/>
        <text:p text:style-name="P74">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p>
        <text:p text:style-name="Standard"/>
        <text:p text:style-name="Standard"><text:span text:style-name="negrito_20_Char">999 - Datas de Controle</text:span> (obrigatório)</text:p>
        <text:p text:style-name="Standard"/>
        <text:p text:style-name="P74">Notação composta da data de criação e última modificação do registro e identificação do nome do responsável. A notação de controle é registrada e controlada automaticamente pelo PHL©Elysio.</text:p>
        <text:p text:style-name="P74"/>
        <text:p text:style-name="P74">^d - Data e horário de criação ou modificação do registro no formato AAAAMMDD; </text:p>
        <text:p text:style-name="P74">^b - Identificação do responsável pela criação ou edição do registro.</text:p>
        <text:p text:style-name="P74"/>
        <text:p text:style-name="P74">A data de criação do registro é indexado com o prefixo [ DTR= ] e o responsável pela criação do registro é indexado o prefixo [ BIC= ]. O ano de criação do registro é indexado com o prefixo [ ANO= ], o mês com o prefixo [ MES= ] e o dia com o prefixo [ DIA= ].</text:p>
        <text:p text:style-name="P74"/>
        <text:p text:style-name="P74">A data da modificação do registro é indexada com o prefixo [ DTM= ] e o responsável pela última alteração feita no registro é indexada com o prefixo [ BIE= ] .</text:p>
        <text:p text:style-name="P74"/>
        <text:p text:style-name="P74">Exemplo de busca pela data do registro: DTR=20040201</text:p>
        <text:p text:style-name="P74"/>
        <text:p text:style-name="P74">Exemplo de busca pelo criador do registro: BIC=login</text:p>
        <text:p text:style-name="P74"/>
        <text:p text:style-name="P74">Exemplo de busca pelo responsável pela modificação: BIE=login</text:p>
        <text:p text:style-name="P74"/>
        <text:p text:style-name="P74">Exemplo de busca pelo ano de criação do registro: ANO=2003</text:p>
        <text:p text:style-name="P74"/>
        <text:p text:style-name="P74">Exemplo de busca pelo mês de criação do registro: MES=02</text:p>
        <text:p text:style-name="P74"/>
        <text:p text:style-name="P74">Exemplo de busca pelo dia de criação do registro: DIA=01</text:p>
        <text:p text:style-name="P74"/>
        <text:p text:style-name="P74">Exemplo de busca pela data de modificação do registro: DTM=20050201</text:p>
        <text:p text:style-name="P74"/>
        <text:p text:style-name="P61"><text:span text:style-name="negrito_20_Char">Mensagens de erro e alertas sobre o estado do registro:</text:span><text:alphabetical-index-mark text:string-value="registro do catálogo" text:key1="Validação"/><text:span text:style-name="negrito_20_Char"/></text:p>
        <text:p text:style-name="P61"><text:span text:style-name="negrito_20_Char"/></text:p>
        <text:p text:style-name="P74"><text:span text:style-name="negrito_20_Char"><text:span text:style-name="T3">001: AUSENTE (erro fatal)</text:span></text:span></text:p>
        <text:p text:style-name="P74"><text:span text:style-name="negrito_20_Char"><text:span text:style-name="T18">O registro foi criado por outro programa e este campo de dado não foi considerado. Este erro torna o registro inválido e deverá ser eliminado da base de dados.</text:span></text:span></text:p>
        <text:p text:style-name="P74"><text:span text:style-name="negrito_20_Char"><text:span text:style-name="T18"/></text:span></text:p>
        <text:p text:style-name="P74"><text:span text:style-name="negrito_20_Char"><text:span text:style-name="T4">001: <text:s/>INVÁLIDO (erro fatal)</text:span></text:span></text:p>
        <text:p text:style-name="P74"><text:soft-page-break/><text:span text:style-name="negrito_20_Char"><text:span text:style-name="T18">O código registrado não foi encontrado na base de dados de configuração da biblioteca <text:s/>nenhum registro cujo campo #601 tenha esta identificação. Este erro torna o registro inválido e deverá ser eliminado da base de dados.</text:span></text:span></text:p>
        <text:p text:style-name="P74"><text:span text:style-name="negrito_20_Char"><text:span text:style-name="T18"/></text:span></text:p>
        <text:p text:style-name="P74"><text:span text:style-name="negrito_20_Char"><text:span text:style-name="T4">002: AUSENTE (erro fatal)</text:span></text:span></text:p>
        <text:p text:style-name="P74"><text:span text:style-name="negrito_20_Char"><text:span text:style-name="T18">O número que identifica este registro na base de dados do catálogo não foi encontrado. Este erro torna o registro inválido e deverá ser eliminado da base de dados.</text:span></text:span></text:p>
        <text:p text:style-name="P74"><text:span text:style-name="negrito_20_Char"><text:span text:style-name="T18"/></text:span></text:p>
        <text:p text:style-name="P74"><text:span text:style-name="negrito_20_Char"><text:span text:style-name="T4">002: DUPLICADO (erro fatal)</text:span></text:span></text:p>
        <text:p text:style-name="P74"><text:span text:style-name="negrito_20_Char"><text:span text:style-name="T18">Duplicidade no número de identificação do registro. Foi encontrado mais que um registro com o mesmo número de identificação. <text:s/>Este erro torna o registro inválido e deverá ser eliminado da base de dados.</text:span></text:span></text:p>
        <text:p text:style-name="P74"><text:span text:style-name="negrito_20_Char"><text:span text:style-name="T18"/></text:span></text:p>
        <text:p text:style-name="P74"><text:span text:style-name="negrito_20_Char"><text:span text:style-name="T4">003: AUSENTE</text:span></text:span></text:p>
        <text:p text:style-name="P74"><text:span text:style-name="negrito_20_Char"><text:span text:style-name="T18">Não foi encontrado o código que irá permitir a localização do documento na estante. Nos documentos tratados a nível monográfico e a nível de série devem possuir um código que permita sua localização no acervo da biblioteca.</text:span></text:span></text:p>
        <text:p text:style-name="P74"><text:span text:style-name="negrito_20_Char"><text:span text:style-name="T18"/></text:span></text:p>
        <text:p text:style-name="P74"><text:span text:style-name="negrito_20_Char"><text:span text:style-name="T4">005: AUSENTE</text:span></text:span></text:p>
        <text:p text:style-name="P74"><text:span text:style-name="negrito_20_Char"><text:span text:style-name="T18">Não foi encontrado informação sobre o tipo de documento. Edite o registro e selecione o tipo de documento a partir da caixa de seleção dos típos disponíveis.</text:span></text:span></text:p>
        <text:p text:style-name="P74"><text:span text:style-name="negrito_20_Char"><text:span text:style-name="T18"/></text:span></text:p>
        <text:p text:style-name="P74"><text:span text:style-name="negrito_20_Char"><text:span text:style-name="T4">005: INVÁLIDO</text:span></text:span></text:p>
        <text:p text:style-name="P74"><text:span text:style-name="negrito_20_Char"><text:span text:style-name="T18">O tipo de documento registrado neste campo não é um tipo reconhecido na base de dados de tipos de documentos. Edite o registro e selecione um tipo de documento válido a partir da caixa de seleção dos tipos disponíveis.</text:span></text:span></text:p>
        <text:p text:style-name="P74"><text:span text:style-name="negrito_20_Char"><text:span text:style-name="T18"/></text:span></text:p>
        <text:p text:style-name="P74"><text:span text:style-name="negrito_20_Char"><text:span text:style-name="T4">006: AUSENTE</text:span></text:span></text:p>
        <text:p text:style-name="P74"><text:span text:style-name="negrito_20_Char"><text:span text:style-name="T18">A informação sobre o nível de tratamento dado ao documento (nível bibliográfico) não foi encontrada. Edite o registro e selecione o nível bibliográfico que corresponde ao tipo de descrição que se pretende dar ao documento.</text:span></text:span></text:p>
        <text:p text:style-name="P74"><text:span text:style-name="negrito_20_Char"><text:span text:style-name="T18"/></text:span></text:p>
        <text:p text:style-name="P74"><text:span text:style-name="negrito_20_Char"><text:span text:style-name="T4">006: NÍVEL INVÁLIDO</text:span></text:span></text:p>
        <text:p text:style-name="P74"><text:span text:style-name="negrito_20_Char"><text:span text:style-name="T18">O nível de tratamento indicado é desconhecido pelo sistema. Edite o registro e selecione o nível que irá corresponder ao tratamento que se pretende dar ao documento.</text:span></text:span></text:p>
        <text:p text:style-name="P74"><text:span text:style-name="negrito_20_Char"><text:span text:style-name="T18"/></text:span></text:p>
        <text:p text:style-name="P74"><text:span text:style-name="negrito_20_Char"><text:span text:style-name="T4">007: DUPLICADO</text:span></text:span></text:p>
        <text:p text:style-name="P74"><text:span text:style-name="negrito_20_Char"><text:span text:style-name="T18">O número do tombo identificado está sendo utilizado para identificar 2 ou mais exemplares. Cada exemplar do acervo deverá receber um número de tombo (número de patrimônio) único. Não pode haver no acervo, dois ou mais exemplares com o mesmo número de patrimônio (tombo). Edite a base de dados de tombo e elimine os registros duplicados.</text:span></text:span></text:p>
        <text:p text:style-name="P74"><text:span text:style-name="negrito_20_Char"><text:span text:style-name="T18"/></text:span></text:p>
        <text:p text:style-name="P74"><text:span text:style-name="negrito_20_Char"><text:span text:style-name="T4">007: INEXISTENTE</text:span></text:span></text:p>
        <text:p text:style-name="P74"><text:span text:style-name="negrito_20_Char"><text:span text:style-name="T18">Não foi encontrado na base de dados de tombo correspondência para este tombo relacionado a este título. Abra o registro do título no catálogo no modo de edição, clique em “Salvar/sair” que o campo #007 será reconstituido automaticamente com informações sobre os exemplares relacionados com este título.</text:span></text:span></text:p>
        <text:p text:style-name="P74"><text:span text:style-name="negrito_20_Char"><text:span text:style-name="T18"/></text:span></text:p>
        <text:p text:style-name="P74"><text:span text:style-name="negrito_20_Char"><text:span text:style-name="T4">010: DESCONHECIDO</text:span></text:span></text:p>
        <text:p text:style-name="P74"><text:span text:style-name="negrito_20_Char"><text:span text:style-name="T18">Não foi encontrado correspondência entre o nome do autor registrado neste campo e os nomes válidos registrados na base de dados de Autoridades. Se o nome estiver correto, </text:span></text:span><text:span text:style-name="negrito_20_Char"><text:span text:style-name="T18">cadastre-o na base de dados de Autoridades. Se estiver errado, padronize-o conforme o nome válido registrado na base de dados de Autoridades.</text:span></text:span></text:p>
        <text:p text:style-name="P74"><text:span text:style-name="negrito_20_Char"><text:span text:style-name="T18"/></text:span></text:p>
        <text:p text:style-name="P74"><text:span text:style-name="negrito_20_Char"><text:span text:style-name="T4">011: DESCONHECIDO</text:span></text:span></text:p>
        <text:p text:style-name="P74"><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74"><text:soft-page-break/><text:span text:style-name="negrito_20_Char"><text:span text:style-name="T18"/></text:span></text:p>
        <text:p text:style-name="P74"><text:span text:style-name="negrito_20_Char"><text:span text:style-name="T4">012: AUSENTE</text:span></text:span></text:p>
        <text:p text:style-name="P74"><text:span text:style-name="negrito_20_Char"><text:span text:style-name="T18">O título do artigo ou capítulo não foi fornecido. Os documentos tratados a nível analítico monográfico ou analítico de série devem possuir o título da parte. Edite o registro e preencha o campo de dado com o título correspondente.</text:span></text:span></text:p>
        <text:p text:style-name="P74"><text:span text:style-name="negrito_20_Char"><text:span text:style-name="T18"/></text:span></text:p>
        <text:p text:style-name="P74"><text:span text:style-name="negrito_20_Char"><text:span text:style-name="T4">014: AUSENTE</text:span></text:span></text:p>
        <text:p text:style-name="P74"><text:span text:style-name="negrito_20_Char"><text:span text:style-name="T18">A informação sobre a paginação do artigo ou capítulo não foi encontrada. É obrigatório o fornecimento da informação sobre o intervalo de páginas. Se esta informação não for conhecida, edite o registro e preencha com a informação [s.p.]</text:span></text:span></text:p>
        <text:p text:style-name="P74"><text:span text:style-name="negrito_20_Char"><text:span text:style-name="T18"/></text:span></text:p>
        <text:p text:style-name="P74"><text:span text:style-name="negrito_20_Char"><text:span text:style-name="T4">016: DESCONHECIDO</text:span></text:span></text:p>
        <text:p text:style-name="P74"><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74"><text:span text:style-name="negrito_20_Char"><text:span text:style-name="T18"/></text:span></text:p>
        <text:p text:style-name="P74"><text:span text:style-name="negrito_20_Char"><text:span text:style-name="T4">017: DESCONHECIDO</text:span></text:span></text:p>
        <text:p text:style-name="P74"><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74"><text:span text:style-name="negrito_20_Char"><text:span text:style-name="T18"/></text:span></text:p>
        <text:p text:style-name="P74"><text:span text:style-name="negrito_20_Char"><text:span text:style-name="T4">018: AUSENTE</text:span></text:span></text:p>
        <text:p text:style-name="P74"><text:span text:style-name="negrito_20_Char"><text:span text:style-name="T18">O título da monografia não foi fornecido. Edite o registro e forneça o título do documento.</text:span></text:span></text:p>
        <text:p text:style-name="P74"><text:span text:style-name="negrito_20_Char"><text:span text:style-name="T18"/></text:span></text:p>
        <text:p text:style-name="P74"><text:span text:style-name="negrito_20_Char"><text:span text:style-name="T4">020: AUSENTE</text:span></text:span></text:p>
        <text:p text:style-name="P74"><text:span text:style-name="negrito_20_Char"><text:span text:style-name="T18">A informação sobre o total de páginas não foi fornecida. A informação sobre o total de páginas (campo #20) ou a descrição (campo #38) do tamanho ou duração de um documento que não seja impresso é obrigatória. Caso esta informação não seja conhecida ou não possa ser estimada, registra-se [s.p.]</text:span></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4">022: AUSENTE</text:span></text:span></text:p>
        <text:p text:style-name="P74"><text:span text:style-name="negrito_20_Char"><text:span text:style-name="T18">A informação sobre o tipo de suporte do documento não pode ser obtida. Edite o registro e selecione um dos tipos de suportes disponíveis na caixa de seleção. Caso o documento seja apresentado em um suporte que ainda não foi previsto, crie este novo tipo de suporte clicando em “Configuração”, e selecione a base de dados “Tipo de suporte” e depois clique no link “Inserir”. </text:span></text:span></text:p>
        <text:p text:style-name="P74"><text:span text:style-name="negrito_20_Char"><text:span text:style-name="T18"/></text:span></text:p>
        <text:p text:style-name="P74"><text:span text:style-name="negrito_20_Char"><text:span text:style-name="T4">022: INVÁLIDO</text:span></text:span></text:p>
        <text:p text:style-name="P74"><text:span text:style-name="negrito_20_Char"><text:span text:style-name="T18">O tipo de suporte registrado neste campo não é um tipo reconhecido na base de dados de tipos de suporte. Edite o registro e selecione um tipo de suporte válido a partir da caixa de seleção dos tipos disponíveis.</text:span></text:span></text:p>
        <text:p text:style-name="P74"><text:span text:style-name="negrito_20_Char"><text:span text:style-name="T18"/></text:span></text:p>
        <text:p text:style-name="P74"><text:span text:style-name="negrito_20_Char"><text:span text:style-name="T4">028: AUSENTE</text:span></text:span></text:p>
        <text:p text:style-name="P74"><text:span text:style-name="negrito_20_Char"><text:span text:style-name="T18">A informação sobre a nacionalidade do documento não foi registrada. Esta informação é obrigatória quando seu uso estiver habilitado no formulário do catálogo. É uma informação utilizada para a emissão dos relatórios estatísticos exigidos pelo MEC. Edite o registro e selecione a opção correspondente à nacionalidade do documento disponível na caixa de seleção apresentada no formulário.</text:span></text:span></text:p>
        <text:p text:style-name="P74"><text:span text:style-name="negrito_20_Char"><text:span text:style-name="T18"/></text:span></text:p>
        <text:p text:style-name="P74"><text:span text:style-name="negrito_20_Char"><text:span text:style-name="T4">030: AUSENTE</text:span></text:span></text:p>
        <text:p text:style-name="P74"><text:span text:style-name="negrito_20_Char"><text:span text:style-name="T18">A informação sobe o título do periódico (série) não foi registrado. Edite o registro e forneça o título do periódico.</text:span></text:span></text:p>
        <text:p text:style-name="P74"><text:span text:style-name="negrito_20_Char"><text:span text:style-name="T18"/></text:span></text:p>
        <text:p text:style-name="P74"><text:span text:style-name="negrito_20_Char"><text:span text:style-name="T4">030: Este periódico não foi descrito no Kardex</text:span></text:span></text:p>
        <text:p text:style-name="P74"><text:span text:style-name="negrito_20_Char"><text:span text:style-name="T18">A descrição de documentos pertencentes à série periódicas deve ser feita sempre a partir da base de dados Kardex. Todo o processo de catalogação de fascículos de </text:span></text:span><text:soft-page-break/><text:span text:style-name="negrito_20_Char"><text:span text:style-name="T18">periódicos deve ser feito sempre a partir do link “Catalogar fascículo” apresentado no menu do registro do título correspondente no Kardex.</text:span></text:span></text:p>
        <text:p text:style-name="P74"><text:span text:style-name="negrito_20_Char"><text:span text:style-name="T18"/></text:span></text:p>
        <text:p text:style-name="P74"><text:span text:style-name="negrito_20_Char"><text:span text:style-name="T4">030: Este periódico não foi catalogado no nível de coleção</text:span></text:span></text:p>
        <text:p text:style-name="P74"><text:span text:style-name="negrito_20_Char"><text:span text:style-name="T68">Não foi encontrado no catálogo o registro correspondente ao periódico tratado a nível de coleção. Encontre o registro do título na base de dados Kardex e clique em “Catalogar título”.</text:span></text:span></text:p>
        <text:p text:style-name="P74"><text:span text:style-name="negrito_20_Char"><text:span text:style-name="T18"/></text:span></text:p>
        <text:p text:style-name="P74"><text:span text:style-name="negrito_20_Char"><text:span text:style-name="T4">033: AUSENTE</text:span></text:span></text:p>
        <text:p text:style-name="P74"><text:span text:style-name="negrito_20_Char"><text:span text:style-name="T18">O número que corresponde à identificação da coleção do periódico não foi encontrado. Faça uma busca na base de dados do Kardex e tente encontrar o registro da coleção correspondente a este título. Copie o número que identifica a coleção que está registrado no campo #771 do registro da coleção no Kardex e cole no campo #33 do registro do fascículo no catálogo. O número registrado no campo #33 serve de elo entre o registro de cada fascículo catalogado com o registro do título do periódico descrito na base de dados Kardex.</text:span></text:span></text:p>
        <text:p text:style-name="P74"><text:span text:style-name="negrito_20_Char"><text:span text:style-name="T18"/></text:span></text:p>
        <text:p text:style-name="P74"><text:span text:style-name="negrito_20_Char"><text:span text:style-name="T69">035: AUSENTE</text:span></text:span></text:p>
        <text:p text:style-name="P74"><text:span text:style-name="negrito_20_Char"><text:span text:style-name="T18">O ISSN que identifica o periódico não foi registrado. Embora seja um dado facultativo, é importante que seja registrado caso seja conhecido.</text:span></text:span></text:p>
        <text:p text:style-name="P74"><text:span text:style-name="negrito_20_Char"><text:span text:style-name="T18"/></text:span></text:p>
        <text:p text:style-name="P74"><text:span text:style-name="negrito_20_Char"><text:span text:style-name="T69">038: AUSENTE</text:span></text:span></text:p>
        <text:p text:style-name="P74"><text:span text:style-name="negrito_20_Char"><text:span text:style-name="T18">Os dados descritivos relativo ao vídeo ou CD não foram registrados. Edite o registro e forneça estas informações.</text:span></text:span></text:p>
        <text:p text:style-name="P74"><text:span text:style-name="negrito_20_Char"><text:span text:style-name="T18"/></text:span></text:p>
        <text:p text:style-name="P74"><text:span text:style-name="negrito_20_Char"><text:span text:style-name="T69">040: AUSENTE</text:span></text:span></text:p>
        <text:p text:style-name="P74"><text:span text:style-name="negrito_20_Char"><text:span text:style-name="T18">A informação sobre o idioma ou idiomas do documento não foi registrada. Edite o registro e selecione um ou mais idiomas que correspondem ao texto do documento.</text:span></text:span></text:p>
        <text:p text:style-name="P74"><text:span text:style-name="negrito_20_Char"><text:span text:style-name="T18"/></text:span></text:p>
        <text:p text:style-name="P74"><text:span text:style-name="negrito_20_Char"><text:span text:style-name="T69">040: INVÁLIDO</text:span></text:span></text:p>
        <text:p text:style-name="P74"><text:span text:style-name="negrito_20_Char"><text:span text:style-name="T68">O tipo de idioma registrado neste campo não é um tipo reconhecido na base de dados de tipos de idioma. Edite o registro e selecione um tipo de idioma válido a partir da caixa de seleção dos tipos disponíveis.</text:span></text:span></text:p>
        <text:p text:style-name="P74"><text:span text:style-name="negrito_20_Char"><text:span text:style-name="T68"/></text:span></text:p>
        <text:p text:style-name="P74"><text:span text:style-name="negrito_20_Char"><text:span text:style-name="T4">051: ERRO DE SINTAXE</text:span></text:span></text:p>
        <text:p text:style-name="P74"><text:span text:style-name="negrito_20_Char"><text:span text:style-name="T68">A nota da tese não foi registrada no devido subcampo. Veja na descrição do campo #051 a forma correta de preenchimento deste campo. Edite o registro o transcreva a nota na forma correta.</text:span></text:span></text:p>
        <text:p text:style-name="P74"><text:span text:style-name="negrito_20_Char"><text:span text:style-name="T68"/></text:span></text:p>
        <text:p text:style-name="P74"><text:span text:style-name="negrito_20_Char"><text:span text:style-name="T4">062: AUSENTE</text:span></text:span></text:p>
        <text:p text:style-name="P74"><text:span text:style-name="negrito_20_Char"><text:span text:style-name="T68">A informação sobre a editora, gravadora ou produtora do documento não foi registrada. Caso esta informação não seja conhecida, registre [s.n.].</text:span></text:span></text:p>
        <text:p text:style-name="P74"><text:span text:style-name="negrito_20_Char"><text:span text:style-name="T68"/></text:span></text:p>
        <text:p text:style-name="P74"><text:span text:style-name="negrito_20_Char"><text:span text:style-name="T4">064: AUSENTE</text:span></text:span></text:p>
        <text:p text:style-name="P74"><text:span text:style-name="negrito_20_Char"><text:span text:style-name="T68">A informação sobre a data de publicação não foi encontrada. Caso esta informação não seja conhecida registre [s.d.]</text:span></text:span></text:p>
        <text:p text:style-name="P74"><text:span text:style-name="negrito_20_Char"><text:span text:style-name="T68"/></text:span></text:p>
        <text:p text:style-name="P74"><text:span text:style-name="negrito_20_Char"><text:span text:style-name="T4">065: AUSENTE</text:span></text:span></text:p>
        <text:p text:style-name="P74"><text:span text:style-name="negrito_20_Char"><text:span text:style-name="T68">A informação sobre a data de publicação no formato padronizado não foi encontrada. Edite o registro e forneça esta informação. Caso a informação sobre a data de publicação não for encontrada registre oito zeros. Exemplo: 00000000</text:span></text:span></text:p>
        <text:p text:style-name="P74"><text:span text:style-name="negrito_20_Char"><text:span text:style-name="T68"/></text:span></text:p>
        <text:p text:style-name="P74"><text:span text:style-name="negrito_20_Char"><text:span text:style-name="T4">065: FORA DO PADRÃO</text:span></text:span></text:p>
        <text:p text:style-name="P74"><text:span text:style-name="negrito_20_Char"><text:span text:style-name="T68">A informação sobre a data de publicação não foi registrada segundo o padrão AAAAMMDD ou a data registrada não está com os 8 dígitos preenchidos. Caso a informação sobre o mês não seja conhecida, registra-se dois zeros nas casas referentes ao mês. A mesma regra deve ser adotada caso o dia também seja desconhecido. Exemplos: 19881200, 19880000.</text:span></text:span></text:p>
        <text:p text:style-name="P74"><text:span text:style-name="negrito_20_Char"><text:span text:style-name="T68"/></text:span></text:p>
        <text:p text:style-name="P74"><text:span text:style-name="negrito_20_Char"><text:span text:style-name="T4">066: AUSENTE</text:span></text:span></text:p>
        <text:p text:style-name="P74"><text:soft-page-break/><text:span text:style-name="negrito_20_Char"><text:span text:style-name="T68">Ausência de informação sobre a cidade de publicação do documento. Caso a cidade não seja conhecida, registre [s.l.]</text:span></text:span></text:p>
        <text:p text:style-name="P74"><text:span text:style-name="negrito_20_Char"><text:span text:style-name="T68"/></text:span></text:p>
        <text:p text:style-name="P74"><text:span text:style-name="negrito_20_Char"><text:span text:style-name="T4">085: AUSENTE</text:span></text:span></text:p>
        <text:p text:style-name="P74"><text:span text:style-name="negrito_20_Char"><text:span text:style-name="T68">Ausência de informação sobre a área do conhecimento, caso a biblioteca tenha habilitado este campo de dado no formulário. Esta informação é necessária para a </text:span></text:span><text:span text:style-name="negrito_20_Char"><text:span text:style-name="T68">emissão de relatórios estatísticos solicitados pelo MEC. Edite o registro e selecione a área correspondente na caixa de seleção apresentada no formulário.</text:span></text:span></text:p>
        <text:p text:style-name="P74"><text:span text:style-name="negrito_20_Char"><text:span text:style-name="T68"/></text:span></text:p>
        <text:p text:style-name="P74"><text:span text:style-name="negrito_20_Char"><text:span text:style-name="T4">085: INVÁLIDO</text:span></text:span></text:p>
        <text:p text:style-name="P74"><text:span text:style-name="negrito_20_Char"><text:span text:style-name="T68">A área do conhecimento registrada neste campo não é um tipo reconhecido. Edite o registro e selecione uma das áreas válidas a partir da caixa de seleção das áreas disponíveis.</text:span></text:span></text:p>
        <text:p text:style-name="P74"><text:span text:style-name="negrito_20_Char"><text:span text:style-name="T68"/></text:span></text:p>
        <text:p text:style-name="P74"><text:span text:style-name="negrito_20_Char"><text:span text:style-name="T4">087: AUSENTE</text:span></text:span></text:p>
        <text:p text:style-name="P74"><text:span text:style-name="negrito_20_Char"><text:span text:style-name="T68">Ausência de informação no campo de descritores de conteúdo. Edite o registro e forneça uma ou mais palavras-chave que identifique o conteúdo do documento.</text:span></text:span></text:p>
        <text:p text:style-name="P74"><text:span text:style-name="negrito_20_Char"><text:span text:style-name="T68"/></text:span></text:p>
        <text:p text:style-name="P74"><text:span text:style-name="negrito_20_Char"><text:span text:style-name="T4">087: INVÁLIDO</text:span></text:span></text:p>
        <text:p text:style-name="P74"><text:span text:style-name="negrito_20_Char"><text:span text:style-name="T68">O termo registrado não foi encontrado na lista de termos válidos registrados na base de dados do Vocabulário. Abra a base de dados do vocabulário e selecione o termo apropriado ou inclua o novo termo no vocabulário.</text:span></text:span></text:p>
        <text:p text:style-name="P74"><text:span text:style-name="negrito_20_Char"><text:span text:style-name="T68"/></text:span></text:p>
        <text:p text:style-name="P74"><text:span text:style-name="negrito_20_Char"><text:span text:style-name="T4">141: AUSENTE</text:span></text:span></text:p>
        <text:p text:style-name="P74"><text:span text:style-name="negrito_20_Char"><text:span text:style-name="T68">Ausência de informações descritivas relativas à parte de um vídeo ou CD. Edite o registro e forneça esta informação.</text:span></text:span></text:p>
        <text:p text:style-name="P74"><text:span text:style-name="negrito_20_Char"><text:span text:style-name="T68"/></text:span></text:p>
        <text:p text:style-name="P74"><text:span text:style-name="negrito_20_Char"><text:span text:style-name="T4">996: AUSENTE</text:span></text:span></text:p>
        <text:p text:style-name="P74"><text:span text:style-name="negrito_20_Char"><text:span text:style-name="T68">Ausência de informação sobre o número de identificação do fascículo ou monografia do qual este artigo ou capítulo é parte. Identifique no catálogo o registro correspondente ao </text:span></text:span><text:span text:style-name="negrito_20_Char"><text:span text:style-name="T68">fascículo ou monografia do qual este artigo ou capítulo é parte, copie o número de identificação do fascículo ou monografia registrado no campo #002 e cole no campo #996 do registro da parte (artigo ou capítulo). Esta informação cria um elo entre as partes de um documento com o seu todo.</text:span></text:span></text:p>
        <text:p text:style-name="P74"><text:span text:style-name="negrito_20_Char"><text:span text:style-name="T68"/></text:span></text:p>
        <text:p text:style-name="P74"><text:span text:style-name="negrito_20_Char"><text:span text:style-name="T4">998: AUSENTE</text:span></text:span></text:p>
        <text:p text:style-name="P74"><text:span text:style-name="negrito_20_Char"><text:span text:style-name="T68">Ausência do número de MFN do registro. Esta informação é imprescindível para a segurança da base de dados, caso ela seja reorganizada e seus números originais sejam alterados. </text:span></text:span></text:p>
        <text:p text:style-name="P74"><text:span text:style-name="negrito_20_Char"><text:span text:style-name="T68"/></text:span></text:p>
        <text:p text:style-name="P74"><text:span text:style-name="negrito_20_Char"><text:span text:style-name="T4">999: AUSENTE</text:span></text:span></text:p>
        <text:p text:style-name="P74"><text:span text:style-name="negrito_20_Char"><text:span text:style-name="T68">O registro foi criado por outro programa e a informação de controle sobre a data de criação do registro não foi considerada.</text:span></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6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oft-page-break/><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61"><text:span text:style-name="negrito_20_Char"><text:span text:style-name="T61"><text:s/></text:span></text:span></text:p>
        <text:p text:style-name="P61"><text:span text:style-name="negrito_20_Char"><text:span text:style-name="T24"/></text:span></text:p>
        <text:h text:style-name="P19" text:outline-level="1">Base de dados Sugestões de Compra<text:alphabetical-index-mark text:string-value="Sugestões de Compra" text:key1="Base de dados"/></text:h>
        <text:p text:style-name="Standard"/>
        <text:p text:style-name="Standard">Base de dados que registra as sugestões de compra efetuadas pelos usuários matriculados na biblioteca. Cada registro desta base de dados irá corresponder a uma sugestão de compra efetuada pelo usuário, contendo informações sobre titulo do documento sugerido, editora, data, quantidade de exemplares sugeridos, justificativa, etc. Os campos de dados que compõe cada registro desta base de dados são: </text:p>
        <text:p text:style-name="Standard"/>
        <text:p text:style-name="negrito">871 - Autor</text:p>
        <text:p text:style-name="P74"/>
        <text:p text:style-name="P74">Nome do autor do documento sugerido a partir de seu sobrenome. </text:p>
        <text:p text:style-name="P74"/>
        <text:p text:style-name="P74">Exemplo: SILVA, Américo</text:p>
        <text:p text:style-name="P74"/>
        <text:p text:style-name="P74">O conteúdo deste campo é indexado palavra por palavra.</text:p>
        <text:p text:style-name="P74"/>
        <text:p text:style-name="P74">Exemplos de buscas: Silva</text:p>
        <text:p text:style-name="P74"><text:s text:c="20"/>Silva/(871)</text:p>
        <text:p text:style-name="Standard"/>
        <text:p text:style-name="negrito">872 - Título</text:p>
        <text:p text:style-name="Standard"/>
        <text:p text:style-name="P74">Título do documento sugerido. </text:p>
        <text:p text:style-name="P74"/>
        <text:p text:style-name="P74">Exemplo: História da humanidade</text:p>
        <text:p text:style-name="P74"/>
        <text:p text:style-name="P74">O conteúdo deste campo é indexado palavra por palavra.</text:p>
        <text:p text:style-name="P74"/>
        <text:p text:style-name="P74">Exemplos de buscas: História</text:p>
        <text:p text:style-name="P74"><text:s text:c="20"/>humanidade/(872)</text:p>
        <text:p text:style-name="Standard"/>
        <text:p text:style-name="negrito">873 - Editora</text:p>
        <text:p text:style-name="Standard"/>
        <text:p text:style-name="P74">Nome da editora do documento sugerido. </text:p>
        <text:p text:style-name="P74"/>
        <text:p text:style-name="P74">Exemplo: Vozes</text:p>
        <text:p text:style-name="P74"/>
        <text:p text:style-name="P74">O conteúdo deste campo é indexado no todo e palavra por palavra.</text:p>
        <text:p text:style-name="P74"/>
        <text:p text:style-name="P74">Exemplos de buscas: Vozes</text:p>
        <text:p text:style-name="P74"><text:s text:c="20"/>Vozes/(873)</text:p>
        <text:p text:style-name="Standard"/>
        <text:p text:style-name="negrito">874 - Local</text:p>
        <text:p text:style-name="Standard"/>
        <text:p text:style-name="P74">Nome da cidade onde foi publicado o documento sugerido. </text:p>
        <text:p text:style-name="P74"/>
        <text:p text:style-name="P74">Exemplo: Rio de Janeiro</text:p>
        <text:p text:style-name="P74"/>
        <text:p text:style-name="P74">O conteúdo deste campo é indexado no todo.</text:p>
        <text:p text:style-name="P74"/>
        <text:p text:style-name="P74">Exemplos de buscas: Rio de Janeiro</text:p>
        <text:p text:style-name="P74"><text:s text:c="20"/>Rio de Janeiro/(874)</text:p>
        <text:p text:style-name="Standard"/>
        <text:p text:style-name="negrito">875 - Ano</text:p>
        <text:p text:style-name="Standard"/>
        <text:p text:style-name="P74">Ano de publicação do documento sugerido. </text:p>
        <text:p text:style-name="P74"/>
        <text:p text:style-name="P74">Exemplo: 2004</text:p>
        <text:p text:style-name="P74"/>
        <text:p text:style-name="P74"><text:soft-page-break/>O conteúdo deste campo é indexado no todo.</text:p>
        <text:p text:style-name="P74"/>
        <text:p text:style-name="P74">Exemplos de buscas: 1988</text:p>
        <text:p text:style-name="P74"><text:s text:c="20"/>2004/(875)</text:p>
        <text:p text:style-name="Standard"/>
        <text:p text:style-name="negrito">876 - Páginas</text:p>
        <text:p text:style-name="Standard"/>
        <text:p text:style-name="P74">Número total de páginas do documento sugerido. </text:p>
        <text:p text:style-name="P74"/>
        <text:p text:style-name="P74">Exemplo: 272</text:p>
        <text:p text:style-name="P74"/>
        <text:p text:style-name="P74">O conteúdo deste campo não é indexado. </text:p>
        <text:p text:style-name="Standard"/>
        <text:p text:style-name="Standard"><text:span text:style-name="negrito_20_Char">877 - Nome do Solicitante</text:span> (obrigatório)</text:p>
        <text:p text:style-name="Standard"/>
        <text:p text:style-name="P74">Nome do usuário responsável pela sugestão de compra. </text:p>
        <text:p text:style-name="P74"/>
        <text:p text:style-name="P74">Exemplo: Pedro Lins</text:p>
        <text:p text:style-name="P74"/>
        <text:p text:style-name="P74">O conteúdo deste campo é indexado palavra por palavra.</text:p>
        <text:p text:style-name="P74"/>
        <text:p text:style-name="P74">Exemplos de buscas: Pedro</text:p>
        <text:p text:style-name="P74"><text:s text:c="20"/>lins/(877)</text:p>
        <text:p text:style-name="Standard"/>
        <text:p text:style-name="Standard"><text:span text:style-name="negrito_20_Char">878 - Correio eletrônico</text:span> (e-mail)</text:p>
        <text:p text:style-name="Standard"/>
        <text:p text:style-name="P74">E-mail do usuário responsável pela sugestão.</text:p>
        <text:p text:style-name="P74"/>
        <text:p text:style-name="P74">Exemplo: nome@bol.com.br</text:p>
        <text:p text:style-name="P74"/>
        <text:p text:style-name="P74">O conteúdo deste campo não é indexado.</text:p>
        <text:p text:style-name="Standard"/>
        <text:p text:style-name="negrito">879 - Curso</text:p>
        <text:p text:style-name="Standard"/>
        <text:p text:style-name="P74">Código numérico que identifica o curso no qual o aluno esteja matriculado. O formulário apresenta uma caixa de seleção para a escolha do curso. As opções apresentadas nesta caixa serão aquelas previstas na base de dados de configuração de<text:span text:style-name="T9"> Tipo de curso</text:span>. (Anexo IV) </text:p>
        <text:p text:style-name="P74"/>
        <text:p text:style-name="P74">Exemplo: Administração</text:p>
        <text:p text:style-name="P74"/>
        <text:p text:style-name="P74">O conteúdo deste campo é indexado no todo com o prefixo [CUR=].</text:p>
        <text:p text:style-name="P74"/>
        <text:p text:style-name="P74">Exemplo de busca: CUR=10</text:p>
        <text:p text:style-name="Standard"/>
        <text:p text:style-name="P77">880 - Departamento</text:p>
        <text:p text:style-name="Standard"/>
        <text:p text:style-name="P74">Nome do departamento ao qual o usuário esteja vinculado. </text:p>
        <text:p text:style-name="P74"/>
        <text:p text:style-name="P74">Exemplo: Departamento de Filosofia</text:p>
        <text:p text:style-name="P74"/>
        <text:p text:style-name="P74">O conteúdo deste campo é indexado no todo e palavra por palavra.</text:p>
        <text:p text:style-name="P74"/>
        <text:p text:style-name="P74">Exemplos de buscas: Departamento de Filosofia</text:p>
        <text:p text:style-name="P74"><text:s text:c="20"/>Departamento de Filosofia/(880)</text:p>
        <text:p text:style-name="P74"><text:s text:c="20"/>Filosofia</text:p>
        <text:p text:style-name="P74"><text:s text:c="20"/>Filosofia/(880)</text:p>
        <text:p text:style-name="Standard"/>
        <text:p text:style-name="negrito">881 - Quantidade de exemplares</text:p>
        <text:p text:style-name="Standard"/>
        <text:p text:style-name="P74"><text:soft-page-break/>Quantidade de exemplares sugeridos para a compra.</text:p>
        <text:p text:style-name="P74"/>
        <text:p text:style-name="P74">Exemplo: 10</text:p>
        <text:p text:style-name="P74"/>
        <text:p text:style-name="P74">O conteúdo deste campo não é indexado. </text:p>
        <text:p text:style-name="Standard"/>
        <text:p text:style-name="negrito">882 - Justificativa</text:p>
        <text:p text:style-name="Standard"/>
        <text:p text:style-name="P74">Justificativa para a compra do objeto sugerido. </text:p>
        <text:p text:style-name="P74"/>
        <text:p text:style-name="P74">Exemplo: Necessário como bibliografia da disciplina de enfermagem</text:p>
        <text:p text:style-name="P74"><text:s/></text:p>
        <text:p text:style-name="P74"/>
        <text:p text:style-name="P74">O conteúdo deste campo é indexado palavra por palavra.</text:p>
        <text:p text:style-name="P74"/>
        <text:p text:style-name="P74">Exemplos de buscas: bibliografia</text:p>
        <text:p text:style-name="P74"><text:s text:c="20"/>enfermagem/(882)</text:p>
        <text:p text:style-name="Standard"/>
        <text:p text:style-name="negrito">884 - Aprovação de compra</text:p>
        <text:p text:style-name="Standard"/>
        <text:p text:style-name="P74">Indicação se o objeto sugerido foi aprovado pelo comitê que decide as compras. Este campo deverá ser preenchido somente após a decisão final do comitê. </text:p>
        <text:p text:style-name="P74"/>
        <text:p text:style-name="P74">Ao assinalar uma compra aprovada, a sugestão passará a integrar a lista dos objetos em processo de cotação. A emissão da lista para cotação é feita através do link "Email/cotação" vinculado a cada registro da <text:span text:style-name="T9">Base de dados Fornecedores</text:span>. </text:p>
        <text:p text:style-name="P74"/>
        <text:p text:style-name="P74">Para obter todos os registros de compras pendentes utilize o termo "PENDENTE", para obter os registros de compras aprovadas utilize a chave "COMPRA=S" e para as não aprovadas "COMPRA=N".</text:p>
        <text:p text:style-name="P74"/>
        <text:p text:style-name="P74">Exemplos de buscas: pendente</text:p>
        <text:p text:style-name="P74"><text:s text:c="20"/>compra=s</text:p>
        <text:p text:style-name="P74"><text:s text:c="20"/>compra=n</text:p>
        <text:p text:style-name="P74"/>
        <text:p text:style-name="negrito">885 - Observações internas</text:p>
        <text:p text:style-name="Standard"/>
        <text:p text:style-name="P74">Observações do bibliotecário. </text:p>
        <text:p text:style-name="P74"/>
        <text:p text:style-name="P74">Exemplo: Verificar se número de exemplares é suficiente. O fornecedor tem promoção para um número maior de exemplares.</text:p>
        <text:p text:style-name="P74"/>
        <text:p text:style-name="P74">O conteúdo deste campo é indexado palavra por palavra.</text:p>
        <text:p text:style-name="P74"/>
        <text:p text:style-name="P74">Exemplos de buscas: exemplares</text:p>
        <text:p text:style-name="P74"><text:s text:c="20"/>acervo/(885)</text:p>
        <text:p text:style-name="Standard"/>
        <text:p text:style-name="negrito">886 - Providências</text:p>
        <text:p text:style-name="Standard"/>
        <text:p text:style-name="P74">Notas sobre as providências tomadas no encaminhamento da sugestão de compra e a data da providência no formato ISO. </text:p>
        <text:p text:style-name="P74"/>
        <text:p text:style-name="P74">Exemplo: 20070403 Aprovado pelo comitê de seleção</text:p>
        <text:p text:style-name="P74"><text:s text:c="9"/>20070405 Encaminhado pedido de compra</text:p>
        <text:p text:style-name="P74">O conteúdo deste campo é indexado palavra por palavra. </text:p>
        <text:p text:style-name="P74">Exemplos de buscas: 20020401</text:p>
        <text:p text:style-name="P74"><text:s text:c="20"/>20020401/(886)</text:p>
        <text:p text:style-name="P74"><text:s text:c="20"/>pedido/(886)</text:p>
        <text:p text:style-name="P74"><text:s text:c="20"/>pedido</text:p>
        <text:p text:style-name="P74"/>
        <text:p text:style-name="negrito"><text:soft-page-break/>887 - Código do Fornecedor e valor da melhor cotação</text:p>
        <text:p text:style-name="Standard"/>
        <text:p text:style-name="P74">Código do fornecedor selecionado para solicitação do pedido de compra e valor da cotação. O valor da cotação deverá ser registrado no subcampo "v". </text:p>
        <text:p text:style-name="P74"/>
        <text:p text:style-name="P74">Este campo somente deverá ser preenchido quando a biblioteca já tiver o fornecedor que ofereceu a melhor cotação. </text:p>
        <text:p text:style-name="P74"/>
        <text:p text:style-name="P74">Ao preencher o código do fornecedor, a sugestão será automaticamente incluída na lista de objetos em processo de compra. A emissão da lista de objetos em processo de compra é feita a partir da <text:span text:style-name="T9">Base de dados Fornecedores</text:span> através do link "Email/compra" vinculado a cada registro de fornecedor. </text:p>
        <text:p text:style-name="P74"/>
        <text:p text:style-name="P74">Exemplo: 234555^v125,40</text:p>
        <text:p text:style-name="P74"/>
        <text:p text:style-name="P74">O conteúdo deste campo não é indexado. </text:p>
        <text:p text:style-name="Standard"/>
        <text:p text:style-name="negrito">888 - Data da Compra</text:p>
        <text:p text:style-name="Standard"/>
        <text:p text:style-name="P74">Data da compra do documento sugerido no formato AAAAMMDD. </text:p>
        <text:p text:style-name="P74"/>
        <text:p text:style-name="P74">Exemplo: 20070302</text:p>
        <text:p text:style-name="P74"/>
        <text:p text:style-name="P74">O conteúdo deste campo é indexado com o prefixo [DTC=]. Não havendo informação neste campo, ele passa a ser indexado com o termo [PENDENTE].</text:p>
        <text:p text:style-name="P74"/>
        <text:p text:style-name="P74">Exemplos de buscas: DTC=20020416</text:p>
        <text:p text:style-name="P74"><text:s text:c="20"/>pendente</text:p>
        <text:p text:style-name="P74"/>
        <text:p text:style-name="P68">889 - Matrícula do usuário</text:p>
        <text:p text:style-name="P85">Número de identificação do usuário responsável pela sugestão de compra.</text:p>
        <text:p text:style-name="P85"/>
        <text:p text:style-name="P85">O conteúdo deste campo é indexado com o prefixo [USR=]</text:p>
        <text:p text:style-name="P85"/>
        <text:p text:style-name="P85">Exemplo de busca: USR=000001 </text:p>
        <text:p text:style-name="P61"/>
        <text:p text:style-name="P68">890 - Tipo de documento</text:p>
        <text:p text:style-name="P84">Código que identifica o tipo de documento sugerido para a compra.</text:p>
        <text:p text:style-name="P84"/>
        <text:p text:style-name="P84">O conteúdo deste campo é indexado com o prefixo [TIP=] </text:p>
        <text:p text:style-name="P84"/>
        <text:p text:style-name="P84">Exemplo de busca: TIP=7 <text:span text:style-name="T52">(para obter todos as sugestões de compra de objeto do tipo 7)</text:span></text:p>
        <text:p text:style-name="Standard"/>
        <text:p text:style-name="negrito">999 - Datas de Controle</text:p>
        <text:p text:style-name="P74"/>
        <text:p text:style-name="P74">Campo criado e atualizado automaticamente pelo PHL©Elysio. Este campo armazena as datas de criação e edição do registro e o nome do bibliotecário responsável. A data do registro é indexada com o prefixo [DTR=], o nome do bibliotecário é indexado com o prefixo [BIB=], o ano do registro é indexado com o prefixo [ANO=], o mês do registro é indexado com o prefixo [MES=] e o dia do registro com o prefixo [DIA=].</text:p>
        <text:p text:style-name="P74"/>
        <text:p text:style-name="P74">Exemplo de busca: DTR=20040201</text:p>
        <text:p text:style-name="P16"/>
        <text:h text:style-name="P54" text:outline-level="1">Base de dados Tombo<text:alphabetical-index-mark text:string-value="Tombo" text:key1="Base de dados"/></text:h>
        <text:p text:style-name="Standard"/>
        <text:p text:style-name="Standard">Base de dados de controle administrativo do patrimônio documental da biblioteca. Seu uso é restrito aos funcionários da biblioteca. Cada registro desta base de dados irá corresponder a um exemplar de um título catalogado e estará sempre vinculado a este título. </text:p>
        <text:p text:style-name="Standard"/>
        <text:p text:style-name="Standard">Nesta nova versão do PHL©Elysio, não se permite mais que um exemplar seja tombado antes de ser catalogado. Esta restrição foi imposta para impedir que um mesmo título seja catalogado duas vezes. Havendo mais que um exemplar de um título já catalogado, este novo exemplar deverá sempre estar vinculado a este título.</text:p>
        <text:p text:style-name="Standard"/>
        <text:p text:style-name="Standard">No caso de dúvidas, ou seja, quando não se tiver certeza que o título correspondente ao exemplar a ser tombado já tenha sido catalogado ou não, recomenda-se iniciar o processo de tombamento pela opção “<text:span text:style-name="T10">Edição</text:span>”, selecionando a base de dados “<text:span text:style-name="T10">Catálogo</text:span>” e na caixa de expressão de busca indicar um termo ou expressão que possa identificar o título no catálogo. Caso o título seja encontrado, basta clicar sobre a opção “<text:span text:style-name="T10">Tombar</text:span>”.</text:p>
        <text:p text:style-name="Standard"/>
        <text:p text:style-name="Standard"><text:alphabetical-index-mark text:string-value="Tombamento" text:main-entry="true"/>O processo de tombamento de um exemplar que pertence a um título que <text:s/>ainda não foi catalogado deve ser feito clicando sobre a opção “<text:span text:style-name="T10">Entrada</text:span>” e selecionando a base de dados “<text:span text:style-name="T10">Catálogo</text:span>”. Após a gravação do registro do título catalogado, o sistema irá fornecer a opção “<text:span text:style-name="T10">Tombar</text:span>” para o tombamento do exemplar referente ao título catalogado.</text:p>
        <text:p text:style-name="Standard"/>
        <text:p text:style-name="Standard">O formulário de registro de tombo irá apresentar os campos de dados que foram habilitados pelo bibliotecário durante o processo de configuração do formulário de tombo. O processo de configuração do formulário de tombo é feito através da opção “<text:span text:style-name="T10">Configurações</text:span>”, selecionando a base de dados de configuração do “<text:span text:style-name="T10">Formulário de tombo</text:span>”.</text:p>
        <text:p text:style-name="Standard"/>
        <text:p text:style-name="Standard">Os campos de dados disponíveis em cada registro desta base de dados são: </text:p>
        <text:p text:style-name="Standard"/>
        <text:p text:style-name="Standard"><text:span text:style-name="negrito_20_Char">800 - Identificação do Título</text:span> (obrigatório)</text:p>
        <text:p text:style-name="P74">Código que identifica o título do qual este exemplar é parte. Este código é gerado automaticamente durante a criação de um novo registro de tombo com a informação do campo #002 do registro da base de dados<text:span text:style-name="T9"> Catálogo</text:span> do qual este exemplar é parte. Todos os exemplares de um mesmo título sempre terão o mesmo número de identificação do título. </text:p>
        <text:p text:style-name="P74"/>
        <text:p text:style-name="P74">IMPORTANTE: Se este número for alterado, o exemplar perderá o vínculo com o registro do título na base de dados<text:span text:style-name="T9"> Catálogo</text:span> do qual é parte. </text:p>
        <text:p text:style-name="P74"/>
        <text:p text:style-name="P74">O conteúdo deste campo é indexado no todo e no todo com o prefixo [TIT=].</text:p>
        <text:p text:style-name="P74"/>
        <text:p text:style-name="P74">Exemplos de buscas: 05120114238421</text:p>
        <text:p text:style-name="P74"><text:s text:c="31"/>05120114238421/(800)</text:p>
        <text:p text:style-name="P74"><text:s text:c="31"/>TIT=05120114238421</text:p>
        <text:p text:style-name="Standard"/>
        <text:p text:style-name="Standard"><text:span text:style-name="negrito_20_Char">801 - Número de tombo</text:span> (obrigatório)</text:p>
        <text:p text:style-name="P74">Número patrimonial que identifica unicamente cada objeto do acervo da biblioteca. O controle seqüencial desta numeração é feito automaticamente pelo PHL©Elysio, iniciando na numeração com o valor fornecido no arquivo de configuração "001_tbo.ctl". Ao instalar o PHL©Elysio pela primeira vez, o conteúdo deste arquivo terá o valor 1. </text:p>
        <text:p text:style-name="P74"/>
        <text:p text:style-name="P74">A configuração do número de tombo inicial para o controle automático da numeração é feito através da edição do arquivo "001_tbo.ctl", registrando neste arquivo o número inicial da seqüência desejada. A edição pode ser feita com qualquer editor de texto (notepad, edit, vi, etc.). </text:p>
        <text:p text:style-name="Standard"/>
        <text:p text:style-name="P74"><text:soft-page-break/>Algumas bibliotecas utilizam notações compostas com letras e números para representar o número de tombo. Nestes casos, basta transcrever a notação neste campo e efetuar manualmente o controle desta notação para que não haja duplicidades. </text:p>
        <text:p text:style-name="P74"/>
        <text:p text:style-name="P74">Recomendamos a utilização de tombos numéricos para poder usufruir da vantagem do controle automático da numeração oferecido pelo PHL©Elysio, evitando duplicidades na numeração. </text:p>
        <text:p text:style-name="P74"/>
        <text:p text:style-name="P74">Embora não seja recomendado, o PHL©Elysio permite números de tombo duplicados quando forem de bibliotecas distintas. Isto pode acontecer quando o PHL©Elysio estiver sendo utilizado para administrar um sistema de bibliotecas que possuem as mesmas seqüências de número de tombos, iniciando todas a partir do tombo 1. Neste caso, o bibliotecário deverá estar sempre alerta e identificar se objeto devolvido é realmente da sua biblioteca. Este cuidado não será necessário quando não houver duplicidades de números de objetos em todo o sistema de bibliotecas. </text:p>
        <text:p text:style-name="P74"/>
        <text:p text:style-name="P74">A quantidade máxima de caracteres permitidos no número de tombo são 26 caracteres. Por padrão, o PHL©Elysio gera o número de tomos com 6 dígitos mas este padrão pode ser alterado para 9 ou 12 dígitos na <text:span text:style-name="T9">Base de dados Configuração do sistema.</text:span> </text:p>
        <text:p text:style-name="P74"/>
        <text:p text:style-name="P74">Exemplo: 000029</text:p>
        <text:p text:style-name="P74"/>
        <text:p text:style-name="P74">O conteúdo deste campo é indexado no todo e no todo com o prefixo [TBO=].</text:p>
        <text:p text:style-name="Standard"/>
        <text:p text:style-name="P74">Exemplos de buscas: 000029</text:p>
        <text:p text:style-name="P74"><text:s text:c="20"/>000029/(801)</text:p>
        <text:p text:style-name="P74"><text:s text:c="20"/>TBO=000029</text:p>
        <text:p text:style-name="Standard"/>
        <text:p text:style-name="Standard"><text:span text:style-name="negrito_20_Char">802 - Complemento </text:span><text:span text:style-name="negrito_20_Char"><text:span text:style-name="T24">(facultativo)</text:span></text:span></text:p>
        <text:p text:style-name="P74"><text:span text:style-name="negrito_20_Char"><text:span text:style-name="T24">Informação complementar ao número de chamada de cada exemplar e que será apresentada na lista de tombos da tabela de status do título.</text:span></text:span></text:p>
        <text:p text:style-name="Standard"/>
        <text:p text:style-name="Standard"><text:span text:style-name="negrito_20_Char">803 - Exemplar</text:span> (essencial)</text:p>
        <text:p text:style-name="P74">Número de ordem que identifica o exemplar. </text:p>
        <text:p text:style-name="P74"/>
        <text:p text:style-name="P74">Este número é gerado e controlado automaticamente pelo PHL©Elysio durante o processo de registro de um novo exemplar. Havendo necessidade ele pode ser alterado. O primeiro exemplar de um título catalogado receberá o número 1, o segundo o número 2 e assim sucessivamente.</text:p>
        <text:p text:style-name="P74"/>
        <text:p text:style-name="P74">Exemplo: 1</text:p>
        <text:p text:style-name="P74"/>
        <text:p text:style-name="P74">O conteúdo deste campo não é indexado. </text:p>
        <text:p text:style-name="Standard"/>
        <text:p text:style-name="Standard"><text:span text:style-name="negrito_20_Char">804 - [livre]</text:span></text:p>
        <text:p text:style-name="Standard"/>
        <text:p text:style-name="Standard"><text:span text:style-name="negrito_20_Char">805 - [livre]</text:span></text:p>
        <text:p text:style-name="Standard"/>
        <text:p text:style-name="Standard"><text:span text:style-name="negrito_20_Char">806 - Verba do curso </text:span><text:span text:style-name="negrito_20_Char"><text:span text:style-name="T23">(facultativo)</text:span></text:span></text:p>
        <text:p text:style-name="P74"><text:span text:style-name="negrito_20_Char"><text:span text:style-name="T40">Código que indica o nome do curso que forneceu a verba para aquisição do objeto.</text:span></text:span></text:p>
        <text:p text:style-name="P74"><text:span text:style-name="negrito_20_Char"><text:span text:style-name="T40">Esta informação é utilizada na emissão de relatórios quantitativos que representam o investimento feito na biblioteca por cada coordenação de curso caso a biblioteca faça parte de uma instituição de ensino de nível superior. Esta informação é requerida pelo MEC durante o processo de reconhecimento de novos cursos.</text:span></text:span></text:p>
        <text:p text:style-name="P74"><text:span text:style-name="negrito_20_Char"><text:span text:style-name="T40"/></text:span></text:p>
        <text:p text:style-name="P74"><text:span text:style-name="negrito_20_Char"><text:span text:style-name="T40">Quanto este campo de dado estiver habilitado, o formulário do registro de tombo irá apresentar uma caixa de seleção contendo os nomes dos cursos cadastrados pela biblioteca na base de dados de tipos de cursos. Somente será permitida a seleção de uma única opção.</text:span></text:span></text:p>
        <text:p text:style-name="P75"/>
        <text:p text:style-name="Standard"><text:soft-page-break/><text:span text:style-name="negrito_20_Char">807 - Status</text:span> (obrigatório)</text:p>
        <text:p text:style-name="P74"><text:span text:style-name="negrito_20_Char"><text:span text:style-name="T40">Código de controle de disponibilidade do objeto. </text:span></text:span></text:p>
        <text:p text:style-name="P74"><text:span text:style-name="negrito_20_Char"><text:span text:style-name="T40"/></text:span></text:p>
        <text:p text:style-name="P74"><text:span text:style-name="negrito_20_Char"><text:span text:style-name="T40">Indicação da disponibilidade do objeto. O sistema prevê 3 classes de disponibilidade: objetos circulantes, não circulantes e indisponíveis. Se o objeto fizer parte do conjunto de objetos circulantes, o código da disponibilidade será "1". Se o objeto fizer parte do conjunto de objetos não circulantes, o código da disponibilidade será "2". Se o objeto fizer parte do conjunto de objetos indisponíveis, o código da disponibilidade será "0".</text:span></text:span></text:p>
        <text:p text:style-name="P74"><text:span text:style-name="negrito_20_Char"><text:span text:style-name="T40"/></text:span></text:p>
        <text:p text:style-name="P74"><text:span text:style-name="negrito_20_Char"><text:span text:style-name="T40">O código é indexado com o prefixo [STA=]. Os registros sem status definido são indexados com a chave [A807].</text:span></text:span></text:p>
        <text:p text:style-name="P74"><text:span text:style-name="negrito_20_Char"><text:span text:style-name="T40"/></text:span></text:p>
        <text:p text:style-name="P74"><text:span text:style-name="negrito_20_Char"><text:span text:style-name="T40">Exemplos de buscas: STA=1</text:span></text:span></text:p>
        <text:p text:style-name="P74"><text:span text:style-name="negrito_20_Char"><text:span text:style-name="T40"><text:s text:c="20"/>A807</text:span></text:span></text:p>
        <text:p text:style-name="Standard"/>
        <text:p text:style-name="Standard"><text:span text:style-name="negrito_20_Char">808 - [livre]</text:span></text:p>
        <text:p text:style-name="Standard"/>
        <text:p text:style-name="Standard"><text:span text:style-name="negrito_20_Char">809 - [livre]</text:span></text:p>
        <text:p text:style-name="Standard"/>
        <text:p text:style-name="Standard"><text:span text:style-name="negrito_20_Char">810 - [livre]</text:span></text:p>
        <text:p text:style-name="Standard"/>
        <text:p text:style-name="Standard"><text:span text:style-name="negrito_20_Char">811 - [livre]</text:span></text:p>
        <text:p text:style-name="Standard"/>
        <text:p text:style-name="Standard"><text:span text:style-name="negrito_20_Char">812 - [livre]</text:span></text:p>
        <text:p text:style-name="Standard"/>
        <text:p text:style-name="Standard"><text:span text:style-name="negrito_20_Char">813 - [livre]</text:span></text:p>
        <text:p text:style-name="Standard"/>
        <text:p text:style-name="Standard"><text:span text:style-name="negrito_20_Char">814 - [livre]</text:span></text:p>
        <text:p text:style-name="Standard"/>
        <text:p text:style-name="Standard"><text:span text:style-name="negrito_20_Char">815 - [livre]</text:span></text:p>
        <text:p text:style-name="Standard"/>
        <text:p text:style-name="Standard"><text:span text:style-name="negrito_20_Char">816 - [livre]</text:span></text:p>
        <text:p text:style-name="Standard"/>
        <text:p text:style-name="Standard"><text:span text:style-name="negrito_20_Char">817 - [livre]</text:span></text:p>
        <text:p text:style-name="Standard"/>
        <text:p text:style-name="Standard"><text:span text:style-name="negrito_20_Char">818 - [livre]</text:span></text:p>
        <text:p text:style-name="Standard"/>
        <text:p text:style-name="Standard"><text:span text:style-name="negrito_20_Char">819 - Modo de aquisição</text:span> (obrigatório)</text:p>
        <text:p text:style-name="P74"><text:span text:style-name="negrito_20_Char"><text:span text:style-name="T40">Código numérico que identifica a forma de aquisição do documento para fins de emissão de relatórios estatísticos exigidos pelo MEC. As opções apresentadas na caixa de seleção do formulário são aquelas definidas na base de dados de configuração de </text:span></text:span><text:span text:style-name="negrito_20_Char"><text:span text:style-name="T37">Tipo de aquisição</text:span></text:span><text:span text:style-name="negrito_20_Char"><text:span text:style-name="T40">. Havendo necessidade, novas opções podem ser inseridas. (Anexo X)</text:span></text:span></text:p>
        <text:p text:style-name="P74"><text:span text:style-name="negrito_20_Char"><text:span text:style-name="T40"/></text:span></text:p>
        <text:p text:style-name="P74"><text:span text:style-name="negrito_20_Char"><text:span text:style-name="T40">O código registrado neste campo é indexado com o prefixo [AQU=]. A busca de registros com ausências de informação neste campo pode ser feita com a chave [A819].</text:span></text:span></text:p>
        <text:p text:style-name="P74"><text:span text:style-name="negrito_20_Char"><text:span text:style-name="T40"/></text:span></text:p>
        <text:p text:style-name="P74"><text:span text:style-name="negrito_20_Char"><text:span text:style-name="T40">Exemplos de buscas: AQU=2</text:span></text:span></text:p>
        <text:p text:style-name="P74"><text:span text:style-name="negrito_20_Char"><text:span text:style-name="T40"><text:s text:c="20"/>A819</text:span></text:span></text:p>
        <text:p text:style-name="Standard"/>
        <text:p text:style-name="Standard"><text:span text:style-name="negrito_20_Char">820 - Data da Aquisição</text:span> (obrigatório)</text:p>
        <text:p text:style-name="P74"><text:span text:style-name="negrito_20_Char"><text:span text:style-name="T40">Data da aquisição do documento ou objeto padronizada no formato ISO (AAAAMMDD) para fins de emissão de relatórios estatísticos exigidos pelo MEC. </text:span></text:span></text:p>
        <text:p text:style-name="P74"><text:span text:style-name="negrito_20_Char"><text:span text:style-name="T40"/></text:span></text:p>
        <text:p text:style-name="P74"><text:span text:style-name="negrito_20_Char"><text:span text:style-name="T40">Caso a data de aquisição não seja conhecida, registre a data de publicação do documento. </text:span></text:span></text:p>
        <text:p text:style-name="P74"><text:span text:style-name="negrito_20_Char"><text:span text:style-name="T40"/></text:span></text:p>
        <text:p text:style-name="P74"><text:span text:style-name="negrito_20_Char"><text:span text:style-name="T40">O conteúdo deste campo é indexado no todo, no todo com o prefixo [DTA=]. O dia é indexado com o prefixo [D=], o mês indexado com o prefixo [M=] e o ano indexado com o prefixo [A=]. Os registros com ausência de informações neste campo podem ser buscados por [A820]. </text:span></text:span></text:p>
        <text:p text:style-name="P74"><text:soft-page-break/><text:span text:style-name="negrito_20_Char"><text:span text:style-name="T40"/></text:span></text:p>
        <text:p text:style-name="P74"><text:span text:style-name="negrito_20_Char"><text:span text:style-name="T40">Exemplo: 20050401</text:span></text:span></text:p>
        <text:p text:style-name="P74"><text:span text:style-name="negrito_20_Char"><text:span text:style-name="T40"/></text:span></text:p>
        <text:p text:style-name="P74"><text:span text:style-name="negrito_20_Char"><text:span text:style-name="T40">Exemplos de buscas: 20050401</text:span></text:span></text:p>
        <text:p text:style-name="P74"><text:span text:style-name="negrito_20_Char"><text:span text:style-name="T40"><text:s text:c="20"/>20050401/(820)</text:span></text:span></text:p>
        <text:p text:style-name="P74"><text:span text:style-name="negrito_20_Char"><text:span text:style-name="T40"><text:s text:c="20"/>DTA=20050401</text:span></text:span></text:p>
        <text:p text:style-name="P74"><text:span text:style-name="negrito_20_Char"><text:span text:style-name="T40"><text:s text:c="20"/>D=01</text:span></text:span></text:p>
        <text:p text:style-name="P74"><text:span text:style-name="negrito_20_Char"><text:span text:style-name="T40"><text:s text:c="20"/>M=04</text:span></text:span></text:p>
        <text:p text:style-name="P74"><text:span text:style-name="negrito_20_Char"><text:span text:style-name="T40"><text:s text:c="20"/>A=2005</text:span></text:span></text:p>
        <text:p text:style-name="Standard"/>
        <text:p text:style-name="Standard"><text:span text:style-name="negrito_20_Char">821 - Fornecedor/Doador</text:span> (facultativo)</text:p>
        <text:p text:style-name="P74"><text:span text:style-name="negrito_20_Char"><text:span text:style-name="T40">Nome do fornecedor ou doador do documento. Este campo não deve ser preenchido quando o documento for uma série periódica pois esta informação deverá ser registrada na descrição do título na base de dados Kardex.</text:span></text:span></text:p>
        <text:p text:style-name="P74"><text:span text:style-name="negrito_20_Char"><text:span text:style-name="T40"/></text:span></text:p>
        <text:p text:style-name="P74"><text:span text:style-name="negrito_20_Char"><text:span text:style-name="T40">Exemplo: Distribuidora Barros Ltda</text:span></text:span></text:p>
        <text:p text:style-name="P74"><text:span text:style-name="negrito_20_Char"><text:span text:style-name="T40"/></text:span></text:p>
        <text:p text:style-name="P74"><text:span text:style-name="negrito_20_Char"><text:span text:style-name="T40">O conteúdo deste campo é indexado no todo e palavra por palavra.</text:span></text:span></text:p>
        <text:p text:style-name="P74"><text:span text:style-name="negrito_20_Char"><text:span text:style-name="T40"/></text:span></text:p>
        <text:p text:style-name="P74"><text:span text:style-name="negrito_20_Char"><text:span text:style-name="T40">Exemplos de buscas: Distribuidora Barros Ltda</text:span></text:span></text:p>
        <text:p text:style-name="P74"><text:span text:style-name="negrito_20_Char"><text:span text:style-name="T40"><text:s text:c="20"/>Distribuidora Barros Ltda/(821)</text:span></text:span></text:p>
        <text:p text:style-name="P74"><text:span text:style-name="negrito_20_Char"><text:span text:style-name="T40"><text:s text:c="20"/>Barros</text:span></text:span></text:p>
        <text:p text:style-name="P74"><text:span text:style-name="negrito_20_Char"><text:span text:style-name="T40"><text:s text:c="20"/>Barros/(821)</text:span></text:span></text:p>
        <text:p text:style-name="P74"><text:span text:style-name="negrito_20_Char"><text:span text:style-name="T40"/></text:span></text:p>
        <text:p text:style-name="P74"><text:span text:style-name="negrito_20_Char"><text:span text:style-name="T37">Nota: </text:span></text:span><text:span text:style-name="negrito_20_Char"><text:span text:style-name="T34">Durante o processo de criação do registro de tombo, o formulário de entrada de dados, fornece acesso à lista de fornecedores registrados na base de dados de fornecedores, permitindo que o nome do fornecedor, ao ser selecionado na lista, seja transferido automaticamente para este campo de dado. </text:span></text:span><text:span text:style-name="negrito_20_Char"><text:span text:style-name="T7">Esta facilidade não estará disponível depois que o registro de tombo já tiver sido criado.</text:span></text:span></text:p>
        <text:p text:style-name="Standard"/>
        <text:p text:style-name="Standard"><text:span text:style-name="negrito_20_Char">822 - Nota fiscal</text:span> (facultativo)</text:p>
        <text:p text:style-name="P74"><text:span text:style-name="negrito_20_Char"><text:span text:style-name="T40">Número da nota fiscal correspondente à compra do documento. </text:span></text:span></text:p>
        <text:p text:style-name="P74"><text:span text:style-name="negrito_20_Char"><text:span text:style-name="T40"/></text:span></text:p>
        <text:p text:style-name="P74"><text:span text:style-name="negrito_20_Char"><text:span text:style-name="T40">Exemplo: 000321</text:span></text:span></text:p>
        <text:p text:style-name="P74"><text:span text:style-name="negrito_20_Char"><text:span text:style-name="T40"/></text:span></text:p>
        <text:p text:style-name="P74"><text:span text:style-name="negrito_20_Char"><text:span text:style-name="T40">O conteúdo deste campo é indexado no todo com o prefixo [NF=]</text:span></text:span></text:p>
        <text:p text:style-name="P74"><text:span text:style-name="negrito_20_Char"><text:span text:style-name="T40"/></text:span></text:p>
        <text:p text:style-name="P74"><text:span text:style-name="negrito_20_Char"><text:span text:style-name="T40">Exemplo de busca: NF=000321</text:span></text:span></text:p>
        <text:p text:style-name="Standard"/>
        <text:p text:style-name="Standard"><text:span text:style-name="negrito_20_Char">823 - Valor em moeda corrente</text:span> (facultativo)</text:p>
        <text:p text:style-name="P74"><text:span text:style-name="negrito_20_Char"><text:span text:style-name="T40">Valor pago ao documento ou objeto para fins de emissão de relatórios patrimoniais.</text:span></text:span></text:p>
        <text:p text:style-name="P74"><text:span text:style-name="negrito_20_Char"><text:span text:style-name="T40"/></text:span></text:p>
        <text:p text:style-name="P74"><text:span text:style-name="negrito_20_Char"><text:span text:style-name="T40">Exemplo: 23,10</text:span></text:span></text:p>
        <text:p text:style-name="P74"><text:span text:style-name="negrito_20_Char"><text:span text:style-name="T40"/></text:span></text:p>
        <text:p text:style-name="P74"><text:span text:style-name="negrito_20_Char"><text:span text:style-name="T40">O conteúdo deste campo é indexado com o prefixo [RS=]</text:span></text:span></text:p>
        <text:p text:style-name="P74"><text:span text:style-name="negrito_20_Char"><text:span text:style-name="T40"/></text:span></text:p>
        <text:p text:style-name="P74"><text:span text:style-name="negrito_20_Char"><text:span text:style-name="T40">Exemplo de busca: RS=23,10</text:span></text:span></text:p>
        <text:p text:style-name="Standard"/>
        <text:p text:style-name="Standard"><text:span text:style-name="negrito_20_Char">824 - Valor em Dólar</text:span> (facultativo)</text:p>
        <text:p text:style-name="P74"><text:span text:style-name="negrito_20_Char"><text:span text:style-name="T40">Conversão para U$ dolar do valor registrado no campo 823. Esta informação é utilizada na estimativa do valor atual do acervo para fins de cálculo de seguro. Se a biblioteca preferir, pode ser utilizado o valor em outra moeda mais estável.</text:span></text:span></text:p>
        <text:p text:style-name="P74"><text:span text:style-name="negrito_20_Char"><text:span text:style-name="T40"/></text:span></text:p>
        <text:p text:style-name="P74"><text:span text:style-name="negrito_20_Char"><text:span text:style-name="T40">Exemplo: 4,30</text:span></text:span></text:p>
        <text:p text:style-name="P74"><text:span text:style-name="negrito_20_Char"><text:span text:style-name="T40"/></text:span></text:p>
        <text:p text:style-name="P74"><text:span text:style-name="negrito_20_Char"><text:span text:style-name="T40">O conteúdo deste campo é indexado com o prefixo [US=].</text:span></text:span></text:p>
        <text:p text:style-name="P74"><text:span text:style-name="negrito_20_Char"><text:span text:style-name="T40"/></text:span></text:p>
        <text:p text:style-name="P74"><text:span text:style-name="negrito_20_Char"><text:span text:style-name="T40">Exemplo de busca: US=4,30</text:span></text:span></text:p>
        <text:p text:style-name="Standard"/>
        <text:p text:style-name="Standard"><text:span text:style-name="negrito_20_Char">825 - Prazo excepcional</text:span> (facultativo)</text:p>
        <text:p text:style-name="P74"><text:soft-page-break/><text:span text:style-name="negrito_20_Char"><text:span text:style-name="T40">Prazo de empréstimo, quando o mesmo NÃO for seguir a mesma regra de empréstimo configurada para este tipo de documento ou objeto. Este campo NÃO deverá ser preenchido se o documento ou objeto for seguir as regras já estabelecidas nas configurações de prazos e quantidades.</text:span></text:span></text:p>
        <text:p text:style-name="P74"><text:span text:style-name="negrito_20_Char"><text:span text:style-name="T40"/></text:span></text:p>
        <text:p text:style-name="P74"><text:span text:style-name="negrito_20_Char"><text:span text:style-name="T40">O formulário apresenta as seguintes opções: </text:span></text:span></text:p>
        <text:p text:style-name="P74"><text:span text:style-name="negrito_20_Char"><text:span text:style-name="T40"/></text:span></text:p>
        <text:p text:style-name="P74"><text:span text:style-name="negrito_20_Char"><text:span text:style-name="T40">Não circula</text:span></text:span></text:p>
        <text:p text:style-name="P74"><text:span text:style-name="negrito_20_Char"><text:span text:style-name="T40">Overnight </text:span></text:span></text:p>
        <text:p text:style-name="P74"><text:span text:style-name="negrito_20_Char"><text:span text:style-name="T40">1 </text:span></text:span></text:p>
        <text:p text:style-name="P74"><text:span text:style-name="negrito_20_Char"><text:span text:style-name="T40">2 </text:span></text:span></text:p>
        <text:p text:style-name="P74"><text:span text:style-name="negrito_20_Char"><text:span text:style-name="T40">3 </text:span></text:span></text:p>
        <text:p text:style-name="P74"><text:span text:style-name="negrito_20_Char"><text:span text:style-name="T40">4 </text:span></text:span></text:p>
        <text:p text:style-name="P74"><text:span text:style-name="negrito_20_Char"><text:span text:style-name="T40">5 </text:span></text:span></text:p>
        <text:p text:style-name="P74"><text:span text:style-name="negrito_20_Char"><text:span text:style-name="T40">7 </text:span></text:span></text:p>
        <text:p text:style-name="P74"><text:span text:style-name="negrito_20_Char"><text:span text:style-name="T40">10 </text:span></text:span></text:p>
        <text:p text:style-name="P74"><text:span text:style-name="negrito_20_Char"><text:span text:style-name="T40">15 </text:span></text:span></text:p>
        <text:p text:style-name="P74"><text:span text:style-name="negrito_20_Char"><text:span text:style-name="T40">30 </text:span></text:span></text:p>
        <text:p text:style-name="P74"><text:span text:style-name="negrito_20_Char"><text:span text:style-name="T40">60 </text:span></text:span></text:p>
        <text:p text:style-name="P74"><text:span text:style-name="negrito_20_Char"><text:span text:style-name="T40">90 </text:span></text:span></text:p>
        <text:p text:style-name="Standard"/>
        <text:p text:style-name="P74"><text:span text:style-name="negrito_20_Char"><text:span text:style-name="T40">A opção (Não circula) somente poderá ser utilizada quando o objeto for de "Consulta local" e se decidir não permitir que seja emprestado nem pela modalidade de "Consulta local" (devolver no mesmo dia). Os objetos marcados com a opção de "Não circula" não terão permissão de circularem por nenhuma das modalidades de empréstimos previstos.</text:span></text:span></text:p>
        <text:p text:style-name="P74"><text:span text:style-name="negrito_20_Char"><text:span text:style-name="T40"/></text:span></text:p>
        <text:p text:style-name="P74"><text:span text:style-name="negrito_20_Char"><text:span text:style-name="T40">A opção (Overnight) quando selecionada vai impedir que o documento seja emprestado antes de uma hora do término do expediente e obriga que a devolução seja feita até uma hora após a abertura da biblioteca no próximo dia útil. Se o usuário devolver fora deste horário, incidirá multa ou pena de suspensão, para cada hora de atraso. O cálculo da multa será feito pela quantidade de horas de atraso multiplicado pelo valor da multa diária definida no regulamento da biblioteca. </text:span></text:span></text:p>
        <text:p text:style-name="P74"><text:span text:style-name="negrito_20_Char"><text:span text:style-name="T40"/></text:span></text:p>
        <text:p text:style-name="P74"><text:span text:style-name="negrito_20_Char"><text:span text:style-name="T40">O conteúdo deste campo não é indexado. </text:span></text:span></text:p>
        <text:p text:style-name="Standard"/>
        <text:p text:style-name="Standard"><text:span text:style-name="negrito_20_Char">826 - Restauração</text:span> (facultativo)</text:p>
        <text:p text:style-name="P74"><text:span text:style-name="negrito_20_Char"><text:span text:style-name="T40">Data, descrição de técnicas, materiais e métodos de restaurações de fotografias e objetos de museu e nome do responsável. Estas informações deverão ser registradas em 3 subcampos: </text:span></text:span></text:p>
        <text:p text:style-name="P74"><text:span text:style-name="negrito_20_Char"><text:span text:style-name="T40"/></text:span></text:p>
        <text:p text:style-name="P74"><text:span text:style-name="negrito_20_Char"><text:span text:style-name="T40">Subcampo "a": registra-se a data da restauração no formato ISO (AAAAMMDD); </text:span></text:span></text:p>
        <text:p text:style-name="P74"><text:span text:style-name="negrito_20_Char"><text:span text:style-name="T40">Subcampo "b": para registro da descrição de técnicas, materiais e métodos de restauração; </text:span></text:span></text:p>
        <text:p text:style-name="P74"><text:span text:style-name="negrito_20_Char"><text:span text:style-name="T40">Subcampo "c": para registro do nome do responsável pela restauração.</text:span></text:span></text:p>
        <text:p text:style-name="P74"><text:span text:style-name="negrito_20_Char"><text:span text:style-name="T40"/></text:span></text:p>
        <text:p text:style-name="P74"><text:span text:style-name="negrito_20_Char"><text:span text:style-name="T40">Exemplo:</text:span></text:span></text:p>
        <text:p text:style-name="P74"><text:span text:style-name="negrito_20_Char"><text:span text:style-name="T40">^a20041201^bLimpeza utilizando água e sabão^cRoberto Souto Pereira</text:span></text:span></text:p>
        <text:p text:style-name="P74"><text:span text:style-name="negrito_20_Char"><text:span text:style-name="T40">^a20051401^bLimpeza utilizando água e detergente^cMiriam Piazza</text:span></text:span></text:p>
        <text:p text:style-name="P74"><text:span text:style-name="negrito_20_Char"><text:span text:style-name="T40"/></text:span></text:p>
        <text:p text:style-name="P74"><text:span text:style-name="negrito_20_Char"><text:span text:style-name="T40">A data da restauração é indexada com o prefixo [ DRE= ], as técnicas e métodos são indexadas palavra por palavra e o nome do responsável é indexado no todo.</text:span></text:span></text:p>
        <text:p text:style-name="P74"><text:span text:style-name="negrito_20_Char"><text:span text:style-name="T40"/></text:span></text:p>
        <text:p text:style-name="P74"><text:span text:style-name="negrito_20_Char"><text:span text:style-name="T40">Exemplos de buscas: DRE=20041201</text:span></text:span></text:p>
        <text:p text:style-name="P74"><text:span text:style-name="negrito_20_Char"><text:span text:style-name="T40"><text:s text:c="20"/>Miriam Piazza</text:span></text:span></text:p>
        <text:p text:style-name="P74"><text:span text:style-name="negrito_20_Char"><text:span text:style-name="T40"><text:s text:c="20"/>detergente</text:span></text:span></text:p>
        <text:p text:style-name="Standard"/>
        <text:p text:style-name="Standard"><text:span text:style-name="negrito_20_Char">827 - Prevenção</text:span> (facultativo)</text:p>
        <text:p text:style-name="P74"><text:span text:style-name="negrito_20_Char"><text:span text:style-name="T40">Data, descrição de técnicas, materiais e métodos de prevenção de fotografias e objetos de museu e nome do responsável. Estas informações deverão ser registradas em 3 subcampos: </text:span></text:span></text:p>
        <text:p text:style-name="P74"><text:soft-page-break/><text:span text:style-name="negrito_20_Char"><text:span text:style-name="T40"/></text:span></text:p>
        <text:p text:style-name="P74"><text:span text:style-name="negrito_20_Char"><text:span text:style-name="T40">Subcampo "a": registra-se a data da prevenção no formato ISO (AAAAMMDD); </text:span></text:span></text:p>
        <text:p text:style-name="P74"><text:span text:style-name="negrito_20_Char"><text:span text:style-name="T40">Subcampo "b": para registro da descrição de técnicas, materiais e métodos de prevenção; </text:span></text:span></text:p>
        <text:p text:style-name="P74"><text:span text:style-name="negrito_20_Char"><text:span text:style-name="T40">Subcampo "c": para registro do nome do responsável pela prevenção. </text:span></text:span></text:p>
        <text:p text:style-name="P74"><text:span text:style-name="negrito_20_Char"><text:span text:style-name="T40"/></text:span></text:p>
        <text:p text:style-name="P74"><text:span text:style-name="negrito_20_Char"><text:span text:style-name="T40">Exemplo: </text:span></text:span></text:p>
        <text:p text:style-name="P74"><text:span text:style-name="negrito_20_Char"><text:span text:style-name="T40">^a20041201^bLimpeza utilizando água e sabão^cRoberto Pereira</text:span></text:span></text:p>
        <text:p text:style-name="P74"><text:span text:style-name="negrito_20_Char"><text:span text:style-name="T40">^a20051401^bLimpeza utilizando água e detergente^cMiriam Piazza</text:span></text:span></text:p>
        <text:p text:style-name="P74"><text:span text:style-name="negrito_20_Char"><text:span text:style-name="T40"/></text:span></text:p>
        <text:p text:style-name="P74"><text:span text:style-name="negrito_20_Char"><text:span text:style-name="T40">A data da prevenção é indexada com o prefixo [ DPV= ], as técnicas e métodos são indexadas palavra por palavra e o nome do responsável é indexado no todo. </text:span></text:span></text:p>
        <text:p text:style-name="P74"><text:span text:style-name="negrito_20_Char"><text:span text:style-name="T40"/></text:span></text:p>
        <text:p text:style-name="P74"><text:span text:style-name="negrito_20_Char"><text:span text:style-name="T40">Exemplos de buscas: DPV=20041201</text:span></text:span></text:p>
        <text:p text:style-name="P74"><text:span text:style-name="negrito_20_Char"><text:span text:style-name="T40"><text:s text:c="20"/>Miriam Piazza</text:span></text:span></text:p>
        <text:p text:style-name="P74"><text:span text:style-name="negrito_20_Char"><text:span text:style-name="T40"><text:s text:c="20"/>detergente</text:span></text:span></text:p>
        <text:p text:style-name="Standard"/>
        <text:p text:style-name="Standard"><text:span text:style-name="negrito_20_Char">828 - [livre]</text:span></text:p>
        <text:p text:style-name="Standard"/>
        <text:p text:style-name="Standard"><text:span text:style-name="negrito_20_Char">829 - [livre]</text:span></text:p>
        <text:p text:style-name="Standard"/>
        <text:p text:style-name="Standard"><text:span text:style-name="negrito_20_Char">830 - Antigos proprietários</text:span> (facultativo)</text:p>
        <text:p text:style-name="P74"><text:span text:style-name="negrito_20_Char"><text:span text:style-name="T40">Nomes dos antigos proprietários do objeto inserido no acervo.</text:span></text:span></text:p>
        <text:p text:style-name="P74"><text:span text:style-name="negrito_20_Char"><text:span text:style-name="T40"/></text:span></text:p>
        <text:p text:style-name="P74"><text:span text:style-name="negrito_20_Char"><text:span text:style-name="T40">Exemplo: Serafim Carlile Ambrósio</text:span></text:span></text:p>
        <text:p text:style-name="P74"><text:span text:style-name="negrito_20_Char"><text:span text:style-name="T40"/></text:span></text:p>
        <text:p text:style-name="P74"><text:span text:style-name="negrito_20_Char"><text:span text:style-name="T40">O conteúdo deste campo é indexado palavra por palavra. </text:span></text:span></text:p>
        <text:p text:style-name="P74"><text:span text:style-name="negrito_20_Char"><text:span text:style-name="T40"/></text:span></text:p>
        <text:p text:style-name="P74"><text:span text:style-name="negrito_20_Char"><text:span text:style-name="T40">Exemplos de buscas: carlile</text:span></text:span></text:p>
        <text:p text:style-name="P74"><text:span text:style-name="negrito_20_Char"><text:span text:style-name="T40"><text:s text:c="20"/>serafim/(830)</text:span></text:span></text:p>
        <text:p text:style-name="Standard"/>
        <text:p text:style-name="Standard"><text:span text:style-name="negrito_20_Char">831 - Cedência</text:span> (facultativo)</text:p>
        <text:p text:style-name="P74"><text:span text:style-name="negrito_20_Char"><text:span text:style-name="T40">Informações que identificam o processo de cedência de uma foto ou objeto de museu. Este campo é composto dos seguintes subcampos:</text:span></text:span></text:p>
        <text:p text:style-name="P74"><text:span text:style-name="negrito_20_Char"><text:span text:style-name="T40"/></text:span></text:p>
        <text:p text:style-name="P74"><text:span text:style-name="negrito_20_Char"><text:span text:style-name="T40">(d) Data da cedência</text:span></text:span></text:p>
        <text:p text:style-name="P74"><text:span text:style-name="negrito_20_Char"><text:span text:style-name="T40">(n) Nome do cedente</text:span></text:span></text:p>
        <text:p text:style-name="P74"><text:span text:style-name="negrito_20_Char"><text:span text:style-name="T40">(o) Objetivo da cedência</text:span></text:span></text:p>
        <text:p text:style-name="P74"><text:span text:style-name="negrito_20_Char"><text:span text:style-name="T40">(u) Utilizada em</text:span></text:span></text:p>
        <text:p text:style-name="P74"><text:span text:style-name="negrito_20_Char"><text:span text:style-name="T40">(a)Autorizado por</text:span></text:span></text:p>
        <text:p text:style-name="P74"><text:span text:style-name="negrito_20_Char"><text:span text:style-name="T40"/></text:span></text:p>
        <text:p text:style-name="P74"><text:span text:style-name="negrito_20_Char"><text:span text:style-name="T40">Exemplo:</text:span></text:span></text:p>
        <text:p text:style-name="P74"><text:span text:style-name="negrito_20_Char"><text:span text:style-name="T40">^d20050403^nAline^oExposição escolar^uEMSC^aRegina Célia</text:span></text:span></text:p>
        <text:p text:style-name="P74"><text:span text:style-name="negrito_20_Char"><text:span text:style-name="T40"/></text:span></text:p>
        <text:p text:style-name="P74"><text:span text:style-name="negrito_20_Char"><text:span text:style-name="T40">O conteúdo deste campo não é indexado. </text:span></text:span></text:p>
        <text:p text:style-name="Standard"/>
        <text:p text:style-name="Standard"><text:span text:style-name="negrito_20_Char">832 - [livre]</text:span></text:p>
        <text:p text:style-name="Standard"/>
        <text:p text:style-name="Standard"><text:span text:style-name="negrito_20_Char">833 - Valor do seguro</text:span> (facultativo)</text:p>
        <text:p text:style-name="P74"><text:span text:style-name="negrito_20_Char"><text:span text:style-name="T40">Valor segurado do objeto. </text:span></text:span></text:p>
        <text:p text:style-name="P74"><text:span text:style-name="negrito_20_Char"><text:span text:style-name="T40"/></text:span></text:p>
        <text:p text:style-name="P74"><text:span text:style-name="negrito_20_Char"><text:span text:style-name="T40">Exemplo: 323.000,00</text:span></text:span></text:p>
        <text:p text:style-name="P74"><text:span text:style-name="negrito_20_Char"><text:span text:style-name="T40"/></text:span></text:p>
        <text:p text:style-name="P74"><text:span text:style-name="negrito_20_Char"><text:span text:style-name="T40">O conteúdo deste campo não é indexado. </text:span></text:span></text:p>
        <text:p text:style-name="Standard"/>
        <text:p text:style-name="Standard"><text:span text:style-name="negrito_20_Char">834 - [livre]</text:span></text:p>
        <text:p text:style-name="Standard"/>
        <text:p text:style-name="Standard"><text:span text:style-name="negrito_20_Char">835 - [livre]</text:span></text:p>
        <text:p text:style-name="Standard"/>
        <text:p text:style-name="Standard"><text:span text:style-name="negrito_20_Char">836 - [livre]</text:span></text:p>
        <text:p text:style-name="Standard"><text:soft-page-break/></text:p>
        <text:p text:style-name="Standard"><text:span text:style-name="negrito_20_Char">837 - Observações Gerais</text:span> (facultativo)</text:p>
        <text:p text:style-name="P74"><text:span text:style-name="negrito_20_Char"><text:span text:style-name="T40">Observações gerais acerca do documento ou objeto.</text:span></text:span></text:p>
        <text:p text:style-name="P74"><text:span text:style-name="negrito_20_Char"><text:span text:style-name="T40"/></text:span></text:p>
        <text:p text:style-name="P74"><text:span text:style-name="negrito_20_Char"><text:span text:style-name="T40">Exemplo: Este objeto se encontra desaparecido desde 27/03/2006</text:span></text:span></text:p>
        <text:p text:style-name="P74"><text:span text:style-name="negrito_20_Char"><text:span text:style-name="T40"/></text:span></text:p>
        <text:p text:style-name="P74"><text:span text:style-name="negrito_20_Char"><text:span text:style-name="T40">O conteúdo deste campo é indexado palavra por palavra.</text:span></text:span></text:p>
        <text:p text:style-name="P74"><text:span text:style-name="negrito_20_Char"><text:span text:style-name="T40"/></text:span></text:p>
        <text:p text:style-name="P74"><text:span text:style-name="negrito_20_Char"><text:span text:style-name="T40">Exemplos de buscas: desaparecido</text:span></text:span></text:p>
        <text:p text:style-name="P74"><text:span text:style-name="negrito_20_Char"><text:span text:style-name="T40"><text:s text:c="20"/>desaparecido/(837)</text:span></text:span></text:p>
        <text:p text:style-name="P74"><text:span text:style-name="negrito_20_Char"><text:span text:style-name="T40"/></text:span></text:p>
        <text:p text:style-name="Standard"><text:span text:style-name="negrito_20_Char">997 – MFN do catálogo </text:span><text:span text:style-name="negrito_20_Char"><text:span text:style-name="T24">(obrigatório)</text:span></text:span></text:p>
        <text:p text:style-name="P74"><text:span text:style-name="negrito_20_Char"><text:span text:style-name="T41">Número de ordem do título na base de dados do catálogo ao qual este registro é parte. Este número é atribuído e controlado automaticamente durante o processo de tombamento. É utilizado como ligação entre o registro de tombo e o registro do <text:s/>catálogo permitindo a obtenção de elementos do título durante a composição das chaves de acesso para o registro de tombo.</text:span></text:span></text:p>
        <text:p text:style-name="Standard"><text:span text:style-name="negrito_20_Char"><text:span text:style-name="T27"/></text:span></text:p>
        <text:p text:style-name="Standard"><text:span text:style-name="T37">998 – Cópia de segurança do MFN do registro</text:span> (obrigatório)</text:p>
        <text:p text:style-name="P74"><text:span text:style-name="negrito_20_Char"><text:span text:style-name="T41">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span></text:span></text:p>
        <text:p text:style-name="Standard"><text:span text:style-name="negrito_20_Char"><text:span text:style-name="T24"/></text:span></text:p>
        <text:p text:style-name="Standard"><text:span text:style-name="negrito_20_Char">999 - Datas de Controle</text:span> (obrigatório)</text:p>
        <text:p text:style-name="P74"><text:span text:style-name="negrito_20_Char"><text:span text:style-name="T41">Notação composta da data de criação e última modificação do registro e identificação do nome do responsável. A notação de controle é registrada e controlada automaticamente.</text:span></text:span></text:p>
        <text:p text:style-name="Standard"/>
        <text:p text:style-name="P74"><text:span text:style-name="negrito_20_Char"><text:span text:style-name="T41">^d - Data e horário de criação ou modificação do registro no formato AAAAMMDD; </text:span></text:span></text:p>
        <text:p text:style-name="P74"><text:span text:style-name="negrito_20_Char"><text:span text:style-name="T41">^b - Identificação do responsável pela criação ou edição do registro.</text:span></text:span></text:p>
        <text:p text:style-name="P74"><text:span text:style-name="negrito_20_Char"><text:span text:style-name="T41"/></text:span></text:p>
        <text:p text:style-name="P74"><text:span text:style-name="negrito_20_Char"><text:span text:style-name="T41">Subcampo "d" da primeira ocorrência indexado com o prefixo [DTR=] e subcampo "b" da primeira ocorrência indexado com o prefixo [BIB=]. O ano do registro é indexado com o prefixo [ANO=], o mês com o prefixo [MES=] e o dia com o prefixo [DIA=]. A segunda ocorrência que se refere à dados da modificação do registro não é indexada.</text:span></text:span></text:p>
        <text:p text:style-name="P74"><text:span text:style-name="negrito_20_Char"><text:span text:style-name="T41"/></text:span></text:p>
        <text:p text:style-name="P74"><text:span text:style-name="negrito_20_Char"><text:span text:style-name="T41">Exemplos de buscas: DTR=20040201</text:span></text:span></text:p>
        <text:p text:style-name="P74"><text:span text:style-name="negrito_20_Char"><text:span text:style-name="T41"><text:s text:c="20"/>BIB=login</text:span></text:span></text:p>
        <text:p text:style-name="P74"><text:span text:style-name="negrito_20_Char"><text:span text:style-name="T41"><text:s text:c="20"/>ANO=2003</text:span></text:span></text:p>
        <text:p text:style-name="P74"><text:span text:style-name="negrito_20_Char"><text:span text:style-name="T41"><text:s text:c="20"/>MES=02</text:span></text:span></text:p>
        <text:p text:style-name="P74"><text:span text:style-name="negrito_20_Char"><text:span text:style-name="T41"><text:s text:c="20"/>DIA=01</text:span></text:span></text:p>
        <text:p text:style-name="Standard"/>
        <text:p text:style-name="P61"><text:span text:style-name="negrito_20_Char">Mensagens de erro e alertas sobre o estado do registro:</text:span><text:alphabetical-index-mark text:string-value="registro de tombo" text:key1="Validação"/><text:span text:style-name="negrito_20_Char"/></text:p>
        <text:p text:style-name="P61"><text:span text:style-name="negrito_20_Char"/></text:p>
        <text:p text:style-name="P74"><text:span text:style-name="negrito_20_Char"><text:span text:style-name="T3">800: AUSENTE</text:span></text:span></text:p>
        <text:p text:style-name="P74"><text:span text:style-name="negrito_20_Char"><text:span text:style-name="T18">Ausência do número de identificação que representa o título na base de dados do catálogo. Esta informação é registrada automaticamente pelo PHL durante a criação do registro de tombo. Sua ausência significa que o registro deste tombo foi criado por uma rotina estranha ao PHL.</text:span></text:span></text:p>
        <text:p text:style-name="P74"><text:span text:style-name="negrito_20_Char"><text:span text:style-name="T18"/></text:span></text:p>
        <text:p text:style-name="P74"><text:span text:style-name="negrito_20_Char"><text:span text:style-name="T4">800: NÃO CATALOGADO</text:span></text:span></text:p>
        <text:p text:style-name="P74"><text:span text:style-name="negrito_20_Char"><text:span text:style-name="T18">Não foi encontrado no catálogo nenhum título com esta identificação. Elimine este registro da base de dados de tombo ou localize no catálogo o título correspondente a este exemplar e copie o número de identificação registrado no campo #002 do catálogo e cole no campo #800 do registro de tombo.</text:span></text:span></text:p>
        <text:p text:style-name="P74"><text:span text:style-name="negrito_20_Char"><text:span text:style-name="T18"/></text:span></text:p>
        <text:p text:style-name="P74"><text:span text:style-name="negrito_20_Char"><text:span text:style-name="T4">801: AUSENTE</text:span></text:span></text:p>
        <text:p text:style-name="P74"><text:span text:style-name="negrito_20_Char"><text:span text:style-name="T18">Ausência de informação sobre o número de tombo. Elimine este registro.</text:span></text:span></text:p>
        <text:p text:style-name="P74"><text:span text:style-name="negrito_20_Char"><text:span text:style-name="T18"/></text:span></text:p>
        <text:p text:style-name="P74"><text:span text:style-name="negrito_20_Char"><text:span text:style-name="T4">801: DUPLICADO</text:span></text:span></text:p>
        <text:p text:style-name="P74"><text:soft-page-break/><text:span text:style-name="negrito_20_Char"><text:span text:style-name="T18">Este número de tombo já está sendo utilizado para identificar outro exemplar. Atribua outro número.</text:span></text:span></text:p>
        <text:p text:style-name="P74"><text:span text:style-name="negrito_20_Char"><text:span text:style-name="T18"/></text:span></text:p>
        <text:p text:style-name="P74"><text:span text:style-name="negrito_20_Char"><text:span text:style-name="T4">806: AUSENTE</text:span></text:span></text:p>
        <text:p text:style-name="P74"><text:span text:style-name="negrito_20_Char"><text:span text:style-name="T18">Ausência de informação sobre o nome do curso para o qual este documento tenha sido adquirido. Edite o registro e forneça esta informação.</text:span></text:span></text:p>
        <text:p text:style-name="P74"><text:span text:style-name="negrito_20_Char"><text:span text:style-name="T18"/></text:span></text:p>
        <text:p text:style-name="P74"><text:span text:style-name="negrito_20_Char"><text:span text:style-name="T4">806: INVÁLIDO</text:span></text:span></text:p>
        <text:p text:style-name="P74"><text:span text:style-name="negrito_20_Char"><text:span text:style-name="T18">O curso registrado não pode ser identificado na base de dados de tipos de cursos. Edite o registro e selecione um curso válido.</text:span></text:span></text:p>
        <text:p text:style-name="P74"><text:span text:style-name="negrito_20_Char"><text:span text:style-name="T18"/></text:span></text:p>
        <text:p text:style-name="P74"><text:span text:style-name="negrito_20_Char"><text:span text:style-name="T4">807: AUSENTE</text:span></text:span></text:p>
        <text:p text:style-name="P74"><text:span text:style-name="negrito_20_Char"><text:span text:style-name="T18">Ausência de informação sobre o status do tombo. Edite o registro e forneça esta informação.</text:span></text:span></text:p>
        <text:p text:style-name="P74"><text:span text:style-name="negrito_20_Char"><text:span text:style-name="T18"/></text:span></text:p>
        <text:p text:style-name="P74"><text:span text:style-name="negrito_20_Char"><text:span text:style-name="T4">807: INVÁLIDO</text:span></text:span></text:p>
        <text:p text:style-name="P74"><text:span text:style-name="negrito_20_Char"><text:span text:style-name="T18">A informação registrada neste campo é inválida. Edite o registro e selecione uma das opções disponíveis.</text:span></text:span></text:p>
        <text:p text:style-name="P74"><text:span text:style-name="negrito_20_Char"><text:span text:style-name="T18"/></text:span></text:p>
        <text:p text:style-name="P74"><text:span text:style-name="negrito_20_Char"><text:span text:style-name="T4">819: AUSENTE</text:span></text:span></text:p>
        <text:p text:style-name="P74"><text:span text:style-name="negrito_20_Char"><text:span text:style-name="T18">A informação sobre a forma de aquisição não foi fornecida. Edite o registro e forneça esta informação.</text:span></text:span></text:p>
        <text:p text:style-name="P74"><text:span text:style-name="negrito_20_Char"><text:span text:style-name="T18"/></text:span></text:p>
        <text:p text:style-name="P74"><text:span text:style-name="negrito_20_Char"><text:span text:style-name="T4">819: INVÁLIDO</text:span></text:span></text:p>
        <text:p text:style-name="P74"><text:span text:style-name="negrito_20_Char"><text:span text:style-name="T18">A informação sobre a forma de aquisição não pode ser identificada na base de dados de tipos de aquisição. Edite o registro e selecione uma opção válida.</text:span></text:span></text:p>
        <text:p text:style-name="P74"><text:span text:style-name="negrito_20_Char"><text:span text:style-name="T18"/></text:span></text:p>
        <text:p text:style-name="P74"><text:span text:style-name="negrito_20_Char"><text:span text:style-name="T4">820: AUSENTE</text:span></text:span></text:p>
        <text:p text:style-name="P74"><text:span text:style-name="negrito_20_Char"><text:span text:style-name="T18">Ausência de informação sobre a data de aquisição. Edite o registro e forneça a data de aquisição do documento.</text:span></text:span></text:p>
        <text:p text:style-name="P74"><text:span text:style-name="negrito_20_Char"><text:span text:style-name="T18"/></text:span></text:p>
        <text:p text:style-name="P74"><text:span text:style-name="negrito_20_Char"><text:span text:style-name="T4">820: ERRO DE SINTAXE</text:span></text:span></text:p>
        <text:p text:style-name="P74"><text:span text:style-name="negrito_20_Char"><text:span text:style-name="T18">A data registrada não segue o padrão AAAAMMDD. Edite o registro e forneça a data no padrão correto.</text:span></text:span></text:p>
        <text:p text:style-name="P74"><text:span text:style-name="negrito_20_Char"><text:span text:style-name="T18"/></text:span></text:p>
        <text:p text:style-name="P74"><text:span text:style-name="negrito_20_Char"><text:span text:style-name="T4">997: AUSENTE</text:span></text:span></text:p>
        <text:p text:style-name="P74"><text:span text:style-name="negrito_20_Char"><text:span text:style-name="T18">Ausência de informação do MFN do título no catálogo do qual este exemplar é parte.</text:span></text:span></text:p>
        <text:p text:style-name="P74"><text:span text:style-name="negrito_20_Char"><text:span text:style-name="T18"/></text:span></text:p>
        <text:p text:style-name="P74"><text:span text:style-name="negrito_20_Char"><text:span text:style-name="T4">998: AUSENTE</text:span></text:span></text:p>
        <text:p text:style-name="P74"><text:span text:style-name="negrito_20_Char"><text:span text:style-name="T18">Ausência de informação do MFN do registro na base de dados de tombo.</text:span></text:span></text:p>
        <text:p text:style-name="P74"><text:span text:style-name="negrito_20_Char"><text:span text:style-name="T18"/></text:span></text:p>
        <text:p text:style-name="P74"><text:span text:style-name="negrito_20_Char"><text:span text:style-name="T4">999: AUSENTE</text:span></text:span></text:p>
        <text:p text:style-name="P74"><text:span text:style-name="negrito_20_Char"><text:span text:style-name="T18">Ausência de informações de controle de criação do registro.</text:span></text:span></text:p>
        <text:p text:style-name="P21"><text:span text:style-name="Título_20_1_20_Char">Base de Dados Kardex</text:span><text:alphabetical-index-mark text:string-value="Kardex" text:key1="Base de dados"/><text:span text:style-name="Título_20_1_20_Char"/></text:p>
        <text:p text:style-name="Standard"/>
        <text:p text:style-name="Standard">Base de dados de controle administrativo das coleções de periódicos. Seu uso é restrito aos funcionários da biblioteca. Cada registro desta base de dados irá corresponder à descrição de um título de periódico do acervo da biblioteca com informações sobre período da assinatura, forma de aquisição, fornecedor, fascículos existentes, etc. </text:p>
        <text:p text:style-name="Standard"/>
        <text:p text:style-name="Standard">Os campos de dados disponíveis em cada registro desta base de dados são:</text:p>
        <text:p text:style-name="Standard"/>
        <text:p text:style-name="P4">768 - Coleção Eletrônica</text:p>
        <text:p text:style-name="P74"><text:span text:style-name="negrito_20_Char"><text:span text:style-name="T41">Notação que indica os fascículos ou volumes disponíveis através da internet. Cada nota deverá ser transcrita em uma linha da caixa de texto, conforme exemplos abaixo: </text:span></text:span></text:p>
        <text:p text:style-name="P74"><text:span text:style-name="negrito_20_Char"><text:span text:style-name="T41"/></text:span></text:p>
        <text:p text:style-name="P74"><text:span text:style-name="negrito_20_Char"><text:span text:style-name="T41">1985-89 12-17</text:span></text:span></text:p>
        <text:p text:style-name="P74"><text:span text:style-name="negrito_20_Char"><text:span text:style-name="T41">Este exemplo indica que os volumes de 12 até 17 que correspondem aos anos de 1985 a 1989 estão completos </text:span></text:span></text:p>
        <text:p text:style-name="P74"><text:span text:style-name="negrito_20_Char"><text:span text:style-name="T41"/></text:span></text:p>
        <text:p text:style-name="P74"><text:span text:style-name="negrito_20_Char"><text:span text:style-name="T41">1990 18(1-7,9-12)</text:span></text:span></text:p>
        <text:p text:style-name="P74"><text:span text:style-name="negrito_20_Char"><text:span text:style-name="T41">Este exemplo indica que o volume 18 correspondente ao ano de 1990 está incompleto. As informações registradas entre parênteses indicam os exemplares disponíveis.</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text:s/></text:p>
        <text:p text:style-name="Standard"/>
        <text:p text:style-name="Standard"><text:span text:style-name="negrito_20_Char">769 - Menção de Responsabilidade</text:span> (facultativo)</text:p>
        <text:p text:style-name="P74"><text:span text:style-name="negrito_20_Char"><text:span text:style-name="T41">Nome do editor responsável pelo conteúdo intelectual do documento.</text:span></text:span></text:p>
        <text:p text:style-name="P74"><text:span text:style-name="negrito_20_Char"><text:span text:style-name="T41"/></text:span></text:p>
        <text:p text:style-name="P74"><text:span text:style-name="negrito_20_Char"><text:span text:style-name="T41">Exemplo: Instituto Brasileiro de Informação Científica e Tecnológica</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informação</text:span></text:span></text:p>
        <text:p text:style-name="P74"><text:span text:style-name="negrito_20_Char"><text:span text:style-name="T41"><text:s text:c="20"/>informação/(769)</text:span></text:span></text:p>
        <text:p text:style-name="Standard"/>
        <text:p text:style-name="Standard"><text:span text:style-name="negrito_20_Char">770 - CODEN</text:span> (facultativo)</text:p>
        <text:p text:style-name="P74"><text:span text:style-name="negrito_20_Char"><text:span text:style-name="T73">CODEN é um código único de 6 caracteres atribuído pelo "International CODEN Service" para identificar os títulos de periódicos técnicos. Os primeiros 6 caracteres do CODEN são alfabéticos e são baseados no título do periódico, o último caracter é um verificador alfanumérico. Ex: JACSAT para "Journal of the American Chemical Society", onde T é o verificador. </text:span></text:span></text:p>
        <text:p text:style-name="P74"><text:span text:style-name="negrito_20_Char"><text:span text:style-name="T41"/></text:span></text:p>
        <text:p text:style-name="P74"><text:span text:style-name="negrito_20_Char"><text:span text:style-name="T41">Exemplo: JACSAT</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JACSAT</text:span></text:span></text:p>
        <text:p text:style-name="P74"><text:span text:style-name="negrito_20_Char"><text:span text:style-name="T41"><text:s text:c="20"/>JACSAT/(770)</text:span></text:span></text:p>
        <text:p text:style-name="Standard"/>
        <text:p text:style-name="Standard"><text:span text:style-name="negrito_20_Char">771 - ID. da Coleção</text:span> (obrigatório)</text:p>
        <text:p text:style-name="P74"><text:span text:style-name="negrito_20_Char"><text:span text:style-name="T41">Código que identificará a coleção de periódico. Este código será utilizado como elo de ligação entre a base de dados Kardex e a base de dados Catálogo através do campo #033 permitindo vincular as informações sobre a coleção quando o usuário solicita o status de um documento pertencente a uma série periódica.</text:span></text:span></text:p>
        <text:p text:style-name="P74"><text:span text:style-name="negrito_20_Char"><text:span text:style-name="T41"/></text:span></text:p>
        <text:p text:style-name="P74"><text:span text:style-name="negrito_20_Char"><text:span text:style-name="T41">Este código é gerado automaticamente pelo sistema através da data, hora, minuto e segundo da criação do registro e pelo código da chave de login do bibliotecário responsável pela criação do registro, tornando-se um código único, sem duplicidades e sua atribuição independe da posição do registro na base de dados.</text:span></text:span></text:p>
        <text:p text:style-name="P74"><text:span text:style-name="negrito_20_Char"><text:span text:style-name="T41"/></text:span></text:p>
        <text:p text:style-name="P74"><text:soft-page-break/><text:span text:style-name="negrito_20_Char"><text:span text:style-name="T41">Este código, uma vez criado, não pode ser modificado, portanto, não aparece no formulário de edição de dados. </text:span></text:span></text:p>
        <text:p text:style-name="P74"><text:span text:style-name="negrito_20_Char"><text:span text:style-name="T41"/></text:span></text:p>
        <text:p text:style-name="P74"><text:span text:style-name="negrito_20_Char"><text:span text:style-name="T41">O conteúdo deste campo é indexado no todo, no todo com os prefixos [SER=] e [NUM=].</text:span></text:span></text:p>
        <text:p text:style-name="P74"><text:span text:style-name="negrito_20_Char"><text:span text:style-name="T41"/></text:span></text:p>
        <text:p text:style-name="P74"><text:span text:style-name="negrito_20_Char"><text:span text:style-name="T41">Exemplos de busca: 05040112345643</text:span></text:span></text:p>
        <text:p text:style-name="P74"><text:span text:style-name="negrito_20_Char"><text:span text:style-name="T41"><text:s text:c="19"/>05040112345643/(771)</text:span></text:span></text:p>
        <text:p text:style-name="P74"><text:span text:style-name="negrito_20_Char"><text:span text:style-name="T41"><text:s text:c="19"/>SER=05040112345643</text:span></text:span></text:p>
        <text:p text:style-name="P74"><text:span text:style-name="negrito_20_Char"><text:span text:style-name="T41"><text:s text:c="19"/>NUM=05040112345643</text:span></text:span></text:p>
        <text:p text:style-name="Standard"/>
        <text:p text:style-name="Standard"><text:span text:style-name="negrito_20_Char"><text:span text:style-name="T46">772 - ISSN</text:span></text:span><text:span text:style-name="T46"> - </text:span><text:span text:style-name="T47">International Standard Serial Number</text:span><text:span text:style-name="T46"> (essencial)</text:span></text:p>
        <text:p text:style-name="P74"><text:span text:style-name="negrito_20_Char"><text:span text:style-name="T41">Número que identifica internacionalmente uma série periódica. O número deverá ser registrado na forma em que aparece na publicação. O prefixo ISSN deverá ser omitido.</text:span></text:span></text:p>
        <text:p text:style-name="P74"><text:span text:style-name="negrito_20_Char"><text:span text:style-name="T41"/></text:span></text:p>
        <text:p text:style-name="P74"><text:span text:style-name="negrito_20_Char"><text:span text:style-name="T41">Exemplo: 0100-7122</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0100-7122</text:span></text:span></text:p>
        <text:p text:style-name="P74"><text:span text:style-name="negrito_20_Char"><text:span text:style-name="T41"/></text:span></text:p>
        <text:p text:style-name="P74"><text:span text:style-name="negrito_20_Char"><text:span text:style-name="T33">Nota:</text:span></text:span><text:span text:style-name="negrito_20_Char"><text:span text:style-name="T41"> </text:span></text:span><text:span text:style-name="negrito_20_Char"><text:span text:style-name="T33">O PHL©Elysio se baseia no ISSN para identificar duplicidades de títulos registrados no kardex. Portanto, sempre que esta informação for conhecida é importante que seja registrada.</text:span></text:span></text:p>
        <text:p text:style-name="Standard"><text:s text:c="20"/></text:p>
        <text:p text:style-name="Standard"><text:span text:style-name="negrito_20_Char">773 - Título do Periódico</text:span> (obrigatório)</text:p>
        <text:p text:style-name="P74"><text:span text:style-name="negrito_20_Char"><text:span text:style-name="T41">Título completo do periódico.</text:span></text:span></text:p>
        <text:p text:style-name="P74"><text:span text:style-name="negrito_20_Char"><text:span text:style-name="T41"/></text:span></text:p>
        <text:p text:style-name="P74"><text:span text:style-name="negrito_20_Char"><text:span text:style-name="T41">Exemplo: Revista Brasileira de Odontologia</text:span></text:span></text:p>
        <text:p text:style-name="P74"><text:span text:style-name="negrito_20_Char"><text:span text:style-name="T41"/></text:span></text:p>
        <text:p text:style-name="P74"><text:span text:style-name="negrito_20_Char"><text:span text:style-name="T41">O conteúdo deste campo é indexado palavra por palavra, no todo e no todo com o prefixo [TIT=].</text:span></text:span></text:p>
        <text:p text:style-name="P74"><text:span text:style-name="negrito_20_Char"><text:span text:style-name="T41"/></text:span></text:p>
        <text:p text:style-name="P74"><text:span text:style-name="negrito_20_Char"><text:span text:style-name="T41">Exemplos de buscas: Revista Brasileira de Odontologia</text:span></text:span></text:p>
        <text:p text:style-name="P74"><text:span text:style-name="negrito_20_Char"><text:span text:style-name="T41"><text:s text:c="20"/>Revista Brasileira de Odontologia/(773)</text:span></text:span></text:p>
        <text:p text:style-name="P74"><text:span text:style-name="negrito_20_Char"><text:span text:style-name="T41"><text:s text:c="20"/>TIT=Revista Brasileira de Odontologia</text:span></text:span></text:p>
        <text:p text:style-name="P74"><text:span text:style-name="negrito_20_Char"><text:span text:style-name="T41"><text:s text:c="20"/>Odontologia</text:span></text:span></text:p>
        <text:p text:style-name="P74"><text:span text:style-name="negrito_20_Char"><text:span text:style-name="T41"><text:s text:c="20"/>Odontologia/(773)</text:span></text:span></text:p>
        <text:p text:style-name="Standard"/>
        <text:p text:style-name="Standard"><text:span text:style-name="negrito_20_Char">774 - Continua como</text:span> (facultativo)</text:p>
        <text:p text:style-name="P74"><text:span text:style-name="negrito_20_Char"><text:span text:style-name="T41">Título da continuação do periódico, caso tenha sido encerrado e continuado com outro nome. </text:span></text:span></text:p>
        <text:p text:style-name="P74"><text:span text:style-name="negrito_20_Char"><text:span text:style-name="T41"/></text:span></text:p>
        <text:p text:style-name="P74"><text:span text:style-name="negrito_20_Char"><text:span text:style-name="T41">Exemplo: Semanário de Frutas e Legumes</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Semanário de Frutas e Legumes</text:span></text:span></text:p>
        <text:p text:style-name="P74"><text:span text:style-name="negrito_20_Char"><text:span text:style-name="T41"><text:s text:c="20"/>Semanário de Frutas e Legumes/(774)</text:span></text:span></text:p>
        <text:p text:style-name="P74"><text:span text:style-name="negrito_20_Char"><text:span text:style-name="T41"><text:s text:c="20"/>Frutas</text:span></text:span></text:p>
        <text:p text:style-name="P74"><text:span text:style-name="negrito_20_Char"><text:span text:style-name="T41"><text:s text:c="20"/>Frutas/(774)</text:span></text:span></text:p>
        <text:p text:style-name="Standard"/>
        <text:p text:style-name="Standard"><text:span text:style-name="negrito_20_Char">775 - Continuação de</text:span> (facultativo)</text:p>
        <text:p text:style-name="P74"><text:span text:style-name="negrito_20_Char"><text:span text:style-name="T41">Título encerrado do periódico do qual o título descrito seja sua continuação.</text:span></text:span></text:p>
        <text:p text:style-name="P74"><text:span text:style-name="negrito_20_Char"><text:span text:style-name="T41"/></text:span></text:p>
        <text:p text:style-name="P74"><text:span text:style-name="negrito_20_Char"><text:span text:style-name="T41">Exemplo: Frutas e Legumes</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Frutas e Legumes</text:span></text:span></text:p>
        <text:p text:style-name="P74"><text:span text:style-name="negrito_20_Char"><text:span text:style-name="T41"><text:s text:c="20"/>Frutas e Legumes/(775)</text:span></text:span></text:p>
        <text:p text:style-name="P74"><text:soft-page-break/><text:span text:style-name="negrito_20_Char"><text:span text:style-name="T41"><text:s text:c="20"/>Frutas</text:span></text:span></text:p>
        <text:p text:style-name="P74"><text:span text:style-name="negrito_20_Char"><text:span text:style-name="T41"><text:s text:c="20"/>Frutas/(775)</text:span></text:span></text:p>
        <text:p text:style-name="P74"><text:span text:style-name="negrito_20_Char"><text:span text:style-name="T41"/></text:span></text:p>
        <text:p text:style-name="Standard"><text:span text:style-name="negrito_20_Char">776 - Periodicidade</text:span> (obrigatório)</text:p>
        <text:p text:style-name="P74"><text:span text:style-name="negrito_20_Char"><text:span text:style-name="T41">Código numérico que identifica a freqüência de publicação do periódico. As opções apresentadas na caixa de seleção do formulário serão aquelas definidas na base de dados de configurações de Tipo de Periodicidade. Havendo necessidade, novas opções poderão ser criadas. (Anexo IX)</text:span></text:span></text:p>
        <text:p text:style-name="P74"><text:span text:style-name="negrito_20_Char"><text:span text:style-name="T41"/></text:span></text:p>
        <text:p text:style-name="P74"><text:span text:style-name="negrito_20_Char"><text:span text:style-name="T41">O código da periodicidade é indexado com o prefixo [PER=].</text:span></text:span></text:p>
        <text:p text:style-name="P74"><text:span text:style-name="negrito_20_Char"><text:span text:style-name="T41"/></text:span></text:p>
        <text:p text:style-name="P74"><text:span text:style-name="negrito_20_Char"><text:span text:style-name="T41">Exemplo de busca: PER=4</text:span></text:span></text:p>
        <text:p text:style-name="Standard"/>
        <text:p text:style-name="Standard"><text:span text:style-name="negrito_20_Char">777 - Local de Publicação</text:span> (obrigatório)</text:p>
        <text:p text:style-name="P74"><text:span text:style-name="negrito_20_Char"><text:span text:style-name="T41">Nome da cidade de publicação do periódico. Se esta informação não for conhecida, registra-se "[s.l.]". </text:span></text:span></text:p>
        <text:p text:style-name="P74"><text:span text:style-name="negrito_20_Char"><text:span text:style-name="T41"/></text:span></text:p>
        <text:p text:style-name="P74"><text:span text:style-name="negrito_20_Char"><text:span text:style-name="T41">Exemplo: Curitiba</text:span></text:span></text:p>
        <text:p text:style-name="P74"><text:span text:style-name="negrito_20_Char"><text:span text:style-name="T41"/></text:span></text:p>
        <text:p text:style-name="P74"><text:span text:style-name="negrito_20_Char"><text:span text:style-name="T41">O conteúdo deste campo é indexado palavra por palavra, no todo e no todo com o prefixo [CID=].</text:span></text:span></text:p>
        <text:p text:style-name="P74"><text:span text:style-name="negrito_20_Char"><text:span text:style-name="T41"/></text:span></text:p>
        <text:p text:style-name="P74"><text:span text:style-name="negrito_20_Char"><text:span text:style-name="T41">Exemplos de buscas: Curitiba</text:span></text:span></text:p>
        <text:p text:style-name="P74"><text:span text:style-name="negrito_20_Char"><text:span text:style-name="T41"><text:s text:c="20"/>Curitiba /(777)</text:span></text:span></text:p>
        <text:p text:style-name="P74"><text:span text:style-name="negrito_20_Char"><text:span text:style-name="T41"><text:s text:c="20"/>Curitiba /(777)</text:span></text:span></text:p>
        <text:p text:style-name="P74"><text:span text:style-name="negrito_20_Char"><text:span text:style-name="T41"><text:s text:c="20"/>CID= Curitiba</text:span></text:span></text:p>
        <text:p text:style-name="Standard"/>
        <text:p text:style-name="Standard"><text:span text:style-name="negrito_20_Char">778 - Editora</text:span> (obrigatório)</text:p>
        <text:p text:style-name="P74"><text:span text:style-name="negrito_20_Char"><text:span text:style-name="T41">Nome da editora responsável pela publicação do periódico. Se esta informação não for conhecida, registra-se "[s.n.]".</text:span></text:span></text:p>
        <text:p text:style-name="P74"><text:span text:style-name="negrito_20_Char"><text:span text:style-name="T41"/></text:span></text:p>
        <text:p text:style-name="P74"><text:span text:style-name="negrito_20_Char"><text:span text:style-name="T41">Exemplo: Abril Cultural</text:span></text:span></text:p>
        <text:p text:style-name="P74"><text:span text:style-name="negrito_20_Char"><text:span text:style-name="T41"/></text:span></text:p>
        <text:p text:style-name="P74"><text:span text:style-name="negrito_20_Char"><text:span text:style-name="T41">O conteúdo deste campo é indexado palavra por palavra, no todo e no todo com o prefixo [EDT=]. </text:span></text:span></text:p>
        <text:p text:style-name="P74"><text:span text:style-name="negrito_20_Char"><text:span text:style-name="T41">Exemplos de buscas: Abril Cultural</text:span></text:span></text:p>
        <text:p text:style-name="P74"><text:span text:style-name="negrito_20_Char"><text:span text:style-name="T41"><text:s text:c="20"/>Abril Cultural/(778)</text:span></text:span></text:p>
        <text:p text:style-name="P74"><text:span text:style-name="negrito_20_Char"><text:span text:style-name="T41"><text:s text:c="20"/>Abril</text:span></text:span></text:p>
        <text:p text:style-name="P74"><text:span text:style-name="negrito_20_Char"><text:span text:style-name="T41"><text:s text:c="20"/>Abril/(778)</text:span></text:span></text:p>
        <text:p text:style-name="P74"><text:span text:style-name="negrito_20_Char"><text:span text:style-name="T41"><text:s text:c="20"/>EDT=Abril Cultural</text:span></text:span></text:p>
        <text:p text:style-name="P74"><text:span text:style-name="negrito_20_Char"><text:span text:style-name="T41"/></text:span></text:p>
        <text:p text:style-name="Standard"><text:span text:style-name="negrito_20_Char">780 - Curso(s) indicado(s)</text:span> (facultativo)</text:p>
        <text:p text:style-name="P74"><text:span text:style-name="negrito_20_Char"><text:span text:style-name="T41">Código numérico que identifica o curso ou cursos para o qual o documento tenha sido indicado ou adquirido. Esta informação é utilizada na emissão de relatórios estatísticos exigidos pelo MEC. As opções apresentadas no formulário serão aquelas inseridas pela biblioteca na base de dados de cursos e disciplinas. Para a seleção de mais de um curso, mantenha pressionada a tecla [CTRL] durante a seleção. (Anexo IV) </text:span></text:span></text:p>
        <text:p text:style-name="P74"><text:span text:style-name="negrito_20_Char"><text:span text:style-name="T41"/></text:span></text:p>
        <text:p text:style-name="P74"><text:span text:style-name="negrito_20_Char"><text:span text:style-name="T41">O código do curso é indexado com o prefixo [CUR=]. Os registros com ausência de preenchimento neste campo podem ser localizados com a chave [A780].</text:span></text:span></text:p>
        <text:p text:style-name="P74"><text:span text:style-name="negrito_20_Char"><text:span text:style-name="T41"/></text:span></text:p>
        <text:p text:style-name="P74"><text:span text:style-name="negrito_20_Char"><text:span text:style-name="T41">Exemplo de Busca: CUR=4</text:span></text:span></text:p>
        <text:p text:style-name="P74"><text:span text:style-name="negrito_20_Char"><text:span text:style-name="T41"/></text:span></text:p>
        <text:p text:style-name="P74"><text:span text:style-name="negrito_20_Char"><text:span text:style-name="T41">Exemplo de busca de registros com o campo ausente: A780</text:span></text:span></text:p>
        <text:p text:style-name="P74"><text:span text:style-name="negrito_20_Char"><text:span text:style-name="T41"/></text:span></text:p>
        <text:p text:style-name="P61"><text:span text:style-name="negrito_20_Char"><text:span text:style-name="T37">781 - Endereço eletrônico</text:span></text:span><text:span text:style-name="negrito_20_Char"><text:span text:style-name="T41"> (essencial)</text:span></text:span></text:p>
        <text:p text:style-name="P84"><text:span text:style-name="negrito_20_Char"><text:span text:style-name="T41">Endereço eletrônico (URL) onde o periódico pode ser encontrado na internet.</text:span></text:span></text:p>
        <text:p text:style-name="P84"><text:span text:style-name="negrito_20_Char"><text:span text:style-name="T41"/></text:span></text:p>
        <text:p text:style-name="P84"><text:span text:style-name="negrito_20_Char"><text:span text:style-name="T41">Exemplo: http://revista.ibict.br/index.php/ciinf</text:span></text:span></text:p>
        <text:p text:style-name="P74"><text:span text:style-name="negrito_20_Char"><text:span text:style-name="T41"/></text:span></text:p>
        <text:p text:style-name="Standard"><text:soft-page-break/><text:span text:style-name="negrito_20_Char">782 - Procedência</text:span> (obrigatório)</text:p>
        <text:p text:style-name="P74"><text:span text:style-name="negrito_20_Char"><text:span text:style-name="T41">Código numérico que indica a procedência do periódico. Este dado é utilizado durante a emissão de relatórios estatísticos para o MEC. As opções apresentadas na caixa de seleção do formulário são aquelas definidas na base de dados de configuração de Tipo de Procedência. Havendo necessidade novas opções poderão ser acrescentadas. (Anexo XII)</text:span></text:span></text:p>
        <text:p text:style-name="P74"><text:span text:style-name="negrito_20_Char"><text:span text:style-name="T41"/></text:span></text:p>
        <text:p text:style-name="P74"><text:span text:style-name="negrito_20_Char"><text:span text:style-name="T41">O código da procedência é indexado com o prefixo [PRC=]. Os registros com ausência de informação neste campo podem ser obtidos com a chave [A782].</text:span></text:span></text:p>
        <text:p text:style-name="P74"><text:span text:style-name="negrito_20_Char"><text:span text:style-name="T41"/></text:span></text:p>
        <text:p text:style-name="P74"><text:span text:style-name="negrito_20_Char"><text:span text:style-name="T41">Exemplos de buscas: PRC=1</text:span></text:span></text:p>
        <text:p text:style-name="P74"><text:span text:style-name="negrito_20_Char"><text:span text:style-name="T41"><text:s text:c="20"/>A782</text:span></text:span></text:p>
        <text:p text:style-name="P74"><text:span text:style-name="negrito_20_Char"><text:span text:style-name="T41"/></text:span></text:p>
        <text:p text:style-name="Standard"><text:span text:style-name="negrito_20_Char">783 - Assinatura</text:span> (obrigatório)</text:p>
        <text:p text:style-name="P74"><text:span text:style-name="negrito_20_Char"><text:span text:style-name="T41">Código numérico que identifica o estado da coleção, se corrente ou não corrente. Este dado é utilizado durante a emissão de relatórios estatísticos do acervo. As opções </text:span></text:span><text:span text:style-name="negrito_20_Char"><text:span text:style-name="T41">disponíveis na caixa de seleção do formulário são aquelas definidas na base de dados de configuração de Tipo de Assinatura. Havendo necessidade, novas opções poderão ser acrescentadas. (Anexo XI)</text:span></text:span></text:p>
        <text:p text:style-name="P74"><text:span text:style-name="negrito_20_Char"><text:span text:style-name="T41"/></text:span></text:p>
        <text:p text:style-name="P74"><text:span text:style-name="negrito_20_Char"><text:span text:style-name="T41">O código da forma de assinatura é indexado com o prefixo [COL=].</text:span></text:span></text:p>
        <text:p text:style-name="P74"><text:span text:style-name="negrito_20_Char"><text:span text:style-name="T41"/></text:span></text:p>
        <text:p text:style-name="P74"><text:span text:style-name="negrito_20_Char"><text:span text:style-name="T41">Exemplo de busca: COL=2</text:span></text:span></text:p>
        <text:p text:style-name="Standard"/>
        <text:p text:style-name="Standard"><text:span text:style-name="negrito_20_Char">784 - Forma de aquisição</text:span> (obrigatório)</text:p>
        <text:p text:style-name="P74"><text:span text:style-name="negrito_20_Char"><text:span text:style-name="T41">Código numérico que identifica a forma de aquisição do periódico. Este dado é utilizado na emissão de relatórios estatísticos do acervo. As opções apresentadas na caixa de seleção do formulário são aquelas definidas na base de dados de configuração de Tipo de Aquisição. Havendo necessidade, novas opções poderão ser acrescentadas. O preenchimento deste campo torna-se obrigatório para a geração correta dos relatórios estatísticos para o MEC. (Anexo X) </text:span></text:span></text:p>
        <text:p text:style-name="P74"><text:span text:style-name="negrito_20_Char"><text:span text:style-name="T41"/></text:span></text:p>
        <text:p text:style-name="P74"><text:span text:style-name="negrito_20_Char"><text:span text:style-name="T41">O código que representa a forma de aquisição é indexado com o prefixo [AQU=]. Para se obter os registros cujo campo 784 esteja ausente a busca deve ser feita por [A784].</text:span></text:span></text:p>
        <text:p text:style-name="P74"><text:span text:style-name="negrito_20_Char"><text:span text:style-name="T41"/></text:span></text:p>
        <text:p text:style-name="P74"><text:span text:style-name="negrito_20_Char"><text:span text:style-name="T41">Exemplos de buscas: AQU=1</text:span></text:span></text:p>
        <text:p text:style-name="P74"><text:span text:style-name="negrito_20_Char"><text:span text:style-name="T41"><text:s text:c="20"/>A784</text:span></text:span></text:p>
        <text:p text:style-name="Standard"/>
        <text:p text:style-name="Standard"><text:span text:style-name="negrito_20_Char">785 - Subtítulo do periódico</text:span> (essencial)</text:p>
        <text:p text:style-name="P74"><text:span text:style-name="negrito_20_Char"><text:span text:style-name="T41">Subtítulo do periódico, quando houver. </text:span></text:span></text:p>
        <text:p text:style-name="P74"><text:span text:style-name="negrito_20_Char"><text:span text:style-name="T41"/></text:span></text:p>
        <text:p text:style-name="P74"><text:span text:style-name="negrito_20_Char"><text:span text:style-name="T41">Exemplo: fatos em revista</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fatos em revista</text:span></text:span></text:p>
        <text:p text:style-name="P74"><text:span text:style-name="negrito_20_Char"><text:span text:style-name="T41"><text:s text:c="20"/>fatos em revista/(785)</text:span></text:span></text:p>
        <text:p text:style-name="P74"><text:span text:style-name="negrito_20_Char"><text:span text:style-name="T41"><text:s text:c="20"/>fatos</text:span></text:span></text:p>
        <text:p text:style-name="P74"><text:span text:style-name="negrito_20_Char"><text:span text:style-name="T41"><text:s text:c="20"/>fatos/(785)</text:span></text:span></text:p>
        <text:p text:style-name="Standard"/>
        <text:p text:style-name="Standard"><text:span text:style-name="negrito_20_Char">786 - Histórico da coleção</text:span> (facultativo)</text:p>
        <text:p text:style-name="P74"><text:span text:style-name="negrito_20_Char"><text:span text:style-name="T41">Informações relativas a históricos das assinaturas, valor pago pela assinatura, indicação dos fascículos que inclui a compra e o agente correspondente. Subcampos que compõe o campo de dado:</text:span></text:span></text:p>
        <text:p text:style-name="P74"><text:span text:style-name="negrito_20_Char"><text:span text:style-name="T41"/></text:span></text:p>
        <text:p text:style-name="P74"><text:span text:style-name="negrito_20_Char"><text:span text:style-name="T41">(d) Data do pagamento da assinatura</text:span></text:span></text:p>
        <text:p text:style-name="P74"><text:span text:style-name="negrito_20_Char"><text:span text:style-name="T41">(v) Valor pago pela assinatura</text:span></text:span></text:p>
        <text:p text:style-name="P74"><text:span text:style-name="negrito_20_Char"><text:span text:style-name="T41">(f) Fascículos que inclui a assinatura</text:span></text:span></text:p>
        <text:p text:style-name="P74"><text:span text:style-name="negrito_20_Char"><text:span text:style-name="T41">Agente</text:span></text:span></text:p>
        <text:p text:style-name="P74"><text:span text:style-name="negrito_20_Char"><text:span text:style-name="T41">Código da assinatura</text:span></text:span></text:p>
        <text:p text:style-name="P74"><text:soft-page-break/><text:span text:style-name="negrito_20_Char"><text:span text:style-name="T41"/></text:span></text:p>
        <text:p text:style-name="P74"><text:span text:style-name="negrito_20_Char"><text:span text:style-name="T41">Exemplo: ^d20060102^v120,00^f27-39^aBarros^c321</text:span></text:span></text:p>
        <text:p text:style-name="P74"><text:span text:style-name="negrito_20_Char"><text:span text:style-name="T41"/></text:span></text:p>
        <text:p text:style-name="P74"><text:span text:style-name="negrito_20_Char"><text:span text:style-name="T41">O ano da assinatura é indexado com o prefixo [ASS=], o nome do agente é indexado com o prefixo [AGN=].</text:span></text:span></text:p>
        <text:p text:style-name="P74"><text:span text:style-name="negrito_20_Char"><text:span text:style-name="T41"/></text:span></text:p>
        <text:p text:style-name="P74"><text:span text:style-name="negrito_20_Char"><text:span text:style-name="T41">Exemplos de buscas: ASS=2001</text:span></text:span></text:p>
        <text:p text:style-name="P74"><text:span text:style-name="negrito_20_Char"><text:span text:style-name="T41"><text:s text:c="20"/>AGN=ebsco</text:span></text:span></text:p>
        <text:p text:style-name="Standard"/>
        <text:p text:style-name="Standard"><text:span text:style-name="negrito_20_Char">787 - Permuta com</text:span> (facultativo)</text:p>
        <text:p text:style-name="P74"><text:span text:style-name="negrito_20_Char"><text:span text:style-name="T41">Título do periódico utilizado na permuta, quando houver. </text:span></text:span></text:p>
        <text:p text:style-name="P74"><text:span text:style-name="negrito_20_Char"><text:span text:style-name="T41"/></text:span></text:p>
        <text:p text:style-name="P74"><text:span text:style-name="negrito_20_Char"><text:span text:style-name="T41">Exemplo: Revista da ABRASCO</text:span></text:span></text:p>
        <text:p text:style-name="P74"><text:span text:style-name="negrito_20_Char"><text:span text:style-name="T41"><text:s/></text:span></text:span></text:p>
        <text:p text:style-name="P74"><text:span text:style-name="negrito_20_Char"><text:span text:style-name="T41">O conteúdo deste campo é indexado no todo e palavra por palavra.</text:span></text:span></text:p>
        <text:p text:style-name="P74"><text:span text:style-name="negrito_20_Char"><text:span text:style-name="T41"><text:s/></text:span></text:span></text:p>
        <text:p text:style-name="P74"><text:span text:style-name="negrito_20_Char"><text:span text:style-name="T41">Exemplos de buscas: Revista da ABRASCO</text:span></text:span></text:p>
        <text:p text:style-name="P74"><text:span text:style-name="negrito_20_Char"><text:span text:style-name="T41"><text:s text:c="20"/>Revista da ABRASCO/(787)</text:span></text:span></text:p>
        <text:p text:style-name="P74"><text:span text:style-name="negrito_20_Char"><text:span text:style-name="T41"><text:s text:c="20"/>ABRASCO</text:span></text:span></text:p>
        <text:p text:style-name="P74"><text:span text:style-name="negrito_20_Char"><text:span text:style-name="T41"><text:s text:c="20"/>ABRASCO/(787)</text:span></text:span></text:p>
        <text:p text:style-name="Standard"/>
        <text:p text:style-name="Standard"><text:span text:style-name="negrito_20_Char">788 - Renovar em</text:span> (facultativo) </text:p>
        <text:p text:style-name="P74"><text:span text:style-name="negrito_20_Char"><text:span text:style-name="T41">Ano e mês da próxima renovação da assinatura. A data deverá ser registrada no formato AAAAMM para facilitar as buscas. </text:span></text:span></text:p>
        <text:p text:style-name="P74"><text:span text:style-name="negrito_20_Char"><text:span text:style-name="T41"/></text:span></text:p>
        <text:p text:style-name="P74"><text:span text:style-name="negrito_20_Char"><text:span text:style-name="T41">Exemplo: 200603</text:span></text:span></text:p>
        <text:p text:style-name="P74"><text:span text:style-name="negrito_20_Char"><text:span text:style-name="T41"/></text:span></text:p>
        <text:p text:style-name="P74"><text:span text:style-name="negrito_20_Char"><text:span text:style-name="T41">O conteúdo deste campo é indexado no todo e no todo com o prefixo [REN=].</text:span></text:span></text:p>
        <text:p text:style-name="P74"><text:span text:style-name="negrito_20_Char"><text:span text:style-name="T41"><text:s/></text:span></text:span></text:p>
        <text:p text:style-name="P74"><text:span text:style-name="negrito_20_Char"><text:span text:style-name="T41">Exemplos de buscas: 200603</text:span></text:span></text:p>
        <text:p text:style-name="P74"><text:span text:style-name="negrito_20_Char"><text:span text:style-name="T41"><text:s text:c="20"/>200603/(788)</text:span></text:span></text:p>
        <text:p text:style-name="P74"><text:span text:style-name="negrito_20_Char"><text:span text:style-name="T41"><text:s text:c="20"/>REN=200603</text:span></text:span></text:p>
        <text:p text:style-name="Standard"/>
        <text:p text:style-name="Standard"><text:span text:style-name="negrito_20_Char">789 - Idioma(s) do Texto</text:span> (obrigatório) </text:p>
        <text:p text:style-name="P74"><text:span text:style-name="negrito_20_Char"><text:span text:style-name="T41">Código numérico que identifica o idioma ou idiomas do texto. As opções apresentadas na caixa de seleção do formulário serão aquelas habilitadas na base de dados de configuração de Tipo de Idioma. Se o texto estiver em vários idiomas, os idiomas poderão ser selecionados mantendo-se a tecla [CTRL] pressionada para a seleção de mais que um idioma. (Anexo III)</text:span></text:span></text:p>
        <text:p text:style-name="P74"><text:span text:style-name="negrito_20_Char"><text:span text:style-name="T41"/></text:span></text:p>
        <text:p text:style-name="P74"><text:span text:style-name="negrito_20_Char"><text:span text:style-name="T41">O código que representa o tipo de idioma é indexado com o prefixo [IDM=].</text:span></text:span></text:p>
        <text:p text:style-name="P74"><text:span text:style-name="negrito_20_Char"><text:span text:style-name="T41"/></text:span></text:p>
        <text:p text:style-name="P74"><text:span text:style-name="negrito_20_Char"><text:span text:style-name="T41">Exemplo de busca: IDM=1</text:span></text:span></text:p>
        <text:p text:style-name="Standard"/>
        <text:p text:style-name="Standard"><text:span text:style-name="negrito_20_Char">790 - Coleção</text:span> (obrigatório) </text:p>
        <text:p text:style-name="P74"><text:span text:style-name="negrito_20_Char"><text:span text:style-name="T41">Notação que indica os fascículos ou volumes existentes na biblioteca. Cada nota deverá ser transcrita em uma linha da caixa de texto, conforme exemplos abaixo: </text:span></text:span></text:p>
        <text:p text:style-name="P74"><text:span text:style-name="negrito_20_Char"><text:span text:style-name="T41"/></text:span></text:p>
        <text:p text:style-name="P74"><text:span text:style-name="negrito_20_Char"><text:span text:style-name="T41">1985-89 12-17</text:span></text:span></text:p>
        <text:p text:style-name="P74"><text:span text:style-name="negrito_20_Char"><text:span text:style-name="T41">Este exemplo indica que os volumes de 12 até 17 que correspondem aos anos de 1985 a 1989 estão completos </text:span></text:span></text:p>
        <text:p text:style-name="P74"><text:span text:style-name="negrito_20_Char"><text:span text:style-name="T41"/></text:span></text:p>
        <text:p text:style-name="P74"><text:span text:style-name="negrito_20_Char"><text:span text:style-name="T41">1990 18(1-7,9-12)</text:span></text:span></text:p>
        <text:p text:style-name="P74"><text:span text:style-name="negrito_20_Char"><text:span text:style-name="T41">Este exemplo indica que o volume 18 correspondente ao ano de 1990 está incompleto. As informações registradas entre parênteses indicam os exemplares disponíveis.</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91 - Notas Gerais</text:span> (facultativo)</text:p>
        <text:p text:style-name="P74"><text:span text:style-name="negrito_20_Char"><text:span text:style-name="T41">Notas gerais relativas ao periódico ou situação da coleção ou assinatura. </text:span></text:span></text:p>
        <text:p text:style-name="P74"><text:soft-page-break/><text:span text:style-name="negrito_20_Char"><text:span text:style-name="T41"/></text:span></text:p>
        <text:p text:style-name="P74"><text:span text:style-name="negrito_20_Char"><text:span text:style-name="T41">Exemplo: volumes encadernados</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Standard"/>
        <text:p text:style-name="P74"><text:span text:style-name="negrito_20_Char"><text:span text:style-name="T41">Exemplos de buscas: volumes</text:span></text:span></text:p>
        <text:p text:style-name="P74"><text:span text:style-name="negrito_20_Char"><text:span text:style-name="T41"><text:s text:c="20"/>encadernados</text:span></text:span></text:p>
        <text:p text:style-name="P74"><text:span text:style-name="negrito_20_Char"><text:span text:style-name="T41"><text:s text:c="20"/>volumes/(791)</text:span></text:span></text:p>
        <text:p text:style-name="P74"><text:span text:style-name="negrito_20_Char"><text:span text:style-name="T41"><text:s text:c="20"/>encadernados/(791)</text:span></text:span></text:p>
        <text:p text:style-name="Standard"/>
        <text:p text:style-name="Standard"><text:span text:style-name="negrito_20_Char">792 - Descritores de conteúdo</text:span> (facultativo)</text:p>
        <text:p text:style-name="P74"><text:span text:style-name="negrito_20_Char"><text:span text:style-name="T41">Palavras chaves que representam o conteúdo temático do periódico. Havendo necessidade do registro de mais de um descritor, estes deverão ser transcritos um em cada linha da caixa de texto do formulário.</text:span></text:span></text:p>
        <text:p text:style-name="P74"><text:span text:style-name="negrito_20_Char"><text:span text:style-name="T41"/></text:span></text:p>
        <text:p text:style-name="P74"><text:span text:style-name="negrito_20_Char"><text:span text:style-name="T41">O ícone apresentado junto ao nome do campo abre o formulário para buscas na base de dados do vocabulário. </text:span></text:span></text:p>
        <text:p text:style-name="P74"><text:span text:style-name="negrito_20_Char"><text:span text:style-name="T41"/></text:span></text:p>
        <text:p text:style-name="P74"><text:span text:style-name="negrito_20_Char"><text:span text:style-name="T41">Exemplo: História da medicina</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história da medicina</text:span></text:span></text:p>
        <text:p text:style-name="P74"><text:span text:style-name="negrito_20_Char"><text:span text:style-name="T41"><text:s text:c="20"/>medicina familiar</text:span></text:span></text:p>
        <text:p text:style-name="P74"><text:span text:style-name="negrito_20_Char"><text:span text:style-name="T41"><text:s text:c="20"/>história da medicina/(792)</text:span></text:span></text:p>
        <text:p text:style-name="P74"><text:span text:style-name="negrito_20_Char"><text:span text:style-name="T41"><text:s text:c="20"/>medicina/(792)</text:span></text:span></text:p>
        <text:p text:style-name="P74"><text:span text:style-name="negrito_20_Char"><text:span text:style-name="T41"><text:s text:c="20"/>familiar</text:span></text:span></text:p>
        <text:p text:style-name="Standard"/>
        <text:p text:style-name="Standard"><text:span text:style-name="negrito_20_Char">793 - Áreas do Conhecimento</text:span> (obrigatório)</text:p>
        <text:p text:style-name="P74"><text:span text:style-name="negrito_20_Char"><text:span text:style-name="T41">Código numérico que identifica as áreas do conhecimento para efeito de relatórios do MEC. As opções apresentadas na caixa de seleção são aquelas recomendadas pelo MEC e incluídas na base de dados de configuração de área do conhecimento. (Anexo VIII).</text:span></text:span></text:p>
        <text:p text:style-name="P74"><text:span text:style-name="negrito_20_Char"><text:span text:style-name="T41"/></text:span></text:p>
        <text:p text:style-name="P74"><text:span text:style-name="negrito_20_Char"><text:span text:style-name="T41">Somente os registros que estiverem com o campo de área temática preenchido é que serão contabilizados nos relatórios estatísticos. Para se obter os registros cujo campo 793 esteja ausente na Base de dados Kardex, a busca deve ser feita por [A793]. O conteúdo deste campo é indexado com o prefixo [ATE=].</text:span></text:span></text:p>
        <text:p text:style-name="P74"><text:span text:style-name="negrito_20_Char"><text:span text:style-name="T41"/></text:span></text:p>
        <text:p text:style-name="P74"><text:span text:style-name="negrito_20_Char"><text:span text:style-name="T41">Exemplo de busca: ATE=7</text:span></text:span></text:p>
        <text:p text:style-name="P74"><text:span text:style-name="negrito_20_Char"><text:span text:style-name="T41"/></text:span></text:p>
        <text:p text:style-name="Standard"><text:span text:style-name="negrito_20_Char">796 - Ano de publicação do primeiro fascículo</text:span> (essencial)</text:p>
        <text:p text:style-name="P74"><text:span text:style-name="negrito_20_Char"><text:span text:style-name="T41">Ano de publicação do primeiro fascículo do periódico. </text:span></text:span></text:p>
        <text:p text:style-name="P74"><text:span text:style-name="negrito_20_Char"><text:span text:style-name="T41"/></text:span></text:p>
        <text:p text:style-name="P74"><text:span text:style-name="negrito_20_Char"><text:span text:style-name="T41">Exemplo: 1940</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1940</text:span></text:span></text:p>
        <text:p text:style-name="P74"><text:span text:style-name="negrito_20_Char"><text:span text:style-name="T41"><text:s text:c="20"/>1940/(796)</text:span></text:span></text:p>
        <text:p text:style-name="Standard"/>
        <text:p text:style-name="Standard"><text:span text:style-name="negrito_20_Char">797 - Ano de encerramento da publicação</text:span> (essencial)</text:p>
        <text:p text:style-name="P74"><text:span text:style-name="negrito_20_Char"><text:span text:style-name="T41">Ano de encerramento da publicação. </text:span></text:span></text:p>
        <text:p text:style-name="P74"><text:span text:style-name="negrito_20_Char"><text:span text:style-name="T41"/></text:span></text:p>
        <text:p text:style-name="P74"><text:span text:style-name="negrito_20_Char"><text:span text:style-name="T41">Exemplo: 1962</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1962</text:span></text:span></text:p>
        <text:p text:style-name="P74"><text:span text:style-name="negrito_20_Char"><text:span text:style-name="T41"><text:s text:c="20"/>1962/(797)</text:span></text:span></text:p>
        <text:p text:style-name="Standard"><text:soft-page-break/></text:p>
        <text:p text:style-name="Standard"><text:span text:style-name="negrito_20_Char">798 - CCN</text:span> (facultativo)</text:p>
        <text:p text:style-name="P74"><text:span text:style-name="negrito_20_Char"><text:span text:style-name="T41">Número correspondente ao título do periódico no Catálogo Coletivo Nacional coordenado pelo IBICT.</text:span></text:span></text:p>
        <text:p text:style-name="P74"><text:span text:style-name="negrito_20_Char"><text:span text:style-name="T41"/></text:span></text:p>
        <text:p text:style-name="P74"><text:span text:style-name="negrito_20_Char"><text:span text:style-name="T41">Exemplo: 200603</text:span></text:span></text:p>
        <text:p text:style-name="P74"><text:span text:style-name="negrito_20_Char"><text:span text:style-name="T41"/></text:span></text:p>
        <text:p text:style-name="P74"><text:span text:style-name="negrito_20_Char"><text:span text:style-name="T41">O conteúdo deste campo é indexado no todo e no todo com o prefixo [CCN=].</text:span></text:span></text:p>
        <text:p text:style-name="P74"><text:span text:style-name="negrito_20_Char"><text:span text:style-name="T41"/></text:span></text:p>
        <text:p text:style-name="P74"><text:span text:style-name="negrito_20_Char"><text:span text:style-name="T41">Exemplos de buscas: 09898</text:span></text:span></text:p>
        <text:p text:style-name="P74"><text:span text:style-name="negrito_20_Char"><text:span text:style-name="T41"><text:s text:c="20"/>09898/(798)</text:span></text:span></text:p>
        <text:p text:style-name="P74"><text:span text:style-name="negrito_20_Char"><text:span text:style-name="T41"><text:s text:c="20"/>CCN=09898</text:span></text:span></text:p>
        <text:p text:style-name="Standard"/>
        <text:p text:style-name="Standard"><text:span text:style-name="negrito_20_Char">799 - Título abreviado</text:span> (facultativo)</text:p>
        <text:p text:style-name="P74"><text:span text:style-name="negrito_20_Char"><text:span text:style-name="T41">Título abreviado do periódico. </text:span></text:span></text:p>
        <text:p text:style-name="P74"><text:span text:style-name="negrito_20_Char"><text:span text:style-name="T41"/></text:span></text:p>
        <text:p text:style-name="P74"><text:span text:style-name="negrito_20_Char"><text:span text:style-name="T41">Exemplo: Rev. Veja</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Rev. Veja</text:span></text:span></text:p>
        <text:p text:style-name="P74"><text:span text:style-name="negrito_20_Char"><text:span text:style-name="T41"><text:s text:c="20"/>Rev. Bras. Psiq./(799)</text:span></text:span></text:p>
        <text:p text:style-name="Standard"/>
        <text:p text:style-name="Standard"><text:span text:style-name="T37">998 – Cópia de segurança do MFN do registro</text:span> (obrigatório)</text:p>
        <text:p text:style-name="P74"><text:span text:style-name="negrito_20_Char"><text:span text:style-name="T41">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span></text:span></text:p>
        <text:p text:style-name="P74"><text:span text:style-name="negrito_20_Char"><text:span text:style-name="T41"/></text:span></text:p>
        <text:p text:style-name="Standard"><text:span text:style-name="negrito_20_Char">999 - Datas de Controle</text:span> (obrigatório)</text:p>
        <text:p text:style-name="P74"><text:span text:style-name="negrito_20_Char"><text:span text:style-name="T41">Campo criado e atualizado automaticamente pelo PHL©Elysio. Este campo armazena as datas de criação e edição do registro e o nome do bibliotecário responsável.</text:span></text:span></text:p>
        <text:p text:style-name="P74"><text:span text:style-name="negrito_20_Char"><text:span text:style-name="T41"/></text:span></text:p>
        <text:p text:style-name="P74"><text:span text:style-name="negrito_20_Char"><text:span text:style-name="T41">A data do registro é indexada com o prefixo [DTR=], o nome do bibliotecário é indexado com o prefixo [BIB=], o ano do registro é indexado com o prefixo [ANO=], o mês do registro é indexado com o prefixo [MES=] e o dia do registro com o prefixo [DIA=].</text:span></text:span></text:p>
        <text:p text:style-name="P74"><text:span text:style-name="negrito_20_Char"><text:span text:style-name="T41"/></text:span></text:p>
        <text:p text:style-name="P74"><text:span text:style-name="negrito_20_Char"><text:span text:style-name="T41">Exemplos de buscas: DTR=20040201</text:span></text:span></text:p>
        <text:p text:style-name="P74"><text:span text:style-name="negrito_20_Char"><text:span text:style-name="T41"><text:s text:c="20"/>ANO=2004</text:span></text:span></text:p>
        <text:p text:style-name="P74"><text:span text:style-name="negrito_20_Char"><text:span text:style-name="T41"><text:s text:c="20"/>DIA=01</text:span></text:span></text:p>
        <text:p text:style-name="P74"><text:span text:style-name="negrito_20_Char"><text:span text:style-name="T41"><text:s text:c="20"/>MES=02</text:span></text:span></text:p>
        <text:p text:style-name="P74"><text:span text:style-name="negrito_20_Char"><text:span text:style-name="T41"><text:s text:c="20"/>BIB=super</text:span></text:span></text:p>
        <text:p text:style-name="P74"><text:span text:style-name="negrito_20_Char"><text:span text:style-name="T41"/></text:span></text:p>
        <text:p text:style-name="P61"><text:span text:style-name="negrito_20_Char">Mensagens de erro e alertas sobre o estado do registro:</text:span><text:alphabetical-index-mark text:string-value="registro do kardex" text:key1="Validação"/><text:span text:style-name="negrito_20_Char"/></text:p>
        <text:p text:style-name="P61"><text:span text:style-name="negrito_20_Char"/></text:p>
        <text:p text:style-name="P74"><text:span text:style-name="negrito_20_Char"><text:span text:style-name="T3">771: AUSENTE</text:span></text:span></text:p>
        <text:p text:style-name="P74"><text:span text:style-name="negrito_20_Char"><text:span text:style-name="T18">Ausência do número de identificação da coleção do periódico. Edite o registro e forneça um número que o identifique.</text:span></text:span></text:p>
        <text:p text:style-name="P74"><text:span text:style-name="negrito_20_Char"><text:span text:style-name="T18"/></text:span></text:p>
        <text:p text:style-name="P74"><text:span text:style-name="negrito_20_Char"><text:span text:style-name="T4">771: DUPLICADO</text:span></text:span></text:p>
        <text:p text:style-name="P74"><text:span text:style-name="negrito_20_Char"><text:span text:style-name="T18">O número que identifica esta coleção já está sendo utilizado para identificação de outra coleção. Edite o registro e substitua o número ou elimine o registro desta coleção.</text:span></text:span></text:p>
        <text:p text:style-name="P74"><text:span text:style-name="negrito_20_Char"><text:span text:style-name="T18"/></text:span></text:p>
        <text:p text:style-name="P74"><text:span text:style-name="negrito_20_Char"><text:span text:style-name="T4">771: TITULO NÃO CATALOGADO</text:span></text:span></text:p>
        <text:p text:style-name="P74"><text:span text:style-name="negrito_20_Char"><text:span text:style-name="T18">O registro deste título não foi encontrado no catálogo. Edite o registro e clique no link “Catalogar título”.</text:span></text:span></text:p>
        <text:p text:style-name="P74"><text:span text:style-name="negrito_20_Char"><text:span text:style-name="T18"/></text:span></text:p>
        <text:p text:style-name="P74"><text:span text:style-name="negrito_20_Char"><text:span text:style-name="T4">772: AUSENTE</text:span></text:span></text:p>
        <text:p text:style-name="P74"><text:span text:style-name="negrito_20_Char"><text:span text:style-name="T18">O ISSN não foi fornecido. Edite o registro e forneça o ISSN.</text:span></text:span></text:p>
        <text:p text:style-name="P74"><text:span text:style-name="negrito_20_Char"><text:span text:style-name="T18"/></text:span></text:p>
        <text:p text:style-name="P74"><text:soft-page-break/><text:span text:style-name="negrito_20_Char"><text:span text:style-name="T4">772: DUPLICADO</text:span></text:span></text:p>
        <text:p text:style-name="P74"><text:span text:style-name="negrito_20_Char"><text:span text:style-name="T18">Foi encontrado outro registro com o mesmo número de ISSN. Não pode haver coleções distintas com mesmo número de ISSN. Identifique a coleção identificada com o mesmo número de ISSN e altere para o número correto ou elimine um dos registros duplicados.</text:span></text:span></text:p>
        <text:p text:style-name="P74"><text:span text:style-name="negrito_20_Char"><text:span text:style-name="T18"/></text:span></text:p>
        <text:p text:style-name="P74"><text:span text:style-name="negrito_20_Char"><text:span text:style-name="T4">773: AUSENTE</text:span></text:span></text:p>
        <text:p text:style-name="P74"><text:span text:style-name="negrito_20_Char"><text:span text:style-name="T18">O título que identifica a coleção de periódico não foi fornecido. Edite o registro e forneça esta informação.</text:span></text:span></text:p>
        <text:p text:style-name="P74"><text:span text:style-name="negrito_20_Char"><text:span text:style-name="T18"/></text:span></text:p>
        <text:p text:style-name="P74"><text:span text:style-name="negrito_20_Char"><text:span text:style-name="T4">776: AUSENTE</text:span></text:span></text:p>
        <text:p text:style-name="P74"><text:span text:style-name="negrito_20_Char"><text:span text:style-name="T18">Ausência de informação sobre a periodicidade do título do periódico. Edite o registro e forneça esta informação.</text:span></text:span></text:p>
        <text:p text:style-name="P74"><text:span text:style-name="negrito_20_Char"><text:span text:style-name="T18"/></text:span></text:p>
        <text:p text:style-name="P74"><text:span text:style-name="negrito_20_Char"><text:span text:style-name="T4">776: INVÁLIDO</text:span></text:span></text:p>
        <text:p text:style-name="P74"><text:span text:style-name="negrito_20_Char"><text:span text:style-name="T18">A periodicidade registrada não pode ser identificada na base de dados de periodicidades. Edite o registro e selecione uma periodicidade válida.</text:span></text:span></text:p>
        <text:p text:style-name="P74"><text:span text:style-name="negrito_20_Char"><text:span text:style-name="T18"/></text:span></text:p>
        <text:p text:style-name="P74"><text:span text:style-name="negrito_20_Char"><text:span text:style-name="T4">777: AUSENTE</text:span></text:span></text:p>
        <text:p text:style-name="P74"><text:span text:style-name="negrito_20_Char"><text:span text:style-name="T18">A cidade de publicação do periódico não foi informada. Edite o registro e forneça esta informação.</text:span></text:span></text:p>
        <text:p text:style-name="P74"><text:span text:style-name="negrito_20_Char"><text:span text:style-name="T18"/></text:span></text:p>
        <text:p text:style-name="P74"><text:span text:style-name="negrito_20_Char"><text:span text:style-name="T4">778: AUSENTE</text:span></text:span></text:p>
        <text:p text:style-name="P74"><text:span text:style-name="negrito_20_Char"><text:span text:style-name="T18">A editora ou casa publicadora do periódico não foi informada. Edite o registro e forneça esta informação.</text:span></text:span></text:p>
        <text:p text:style-name="P74"><text:span text:style-name="negrito_20_Char"><text:span text:style-name="T18"/></text:span></text:p>
        <text:p text:style-name="P74"><text:span text:style-name="negrito_20_Char"><text:span text:style-name="T4">782: AUSENTE</text:span></text:span></text:p>
        <text:p text:style-name="P74"><text:span text:style-name="negrito_20_Char"><text:span text:style-name="T18">A procedência do periódico não foi informada. Edite o registro e forneça esta informação.</text:span></text:span></text:p>
        <text:p text:style-name="P74"><text:span text:style-name="negrito_20_Char"><text:span text:style-name="T18"/></text:span></text:p>
        <text:p text:style-name="P74"><text:span text:style-name="negrito_20_Char"><text:span text:style-name="T4">782: INVÁLIDO</text:span></text:span></text:p>
        <text:p text:style-name="P74"><text:span text:style-name="negrito_20_Char"><text:span text:style-name="T18">O tipo de procedência indicado não pode ser identificado na base de dados de tipos de procedência. Edite o registro e selecione uma opção válida.</text:span></text:span></text:p>
        <text:p text:style-name="P74"><text:span text:style-name="negrito_20_Char"><text:span text:style-name="T18"/></text:span></text:p>
        <text:p text:style-name="P74"><text:span text:style-name="negrito_20_Char"><text:span text:style-name="T4">783: AUSENTE</text:span></text:span></text:p>
        <text:p text:style-name="P74"><text:span text:style-name="negrito_20_Char"><text:span text:style-name="T18">Ausência de informação sobre o status da coleção. Edite o registro e forneça esta informação.</text:span></text:span></text:p>
        <text:p text:style-name="P74"><text:span text:style-name="negrito_20_Char"><text:span text:style-name="T18"/></text:span></text:p>
        <text:p text:style-name="P74"><text:span text:style-name="negrito_20_Char"><text:span text:style-name="T4">783: INVÁLIDO</text:span></text:span></text:p>
        <text:p text:style-name="P74"><text:span text:style-name="negrito_20_Char"><text:span text:style-name="T18">A infomação sobre o status da coleção não pode ser identificada na base de dados de tipos de assinatura. Edite o registro e selecione uma opção válida.</text:span></text:span></text:p>
        <text:p text:style-name="P74"><text:span text:style-name="negrito_20_Char"><text:span text:style-name="T18"/></text:span></text:p>
        <text:p text:style-name="P74"><text:span text:style-name="negrito_20_Char"><text:span text:style-name="T4">784: AUSENTE</text:span></text:span></text:p>
        <text:p text:style-name="P74"><text:span text:style-name="negrito_20_Char"><text:span text:style-name="T18">Ausência de informação sobre a forma de aquisição. Edite o registro e forneça esta informação.</text:span></text:span></text:p>
        <text:p text:style-name="P74"><text:span text:style-name="negrito_20_Char"><text:span text:style-name="T18"/></text:span></text:p>
        <text:p text:style-name="P74"><text:span text:style-name="negrito_20_Char"><text:span text:style-name="T4">784: INVÁLIDO</text:span></text:span></text:p>
        <text:p text:style-name="P74"><text:span text:style-name="negrito_20_Char"><text:span text:style-name="T18">A infomação sobre a forma de aquisiçao não pode ser identificada na base de dados de tipos de aquisiçao. Edite o registro e selecione uma opção válida.</text:span></text:span></text:p>
        <text:p text:style-name="P74"><text:span text:style-name="negrito_20_Char"><text:span text:style-name="T18"/></text:span></text:p>
        <text:p text:style-name="P74"><text:span text:style-name="negrito_20_Char"><text:span text:style-name="T4">789: AUSENTE</text:span></text:span></text:p>
        <text:p text:style-name="P74"><text:span text:style-name="negrito_20_Char"><text:span text:style-name="T18">Ausência de informação sobre o idioma do periódico. Edite o registro e forneça esta informação.</text:span></text:span></text:p>
        <text:p text:style-name="P74"><text:span text:style-name="negrito_20_Char"><text:span text:style-name="T18"/></text:span></text:p>
        <text:p text:style-name="P74"><text:span text:style-name="negrito_20_Char"><text:span text:style-name="T4">789: INVÁLIDO</text:span></text:span></text:p>
        <text:p text:style-name="P74"><text:span text:style-name="negrito_20_Char"><text:span text:style-name="T18">O idioma não pode ser identificado na base de dados de tipos de idioma. Edite o registro e selecione uma opção válida.</text:span></text:span></text:p>
        <text:p text:style-name="P74"><text:span text:style-name="negrito_20_Char"><text:span text:style-name="T18"/></text:span></text:p>
        <text:p text:style-name="P74"><text:span text:style-name="negrito_20_Char"><text:span text:style-name="T4">790: AUSENTE</text:span></text:span></text:p>
        <text:p text:style-name="P74"><text:span text:style-name="negrito_20_Char"><text:span text:style-name="T18">Não foi encontrada a informação sobre os volumes e fascículos que compõe esta coleção. Edite o registro e forneça estas informações.</text:span></text:span></text:p>
        <text:p text:style-name="P74"><text:span text:style-name="negrito_20_Char"><text:span text:style-name="T18"/></text:span></text:p>
        <text:p text:style-name="P74"><text:soft-page-break/><text:span text:style-name="negrito_20_Char"><text:span text:style-name="T4">792: DESCONHECIDO</text:span></text:span></text:p>
        <text:p text:style-name="P74"><text:span text:style-name="negrito_20_Char"><text:span text:style-name="T18">O termo utilizado para representar o conteúdo do documento foi identificado na base de dados de controle do vocabulário.</text:span></text:span></text:p>
        <text:p text:style-name="P74"><text:span text:style-name="negrito_20_Char"><text:span text:style-name="T18"/></text:span></text:p>
        <text:p text:style-name="P74"><text:span text:style-name="negrito_20_Char"><text:span text:style-name="T4">793: AUSENTE</text:span></text:span></text:p>
        <text:p text:style-name="P74"><text:span text:style-name="negrito_20_Char"><text:span text:style-name="T18">Ausência de informação sobre a área do conhecimento à qual o periódico se enquadra. Edite o registro e forneça esta informação.</text:span></text:span></text:p>
        <text:p text:style-name="P74"><text:span text:style-name="negrito_20_Char"><text:span text:style-name="T18"/></text:span></text:p>
        <text:p text:style-name="P74"><text:span text:style-name="negrito_20_Char"><text:span text:style-name="T4">998: AUSENTE</text:span></text:span></text:p>
        <text:p text:style-name="P74"><text:span text:style-name="negrito_20_Char"><text:span text:style-name="T18">Não foi encontrada informação sobre o MFN do registro. Esta informação é criada automaticamente pelo PHL e sua ausência é devida a utilização de registros criados através de outras aplicações estranhas ao PHL.</text:span></text:span></text:p>
        <text:p text:style-name="P74"><text:span text:style-name="negrito_20_Char"><text:span text:style-name="T18"/></text:span></text:p>
        <text:p text:style-name="P74"><text:span text:style-name="negrito_20_Char"><text:span text:style-name="T4">999: AUSENTE</text:span></text:span></text:p>
        <text:p text:style-name="P74"><text:span text:style-name="negrito_20_Char"><text:span text:style-name="T18">Não foi encontrada as informações de controle de criação do registro. Esta informação é criada automaticamente pelo PHL e sua ausência é devida a utilização de registros criados através de outras aplicações estranhas ao PHL.</text:span></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h text:style-name="P19" text:outline-level="1">Base de dados Usuários<text:alphabetical-index-mark text:string-value="Usuários" text:key1="Base de dados"/></text:h>
        <text:p text:style-name="Standard"/>
        <text:p text:style-name="Standard">Base de dados utilizada para o cadastro dos usuários externos da biblioteca. Cada registro desta base de dados irá corresponder ao cadastro de um usuário, contendo informações como nome, número, endereço, perfil de interesse, etc. Somente os usuários cadastrados nesta base de dados é que poderão utilizar dos serviços de empréstimo, renovação, SDI e reservas.</text:p>
        <text:p text:style-name="Standard"/>
        <text:p text:style-name="Standard">Somente os usuários matriculados é que poderão utilizar os serviços de empréstimo, renovação e reservas e uma vez utilizado um destes serviços, o registro de usuário não poderá mais ser eliminado do banco de dados. Neste caso, o PHL©Elysio permite a suspensão deste usuário, impedindo-o de continuar utilizando os serviços da biblioteca.</text:p>
        <text:p text:style-name="Standard"/>
        <text:p text:style-name="Standard">Os campos de dados disponíveis em cada registro desta base de dados são:</text:p>
        <text:p text:style-name="Standard"/>
        <text:p text:style-name="Standard"><text:span text:style-name="negrito_20_Char">700 - Login do usuário</text:span> (obrigatório)</text:p>
        <text:p text:style-name="P74"><text:span text:style-name="negrito_20_Char"><text:span text:style-name="T41">Chave de no máximo 9 caracteres e que combinada com uma senha irá permitir ao usuário da biblioteca o acesso à área de serviços do PHL©Elysio, permitindo que ele faça reservas; renovações; atualização de cadastro; sugestões de compra e buscas segundo seu perfil de interesse (DSI).</text:span></text:span></text:p>
        <text:p text:style-name="P74"><text:span text:style-name="negrito_20_Char"><text:span text:style-name="T41"/></text:span></text:p>
        <text:p text:style-name="P74"><text:span text:style-name="negrito_20_Char"><text:span text:style-name="T41">A chave pode ser composta de letras e números. Caracteres especiais não são permitidos.</text:span></text:span> </text:p>
        <text:p text:style-name="Standard"/>
        <text:p text:style-name="Standard"><text:span text:style-name="negrito_20_Char">701 - Número de Matrícula</text:span> (obrigatório)</text:p>
        <text:p text:style-name="P74"><text:span text:style-name="negrito_20_Char"><text:span text:style-name="T41">Número seqüencial correspondente à matricula do usuário. Este número irá identificar o usuário em todas as operações com a biblioteca e deverá corresponder ao código de barras impresso na carteirinha de identificação do usuário. O controle da seqüência numérica é feito automaticamente, iniciando a partir do número fornecido como parâmetro do arquivo "phl_usr.ctl". </text:span></text:span></text:p>
        <text:p text:style-name="P74"><text:span text:style-name="negrito_20_Char"><text:span text:style-name="T41"/></text:span></text:p>
        <text:p text:style-name="P74"><text:span text:style-name="negrito_20_Char"><text:span text:style-name="T41">O arquivo "phl_usr.ctl" que controla esta numeração, é um arquivo texto que pode ser editado com qualquer editor de texto. </text:span></text:span></text:p>
        <text:p text:style-name="P74"><text:span text:style-name="negrito_20_Char"><text:span text:style-name="T41"/></text:span></text:p>
        <text:p text:style-name="P74"><text:span text:style-name="negrito_20_Char"><text:span text:style-name="T41">Caso a identificação da matrícula do usuário não seja um código numérico, a biblioteca poderá efetuar o controle manual da numeração, substituindo o número seqüencial sugerido, por outro código de identificação qualquer.</text:span></text:span></text:p>
        <text:p text:style-name="P74"><text:span text:style-name="negrito_20_Char"><text:span text:style-name="T41"/></text:span></text:p>
        <text:p text:style-name="P74"><text:span text:style-name="negrito_20_Char"><text:span text:style-name="T41">Exemplo: 001234</text:span></text:span></text:p>
        <text:p text:style-name="P74"><text:span text:style-name="negrito_20_Char"><text:span text:style-name="T41"/></text:span></text:p>
        <text:p text:style-name="P74"><text:span text:style-name="negrito_20_Char"><text:span text:style-name="T41">O conteúdo deste campo é indexado com o prefixo [USR=]. </text:span></text:span></text:p>
        <text:p text:style-name="P74"><text:span text:style-name="negrito_20_Char"><text:span text:style-name="T41">Exemplo de busca: USR=001234</text:span></text:span></text:p>
        <text:p text:style-name="Standard"/>
        <text:p text:style-name="Standard"><text:span text:style-name="negrito_20_Char">702 - Senha </text:span>(obrigatório)</text:p>
        <text:p text:style-name="P74"><text:span text:style-name="negrito_20_Char"><text:span text:style-name="T41">Senha alfanumérica de até 15 caracteres necessária para o acesso do usuário aos serviços da biblioteca. Ao cadastrar o usuário, recomendamos utilizar o número de matrícula como senha e orientar o usuário que a partir da sua primeira conexão ele deve alterar sua senha por outra de sua preferência. </text:span></text:span></text:p>
        <text:p text:style-name="P74"><text:span text:style-name="negrito_20_Char"><text:span text:style-name="T41"/></text:span></text:p>
        <text:p text:style-name="P74"><text:span text:style-name="negrito_20_Char"><text:span text:style-name="T41">Exemplo: x2564as</text:span></text:span></text:p>
        <text:p text:style-name="Standard"><text:s/></text:p>
        <text:p text:style-name="Standard"><text:span text:style-name="negrito_20_Char">703 - Status</text:span> (obrigatório)</text:p>
        <text:p text:style-name="P74"><text:span text:style-name="negrito_20_Char"><text:span text:style-name="T41">Situação do registro do usuário. Por padrão, durante a criação de um novo registro, o sistema considera-o como ativo. Esta opção permite o bloqueio temporário ou permanente do usuário aos serviços da biblioteca. </text:span></text:span></text:p>
        <text:p text:style-name="Standard"/>
        <text:p text:style-name="P74"><text:span text:style-name="negrito_20_Char"><text:span text:style-name="T41">O registro de um usuário nunca deve ser eliminado. Quando ele não fizer mais parte da instituição ou quando a instituição quiser interromper o vínculo deste usuário com a biblioteca, recomendamos suspendê-lo. Esta orientação visa permitir a manutenção de </text:span></text:span><text:soft-page-break/><text:span text:style-name="negrito_20_Char"><text:span text:style-name="T41">uma série histórica de todos os usuários que já utilizaram o serviço de biblioteca, permitindo a emissão de relatórios de históricos de tombo. Se o registro do usuário for eliminado, o sistema ficará impossibilitado de gerar o relatório de histórico de tombos, de grande utilidade, pois substitui as antigas fichas que eram armazenadas nos bolsões dos objetos de empréstimo.</text:span></text:span></text:p>
        <text:p text:style-name="P74"><text:span text:style-name="negrito_20_Char"><text:span text:style-name="T41"/></text:span></text:p>
        <text:p text:style-name="P74"><text:span text:style-name="negrito_20_Char"><text:span text:style-name="T41">O conteúdo deste campo quando for 0 será indexado com o termo [USR=ATIVO], quando for 1 será indexado com o termo [USR=SUSPENSO]. </text:span></text:span></text:p>
        <text:p text:style-name="P74"><text:span text:style-name="negrito_20_Char"><text:span text:style-name="T41"/></text:span></text:p>
        <text:p text:style-name="P74"><text:span text:style-name="negrito_20_Char"><text:span text:style-name="T41">Exemplos de buscas: USR=suspenso</text:span></text:span></text:p>
        <text:p text:style-name="P74"><text:span text:style-name="negrito_20_Char"><text:span text:style-name="T41"><text:s text:c="20"/>USR=ativo</text:span></text:span></text:p>
        <text:p text:style-name="Standard"/>
        <text:p text:style-name="Standard"><text:span text:style-name="negrito_20_Char">704 - Prazo de Validade</text:span> (facultativo)</text:p>
        <text:p text:style-name="P74"><text:span text:style-name="negrito_20_Char"><text:span text:style-name="T41">Prazo de validade da matrícula do usuário transcrita no padrão ISO (AAAAMMDD). O objetivo deste prazo de validade é controlar a atualização dos dados cadastrais do usuário. Após o vencimento deste prazo, o usuário ficará obrigado a se dirigir à biblioteca para atualização de seus dados cadastrais, caso contrário ficará impedido de continuar a utilizando os serviços de reservas, DSI, renovação e empréstimo. </text:span></text:span></text:p>
        <text:p text:style-name="P74"><text:span text:style-name="negrito_20_Char"><text:span text:style-name="T41"/></text:span></text:p>
        <text:p text:style-name="P74"><text:span text:style-name="negrito_20_Char"><text:span text:style-name="T41">Exemplo: 20071231</text:span></text:span></text:p>
        <text:p text:style-name="P74"><text:span text:style-name="negrito_20_Char"><text:span text:style-name="T41"/></text:span></text:p>
        <text:p text:style-name="P74"><text:span text:style-name="negrito_20_Char"><text:span text:style-name="T41">O conteúdo deste campo é indexado com o prefixo [VAL=].</text:span></text:span></text:p>
        <text:p text:style-name="P74"><text:span text:style-name="negrito_20_Char"><text:span text:style-name="T41"/></text:span></text:p>
        <text:p text:style-name="P74"><text:span text:style-name="negrito_20_Char"><text:span text:style-name="T41">Exemplo de busca: VAL=20051231</text:span></text:span></text:p>
        <text:p text:style-name="Standard"/>
        <text:p text:style-name="Standard"><text:span text:style-name="negrito_20_Char">705 - Nome</text:span> (obrigatório)</text:p>
        <text:p text:style-name="P74"><text:span text:style-name="negrito_20_Char"><text:span text:style-name="T41">Nome completo do usuário, na forma apresentada em seu documento de identidade. </text:span></text:span></text:p>
        <text:p text:style-name="P74"><text:span text:style-name="negrito_20_Char"><text:span text:style-name="T41"/></text:span></text:p>
        <text:p text:style-name="P74"><text:span text:style-name="negrito_20_Char"><text:span text:style-name="T41">Exemplo: Elysio Mira Soares de Oliveira</text:span></text:span></text:p>
        <text:p text:style-name="P74"><text:span text:style-name="negrito_20_Char"><text:span text:style-name="T41"/></text:span></text:p>
        <text:p text:style-name="P74"><text:span text:style-name="negrito_20_Char"><text:span text:style-name="T41">O conteúdo deste campo é indexado palavra por palavra e no todo com o prefixo [NOME=].</text:span></text:span></text:p>
        <text:p text:style-name="P74"><text:span text:style-name="negrito_20_Char"><text:span text:style-name="T41"/></text:span></text:p>
        <text:p text:style-name="P74"><text:span text:style-name="negrito_20_Char"><text:span text:style-name="T41">Exemplos de buscas: Mira</text:span></text:span></text:p>
        <text:p text:style-name="P74"><text:span text:style-name="negrito_20_Char"><text:span text:style-name="T41"><text:s text:c="20"/>Soares/(705)</text:span></text:span></text:p>
        <text:p text:style-name="P74"><text:span text:style-name="negrito_20_Char"><text:span text:style-name="T41"><text:s text:c="20"/>NOME=ANTONIO$</text:span></text:span></text:p>
        <text:p text:style-name="Standard"/>
        <text:p text:style-name="Standard"><text:span text:style-name="negrito_20_Char">706 - Endereço</text:span> (essencial)</text:p>
        <text:p text:style-name="P74"><text:span text:style-name="negrito_20_Char"><text:span text:style-name="T41">Endereço completo do usuário com os devidos complementos (Rua, Av., apto, etc). </text:span></text:span></text:p>
        <text:p text:style-name="P74"><text:span text:style-name="negrito_20_Char"><text:span text:style-name="T41"/></text:span></text:p>
        <text:p text:style-name="P74"><text:span text:style-name="negrito_20_Char"><text:span text:style-name="T41">Exemplo: Av. Rui Barbosa, 325 - Centro</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Nabuco</text:span></text:span></text:p>
        <text:p text:style-name="P74"><text:span text:style-name="negrito_20_Char"><text:span text:style-name="T41"><text:s text:c="20"/>Nabuco/(706)</text:span></text:span></text:p>
        <text:p text:style-name="Standard"/>
        <text:p text:style-name="Standard"><text:span text:style-name="negrito_20_Char">707 - Cidade</text:span> (essencial)</text:p>
        <text:p text:style-name="P74"><text:span text:style-name="negrito_20_Char"><text:span text:style-name="T41">Nome da cidade de residência do usuário, correspondente ao endereço registrado no campo 706.</text:span></text:span></text:p>
        <text:p text:style-name="P74"><text:span text:style-name="negrito_20_Char"><text:span text:style-name="T41"/></text:span></text:p>
        <text:p text:style-name="P74"><text:span text:style-name="negrito_20_Char"><text:span text:style-name="T41">Exemplo: Porto Alegre</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Porto Alegre</text:span></text:span></text:p>
        <text:p text:style-name="P74"><text:span text:style-name="negrito_20_Char"><text:span text:style-name="T41"><text:s text:c="20"/>Porto Alegre/(707)</text:span></text:span></text:p>
        <text:p text:style-name="P74"><text:span text:style-name="negrito_20_Char"><text:span text:style-name="T41"><text:s text:c="20"/>Porto</text:span></text:span></text:p>
        <text:p text:style-name="P74"><text:span text:style-name="negrito_20_Char"><text:span text:style-name="T41"><text:s text:c="20"/>Porto/(707)</text:span></text:span></text:p>
        <text:p text:style-name="Standard"/>
        <text:p text:style-name="Standard"><text:soft-page-break/><text:span text:style-name="negrito_20_Char">708 - UF</text:span> (essencial)</text:p>
        <text:p text:style-name="P74"><text:span text:style-name="negrito_20_Char"><text:span text:style-name="T41">Nome ou sigla da unidade da federação, Estado ou Província correspondente ao endereço registrado no campo 706.</text:span></text:span></text:p>
        <text:p text:style-name="P74"><text:span text:style-name="negrito_20_Char"><text:span text:style-name="T41"/></text:span></text:p>
        <text:p text:style-name="P74"><text:span text:style-name="negrito_20_Char"><text:span text:style-name="T41">Exemplos: São Paulo</text:span></text:span></text:p>
        <text:p text:style-name="P74"><text:span text:style-name="negrito_20_Char"><text:span text:style-name="T41"><text:s text:c="10"/>SP</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São Paulo</text:span></text:span></text:p>
        <text:p text:style-name="P74"><text:span text:style-name="negrito_20_Char"><text:span text:style-name="T41"><text:s text:c="20"/>São Paulo/(708)</text:span></text:span></text:p>
        <text:p text:style-name="P74"><text:span text:style-name="negrito_20_Char"><text:span text:style-name="T41"/></text:span></text:p>
        <text:p text:style-name="Standard"><text:span text:style-name="negrito_20_Char">709 - CEP</text:span> (essencial)</text:p>
        <text:p text:style-name="P74"><text:span text:style-name="negrito_20_Char"><text:span text:style-name="T41">Código de Endereçamento Postal referente ao endereço do usuário.</text:span></text:span></text:p>
        <text:p text:style-name="P74"><text:span text:style-name="negrito_20_Char"><text:span text:style-name="T41"/></text:span></text:p>
        <text:p text:style-name="P74"><text:span text:style-name="negrito_20_Char"><text:span text:style-name="T41">Exemplo: 77410-050</text:span></text:span></text:p>
        <text:p text:style-name="P74"><text:span text:style-name="negrito_20_Char"><text:span text:style-name="T41"><text:s/></text:span></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77413-290</text:span></text:span></text:p>
        <text:p text:style-name="P74"><text:span text:style-name="negrito_20_Char"><text:span text:style-name="T41"><text:s text:c="20"/>77413-290/(709)</text:span></text:span></text:p>
        <text:p text:style-name="Standard"/>
        <text:p text:style-name="Standard"><text:span text:style-name="negrito_20_Char">710 - Fones</text:span> (essencial)</text:p>
        <text:p text:style-name="P74"><text:span text:style-name="negrito_20_Char"><text:span text:style-name="T41">Número do telefone ou telefones de contato com o usuário. Havendo mais que um número de telefone, estes deverão ser registrados um em cada linha da caixa de texto do formulário.</text:span></text:span></text:p>
        <text:p text:style-name="P74"><text:span text:style-name="negrito_20_Char"><text:span text:style-name="T41"/></text:span></text:p>
        <text:p text:style-name="P74"><text:span text:style-name="negrito_20_Char"><text:span text:style-name="T41">Exemplo: (63) 3312-5954</text:span></text:span></text:p>
        <text:p text:style-name="P74"><text:span text:style-name="negrito_20_Char"><text:span text:style-name="T41"/></text:span></text:p>
        <text:p text:style-name="P74"><text:span text:style-name="negrito_20_Char"><text:span text:style-name="T41">O conteúdo deste campo não é indexado.</text:span></text:span> </text:p>
        <text:p text:style-name="Standard"/>
        <text:p text:style-name="Standard"><text:span text:style-name="negrito_20_Char">711 - Período</text:span> (facultativo)</text:p>
        <text:p text:style-name="P74"><text:span text:style-name="negrito_20_Char"><text:span text:style-name="T41">Código numérico que identifica o período de freqüência do usuário na instituição. As opções disponíveis no formulário de registro do usuário serão aquelas definidas na base de dados de configuração de Tipo de Período. (Anexo XIII)</text:span></text:span></text:p>
        <text:p text:style-name="P74"><text:span text:style-name="negrito_20_Char"><text:span text:style-name="T41"/></text:span></text:p>
        <text:p text:style-name="P74"><text:span text:style-name="negrito_20_Char"><text:span text:style-name="T41">O código registrado neste campo é indexado com o prefixo [PRI=].</text:span></text:span></text:p>
        <text:p text:style-name="P74"><text:span text:style-name="negrito_20_Char"><text:span text:style-name="T41"/></text:span></text:p>
        <text:p text:style-name="P74"><text:span text:style-name="negrito_20_Char"><text:span text:style-name="T41">Exemplo de busca: PRI=3</text:span></text:span></text:p>
        <text:p text:style-name="Standard"/>
        <text:p text:style-name="Standard"><text:span text:style-name="negrito_20_Char">712 - Turma</text:span> (facultativo) </text:p>
        <text:p text:style-name="P74"><text:span text:style-name="negrito_20_Char"><text:span text:style-name="T41">Turma, grau ou série a que pertence o usuário no estabelecimento de ensino. </text:span></text:span></text:p>
        <text:p text:style-name="P74"><text:span text:style-name="negrito_20_Char"><text:span text:style-name="T41"/></text:span></text:p>
        <text:p text:style-name="P74"><text:span text:style-name="negrito_20_Char"><text:span text:style-name="T41">Exemplo: 2a. série A</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13 - Curso</text:span> (facultativo)</text:p>
        <text:p text:style-name="P74"><text:span text:style-name="negrito_20_Char"><text:span text:style-name="T41">Código numérico que identifica o curso principal, ao qual o usuário está regularmente matriculado no estabelecimento de ensino.</text:span></text:span></text:p>
        <text:p text:style-name="P74"><text:span text:style-name="negrito_20_Char"><text:span text:style-name="T41"/></text:span></text:p>
        <text:p text:style-name="P74"><text:span text:style-name="negrito_20_Char"><text:span text:style-name="T41">Os cursos disponíveis serão aqueles definidos pela biblioteca na base de dados de configuração de Tipo de Curso. <text:s/>(Anexo IV)</text:span></text:span></text:p>
        <text:p text:style-name="P74"><text:span text:style-name="negrito_20_Char"><text:span text:style-name="T41"/></text:span></text:p>
        <text:p text:style-name="P74"><text:span text:style-name="negrito_20_Char"><text:span text:style-name="T41">O código registrado neste campo é indexado com o prefixo [CUR=].</text:span></text:span></text:p>
        <text:p text:style-name="P74"><text:span text:style-name="negrito_20_Char"><text:span text:style-name="T41"/></text:span></text:p>
        <text:p text:style-name="P74"><text:span text:style-name="negrito_20_Char"><text:span text:style-name="T41">Exemplo de busca: CUR=17</text:span></text:span></text:p>
        <text:p text:style-name="P74"><text:span text:style-name="negrito_20_Char"><text:span text:style-name="T41"/></text:span></text:p>
        <text:p text:style-name="P74"><text:span text:style-name="negrito_20_Char"><text:span text:style-name="T41">Os registros com ausência desta informação podem ser obtidos com a expressão “A713”</text:span></text:span></text:p>
        <text:p text:style-name="Standard"/>
        <text:p text:style-name="Standard"><text:soft-page-break/><text:span text:style-name="negrito_20_Char">714 -E-mail</text:span> (essencial)</text:p>
        <text:p text:style-name="P74"><text:span text:style-name="negrito_20_Char"><text:span text:style-name="T41">Transcrição do e-mail ou e-mails do usuário. Havendo mais que um endereço de e-mail, estes deverão ser transcritos um em cada linha da caixa de texto do formulário.</text:span></text:span></text:p>
        <text:p text:style-name="P74"><text:span text:style-name="negrito_20_Char"><text:span text:style-name="T41"/></text:span></text:p>
        <text:p text:style-name="P74"><text:span text:style-name="negrito_20_Char"><text:span text:style-name="T41">Esta informação é essencial para a rotina de envio automático de e-mails ao usuário quando um documento reservado for devolvido. Neste caso, somente os usuários com e-mail registrado neste campo é que receberão este tipo de informação. </text:span></text:span></text:p>
        <text:p text:style-name="P74"><text:span text:style-name="negrito_20_Char"><text:span text:style-name="T41"/></text:span></text:p>
        <text:p text:style-name="P74"><text:span text:style-name="negrito_20_Char"><text:span text:style-name="T41">Exemplo: elysio@elysio.com.br</text:span></text:span></text:p>
        <text:p text:style-name="P74"><text:span text:style-name="negrito_20_Char"><text:span text:style-name="T41"/></text:span></text:p>
        <text:p text:style-name="P74"><text:span text:style-name="negrito_20_Char"><text:span text:style-name="T41">Para obter registros de usuários sem informações sobre o endereço de e-mail, busque por “A714”. </text:span></text:span></text:p>
        <text:p text:style-name="Standard"/>
        <text:p text:style-name="Standard"><text:span text:style-name="negrito_20_Char">715 - Livre <text:s/></text:span><text:span text:style-name="negrito_20_Char"><text:span text:style-name="T24">(facultativo)</text:span></text:span></text:p>
        <text:p text:style-name="Standard"/>
        <text:p text:style-name="Standard"><text:span text:style-name="negrito_20_Char">716 - Perfil para DSI</text:span> (facultativo)</text:p>
        <text:p text:style-name="P74"><text:span text:style-name="negrito_20_Char"><text:span text:style-name="T41">Expressão de busca a ser executada pelo PHL©Elysio para obter os novos documentos inseridos no acervo da biblioteca pertinentes ao perfil de interesse do usuário. </text:span></text:span></text:p>
        <text:p text:style-name="P74"><text:span text:style-name="negrito_20_Char"><text:span text:style-name="T41"/></text:span></text:p>
        <text:p text:style-name="P74"><text:span text:style-name="negrito_20_Char"><text:span text:style-name="T41">Esta informação é utilizada na rotina de Disseminação Seletiva da Informação (DSI), permitindo que o usuário mantenha controle periódico de todo material de interesse que chega à biblioteca. </text:span></text:span></text:p>
        <text:p text:style-name="P74"><text:span text:style-name="negrito_20_Char"><text:span text:style-name="T41"/></text:span></text:p>
        <text:p text:style-name="P74"><text:span text:style-name="negrito_20_Char"><text:span text:style-name="T41">Exemplo: meio ambiente OR direitos humanos</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17 - Hyperlinks</text:span> (facultativo)</text:p>
        <text:p text:style-name="P74"><text:span text:style-name="negrito_20_Char"><text:span text:style-name="T41">Indicação de links à textos disponíveis na web que tenha alguma relação com este usuário. A indicação deverá ser feita nos seguintes subcampos:</text:span></text:span></text:p>
        <text:p text:style-name="P74"><text:span text:style-name="negrito_20_Char"><text:span text:style-name="T41"/></text:span></text:p>
        <text:p text:style-name="P74"><text:span text:style-name="negrito_20_Char"><text:span text:style-name="T41">[^a] Legenda do hyperlink </text:span></text:span></text:p>
        <text:p text:style-name="P74"><text:span text:style-name="negrito_20_Char"><text:span text:style-name="T41">[^b] URL do hyperlink </text:span></text:span></text:p>
        <text:p text:style-name="P74"><text:span text:style-name="negrito_20_Char"><text:span text:style-name="T41"/></text:span></text:p>
        <text:p text:style-name="P74"><text:span text:style-name="negrito_20_Char"><text:span text:style-name="T41">Exemplo: ^aSite do Elysio^bhttp://www.elysio.com.br</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18 - Livre </text:span><text:s/>(facultativo)</text:p>
        <text:p text:style-name="Standard"/>
        <text:p text:style-name="Standard"><text:span text:style-name="negrito_20_Char">719 - Foto</text:span> (facultativo)<text:alphabetical-index-mark text:string-value="Foto do usuário" text:main-entry="true"/><text:alphabetical-index-mark text:string-value="Foto do usuário"/></text:p>
        <text:p text:style-name="P74"><text:span text:style-name="negrito_20_Char"><text:span text:style-name="T41">Endereço do arquivo de imagem correspondente à foto do usuário. A foto do usuário é utilizada para fins de impressão das carteirinhas de identificação e também poderão ser apresentadas clicando sobre o nome do usuário apresentado como link nos comprovantes das operações de empréstimo ou devolução. </text:span></text:span></text:p>
        <text:p text:style-name="P74"><text:span text:style-name="negrito_20_Char"><text:span text:style-name="T41"/></text:span></text:p>
        <text:p text:style-name="P74"><text:span text:style-name="negrito_20_Char"><text:span text:style-name="T41">As fotos devem ser digitalizadas e gravadas em arquivos do tipo JPG de 100 x 147 pixels e resolução de 72 dpi <text:s/>e publicadas em qualquer servidor WWW.</text:span></text:span></text:p>
        <text:p text:style-name="P74"><text:span text:style-name="negrito_20_Char"><text:span text:style-name="T41"/></text:span></text:p>
        <text:p text:style-name="P74"><text:span text:style-name="negrito_20_Char"><text:span text:style-name="T41">Exemplo: http://www.elysio.com.br/foto.jpg</text:span></text:span></text:p>
        <text:p text:style-name="Standard"/>
        <text:p text:style-name="P74"><text:span text:style-name="negrito_20_Char"><text:span text:style-name="T41">O conteúdo deste campo não é indexado. </text:span></text:span></text:p>
        <text:p text:style-name="P74"><text:span text:style-name="negrito_20_Char"><text:span text:style-name="T41"/></text:span></text:p>
        <text:p text:style-name="Standard"><text:span text:style-name="negrito_20_Char">720 - Departamento</text:span> (facultativo)</text:p>
        <text:p text:style-name="P74"><text:span text:style-name="negrito_20_Char"><text:span text:style-name="T41">Nome do departamento ao qual o usuário esteja vinculado, no caso de funcionário ou professor da instituição ou nome da empresa onde trabalha, no caso de bibliotecas públicas.</text:span></text:span></text:p>
        <text:p text:style-name="P74"><text:span text:style-name="negrito_20_Char"><text:span text:style-name="T41"/></text:span></text:p>
        <text:p text:style-name="P74"><text:span text:style-name="negrito_20_Char"><text:span text:style-name="T41">Exemplos: Departamento de Fisiologia Animal</text:span></text:span></text:p>
        <text:p text:style-name="P74"><text:span text:style-name="negrito_20_Char"><text:span text:style-name="T41"><text:s text:c="10"/>Companhia Siderúrgica Nacional</text:span></text:span></text:p>
        <text:p text:style-name="P74"><text:soft-page-break/><text:span text:style-name="negrito_20_Char"><text:span text:style-name="T41"><text:s text:c="10"/>Pestalozzi (setor de vendas)</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fisiologia</text:span></text:span></text:p>
        <text:p text:style-name="P74"><text:span text:style-name="negrito_20_Char"><text:span text:style-name="T41"><text:s text:c="20"/>pestalozzi/(720)</text:span></text:span></text:p>
        <text:p text:style-name="Standard"/>
        <text:p text:style-name="Standard"><text:span text:style-name="negrito_20_Char">721 - Livre </text:span><text:s/>(facultativo)</text:p>
        <text:p text:style-name="Standard"/>
        <text:p text:style-name="Standard"><text:span text:style-name="negrito_20_Char">722 - Livre </text:span><text:s/>(facultativo)</text:p>
        <text:p text:style-name="Standard"/>
        <text:p text:style-name="Standard"><text:span text:style-name="negrito_20_Char">723 - Tipo de Usuário</text:span> (obrigatório)</text:p>
        <text:p text:style-name="P74"><text:span text:style-name="negrito_20_Char"><text:span text:style-name="T41">Código numérico que identifica o tipo de usuário. Esta informação é utilizada para definição dos prazos e quantidades de documentos permitidos para o empréstimo. Os tipos disponíveis serão aqueles definidos na base de dados de configuração de Tipo de Usuário. O formulário de entrada e edição de dados apresenta uma caixa de seleção contendo os tipos definidos para o sistema. (Anexo II)</text:span></text:span></text:p>
        <text:p text:style-name="P74"><text:span text:style-name="negrito_20_Char"><text:span text:style-name="T41"/></text:span></text:p>
        <text:p text:style-name="P74"><text:span text:style-name="negrito_20_Char"><text:span text:style-name="T41">Havendo necessidade, novos tipos poderão ser acrescentados na base de dados de configuração de Tipo de Usuário. Nesta base de dados, cada nome é associado a um número que corresponde ao MFN do registro nesta base de dados.</text:span></text:span></text:p>
        <text:p text:style-name="P74"><text:span text:style-name="negrito_20_Char"><text:span text:style-name="T41"/></text:span></text:p>
        <text:p text:style-name="P74"><text:span text:style-name="negrito_20_Char"><text:span text:style-name="T41">O código registrado neste campo é indexado com o prefixo [COD=].</text:span></text:span></text:p>
        <text:p text:style-name="P74"><text:span text:style-name="negrito_20_Char"><text:span text:style-name="T41"/></text:span></text:p>
        <text:p text:style-name="P74"><text:span text:style-name="negrito_20_Char"><text:span text:style-name="T41">Exemplo de busca: COD=1</text:span></text:span></text:p>
        <text:p text:style-name="P74"><text:span text:style-name="negrito_20_Char"><text:span text:style-name="T41"/></text:span></text:p>
        <text:p text:style-name="P74"><text:span text:style-name="negrito_20_Char"><text:span text:style-name="T41">Os registros com ausência desta informação podem ser obtidos com a expressão “A723”.</text:span></text:span></text:p>
        <text:p text:style-name="Standard"/>
        <text:p text:style-name="Standard"><text:span text:style-name="negrito_20_Char">724 - Lembrete / Alerta </text:span><text:s/>(facultativo)</text:p>
        <text:p text:style-name="P74"><text:span text:style-name="negrito_20_Char"><text:span text:style-name="T24">Informação que estará disponível durante uma operação de empréstimo, devolução, ou de geração de extrato deste usuário. Havendo informação registrada neste campo, será apresentado um link </text:span></text:span><text:span text:style-name="negrito_20_Char"><text:span text:style-name="T24"><draw:frame draw:style-name="fr4" draw:name="figura6" text:anchor-type="as-char" svg:width="0.423cm" svg:height="0.423cm" draw:z-index="222"><draw:image xlink:href="Pictures/1000000000000014000000148F57AD2F.jpg" xlink:type="simple" xlink:show="embed" xlink:actuate="onLoad"/></draw:frame></text:span></text:span><text:span text:style-name="negrito_20_Char"><text:span text:style-name="T24">que possibilitará ao bibliotecário ou funcionário, o acesso a esta informação.</text:span></text:span></text:p>
        <text:p text:style-name="P74"><text:span text:style-name="negrito_20_Char"><text:span text:style-name="T24"/></text:span></text:p>
        <text:p text:style-name="P74"><text:span text:style-name="negrito_20_Char"><text:span text:style-name="T24">Esta facilidade é bastante útil, criando um canal de comunicação entre o bibliotecário e o usuário final. Veja abaixo os exemplos de uso:</text:span></text:span></text:p>
        <text:p text:style-name="P74"><text:span text:style-name="negrito_20_Char"><text:span text:style-name="T24"/></text:span></text:p>
        <text:p text:style-name="P74"><text:span text:style-name="negrito_20_Char"><text:span text:style-name="T54">Solicitar atualização do telefone e e-mail. José, 20/08/2009 às 12:00</text:span></text:span></text:p>
        <text:p text:style-name="P74"><text:span text:style-name="negrito_20_Char"><text:span text:style-name="T54">Solicitar comparecer no departamento de física e procurar o Prof. Euclides. Ana, 21/08/2009 às 13:15</text:span></text:span></text:p>
        <text:p text:style-name="P74"><text:span text:style-name="negrito_20_Char"><text:span text:style-name="T54"/></text:span></text:p>
        <text:p text:style-name="P74"><text:span text:style-name="negrito_20_Char"><text:span text:style-name="T74">Como em um bilhete ou lembrete manuscrito, é importante sempre, identificar o autor da mensagem, a data e a hora em que foi registrada.</text:span></text:span></text:p>
        <text:p text:style-name="Standard"/>
        <text:p text:style-name="Standard"><text:span text:style-name="negrito_20_Char">725 - Observações </text:span>(facultativo)</text:p>
        <text:p text:style-name="P74"><text:span text:style-name="negrito_20_Char"><text:span text:style-name="T41">Observações gerais sobre o usuário ou sua situação com a biblioteca. </text:span></text:span></text:p>
        <text:p text:style-name="P74"><text:span text:style-name="negrito_20_Char"><text:span text:style-name="T41"/></text:span></text:p>
        <text:p text:style-name="P74"><text:span text:style-name="negrito_20_Char"><text:span text:style-name="T41">Exemplo: Usuário esta devendo comprovante de endereço.</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comprovante</text:span></text:span></text:p>
        <text:p text:style-name="P74"><text:span text:style-name="negrito_20_Char"><text:span text:style-name="T41"><text:s text:c="20"/>comprovante/(725)</text:span></text:span></text:p>
        <text:p text:style-name="Standard"/>
        <text:p text:style-name="Standard"><text:span text:style-name="negrito_20_Char">726 - Data de Nascimento</text:span> (facultativo)</text:p>
        <text:p text:style-name="P74"><text:span text:style-name="negrito_20_Char"><text:span text:style-name="T41">Data de nascimento do usuário. A data deverá ser registrada no padrão ISO (AAAAMMDD). </text:span></text:span></text:p>
        <text:p text:style-name="P74"><text:span text:style-name="negrito_20_Char"><text:span text:style-name="T41"/></text:span></text:p>
        <text:p text:style-name="P74"><text:span text:style-name="negrito_20_Char"><text:span text:style-name="T41">Exemplo: 19540823</text:span></text:span></text:p>
        <text:p text:style-name="P74"><text:span text:style-name="negrito_20_Char"><text:span text:style-name="T41"/></text:span></text:p>
        <text:p text:style-name="P74"><text:span text:style-name="negrito_20_Char"><text:span text:style-name="T41">O conteúdo deste campo é indexado com o prefixo [DTN=].</text:span></text:span></text:p>
        <text:p text:style-name="P74"><text:soft-page-break/><text:span text:style-name="negrito_20_Char"><text:span text:style-name="T41"/></text:span></text:p>
        <text:p text:style-name="P74"><text:span text:style-name="negrito_20_Char"><text:span text:style-name="T41">Exemplo de busca: DTN=19540823</text:span></text:span></text:p>
        <text:p text:style-name="Standard"/>
        <text:p text:style-name="Standard"><text:span text:style-name="negrito_20_Char">727 - Documento de Identidade</text:span> (facultativo)</text:p>
        <text:p text:style-name="P74"><text:span text:style-name="negrito_20_Char"><text:span text:style-name="T41">Número do documento de identidade do usuário seguido da informação sobre o órgão expedidor.</text:span></text:span></text:p>
        <text:p text:style-name="P74"><text:span text:style-name="negrito_20_Char"><text:span text:style-name="T41"/></text:span></text:p>
        <text:p text:style-name="P74"><text:span text:style-name="negrito_20_Char"><text:span text:style-name="T41">Exemplo: 6.787.456</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28 - CPF</text:span> (facultativo)</text:p>
        <text:p text:style-name="P74"><text:span text:style-name="negrito_20_Char"><text:span text:style-name="T41">Número do documento do Cadastro de Pessoas Físicas do usuário. </text:span></text:span></text:p>
        <text:p text:style-name="P74"><text:span text:style-name="negrito_20_Char"><text:span text:style-name="T41"/></text:span></text:p>
        <text:p text:style-name="P74"><text:span text:style-name="negrito_20_Char"><text:span text:style-name="T41">Exemplo: 714.567.883-43</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30 - Código da biblioteca </text:span><text:span text:style-name="negrito_20_Char"><text:span text:style-name="T23">(obrigatório)</text:span></text:span></text:p>
        <text:p text:style-name="P74"><text:span text:style-name="negrito_20_Char"><text:span text:style-name="T41">Código que identifica a biblioteca ou unidade responsável pela matrícula deste usuário no caso da biblioteca fazer parte de um sistema de bibliotecas.</text:span></text:span></text:p>
        <text:p text:style-name="P74"><text:span text:style-name="negrito_20_Char"><text:span text:style-name="T41"/></text:span></text:p>
        <text:p text:style-name="P74"><text:span text:style-name="negrito_20_Char"><text:span text:style-name="T41">Este código é gerado automaticamente pelo PHL©Elysio durante a matrícula do usuário e é indexado com o prefixo [ACV=].</text:span></text:span></text:p>
        <text:p text:style-name="P74"><text:span text:style-name="negrito_20_Char"><text:span text:style-name="T41"/></text:span></text:p>
        <text:p text:style-name="P74"><text:span text:style-name="negrito_20_Char"><text:span text:style-name="T41">Exemplo de busca: ACV=001</text:span></text:span></text:p>
        <text:p text:style-name="Standard"/>
        <text:p text:style-name="Standard"><text:span text:style-name="T37">998 – Cópia de segurança do MFN do registro</text:span> (obrigatório)</text:p>
        <text:p text:style-name="P74"><text:span text:style-name="negrito_20_Char"><text:span text:style-name="T41">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span></text:span></text:p>
        <text:p text:style-name="P74"><text:span text:style-name="negrito_20_Char"><text:span text:style-name="T41"/></text:span></text:p>
        <text:p text:style-name="Standard"><text:span text:style-name="negrito_20_Char">999 - Datas de Controle</text:span> (obrigatório)</text:p>
        <text:p text:style-name="P74"><text:span text:style-name="negrito_20_Char"><text:span text:style-name="T41">Notação composta da data de criação e última modificação do registro e identificação do nome do responsável. A notação de controle é registrada e controlada automaticamente pelo PHL©Elysio.</text:span></text:span></text:p>
        <text:p text:style-name="P74"><text:span text:style-name="negrito_20_Char"><text:span text:style-name="T41"/></text:span></text:p>
        <text:p text:style-name="P74"><text:span text:style-name="negrito_20_Char"><text:span text:style-name="T41">^d - Data e horário de criação ou modificação do registro no formato AAAAMMDD; </text:span></text:span></text:p>
        <text:p text:style-name="P74"><text:span text:style-name="negrito_20_Char"><text:span text:style-name="T41">^b - Identificação do responsável pela criação ou edição do registro.</text:span></text:span></text:p>
        <text:p text:style-name="P74"><text:span text:style-name="negrito_20_Char"><text:span text:style-name="T41"/></text:span></text:p>
        <text:p text:style-name="P74"><text:span text:style-name="negrito_20_Char"><text:span text:style-name="T41">Subcampo "d" da primeira ocorrência indexado com o prefixo [DTR=] e subcampo "b" da primeira ocorrência indexado com o prefixo [BIB=]. O ano do registro é indexado com o prefixo [ANO=], o mês com o prefixo [MES=] e o dia com o prefixo [DIA=]. A segunda ocorrência que se refere à dados da modificação do registro não é indexada.</text:span></text:span></text:p>
        <text:p text:style-name="P74"><text:span text:style-name="negrito_20_Char"><text:span text:style-name="T41"/></text:span></text:p>
        <text:p text:style-name="P74"><text:span text:style-name="negrito_20_Char"><text:span text:style-name="T41">Exemplos de buscas: DTR=20040201</text:span></text:span></text:p>
        <text:p text:style-name="P74"><text:span text:style-name="negrito_20_Char"><text:span text:style-name="T41"><text:s text:c="20"/>BIB=login</text:span></text:span></text:p>
        <text:p text:style-name="P74"><text:span text:style-name="negrito_20_Char"><text:span text:style-name="T41"><text:s text:c="20"/>ANO=2003</text:span></text:span></text:p>
        <text:p text:style-name="P74"><text:span text:style-name="negrito_20_Char"><text:span text:style-name="T41"><text:s text:c="20"/>MES=02</text:span></text:span></text:p>
        <text:p text:style-name="P74"><text:span text:style-name="negrito_20_Char"><text:span text:style-name="T41"><text:s text:c="20"/>DIA=01</text:span></text:span></text:p>
        <text:p text:style-name="P74"><text:span text:style-name="negrito_20_Char"><text:span text:style-name="T41"/></text:span></text:p>
        <text:p text:style-name="P61"><text:span text:style-name="negrito_20_Char">Mensagens de erro e alertas sobre o estado do registro:</text:span><text:alphabetical-index-mark text:string-value="registro do usuário" text:key1="Validação"/><text:span text:style-name="negrito_20_Char"/></text:p>
        <text:p text:style-name="P61"><text:span text:style-name="negrito_20_Char"/></text:p>
        <text:p text:style-name="P74"><text:span text:style-name="negrito_20_Char"><text:span text:style-name="T3">700: AUSENTE</text:span></text:span></text:p>
        <text:p text:style-name="P74"><text:span text:style-name="negrito_20_Char"><text:span text:style-name="T18">Login do usuário não foi fornecido. Edite o registro e forneça o login do usuário.</text:span></text:span></text:p>
        <text:p text:style-name="P74"><text:span text:style-name="negrito_20_Char"><text:span text:style-name="T18"/></text:span></text:p>
        <text:p text:style-name="P74"><text:span text:style-name="negrito_20_Char"><text:span text:style-name="T4">701: AUSENTE</text:span></text:span></text:p>
        <text:p text:style-name="P74"><text:span text:style-name="negrito_20_Char"><text:span text:style-name="T18">Número de identificação do usuário não foi fornecido. Edite o registro e forneça o número de identificação.</text:span></text:span></text:p>
        <text:p text:style-name="P74"><text:soft-page-break/><text:span text:style-name="negrito_20_Char"><text:span text:style-name="T18"/></text:span></text:p>
        <text:p text:style-name="P74"><text:span text:style-name="negrito_20_Char"><text:span text:style-name="T4">701: DUPLICADO</text:span></text:span></text:p>
        <text:p text:style-name="P74"><text:span text:style-name="negrito_20_Char"><text:span text:style-name="T18">Existe outro usuário com este mesmo número de identificação. Edite o registro e atribua outro número de identificação que ainda não tenha sido utilizado para nenhum outro usuário.</text:span></text:span></text:p>
        <text:p text:style-name="P74"><text:span text:style-name="negrito_20_Char"><text:span text:style-name="T18"/></text:span></text:p>
        <text:p text:style-name="P74"><text:span text:style-name="negrito_20_Char"><text:span text:style-name="T4">702: AUSENTE</text:span></text:span></text:p>
        <text:p text:style-name="P74"><text:span text:style-name="negrito_20_Char"><text:span text:style-name="T18">A senha do usuário não foi fornecida. Edite o registro e crie uma senha de acesso para o usuário.</text:span></text:span></text:p>
        <text:p text:style-name="P74"><text:span text:style-name="negrito_20_Char"><text:span text:style-name="T18"/></text:span></text:p>
        <text:p text:style-name="P74"><text:span text:style-name="negrito_20_Char"><text:span text:style-name="T4">703: AUSENTE</text:span></text:span></text:p>
        <text:p text:style-name="P74"><text:span text:style-name="negrito_20_Char"><text:span text:style-name="T18">O status do registro não foi informado. Edite o registro e informe o status.</text:span></text:span></text:p>
        <text:p text:style-name="P74"><text:span text:style-name="negrito_20_Char"><text:span text:style-name="T18"/></text:span></text:p>
        <text:p text:style-name="P74"><text:span text:style-name="negrito_20_Char"><text:span text:style-name="T4">704: AUSENTE</text:span></text:span></text:p>
        <text:p text:style-name="P74"><text:span text:style-name="negrito_20_Char"><text:span text:style-name="T18">A data de validade da matrícula do usuário na biblioteca não foi definida. Edite o registro e forneça uma data.</text:span></text:span></text:p>
        <text:p text:style-name="P74"><text:span text:style-name="negrito_20_Char"><text:span text:style-name="T18"/></text:span></text:p>
        <text:p text:style-name="P74"><text:span text:style-name="negrito_20_Char"><text:span text:style-name="T4">704: INVÁLIDA</text:span></text:span></text:p>
        <text:p text:style-name="P74"><text:span text:style-name="negrito_20_Char"><text:span text:style-name="T18">A data de validade da matrícula do usuário na biblioteca não foi encontrada no calendário. Edite o registro e forneça uma data válida.</text:span></text:span></text:p>
        <text:p text:style-name="P74"><text:span text:style-name="negrito_20_Char"><text:span text:style-name="T18"/></text:span></text:p>
        <text:p text:style-name="P74"><text:span text:style-name="negrito_20_Char"><text:span text:style-name="T4">705: AUSENTE</text:span></text:span></text:p>
        <text:p text:style-name="P74"><text:span text:style-name="negrito_20_Char"><text:span text:style-name="T18">O nome do usuário não foi informado. Edite o registro e forneça o nome do usuário.</text:span></text:span></text:p>
        <text:p text:style-name="P74"><text:span text:style-name="negrito_20_Char"><text:span text:style-name="T18"/></text:span></text:p>
        <text:p text:style-name="P74"><text:span text:style-name="negrito_20_Char"><text:span text:style-name="T4">706: AUSENTE</text:span></text:span></text:p>
        <text:p text:style-name="P74"><text:span text:style-name="negrito_20_Char"><text:span text:style-name="T18">O endereço do usuário não foi fornecido. Edite o registro e forneça esta informação.</text:span></text:span></text:p>
        <text:p text:style-name="P74"><text:span text:style-name="negrito_20_Char"><text:span text:style-name="T18"/></text:span></text:p>
        <text:p text:style-name="P74"><text:span text:style-name="negrito_20_Char"><text:span text:style-name="T4">711: AUSENTE</text:span></text:span></text:p>
        <text:p text:style-name="P74"><text:span text:style-name="negrito_20_Char"><text:span text:style-name="T18">O período de frequência do usuário na instituição não foi fornecido. Edite o registro e forneça esta informação.</text:span></text:span></text:p>
        <text:p text:style-name="P74"><text:span text:style-name="negrito_20_Char"><text:span text:style-name="T18"/></text:span></text:p>
        <text:p text:style-name="P74"><text:span text:style-name="negrito_20_Char"><text:span text:style-name="T4">711: CÓDIGO INVÁLIDO</text:span></text:span></text:p>
        <text:p text:style-name="P74"><text:span text:style-name="negrito_20_Char"><text:span text:style-name="T18">O código que está sendo utilizado para representar o período de frequência é inválido. Edite o registro e selecione um período válido.</text:span></text:span></text:p>
        <text:p text:style-name="P74"><text:span text:style-name="negrito_20_Char"><text:span text:style-name="T18"/></text:span></text:p>
        <text:p text:style-name="P74"><text:span text:style-name="negrito_20_Char"><text:span text:style-name="T4">713: AUSENTE</text:span></text:span></text:p>
        <text:p text:style-name="P74"><text:span text:style-name="negrito_20_Char"><text:span text:style-name="T18">O curso ao qual o usuário está matriculado não foi fornecido. Edite o registro e forneça esta informação. Esta mensagem de erro será exibida somente quando a biblioteca fizer parte de uma instituição de ensino e este campo de dado tiver sido habilitado através da opção de configuração do formulário do usuário.</text:span></text:span></text:p>
        <text:p text:style-name="P74"><text:span text:style-name="negrito_20_Char"><text:span text:style-name="T18"/></text:span></text:p>
        <text:p text:style-name="P74"><text:span text:style-name="negrito_20_Char"><text:span text:style-name="T4">713: INVÁLIDO</text:span></text:span></text:p>
        <text:p text:style-name="P74"><text:span text:style-name="negrito_20_Char"><text:span text:style-name="T18">O nome do curso indicado não é um nome registrado na base de dados de tipos de cursos. Edite o registro e selecione um nome válido ou atualize a base de dados de tipos de cursos com o novo curso.</text:span></text:span></text:p>
        <text:p text:style-name="P74"><text:span text:style-name="negrito_20_Char"><text:span text:style-name="T18"/></text:span></text:p>
        <text:p text:style-name="P74"><text:span text:style-name="negrito_20_Char"><text:span text:style-name="T4">714: AUSENTE</text:span></text:span></text:p>
        <text:p text:style-name="P74"><text:span text:style-name="negrito_20_Char"><text:span text:style-name="T18">Ausencia do endereço de e-mail do usuário. Edite o registro e forneça esta informação.</text:span></text:span></text:p>
        <text:p text:style-name="P74"><text:span text:style-name="negrito_20_Char"><text:span text:style-name="T18"/></text:span></text:p>
        <text:p text:style-name="P74"><text:span text:style-name="negrito_20_Char"><text:span text:style-name="T4">723: AUSENTE</text:span></text:span></text:p>
        <text:p text:style-name="P74"><text:span text:style-name="negrito_20_Char"><text:span text:style-name="T18">Ausencia de informação sobre o tipo de usuário. Esta informação é necessária para a definição das regras de empréstimos. Edite o registro e forneça esta informação.</text:span></text:span></text:p>
        <text:p text:style-name="P74"><text:span text:style-name="negrito_20_Char"><text:span text:style-name="T18"/></text:span></text:p>
        <text:p text:style-name="P74"><text:span text:style-name="negrito_20_Char"><text:span text:style-name="T4">723: INVÁLIDO</text:span></text:span></text:p>
        <text:p text:style-name="P74"><text:span text:style-name="negrito_20_Char"><text:span text:style-name="T18">O tipo de usuário não foi identificado entre os tipos configurados na base de dados de tipos de usuário. Edite o registro e selecione um tipo válido.</text:span></text:span></text:p>
        <text:p text:style-name="P74"><text:span text:style-name="negrito_20_Char"><text:span text:style-name="T18"/></text:span></text:p>
        <text:p text:style-name="P74"><text:span text:style-name="negrito_20_Char"><text:span text:style-name="T4">723: SEM REGULAMENTO</text:span></text:span></text:p>
        <text:p text:style-name="P74"><text:soft-page-break/><text:span text:style-name="negrito_20_Char"><text:span text:style-name="T18">Não foi encontrado na base de dados de Regulamentos, o regulamento com os parâmetros de empréstimo para este tipo de usuário. Crie na base de dados de regulamento um regulamento para este tipo de usuário.</text:span></text:span></text:p>
        <text:p text:style-name="P74"><text:span text:style-name="negrito_20_Char"><text:span text:style-name="T18"/></text:span></text:p>
        <text:p text:style-name="P74"><text:span text:style-name="negrito_20_Char"><text:span text:style-name="T4">730: AUSENTE</text:span></text:span></text:p>
        <text:p text:style-name="P74"><text:span text:style-name="negrito_20_Char"><text:span text:style-name="T18">Ausência de informação sobre a biblioteca de matrícula deste usuário. Edite o registro e forneça esta informação.</text:span></text:span></text:p>
        <text:p text:style-name="P74"><text:span text:style-name="negrito_20_Char"><text:span text:style-name="T18"/></text:span></text:p>
        <text:p text:style-name="P74"><text:span text:style-name="negrito_20_Char"><text:span text:style-name="T4">998: AUSENTE</text:span></text:span></text:p>
        <text:p text:style-name="P74"><text:span text:style-name="negrito_20_Char"><text:span text:style-name="T18">O número de MFN do registro não foi informado. Edite o registro e forneça esta informação.</text:span></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h text:style-name="P19" text:outline-level="1">Base de dados Fornecedores<text:alphabetical-index-mark text:string-value="Fornecedor" text:key1="Base de dados"/></text:h>
        <text:p text:style-name="Standard"/>
        <text:p text:style-name="Standard">Base de dados correspondente ao cadastro de fornecedores da biblioteca (livrarias, editores, etc.) Seu uso é restrito aos funcionários da biblioteca. Cada registro desta base de dados irá corresponder ao cadastro de um fornecedor, contendo informações sobre nome, endereço, editoras que representam, etc.</text:p>
        <text:p text:style-name="Standard"/>
        <text:p text:style-name="Standard">Os campos de dados disponíveis em cada registro desta base de dados são: </text:p>
        <text:p text:style-name="Standard"/>
        <text:p text:style-name="Standard"><text:span text:style-name="negrito_20_Char">750 - Código da Unidade</text:span> (obrigatório)</text:p>
        <text:p text:style-name="P74"><text:span text:style-name="negrito_20_Char"><text:span text:style-name="T41">Código que identifica a biblioteca no sistema de bibliotecas administrado pelo PHL©Elysio. Este código é gerado automaticamente pelo PHL©Elysio durante a criação de um novo registro.</text:span></text:span></text:p>
        <text:p text:style-name="P74"><text:span text:style-name="negrito_20_Char"><text:span text:style-name="T41"/></text:span></text:p>
        <text:p text:style-name="P74"><text:span text:style-name="negrito_20_Char"><text:span text:style-name="T41">O conteúdo deste campo é indexado com o prefixo [ACV=]</text:span></text:span></text:p>
        <text:p text:style-name="P74"><text:span text:style-name="negrito_20_Char"><text:span text:style-name="T41"/></text:span></text:p>
        <text:p text:style-name="P74"><text:span text:style-name="negrito_20_Char"><text:span text:style-name="T41">Exemplo de busca: ACV=001</text:span></text:span></text:p>
        <text:p text:style-name="P74"><text:span text:style-name="negrito_20_Char"><text:span text:style-name="T41"/></text:span></text:p>
        <text:p text:style-name="Standard"><text:span text:style-name="negrito_20_Char">751 - Código do fornecedor</text:span> (obrigatório)</text:p>
        <text:p text:style-name="P74"><text:span text:style-name="negrito_20_Char"><text:span text:style-name="T41">Código numérico que identifica cada fornecedor no banco de dados. Este código é criado automaticamente pelo PHL©Elysio durante a criação de um novo registro e é utilizado como elo de ligação com a base de dados de sugestões de compra. </text:span></text:span></text:p>
        <text:p text:style-name="P74"><text:span text:style-name="negrito_20_Char"><text:span text:style-name="T41"/></text:span></text:p>
        <text:p text:style-name="P74"><text:span text:style-name="negrito_20_Char"><text:span text:style-name="T41">O conteúdo deste campo é indexado com o prefixo [FOR=].</text:span></text:span></text:p>
        <text:p text:style-name="P74"><text:span text:style-name="negrito_20_Char"><text:span text:style-name="T41"/></text:span></text:p>
        <text:p text:style-name="P74"><text:span text:style-name="negrito_20_Char"><text:span text:style-name="T41">Exemplo de busca: FOR=200512071234240</text:span></text:span></text:p>
        <text:p text:style-name="Standard"/>
        <text:p text:style-name="Standard"><text:span text:style-name="negrito_20_Char">752 - Nome</text:span> (obrigatório) </text:p>
        <text:p text:style-name="P74"><text:span text:style-name="negrito_20_Char"><text:span text:style-name="T41">Nome do fornecedor. </text:span></text:span></text:p>
        <text:p text:style-name="P74"><text:span text:style-name="negrito_20_Char"><text:span text:style-name="T41"/></text:span></text:p>
        <text:p text:style-name="P74"><text:span text:style-name="negrito_20_Char"><text:span text:style-name="T41">Exemplo: Distribuidora Barros Ltda</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Distribuidora Barros Ltda</text:span></text:span></text:p>
        <text:p text:style-name="P74"><text:span text:style-name="negrito_20_Char"><text:span text:style-name="T41"><text:s text:c="20"/>Distribuidora Barros Ltda/(752)</text:span></text:span></text:p>
        <text:p text:style-name="P74"><text:span text:style-name="negrito_20_Char"><text:span text:style-name="T41"><text:s text:c="20"/>Barros</text:span></text:span></text:p>
        <text:p text:style-name="P74"><text:span text:style-name="negrito_20_Char"><text:span text:style-name="T41"><text:s text:c="20"/>Barros/(752)</text:span></text:span></text:p>
        <text:p text:style-name="Standard"/>
        <text:p text:style-name="Standard"><text:span text:style-name="negrito_20_Char">753 - CNPJ / CPF</text:span> (facultativo)</text:p>
        <text:p text:style-name="P74"><text:span text:style-name="negrito_20_Char"><text:span text:style-name="T41">Número do CNPJ o CPF do fornecedor.</text:span></text:span></text:p>
        <text:p text:style-name="P74"><text:span text:style-name="negrito_20_Char"><text:span text:style-name="T41"/></text:span></text:p>
        <text:p text:style-name="P74"><text:span text:style-name="negrito_20_Char"><text:span text:style-name="T41">Exemplo: 04.123.788/0001-90</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04.123.788/0001-90</text:span></text:span></text:p>
        <text:p text:style-name="P74"><text:span text:style-name="negrito_20_Char"><text:span text:style-name="T41"><text:s text:c="20"/>04.123.788/0001-90/(753)</text:span></text:span></text:p>
        <text:p text:style-name="Standard"/>
        <text:p text:style-name="Standard"><text:span text:style-name="negrito_20_Char">754 - Endereço</text:span> (essencial)</text:p>
        <text:p text:style-name="P74"><text:span text:style-name="negrito_20_Char"><text:span text:style-name="T41">Endereço completo do fornecedor com os devidos complementos (Rua, Av., num., apto., Bairro, etc). </text:span></text:span></text:p>
        <text:p text:style-name="P74"><text:span text:style-name="negrito_20_Char"><text:span text:style-name="T41"/></text:span></text:p>
        <text:p text:style-name="P74"><text:span text:style-name="negrito_20_Char"><text:span text:style-name="T41">Exemplo: Av. Ceará, 325 - Pq. Res. São Paulo</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ceará</text:span></text:span></text:p>
        <text:p text:style-name="P74"><text:soft-page-break/><text:span text:style-name="negrito_20_Char"><text:span text:style-name="T41"><text:s text:c="20"/>ceará/(754)</text:span></text:span></text:p>
        <text:p text:style-name="Standard"/>
        <text:p text:style-name="Standard"><text:span text:style-name="negrito_20_Char">755 - Cidade</text:span> (essencial)</text:p>
        <text:p text:style-name="P74"><text:span text:style-name="negrito_20_Char"><text:span text:style-name="T41">Cidade correspondente ao endereço registrado no campo 754. </text:span></text:span></text:p>
        <text:p text:style-name="P74"><text:span text:style-name="negrito_20_Char"><text:span text:style-name="T41"/></text:span></text:p>
        <text:p text:style-name="P74"><text:span text:style-name="negrito_20_Char"><text:span text:style-name="T41">Exemplo: Belo Horizonte</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Belo Horizonte</text:span></text:span></text:p>
        <text:p text:style-name="P74"><text:span text:style-name="negrito_20_Char"><text:span text:style-name="T41"><text:s text:c="20"/>Belo Horizonte /(755)</text:span></text:span></text:p>
        <text:p text:style-name="Standard"/>
        <text:p text:style-name="Standard"><text:span text:style-name="negrito_20_Char">756 - UF</text:span> (essencial)</text:p>
        <text:p text:style-name="P74"><text:span text:style-name="negrito_20_Char"><text:span text:style-name="T41">Nome ou sigla da unidade da federação, estado ou província correspondente ao endereço registrado no campo 754.</text:span></text:span></text:p>
        <text:p text:style-name="P74"><text:span text:style-name="negrito_20_Char"><text:span text:style-name="T41"/></text:span></text:p>
        <text:p text:style-name="P74"><text:span text:style-name="negrito_20_Char"><text:span text:style-name="T41">Exemplo: Tocantins</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 Tocantins</text:span></text:span></text:p>
        <text:p text:style-name="P74"><text:span text:style-name="negrito_20_Char"><text:span text:style-name="T41"><text:s text:c="19"/>Tocantins/(756)</text:span></text:span></text:p>
        <text:p text:style-name="P74"><text:span text:style-name="negrito_20_Char"><text:span text:style-name="T41"/></text:span></text:p>
        <text:p text:style-name="Standard"><text:span text:style-name="negrito_20_Char">757 - CEP</text:span> (essencial)</text:p>
        <text:p text:style-name="P74"><text:span text:style-name="negrito_20_Char"><text:span text:style-name="T41">Código de Endereçamento Postal. </text:span></text:span></text:p>
        <text:p text:style-name="P74"><text:span text:style-name="negrito_20_Char"><text:span text:style-name="T41"/></text:span></text:p>
        <text:p text:style-name="P74"><text:span text:style-name="negrito_20_Char"><text:span text:style-name="T41">Exemplo: 77400-000</text:span></text:span></text:p>
        <text:p text:style-name="P74"><text:span text:style-name="negrito_20_Char"><text:span text:style-name="T41"/></text:span></text:p>
        <text:p text:style-name="P74"><text:span text:style-name="negrito_20_Char"><text:span text:style-name="T41">O conteúdo deste campo é indexado no todo. </text:span></text:span></text:p>
        <text:p text:style-name="P74"><text:span text:style-name="negrito_20_Char"><text:span text:style-name="T41">Exemplos de buscas: 77413-290</text:span></text:span></text:p>
        <text:p text:style-name="P74"><text:span text:style-name="negrito_20_Char"><text:span text:style-name="T41"><text:s text:c="20"/>77400-000/(757)</text:span></text:span></text:p>
        <text:p text:style-name="Standard"/>
        <text:p text:style-name="Standard"><text:span text:style-name="negrito_20_Char">758 - Fones</text:span> (essencial)</text:p>
        <text:p text:style-name="P74"><text:span text:style-name="negrito_20_Char"><text:span text:style-name="T41">Número do telefone ou telefones de contato com o fornecedor. </text:span></text:span></text:p>
        <text:p text:style-name="P74"><text:span text:style-name="negrito_20_Char"><text:span text:style-name="T41"/></text:span></text:p>
        <text:p text:style-name="P74"><text:span text:style-name="negrito_20_Char"><text:span text:style-name="T41">Exemplo: (63) 3312-8823</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59 - E-mail</text:span> (essencial)</text:p>
        <text:p text:style-name="P74"><text:span text:style-name="negrito_20_Char"><text:span text:style-name="T41">E-mail ou e-mails do fornecedor. Havendo mais que um endereço, estes deverão ser registrados um em cada linha da caixa de texto do formulário.</text:span></text:span></text:p>
        <text:p text:style-name="P74"><text:span text:style-name="negrito_20_Char"><text:span text:style-name="T41"/></text:span></text:p>
        <text:p text:style-name="P74"><text:span text:style-name="negrito_20_Char"><text:span text:style-name="T41">Exemplo: infoarte@elysio.com.br</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60 - Títulos Agenciados</text:span> (facultativo)</text:p>
        <text:p text:style-name="P74"><text:span text:style-name="negrito_20_Char"><text:span text:style-name="T41">Títulos dos periódicos agenciados por este fornecedor. Os títulos deverão ser registrados um em cada linha da caixa de texto do formulário. </text:span></text:span></text:p>
        <text:p text:style-name="P74"><text:span text:style-name="negrito_20_Char"><text:span text:style-name="T41"/></text:span></text:p>
        <text:p text:style-name="P74"><text:span text:style-name="negrito_20_Char"><text:span text:style-name="T41">Exemplo: Revista Veja</text:span></text:span></text:p>
        <text:p text:style-name="P74"><text:span text:style-name="negrito_20_Char"><text:span text:style-name="T41"/></text:span></text:p>
        <text:p text:style-name="P74"><text:span text:style-name="negrito_20_Char"><text:span text:style-name="T41">O conteúdo deste campo é indexado no todo e palavra por palavra.</text:span></text:span></text:p>
        <text:p text:style-name="P74"><text:span text:style-name="negrito_20_Char"><text:span text:style-name="T41"/></text:span></text:p>
        <text:p text:style-name="P74"><text:span text:style-name="negrito_20_Char"><text:span text:style-name="T41">Exemplos de buscas: Revista Veja</text:span></text:span></text:p>
        <text:p text:style-name="P74"><text:span text:style-name="negrito_20_Char"><text:span text:style-name="T41"><text:s text:c="20"/>Revista Veja/(760)</text:span></text:span></text:p>
        <text:p text:style-name="P74"><text:span text:style-name="negrito_20_Char"><text:span text:style-name="T41"><text:s text:c="20"/>Rural</text:span></text:span></text:p>
        <text:p text:style-name="P74"><text:span text:style-name="negrito_20_Char"><text:span text:style-name="T41"><text:s text:c="20"/>Rural/(760)</text:span></text:span></text:p>
        <text:p text:style-name="Standard"/>
        <text:p text:style-name="Standard"><text:soft-page-break/><text:span text:style-name="negrito_20_Char">761 - Editoras</text:span> (facultativo)</text:p>
        <text:p text:style-name="P74"><text:span text:style-name="negrito_20_Char"><text:span text:style-name="T41">Nomes das editoras agenciadas por este fornecedor. Os nomes deverão ser registrados um em cada linha da caixa de texto do formulário. </text:span></text:span></text:p>
        <text:p text:style-name="P74"><text:span text:style-name="negrito_20_Char"><text:span text:style-name="T41"/></text:span></text:p>
        <text:p text:style-name="P74"><text:span text:style-name="negrito_20_Char"><text:span text:style-name="T41">Exemplo: Makrom Books</text:span></text:span></text:p>
        <text:p text:style-name="P74"><text:span text:style-name="negrito_20_Char"><text:span text:style-name="T41"/></text:span></text:p>
        <text:p text:style-name="P74"><text:span text:style-name="negrito_20_Char"><text:span text:style-name="T41">O conteúdo deste campo é indexado no todo e palavra por palavra. </text:span></text:span></text:p>
        <text:p text:style-name="P74"><text:span text:style-name="negrito_20_Char"><text:span text:style-name="T41">Exemplos de buscas: Makrom Books</text:span></text:span></text:p>
        <text:p text:style-name="P74"><text:span text:style-name="negrito_20_Char"><text:span text:style-name="T41"><text:s text:c="20"/>Makrom Books/(761)</text:span></text:span></text:p>
        <text:p text:style-name="P74"><text:span text:style-name="negrito_20_Char"><text:span text:style-name="T41"><text:s text:c="20"/>Makrom</text:span></text:span></text:p>
        <text:p text:style-name="P74"><text:span text:style-name="negrito_20_Char"><text:span text:style-name="T41"><text:s text:c="20"/>Makrom/(761)</text:span></text:span></text:p>
        <text:p text:style-name="P74"><text:span text:style-name="negrito_20_Char"><text:span text:style-name="T41"/></text:span></text:p>
        <text:p text:style-name="Standard"><text:span text:style-name="negrito_20_Char">762 - Observações</text:span> (facultativo)</text:p>
        <text:p text:style-name="P74"><text:span text:style-name="negrito_20_Char"><text:span text:style-name="T41">Observações referentes ao fornecedor. </text:span></text:span></text:p>
        <text:p text:style-name="P74"><text:span text:style-name="negrito_20_Char"><text:span text:style-name="T41"/></text:span></text:p>
        <text:p text:style-name="P74"><text:span text:style-name="negrito_20_Char"><text:span text:style-name="T41">Exemplo: Contrato a ser renovado.</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s de buscas: contrato</text:span></text:span></text:p>
        <text:p text:style-name="P74"><text:span text:style-name="negrito_20_Char"><text:span text:style-name="T41"><text:s text:c="20"/>contrato/(762)</text:span></text:span></text:p>
        <text:p text:style-name="Standard"/>
        <text:p text:style-name="Standard"><text:span text:style-name="negrito_20_Char">763 - Endereço WEB</text:span> (facultativo)</text:p>
        <text:p text:style-name="P74"><text:span text:style-name="negrito_20_Char"><text:span text:style-name="T41">URL do sítio Web do fornecedor. </text:span></text:span></text:p>
        <text:p text:style-name="P74"><text:span text:style-name="negrito_20_Char"><text:span text:style-name="T41"/></text:span></text:p>
        <text:p text:style-name="P74"><text:span text:style-name="negrito_20_Char"><text:span text:style-name="T41">Exemplo: www.makron.com.br</text:span></text:span></text:p>
        <text:p text:style-name="P74"><text:span text:style-name="negrito_20_Char"><text:span text:style-name="T41"/></text:span></text:p>
        <text:p text:style-name="P74"><text:span text:style-name="negrito_20_Char"><text:span text:style-name="T41">O conteúdo deste campo não é indexado. </text:span></text:span></text:p>
        <text:p text:style-name="Standard"/>
        <text:p text:style-name="Standard"><text:span text:style-name="negrito_20_Char">764 - País</text:span> (facultativo)</text:p>
        <text:p text:style-name="P74"><text:span text:style-name="negrito_20_Char"><text:span text:style-name="T41">Nome do país do fornecedor caso estrangeiro.</text:span></text:span></text:p>
        <text:p text:style-name="P74"><text:span text:style-name="negrito_20_Char"><text:span text:style-name="T41"/></text:span></text:p>
        <text:p text:style-name="P74"><text:span text:style-name="negrito_20_Char"><text:span text:style-name="T41">Exemplo: França</text:span></text:span></text:p>
        <text:p text:style-name="P74"><text:span text:style-name="negrito_20_Char"><text:span text:style-name="T41"/></text:span></text:p>
        <text:p text:style-name="P74"><text:span text:style-name="negrito_20_Char"><text:span text:style-name="T41">O conteúdo deste campo é indexado no todo.</text:span></text:span></text:p>
        <text:p text:style-name="P74"><text:span text:style-name="negrito_20_Char"><text:span text:style-name="T41"/></text:span></text:p>
        <text:p text:style-name="P74"><text:span text:style-name="negrito_20_Char"><text:span text:style-name="T41">Exemplos de buscas: França</text:span></text:span></text:p>
        <text:p text:style-name="P74"><text:span text:style-name="negrito_20_Char"><text:span text:style-name="T41"><text:s text:c="20"/>França/(764)</text:span></text:span></text:p>
        <text:p text:style-name="Standard"/>
        <text:p text:style-name="Standard"><text:span text:style-name="T37">998 – Cópia de segurança do MFN do registro</text:span> (obrigatório)</text:p>
        <text:p text:style-name="P74"><text:span text:style-name="negrito_20_Char"><text:span text:style-name="T41">Cópia de segurança do número que identifica únicamente o registro em uma base de dados CDS-ISIS (MFN = <text:s/>Master File Number). <text:s/>Esta cópia é feita por medida de </text:span></text:span><text:span text:style-name="negrito_20_Char"><text:span text:style-name="T41">segurança caso a base de dados seja reorganizada e seus MFNs sejam alterados, prejudicando desta forma a fidelidade dos dados fornecidos pelos relatórios do sistema.</text:span></text:span></text:p>
        <text:p text:style-name="Standard"/>
        <text:p text:style-name="Standard"><text:span text:style-name="negrito_20_Char">999 - Datas de Controle</text:span> (obrigatório)</text:p>
        <text:p text:style-name="P74"><text:span text:style-name="negrito_20_Char"><text:span text:style-name="T41">Campo criado e atualizado automaticamente pelo PHL©Elysio. Este campo armazena as datas de criação e edição do registro e o nome do bibliotecário responsável. A data do registro é indexada com o prefixo [DTR=], o nome do bibliotecário é indexado com o prefixo [BIB=], o ano do registro é indexado com o prefixo [ANO=], o mês do registro é indexado com o prefixo [MES=] e o dia do registro com o prefixo [DIA=]. </text:span></text:span></text:p>
        <text:p text:style-name="P74"><text:span text:style-name="negrito_20_Char"><text:span text:style-name="T41"/></text:span></text:p>
        <text:p text:style-name="P74"><text:span text:style-name="negrito_20_Char"><text:span text:style-name="T41">Exemplo de busca: DTR=20040201</text:span></text:span></text:p>
        <text:h text:style-name="P19" text:outline-level="1">Base de dados Permissões<text:alphabetical-index-mark text:string-value="Permissões" text:key1="Configuração"/></text:h>
        <text:p text:style-name="Standard"/>
        <text:p text:style-name="Standard">Base de dados utilizada para registrar as permissões de acesso à área restrita do sistema. Cada registro desta base de dados irá corresponder a uma permissão de acesso à área restrita do sistema, contendo informações como prenome ou apelido do funcionário, senha e níveis de permissões. </text:p>
        <text:p text:style-name="Standard"/>
        <text:p text:style-name="Standard">Os campos de dados disponíveis em cada registro desta base de dados são: </text:p>
        <text:p text:style-name="Standard"/>
        <text:p text:style-name="Standard"><text:span text:style-name="negrito_20_Char">651 - Chave de acesso</text:span> (login)</text:p>
        <text:p text:style-name="P74"><text:span text:style-name="negrito_20_Char"><text:span text:style-name="T41">Identificação do funcionário da biblioteca. É obrigatório que a chave de identificação do funcionário tenha no máximo 12 caracteres, sem espaços em branco. O conteúdo deste campo é indexado no todo.</text:span></text:span></text:p>
        <text:p text:style-name="P74"><text:span text:style-name="negrito_20_Char"><text:span text:style-name="T41"/></text:span></text:p>
        <text:p text:style-name="P74"><text:span text:style-name="negrito_20_Char"><text:span text:style-name="T41">Exemplo: Elysio</text:span></text:span></text:p>
        <text:p text:style-name="Standard"/>
        <text:p text:style-name="negrito">652 - Senha</text:p>
        <text:p text:style-name="P74"><text:span text:style-name="negrito_20_Char"><text:span text:style-name="T41">Senha de acesso à área restrita. Máximo de 12 caracteres.</text:span></text:span></text:p>
        <text:p text:style-name="P74"><text:span text:style-name="negrito_20_Char"><text:span text:style-name="T41"/></text:span></text:p>
        <text:p text:style-name="P74"><text:span text:style-name="negrito_20_Char"><text:span text:style-name="T41">Exemplo: xyz123</text:span></text:span></text:p>
        <text:p text:style-name="Standard"/>
        <text:p text:style-name="negrito">654 - Código da unidade</text:p>
        <text:p text:style-name="P74"><text:span text:style-name="negrito_20_Char"><text:span text:style-name="T41">Identificação das unidades (bibliotecas) que o funcionário registrado terá direito ao acesso. Para a seleção de mais que uma unidade pressione [Shift] e selecione as unidades permitidas. </text:span></text:span></text:p>
        <text:p text:style-name="Standard"/>
        <text:p text:style-name="negrito">655 - Entrada e Edição</text:p>
        <text:p text:style-name="P74"><text:span text:style-name="negrito_20_Char"><text:span text:style-name="T41">O formulário apresenta os nomes das bases de dados precedidas por uma caixa de marcação que permite habilitar ou desabilitar a permissão e entrada e edição.</text:span></text:span></text:p>
        <text:p text:style-name="P74"/>
        <text:p text:style-name="negrito">656 - Rotinas</text:p>
        <text:p text:style-name="P74"><text:span text:style-name="negrito_20_Char"><text:span text:style-name="T41">O formulário apresenta uma lista das rotinas precedidas por uma caixa de marcação que permite habilitar ou desabilitar a permissão para cada rotina.</text:span></text:span></text:p>
        <text:p text:style-name="P74"><text:span text:style-name="negrito_20_Char"><text:span text:style-name="T41"/></text:span></text:p>
        <text:p text:style-name="negrito">657 - Opções do Menu Inicial</text:p>
        <text:p text:style-name="P74"><text:span text:style-name="negrito_20_Char"><text:span text:style-name="T41">O formulário apresenta uma lista das opções do menu inicial precedidas por uma caixa de marcação que permite habilitar ou desabilitar a opção no menu inicial.</text:span></text:span></text:p>
        <text:p text:style-name="P74"><text:span text:style-name="negrito_20_Char"><text:span text:style-name="T41"/></text:span></text:p>
        <text:p text:style-name="negrito">659 - <text:alphabetical-index-mark text:string-value="Restrições de acesso por IP"/><text:alphabetical-index-mark text:string-value="Restrições de acesso por IP"/>Faixa de IP <text:span text:style-name="T18">(facultativo)</text:span></text:p>
        <text:p text:style-name="P74"><text:span text:style-name="negrito_20_Char"><text:span text:style-name="T41">O formulário apresenta uma caixa de texto para registro de um número ou uma faixa de IP (Internet Protocol) à qual o acesso será permitido.</text:span></text:span></text:p>
        <text:p text:style-name="P74"><text:span text:style-name="negrito_20_Char"><text:span text:style-name="T41"/></text:span></text:p>
        <text:p text:style-name="P74"><text:span text:style-name="negrito_20_Char"><text:span text:style-name="T41">Este parâmetro irá permitir ao gestor da biblioteca restringir o uso do PHL a partir de um IP específico ou de uma faixa de IP. Se o IP ou faixa de IP não for fornecida, o funcionário poderá acessar a área de serviços a partir de qualquer computador com conexão à internet, inclusive de sua casa ou de uma LanHouse.</text:span></text:span></text:p>
        <text:p text:style-name="P74"><text:span text:style-name="negrito_20_Char"><text:span text:style-name="T41"/></text:span></text:p>
        <text:p text:style-name="P74"><text:span text:style-name="negrito_20_Char"><text:span text:style-name="T41">Esta alternativa foi criada como medida de segurança, permitindo ao gestor da biblioteca <text:s/>impedir que determinados funcionários tenham acesso à área de serviços do PHL a partir de outros computadores que não seja os da biblioteca. <text:s text:c="2"/></text:span></text:span></text:p>
        <text:p text:style-name="P74"><text:span text:style-name="negrito_20_Char"><text:span text:style-name="T41"/></text:span></text:p>
        <text:p text:style-name="P74"><text:span text:style-name="negrito_20_Char"><text:span text:style-name="T41">Por exemplo, se o gestor definir que o login e senha criado para o funcionário somente poderá ser utilizado em um determinado computador ou em uma determinada rede interna, basta registrar neste campo de dado o IP deste computador ou desta rede.</text:span></text:span></text:p>
        <text:p text:style-name="P74"><text:span text:style-name="negrito_20_Char"><text:span text:style-name="T41"/></text:span></text:p>
        <text:p text:style-name="P74"><text:span text:style-name="negrito_20_Char"><text:span text:style-name="T41">Exemplo: 200.127.3.143</text:span></text:span></text:p>
        <text:p text:style-name="P74"><text:span text:style-name="negrito_20_Char"><text:span text:style-name="T41"/></text:span></text:p>
        <text:p text:style-name="P74"><text:soft-page-break/><text:span text:style-name="negrito_20_Char"><text:span text:style-name="T41">Se esta informação for incluida neste campo, o funcionário somente poderá acessar a área restrita de serviços quando estiver conectado ao PHL a partir deste IP específico.</text:span></text:span></text:p>
        <text:p text:style-name="P74"><text:span text:style-name="negrito_20_Char"><text:span text:style-name="T41"/></text:span></text:p>
        <text:p text:style-name="P74"><text:span text:style-name="negrito_20_Char"><text:span text:style-name="T41">Exemplo: 200.127</text:span></text:span></text:p>
        <text:p text:style-name="P74"><text:span text:style-name="negrito_20_Char"><text:span text:style-name="T41"/></text:span></text:p>
        <text:p text:style-name="P74"><text:span text:style-name="negrito_20_Char"><text:span text:style-name="T41">Se esta informação for incluida neste campo, o funcionário somente poderá acessar a área restrita de serviços quando estiver conectado ao PHL a partir desta faixa de IP.</text:span></text:span></text:p>
        <text:p text:style-name="P74"><text:span text:style-name="negrito_20_Char"><text:span text:style-name="T41"/></text:span></text:p>
        <text:p text:style-name="P74"><draw:frame draw:style-name="fr2" draw:name="Quadro3" text:anchor-type="paragraph" svg:x="0.951cm" svg:y="0cm" svg:width="13.675cm" draw:z-index="0"><draw:text-box fo:min-height="1.875cm"><text:p text:style-name="P74"><text:span text:style-name="negrito_20_Char"><text:span text:style-name="T37"/></text:span></text:p><text:p text:style-name="P74"><text:span text:style-name="negrito_20_Char"><text:span text:style-name="T37">Nota:</text:span></text:span><text:span text:style-name="negrito_20_Char"><text:span text:style-name="T41"> Para identificar o IP ou faixa de IP de sua conexão utilize o seguinte endereço: </text:span></text:span><text:span text:style-name="negrito_20_Char"><text:span text:style-name="T67">http://www.meuip.com.br</text:span></text:span></text:p></draw:text-box></draw:frame><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74"><text:span text:style-name="negrito_20_Char"><text:span text:style-name="T41"/></text:span></text:p>
        <text:p text:style-name="P16"/>
        <text:h text:style-name="P54" text:outline-level="1">Base de dados Controle de Vocabulário<text:alphabetical-index-mark text:string-value="Controle do Vocabulário" text:key1="Configuração"/></text:h>
        <text:p text:style-name="Standard"/>
        <text:p text:style-name="Standard">Base de dados utilizada para controle do vocabulário adotado para a representação do conteúdo temático dos documentos (indexação).</text:p>
        <text:p text:style-name="Standard"/>
        <text:p text:style-name="Standard">Cada registro desta base de dados irá corresponder a um descritor de conteúdo, contendo informações sobre a forma adotada e formas variantes.</text:p>
        <text:p text:style-name="Standard"/>
        <text:p text:style-name="Standard">É utilizada como subsídio ao processo de descrição do conteúdo (indexação).</text:p>
        <text:p text:style-name="Standard"/>
        <text:p text:style-name="Standard">O PHL©Elysio é distribuído com esta base de dados vazia, sem nenhum registro. <text:s/>A alimentação desta base de dados é feita automaticamente durante o processo de catalogação. Durante a gravação de um novo registro no catálogo, o sistema compara os termos registrados no campo de descritores (<text:span text:style-name="T13">palavras-chave</text:span>) <text:s/>e se ainda não foram incluidos no vocabulário, a inclusão é automática. Além desta atualização automática, o sistema permite que os termos sejam inseridos manualmente.</text:p>
        <text:p text:style-name="Standard"/>
        <text:p text:style-name="Standard">Os campos de dados disponíveis em cada registro desta base de dados são: </text:p>
        <text:p text:style-name="Standard"/>
        <text:p text:style-name="negrito">401 - Termo autorizado</text:p>
        <text:p text:style-name="P74"><text:span text:style-name="negrito_20_Char"><text:span text:style-name="T41">Termo autorizado para uso na representação do conteúdo temático de um documento. O conteúdo deste campo é indexado palavra por palavra.</text:span></text:span></text:p>
        <text:p text:style-name="P74"><text:span text:style-name="negrito_20_Char"><text:span text:style-name="T41"/></text:span></text:p>
        <text:p text:style-name="P74"><text:span text:style-name="negrito_20_Char"><text:span text:style-name="T41">Exemplo: Economia</text:span></text:span></text:p>
        <text:p text:style-name="Standard"/>
        <text:p text:style-name="negrito">411 - Notas</text:p>
        <text:p text:style-name="P74"><text:span text:style-name="negrito_20_Char"><text:span text:style-name="T41">Notas de abrangência ou de uso relativas ao descritor. O conteúdo deste campo é indexado palavra por palavra.</text:span></text:span></text:p>
        <text:p text:style-name="Standard"/>
        <text:p text:style-name="negrito">421 - Sinônimos</text:p>
        <text:p text:style-name="P74"><text:span text:style-name="negrito_20_Char"><text:span text:style-name="T41">Registre os sinônimos, um em cada linha da caixa de texto. O conteúdo deste campo é indexado palavra por palavra. </text:span></text:span></text:p>
        <text:h text:style-name="P19" text:outline-level="1">Base de dados Controle de Autoridades<text:alphabetical-index-mark text:string-value="Controle de Autoridades" text:key1="Configuração"/></text:h>
        <text:p text:style-name="Standard"/>
        <text:p text:style-name="Standard">Base de dados auxiliar utilizada para padronização de nomes de autores e instituições.</text:p>
        <text:p text:style-name="Standard"/>
        <text:p text:style-name="Standard">Cada registro desta base de dados irá corresponder a um nome, contendo informações sobre a forma padronizada, notas sobre o nome e formas variantes. É utilizada como subsídio ao processo de catalogação.</text:p>
        <text:p text:style-name="Standard"/>
        <text:p text:style-name="Standard">O PHL©Elysio é distribuído com esta base de dados vazia, sem nenhum registro. <text:s/>A alimentação desta base de dados é feita automaticamente durante o processo de catalogação. Durante a gravação de um novo registro no catálogo, o sistema compara os nomes registrados no campo de autor e se ainda não foram incluidos no controle de autoridades, a inclusão é automática. Além desta atualização automática, o sistema permite que os nomes sejam inseridos manualmente.</text:p>
        <text:p text:style-name="Standard"/>
        <text:p text:style-name="Standard">Os campos de dados que compõe cada registro desta base de dados são:</text:p>
        <text:p text:style-name="Standard"/>
        <text:p text:style-name="negrito">450 - Nome do autor</text:p>
        <text:p text:style-name="Standard"/>
        <text:p text:style-name="P74"><text:span text:style-name="negrito_20_Char"><text:span text:style-name="T41">Forma padronizada do nome do autor. </text:span></text:span></text:p>
        <text:p text:style-name="P74"><text:span text:style-name="negrito_20_Char"><text:span text:style-name="T41"/></text:span></text:p>
        <text:p text:style-name="P74"><text:span text:style-name="negrito_20_Char"><text:span text:style-name="T41">O conteúdo deste campo é indexado palavra por palavra.</text:span></text:span></text:p>
        <text:p text:style-name="P74"><text:span text:style-name="negrito_20_Char"><text:span text:style-name="T41"/></text:span></text:p>
        <text:p text:style-name="P74"><text:span text:style-name="negrito_20_Char"><text:span text:style-name="T41">Exemplo: SILVA, Luis</text:span></text:span></text:p>
        <text:p text:style-name="Standard"/>
        <text:p text:style-name="negrito">451 - Notas</text:p>
        <text:p text:style-name="Standard"/>
        <text:p text:style-name="P74"><text:span text:style-name="negrito_20_Char"><text:span text:style-name="T41">Notas sobre o autor.</text:span></text:span></text:p>
        <text:p text:style-name="P74"><text:span text:style-name="negrito_20_Char"><text:span text:style-name="T41"/></text:span></text:p>
        <text:p text:style-name="negrito">452 - Formas Variantes</text:p>
        <text:p text:style-name="Standard"/>
        <text:p text:style-name="P74"><text:span text:style-name="negrito_20_Char"><text:span text:style-name="T41">Registre as outras formas conhecidas do nome, uma em cada linha da caixa de texto.</text:span></text:span></text:p>
        <text:p text:style-name="P74"><text:span text:style-name="negrito_20_Char"><text:span text:style-name="T41"/></text:span></text:p>
        <text:p text:style-name="P74"><text:span text:style-name="negrito_20_Char"><text:span text:style-name="T41">O conteúdo deste campo é indexado palavra por palavra. </text:span></text:span></text:p>
        <text:h text:style-name="P19" text:outline-level="1">Base de dados Cutter/PHA<text:alphabetical-index-mark text:string-value="Cutter/PHA" text:key1="Configuração"/></text:h>
        <text:p text:style-name="Standard"/>
        <text:p text:style-name="Standard">Base de dados auxiliar que corresponde à tabela de Cutter ou tabela PHA</text:p>
        <text:p text:style-name="Standard"/>
        <text:p text:style-name="Standard">Cada registro desta base de dados contém as iniciais dos sobrenome dos autores e o número de Cutter ou PHA. O PHL é distribuido com a tabela de Cutter. Caso a biblioteca adote outra tabela, basta eliminar os registros correspondentes ao número de Cutter e incluir os registros com os números provenientes da tabela PHA. <text:s/></text:p>
        <text:p text:style-name="Standard"/>
        <text:p text:style-name="Standard">Os campos de dados que compões cada registro desta base de dados são:</text:p>
        <text:p text:style-name="Standard"/>
        <text:p text:style-name="negrito">450 - Iniciais do nome</text:p>
        <text:p text:style-name="Standard"/>
        <text:p text:style-name="P74"><text:span text:style-name="negrito_20_Char"><text:span text:style-name="T41">Iniciais do nome do autor.</text:span></text:span></text:p>
        <text:p text:style-name="P74"><text:span text:style-name="negrito_20_Char"><text:span text:style-name="T41"/></text:span></text:p>
        <text:p text:style-name="negrito">451 - Código Cutter/PHA</text:p>
        <text:p text:style-name="Standard"/>
        <text:p text:style-name="P74"><text:span text:style-name="negrito_20_Char"><text:span text:style-name="T41">Código que representa o sobrenome do autor.</text:span></text:span></text:p>
        <text:h text:style-name="P19" text:outline-level="1">Base de dados Tabela de Classificação<text:alphabetical-index-mark text:string-value="Tabela de Classificação" text:key1="Configuração"/></text:h>
        <text:p text:style-name="Standard"/>
        <text:p text:style-name="Standard">Base de dados auxiliar utilizada para o registro da Tabela de Classificação adotada pela Biblioteca. </text:p>
        <text:p text:style-name="Standard"/>
        <text:p text:style-name="Standard">Cada registro desta base de dados irá corresponder a uma classe do conhecimento, contendo informações sobre o número de classificação e assuntos que abrange. </text:p>
        <text:p text:style-name="Standard"/>
        <text:p text:style-name="Standard">A base de dados da Tabela de Classificação é utilizada como subsídio ao processo de classificação do documento e composição do número de chamada.</text:p>
        <text:p text:style-name="Standard"/>
        <text:p text:style-name="Standard">Ao instalar o PHL©Elysio, esta base de dados é distribuída com a Tabela de Classificação Decimal Universal (CDU) resumida. Caso a biblioteca utilize outro sistema de classificação, basta editar os registros e substituir os números das classes pelo número correspondente à tabela de classificação adotada.</text:p>
        <text:p text:style-name="Standard"/>
        <text:p text:style-name="Standard">Os campos de dados que compões cada registro desta base de dados são:</text:p>
        <text:p text:style-name="Standard"/>
        <text:p text:style-name="negrito">310 - Classe</text:p>
        <text:p text:style-name="Standard"/>
        <text:p text:style-name="P74"><text:span text:style-name="negrito_20_Char"><text:span text:style-name="T41">Número da classe da tabela de classificação. O conteúdo deste campo é indexado no todo e com o prefixo [CLA=].</text:span></text:span></text:p>
        <text:p text:style-name="P74"><text:span text:style-name="negrito_20_Char"><text:span text:style-name="T41"/></text:span></text:p>
        <text:p text:style-name="P74"><text:span text:style-name="negrito_20_Char"><text:span text:style-name="T41">Exemplo: 368.1</text:span></text:span></text:p>
        <text:p text:style-name="Standard"/>
        <text:p text:style-name="P74"><text:span text:style-name="negrito_20_Char"><text:span text:style-name="T41">Exemplo de busca utilizando o prefixo: CLA=36$</text:span></text:span></text:p>
        <text:p text:style-name="Standard"/>
        <text:p text:style-name="negrito">311 - Descrição</text:p>
        <text:p text:style-name="Standard"/>
        <text:p text:style-name="P74"><text:span text:style-name="negrito_20_Char"><text:span text:style-name="T41">Descrição dos assuntos cobertos pela classe. Cada assunto deverá ser registrado em uma linha da caixa de texto do formulário. </text:span></text:span></text:p>
        <text:p text:style-name="P74"><text:span text:style-name="negrito_20_Char"><text:span text:style-name="T41"/></text:span></text:p>
        <text:p text:style-name="P74"><text:span text:style-name="negrito_20_Char"><text:span text:style-name="T41">O conteúdo deste campo é indexado palavra por palavra. </text:span></text:span></text:p>
        <text:p text:style-name="P74"><text:span text:style-name="negrito_20_Char"><text:span text:style-name="T41"/></text:span></text:p>
        <text:p text:style-name="P74"><text:span text:style-name="negrito_20_Char"><text:span text:style-name="T41">Exemplo: Seguro de coisas materiais em geral</text:span></text:span></text:p>
        <text:p text:style-name="P74"><text:span text:style-name="negrito_20_Char"><text:span text:style-name="T41"><text:s text:c="9"/>Seguro de objetos</text:span></text:span></text:p>
        <text:p text:style-name="P74"><text:span text:style-name="negrito_20_Char"><text:span text:style-name="T41"><text:s text:c="9"/>Seguro da propriedade</text:span></text:span></text:p>
        <text:p text:style-name="P74"><text:span text:style-name="negrito_20_Char"><text:span text:style-name="T41"><text:s text:c="9"/>Seguro de mercadorias</text:span></text:span></text:p>
        <text:p text:style-name="P74"><text:span text:style-name="negrito_20_Char"><text:span text:style-name="T41"><text:s text:c="9"/>Seguro contra perdas e danos</text:span></text:span></text:p>
        <text:h text:style-name="P19" text:outline-level="1">Base de dados Tipo de área do conhecimento<text:alphabetical-index-mark text:string-value="Áreas do Conhecimento" text:key1="Configuração"/></text:h>
        <text:p text:style-name="Standard"/>
        <text:p text:style-name="Standard">Base de dados auxiliar que armazena as 9 grandes áreas temáticas definidas pelo CNPq e suas subdivisões. </text:p>
        <text:p text:style-name="Standard"/>
        <text:p text:style-name="Standard">Cada registro desta base de dados irá corresponder a uma área do conhecimento. O uso deste recurso é opcional.</text:p>
        <text:p text:style-name="Standard"/>
        <text:p text:style-name="Standard">Ao instalar o PHL©Elysio, esta base de dados é distribuída com todas as grandes áreas definidas pelo CNPq. (Anexo VIII). É uma base de dados estática e não pode ser editada.</text:p>
        <text:p text:style-name="Standard"/>
        <text:p text:style-name="Standard">Campo de dado disponível em cada registro desta base de dados: </text:p>
        <text:p text:style-name="Standard"/>
        <text:p text:style-name="negrito">301 – Nome da área do conhecimento no idioma português <text:span text:style-name="T24">(obrigatório)</text:span></text:p>
        <text:p text:style-name="negrito">302 – Nome da área do conhecimento no idioma espanhol <text:span text:style-name="T24">(obrigatório)</text:span></text:p>
        <text:p text:style-name="negrito"><text:span text:style-name="T10">303 – Nome da área do conhecimento no idioma inglês</text:span><text:span text:style-name="T24"> (obrigatório)</text:span></text:p>
        <text:p text:style-name="negrito"><text:span text:style-name="T10">304 – Nome da área do conhecimento no idioma italiano</text:span><text:span text:style-name="T24"> (obrigatório)</text:span></text:p>
        <text:p text:style-name="negrito"><text:span text:style-name="T10">305 – Nome da área do conhecimento no idioma francês</text:span><text:span text:style-name="T24"> (obrigatório)</text:span></text:p>
        <text:p text:style-name="Standard"/>
        <text:p text:style-name="P74"><text:span text:style-name="negrito_20_Char"><text:span text:style-name="T41">Área do conhecimento segundo tabela definida pelo CNPq. </text:span></text:span></text:p>
        <text:p text:style-name="Standard"/>
        <text:p text:style-name="Standard"><text:span text:style-name="negrito_20_Char"><text:span text:style-name="T37">998 – MFN do registro</text:span></text:span><text:span text:style-name="negrito_20_Char"><text:span text:style-name="T27"> (obrigatório)</text:span></text:span></text:p>
        <text:p text:style-name="Standard"><text:span text:style-name="negrito_20_Char"><text:span text:style-name="T27"/></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Tipos de cursos<text:alphabetical-index-mark text:string-value="Cursos e Disciplinas" text:key1="Configuração"/></text:h>
        <text:p text:style-name="Standard"/>
        <text:p text:style-name="Standard">Base de dados auxiliar utilizada para o registro de opções de cursos. Somente funcionários com permissão de acesso à rotina de “Configurações” é que poderão editar ou inserir novos registros nesta base de dados.</text:p>
        <text:p text:style-name="Standard"/>
        <text:p text:style-name="Standard">Cada registro desta base de dados que estiver marcado como “Apresentar” será apresentado na caixa de seleção de cursos para identificar o curso ao qual um determinado usuário esteja matriculado ou para indicar o curso ou cursos ao qual um determinado título tenha sido indicado.</text:p>
        <text:p text:style-name="Standard"/>
        <text:p text:style-name="Standard">Esta base de dados é distribuída juntamente com o PHL com a maioria dos cursos disponíveis nas unidades de ensino. (Anexo IV). <text:s/>Recomendamos habilitar as opções de cursos <text:s/>pertinentes à unidade de ensino. Caso seja necessário, novas opções de cursos poderão ser inseridas.</text:p>
        <text:p text:style-name="Standard"/>
        <text:p text:style-name="Standard">Para habilitar as opções de cursos para composição da caixa de seleção de cursos, clique na opção <text:span text:style-name="T10">Configurações</text:span> apresentada no menu da área de acesso restrito, selecione a base de dados <text:span text:style-name="T10">Tipos de Cursos</text:span>, encontre o curso desejado e clique na opção <text:span text:style-name="T10">Editar</text:span> apresentada no menu do registro desejado. Com esta ação, será apresentado um formulário com a opção de <text:span text:style-name="T10">Apresentar</text:span>. Marque esta opção e depois clique no botão <text:span text:style-name="T10">Salvar/Sair</text:span>.</text:p>
        <text:p text:style-name="Standard"/>
        <text:p text:style-name="Standard">Campo de dados que compõe cada registro desta base de dados: </text:p>
        <text:p text:style-name="Standard"/>
        <text:p text:style-name="negrito">301 – Nome do curso no idioma português <text:span text:style-name="T24">(obrigatório)</text:span></text:p>
        <text:p text:style-name="negrito">302 – Nome do curso no idioma espanhol <text:span text:style-name="T24">(obrigatório)</text:span></text:p>
        <text:p text:style-name="negrito"><text:span text:style-name="T10">303 – Nome do curso no idioma inglês</text:span><text:span text:style-name="T24"> (obrigatório)</text:span></text:p>
        <text:p text:style-name="negrito"><text:span text:style-name="T10">304 – Nome do curso no idioma italiano</text:span><text:span text:style-name="T24"> (obrigatório)</text:span></text:p>
        <text:p text:style-name="negrito"><text:span text:style-name="T10">305 – Nome do curso no idioma francês</text:span><text:span text:style-name="T24"> (obrigatório)</text:span></text:p>
        <text:p text:style-name="P59"/>
        <text:p text:style-name="P75">Nome do curso disponível na unidade de ensino. Havendo necessidade, pode-se associar o nome da disciplina a cada curso, separando-o do nome do curso com o sinal de dois pontos.</text:p>
        <text:p text:style-name="P75"><text:s/></text:p>
        <text:p text:style-name="P75">Exemplo: Medicina: anatomia</text:p>
        <text:p text:style-name="P75"><text:s text:c="16"/>Medicina: patologia</text:p>
        <text:p text:style-name="Standard"/>
        <text:p text:style-name="P6"><text:span text:style-name="T10">390 – Apresentar / Ocultar </text:span><text:span text:style-name="T24">(obrigatório)</text:span></text:p>
        <text:p text:style-name="P75">O formulário de configuração das opções de cursos irá apresentar duas opções: Apresentar (código = 1) e Ocultar (código = 0). Se o registro estiver marcado como “Apresentar”, o nome do curso será apresentado como opção de escolha na caixa de seleção de cursos. Se estiver marcado como “Ocultar”, ele não será apresentado como opção na caixa de seleção de cursos. </text:p>
        <text:p text:style-name="Standard"/>
        <text:p text:style-name="Standard"><text:span text:style-name="negrito_20_Char"><text:span text:style-name="T37">998 – MFN do registro</text:span></text:span><text:span text:style-name="negrito_20_Char"><text:span text:style-name="T27"> (obrigatório)</text:span></text:span></text:p>
        <text:p text:style-name="P74"><text:span text:style-name="negrito_20_Char"><text:span text:style-name="T41">Número de identificação do registro, atribuído e controlado automaticamente durante o processo de sua criação. </text:span></text:span></text:p>
        <text:p text:style-name="P16"/>
        <text:h text:style-name="P54" text:outline-level="1">Base de dados Sistema<text:alphabetical-index-mark text:string-value="Sistema" text:key1="Configuração"/></text:h>
        <text:p text:style-name="Standard"/>
        <text:p text:style-name="Standard">Base de dados que armazena as configurações do PHL©Elysio. Esta base de dados é composta por um único registro que contém os parâmetros de configuração do sistema.</text:p>
        <text:p text:style-name="Standard"/>
        <text:p text:style-name="Standard">Os campos de dados que compõe esta base de dados são: </text:p>
        <text:p text:style-name="Standard"/>
        <text:p text:style-name="negrito">200 - Nome da Instituição</text:p>
        <text:p text:style-name="P74"><text:span text:style-name="negrito_20_Char"><text:span text:style-name="T24">Sigla e nome da instituição da qual a biblioteca ou sistema de bibliotecas é parte integrante.</text:span></text:span></text:p>
        <text:p text:style-name="P74"><text:span text:style-name="negrito_20_Char"><text:span text:style-name="T24">Exemplo: IPEN. Instituto de Pesquisas Energéticas e Nucleares </text:span></text:span></text:p>
        <text:p text:style-name="Standard"/>
        <text:p text:style-name="negrito">201 - Manutenção</text:p>
        <text:p text:style-name="P74"><text:span text:style-name="negrito_20_Char"><text:span text:style-name="T24">Opção que permite a suspensão temporária dos serviços de busca, reservas, renovações, empréstimos e devoluções. Esta suspensão é necessária quando há necessidade de manutenção em algumas das bases de dados utilizadas pelo PHL©Elysio devido a problemas com interrupção temporária de energia ou problemas de mal funcionamento do servidor hospedeiro do PHL©Elysio. </text:span></text:span></text:p>
        <text:p text:style-name="Standard"/>
        <text:p text:style-name="negrito">202 - Mensagem de manutenção</text:p>
        <text:p text:style-name="P74"><text:span text:style-name="negrito_20_Char"><text:span text:style-name="T24">Código HTML da mensagem que será exibida pelo usuário quando o sistema for colocado em estado de manutenção.</text:span></text:span></text:p>
        <text:p text:style-name="P74"><text:span text:style-name="negrito_20_Char"><text:span text:style-name="T24"/></text:span></text:p>
        <text:p text:style-name="P74"><text:span text:style-name="negrito_20_Char"><text:span text:style-name="T24">Exemplo:</text:span></text:span></text:p>
        <text:p text:style-name="P74"><text:span text:style-name="negrito_20_Char"><text:span text:style-name="T24">Sistema em MANUTENÇÂO!&lt;br&gt;</text:span></text:span></text:p>
        <text:p text:style-name="P74"><text:span text:style-name="negrito_20_Char"><text:span text:style-name="T24">Previsão de término, às 18 horas de hoje.&lt;br&gt;</text:span></text:span></text:p>
        <text:p text:style-name="P74"><text:span text:style-name="negrito_20_Char"><text:span text:style-name="T24">Obrigado pela compreensão.</text:span></text:span></text:p>
        <text:p text:style-name="Standard"/>
        <text:p text:style-name="negrito"/>
        <text:p text:style-name="negrito">204 - URL do sistema</text:p>
        <text:p text:style-name="P74"><text:span text:style-name="negrito_20_Char"><text:span text:style-name="T24">URL significa "Uniform Resource Locator"</text:span></text:span><text:span text:style-name="negrito_20_Char"><text:span text:style-name="T64"> - </text:span></text:span><text:span text:style-name="negrito_20_Char"><text:span text:style-name="T63">Localizador Uniforme de Recursos</text:span></text:span><text:span text:style-name="negrito_20_Char"><text:span text:style-name="T64">. </text:span></text:span></text:p>
        <text:p text:style-name="P74"><text:span text:style-name="negrito_20_Char"><text:span text:style-name="T24"/></text:span></text:p>
        <text:p text:style-name="P74"><text:span text:style-name="negrito_20_Char"><text:span text:style-name="T24">Um exemplo de </text:span></text:span><text:span text:style-name="negrito_20_Char"><text:span text:style-name="T25">URL</text:span></text:span><text:span text:style-name="negrito_20_Char"><text:span text:style-name="T24"> é: http://hcanc.phlnet.com.br/phl81/index.html</text:span></text:span><text:span text:style-name="negrito_20_Char"><text:span text:style-name="T64"> </text:span></text:span></text:p>
        <text:p text:style-name="P74"><text:span text:style-name="negrito_20_Char"><text:span text:style-name="T24"/></text:span></text:p>
        <text:p text:style-name="P74"><text:span text:style-name="negrito_20_Char"><text:span text:style-name="T24">Esse endereço identifica: </text:span></text:span></text:p>
        <text:p text:style-name="P74"><text:span text:style-name="negrito_20_Char"><text:span text:style-name="T24">- </text:span></text:span><text:span text:style-name="negrito_20_Char"><text:span text:style-name="T18">o protocolo de acesso</text:span></text:span><text:span text:style-name="negrito_20_Char"><text:span text:style-name="T24"> ao recurso desejado (</text:span></text:span><text:span text:style-name="negrito_20_Char"><text:span text:style-name="T25">http</text:span></text:span><text:span text:style-name="negrito_20_Char"><text:span text:style-name="T24">), </text:span></text:span></text:p>
        <text:p text:style-name="P74"><text:span text:style-name="negrito_20_Char"><text:span text:style-name="T24">- </text:span></text:span><text:span text:style-name="negrito_20_Char"><text:span text:style-name="T18">a máquina</text:span></text:span><text:span text:style-name="negrito_20_Char"><text:span text:style-name="T24"> a ser contactada (</text:span></text:span><text:span text:style-name="negrito_20_Char"><text:span text:style-name="T25">hcanc.phlnet.com.br</text:span></text:span><text:span text:style-name="negrito_20_Char"><text:span text:style-name="T24">), </text:span></text:span></text:p>
        <text:p text:style-name="P74"><text:span text:style-name="negrito_20_Char"><text:span text:style-name="T24">- </text:span></text:span><text:span text:style-name="negrito_20_Char"><text:span text:style-name="T18">o caminho de diretórios</text:span></text:span><text:span text:style-name="negrito_20_Char"><text:span text:style-name="T24"> até o recurso (/phl81), e </text:span></text:span></text:p>
        <text:p text:style-name="P74"><text:span text:style-name="negrito_20_Char"><text:span text:style-name="T24">- </text:span></text:span><text:span text:style-name="negrito_20_Char"><text:span text:style-name="T18">o recurso</text:span></text:span><text:span text:style-name="negrito_20_Char"><text:span text:style-name="T24"> (arquivo) a ser obtido (</text:span></text:span><text:span text:style-name="negrito_20_Char"><text:span text:style-name="T25">/index.html</text:span></text:span><text:span text:style-name="negrito_20_Char"><text:span text:style-name="T24">). </text:span></text:span></text:p>
        <text:p text:style-name="P74"><text:span text:style-name="negrito_20_Char"><text:span text:style-name="T24"/></text:span></text:p>
        <text:p text:style-name="P74"><text:span text:style-name="negrito_20_Char"><text:span text:style-name="T24">Registre neste campo a URL correspondente ao endereço de acesso à página principal do PHL©Elysio referente à sua biblioteca ou sistema de bibliotecas. Esta informação será utilizada pelo PHL©Elysio para criação de um link da página da biblioteca nos textos de e-mails que serão gerados automaticamente pelo PHL©Elysio.</text:span></text:span></text:p>
        <text:p text:style-name="P74"><text:span text:style-name="negrito_20_Char"><text:span text:style-name="T24"/></text:span></text:p>
        <text:p text:style-name="Standard"/>
        <text:p text:style-name="negrito">205 - Campos para filtro</text:p>
        <text:p text:style-name="P74"><text:span text:style-name="negrito_20_Char"><text:span text:style-name="T24">Parâmetros que permitem a definição da caixa de filtro em campos de dados específicos. Para a indicação, informe o campo de dado e no subcampo (b) indique a legenda que será apresentada como opção da caixa de preferências de buscas em campos de dados específicos. </text:span></text:span></text:p>
        <text:p text:style-name="P74"><text:span text:style-name="negrito_20_Char"><text:span text:style-name="T24"/></text:span></text:p>
        <text:p text:style-name="P74"><text:span text:style-name="negrito_20_Char"><text:span text:style-name="T24">Para indicação de vários campos de buscas em uma mesma opção, informe o número de cada campo separado por vírgula.</text:span></text:span></text:p>
        <text:p text:style-name="P74"><text:span text:style-name="negrito_20_Char"><text:span text:style-name="T24"/></text:span></text:p>
        <text:p text:style-name="P74"><text:span text:style-name="negrito_20_Char"><text:span text:style-name="T24">Exemplos:</text:span></text:span></text:p>
        <text:p text:style-name="P74"><text:span text:style-name="negrito_20_Char"><text:span text:style-name="T24"/></text:span></text:p>
        <text:p text:style-name="P74"><text:soft-page-break/><text:span text:style-name="negrito_20_Char"><text:span text:style-name="T24">62^bEditora</text:span></text:span></text:p>
        <text:p text:style-name="P74"><text:span text:style-name="negrito_20_Char"><text:span text:style-name="T24">(onde 62 é o campo de dado para o filtro e "Editora" a legenda que será apresentada como opção na caixa de seleção.) </text:span></text:span></text:p>
        <text:p text:style-name="P74"><text:span text:style-name="negrito_20_Char"><text:span text:style-name="T24"/></text:span></text:p>
        <text:p text:style-name="P74"><text:span text:style-name="negrito_20_Char"><text:span text:style-name="T24">10,11,16,17^bAutores</text:span></text:span></text:p>
        <text:p text:style-name="P74"><text:span text:style-name="negrito_20_Char"><text:span text:style-name="T24">(onde 10,11,16,17 são os campos de dados para o filtro de "Autores" a legenda que será apresentada como opção na caixa de seleção.) </text:span></text:span></text:p>
        <text:p text:style-name="Standard"/>
        <text:p text:style-name="Standard"/>
        <text:p text:style-name="negrito">206 - Amostra (edição)</text:p>
        <text:p text:style-name="P74"><text:span text:style-name="negrito_20_Char"><text:span text:style-name="T24">Quantidade de registros que serão apresentados em cada página do resultado de uma busca no modo de edição.</text:span></text:span></text:p>
        <text:p text:style-name="P74"><text:span text:style-name="negrito_20_Char"><text:span text:style-name="T24"/></text:span></text:p>
        <text:p text:style-name="P74"><text:span text:style-name="negrito_20_Char"><text:span text:style-name="T24">Exemplo: 10</text:span></text:span></text:p>
        <text:p text:style-name="Standard"/>
        <text:p text:style-name="negrito">207 - Amostra (busca)</text:p>
        <text:p text:style-name="P74"><text:span text:style-name="negrito_20_Char"><text:span text:style-name="T24">Quantidade de registros que serão apresentados em cada página do resultado de uma busca no modo de buscas.</text:span></text:span></text:p>
        <text:p text:style-name="P74"><text:span text:style-name="negrito_20_Char"><text:span text:style-name="T24"/></text:span></text:p>
        <text:p text:style-name="P74"><text:span text:style-name="negrito_20_Char"><text:span text:style-name="T24">Exemplo: 10</text:span></text:span></text:p>
        <text:p text:style-name="Standard"/>
        <text:p text:style-name="negrito">208 - Filtro de Coleção </text:p>
        <text:p text:style-name="P74"><text:span text:style-name="negrito_20_Char"><text:span text:style-name="T24">Opção que habilita ou desabilita a apresentação da caixa de seleção de filtro de coleção no formulário de busca.</text:span></text:span></text:p>
        <text:p text:style-name="Standard"/>
        <text:p text:style-name="negrito">210 - Solicita senha para busca<text:alphabetical-index-mark text:string-value="restrições de acesso" text:key1="Buscas"/>?</text:p>
        <text:p text:style-name="P74"><text:span text:style-name="negrito_20_Char"><text:span text:style-name="T24">Opção que permite habilitar/desabilitar a opção que restringe às buscas à Base de dados Catálogo. Se marcado "SIM", somente os usuários cadastrados é que terão acesso à Base de dados Catálogo, ficando indisponível para o público em geral. </text:span></text:span></text:p>
        <text:p text:style-name="P74"><text:span text:style-name="negrito_20_Char"><text:span text:style-name="T24"/></text:span></text:p>
        <text:p text:style-name="P74"><text:span text:style-name="negrito_20_Char"><text:span text:style-name="T24">Esta alternativa de solicitar senha para acesso à Base de dados Catálogo é recomendada somente quando o PHL©Elysio estiver sendo utilizado para a gestão de documentos ou arquivos confidenciais.</text:span></text:span></text:p>
        <text:p text:style-name="Standard"/>
        <text:p text:style-name="negrito">211 - Código de Barras</text:p>
        <text:p text:style-name="P74"><text:span text:style-name="negrito_20_Char"><text:span text:style-name="T24">Padrão de código de barras que será adotado para a impressão de etiquetas de lombadas e identificação do usuário e tamanho da fonte a ser adotada caso a fonte selecionada for uma fonte TTF (true type font). </text:span></text:span></text:p>
        <text:p text:style-name="P74"><text:span text:style-name="negrito_20_Char"><text:span text:style-name="T24"/></text:span></text:p>
        <text:p text:style-name="P74"><text:span text:style-name="negrito_20_Char"><text:span text:style-name="T24">O processo de geração do código de barras pode ser através de fontes específicas (True Type Fonts) instaladas na máquina do cliente caso ele não tenha uma conexão com a internet ou através de uma rotina em PHP executada no servidor do autor. Por padrão o PHL vem configurado para gerar o código de barras através do servidor WWW do autor (</text:span></text:span><text:a xlink:type="simple" xlink:href="http://www.elysio.com.br/"><text:span text:style-name="negrito_20_Char"><text:span text:style-name="T10">www.elysio.com.br</text:span></text:span></text:a><text:span text:style-name="negrito_20_Char"><text:span text:style-name="T24">).</text:span></text:span></text:p>
        <text:p text:style-name="P74"><text:span text:style-name="negrito_20_Char"><text:span text:style-name="T24"/></text:span></text:p>
        <text:p text:style-name="P74"><text:span text:style-name="negrito_20_Char"><text:span text:style-name="T24">As opções disponíveis são:</text:span></text:span></text:p>
        <text:p text:style-name="P74"><text:span text:style-name="negrito_20_Char"><text:span text:style-name="T24"/></text:span></text:p>
        <text:p text:style-name="P74"><text:span text:style-name="negrito_20_Char"><text:span text:style-name="T24">PHP-I25</text:span></text:span></text:p>
        <text:p text:style-name="P69">PHP-C39</text:p>
        <text:p text:style-name="P69">PHP-C128A</text:p>
        <text:p text:style-name="P69">PHP-C128B</text:p>
        <text:p text:style-name="P69">PHP-C128C</text:p>
        <text:p text:style-name="P69">TTF-C39</text:p>
        <text:p text:style-name="P69">TTF-F39</text:p>
        <text:p text:style-name="P69">TTF-F39X</text:p>
        <text:p text:style-name="P69">TTF-IDC39</text:p>
        <text:p text:style-name="Standard"/>
        <text:p text:style-name="P74"><text:span text:style-name="negrito_20_Char"><text:span text:style-name="T24">Por padrão, o PHL©Elysio é distribuído configurado para utilizar o padrão "PHP-C128B" que permite a geração de código de barras a partir de códigos numéricos <text:s/>e/ou alfanuméricos.</text:span></text:span><text:alphabetical-index-mark text:string-value="Code 128-C" text:key1="Código de Barras"/><text:span text:style-name="negrito_20_Char"><text:span text:style-name="T24"/></text:span></text:p>
        <text:p text:style-name="P74"><text:soft-page-break/><text:span text:style-name="negrito_20_Char"><text:span text:style-name="T24"/></text:span></text:p>
        <text:p text:style-name="P74"><text:span text:style-name="negrito_20_Char"><text:span text:style-name="T24">Caso a máquina do usuário não possua conexão com a internet ou esta conexão não é constante, recomendamos optar pela geração do código de barras através de fontes TTF (True Type Fonts), neste caso, estas fontes deverão ser instaladas no diretório (</text:span></text:span><text:span text:style-name="negrito_20_Char"><text:span text:style-name="T19">pasta</text:span></text:span><text:span text:style-name="negrito_20_Char"><text:span text:style-name="T24">) de fontes do computador do bibliotecário. Se optar pela geração TTF e as fontes não forem instaladas no seu computador, o código de barras não será apresentado. O "download" do arquivo que contém estas fontes pode ser feito no endereço abaixo:</text:span></text:span></text:p>
        <text:p text:style-name="P74"><text:span text:style-name="negrito_20_Char"><text:span text:style-name="T24">http://www.elysio.com.br/downloads/fontes.zip</text:span></text:span></text:p>
        <text:p text:style-name="Standard"/>
        <text:p text:style-name="negrito">212 - Filtro de Idioma</text:p>
        <text:p text:style-name="P74"><text:span text:style-name="negrito_20_Char"><text:span text:style-name="T24">Opção que permite habilitar ou desabilitar a apresentação da caixa de seleção de filtro de idioma no formulário de busca.</text:span></text:span></text:p>
        <text:p text:style-name="Standard"/>
        <text:p text:style-name="negrito">213 - Tipo de Conteúdo</text:p>
        <text:p text:style-name="P74"><text:span text:style-name="negrito_20_Char"><text:span text:style-name="T24">Opção que permite habilitar ou desabilitar a apresentação da caixa de seleção de filtro de tipo de conteúdo no formulário de busca. </text:span></text:span></text:p>
        <text:p text:style-name="P74"><text:span text:style-name="negrito_20_Char"><text:span text:style-name="T24"/></text:span></text:p>
        <text:p text:style-name="negrito">214 - Descritores</text:p>
        <text:p text:style-name="P74"><text:span text:style-name="negrito_20_Char"><text:span text:style-name="T24">Opção que permite habilitar ou desabilitar a apresentação dos descritores abaixo das referências no resultado de busca.</text:span></text:span></text:p>
        <text:p text:style-name="Standard"/>
        <text:p text:style-name="negrito">215 - Filtro de Tipo de Documento</text:p>
        <text:p text:style-name="P74"><text:span text:style-name="negrito_20_Char"><text:span text:style-name="T24">Opção que permite habilitar ou desabilitar a apresentação da caixa de filtro de tipos de documentos.</text:span></text:span></text:p>
        <text:p text:style-name="Standard"/>
        <text:p text:style-name="negrito">217 - Altura da área do cabeçalho</text:p>
        <text:p text:style-name="P74"><text:span text:style-name="negrito_20_Char"><text:span text:style-name="T24">Altura em “pixels” da área que será reservada para a apresentação do cabeçalho na página principal do PHL©Elysio. Por padrão, o PHL©Elysio vem configurado com o valor "0" (zero). </text:span></text:span></text:p>
        <text:p text:style-name="P74"><text:span text:style-name="negrito_20_Char"><text:span text:style-name="T24"/></text:span></text:p>
        <text:p text:style-name="P74"><text:span text:style-name="negrito_20_Char"><text:span text:style-name="T24">O código HTML responsável pelo conteúdo do cabeçalho será aquele transcrito no arquivo “</text:span></text:span><text:span text:style-name="negrito_20_Char"><text:span text:style-name="T67">cabecalho.html</text:span></text:span><text:span text:style-name="negrito_20_Char"><text:span text:style-name="T24">”. Este arquivo poderá ser editado com qualquer editor de textos e alterado. Para composição do cabeçalho, o bibliotecário deverá ter domínio da linguagem HTML.</text:span></text:span></text:p>
        <text:p text:style-name="P74"><text:span text:style-name="negrito_20_Char"><text:span text:style-name="T24"/></text:span></text:p>
        <text:p text:style-name="negrito">218 - Filtro de Tipo de Suporte</text:p>
        <text:p text:style-name="P74"><text:span text:style-name="negrito_20_Char"><text:span text:style-name="T24">Opção que permite habilitar ou desabilitar a apresentação da caixa de seleção de filtro de suporte no formulário de busca.</text:span></text:span></text:p>
        <text:p text:style-name="P74"><text:span text:style-name="negrito_20_Char"><text:span text:style-name="T24"/></text:span></text:p>
        <text:p text:style-name="negrito">219 - Variáveis de conexão</text:p>
        <text:p text:style-name="P74"><text:span text:style-name="negrito_20_Char"><text:span text:style-name="T24">Forma de armazenamento da variável de conexão que carrega o nome do arquivo de parâmetros CISIS e o número do registro da base de dados de conexões (phl_idx) que contém os dados da conexão.</text:span></text:span></text:p>
        <text:p text:style-name="P74"><text:span text:style-name="negrito_20_Char"><text:span text:style-name="T24"/></text:span></text:p>
        <text:p text:style-name="P74"><text:span text:style-name="negrito_20_Char"><text:span text:style-name="T24">O PHL oferece duas modalidades de armazenamento: cookie e tempfile</text:span></text:span></text:p>
        <text:p text:style-name="P74"><text:span text:style-name="negrito_20_Char"><text:span text:style-name="T24"/></text:span></text:p>
        <text:p text:style-name="P74"><text:span text:style-name="negrito_20_Char"><text:span text:style-name="T59">Cookie:</text:span></text:span><text:span text:style-name="negrito_20_Char"><text:span text:style-name="T24"> Armazena as variáveis de conexão em um "cookie" na máquina do cliente. É a forma mais eficiente mas exige que o navegador do cliente esteja habilitado para aceitar "cookies".</text:span></text:span></text:p>
        <text:p text:style-name="P74"><text:span text:style-name="negrito_20_Char"><text:span text:style-name="T24"/></text:span></text:p>
        <text:p text:style-name="P74"><text:span text:style-name="negrito_20_Char"><text:span text:style-name="T59">Tempfile</text:span></text:span><text:span text:style-name="negrito_20_Char"><text:span text:style-name="T24">: Armazena as variáveis de conexão em um arquivo temporário no servidor. Mesmo quando o navegador do usuário estiver configurado para não aceitar "cookies", o PHL será aberto.</text:span></text:span></text:p>
        <text:p text:style-name="P74"><text:span text:style-name="negrito_20_Char"><text:span text:style-name="T24"/></text:span></text:p>
        <text:p text:style-name="P79"><text:span text:style-name="negrito_20_Char"><text:span text:style-name="T70">220 - Mostrar índice de chaves</text:span></text:span></text:p>
        <text:p text:style-name="P74"><text:span text:style-name="negrito_20_Char"><text:span text:style-name="T24">Habilita ou desabilita a apresentação do índice de chaves durante a transcrição da chave de busca e desabilita as buscas do tipo “todas as palavras” ou “qualquer palavra”.</text:span></text:span></text:p>
        <text:p text:style-name="P74"><text:span text:style-name="negrito_20_Char"><text:span text:style-name="T24"/></text:span></text:p>
        <text:p text:style-name="P74"><text:soft-page-break/><text:span text:style-name="negrito_20_Char"><text:span text:style-name="T24">Quando habilitado, o sistema apresenta, durante a transcrição da chave de busca, um índice com os 10 primeiros termos encontrados no índice, que se iniciam com a sequência de caracteres transcritos na caixa de texto do formulário de busca.</text:span></text:span></text:p>
        <text:p text:style-name="P74"><text:span text:style-name="negrito_20_Char"><text:span text:style-name="T24"/></text:span></text:p>
        <text:p text:style-name="P74"><text:span text:style-name="negrito_20_Char"><text:span text:style-name="T24">Neste modalidade, o sistema passa a apresentar somente uma caixa de busca que será preenchida pelo termo selecionado no índice de chaves. Somente o termo selecionado é que será utilizado na busca. Para as outras modalidades de buscas “todas as palavras” haverá que utilizar o operador booleano “AND”, exemplo “economia AND brasil” e para a modalidade de busca “qualquer palavra” haverá que utilizar o operador booleano “OR”, exemplo: “geografia OR história”.</text:span></text:span></text:p>
        <text:p text:style-name="Standard"/>
        <text:p text:style-name="Standard"><text:span text:style-name="T10">222</text:span><text:span text:style-name="T11"> - </text:span><text:span text:style-name="negrito_20_Char">Solicita senha no empréstimo?</text:span></text:p>
        <text:p text:style-name="P74"><text:span text:style-name="negrito_20_Char"><text:span text:style-name="T24">Habilita ou desabilita a solicitação da senha do usuário durante uma transação de empréstimo. A solicitação só deve ser habilitada caso a biblioteca opte pelo uso de microteclado para registro de senhas semelhante aos utilizados nas agências bancárias.</text:span></text:span></text:p>
        <text:p text:style-name="Standard"/>
        <text:p text:style-name="negrito">223 - Mostra nota de conteúdo?</text:p>
        <text:p text:style-name="P74"><text:span text:style-name="negrito_20_Char"><text:span text:style-name="T24">Habilita ou desabilita a apresentação das notas de conteúdo na referência bibliográfica. </text:span></text:span></text:p>
        <text:p text:style-name="Standard"/>
        <text:p text:style-name="negrito">224 - Informação adicional</text:p>
        <text:p text:style-name="P74"><text:span text:style-name="negrito_20_Char"><text:span text:style-name="T24">Habilita a apresentação de informações adicionais no cabeçalho do registro bibliográfico apresentado ao usuário como resultado de uma busca quando o formato de exibição for o formato completo. Por padrão, o PHL©Elysio vem configurado para apresentar um ícone correspondente ao tipo de suporte e o nome do tipo de suporte.</text:span></text:span></text:p>
        <text:p text:style-name="P74"><text:span text:style-name="negrito_20_Char"><text:span text:style-name="T24"/></text:span></text:p>
        <text:p text:style-name="P74"><text:span text:style-name="negrito_20_Char"><text:span text:style-name="T24">As opções disponíveis são:</text:span></text:span></text:p>
        <text:p text:style-name="P74"><text:span text:style-name="negrito_20_Char"><text:span text:style-name="T24"/></text:span></text:p>
        <text:list text:style-name="WW8Num7">
          <text:list-item>
            <text:p text:style-name="P118"><text:span text:style-name="negrito_20_Char"><text:span text:style-name="T24">Tipo de suporte</text:span></text:span></text:p>
          </text:list-item>
          <text:list-item>
            <text:p text:style-name="P118"><text:span text:style-name="negrito_20_Char"><text:span text:style-name="T24">Tipo de coleção</text:span></text:span></text:p>
          </text:list-item>
          <text:list-item>
            <text:p text:style-name="P118"><text:span text:style-name="negrito_20_Char"><text:span text:style-name="T24">Tipo de conteúdo</text:span></text:span></text:p>
          </text:list-item>
          <text:list-item>
            <text:p text:style-name="P118"><text:span text:style-name="negrito_20_Char"><text:span text:style-name="T24">Tipo de documento</text:span></text:span></text:p>
          </text:list-item>
        </text:list>
        <text:p text:style-name="P74"><text:span text:style-name="negrito_20_Char"><text:span text:style-name="T24"/></text:span></text:p>
        <text:p text:style-name="negrito">225 - <text:alphabetical-index-mark text:string-value="descritores" text:key1="Padronização"/>Padronização de descritores</text:p>
        <text:p text:style-name="P74"><text:span text:style-name="negrito_20_Char"><text:span text:style-name="T24">Indicação de qual índice de termos será utilizado para a padronização de descritores. O sistema oferece duas opções:</text:span></text:span></text:p>
        <text:p text:style-name="P74"><text:span text:style-name="negrito_20_Char"><text:span text:style-name="T24"/></text:span></text:p>
        <text:list text:style-name="L26">
          <text:list-item>
            <text:p text:style-name="P119"><text:span text:style-name="negrito_20_Char"><text:span text:style-name="T59">Termos obtidos da base de dados do catálogo</text:span></text:span><text:span text:style-name="negrito_20_Char"><text:span text:style-name="T24">: </text:span></text:span><text:span text:style-name="negrito_20_Char"><text:span text:style-name="T18">Se marcada esta opção, o campo de descritores do formulário de entrada do catálogo, apresentará uma caixa de seleção de termos que já foram utilizados na indexação de documentos catalogados.</text:span></text:span></text:p>
            <text:p text:style-name="P119"><text:span text:style-name="negrito_20_Char"><text:span text:style-name="T24"/></text:span></text:p>
          </text:list-item>
          <text:list-item>
            <text:p text:style-name="P119"><text:span text:style-name="negrito_20_Char"><text:span text:style-name="T59">Termos obtidos da base de dados de controle de vocabulário</text:span></text:span><text:span text:style-name="negrito_20_Char"><text:span text:style-name="T24">: </text:span></text:span><text:span text:style-name="negrito_20_Char"><text:span text:style-name="T18">Se marcada esta opção, o campo de descritores do formulário de entrada do catálogo, apresentará uma caixa de seleção de termos obtidos da base de dados de controle de vocabulário.</text:span></text:span></text:p>
          </text:list-item>
        </text:list>
        <text:p text:style-name="P74"><text:span text:style-name="negrito_20_Char"><text:span text:style-name="T24"/></text:span></text:p>
        <text:p text:style-name="P79">226 - Padronização de <text:alphabetical-index-mark-start text:id="IMark107987532" text:key1="Padronização"/>autores<text:alphabetical-index-mark-end text:id="IMark107987532"/></text:p>
        <text:p text:style-name="P74"><text:span text:style-name="negrito_20_Char"><text:span text:style-name="T24">Indicação de qual índice de termos será utilizado para a padronização de nomes de autores. O sistema oferece duas opções:</text:span></text:span></text:p>
        <text:p text:style-name="P74"/>
        <text:list text:style-name="L27">
          <text:list-item>
            <text:p text:style-name="P120"><text:span text:style-name="negrito_20_Char"><text:span text:style-name="T59">Nomes obtidos da base de dados do catálogo</text:span></text:span><text:span text:style-name="negrito_20_Char"><text:span text:style-name="T24">: </text:span></text:span><text:span text:style-name="negrito_20_Char"><text:span text:style-name="T18">Se marcada esta opção, o campo de autores do formulário de entrada do catálogo, apresentará uma caixa de seleção de nomes que já foram utilizados na indexação de documentos catalogados.</text:span></text:span></text:p>
            <text:p text:style-name="P120"><text:span text:style-name="negrito_20_Char"><text:span text:style-name="T24"/></text:span></text:p>
          </text:list-item>
          <text:list-item>
            <text:p text:style-name="P120"><text:span text:style-name="negrito_20_Char"><text:span text:style-name="T59">Nomes obtidos da base de dados de controle de autoridades</text:span></text:span><text:span text:style-name="negrito_20_Char"><text:span text:style-name="T24">: </text:span></text:span><text:span text:style-name="negrito_20_Char"><text:span text:style-name="T18">Se marcada esta opção, o campo de autores do formulário de entrada do catálogo, apresentará uma caixa de seleção de nomes obtidos da base de dados de controle de autoridades.</text:span></text:span></text:p>
          </text:list-item>
        </text:list>
        <text:p text:style-name="P74"><text:span text:style-name="negrito_20_Char"><text:span text:style-name="T18"/></text:span></text:p>
        <text:p text:style-name="P79"><text:soft-page-break/><text:span text:style-name="negrito_20_Char"><text:span text:style-name="T71">227 - Senha do usuário externo</text:span></text:span></text:p>
        <text:p text:style-name="P74"><text:span text:style-name="negrito_20_Char"><text:span text:style-name="T72">Indicação do tipo de senha permitido para o usuário externo. O sistema prevê a validação da senha do usuário, caso a biblioteca opte por permitir somente senhas que contenha caracteres numéricos. Esta validação é necessária caso a biblioteca opte por utilizar terminais numéricos para verificação de senhas durante a rotina de empréstimo, impedindo que o usuário altere sua senha por outra que contenha caracteres alfabéticos ou alfanuméricos.</text:span></text:span></text:p>
        <text:p text:style-name="P74"><text:span text:style-name="negrito_20_Char"><text:span text:style-name="T72"/></text:span></text:p>
        <text:p text:style-name="P74"><text:span text:style-name="negrito_20_Char"><text:span text:style-name="T72">As opções disponíveis são:</text:span></text:span></text:p>
        <text:p text:style-name="P74"><text:span text:style-name="negrito_20_Char"><text:span text:style-name="T72"/></text:span></text:p>
        <text:list text:style-name="L28">
          <text:list-item>
            <text:p text:style-name="P121"><text:span text:style-name="negrito_20_Char"><text:span text:style-name="T72">Numérica</text:span></text:span></text:p>
          </text:list-item>
          <text:list-item>
            <text:p text:style-name="P121"><text:span text:style-name="negrito_20_Char"><text:span text:style-name="T72">Alfanumérica</text:span></text:span></text:p>
          </text:list-item>
        </text:list>
        <text:p text:style-name="P74"><text:span text:style-name="negrito_20_Char"><text:span text:style-name="T72"/></text:span></text:p>
        <text:p text:style-name="P74"><text:span text:style-name="negrito_20_Char"><text:span text:style-name="T72">Por padrão, o sistema vem configurado para aceitar senhas alfanuméricas.</text:span></text:span></text:p>
        <text:p text:style-name="negrito"/>
        <text:p text:style-name="negrito">230 - Formato padrão</text:p>
        <text:p text:style-name="P74"><text:span text:style-name="negrito_20_Char"><text:span text:style-name="T24">Seleção do formato padrão para apresentação de um resultado de busca. As opções disponíveis são:</text:span></text:span></text:p>
        <text:p text:style-name="P74"><text:span text:style-name="negrito_20_Char"><text:span text:style-name="T24"/></text:span></text:p>
        <text:list text:style-name="WW8Num2">
          <text:list-item>
            <text:p text:style-name="P122"><text:span text:style-name="negrito_20_Char"><text:span text:style-name="T24">Formato decorado</text:span></text:span></text:p>
          </text:list-item>
          <text:list-item>
            <text:p text:style-name="P122"><text:span text:style-name="negrito_20_Char"><text:span text:style-name="T24">Formato curto</text:span></text:span></text:p>
          </text:list-item>
          <text:list-item>
            <text:p text:style-name="P122"><text:span text:style-name="negrito_20_Char"><text:span text:style-name="T24">Formato referência</text:span></text:span></text:p>
          </text:list-item>
          <text:list-item>
            <text:p text:style-name="P122"><text:span text:style-name="negrito_20_Char"><text:span text:style-name="T24">Formato tabela</text:span></text:span></text:p>
          </text:list-item>
          <text:list-item>
            <text:p text:style-name="P122"><text:span text:style-name="negrito_20_Char"><text:span text:style-name="T24">Formato exportação</text:span></text:span></text:p>
          </text:list-item>
          <text:list-item>
            <text:p text:style-name="P122"><text:span text:style-name="negrito_20_Char"><text:span text:style-name="T24">Formato Vancouver</text:span></text:span></text:p>
          </text:list-item>
        </text:list>
        <text:p text:style-name="P74"><text:span text:style-name="negrito_20_Char"><text:span text:style-name="T24"/></text:span></text:p>
        <text:p text:style-name="negrito"/>
        <text:p text:style-name="negrito">232 - Cor principal</text:p>
        <text:p text:style-name="P74"><text:span text:style-name="negrito_20_Char"><text:span text:style-name="T24">Código hexadecimal da cor principal a ser adotada nas janelas e menus do PHL©Elysio</text:span></text:span></text:p>
        <text:p text:style-name="Standard"/>
        <text:p text:style-name="Standard">Exemplo: #6487DC</text:p>
        <text:p text:style-name="Standard"/>
        <text:p text:style-name="negrito">233 - Cor dos textos</text:p>
        <text:p text:style-name="P74"><text:span text:style-name="negrito_20_Char"><text:span text:style-name="T24">Código hexadecimal da cor dos textos a ser utilizada nas páginas do PHL©Elysio.</text:span></text:span></text:p>
        <text:p text:style-name="Standard"/>
        <text:p text:style-name="Standard">Exemplo: #006699</text:p>
        <text:p text:style-name="Standard"/>
        <text:p text:style-name="negrito">234 - Cor dos fundos de tela</text:p>
        <text:p text:style-name="P74"><text:span text:style-name="negrito_20_Char"><text:span text:style-name="T24">Código hexadecimal da cor dos fundos de tela a ser utilizada nas páginas do PHL©Elysio.</text:span></text:span></text:p>
        <text:p text:style-name="Standard"/>
        <text:p text:style-name="P74"><text:span text:style-name="negrito_20_Char"><text:span text:style-name="T24">Exemplo: #FFFFFF</text:span></text:span></text:p>
        <text:p text:style-name="Standard"/>
        <text:p text:style-name="negrito">235 - Padrões de fontes</text:p>
        <text:p text:style-name="P74"><text:span text:style-name="negrito_20_Char"><text:span text:style-name="T24">Padrões de fontes a serem adotadas nos textos do PHL©Elysio. </text:span></text:span></text:p>
        <text:p text:style-name="P74"><text:span text:style-name="negrito_20_Char"><text:span text:style-name="T24">Exemplo: Arial, Helvetica, sans-serif</text:span></text:span></text:p>
        <text:p text:style-name="Standard"/>
        <text:p text:style-name="negrito">236 - Cor secundária</text:p>
        <text:p text:style-name="P74"><text:span text:style-name="negrito_20_Char"><text:span text:style-name="T24">Código hexadecimal da cor secundária a ser adotada nas janelas e menus do PHL©Elysio.</text:span></text:span></text:p>
        <text:p text:style-name="P74"><text:span text:style-name="negrito_20_Char"><text:span text:style-name="T24"/></text:span></text:p>
        <text:p text:style-name="P74"><text:span text:style-name="negrito_20_Char"><text:span text:style-name="T24">Exemplo: #E6E6FA</text:span></text:span></text:p>
        <text:p text:style-name="Standard"/>
        <text:p text:style-name="negrito">237 - Opções de idiomas</text:p>
        <text:p text:style-name="P74"><text:span text:style-name="negrito_20_Char"><text:span text:style-name="T24">Habilita ou desabilita a função que apresenta os ícones dos 5 idiomas de trabalho do PHL©Elysio. </text:span></text:span></text:p>
        <text:p text:style-name="P74"><text:span text:style-name="negrito_20_Char"><text:span text:style-name="T24"/></text:span></text:p>
        <text:p text:style-name="negrito">239 - Altura da área de logotipo</text:p>
        <text:p text:style-name="P74"><text:span text:style-name="negrito_20_Char"><text:span text:style-name="T24">Altura em “pixels” da área destinada a apresentação do logotipo da instituição no cabeçalho do frame esquerdo do PHL©Elysio.</text:span></text:span></text:p>
        <text:p text:style-name="P74"><text:soft-page-break/><text:span text:style-name="negrito_20_Char"><text:span text:style-name="T24">O código HTML responsável pelo conteúdo do logotipo será aquele transcrito no arquivo “logo</text:span></text:span><text:span text:style-name="negrito_20_Char"><text:span text:style-name="T67">.html</text:span></text:span><text:span text:style-name="negrito_20_Char"><text:span text:style-name="T24">”. Este arquivo poderá ser editado com qualquer editor de textos e alterado. Para composição do logotipo, o bibliotecário deverá ter domínio da linguagem HTML.</text:span></text:span></text:p>
        <text:p text:style-name="Standard"/>
        <text:p text:style-name="negrito">240 - Cor do link</text:p>
        <text:p text:style-name="P74"><text:span text:style-name="negrito_20_Char"><text:span text:style-name="T24">Código hexadecimal que irá representar a cor dos links das páginas do PHL©Elysio. </text:span></text:span></text:p>
        <text:p text:style-name="Standard"/>
        <text:p text:style-name="negrito">241 - Cor do link selecionado</text:p>
        <text:p text:style-name="P74"><text:span text:style-name="negrito_20_Char"><text:span text:style-name="T24">Código hexadecimal que irá representar a cor dos links selecionados das páginas do PHL©Elysio.</text:span></text:span></text:p>
        <text:p text:style-name="Standard"/>
        <text:p text:style-name="negrito">242 - Diagnóstico</text:p>
        <text:p text:style-name="P74"><text:span text:style-name="negrito_20_Char"><text:span text:style-name="T24">A opção "Parcial" indica ao sistema que ao editar ou criar um registro em qualquer uma das bases de dados do PHL©Elysio, somente os erros detectados serão apresentados. A opção "Completa", ativa o diagnóstico com alertas de inconsistência que não constituem erros, mas que devem ser considerados para o perfeito funcionamento do sistema.</text:span></text:span></text:p>
        <text:p text:style-name="P74"><text:span text:style-name="negrito_20_Char"><text:span text:style-name="T24"/></text:span></text:p>
        <text:p text:style-name="P61"><text:span text:style-name="negrito_20_Char">Mensagens de erro e alertas sobre o estado do registro:</text:span><text:alphabetical-index-mark text:string-value="configuracao do sistema" text:key1="Validação"/><text:span text:style-name="negrito_20_Char"/></text:p>
        <text:p text:style-name="P61"><text:span text:style-name="negrito_20_Char"/></text:p>
        <text:p text:style-name="P74"><text:span text:style-name="negrito_20_Char"><text:span text:style-name="T3">200: AUSENTE</text:span></text:span></text:p>
        <text:p text:style-name="P74"><text:span text:style-name="negrito_20_Char"><text:span text:style-name="T18">Ausência do nome da instituição ou sistema de bibliotecas da qual a unidade de informação é parte. Edite a base de dados de configuração da Biblioteca e forneça esta informação.</text:span></text:span></text:p>
        <text:p text:style-name="P74"><text:span text:style-name="negrito_20_Char"><text:span text:style-name="T18"/></text:span></text:p>
        <text:p text:style-name="P74"><text:span text:style-name="negrito_20_Char"><text:span text:style-name="T4">205: AUSENTE</text:span></text:span></text:p>
        <text:p text:style-name="P74"><text:span text:style-name="negrito_20_Char"><text:span text:style-name="T18">Ausência de informação sobre os campos de dados que serão considerados para filtros nas buscas. Edite o registro e forneça esta informação conforme instruções de preenchimento fornecidas na descrição deste campo de dado.</text:span></text:span></text:p>
        <text:p text:style-name="P74"><text:span text:style-name="negrito_20_Char"><text:span text:style-name="T18"/></text:span></text:p>
        <text:p text:style-name="P74"><text:span text:style-name="negrito_20_Char"><text:span text:style-name="T4">207: AUSENTE</text:span></text:span></text:p>
        <text:p text:style-name="P74"><text:span text:style-name="negrito_20_Char"><text:span text:style-name="T18">Ausência de informação sobre a quantidade de registros que deverão ser exibidas em cada página do resultado de uma busca. Edite o registro e forneça esta informação.</text:span></text:span></text:p>
        <text:p text:style-name="P74"><text:span text:style-name="negrito_20_Char"><text:span text:style-name="T18"/></text:span></text:p>
        <text:p text:style-name="P74"><text:span text:style-name="negrito_20_Char"><text:span text:style-name="T4">208: Obrigatório marcar “SIM” quando regulamento do empréstimo for por tipo de coleção!</text:span></text:span></text:p>
        <text:p text:style-name="P74"><text:span text:style-name="negrito_20_Char"><text:span text:style-name="T18">A opção “SIM” deverá estar marcada quando o regulamento do empréstimo estiver configurado para que considere o tipo de coleção.</text:span></text:span></text:p>
        <text:p text:style-name="P74"><text:span text:style-name="negrito_20_Char"><text:span text:style-name="T18"/></text:span></text:p>
        <text:p text:style-name="P74"><text:span text:style-name="negrito_20_Char"><text:span text:style-name="T4">232: ERRO DE SINTAXE</text:span></text:span></text:p>
        <text:p text:style-name="P74"><text:span text:style-name="negrito_20_Char"><text:span text:style-name="T18">Erro na transcrição do código hexadecimal que representa a cor principal d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4">233: ERRO DE SINTAXE</text:span></text:span></text:p>
        <text:p text:style-name="P74"><text:span text:style-name="negrito_20_Char"><text:span text:style-name="T18">Erro na transcrição do código hexadecimal que representa a cor dos textos d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4">234: ERRO DE SINTAXE</text:span></text:span></text:p>
        <text:p text:style-name="P74"><text:span text:style-name="negrito_20_Char"><text:span text:style-name="T18">Erro na transcrição do código hexadecimal que representa a cor invertida dos textos d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4">235: AUSENTE</text:span></text:span></text:p>
        <text:p text:style-name="P74"><text:span text:style-name="negrito_20_Char"><text:span text:style-name="T18">Ausência de informação sobre o tipo de fonte a ser utilizada nos textos das páginas do PHL. Edite o registro e forneça o nome de uma fonte. Por exemplo: Arial, Helvetica, sans-serif.</text:span></text:span></text:p>
        <text:p text:style-name="P74"><text:span text:style-name="negrito_20_Char"><text:span text:style-name="T18"/></text:span></text:p>
        <text:p text:style-name="P74"><text:span text:style-name="negrito_20_Char"><text:span text:style-name="T4">236: ERRO DE SINTAXE</text:span></text:span></text:p>
        <text:p text:style-name="P74"><text:soft-page-break/><text:span text:style-name="negrito_20_Char"><text:span text:style-name="T18">Erro na transcrição do código hexadecimal que representa a cor secundária dos textos d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4">240: ERRO DE SINTAXE</text:span></text:span></text:p>
        <text:p text:style-name="P74"><text:span text:style-name="negrito_20_Char"><text:span text:style-name="T18">Erro na transcrição do código hexadecimal que representa a cor dos textos apresentados como link n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4">241: ERRO DE SINTAXE</text:span></text:span></text:p>
        <text:p text:style-name="P74"><text:span text:style-name="negrito_20_Char"><text:span text:style-name="T18">Erro na transcrição do código hexadecimal que representa a cor dos textos apresentados como link selecionado nas páginas do PHL. Edite o registro e transcreva o código conforme as regras definidas para este campo de dado.</text:span></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h text:style-name="P19" text:outline-level="1">Base de dados Configuração das bibliotecas<text:alphabetical-index-mark text:string-value="Biblioteca" text:key1="Configuração"/></text:h>
        <text:p text:style-name="Standard"/>
        <text:p text:style-name="Standard">Base de dados que armazena a configuração de cada uma das bibliotecas que integram o sistema de bibliotecas administrado pelo PHL©Elysio. Por padrão, o PHL©Elysio vem configurado para a administração de uma única biblioteca. A inclusão de novas bibliotecas é feita com o utilitário MX<text:span text:style-name="T43">©</text:span>Bireme distribuído juntamente com o PHL©Elysio.</text:p>
        <text:p text:style-name="Standard"/>
        <text:p text:style-name="Standard">Os campos de dados que compõe esta base de dados são:</text:p>
        <text:p text:style-name="Standard"/>
        <text:p text:style-name="negrito">601 - Código da Unidade</text:p>
        <text:p text:style-name="P74"><text:span text:style-name="negrito_20_Char"><text:span text:style-name="T24">Código numérico com 3 dígitos que identifica cada unidade do sistema de bibliotecas. Por padrão o sistema reconhece o código 001 como sendo a primeira unidade do sistema de bibliotecas. O conteúdo deste campo é indexado com o prefixo [ACV=].</text:span></text:span></text:p>
        <text:p text:style-name="P74"><text:span text:style-name="negrito_20_Char"><text:span text:style-name="T24"/></text:span></text:p>
        <text:p text:style-name="P74"><text:span text:style-name="negrito_20_Char"><text:span text:style-name="T24">Exemplos: 001 </text:span></text:span><text:span text:style-name="negrito_20_Char"><text:span text:style-name="T18">(Deverá corresponder ao MFN=1 desta base de dados)</text:span></text:span></text:p>
        <text:p text:style-name="P74"><text:span text:style-name="negrito_20_Char"><text:span text:style-name="T24"><text:s text:c="18"/>002 </text:span></text:span><text:span text:style-name="negrito_20_Char"><text:span text:style-name="T18">(Deverá corresponder ao MFN=2 desta base de dados)</text:span></text:span></text:p>
        <text:p text:style-name="P74"><text:span text:style-name="negrito_20_Char"><text:span text:style-name="T24"><text:s text:c="18"/>003 </text:span></text:span><text:span text:style-name="negrito_20_Char"><text:span text:style-name="T18">(Deverá corresponder ao MFN=3 desta base de dados)</text:span></text:span></text:p>
        <text:p text:style-name="P74"><text:span text:style-name="negrito_20_Char"><text:span text:style-name="T24"><text:s text:c="18"/>....</text:span></text:span></text:p>
        <text:p text:style-name="P74"><text:span text:style-name="negrito_20_Char"><text:span text:style-name="T24"><text:s text:c="18"/>999 </text:span></text:span><text:span text:style-name="negrito_20_Char"><text:span text:style-name="T18">(Deverá corresponder ao MFN=999 desta base de dados)</text:span></text:span></text:p>
        <text:p text:style-name="P74"><text:span text:style-name="negrito_20_Char"><text:span text:style-name="T24"><text:s text:c="25"/></text:span></text:span></text:p>
        <text:p text:style-name="P74"><text:span text:style-name="negrito_20_Char"><text:span text:style-name="T24">Exemplo de busca utilizando o prefixo: ACV=001</text:span></text:span></text:p>
        <text:p text:style-name="Standard"/>
        <text:p text:style-name="negrito">602 - Nome da Unidade</text:p>
        <text:p text:style-name="P74"><text:span text:style-name="negrito_20_Char"><text:span text:style-name="T24">Nome que identifica a biblioteca. Este nome será utilizado no rodapé dos recibos e cabeçalho dos relatórios gerados pelo PHL©Elysio. O conteúdo deste campo é indexado com o prefixo [SET=].</text:span></text:span></text:p>
        <text:p text:style-name="P74"><text:span text:style-name="negrito_20_Char"><text:span text:style-name="T24"/></text:span></text:p>
        <text:p text:style-name="P74"><text:span text:style-name="negrito_20_Char"><text:span text:style-name="T24">Exemplos: Biblioteca Monteiro Lobato</text:span></text:span></text:p>
        <text:p text:style-name="P74"><text:span text:style-name="negrito_20_Char"><text:span text:style-name="T24"><text:s text:c="10"/>Biblioteca Central da Unifesp</text:span></text:span></text:p>
        <text:p text:style-name="P74"><text:span text:style-name="negrito_20_Char"><text:span text:style-name="T24"><text:s text:c="10"/></text:span></text:span></text:p>
        <text:p text:style-name="P74"><text:span text:style-name="negrito_20_Char"><text:span text:style-name="T24">Exemplo de busca: SET=biblioteca monteiro lobato</text:span></text:span></text:p>
        <text:p text:style-name="Standard"/>
        <text:p text:style-name="negrito">603 - Endereço da unidade</text:p>
        <text:p text:style-name="P74"><text:span text:style-name="negrito_20_Char"><text:span text:style-name="T24">Endereço completo da unidade com os devidos complementos (Rua, Av., apto, etc).</text:span></text:span></text:p>
        <text:p text:style-name="P74"><text:span text:style-name="negrito_20_Char"><text:span text:style-name="T24"/></text:span></text:p>
        <text:p text:style-name="P74"><text:span text:style-name="negrito_20_Char"><text:span text:style-name="T24">Exemplo: Rua Joaquim Nabuco, 123 - 3º andar - apto. 33</text:span></text:span></text:p>
        <text:p text:style-name="Standard"/>
        <text:p text:style-name="negrito">604 - Cidade</text:p>
        <text:p text:style-name="P74"><text:span text:style-name="negrito_20_Char"><text:span text:style-name="T24">Cidade correspondente ao endereço registrado no campo #603.</text:span></text:span></text:p>
        <text:p text:style-name="P74"><text:span text:style-name="negrito_20_Char"><text:span text:style-name="T24"/></text:span></text:p>
        <text:p text:style-name="P74"><text:span text:style-name="negrito_20_Char"><text:span text:style-name="T24">Exemplo: Porto Alegre</text:span></text:span></text:p>
        <text:p text:style-name="Standard"/>
        <text:p text:style-name="negrito">605 - Unidade da Federação</text:p>
        <text:p text:style-name="P74"><text:span text:style-name="negrito_20_Char"><text:span text:style-name="T24">Nome ou sigla da unidade da federação, estado ou província correspondente ao endereço registrado no campo #603.</text:span></text:span></text:p>
        <text:p text:style-name="P74"><text:span text:style-name="negrito_20_Char"><text:span text:style-name="T24"/></text:span></text:p>
        <text:p text:style-name="P74"><text:span text:style-name="negrito_20_Char"><text:span text:style-name="T24">Exemplo: RS ou Rio Grande do Sul</text:span></text:span></text:p>
        <text:p text:style-name="Standard"/>
        <text:p text:style-name="negrito">606 - CEP</text:p>
        <text:p text:style-name="P74"><text:span text:style-name="negrito_20_Char"><text:span text:style-name="T24">Código de Endereçamento Postal. </text:span></text:span></text:p>
        <text:p text:style-name="P74"><text:span text:style-name="negrito_20_Char"><text:span text:style-name="T24"/></text:span></text:p>
        <text:p text:style-name="P74"><text:span text:style-name="negrito_20_Char"><text:span text:style-name="T24">Exemplo: 77413-290</text:span></text:span></text:p>
        <text:p text:style-name="Standard"/>
        <text:p text:style-name="negrito">607 - Fones</text:p>
        <text:p text:style-name="P74"><text:span text:style-name="negrito_20_Char"><text:span text:style-name="T24">Número do telefone ou telefones de contato com a biblioteca. Havendo mais que um número, estes deverão ser registrados um após o outro, separados por ponto e vírgula.</text:span></text:span></text:p>
        <text:p text:style-name="P74"><text:span text:style-name="negrito_20_Char"><text:span text:style-name="T24"/></text:span></text:p>
        <text:p text:style-name="P74"><text:span text:style-name="negrito_20_Char"><text:span text:style-name="T24">Exemplo: (063) 3128823; (063) 3125954</text:span></text:span></text:p>
        <text:p text:style-name="Standard"><text:soft-page-break/></text:p>
        <text:p text:style-name="negrito">608 - E-mails</text:p>
        <text:p text:style-name="P74"><text:span text:style-name="negrito_20_Char"><text:span text:style-name="T24">Endereço eletrônico da biblioteca.</text:span></text:span></text:p>
        <text:p text:style-name="P74"><text:span text:style-name="negrito_20_Char"><text:span text:style-name="T24"/></text:span></text:p>
        <text:p text:style-name="P74"><text:span text:style-name="negrito_20_Char"><text:span text:style-name="T24">Exemplo: biblioteca@uniandrade.com.br</text:span></text:span></text:p>
        <text:p text:style-name="Standard"/>
        <text:p text:style-name="negrito">609 - Responsável pela unidade</text:p>
        <text:p text:style-name="P74"><text:span text:style-name="negrito_20_Char"><text:span text:style-name="T24">Nome do responsável pela unidade do sistema de bibliotecas. </text:span></text:span></text:p>
        <text:p text:style-name="P74"><text:span text:style-name="negrito_20_Char"><text:span text:style-name="T24">Exemplo: Sonia Bernini</text:span></text:span></text:p>
        <text:p text:style-name="Standard"/>
        <text:p text:style-name="negrito">610 - CNPJ</text:p>
        <text:p text:style-name="P74"><text:span text:style-name="negrito_20_Char"><text:span text:style-name="T24">Número do Cadastro Nacional de Contribuintes Pessoa Jurídica correspondente à unidade do sistema. Esta informação é utilizada nos pedidos de compra e faturamento. </text:span></text:span></text:p>
        <text:p text:style-name="Standard"/>
        <text:p text:style-name="negrito">611 - Numeração automática</text:p>
        <text:p text:style-name="P74"><text:span text:style-name="negrito_20_Char"><text:span text:style-name="T24">Indicação da quantidade de dígitos para o número de tombo e para o número de matrícula do usuário. Por padrão o PHL©Elysio utiliza 6 dígitos para o tombo e 6 dígitos para o número de matrícula do usuário. </text:span></text:span></text:p>
        <text:p text:style-name="Standard"/>
        <text:p text:style-name="negrito">612 - Sugerir número de tombo?</text:p>
        <text:p text:style-name="P74"><text:span text:style-name="negrito_20_Char"><text:span text:style-name="T24">Se a opção estiver marcada o PHL©Elysio irá sugerir um novo tombo, somando o valor 1 ao número anterior sugerido. A quantidade de dígitos do tombo sugerido será aquela definida no campo #611.</text:span></text:span></text:p>
        <text:p text:style-name="P74"><text:span text:style-name="negrito_20_Char"><text:span text:style-name="T24"/></text:span></text:p>
        <text:p text:style-name="P74"><text:span text:style-name="negrito_20_Char"><text:span text:style-name="T24">O controle da numeração de tombo é feito através do arquivo "001_tbo.ctl" distribuído juntamente com o PHL©Elysio e configurado para iniciar em "1". Havendo necessidade, este número poderá ser reajustado editando este arquivo e substituindo o número "1" pelo número de sua preferência.</text:span></text:span> </text:p>
        <text:p text:style-name="Standard"/>
        <text:p text:style-name="negrito">613 - Prazo de empréstimo</text:p>
        <text:p text:style-name="P74"><text:span text:style-name="negrito_20_Char"><text:span text:style-name="T24">Quantidade de dias para cálculo do prazo de empréstimo quando não houver regra específica de prazos e quantidade definidas para o tipo de usuário e objeto.</text:span></text:span></text:p>
        <text:p text:style-name="P74"><text:span text:style-name="negrito_20_Char"><text:span text:style-name="T24"/></text:span></text:p>
        <text:p text:style-name="P74"><text:span text:style-name="negrito_20_Char"><text:span text:style-name="T24">Em uma operação normal de empréstimo o PHL©Elysio, através do número de matrícula do usuário e do número de tombo, identifica o tipo de usuário e o tipo de documento que está sendo submetido ao empréstimo. Com base nesta informação, o PHL©Elysio procura na Base de dados Prazos e quantidades a existência de uma regra específica para este tipo de usuário e documento. Não encontrando esta regra, ele recorre ao prazo definido neste campo de dado. </text:span></text:span></text:p>
        <text:p text:style-name="Standard"/>
        <text:p text:style-name="negrito">614 - Quantidade permitida para o empréstimo</text:p>
        <text:p text:style-name="P74"><text:span text:style-name="negrito_20_Char"><text:span text:style-name="T24">Quantidade máxima de objetos que o usuário poderá ter em seu poder quando não existir uma regra específica para ele definida na base de dados de configuração de Prazos e quantidades.</text:span></text:span></text:p>
        <text:p text:style-name="P74"><text:span text:style-name="negrito_20_Char"><text:span text:style-name="T24"/></text:span></text:p>
        <text:p text:style-name="negrito">615 - Auto-empréstimo<text:alphabetical-index-mark text:string-value="Auto-empréstimo"/></text:p>
        <text:p text:style-name="P74"><text:span text:style-name="negrito_20_Char"><text:span text:style-name="T24">Identificação do IP ou faixa de IP das estações clientes que terão permissão para auto-empréstimo.</text:span></text:span></text:p>
        <text:p text:style-name="P74"><text:span text:style-name="negrito_20_Char"><text:span text:style-name="T24"/></text:span></text:p>
        <text:p text:style-name="P74"><text:span text:style-name="negrito_20_Char"><text:span text:style-name="T24">Exemplo: 127.0.0.1 </text:span></text:span><text:span text:style-name="negrito_20_Char"><text:span text:style-name="T18">(Neste exemplo, somente as máquinas da biblioteca com este IP é que irão permitir a rotina de auto-empréstimo)</text:span></text:span></text:p>
        <text:p text:style-name="P74"><text:span text:style-name="negrito_20_Char"><text:span text:style-name="T18"/></text:span></text:p>
        <text:p text:style-name="P74"><text:span text:style-name="negrito_20_Char"><text:span text:style-name="T18">Exemplo: 127 (Neste exemplo, todas as máquinas que iniciam nesta faixa de IP terão permissão para a rotina de auto-empréstimo)</text:span></text:span></text:p>
        <text:p text:style-name="P74"><text:span text:style-name="negrito_20_Char"><text:span text:style-name="T18"/></text:span></text:p>
        <text:p text:style-name="P74"><text:span text:style-name="negrito_20_Char"><text:span text:style-name="T6">Nota: </text:span></text:span><text:span text:style-name="negrito_20_Char"><text:span text:style-name="T5">A implantação de um serviço de auto-empréstimo pressupõe que a biblioteca seja provida de um porteiro que controle a saída de cada usuário, verificando se o material que está sendo retirado da biblioteca passou pela rotina de empréstimo. Este controle é feito pelo porteiro, através de um leitor de código de barras que efetuará a leitura de</text:span></text:span><text:span text:style-name="negrito_20_Char"><text:span text:style-name="T18"> </text:span></text:span><text:soft-page-break/><text:span text:style-name="negrito_20_Char"><text:span text:style-name="T5">cada objeto de posse do usuário, certificando se este passou pela rotina de empréstimo. O PHL dispõe de uma rotina denominada “</text:span></text:span><text:alphabetical-index-mark-start text:id="IMark107987532"/><text:span text:style-name="negrito_20_Char"><text:span text:style-name="T5">Portaria</text:span></text:span><text:alphabetical-index-mark-end text:id="IMark107987532"/><text:span text:style-name="negrito_20_Char"><text:span text:style-name="T5">”, criada para esta finalidade.</text:span></text:span></text:p>
        <text:p text:style-name="Standard"/>
        <text:p text:style-name="Standard"><text:span text:style-name="T35">616 - </text:span><text:alphabetical-index-mark text:string-value="Número de chamada"/><text:span text:style-name="T35"/><text:span text:style-name="T35">Número de chamada</text:span><text:span text:style-name="T9"> </text:span>(obrigatório)<text:alphabetical-index-mark text:string-value="Etiqueta de lombada"/></text:p>
        <text:p text:style-name="P74"><text:span text:style-name="negrito_20_Char"><text:span text:style-name="T24">Indicação dos elementos e ordem de cada elemento que irá compor as etiquetas e número de chamada de um objeto para sua localização na estante.</text:span></text:span></text:p>
        <text:p text:style-name="P74"><text:span text:style-name="negrito_20_Char"><text:span text:style-name="T24"/></text:span></text:p>
        <text:p text:style-name="P74"><text:span text:style-name="negrito_20_Char"><text:span text:style-name="T24">O formulário apresenta caixas de seleção que permitem a seleção de cada um dos elementos e a ordem de apresentação de cada um deles na etiqueta.</text:span></text:span></text:p>
        <text:p text:style-name="P74"><text:span text:style-name="negrito_20_Char"><text:span text:style-name="T24"/></text:span></text:p>
        <text:p text:style-name="P74"><text:span text:style-name="negrito_20_Char"><text:span text:style-name="T24">O PHL©Elysio disponibiliza as seguintes opções de elementos para a composição do <text:s/>número de chamada:</text:span></text:span></text:p>
        <text:p text:style-name="P74"><text:span text:style-name="negrito_20_Char"><text:span text:style-name="T24"/></text:span></text:p>
        <text:p text:style-name="P74"><text:span text:style-name="negrito_20_Char"><text:span text:style-name="T24">Ano de publicação</text:span></text:span></text:p>
        <text:p text:style-name="P74"><text:span text:style-name="negrito_20_Char"><text:span text:style-name="T24">Localização (classe e cutter)</text:span></text:span></text:p>
        <text:p text:style-name="P74"><text:span text:style-name="negrito_20_Char"><text:span text:style-name="T24">Edição</text:span></text:span></text:p>
        <text:p text:style-name="P74"><text:span text:style-name="negrito_20_Char"><text:span text:style-name="T24">Exemplar</text:span></text:span></text:p>
        <text:p text:style-name="P74"><text:span text:style-name="negrito_20_Char"><text:span text:style-name="T24">Volume/Fascículo</text:span></text:span></text:p>
        <text:p text:style-name="P74"><text:span text:style-name="negrito_20_Char"><text:span text:style-name="T24">Tipo de coleção</text:span></text:span></text:p>
        <text:p text:style-name="P74"><text:span text:style-name="negrito_20_Char"><text:span text:style-name="T24">Tipo de conteúdo</text:span></text:span></text:p>
        <text:p text:style-name="P74"><text:span text:style-name="negrito_20_Char"><text:span text:style-name="T24">Tipo de documento</text:span></text:span></text:p>
        <text:p text:style-name="P74"><text:span text:style-name="negrito_20_Char"><text:span text:style-name="T24">Tipo de suporte</text:span></text:span></text:p>
        <text:p text:style-name="P74"><text:span text:style-name="negrito_20_Char"><text:span text:style-name="T24">Tombo</text:span></text:span></text:p>
        <text:p text:style-name="P74"><text:span text:style-name="negrito_20_Char"><text:span text:style-name="T24">Volume da monografia</text:span></text:span></text:p>
        <text:p text:style-name="Standard"/>
        <text:p text:style-name="negrito">622 - Tipo de penalidade</text:p>
        <text:p text:style-name="P74"><text:span text:style-name="negrito_20_Char"><text:span text:style-name="T24">Tipo de penalidade que será aplicada ao usuário ao devolver um objeto de empréstimo fora do prazo estabelecido. O formulário apresenta as seguintes opções:</text:span></text:span></text:p>
        <text:p text:style-name="P74"><text:span text:style-name="negrito_20_Char"><text:span text:style-name="T24"/></text:span></text:p>
        <text:p text:style-name="P74"><text:span text:style-name="negrito_20_Char"><text:span text:style-name="T24">0 - nenhuma</text:span></text:span></text:p>
        <text:p text:style-name="P74"><text:span text:style-name="negrito_20_Char"><text:span text:style-name="T24">1 - multa</text:span></text:span></text:p>
        <text:p text:style-name="P74"><text:span text:style-name="negrito_20_Char"><text:span text:style-name="T24">2 - suspensão </text:span></text:span></text:p>
        <text:p text:style-name="Standard"/>
        <text:p text:style-name="negrito">623 - Penalidade</text:p>
        <text:p text:style-name="P74"><text:span text:style-name="negrito_20_Char"><text:span text:style-name="T24">Valor e tipo da pena que será aplicada ao usuário em cada dia de atraso na devolução do objeto do empréstimo e quando não houver regra específica definida na base de dados de configurações de prazos e quantidades. </text:span></text:span></text:p>
        <text:p text:style-name="Standard"/>
        <text:p text:style-name="negrito">637 - Mensagem de Rodapé</text:p>
        <text:p text:style-name="P74"><text:span text:style-name="negrito_20_Char"><text:span text:style-name="T24">Mensagem a ser impressa no rodapé dos recibos</text:span></text:span><text:alphabetical-index-mark text:string-value="rodapé dos recibos"/><text:span text:style-name="negrito_20_Char"><text:span text:style-name="T65"/></text:span><text:span text:style-name="negrito_20_Char"> emitidos pelas operações de empréstimo, devolução, reservas e renovação. </text:span></text:p>
        <text:p text:style-name="Standard"/>
        <text:p text:style-name="negrito">638 - Registro</text:p>
        <text:p text:style-name="P74"><text:span text:style-name="negrito_20_Char"><text:span text:style-name="T24">Número de registro de licença que irá habilitar o uso do PHL©Elysio em ambiente de rede. Este número é fornecido juntamente com o Termo de Licenciamento do PHL©Elysio. Para os usuários da versão "localhost" (gratuita), o PHL©Elysio é distribuído com o número "123456". </text:span></text:span></text:p>
        <text:p text:style-name="Standard"/>
        <text:p text:style-name="negrito">640 - Horário do Expediente (seg/sex)</text:p>
        <text:p text:style-name="P74"><text:span text:style-name="negrito_20_Char"><text:span text:style-name="T24">Horário de expediente normal da biblioteca durante o período de segunda à sexta feira. Esta informação é utilizada nas rotinas de empréstimo para controlar os horários de empréstimos e devoluções na modalidade "Overninght". Nesta modalidade de </text:span></text:span><text:span text:style-name="negrito_20_Char"><text:span text:style-name="T24">empréstimo o usuário somente poderá retirar o material no final do expediente da biblioteca e devolvê-lo na primeira hora de próximo dia útil de abertura da biblioteca.</text:span></text:span></text:p>
        <text:p text:style-name="P74"><text:span text:style-name="negrito_20_Char"><text:span text:style-name="T24"/></text:span></text:p>
        <text:p text:style-name="P74"><text:span text:style-name="negrito_20_Char"><text:span text:style-name="T24">Exemplo: ^a08:00^b18:00</text:span></text:span></text:p>
        <text:p text:style-name="Standard"/>
        <text:p text:style-name="negrito">641 - Horário do Expediente (sábado)</text:p>
        <text:p text:style-name="P74"><text:span text:style-name="negrito_20_Char"><text:span text:style-name="T24">Horário de expediente normal da biblioteca aos sábados.</text:span></text:span></text:p>
        <text:p text:style-name="P74"><text:span text:style-name="negrito_20_Char"><text:span text:style-name="T24"/></text:span></text:p>
        <text:p text:style-name="P74"><text:soft-page-break/><text:span text:style-name="negrito_20_Char"><text:span text:style-name="T24">Exemplo: ^a08:00^b12:00</text:span></text:span></text:p>
        <text:p text:style-name="Standard"/>
        <text:p text:style-name="negrito">642 - Código da biblioteca no IBICT </text:p>
        <text:p text:style-name="P74"><text:span text:style-name="negrito_20_Char"><text:span text:style-name="T24">Campo utilizado para registro do código da biblioteca caso participe como centro cooperante do Catálogo Coletivo Nacional (CCN) coordenado pelo IBICT.</text:span></text:span></text:p>
        <text:p text:style-name="P74"><text:span text:style-name="negrito_20_Char"><text:span text:style-name="T24"/></text:span></text:p>
        <text:p text:style-name="P74"><text:span text:style-name="negrito_20_Char"><text:span text:style-name="T24">Exemplo: 005443-7</text:span></text:span></text:p>
        <text:p text:style-name="Standard"/>
        <text:p text:style-name="negrito">643 - Código da biblioteca na BIREME</text:p>
        <text:p text:style-name="P74"><text:span text:style-name="negrito_20_Char"><text:span text:style-name="T24">Campo utilizado para registro do código da biblioteca caso participe como centro cooperante da Rede coordenada pela BIREME.</text:span></text:span></text:p>
        <text:p text:style-name="P74"><text:span text:style-name="negrito_20_Char"><text:span text:style-name="T24"/></text:span></text:p>
        <text:p text:style-name="P74"><text:span text:style-name="negrito_20_Char"><text:span text:style-name="T24">Exemplo: BR57.1</text:span></text:span></text:p>
        <text:p text:style-name="P74"><text:span text:style-name="negrito_20_Char"><text:span text:style-name="T24"/></text:span></text:p>
        <text:p text:style-name="P78">644 - Fuso horário<text:alphabetical-index-mark text:string-value="Fuso horário"/></text:p>
        <text:p text:style-name="P74"><text:span text:style-name="negrito_20_Char"><text:span text:style-name="T24">Fuso horário da biblioteca com base na Hora Universal (UTC). </text:span></text:span></text:p>
        <text:p text:style-name="P74"><text:span text:style-name="negrito_20_Char"><text:span text:style-name="T24"/></text:span></text:p>
        <text:p text:style-name="P74"><text:span text:style-name="negrito_20_Char"><text:span text:style-name="T24">UTC -04:00 (Acre, Amazonas, Mato Grosso, Mato Grosso do Sul, Rondônia, Roraima);</text:span></text:span></text:p>
        <text:p text:style-name="P74"><text:span text:style-name="negrito_20_Char"><text:span text:style-name="T24">UTC -03:00 (Alagoas, Amapá, Bahia, Ceará, Espírito Santo, Goiás, Maranhão, Minas Gerais, Pará, Paraíba, Paraná, Pernambuco, Piauí, Rio de Janeiro, Rio Grande do Norte, Rio Grande do Sul, Santa Catarina, São Paulo, Sergipe, Tocantins);</text:span></text:span></text:p>
        <text:p text:style-name="P74"><text:span text:style-name="negrito_20_Char"><text:span text:style-name="T24">UTC -02:00 (Fernando de Noronha).</text:span></text:span></text:p>
        <text:p text:style-name="P74"><text:span text:style-name="negrito_20_Char"><text:span text:style-name="T24"/></text:span></text:p>
        <text:p text:style-name="P74"><text:alphabetical-index-mark text:string-value="Horário de verão"/><text:span text:style-name="negrito_20_Char"><text:span text:style-name="T24">Por padrão, o PHL considera a Hora Universal (UTC -03:00) de Brasília, Brasil. Caso a biblioteca esteja localizado em outro fuso horário ou segue algum regime de horário de verão, este horário poderá ser reconfigurado.</text:span></text:span></text:p>
        <text:p text:style-name="P74"><text:span text:style-name="negrito_20_Char"><text:span text:style-name="T24"/></text:span></text:p>
        <text:p text:style-name="negrito">645 - Servidor <text:alphabetical-index-mark-start text:id="IMark107913320"/>SMTP<text:alphabetical-index-mark-end text:id="IMark107913320"/></text:p>
        <text:p text:style-name="P74"><text:span text:style-name="negrito_20_Char"><text:span text:style-name="T24">Domínio (DNS) do servidor SMTP (Send Mail Transfer Protocol) para autenticação no envio automático de e-mails de avisos de atraso, avisos de reserva e avisos de vencimento.</text:span></text:span></text:p>
        <text:p text:style-name="P74"><text:span text:style-name="negrito_20_Char"><text:span text:style-name="T24"/></text:span></text:p>
        <text:p text:style-name="P74"><text:span text:style-name="negrito_20_Char"><text:span text:style-name="T24">Exemplo: smtp.dominio.com.br</text:span></text:span></text:p>
        <text:p text:style-name="negrito"/>
        <text:p text:style-name="negrito">646 - Usuário SMTP</text:p>
        <text:p text:style-name="P74"><text:span text:style-name="negrito_20_Char"><text:span text:style-name="T24">Login do usuário do serviço de autenticação SMTP.</text:span></text:span></text:p>
        <text:p text:style-name="P74"><text:span text:style-name="negrito_20_Char"><text:span text:style-name="T24"/></text:span></text:p>
        <text:p text:style-name="P74"><text:span text:style-name="negrito_20_Char"><text:span text:style-name="T24">Exemplo: elysio</text:span></text:span></text:p>
        <text:p text:style-name="P74"><text:span text:style-name="negrito_20_Char"><text:span text:style-name="T24"/></text:span></text:p>
        <text:p text:style-name="negrito">647 - Senha SMTP</text:p>
        <text:p text:style-name="P74"><text:span text:style-name="negrito_20_Char"><text:span text:style-name="T24">Senha do usuário do serviço de autenticação SMTP.</text:span></text:span></text:p>
        <text:p text:style-name="P74"><text:span text:style-name="negrito_20_Char"><text:span text:style-name="T24"/></text:span></text:p>
        <text:p text:style-name="P74"><text:span text:style-name="negrito_20_Char"><text:span text:style-name="T24">Exemplo: abv$%123</text:span></text:span></text:p>
        <text:p text:style-name="P74"><text:span text:style-name="negrito_20_Char"><text:span text:style-name="T24"/></text:span></text:p>
        <text:p text:style-name="negrito">648 - <text:alphabetical-index-mark text:string-value="Mensagens" text:key1="E-mails"/>Mensagem de atraso</text:p>
        <text:p text:style-name="P74"><text:span text:style-name="negrito_20_Char"><text:span text:style-name="T24">Texto da mensagem de atraso que irá compor o corpo do e-mail que será enviado pela rotina de envio automático de e-mails com autenticação SMTP.</text:span></text:span></text:p>
        <text:p text:style-name="P74"><text:span text:style-name="negrito_20_Char"><text:span text:style-name="T24"/></text:span></text:p>
        <text:p text:style-name="P74"><text:span text:style-name="negrito_20_Char"><text:span text:style-name="T24">Exemplo: Informamos que o documento descrito abaixo está com a data de devolução vencida e sujeito às penalidades previstas no regulamento da biblioteca</text:span></text:span></text:p>
        <text:p text:style-name="negrito"/>
        <text:p text:style-name="negrito">649 - Mensagem de alerta</text:p>
        <text:p text:style-name="P74"><text:span text:style-name="negrito_20_Char"><text:span text:style-name="T24">Texto da mensagem de alerta de vencimento que irá compor o corpo do e-mail que será enviado pela rotina de envio automático de e-mails com autenticação SMTP.</text:span></text:span></text:p>
        <text:p text:style-name="P74"><text:span text:style-name="negrito_20_Char"><text:span text:style-name="T24"/></text:span></text:p>
        <text:p text:style-name="P74"><text:span text:style-name="negrito_20_Char"><text:span text:style-name="T24">Exemplo: Informamos que o documento descrito abaixo está com a data de devolução próxima do vencimento</text:span></text:span></text:p>
        <text:p text:style-name="P74"><text:span text:style-name="negrito_20_Char"><text:span text:style-name="T24"/></text:span></text:p>
        <text:p text:style-name="negrito">650 - Mensagem de disponibilidade</text:p>
        <text:p text:style-name="P74"><text:soft-page-break/><text:span text:style-name="negrito_20_Char"><text:span text:style-name="T24">Texto da mensagem de disponibilidade de documento que foi reservado e que irá compor o corpo do e-mail que será enviado pela rotina de envio automático de e-mails com autenticação SMTP.</text:span></text:span></text:p>
        <text:p text:style-name="P74"><text:span text:style-name="negrito_20_Char"><text:span text:style-name="T24"/></text:span></text:p>
        <text:p text:style-name="P74"><text:span text:style-name="negrito_20_Char"><text:span text:style-name="T24">Exemplo: Informamos que o documento descrito abaixo se encontra disponível para o empréstimo</text:span></text:span></text:p>
        <text:p text:style-name="P74"><text:span text:style-name="negrito_20_Char"><text:span text:style-name="T24"/></text:span></text:p>
        <text:p text:style-name="negrito">651 - Porta SMTP</text:p>
        <text:p text:style-name="P74"><text:span text:style-name="negrito_20_Char"><text:span text:style-name="T24">Número da porta utilizada pelo servidor SMTP (Send Mail Transfer Protocol).</text:span></text:span></text:p>
        <text:p text:style-name="P74"><text:span text:style-name="negrito_20_Char"><text:span text:style-name="T24"/></text:span></text:p>
        <text:p text:style-name="P74"><text:span text:style-name="negrito_20_Char"><text:span text:style-name="T24">Exemplo: 25</text:span></text:span></text:p>
        <text:p text:style-name="P74"><text:span text:style-name="negrito_20_Char"><text:span text:style-name="T24"/></text:span></text:p>
        <text:p text:style-name="P74"><text:span text:style-name="negrito_20_Char"><text:span text:style-name="T24"/></text:span></text:p>
        <text:p text:style-name="P61"><text:span text:style-name="negrito_20_Char">Mensagens de erro e alertas sobre o estado do registro:</text:span><text:alphabetical-index-mark text:string-value="configuração da biblioteca" text:key1="Validação"/><text:span text:style-name="negrito_20_Char"/></text:p>
        <text:p text:style-name="P61"><text:span text:style-name="negrito_20_Char"/></text:p>
        <text:p text:style-name="P74"><text:span text:style-name="negrito_20_Char"><text:span text:style-name="T3">601: AUSENTE (erro fatal)</text:span></text:span></text:p>
        <text:p text:style-name="P74"><text:span text:style-name="negrito_20_Char"><text:span text:style-name="T18">Ausência do código que identifica a biblioteca ou unidade de informação. Não pode haver registro de configuração da biblioteca sem o código da biblioteca associado a ele. Elimine este registro.</text:span></text:span></text:p>
        <text:p text:style-name="P74"><text:span text:style-name="negrito_20_Char"><text:span text:style-name="T18"/></text:span></text:p>
        <text:p text:style-name="P74"><text:span text:style-name="negrito_20_Char"><text:span text:style-name="T4">601: DUPLICADO (erro fatal)</text:span></text:span></text:p>
        <text:p text:style-name="P74"><text:span text:style-name="negrito_20_Char"><text:span text:style-name="T18">O código atribuído a esta biblioteca já esta sendo utilizado para identificar outra biblioteca do sistema de bibliotecas. Elimine o registro desta biblioteca ou unidade.</text:span></text:span></text:p>
        <text:p text:style-name="P74"><text:span text:style-name="negrito_20_Char"><text:span text:style-name="T18"/></text:span></text:p>
        <text:p text:style-name="P74"><text:span text:style-name="negrito_20_Char"><text:span text:style-name="T4">601: Não coincide com o MFN!</text:span></text:span></text:p>
        <text:p text:style-name="P74"><text:span text:style-name="negrito_20_Char"><text:span text:style-name="T18">O código atribuído não coincide com o MFN do registro. Edite o registro e forneça um novo código que coincida com o número do MFN do registro. Códigos válidos: 001 (se o MFN=1), 002 (se o MFN=2), etc. </text:span></text:span></text:p>
        <text:p text:style-name="P74"><text:span text:style-name="negrito_20_Char"><text:span text:style-name="T18"/></text:span></text:p>
        <text:p text:style-name="P74"><text:span text:style-name="negrito_20_Char"><text:span text:style-name="T4">602: AUSENTE</text:span></text:span></text:p>
        <text:p text:style-name="P74"><text:span text:style-name="negrito_20_Char"><text:span text:style-name="T18">O nome da biblioteca não foi fornecido. Edite o registro e forneça o nome da sua biblioteca.</text:span></text:span></text:p>
        <text:p text:style-name="P74"><text:span text:style-name="negrito_20_Char"><text:span text:style-name="T18"/></text:span></text:p>
        <text:p text:style-name="P74"><text:span text:style-name="negrito_20_Char"><text:span text:style-name="T4">603: AUSENTE</text:span></text:span></text:p>
        <text:p text:style-name="P74"><text:span text:style-name="negrito_20_Char"><text:span text:style-name="T18">O endereço da biblioteca não foi fornecido. Edite o registro e forneça o endereço da biblioteca.</text:span></text:span></text:p>
        <text:p text:style-name="P74"><text:span text:style-name="negrito_20_Char"><text:span text:style-name="T18"/></text:span></text:p>
        <text:p text:style-name="P74"><text:span text:style-name="negrito_20_Char"><text:span text:style-name="T4">604: AUSENTE</text:span></text:span></text:p>
        <text:p text:style-name="P74"><text:span text:style-name="negrito_20_Char"><text:span text:style-name="T18">O nome da cidade onde está localizada a biblioteca não foi fornecido. Edite o registro e forneça o nome da cidade.</text:span></text:span></text:p>
        <text:p text:style-name="P74"><text:span text:style-name="negrito_20_Char"><text:span text:style-name="T18"/></text:span></text:p>
        <text:p text:style-name="P74"><text:span text:style-name="negrito_20_Char"><text:span text:style-name="T4">605: AUSENTE</text:span></text:span></text:p>
        <text:p text:style-name="P74"><text:span text:style-name="negrito_20_Char"><text:span text:style-name="T18">A sigla do estado onde está localizada a biblioteca não foi fornecido. Edite o registro e forneça a sigla do estado.</text:span></text:span></text:p>
        <text:p text:style-name="P74"><text:span text:style-name="negrito_20_Char"><text:span text:style-name="T18"/></text:span></text:p>
        <text:p text:style-name="P74"><text:span text:style-name="negrito_20_Char"><text:span text:style-name="T4">606: AUSENTE</text:span></text:span></text:p>
        <text:p text:style-name="P74"><text:span text:style-name="negrito_20_Char"><text:span text:style-name="T18">O CEP (código de endereçamento postal) da cidade onde está localizada a biblioteca não foi fornecido. Edite o registro e forneça o CEP.</text:span></text:span></text:p>
        <text:p text:style-name="P74"><text:span text:style-name="negrito_20_Char"><text:span text:style-name="T18"/></text:span></text:p>
        <text:p text:style-name="P74"><text:span text:style-name="negrito_20_Char"><text:span text:style-name="T4">607: AUSENTE</text:span></text:span></text:p>
        <text:p text:style-name="P74"><text:span text:style-name="negrito_20_Char"><text:span text:style-name="T18">O número de telefone da biblioteca não foi fornecido. Edite o registro e forneça o número do telefone.</text:span></text:span></text:p>
        <text:p text:style-name="P74"><text:span text:style-name="negrito_20_Char"><text:span text:style-name="T18"/></text:span></text:p>
        <text:p text:style-name="P74"><text:span text:style-name="negrito_20_Char"><text:span text:style-name="T4">608: AUSENTE</text:span></text:span></text:p>
        <text:p text:style-name="P74"><text:span text:style-name="negrito_20_Char"><text:span text:style-name="T18">O endereço de e-mail da biblioteca não foi fornecido. Edite o registro e forneça o endereço de e-mail da biblioteca.</text:span></text:span></text:p>
        <text:p text:style-name="P74"><text:span text:style-name="negrito_20_Char"><text:span text:style-name="T18"/></text:span></text:p>
        <text:p text:style-name="P74"><text:span text:style-name="negrito_20_Char"><text:span text:style-name="T4">609: AUSENTE</text:span></text:span></text:p>
        <text:p text:style-name="P74"><text:span text:style-name="negrito_20_Char"><text:span text:style-name="T18">O nome do responsável pela biblioteca não foi fornecido. Edite o registro e forneça o nome do responsável.</text:span></text:span></text:p>
        <text:p text:style-name="P74"><text:soft-page-break/><text:span text:style-name="negrito_20_Char"><text:span text:style-name="T18"/></text:span></text:p>
        <text:p text:style-name="P74"><text:span text:style-name="negrito_20_Char"><text:span text:style-name="T4">613: AUSENTE</text:span></text:span></text:p>
        <text:p text:style-name="P74"><text:span text:style-name="negrito_20_Char"><text:span text:style-name="T18">A informação sobre o prazo de empréstimo não foi fornecida. Edite o registro e forneça o prazo de empréstimo.</text:span></text:span></text:p>
        <text:p text:style-name="P74"><text:span text:style-name="negrito_20_Char"><text:span text:style-name="T18"/></text:span></text:p>
        <text:p text:style-name="P74"><text:span text:style-name="negrito_20_Char"><text:span text:style-name="T4">614: AUSENTE</text:span></text:span></text:p>
        <text:p text:style-name="P74"><text:span text:style-name="negrito_20_Char"><text:span text:style-name="T18">A informação sobre a quantidade permitida para o empréstimo não foi fornecida. Edite o registro e forneça a quantidade permitida.</text:span></text:span></text:p>
        <text:p text:style-name="P74"><text:span text:style-name="negrito_20_Char"><text:span text:style-name="T18"/></text:span></text:p>
        <text:p text:style-name="P74"><text:span text:style-name="negrito_20_Char"><text:span text:style-name="T4">616: AUSENTE</text:span></text:span></text:p>
        <text:p text:style-name="P74"><text:span text:style-name="negrito_20_Char"><text:span text:style-name="T18">O formato de apresentação da etiqueta e número de chamada não foi especificado. Edite o registro e forneça esta informação.</text:span></text:span></text:p>
        <text:p text:style-name="P74"><text:span text:style-name="negrito_20_Char"><text:span text:style-name="T18"/></text:span></text:p>
        <text:p text:style-name="P74"><text:span text:style-name="negrito_20_Char"><text:span text:style-name="T4">640: AUSENTE</text:span></text:span></text:p>
        <text:p text:style-name="P74"><text:span text:style-name="negrito_20_Char"><text:span text:style-name="T18">Ausência de informação sobre o horário de abertura da biblioteca. Edite o registro e forneça esta informação.</text:span></text:span></text:p>
        <text:p text:style-name="P74"><text:span text:style-name="negrito_20_Char"><text:span text:style-name="T18"/></text:span></text:p>
        <text:p text:style-name="P74"><text:span text:style-name="negrito_20_Char"><text:span text:style-name="T4">641: AUSENTE</text:span></text:span></text:p>
        <text:p text:style-name="P74"><text:span text:style-name="negrito_20_Char"><text:span text:style-name="T18">Ausência de informação sobre o horário de fechamento da biblioteca. Edite o registro e forneça esta informação.</text:span></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p text:style-name="P74"><text:span text:style-name="negrito_20_Char"><text:span text:style-name="T18"/></text:span></text:p>
        <text:h text:style-name="P19" text:outline-level="1">Base de dados Tipo de Usuário<text:alphabetical-index-mark text:string-value="Regulamentos" text:key1="Configuração"/></text:h>
        <text:p text:style-name="Standard"/>
        <text:p text:style-name="P74"><text:span text:style-name="negrito_20_Char"><text:span text:style-name="T24">Base de dados que armazenas as opções de tipos de usuários que serão utilizados para definição de regras de empréstimo e emissão de relatórios estatísticos de uso da coleção. </text:span></text:span></text:p>
        <text:p text:style-name="P74"><text:span text:style-name="negrito_20_Char"><text:span text:style-name="T24"/></text:span></text:p>
        <text:p text:style-name="P74"><text:span text:style-name="negrito_20_Char"><text:span text:style-name="T24">Cada registro desta base de dados irá corresponder a um tipo de usuário, contendo regras específicas de empréstimo, renovação e reservas.</text:span></text:span></text:p>
        <text:p text:style-name="P74"><text:span text:style-name="negrito_20_Char"><text:span text:style-name="T24"/></text:span></text:p>
        <text:p text:style-name="P74"><text:span text:style-name="negrito_20_Char"><text:span text:style-name="T24">Havendo necessidade, novas opções poderão ser acrescentadas nesta base de dados.</text:span></text:span></text:p>
        <text:p text:style-name="P74"><text:span text:style-name="negrito_20_Char"><text:span text:style-name="T24"/></text:span></text:p>
        <text:p text:style-name="P74"><text:span text:style-name="negrito_20_Char"><text:span text:style-name="T24">Os campos de dados disponíveis em cada registro desta base de dados são:</text:span></text:span></text:p>
        <text:p text:style-name="P74"><text:span text:style-name="negrito_20_Char"><text:span text:style-name="T24"/></text:span></text:p>
        <text:p text:style-name="P74"><text:span text:style-name="negrito_20_Char"><text:span text:style-name="T24">301 – Tipo de usuário no idioma português (obrigatório)</text:span></text:span></text:p>
        <text:p text:style-name="P74"><text:span text:style-name="negrito_20_Char"><text:span text:style-name="T24">302 – Tipo de usuário no idioma espanhol (obrigatório)</text:span></text:span></text:p>
        <text:p text:style-name="P74"><text:span text:style-name="negrito_20_Char"><text:span text:style-name="T24">303 – Tipo de usuário no idioma inglês (obrigatório)</text:span></text:span></text:p>
        <text:p text:style-name="P74"><text:span text:style-name="negrito_20_Char"><text:span text:style-name="T24">304 – Tipo de usuário no idioma italiano (obrigatório)</text:span></text:span></text:p>
        <text:p text:style-name="P74"><text:span text:style-name="negrito_20_Char"><text:span text:style-name="T24">305 – Tipo de usuário no idioma francês (obrigatório)</text:span></text:span></text:p>
        <text:p text:style-name="P74"><text:span text:style-name="negrito_20_Char"><text:span text:style-name="T24"/></text:span></text:p>
        <text:p text:style-name="P74"><text:span text:style-name="negrito_20_Char"><text:span text:style-name="T24">Termo que irá identificar o tipo de usuário a ser apresentado como opção na caixa de seleção dos formulários da Base de dados Usuários e Base de dados Prazos e quantidades.</text:span></text:span></text:p>
        <text:p text:style-name="P74"><text:span text:style-name="negrito_20_Char"><text:span text:style-name="T24"/></text:span></text:p>
        <text:p text:style-name="negrito">520 - Não emprestar se usuário estiver com cadastro vencido</text:p>
        <text:p text:style-name="Standard"/>
        <text:p text:style-name="P74"><text:span text:style-name="negrito_20_Char"><text:span text:style-name="T24">Opção que ativa ou desativa esta regra. Quando ativado, o sistema não permitirá o empréstimo se o cadastro do usuário estiver vencido.</text:span></text:span></text:p>
        <text:p text:style-name="P74"><text:span text:style-name="negrito_20_Char"><text:span text:style-name="T24"/></text:span></text:p>
        <text:p text:style-name="P74"><text:span text:style-name="negrito_20_Char"><text:span text:style-name="T24">A data de vencimento do cadastro é aquela registrada no campo #704 (Prazo de Validade) da Base de dados Usuários. </text:span></text:span></text:p>
        <text:p text:style-name="P74"><text:span text:style-name="negrito_20_Char"><text:span text:style-name="T24"/></text:span></text:p>
        <text:p text:style-name="negrito">521 - Não emprestar se usuário tiver objetos atrasados</text:p>
        <text:p text:style-name="Standard"/>
        <text:p text:style-name="P74"><text:span text:style-name="negrito_20_Char"><text:span text:style-name="T24">Opção que ativa ou desativa esta regra. Quando ativado o sistema não permitirá o empréstimo para usuários que possuem objetos com prazo de devolução vencido.</text:span></text:span></text:p>
        <text:p text:style-name="Standard"/>
        <text:p text:style-name="negrito">522 - Não emprestar se usuário estiver suspenso</text:p>
        <text:p text:style-name="Standard"/>
        <text:p text:style-name="P74"><text:span text:style-name="negrito_20_Char"><text:span text:style-name="T24">Opção que ativa ou desativa esta regra. Quando ativado, o sistema não permitirá o empréstimo para usuários cujo registro de matrícula na biblioteca estiver suspenso. </text:span></text:span></text:p>
        <text:p text:style-name="Standard"/>
        <text:p text:style-name="negrito">523 - Não emprestar se usuário tiver débitos ou penalidade</text:p>
        <text:p text:style-name="Standard"/>
        <text:p text:style-name="P74"><text:span text:style-name="negrito_20_Char"><text:span text:style-name="T24">Opção que ativa ou desativa esta regra. Quando ativado, o sistema não permitirá o empréstimo para usuários que tiverem débitos pendentes com a biblioteca ou se tiverem penalidade de suspensão.</text:span></text:span></text:p>
        <text:p text:style-name="P74"><text:span text:style-name="negrito_20_Char"><text:span text:style-name="T24"/></text:span></text:p>
        <text:p text:style-name="negrito">524 - Não emprestar se houver reserva para outro usuário</text:p>
        <text:p text:style-name="Standard"/>
        <text:p text:style-name="P74"><text:span text:style-name="negrito_20_Char"><text:span text:style-name="T24">Opção que ativa ou desativa esta regra. Quando ativado, o sistema não permitirá o empréstimo se o objeto a ser emprestado tiver sido reservado por outro usuário e não houver outros exemplares disponíveis. </text:span></text:span></text:p>
        <text:p text:style-name="Standard"/>
        <text:p text:style-name="negrito">525 - Não emprestar se limite foi ultrapassado</text:p>
        <text:p text:style-name="Standard"/>
        <text:p text:style-name="P74"><text:span text:style-name="negrito_20_Char"><text:span text:style-name="T24">Opção que ativa ou desativa esta regra. Quando ativado, o sistema não permitirá o empréstimo se o limite da quantidade permitida para o tipo de documento definido para </text:span></text:span><text:soft-page-break/><text:span text:style-name="negrito_20_Char"><text:span text:style-name="T24">este tipo de usuário estiver ultrapassada ou quando o limite do total de exemplares permitidos também estiver ultrapassado. </text:span></text:span></text:p>
        <text:p text:style-name="P74"><text:span text:style-name="negrito_20_Char"><text:span text:style-name="T24"/></text:span></text:p>
        <text:p text:style-name="P74"><text:span text:style-name="negrito_20_Char"><text:span text:style-name="T24">A quantidade máxima permitida de cada objeto para cada tipo de usuário é indicada no campo #674 da base de dados "Prazos e Quantidades". </text:span></text:span></text:p>
        <text:p text:style-name="P74"><text:span text:style-name="negrito_20_Char"><text:span text:style-name="T24"/></text:span></text:p>
        <text:p text:style-name="P74"><text:span text:style-name="negrito_20_Char"><text:span text:style-name="T24">O limite máximo de objetos que o usuário poderá ter em seu poder é aquele definido no campo #527 desta base de dados de regulamentos. </text:span></text:span></text:p>
        <text:p text:style-name="Standard"/>
        <text:p text:style-name="negrito">526 - Não emprestar mais que um exemplar para um mesmo usuário</text:p>
        <text:p text:style-name="Standard"/>
        <text:p text:style-name="P74"><text:span text:style-name="negrito_20_Char"><text:span text:style-name="T24">Opção que ativa ou desativa esta regra. Quando ativado, o sistema não irá permitir o empréstimo de outro exemplar idêntico ao mesmo usuário. </text:span></text:span></text:p>
        <text:p text:style-name="Standard"/>
        <text:p text:style-name="negrito">527 - Limite de empréstimos</text:p>
        <text:p text:style-name="Standard"/>
        <text:p text:style-name="P74"><text:span text:style-name="negrito_20_Char"><text:span text:style-name="T24">Quantidade total de objetos limitada ao usuário. A quantidade registrada neste campo irá limitar a quantidade de objetos que o usuário poderá ter em seu poder, independentemente do tipo de cada um. O sistema não irá permitir o empréstimo de nenhum outro objeto quando este limite for alcançado.</text:span></text:span></text:p>
        <text:p text:style-name="Standard"/>
        <text:p text:style-name="P8">528 - Limite de renovações</text:p>
        <text:p text:style-name="Standard"/>
        <text:p text:style-name="P74"><text:span text:style-name="negrito_20_Char"><text:span text:style-name="T24">Quantidade total de renovações limitada ao usuário. A quantidade registrada neste campo irá limitar a quantidade de renovações permitidas ao usuário para um mesmo empréstimo. </text:span></text:span></text:p>
        <text:p text:style-name="P74"><text:span text:style-name="negrito_20_Char"><text:span text:style-name="T24"/></text:span></text:p>
        <text:p text:style-name="Standard"><text:span text:style-name="negrito_20_Char"><text:span text:style-name="T38">529 - Não solicitar senha durante operação de empréstimo</text:span></text:span></text:p>
        <text:p text:style-name="P61"><text:span text:style-name="negrito_20_Char"><text:span text:style-name="T24"/></text:span></text:p>
        <text:p text:style-name="P74"><text:span text:style-name="negrito_20_Char"><text:span text:style-name="T24">Opção que ativa ou desativa esta regra. Quando ativado, o sistema permitirá o empréstimo sem necessidade do usuário informar sua senha.</text:span></text:span></text:p>
        <text:p text:style-name="Standard"/>
        <text:p text:style-name="negrito">530 - Não permitir que usuário suspenso efetue reservas</text:p>
        <text:p text:style-name="Standard"/>
        <text:p text:style-name="P74"><text:span text:style-name="negrito_20_Char"><text:span text:style-name="T24">Opção que ativa ou desativa esta regra. Quando ativado, o sistema não irá permitir que o usuário efetue reservas quando estiver com seu registro de matrícula suspenso. </text:span></text:span></text:p>
        <text:p text:style-name="Standard"/>
        <text:p text:style-name="negrito">531 - Não permitir que usuário com débitos efetue reservas</text:p>
        <text:p text:style-name="Standard"/>
        <text:p text:style-name="P74"><text:span text:style-name="negrito_20_Char"><text:span text:style-name="T24">Opção que ativa ou desativa esta regra. Quando ativado, o sistema não irá permitir que usuários com débitos pendentes na biblioteca efetue reservas. </text:span></text:span></text:p>
        <text:p text:style-name="Standard"/>
        <text:p text:style-name="negrito">532 - Não permitir que usuário com cadastro vencido efetue reservas</text:p>
        <text:p text:style-name="Standard"/>
        <text:p text:style-name="P74"><text:span text:style-name="negrito_20_Char"><text:span text:style-name="T24">Opção que ativa ou desativa esta regra. Quando ativado, o sistema não irá permitir que usuários com cadastro vencido efetue reservas. </text:span></text:span></text:p>
        <text:p text:style-name="P74"><text:span text:style-name="negrito_20_Char"><text:span text:style-name="T24"/></text:span></text:p>
        <text:p text:style-name="P74"><text:span text:style-name="negrito_20_Char"><text:span text:style-name="T24">A data de vencimento do cadastro é aquela registrada no campo #704 (Prazo de Validade) da base de dados Usuários. </text:span></text:span></text:p>
        <text:p text:style-name="P74"><text:span text:style-name="negrito_20_Char"><text:span text:style-name="T24"/></text:span></text:p>
        <text:p text:style-name="negrito">533 - Não permitir que usuário com atrasos efetue reservas</text:p>
        <text:p text:style-name="Standard"/>
        <text:p text:style-name="P74"><text:span text:style-name="negrito_20_Char"><text:span text:style-name="T24">Opção que ativa ou desativa esta regra. Quando ativado, o sistema não irá permitir que usuários que estão de posse de objetos com prazo de devolução vencido efetue reservas. </text:span></text:span></text:p>
        <text:p text:style-name="Standard"/>
        <text:p text:style-name="negrito">534 - Não permitir que usuário reserve um título que está em seu poder</text:p>
        <text:p text:style-name="Standard"/>
        <text:p text:style-name="P74"><text:span text:style-name="negrito_20_Char"><text:span text:style-name="T24">Opção que ativa ou desativa esta regra. Quando ativado, o sistema não irá permitir que o usuário reserve um objeto que já está em seu poder. </text:span></text:span></text:p>
        <text:p text:style-name="Standard"><text:soft-page-break/></text:p>
        <text:p text:style-name="negrito">535 - Não permitir que usuário efetue várias reservas do mesmo título</text:p>
        <text:p text:style-name="Standard"/>
        <text:p text:style-name="P74"><text:span text:style-name="negrito_20_Char"><text:span text:style-name="T24">Opção que ativa ou desativa esta regra. Quando ativado, o sistema não irá permitir que o usuário efetue várias reservas de um mesmo título. </text:span></text:span></text:p>
        <text:p text:style-name="Standard"/>
        <text:p text:style-name="negrito">536 - Não permitir reservas para títulos disponíveis</text:p>
        <text:p text:style-name="Standard"/>
        <text:p text:style-name="P74"><text:span text:style-name="negrito_20_Char"><text:span text:style-name="T24">Opção que ativa ou desativa esta regra. Quando ativado, o sistema não irá permitir que o usuário faça reserva de um objeto que se encontra disponível para empréstimo. </text:span></text:span></text:p>
        <text:p text:style-name="P74"><text:span text:style-name="negrito_20_Char"><text:span text:style-name="T24"/></text:span></text:p>
        <text:p text:style-name="P74"><text:span text:style-name="negrito_20_Char"><text:span text:style-name="T24">Não se recomenda a ativação desta regra porque o usuário perderá a possibilidade da garantia de disponibilidade do objeto quando for buscá-lo na biblioteca. </text:span></text:span></text:p>
        <text:p text:style-name="Standard"/>
        <text:p text:style-name="negrito">537 - Cancelar reserva a partir do prazo de validade</text:p>
        <text:p text:style-name="Standard"/>
        <text:p text:style-name="P74"><text:span text:style-name="negrito_20_Char"><text:span text:style-name="T24">Opção que ativa ou desativa esta regra. Quando ativado, o sistema irá cancelar a reserva automaticamente a partir do segundo dia de disponibilidade do objeto na biblioteca. Ao reservar um objeto disponível, o usuário tem o prazo de um dia útil para efetuar o empréstimo. Caso não compareça na biblioteca dentro deste prazo, a reserva será automaticamente cancelada.</text:span></text:span></text:p>
        <text:p text:style-name="P74"><text:span text:style-name="negrito_20_Char"><text:span text:style-name="T24"/></text:span></text:p>
        <text:p text:style-name="P74"><text:span text:style-name="negrito_20_Char"><text:span text:style-name="T24">Quando o usuário efetuar a reserva de um objeto indisponível, o prazo começa a ser contado a partir da data da disponibilidade. Enquanto não houver disponibilidade, a reserva permanecerá ativa mesmo quando esta regra estiver ativa. </text:span></text:span></text:p>
        <text:p text:style-name="Standard"/>
        <text:p text:style-name="negrito">538 - Limite de Reservas</text:p>
        <text:p text:style-name="Standard"/>
        <text:p text:style-name="P74"><text:span text:style-name="negrito_20_Char"><text:span text:style-name="T24">Quantidade máxima de reservas permitidas para o usuário. O sistema não irá permitir a reserva de nenhum outro objeto se este limite estiver esgotado.</text:span></text:span></text:p>
        <text:p text:style-name="P74"><text:span text:style-name="negrito_20_Char"><text:span text:style-name="T24"/></text:span></text:p>
        <text:p text:style-name="P74"><text:span text:style-name="negrito_20_Char"><text:span text:style-name="T24">Exemplo: 20</text:span></text:span></text:p>
        <text:p text:style-name="Standard"/>
        <text:p text:style-name="negrito">539 - Não permitir que usuário altere seu cadastro</text:p>
        <text:p text:style-name="Standard"/>
        <text:p text:style-name="P74"><text:span text:style-name="negrito_20_Char"><text:span text:style-name="T24">Opção que ativa ou desativa esta regra. Quando ativado, o sistema não irá permitir que o usuário altere seus dados cadastrais. (login, senha, endereço, cidade, estado, telefone, e-mail, período, turma, curso, perfil, expressão de busca e departamento). Quando esta opção estiver ativada, somente o bibliotecário ou funcionário autorizado da biblioteca é quem poderá efetuar tais alterações.</text:span></text:span></text:p>
        <text:p text:style-name="Standard"/>
        <text:p text:style-name="negrito">540 - Não permitir que usuário faça comentário (wiki)<text:alphabetical-index-mark text:string-value="Wiki"/></text:p>
        <text:p text:style-name="Standard"/>
        <text:p text:style-name="P74"><text:span text:style-name="negrito_20_Char"><text:span text:style-name="T24">Opção que ativa ou desativa esta regra. Quando ativado, o sistema não irá permitir que o usuário faça comentários sobre um determinado documento. Se desativado, quando um determinado usuário matriculado na biblioteca fizer uma busca a partir do link "Buscas &amp; Reservas" apresentado no menu da área restrita, cada referência bibliográfica irá apresentar no cabeçalho um link "[Comentar]". Ao clicar neste link, será aberto um formulário para o usuário registrar seu comentário acerca do documento citado. Cada palavra do texto do comentário se tornará em uma nova chave de acesso ao documento comentado. O comentário será exibido no final da referência bibliográfica.</text:span></text:span></text:p>
        <text:p text:style-name="Standard"/>
        <text:p text:style-name="P8">541 - Não permitir que usuário faça sugestões de compra</text:p>
        <text:p text:style-name="Standard"/>
        <text:p text:style-name="P74"><text:span text:style-name="negrito_20_Char"><text:span text:style-name="T24">Opção que ativa ou desativa esta regra. Quando ativada, o sistema não irá permitir que o usuário faça sugestões de compra para a biblioteca.</text:span></text:span></text:p>
        <text:p text:style-name="Standard"/>
        <text:p text:style-name="negrito">550 - Não renovar se usuário estiver com cadastro vencido</text:p>
        <text:p text:style-name="Standard"/>
        <text:p text:style-name="P74"><text:soft-page-break/><text:span text:style-name="negrito_20_Char"><text:span text:style-name="T24">Opção que ativa ou desativa esta regra. Quando ativado, o sistema não permitirá a renovação de objetos quando o cadastro do usuário estiver vencido. A data de vencimento do cadastro é aquela registrada no campo #704 (Prazo de Validade) da base de dados de Usuário. </text:span></text:span></text:p>
        <text:p text:style-name="Standard"/>
        <text:p text:style-name="negrito">551 - Não renovar se usuário estiver suspenso</text:p>
        <text:p text:style-name="Standard"/>
        <text:p text:style-name="P74"><text:span text:style-name="negrito_20_Char"><text:span text:style-name="T24">Opção que ativa ou desativa esta regra. Quando ativado, o sistema não permitirá a renovação de objetos quando o registro de matrícula do usuário na biblioteca estiver suspenso. </text:span></text:span></text:p>
        <text:p text:style-name="P74"><text:span text:style-name="negrito_20_Char"><text:span text:style-name="T24"/></text:span></text:p>
        <text:p text:style-name="negrito">552 - Não renovar se existir reserva para outro usuário</text:p>
        <text:p text:style-name="Standard"/>
        <text:p text:style-name="P74"><text:span text:style-name="negrito_20_Char"><text:span text:style-name="T24">Opção que ativa ou desativa esta regra. Quando ativado, o sistema não permitirá a renovação de objeto em lista de espera. </text:span></text:span></text:p>
        <text:p text:style-name="P74"><text:span text:style-name="negrito_20_Char"><text:span text:style-name="T24"/></text:span></text:p>
        <text:p text:style-name="negrito">553 - Não renovar se prazo estiver expirado</text:p>
        <text:p text:style-name="Standard"/>
        <text:p text:style-name="P74"><text:span text:style-name="negrito_20_Char"><text:span text:style-name="T24">Opção que ativa ou desativa esta regra. Quando ativado, o sistema não permitirá que um objeto com prazo de devolução vencido seja renovado, obrigando o usuário a devolvê-lo, pagar a penalidade devida para depois emprestá-lo novamente. </text:span></text:span></text:p>
        <text:p text:style-name="Standard"/>
        <text:p text:style-name="negrito">554 - Não renovar se usuário tiver penalidades</text:p>
        <text:p text:style-name="Standard"/>
        <text:p text:style-name="P74"><text:span text:style-name="negrito_20_Char"><text:span text:style-name="T24">Opção que ativa ou desativa esta regra. Quando ativado, o sistema não irá permitir renovações para usuários com débitos ou penas pendentes com a biblioteca. </text:span></text:span></text:p>
        <text:p text:style-name="P74"><text:span text:style-name="negrito_20_Char"><text:span text:style-name="T24"/></text:span></text:p>
        <text:p text:style-name="negrito">555 - Não renovar se usuário possuir objetos atrasados</text:p>
        <text:p text:style-name="Standard"/>
        <text:p text:style-name="P74"><text:span text:style-name="negrito_20_Char"><text:span text:style-name="T24">Opção que ativa ou desativa esta regra. Quando ativado, o sistema não irá permitir nenhuma renovação caso tenha algum outro objeto com prazo de devolução vencido, mesmo que o objeto da renovação esteja dentro do prazo de vencimento. </text:span></text:span></text:p>
        <text:p text:style-name="Standard"/>
        <text:p text:style-name="Standard"><text:span text:style-name="negrito_20_Char"><text:span text:style-name="T37">998 – MFN do registro</text:span></text:span><text:span text:style-name="negrito_20_Char"><text:span text:style-name="T27"> (obrigatório)</text:span></text:span></text:p>
        <text:p text:style-name="Standard"><text:span text:style-name="negrito_20_Char"><text:span text:style-name="T27"/></text:span></text:p>
        <text:p text:style-name="P74"><text:span text:style-name="negrito_20_Char"><text:span text:style-name="T24">Número de identificação do registro, atribuído e controlado automaticamente durante o processo de sua criação.</text:span></text:span></text:p>
        <text:h text:style-name="P19" text:outline-level="1">Base de dados Prazos e quantidades<text:alphabetical-index-mark text:string-value="Prazos e Quantidades" text:key1="Configuração"/></text:h>
        <text:p text:style-name="Standard"/>
        <text:p text:style-name="Standard">Base de dados que armazenas as configurações de prazos e quantidades permitidas para o empréstimo para cada tipo de usuário e objeto da biblioteca. </text:p>
        <text:p text:style-name="Standard"/>
        <text:p text:style-name="Standard">Permite ao bibliotecário definir regras específicas de empréstimo para cada tipo de objeto e usuário. Não havendo nenhuma regra específica definida pelo bibliotecário, o PHL©Elysio assume as regras definidas na base de dados de configuração do <text:span text:style-name="T9"><text:s/>Sistema</text:span>. </text:p>
        <text:p text:style-name="Standard"/>
        <text:p text:style-name="negrito">671 - Tipo de usuário</text:p>
        <text:p text:style-name="Standard"/>
        <text:p text:style-name="P74"><text:span text:style-name="negrito_20_Char"><text:span text:style-name="T24">Código numérico que identifica o Tipo de usuário. O formulário apresenta as opções de usuários definidas na Base de dados Tipo de Usuário. <text:s/>(Anexo II)</text:span></text:span></text:p>
        <text:p text:style-name="P74"><text:span text:style-name="negrito_20_Char"><text:span text:style-name="T24"/></text:span></text:p>
        <text:p text:style-name="P74"><text:span text:style-name="negrito_20_Char"><text:span text:style-name="T24">O código do tipo de usuário é indexado com o prefixo [TU=]. </text:span></text:span></text:p>
        <text:p text:style-name="P74"><text:span text:style-name="negrito_20_Char"><text:span text:style-name="T24"/></text:span></text:p>
        <text:p text:style-name="P74"><text:span text:style-name="negrito_20_Char"><text:span text:style-name="T24">Exemplo de buscas: TU=1</text:span></text:span></text:p>
        <text:p text:style-name="Standard"/>
        <text:p text:style-name="negrito">672 - Tipo de objeto ou documento</text:p>
        <text:p text:style-name="Standard"/>
        <text:p text:style-name="P74"><text:span text:style-name="negrito_20_Char"><text:span text:style-name="T24">Código numérico que identifica o tipo de documento ou objeto. O formulário apresenta as opções de tipos de documentos definidas na base de dados Formulário do catálogo. (Anexo I)</text:span></text:span></text:p>
        <text:p text:style-name="P74"><text:span text:style-name="negrito_20_Char"><text:span text:style-name="T24"/></text:span></text:p>
        <text:p text:style-name="P74"><text:span text:style-name="negrito_20_Char"><text:span text:style-name="T24">O conteúdo deste campo é indexado com o prefixo [TD=].</text:span></text:span></text:p>
        <text:p text:style-name="P74"><text:span text:style-name="negrito_20_Char"><text:span text:style-name="T24"/></text:span></text:p>
        <text:p text:style-name="P74"><text:span text:style-name="negrito_20_Char"><text:span text:style-name="T24">Exemplo de busca: TD=1</text:span></text:span></text:p>
        <text:p text:style-name="Standard"/>
        <text:p text:style-name="negrito">673 - Prazo de empréstimo</text:p>
        <text:p text:style-name="Standard"/>
        <text:p text:style-name="P74"><text:span text:style-name="negrito_20_Char"><text:span text:style-name="T24">Quantidade de dias permitidos para o empréstimo do tipo de objeto definido. A biblioteca deverá decidir sobre a forma de cálculo do prazo de empréstimo, considerando dias corridos ou dias úteis.</text:span></text:span></text:p>
        <text:p text:style-name="P74"><text:span text:style-name="negrito_20_Char"><text:span text:style-name="T24"/></text:span></text:p>
        <text:list text:style-name="WW8Num3">
          <text:list-item>
            <text:p text:style-name="P123"><text:span text:style-name="negrito_20_Char"><text:span text:style-name="T24">Dias corridos: O prazo de empréstimo será contado em dias corridos a partir da data que o empréstimo foi efetuado;</text:span></text:span></text:p>
          </text:list-item>
        </text:list>
        <text:p text:style-name="P74"><text:span text:style-name="negrito_20_Char"><text:span text:style-name="T24"/></text:span></text:p>
        <text:list text:style-name="WW8Num3">
          <text:list-item text:start-value="1">
            <text:p text:style-name="P123"><text:span text:style-name="negrito_20_Char"><text:span text:style-name="T24">Dias úteis: O prazo de empréstimo será contado com base nos dias úteis. Domingos e feriados não serão considerados. A informação sobre dias úteis é sempre obtida a partir das informações registradas na Base de dados Calendário</text:span></text:span></text:p>
          </text:list-item>
        </text:list>
        <text:p text:style-name="P74"><text:span text:style-name="negrito_20_Char"><text:span text:style-name="T24"/></text:span></text:p>
        <text:p text:style-name="P74"><text:span text:style-name="negrito_20_Char"><text:span text:style-name="T24">Caso a data de devolução coincida com um domingo, feriado ou dia em que o calendário indicar que a biblioteca estará fechada, o PHL©Elysio automaticamente define a data de devolução para o próximo dia útil. </text:span></text:span></text:p>
        <text:p text:style-name="P74"><text:span text:style-name="negrito_20_Char"><text:span text:style-name="T24"/></text:span></text:p>
        <text:p text:style-name="P74"><text:span text:style-name="negrito_20_Char"><text:span text:style-name="T24">Exemplo: 3</text:span></text:span></text:p>
        <text:p text:style-name="P74"><text:span text:style-name="negrito_20_Char"><text:span text:style-name="T24"/></text:span></text:p>
        <text:p text:style-name="P74"><text:span text:style-name="negrito_20_Char"><text:span text:style-name="T24">O conteúdo deste campo não é indexado. </text:span></text:span></text:p>
        <text:p text:style-name="Standard"/>
        <text:p text:style-name="negrito">674 - Quantidade de objetos permitidos</text:p>
        <text:p text:style-name="Standard"/>
        <text:p text:style-name="P74"><text:span text:style-name="negrito_20_Char"><text:span text:style-name="T24">Quantidade permitida para empréstimo do tipo de objeto para o tipo de usuário definido.</text:span></text:span></text:p>
        <text:p text:style-name="P74"><text:span text:style-name="negrito_20_Char"><text:span text:style-name="T24"/></text:span></text:p>
        <text:p text:style-name="P74"><text:span text:style-name="negrito_20_Char"><text:span text:style-name="T24">Exemplo: 5</text:span></text:span></text:p>
        <text:p text:style-name="P74"><text:span text:style-name="negrito_20_Char"><text:span text:style-name="T24"/></text:span></text:p>
        <text:p text:style-name="P74"><text:span text:style-name="negrito_20_Char"><text:span text:style-name="T24">O conteúdo deste campo não é indexado. </text:span></text:span></text:p>
        <text:p text:style-name="Standard"/>
        <text:p text:style-name="negrito">676 - Penalidade aplicada</text:p>
        <text:p text:style-name="Standard"><text:soft-page-break/></text:p>
        <text:p text:style-name="P74"><text:span text:style-name="negrito_20_Char"><text:span text:style-name="T24">Valor da multa ou prazo de suspensão no caso de atraso na devolução. O Valor da multa deverá ser registrado em moeda corrente e será válido para cada dia de atraso na devolução do objeto. As casas decimais devem ser separadas por ponto. O prazo de suspensão será a quantidade de dias que o usuário ficará suspenso para cada dia de atraso.</text:span></text:span></text:p>
        <text:p text:style-name="P74"><text:span text:style-name="negrito_20_Char"><text:span text:style-name="T24"/></text:span></text:p>
        <text:p text:style-name="P74"><text:span text:style-name="negrito_20_Char"><text:span text:style-name="T24">Exemplo: 1.50</text:span></text:span></text:p>
        <text:p text:style-name="P74"><text:span text:style-name="negrito_20_Char"><text:span text:style-name="T24"/></text:span></text:p>
        <text:p text:style-name="P74"><text:span text:style-name="negrito_20_Char"><text:span text:style-name="T24">O cálculo da multa ou penalidade será feito automaticamente pelo PHL©Elysio, multiplicando a quantidade de dias úteis de atraso na devolução pelo valor atribuído neste campo. Os domingos, feriados ou dias em que o calendário indicar que a biblioteca esteve fechada não são considerados no cálculo da penalidade. </text:span></text:span></text:p>
        <text:p text:style-name="P74"><text:span text:style-name="negrito_20_Char"><text:span text:style-name="T24"/></text:span></text:p>
        <text:p text:style-name="negrito">677 - Tipo de penalidade</text:p>
        <text:p text:style-name="Standard"/>
        <text:p text:style-name="P74"><text:span text:style-name="negrito_20_Char"><text:span text:style-name="T24">Código que representa o tipo de penalidade a ser aplicada no caso de atraso na devolução. </text:span></text:span></text:p>
        <text:p text:style-name="P74"><text:span text:style-name="negrito_20_Char"><text:span text:style-name="T24"/></text:span></text:p>
        <text:p text:style-name="P74"><text:span text:style-name="negrito_20_Char"><text:span text:style-name="T24">0 = nenhuma</text:span></text:span></text:p>
        <text:p text:style-name="P74"><text:span text:style-name="negrito_20_Char"><text:span text:style-name="T24">1 = multa</text:span></text:span></text:p>
        <text:p text:style-name="P74"><text:span text:style-name="negrito_20_Char"><text:span text:style-name="T24">2 = suspensão</text:span></text:span></text:p>
        <text:p text:style-name="Standard"/>
        <text:p text:style-name="P8">678 - Tipo de cálculo do prazo de empréstimo</text:p>
        <text:p text:style-name="Standard"/>
        <text:p text:style-name="P74"><text:span text:style-name="negrito_20_Char"><text:span text:style-name="T24">Código que representa o tipo de cálculo para o prazo de empréstimo. O PHL©Elysio permite que o cálculo do prazo de empréstimo seja feito em:</text:span></text:span></text:p>
        <text:p text:style-name="P74"><text:span text:style-name="negrito_20_Char"><text:span text:style-name="T24"/></text:span></text:p>
        <text:p text:style-name="P74"><text:span text:style-name="negrito_20_Char"><text:span text:style-name="T24">U = Dias úteis</text:span></text:span></text:p>
        <text:p text:style-name="P74"><text:span text:style-name="negrito_20_Char"><text:span text:style-name="T24">C = Dias corridos</text:span></text:span></text:p>
        <text:p text:style-name="P74"><text:span text:style-name="negrito_20_Char"><text:span text:style-name="T24"/></text:span></text:p>
        <text:p text:style-name="P74"><text:span text:style-name="negrito_20_Char"><text:span text:style-name="T24">A opção "Dias úteis" irá calcular o prazo de empréstimo considerando somente os dias úteis indicados na base de dados do calendário. </text:span></text:span></text:p>
        <text:p text:style-name="P74"><text:span text:style-name="negrito_20_Char"><text:span text:style-name="T24"/></text:span></text:p>
        <text:p text:style-name="P74"><text:span text:style-name="negrito_20_Char"><text:span text:style-name="T24">A opção "Dias corridos" irá calcular o prazo de empréstimo em dias corridos, incluindo os dias úteis, feriados, domingos, etc. Se a data de devolução coincidir com um dia "não útil", o PHL©Elysio identifica no calendário o próximo dia útil para definir como data de devolução.</text:span></text:span></text:p>
        <text:p text:style-name="Standard"/>
        <text:p text:style-name="P8">679 - Tipo de cálculo da penalidade</text:p>
        <text:p text:style-name="Standard"/>
        <text:p text:style-name="P74"><text:span text:style-name="negrito_20_Char"><text:span text:style-name="T24">Código que representa o tipo de cálculo da penalidade. O PHL©Elysio permite que o cálculo da penalidade em:</text:span></text:span></text:p>
        <text:p text:style-name="P74"><text:span text:style-name="negrito_20_Char"><text:span text:style-name="T24"/></text:span></text:p>
        <text:p text:style-name="P74"><text:span text:style-name="negrito_20_Char"><text:span text:style-name="T24">C = Dias corridos</text:span></text:span></text:p>
        <text:p text:style-name="P74"><text:span text:style-name="negrito_20_Char"><text:span text:style-name="T24">U = Dias úteis</text:span></text:span></text:p>
        <text:p text:style-name="P74"><text:span text:style-name="negrito_20_Char"><text:span text:style-name="T24"/></text:span></text:p>
        <text:p text:style-name="P74"><text:span text:style-name="negrito_20_Char"><text:span text:style-name="T24">Se selecionada a opção de cálculo considerando dias corridos, a penalidade será calculada multiplicando a quantidade de dias de atraso pelo valor definido para a penalidade. </text:span></text:span></text:p>
        <text:p text:style-name="P74"><text:span text:style-name="negrito_20_Char"><text:span text:style-name="T24"/></text:span></text:p>
        <text:p text:style-name="P74"><text:span text:style-name="negrito_20_Char"><text:span text:style-name="T24">Se selecionada a opção de cálculo considerando somente os dias úteis, a penalidade será calculada multiplicando a quantidade de dias úteis de atraso pelo valor definido para a penalidade.</text:span></text:span></text:p>
        <text:p text:style-name="P74"><text:span text:style-name="negrito_20_Char"><text:span text:style-name="T24"/></text:span></text:p>
        <text:p text:style-name="Standard"><text:span text:style-name="negrito_20_Char"><text:span text:style-name="T38">680 - Permite renovar?</text:span></text:span></text:p>
        <text:p text:style-name="P61"><text:span text:style-name="negrito_20_Char"><text:span text:style-name="T24"/></text:span></text:p>
        <text:p text:style-name="P74"><text:span text:style-name="negrito_20_Char"><text:span text:style-name="T24">Indicação de restrições de renovações para esta combinação de tipo de usuário e documento. O sistema apresenta no formulário as seguintes opções: </text:span></text:span></text:p>
        <text:p text:style-name="P74"><text:span text:style-name="negrito_20_Char"><text:span text:style-name="T24"/></text:span></text:p>
        <text:p text:style-name="P74"><text:soft-page-break/><text:span text:style-name="negrito_20_Char"><text:span text:style-name="T24">S = Sim</text:span></text:span></text:p>
        <text:p text:style-name="P74"><text:span text:style-name="negrito_20_Char"><text:span text:style-name="T24">N= Não</text:span></text:span></text:p>
        <text:p text:style-name="Standard"/>
        <text:p text:style-name="Standard"><text:span text:style-name="negrito_20_Char"><text:span text:style-name="T65">681 - Permite reservar?</text:span></text:span></text:p>
        <text:p text:style-name="Standard"/>
        <text:p text:style-name="P74"><text:span text:style-name="negrito_20_Char"><text:span text:style-name="T24">Indicação de restrições de reservas para esta combinação de tipo de usuário e documento. O sistema apresenta no formulário as seguintes opções: </text:span></text:span></text:p>
        <text:p text:style-name="P74"><text:span text:style-name="negrito_20_Char"><text:span text:style-name="T24"/></text:span></text:p>
        <text:p text:style-name="P74"><text:span text:style-name="negrito_20_Char"><text:span text:style-name="T24">S = Sim</text:span></text:span></text:p>
        <text:p text:style-name="P74"><text:span text:style-name="negrito_20_Char"><text:span text:style-name="T24">N= Não</text:span></text:span></text:p>
        <text:h text:style-name="P19" text:outline-level="1">Base de dados Calendário<text:alphabetical-index-mark text:string-value="Calendário" text:key1="Configuração"/></text:h>
        <text:p text:style-name="Standard"/>
        <text:p text:style-name="Standard">Base de dados que controla os feriados e dias úteis. O conteúdo de cada registro da base de dados é indexado por AAAAMMDD e com a indicação do literal [UTL=] para os dias úteis.</text:p>
        <text:p text:style-name="Standard"/>
        <text:p text:style-name="Standard">Os campos de dados que compõe cada registro desta base de dados são:</text:p>
        <text:p text:style-name="Standard"/>
        <text:p text:style-name="negrito">320 - Dia do mês: calendário</text:p>
        <text:p text:style-name="P74"><text:span text:style-name="negrito_20_Char"><text:span text:style-name="T24"/></text:span></text:p>
        <text:p text:style-name="P74"><text:span text:style-name="negrito_20_Char"><text:span text:style-name="T24">Dia do mês utilizando dois caracteres numéricos.</text:span></text:span></text:p>
        <text:p text:style-name="P74"><text:span text:style-name="negrito_20_Char"><text:span text:style-name="T24"/></text:span></text:p>
        <text:p text:style-name="P74"><text:span text:style-name="negrito_20_Char"><text:span text:style-name="T24">Exemplo: 01</text:span></text:span></text:p>
        <text:p text:style-name="Standard"/>
        <text:p text:style-name="negrito">321 - Dia da semana: calendário</text:p>
        <text:p text:style-name="Standard"/>
        <text:p text:style-name="P74"><text:span text:style-name="negrito_20_Char"><text:span text:style-name="T24">Número que identifica o dia da semana correspondente à data do calendário.</text:span></text:span></text:p>
        <text:p text:style-name="P74"><text:span text:style-name="negrito_20_Char"><text:span text:style-name="T24"/></text:span></text:p>
        <text:p text:style-name="P74"><text:span text:style-name="negrito_20_Char"><text:span text:style-name="T24">Exemplo: 0 (para domingo)</text:span></text:span></text:p>
        <text:p text:style-name="P74"><text:span text:style-name="negrito_20_Char"><text:span text:style-name="T24"><text:s text:c="9"/>1 (para segunda-feira)</text:span></text:span></text:p>
        <text:p text:style-name="P74"><text:span text:style-name="negrito_20_Char"><text:span text:style-name="T24"><text:s text:c="9"/>...</text:span></text:span></text:p>
        <text:p text:style-name="P74"><text:span text:style-name="negrito_20_Char"><text:span text:style-name="T24"><text:s text:c="9"/>6 (para sábado)</text:span></text:span></text:p>
        <text:p text:style-name="Standard"/>
        <text:p text:style-name="negrito">322 - Mês: calendário</text:p>
        <text:p text:style-name="Standard"/>
        <text:p text:style-name="P74"><text:span text:style-name="negrito_20_Char"><text:span text:style-name="T24">Mês correspondente à data do calendário </text:span></text:span></text:p>
        <text:p text:style-name="P74"><text:span text:style-name="negrito_20_Char"><text:span text:style-name="T24"/></text:span></text:p>
        <text:p text:style-name="P74"><text:span text:style-name="negrito_20_Char"><text:span text:style-name="T24">Exemplo: 11</text:span></text:span></text:p>
        <text:p text:style-name="Standard"/>
        <text:p text:style-name="negrito">323 - Ano: calendário</text:p>
        <text:p text:style-name="Standard"/>
        <text:p text:style-name="P74"><text:span text:style-name="negrito_20_Char"><text:span text:style-name="T24">Ano correspondente à data do calendário </text:span></text:span></text:p>
        <text:p text:style-name="P74"><text:span text:style-name="negrito_20_Char"><text:span text:style-name="T24"/></text:span></text:p>
        <text:p text:style-name="P74"><text:span text:style-name="negrito_20_Char"><text:span text:style-name="T24">Exemplo: 2007</text:span></text:span></text:p>
        <text:p text:style-name="Standard"/>
        <text:p text:style-name="negrito">324 - Status do dia: calendário</text:p>
        <text:p text:style-name="Standard"/>
        <text:p text:style-name="P74"><text:span text:style-name="negrito_20_Char"><text:span text:style-name="T24">Informação sobre a disponibilidade da biblioteca nesta data do calendário, se aberta ou fechada </text:span></text:span></text:p>
        <text:p text:style-name="Standard"/>
        <text:p text:style-name="negrito">325 - Observações sobre a data: calendário</text:p>
        <text:p text:style-name="Standard"/>
        <text:p text:style-name="P74"><text:span text:style-name="negrito_20_Char"><text:span text:style-name="T24">Observações gerais sobre a data do calendário</text:span></text:span></text:p>
        <text:p text:style-name="P74"><text:span text:style-name="negrito_20_Char"><text:span text:style-name="T24"/></text:span></text:p>
        <text:p text:style-name="P74"><text:span text:style-name="negrito_20_Char"><text:span text:style-name="T24">Exemplo: Dia de finados</text:span></text:span></text:p>
        <text:h text:style-name="P19" text:outline-level="1">Base de dados Relatórios personalizados<text:alphabetical-index-mark text:string-value="Relatórios" text:key1="Configuração"/></text:h>
        <text:p text:style-name="Standard"/>
        <text:p text:style-name="Standard">Cada registro desta base de dados irá conter dados de configuração de um relatório específico. O PHL©Elysio é distribuído com vários exemplos de configuração de relatórios.</text:p>
        <text:p text:style-name="Standard"/>
        <text:p text:style-name="Standard">Os campos de dados que compõe cada registro desta base de dados são:</text:p>
        <text:p text:style-name="Standard"/>
        <text:p text:style-name="negrito">502 - Título do Relatório</text:p>
        <text:p text:style-name="P74"><text:span text:style-name="negrito_20_Char"><text:span text:style-name="T24">Título que identifique o relatório.</text:span></text:span></text:p>
        <text:p text:style-name="P74"><text:span text:style-name="negrito_20_Char"><text:span text:style-name="T24"/></text:span></text:p>
        <text:p text:style-name="P74"><text:span text:style-name="negrito_20_Char"><text:span text:style-name="T24">Exemplo: Inventário da coleção</text:span></text:span></text:p>
        <text:p text:style-name="P74"><text:span text:style-name="negrito_20_Char"><text:span text:style-name="T24"/></text:span></text:p>
        <text:p text:style-name="negrito">503 - <text:s/>Folha de estilos</text:p>
        <text:p text:style-name="P74"><text:span text:style-name="negrito_20_Char"><text:span text:style-name="T24">Habilita ou desabilita a utilização de uma folha de estilo padrão que compõe automaticamente o cabeçalho do relatório. Por padrão, esta opção vem habilitada para todos os registros da base de dados de exemplos.</text:span></text:span></text:p>
        <text:p text:style-name="P74"/>
        <text:p text:style-name="negrito">504 - Base de Dados de Origem</text:p>
        <text:p text:style-name="P74"><text:span text:style-name="negrito_20_Char"><text:span text:style-name="T24">Base de dados que fornecerá os dados para a composição do relatório. O formulário de entrada e edição apresentará uma caixa de seleção com os nomes das bases de dados disponíveis. </text:span></text:span></text:p>
        <text:p text:style-name="P74"><text:span text:style-name="negrito_20_Char"><text:span text:style-name="T24"/></text:span></text:p>
        <text:p text:style-name="negrito">505 - Expressão de Busca</text:p>
        <text:p text:style-name="P74"><text:span text:style-name="negrito_20_Char"><text:span text:style-name="T24">Expressão de busca para a seleção do conjunto de dados a ser utilizado na geração do relatório. O relatório irá considerar somente os dados obtidos a partir da expressão de busca registrada neste campo. </text:span></text:span></text:p>
        <text:p text:style-name="P74"><text:span text:style-name="negrito_20_Char"><text:span text:style-name="T24"/></text:span></text:p>
        <text:p text:style-name="P74"><text:span text:style-name="negrito_20_Char"><text:span text:style-name="T24">Para considerar todo o conteúdo da base de dados utilize o sinal [$] na expressão de busca.</text:span></text:span></text:p>
        <text:p text:style-name="P74"><text:span text:style-name="negrito_20_Char"><text:span text:style-name="T24"/></text:span></text:p>
        <text:p text:style-name="P74"><text:span text:style-name="negrito_20_Char"><text:span text:style-name="T24">Exemplos: $</text:span></text:span></text:p>
        <text:p text:style-name="P74"><text:span text:style-name="negrito_20_Char"><text:span text:style-name="T24"><text:s text:c="10"/>DTR=200702$</text:span></text:span></text:p>
        <text:p text:style-name="P74"><text:span text:style-name="negrito_20_Char"><text:span text:style-name="T24"/></text:span></text:p>
        <text:p text:style-name="P74"><text:span text:style-name="negrito_20_Char"><text:span text:style-name="T24">Este campo é também utilizado para indicar o intervalo de chaves que irão compor os relatórios do tipo "Índice". Para a indicação do intervalo de chaves utilize a seguinte sintaxe:</text:span></text:span></text:p>
        <text:p text:style-name="P74"><text:span text:style-name="negrito_20_Char"><text:span text:style-name="T24"/></text:span></text:p>
        <text:p text:style-name="P74"><text:span text:style-name="negrito_20_Char"><text:span text:style-name="T24">^a[chave inicial]^b[chave final]</text:span></text:span></text:p>
        <text:p text:style-name="P74"><text:span text:style-name="negrito_20_Char"><text:span text:style-name="T24"/></text:span></text:p>
        <text:p text:style-name="P74"><text:span text:style-name="negrito_20_Char"><text:span text:style-name="T24">Exemplo:</text:span></text:span></text:p>
        <text:p text:style-name="P74"><text:span text:style-name="negrito_20_Char"><text:span text:style-name="T24">^aDES=A^bDES=Z (Irá apresentar a freqüência de cada chave do índice no intervalo de DES=A até DES=Z).</text:span></text:span></text:p>
        <text:p text:style-name="Standard"/>
        <text:p text:style-name="negrito">508 - Tipo</text:p>
        <text:p text:style-name="P74"><text:span text:style-name="negrito_20_Char"><text:span text:style-name="T24">São 4 os tipos de relatórios personalizados previstos:</text:span></text:span></text:p>
        <text:p text:style-name="P74"><text:span text:style-name="negrito_20_Char"><text:span text:style-name="T24"/></text:span></text:p>
        <text:p text:style-name="P74"><text:span text:style-name="negrito_20_Char"><text:span text:style-name="T24">Simples:</text:span></text:span></text:p>
        <text:p text:style-name="P74"><text:span text:style-name="negrito_20_Char"><text:span text:style-name="T24">Apresenta os registros da base de dados selecionada na ordem em que foram inseridos. Para a composição do formato de apresentação de cada registro do relatório, o usuário poderá contar com as seguintes variáveis de controle:</text:span></text:span></text:p>
        <text:p text:style-name="P74"><text:span text:style-name="negrito_20_Char"><text:span text:style-name="T24">v1001: número de ordem do registro;</text:span></text:span></text:p>
        <text:p text:style-name="P74"><text:span text:style-name="negrito_20_Char"><text:span text:style-name="T24">v1002: total de registros do conjunto selecionado. </text:span></text:span></text:p>
        <text:p text:style-name="P74"><text:span text:style-name="negrito_20_Char"><text:span text:style-name="T24"/></text:span></text:p>
        <text:p text:style-name="P74"><text:span text:style-name="negrito_20_Char"><text:span text:style-name="T24">Ordenado:</text:span></text:span></text:p>
        <text:p text:style-name="P74"><text:span text:style-name="negrito_20_Char"><text:span text:style-name="T24">Apresenta os registros segundo a ordem definida pelo usuário. Para a definição das regras de ordenação siga as orientações apresentadas na descrição do campo #513 - Formato de Ordenação. Para a composição do formato de apresentação de cada registro do relatório, o usuário poderá contar com as seguintes variáveis de controle:</text:span></text:span></text:p>
        <text:p text:style-name="P74"><text:soft-page-break/><text:span text:style-name="negrito_20_Char"><text:span text:style-name="T24">v1: chave descrita do campo #513;</text:span></text:span></text:p>
        <text:p text:style-name="P74"><text:span text:style-name="negrito_20_Char"><text:span text:style-name="T24">v1001: número de ordem do registro;</text:span></text:span></text:p>
        <text:p text:style-name="P74"><text:span text:style-name="negrito_20_Char"><text:span text:style-name="T24">v1002: total de registros do conjunto selecionado. </text:span></text:span></text:p>
        <text:p text:style-name="P74"><text:span text:style-name="negrito_20_Char"><text:span text:style-name="T24"/></text:span></text:p>
        <text:p text:style-name="Standard"/>
        <text:p text:style-name="P74"><text:span text:style-name="negrito_20_Char"><text:span text:style-name="T24">Freqüência:</text:span></text:span></text:p>
        <text:p text:style-name="P74"><text:span text:style-name="negrito_20_Char"><text:span text:style-name="T24">Apresenta a freqüência do elemento de dado obtido a partir do formato indicado no campo #513. Para a composição do formato de apresentação de cada registro do relatório, o usuário poderá contar com as seguintes variáveis de controle:</text:span></text:span></text:p>
        <text:p text:style-name="P74"><text:span text:style-name="negrito_20_Char"><text:span text:style-name="T24">v1: chave descrita no campo #513;</text:span></text:span></text:p>
        <text:p text:style-name="P74"><text:span text:style-name="negrito_20_Char"><text:span text:style-name="T24">v2: freqüência da chave descrita no campo #513;</text:span></text:span></text:p>
        <text:p text:style-name="P74"><text:span text:style-name="negrito_20_Char"><text:span text:style-name="T24">v100: total de chaves obtidas pelo formato descrito no campo #513;</text:span></text:span></text:p>
        <text:p text:style-name="P74"><text:span text:style-name="negrito_20_Char"><text:span text:style-name="T24">v1001: número de ordem do registro;</text:span></text:span></text:p>
        <text:p text:style-name="P74"><text:span text:style-name="negrito_20_Char"><text:span text:style-name="T24">v1002: total de registros do conjunto selecionado </text:span></text:span></text:p>
        <text:p text:style-name="P74"><text:span text:style-name="negrito_20_Char"><text:span text:style-name="T24"/></text:span></text:p>
        <text:p text:style-name="P74"><text:span text:style-name="negrito_20_Char"><text:span text:style-name="T24"/></text:span></text:p>
        <text:p text:style-name="P74"><text:span text:style-name="negrito_20_Char"><text:span text:style-name="T24">Índice:</text:span></text:span></text:p>
        <text:p text:style-name="P74"><text:span text:style-name="negrito_20_Char"><text:span text:style-name="T24">Apresenta a freqüência de cada chave do intervalo de chaves fornecido no campo da expressão de busca (#505). O intervalo de chaves é feito indicando a chave inicial no subcampo (a) e a chave final no subcampo (b). Exemplo: ^aDES=A^bDES=Z. Para a composição do formato de apresentação de cada registro do relatório, o usuário poderá contar com as seguintes variáveis de controle:</text:span></text:span></text:p>
        <text:p text:style-name="P74"><text:span text:style-name="negrito_20_Char"><text:span text:style-name="T24">v1: chave do índice;</text:span></text:span></text:p>
        <text:p text:style-name="P74"><text:span text:style-name="negrito_20_Char"><text:span text:style-name="T24">v2: freqüência da chave no índice;</text:span></text:span></text:p>
        <text:p text:style-name="P74"><text:span text:style-name="negrito_20_Char"><text:span text:style-name="T24">v100: total de chaves obtidas no intervalo.</text:span></text:span></text:p>
        <text:p text:style-name="P74"><text:span text:style-name="negrito_20_Char"><text:span text:style-name="T24"/></text:span></text:p>
        <text:p text:style-name="P74"><text:span text:style-name="negrito_20_Char"><text:span text:style-name="T24">NOTA: A geração de relatórios estatísticos utilizando chaves do índice da base de dados é um método bastante eficiente por utilizar a ordem e o número de frequencia que já está vinculado a cada chave no índice. </text:span></text:span></text:p>
        <text:p text:style-name="Standard"/>
        <text:p text:style-name="negrito">510 - Cabeçalho</text:p>
        <text:p text:style-name="P74"><text:span text:style-name="negrito_20_Char"><text:span text:style-name="T24">Código HTML que irá corresponder ao cabeçalho do relatório. O Código deverá ser transcrito entre apóstrofe.</text:span></text:span></text:p>
        <text:p text:style-name="P74"><text:span text:style-name="negrito_20_Char"><text:span text:style-name="T24"/></text:span></text:p>
        <text:p text:style-name="P74"><text:span text:style-name="negrito_20_Char"><text:span text:style-name="T24">Exemplo: '&lt;html&gt;'</text:span></text:span></text:p>
        <text:p text:style-name="P74"><text:span text:style-name="negrito_20_Char"><text:span text:style-name="T24"/></text:span></text:p>
        <text:p text:style-name="negrito">511 - Formato do registro</text:p>
        <text:p text:style-name="P74"><text:span text:style-name="negrito_20_Char"><text:span text:style-name="T24">Indicação dos elementos que irão compor cada um dos registros. A indicação deverá ser feita utilizando a linguagem de formato CISIS. </text:span></text:span></text:p>
        <text:p text:style-name="P74"><text:span text:style-name="negrito_20_Char"><text:span text:style-name="T24"/></text:span></text:p>
        <text:p text:style-name="P74"><text:span text:style-name="negrito_20_Char"><text:span text:style-name="T24">Exemplo: '&lt;b&gt;'v18'&lt;/b&gt;&lt;br&gt;'</text:span></text:span></text:p>
        <text:p text:style-name="P74"><text:span text:style-name="negrito_20_Char"><text:span text:style-name="T24"/></text:span></text:p>
        <text:p text:style-name="P74"><text:span text:style-name="negrito_20_Char"><text:span text:style-name="T24">No exemplo acima, o conteúdo do campo #018 de cada registro da base de dados selecionada será impresso em negrito, um em cada linha.</text:span></text:span></text:p>
        <text:p text:style-name="P74"><text:span text:style-name="negrito_20_Char"><text:span text:style-name="T24"/></text:span></text:p>
        <text:p text:style-name="P74"><text:span text:style-name="negrito_20_Char"><text:span text:style-name="T24">Exemplo: '&lt;table&gt;'</text:span></text:span></text:p>
        <text:p text:style-name="P74"><text:span text:style-name="negrito_20_Char"><text:span text:style-name="T24"><text:s text:c="9"/>'&lt;tr&gt;&lt;td&gt;'v18'&lt;/td&gt;&lt;td&gt;'v3[1]'&lt;/td&gt;&lt;/tr&gt;'</text:span></text:span></text:p>
        <text:p text:style-name="P74"><text:span text:style-name="negrito_20_Char"><text:span text:style-name="T24"><text:s text:c="9"/>'&lt;/table&gt;'</text:span></text:span></text:p>
        <text:p text:style-name="P74"><text:span text:style-name="negrito_20_Char"><text:span text:style-name="T24"/></text:span></text:p>
        <text:p text:style-name="P74"><text:span text:style-name="negrito_20_Char"><text:span text:style-name="T24">No exemplo acima, o conteúdo do campo #018 de cada registro da base de dados selecionada e o conteúdo da primeira ocorrência do campo #003 será impresso em uma tabela de duas colunas. </text:span></text:span></text:p>
        <text:p text:style-name="Standard"/>
        <text:p text:style-name="negrito">512 - Rodapé</text:p>
        <text:p text:style-name="P74"><text:span text:style-name="negrito_20_Char"><text:span text:style-name="T24">Indicação dos elementos que irão compor o rodapé do formulário. A indicação deverá ser feita utilizando a linguagem de formato CISIS. </text:span></text:span></text:p>
        <text:p text:style-name="P74"><text:span text:style-name="negrito_20_Char"><text:span text:style-name="T24"/></text:span></text:p>
        <text:p text:style-name="P74"><text:span text:style-name="negrito_20_Char"><text:span text:style-name="T24">Exemplo: '&lt;/html&gt;'</text:span></text:span></text:p>
        <text:p text:style-name="Standard"/>
        <text:p text:style-name="negrito">513 - Formato de ordenação</text:p>
        <text:p text:style-name="P74"><text:soft-page-break/><text:span text:style-name="negrito_20_Char"><text:span text:style-name="T24">Indicação da chave de ordenação ou freqüência utilizando a sintaxe da linguagem de formato CISIS.</text:span></text:span></text:p>
        <text:p text:style-name="P74"><text:span text:style-name="negrito_20_Char"><text:span text:style-name="T24"/></text:span></text:p>
        <text:p text:style-name="P74"><text:span text:style-name="negrito_20_Char"><text:span text:style-name="T24">Exemplo: Supondo um conjunto de registros cujos campos de dados </text:span></text:span></text:p>
        <text:p text:style-name="P74"><text:span text:style-name="negrito_20_Char"><text:span text:style-name="T24"><text:s text:c="9"/>tenham o seguinte conteúdo:</text:span></text:span></text:p>
        <text:p text:style-name="P74"><text:span text:style-name="negrito_20_Char"><text:span text:style-name="T24"><text:s text:c="9"/></text:span></text:span></text:p>
        <text:p text:style-name="P74"><text:span text:style-name="negrito_20_Char"><text:span text:style-name="T24"><text:s text:c="9"/>v87 = Chile</text:span></text:span></text:p>
        <text:p text:style-name="P74"><text:span text:style-name="negrito_20_Char"><text:span text:style-name="T24"><text:s text:c="9"/>v87 = Argentina</text:span></text:span></text:p>
        <text:p text:style-name="P74"><text:span text:style-name="negrito_20_Char"><text:span text:style-name="T24"><text:s text:c="9"/>v87 = Brasil</text:span></text:span></text:p>
        <text:p text:style-name="P74"><text:span text:style-name="negrito_20_Char"><text:span text:style-name="T24"><text:s text:c="9"/>v87 = Brasil</text:span></text:span></text:p>
        <text:p text:style-name="P74"><text:span text:style-name="negrito_20_Char"><text:span text:style-name="T24"><text:s text:c="9"/>v87 = Brasil</text:span></text:span></text:p>
        <text:p text:style-name="P74"><text:span text:style-name="negrito_20_Char"><text:span text:style-name="T24"><text:s text:c="9"/>v87 = Chile</text:span></text:span></text:p>
        <text:p text:style-name="P74"><text:span text:style-name="negrito_20_Char"><text:span text:style-name="T24"/></text:span></text:p>
        <text:p text:style-name="P74"><text:span text:style-name="negrito_20_Char"><text:span text:style-name="T24">A instrução de formato: (v87/)</text:span></text:span></text:p>
        <text:p text:style-name="P74"><text:span text:style-name="negrito_20_Char"><text:span text:style-name="T24">Irá produzir uma base de dados virtual com os seguintes registros:</text:span></text:span></text:p>
        <text:p text:style-name="P74"><text:span text:style-name="negrito_20_Char"><text:span text:style-name="T24"/></text:span></text:p>
        <text:p text:style-name="P74"><text:span text:style-name="negrito_20_Char"><text:span text:style-name="T24"><text:s text:c="11"/>v1 = Argentina</text:span></text:span></text:p>
        <text:p text:style-name="P74"><text:span text:style-name="negrito_20_Char"><text:span text:style-name="T24"><text:s text:c="11"/>v2 = 1</text:span></text:span></text:p>
        <text:p text:style-name="P74"><text:span text:style-name="negrito_20_Char"><text:span text:style-name="T24"><text:s text:c="9"/>v100 = 6</text:span></text:span></text:p>
        <text:p text:style-name="P74"><text:span text:style-name="negrito_20_Char"><text:span text:style-name="T24"><text:s text:c="8"/>v1001 = 1</text:span></text:span></text:p>
        <text:p text:style-name="P74"><text:span text:style-name="negrito_20_Char"><text:span text:style-name="T24"><text:s text:c="8"/>v1002 = 3</text:span></text:span></text:p>
        <text:p text:style-name="P74"><text:span text:style-name="negrito_20_Char"><text:span text:style-name="T24"/></text:span></text:p>
        <text:p text:style-name="P74"><text:span text:style-name="negrito_20_Char"><text:span text:style-name="T24"><text:s text:c="11"/>v1 = Brasil</text:span></text:span></text:p>
        <text:p text:style-name="P74"><text:span text:style-name="negrito_20_Char"><text:span text:style-name="T24"><text:s text:c="11"/>v2 = 3</text:span></text:span></text:p>
        <text:p text:style-name="P74"><text:span text:style-name="negrito_20_Char"><text:span text:style-name="T24"><text:s text:c="9"/>v100 = 6</text:span></text:span></text:p>
        <text:p text:style-name="P74"><text:span text:style-name="negrito_20_Char"><text:span text:style-name="T24"><text:s text:c="8"/>v1001 = 2</text:span></text:span></text:p>
        <text:p text:style-name="P74"><text:span text:style-name="negrito_20_Char"><text:span text:style-name="T24"><text:s text:c="8"/>v1002 = 3</text:span></text:span></text:p>
        <text:p text:style-name="P74"><text:span text:style-name="negrito_20_Char"><text:span text:style-name="T24"/></text:span></text:p>
        <text:p text:style-name="P74"><text:span text:style-name="negrito_20_Char"><text:span text:style-name="T24"><text:s text:c="11"/>v1 = Chile</text:span></text:span></text:p>
        <text:p text:style-name="P74"><text:span text:style-name="negrito_20_Char"><text:span text:style-name="T24"><text:s text:c="11"/>v2 = 2</text:span></text:span></text:p>
        <text:p text:style-name="P74"><text:span text:style-name="negrito_20_Char"><text:span text:style-name="T24"><text:s text:c="9"/>v100 = 6</text:span></text:span></text:p>
        <text:p text:style-name="P74"><text:span text:style-name="negrito_20_Char"><text:span text:style-name="T24"><text:s text:c="8"/>v1001 = 3</text:span></text:span></text:p>
        <text:p text:style-name="P74"><text:span text:style-name="negrito_20_Char"><text:span text:style-name="T24"><text:s text:c="8"/>v1002 = 3</text:span></text:span></text:p>
        <text:p text:style-name="P74"><text:span text:style-name="negrito_20_Char"><text:span text:style-name="T24"/></text:span></text:p>
        <text:p text:style-name="P74"><text:span text:style-name="negrito_20_Char"><text:span text:style-name="T24">Onde: <text:s text:c="3"/>v1 = Chave gerada pela instrução do formato;</text:span></text:span></text:p>
        <text:p text:style-name="P74"><text:span text:style-name="negrito_20_Char"><text:span text:style-name="T24"><text:s text:c="9"/>v2 = Freqüência da chave no conjunto;</text:span></text:span></text:p>
        <text:p text:style-name="P74"><text:span text:style-name="negrito_20_Char"><text:span text:style-name="T24"><text:s text:c="7"/>v100 = Total de chaves na lista inicial;</text:span></text:span></text:p>
        <text:p text:style-name="P74"><text:span text:style-name="negrito_20_Char"><text:span text:style-name="T24"><text:s text:c="6"/>v1001 = Posição da chave na lista; </text:span></text:span></text:p>
        <text:p text:style-name="P74"><text:span text:style-name="negrito_20_Char"><text:span text:style-name="T24"><text:s text:c="6"/>v1002 = Total de chaves geradas;</text:span></text:span></text:p>
        <text:p text:style-name="P74"><text:span text:style-name="negrito_20_Char"><text:span text:style-name="T24"/></text:span></text:p>
        <text:p text:style-name="P74"><text:span text:style-name="negrito_20_Char"><text:span text:style-name="T24">Exemplo de um registro de configuração do relatório acima:</text:span></text:span></text:p>
        <text:p text:style-name="P74"><text:span text:style-name="negrito_20_Char"><text:span text:style-name="T24"/></text:span></text:p>
        <text:p text:style-name="P74"><text:span text:style-name="negrito_20_Char"><text:span text:style-name="T24"><text:s text:c="7"/>#502 = Exemplo de Relatório</text:span></text:span></text:p>
        <text:p text:style-name="P74"><text:span text:style-name="negrito_20_Char"><text:span text:style-name="T24"><text:s text:c="7"/>#504 = Base de dado Catálogo</text:span></text:span></text:p>
        <text:p text:style-name="P74"><text:span text:style-name="negrito_20_Char"><text:span text:style-name="T24"><text:s text:c="7"/>#505 = $</text:span></text:span></text:p>
        <text:p text:style-name="P74"><text:span text:style-name="negrito_20_Char"><text:span text:style-name="T24"><text:s text:c="7"/>#508 = Frequencia</text:span></text:span></text:p>
        <text:p text:style-name="P74"><text:span text:style-name="negrito_20_Char"><text:span text:style-name="T24"><text:s text:c="7"/>#511 = v1'-'v2</text:span></text:span></text:p>
        <text:p text:style-name="P74"><text:span text:style-name="negrito_20_Char"><text:span text:style-name="T24"><text:s text:c="7"/>#512 = 'Total='v100</text:span></text:span></text:p>
        <text:p text:style-name="P74"><text:span text:style-name="negrito_20_Char"><text:span text:style-name="T24"><text:s text:c="7"/>#513 = (v87/)</text:span></text:span></text:p>
        <text:p text:style-name="P74"><text:span text:style-name="negrito_20_Char"><text:span text:style-name="T24"/></text:span></text:p>
        <text:p text:style-name="P74"><text:span text:style-name="negrito_20_Char"><text:span text:style-name="T24">Irá produzir:</text:span></text:span></text:p>
        <text:p text:style-name="P74"><text:span text:style-name="negrito_20_Char"><text:span text:style-name="T24"/></text:span></text:p>
        <text:p text:style-name="P74"><text:span text:style-name="negrito_20_Char"><text:span text:style-name="T24"><text:s text:c="7"/>Exemplo de Relatório</text:span></text:span></text:p>
        <text:p text:style-name="P74"><text:span text:style-name="negrito_20_Char"><text:span text:style-name="T24"><text:s text:c="7"/>Argentina-1</text:span></text:span></text:p>
        <text:p text:style-name="P74"><text:span text:style-name="negrito_20_Char"><text:span text:style-name="T24"><text:s text:c="7"/>Brasil-3</text:span></text:span></text:p>
        <text:p text:style-name="P74"><text:span text:style-name="negrito_20_Char"><text:span text:style-name="T24"><text:s text:c="7"/>Chile-2</text:span></text:span></text:p>
        <text:p text:style-name="P74"><text:span text:style-name="negrito_20_Char"><text:span text:style-name="T24"><text:s text:c="7"/>Total=6</text:span></text:span></text:p>
        <text:p text:style-name="Standard"/>
        <text:p text:style-name="P74"><text:span text:style-name="negrito_20_Char"><text:span text:style-name="T24">Nota: Edite a base de dados de configuração de Relatórios Personalizados e veja exemplos concretos. </text:span></text:span></text:p>
        <text:h text:style-name="P19" text:outline-level="1">Base de dados Formulário do catálogo<text:alphabetical-index-mark text:string-value="Formulários do Catálogo" text:key1="Configuração"/></text:h>
        <text:p text:style-name="Standard"/>
        <text:p text:style-name="P6">Base de dados de configuração do formulário de entrada de dados e edição para a <text:span text:style-name="T9">Base de dados Catálogo.</text:span></text:p>
        <text:p text:style-name="P8"/>
        <text:p text:style-name="P6">As configurações terão efeito para todo o sistema de bibliotecas. </text:p>
        <text:p text:style-name="P6"/>
        <text:p text:style-name="P6">Cada registro desta base de dados irá conter instruções para a composição dos formulários de entrada e edição de dados para a <text:span text:style-name="T9">Base de dados Catálogo</text:span>.</text:p>
        <text:p text:style-name="P6"/>
        <text:p text:style-name="P6">Cada registro desta base de dados deverá conter a indicação dos campos de dados que deverão estar presentes em cada tipo de formulário. </text:p>
        <text:p text:style-name="P6"/>
        <text:p text:style-name="P6">Havendo necessidade, novos formulários poderão ser criados para novos tipos de objetos ou documentos.</text:p>
        <text:p text:style-name="P6"/>
        <text:p text:style-name="P6">Os campos de dados que compõe este formulário são:</text:p>
        <text:p text:style-name="Standard"/>
        <text:p text:style-name="Standard"><text:span text:style-name="negrito_20_Char"><text:span text:style-name="T37">301 - I</text:span></text:span><text:span text:style-name="T37">dioma português</text:span><text:span text:style-name="T30"> (obrigatório)</text:span></text:p>
        <text:p text:style-name="P75">Nome do formulário transcrito no idioma português.</text:p>
        <text:p text:style-name="P6"/>
        <text:p text:style-name="Standard"><text:span text:style-name="negrito_20_Char"><text:span text:style-name="T37">302 - I</text:span></text:span><text:span text:style-name="T37">dioma espanhol</text:span><text:span text:style-name="T30"> (obrigatório)</text:span></text:p>
        <text:p text:style-name="P75">Nome do formulário transcrito no idioma espanhol.</text:p>
        <text:p text:style-name="P6"/>
        <text:p text:style-name="Standard"><text:span text:style-name="negrito_20_Char"><text:span text:style-name="T37">303 - I</text:span></text:span><text:span text:style-name="T37">dioma inglês</text:span><text:span text:style-name="T30"> (obrigatório)</text:span></text:p>
        <text:p text:style-name="P75">Nome do formulário transcrito no idioma inglês.</text:p>
        <text:p text:style-name="P6"/>
        <text:p text:style-name="Standard"><text:span text:style-name="negrito_20_Char"><text:span text:style-name="T37">304 - I</text:span></text:span><text:span text:style-name="T37">dioma Italiano</text:span><text:span text:style-name="T30"> (obrigatório)</text:span></text:p>
        <text:p text:style-name="P75">Nome do formulário transcrito no idioma italiano.</text:p>
        <text:p text:style-name="P6"/>
        <text:p text:style-name="Standard"><text:span text:style-name="negrito_20_Char"><text:span text:style-name="T37">305 - I</text:span></text:span><text:span text:style-name="T37">dioma francês</text:span><text:span text:style-name="T30"> (obrigatório)</text:span></text:p>
        <text:p text:style-name="P75">Nome do formulário transcrito no idioma francês.</text:p>
        <text:p text:style-name="P75"/>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Standard"/>
        <text:p text:style-name="Standard"/>
        <text:h text:style-name="P19" text:outline-level="1">Base de dados Formulário de tombo<text:alphabetical-index-mark text:string-value="Formulário de Tombo" text:key1="Configuração"/></text:h>
        <text:p text:style-name="Standard"/>
        <text:p text:style-name="P6">Base de dados que armazena os parâmetros de configuração do formulário de entrada e edição de dados para a <text:span text:style-name="T9">Base de dados Tombo</text:span> de cada biblioteca. </text:p>
        <text:p text:style-name="P6"/>
        <text:p text:style-name="P6">Caso o PHL©Elysio esteja sendo utilizado na gestão de um sistema de bibliotecas, cada biblioteca em particular poderá configurar o formulário de tombo conforme suas necessidades. </text:p>
        <text:p text:style-name="P6"/>
        <text:p text:style-name="P6">Esta base de dados contém um único registro com os parâmetros de configuração do formulário de entrada e edição de dados da <text:span text:style-name="T9">Base de dados Tombo</text:span>.</text:p>
        <text:p text:style-name="P6"/>
        <text:p text:style-name="P6">Ao se abrir o registro desta base de dados, será apresentado um formulário contendo todas as etiquetas disponíveis para a <text:span text:style-name="T9">Base de dados Tombo</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Tombo</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e tombo configurado da seguinte forma:</text:p>
        <text:p text:style-name="Standard"/>
        <text:p text:style-name="Standard"><text:span text:style-name="negrito_20_Char">Campos habilitados</text:span>:</text:p>
        <text:p text:style-name="Standard"/>
        <text:p text:style-name="Standard">[800] Id. do título <text:s/></text:p>
        <text:p text:style-name="Standard">[801] Tombo</text:p>
        <text:p text:style-name="Standard">[803] Exemplar</text:p>
        <text:p text:style-name="Standard">[807] Status</text:p>
        <text:p text:style-name="Standard">[819] Aquisição</text:p>
        <text:p text:style-name="Standard">[820] Data da aquisição</text:p>
        <text:p text:style-name="Standard">[823] Valor</text:p>
        <text:p text:style-name="Standard">[837] Observações</text:p>
        <text:p text:style-name="Standard"/>
        <text:p text:style-name="Standard"><text:span text:style-name="negrito_20_Char">Campos desabilitados</text:span>:</text:p>
        <text:p text:style-name="Standard"/>
        <text:p text:style-name="Standard">[802] [livre]</text:p>
        <text:p text:style-name="Standard">[804] [livre]</text:p>
        <text:p text:style-name="Standard">[805] [livre]</text:p>
        <text:p text:style-name="Standard">[806] [livre]</text:p>
        <text:p text:style-name="Standard">[808] [livre]</text:p>
        <text:p text:style-name="Standard">[809] [livre]</text:p>
        <text:p text:style-name="Standard">[810] [livre]</text:p>
        <text:p text:style-name="Standard">[811] [livre]</text:p>
        <text:p text:style-name="Standard">[812] [livre]</text:p>
        <text:p text:style-name="Standard">[813] [livre]</text:p>
        <text:p text:style-name="Standard">[814] [livre]</text:p>
        <text:p text:style-name="Standard">[815] [livre]</text:p>
        <text:p text:style-name="Standard">[816] [livre]</text:p>
        <text:p text:style-name="Standard">[817] [livre]</text:p>
        <text:p text:style-name="Standard">[818] [livre]</text:p>
        <text:p text:style-name="Standard">[821] Fornecedor</text:p>
        <text:p text:style-name="Standard">[822] Nota fiscal</text:p>
        <text:p text:style-name="Standard">[824] Valor em dolar</text:p>
        <text:p text:style-name="Standard">[825] Prazo excepcional</text:p>
        <text:p text:style-name="Standard">[826] Técnicas de restauração</text:p>
        <text:p text:style-name="Standard">[827] Materiais empregados</text:p>
        <text:p text:style-name="Standard"><text:soft-page-break/>[828] [livre]</text:p>
        <text:p text:style-name="Standard">[929] [livre]</text:p>
        <text:p text:style-name="Standard">[830] Antigos proprietários</text:p>
        <text:p text:style-name="Standard">[831] Cedência</text:p>
        <text:p text:style-name="Standard">[832] [livre]</text:p>
        <text:p text:style-name="Standard">[833] Valor do seguro</text:p>
        <text:p text:style-name="Standard">[834] [livre]</text:p>
        <text:p text:style-name="Standard">[835] [livre]</text:p>
        <text:p text:style-name="Standard">[836] [livre]</text:p>
        <text:h text:style-name="P19" text:outline-level="1">Base de dados Formulário de usuários<text:alphabetical-index-mark text:string-value="Formulário do Usuário" text:key1="Configuração"/></text:h>
        <text:p text:style-name="Standard"/>
        <text:p text:style-name="P6">Base de dados que armazena os parâmetros de configuração do formulário de entrada e edição de dados para a <text:span text:style-name="T9">Base de dados Usuários</text:span>. </text:p>
        <text:p text:style-name="P6"/>
        <text:p text:style-name="P6">Caso o PHL©Elysio esteja sendo utilizado para a gestão de um sistema de bibliotecas, as alterações neste formulário terão efeito em todas as bibliotecas. </text:p>
        <text:p text:style-name="P6"/>
        <text:p text:style-name="P6">Esta base de dados contém um único registro com os parâmetros de configuração do formulário de entrada e edição de dados da <text:span text:style-name="T9">Base de dados Usuários</text:span>.</text:p>
        <text:p text:style-name="P6"/>
        <text:p text:style-name="P6">Ao se abrir o registro desta base de dados, será apresentado um formulário contendo todas as etiquetas disponíveis para a <text:span text:style-name="T9">Base de dados Usuários</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Usuários</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e usuário configurado da seguinte forma:</text:p>
        <text:p text:style-name="Standard"/>
        <text:p text:style-name="negrito">Campos habilitados:</text:p>
        <text:p text:style-name="Standard"/>
        <text:p text:style-name="Standard">[701] Matrícula do usuário</text:p>
        <text:p text:style-name="Standard">[702] Senha de acesso</text:p>
        <text:p text:style-name="Standard">[703] Status</text:p>
        <text:p text:style-name="Standard">[704] Validade da matrícula</text:p>
        <text:p text:style-name="Standard">[705] Nome</text:p>
        <text:p text:style-name="Standard">[706] Endereço</text:p>
        <text:p text:style-name="Standard">[707] Cidade</text:p>
        <text:p text:style-name="Standard">[708] UF</text:p>
        <text:p text:style-name="Standard">[709] CEP</text:p>
        <text:p text:style-name="Standard">[710] Fones</text:p>
        <text:p text:style-name="Standard">[714] E-mail</text:p>
        <text:p text:style-name="Standard">[723] Tipo de usuário</text:p>
        <text:p text:style-name="Standard">[725] Observações</text:p>
        <text:p text:style-name="Standard"/>
        <text:p text:style-name="negrito">Campos desabilitados: (havendo necessidade, podem ser habilitados)</text:p>
        <text:p text:style-name="Standard"/>
        <text:p text:style-name="Standard">[711] Período</text:p>
        <text:p text:style-name="Standard">[712] Turma</text:p>
        <text:p text:style-name="Standard">[713] Curso</text:p>
        <text:p text:style-name="Standard">[714] E-mail</text:p>
        <text:p text:style-name="Standard">[715] Perfil SDI</text:p>
        <text:p text:style-name="Standard">[716] Expressão de busca SDI</text:p>
        <text:p text:style-name="Standard">[717] Hiperlink</text:p>
        <text:p text:style-name="Standard">[718] [Livre]</text:p>
        <text:p text:style-name="Standard">[719] Foto</text:p>
        <text:p text:style-name="Standard">[720] Departamento</text:p>
        <text:p text:style-name="Standard">[721] [livre]</text:p>
        <text:p text:style-name="Standard">[722] [livre]</text:p>
        <text:p text:style-name="Standard">[724] [livre]</text:p>
        <text:p text:style-name="Standard">[726] Nascimento</text:p>
        <text:p text:style-name="Standard">[727] Identidade</text:p>
        <text:p text:style-name="Standard">[728] CPF</text:p>
        <text:h text:style-name="P19" text:outline-level="1">Base de dados Formulário do kardex<text:alphabetical-index-mark text:string-value="Formulário do Kardex" text:key1="Configuração"/></text:h>
        <text:p text:style-name="Standard"/>
        <text:p text:style-name="P6">Base de dados que armazena os parâmetros de configuração do formulário de entrada e edição de dados para a <text:span text:style-name="T9">Base de dados Kardex</text:span>.</text:p>
        <text:p text:style-name="P6"/>
        <text:p text:style-name="P6">Caso o PHL©Elysio esteja sendo utilizado na gestão de um sistema de bibliotecas, cada biblioteca em particular poderá configurar o formulário da <text:span text:style-name="T9">Base de dados Kardex</text:span> conforme suas necessidades. </text:p>
        <text:p text:style-name="P6"/>
        <text:p text:style-name="P6">Esta base de dados contém um único registro com os parâmetros de configuração do formulário de entrada e edição de dados da <text:span text:style-name="T9">Base de dados Kardex</text:span>.</text:p>
        <text:p text:style-name="P6"/>
        <text:p text:style-name="P6">Ao se abrir o registro desta base de dados, será apresentado um formulário contendo todas as etiquetas disponíveis para a <text:span text:style-name="T9">Base de dados Kardex</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Kardex</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a <text:span text:style-name="T9">Base de dados Kardex</text:span> configurado da seguinte forma:</text:p>
        <text:p text:style-name="Standard"/>
        <text:p text:style-name="negrito">Campos habilitados:</text:p>
        <text:p text:style-name="Standard"/>
        <text:p text:style-name="Standard">[771] ID. do título</text:p>
        <text:p text:style-name="Standard">[772] ISSN</text:p>
        <text:p text:style-name="Standard">[776] Periodicidade</text:p>
        <text:p text:style-name="Standard">[782] Procedência</text:p>
        <text:p text:style-name="Standard">[783] Assinatura</text:p>
        <text:p text:style-name="Standard">[784] Forma de aquisição</text:p>
        <text:p text:style-name="Standard">[786] Histórico</text:p>
        <text:p text:style-name="Standard">[788] Renovar em</text:p>
        <text:p text:style-name="Standard">[790] Coleção</text:p>
        <text:p text:style-name="Standard">[791] Observações</text:p>
        <text:p text:style-name="Standard">[792] Descritores</text:p>
        <text:p text:style-name="Standard"/>
        <text:p text:style-name="negrito">Campos desabilitados: (havendo necessidade, podem ser habilitados)</text:p>
        <text:p text:style-name="Standard"/>
        <text:p text:style-name="Standard">[769] Menção de responsabilidade</text:p>
        <text:p text:style-name="Standard">[770] Coden</text:p>
        <text:p text:style-name="Standard">[773] [livre]</text:p>
        <text:p text:style-name="Standard">[774] Continua como</text:p>
        <text:p text:style-name="Standard">[775] Continuação de</text:p>
        <text:p text:style-name="Standard">[777] [livre]</text:p>
        <text:p text:style-name="Standard">[778] [livre]</text:p>
        <text:p text:style-name="Standard">[779] Seção / Parte</text:p>
        <text:p text:style-name="Standard">[780] Curso indicado</text:p>
        <text:p text:style-name="Standard">[781] Endereço eletrônico</text:p>
        <text:p text:style-name="Standard">[785] Subtítulo</text:p>
        <text:p text:style-name="Standard">[786] [livre]</text:p>
        <text:p text:style-name="Standard">[787] Permuta com</text:p>
        <text:p text:style-name="Standard">[789] Idiomas</text:p>
        <text:p text:style-name="Standard">[793] Área do conhecimento</text:p>
        <text:p text:style-name="Standard">[794] Variações do título</text:p>
        <text:p text:style-name="Standard">[795] País de publicação</text:p>
        <text:p text:style-name="Standard"><text:soft-page-break/>[796] [livre]</text:p>
        <text:p text:style-name="Standard">[797] [livre]</text:p>
        <text:p text:style-name="Standard">[798] Número no CCN / IBICT</text:p>
        <text:p text:style-name="Standard">[799] Título abreviado</text:p>
        <text:h text:style-name="P19" text:outline-level="1">Base de dados Formulário do fornecedor<text:alphabetical-index-mark text:string-value="Formulário do Fornecedor" text:key1="Configuração"/></text:h>
        <text:p text:style-name="Standard"/>
        <text:p text:style-name="P6">Base de dados que contém parâmetros de configuração do formulário de entrada e edição de dados para a <text:span text:style-name="T9">Base de dados Fornecedor</text:span>. </text:p>
        <text:p text:style-name="P6"/>
        <text:p text:style-name="P6">Caso o PHL©Elysio esteja sendo utilizado para a gestão de um sistema de bibliotecas, as alterações neste formulário terão efeito em todas as bibliotecas. </text:p>
        <text:p text:style-name="P6"/>
        <text:p text:style-name="P6">Esta base de dados contém um único registro de configuração com as regras de composição do formulário de entrada e edição de dados da <text:span text:style-name="T9">Base de dados Fornecedor</text:span>.</text:p>
        <text:p text:style-name="P6"/>
        <text:p text:style-name="P6">Ao se abrir o registro desta base de dados, será apresentado um formulário contendo todas as etiquetas disponíveis para a <text:span text:style-name="T9">Base de dados Fornecedores</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Fornecedores</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o fornecedor configurado da seguinte forma:</text:p>
        <text:p text:style-name="Standard"/>
        <text:p text:style-name="Standard"><text:span text:style-name="negrito_20_Char">Campos habilitados</text:span>:</text:p>
        <text:p text:style-name="Standard"/>
        <text:p text:style-name="Standard">[750] Código da unidade</text:p>
        <text:p text:style-name="Standard">[751] ID. do fornecedor</text:p>
        <text:p text:style-name="Standard">[752] Nome do fornecedor</text:p>
        <text:p text:style-name="Standard">[754] Endereço</text:p>
        <text:p text:style-name="Standard">[755] Cidade</text:p>
        <text:p text:style-name="Standard">[756] UF</text:p>
        <text:p text:style-name="Standard">[757] CEP</text:p>
        <text:p text:style-name="Standard">[758] Fones</text:p>
        <text:p text:style-name="Standard">[759] E-mails </text:p>
        <text:p text:style-name="Standard">[762] Observações</text:p>
        <text:p text:style-name="Standard">[763] Site Web</text:p>
        <text:p text:style-name="Standard"/>
        <text:p text:style-name="Standard"><text:span text:style-name="negrito_20_Char">Campos desabilitados</text:span>:</text:p>
        <text:p text:style-name="Standard"/>
        <text:p text:style-name="Standard">[753] CNPJ</text:p>
        <text:p text:style-name="Standard">[760] Títulos agenciados</text:p>
        <text:p text:style-name="Standard">[761] Editoras representadas</text:p>
        <text:p text:style-name="Standard">[764] País do fornecedor</text:p>
        <text:p text:style-name="Standard">[765] [livre]</text:p>
        <text:p text:style-name="Standard">[766] [livre]</text:p>
        <text:p text:style-name="Standard">[767] [livre]</text:p>
        <text:p text:style-name="Standard">[768] [livre]</text:p>
        <text:h text:style-name="P18" text:outline-level="1">Base de dados Tipo de procedência<text:alphabetical-index-mark text:string-value="Procedência" text:key1="Configuração"/></text:h>
        <text:p text:style-name="Standard"/>
        <text:p text:style-name="P6">Base de dados que armazena as opções de procedência do objeto para fins de emissão de relatórios estatísticos exigidos pelo MEC. Esta base de dados é estática e não pode ser editada.</text:p>
        <text:p text:style-name="P6"/>
        <text:p text:style-name="P6">Cada registro desta base de dados corresponde a uma opção que será apresentada na caixa de seleção de procedência do formulário de entrada e edição de dados da <text:span text:style-name="T9">Base de dados Kardex</text:span>. (Anexo XII). </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procedência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procedência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procedência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procedência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procedência que será apresentado como opção na caixa de seleção dos formulários.</text:p>
        <text:p text:style-name="P75"/>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Standard"/>
        <text:p text:style-name="Standard"/>
        <text:h text:style-name="P19" text:outline-level="1">Base de dados Tipo de Suporte<text:alphabetical-index-mark text:string-value="Tipo de Suporte" text:key1="Configuração"/></text:h>
        <text:p text:style-name="Standard"/>
        <text:p text:style-name="P6">Base de dados que armazena as opções de suportes ou mídia em que o documento ou objeto é apresentado.</text:p>
        <text:p text:style-name="P6"/>
        <text:p text:style-name="P6">Cada registro desta base de dados corresponde a uma opção que será apresentada na caixa de seleção de suporte do formulário de entrada e edição de dados da <text:span text:style-name="T9">Base de dados Catálogo</text:span> e nas caixas de seleção de preferências de buscas. (Anexo VI). Havendo necessidade, novas opções poderão ser acrescentadas nesta base de dados. </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suporte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suporte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suporte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suporte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suporte que será apresentado como opção na caixa de seleção dos formulários.</text:p>
        <text:p text:style-name="P75"/>
        <text:p text:style-name="Standard"><text:span text:style-name="negrito_20_Char">370 - Ícone do suporte</text:span> (obrigatório)</text:p>
        <text:p text:style-name="P75">Ícone que irá representar o tipo de suporte. O formulário irá apresentar uma lista de ícones disponível. Selecione aquele que irá representar o tipo de suporte desejado.</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Standard"><text:span text:style-name="negrito_20_Char"><text:span text:style-name="T27"/></text:span></text:p>
        <text:p text:style-name="Standard"/>
        <text:p text:style-name="P16"/>
        <text:h text:style-name="P54" text:outline-level="1">Base de dados Tipo de período<text:alphabetical-index-mark text:string-value="Períodos" text:key1="Configuração"/></text:h>
        <text:p text:style-name="Standard"/>
        <text:p text:style-name="P6">Base de dados que armazena as opções de períodos de permanência do usuário na instituição.</text:p>
        <text:p text:style-name="P6"/>
        <text:p text:style-name="P6">Cada registro desta base de dados corresponde a uma opção que será apresentada na caixa de seleção de períodos do formulário de entrada e edição de dados da <text:span text:style-name="T9">Base de dados Usuários</text:span>. (Anexo XII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períod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períod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períod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períod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período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Tipo de periodicidade<text:alphabetical-index-mark text:string-value="Periodicidade" text:key1="Configuração"/></text:h>
        <text:p text:style-name="Standard"/>
        <text:p text:style-name="P6">Base de dados que armazena as opções de periodicidades de séries periódicas (<text:span text:style-name="T12">revistas, jornais, anuários, boletins, etc</text:span>.).</text:p>
        <text:p text:style-name="P6"/>
        <text:p text:style-name="P6">Cada registro desta base de dados corresponde a uma opção que será apresentada na caixa de seleção de periodicidade do formulário de entrada e edição de dados da <text:span text:style-name="T9">Base de dados Kardex</text:span>. (Anexo IX). Havendo necessidade, novas opções poderão ser acrescentadas nesta base de dados.</text:p>
        <text:p text:style-name="Standard"/>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periodicidade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periodicidade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periodicidade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periodicidade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periodicidade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Tipo de idioma<text:alphabetical-index-mark text:string-value="Idiomas" text:key1="Configuração"/></text:h>
        <text:p text:style-name="Standard"/>
        <text:p text:style-name="P6">Base de dados que armazena todas as opções de idiomas previstos pela ISO-639.</text:p>
        <text:p text:style-name="P6"/>
        <text:p text:style-name="P6">Cada registro desta base de dados corresponde a uma opção que poderá ser apresentado na caixa de seleção de idiomas do texto dos formulários de entrada e edição de dados da <text:span text:style-name="T9">Base de dados Catálogo</text:span> e da <text:span text:style-name="T9">Base de dados Kardex</text:span> e também nas preferências de busca. (Anexo III)</text:p>
        <text:p text:style-name="P6"/>
        <text:p text:style-name="P6">Campos de dados que compõe cada registro desta base de dados: </text:p>
        <text:p text:style-name="P6"/>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idioma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idioma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idioma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idioma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idioma que será apresentado como opção na caixa de seleção dos formulários.</text:p>
        <text:p text:style-name="P6"/>
        <text:p text:style-name="P6"><text:span text:style-name="T10">312 – Código ISO-639</text:span> (3 letras – Obrigatório)</text:p>
        <text:p text:style-name="P75">Código ISO de 3 letras obtido da norma ISO-639</text:p>
        <text:p text:style-name="P75"/>
        <text:p text:style-name="P6"><text:span text:style-name="T10">313 – Código ISO-639</text:span> (2 letras – Facultativo)</text:p>
        <text:p text:style-name="P75">Código ISO de 2 letras obtido da norma ISO-639</text:p>
        <text:p text:style-name="P6"/>
        <text:p text:style-name="P6"><text:span text:style-name="T10">390 – Apresentar / Ocultar </text:span><text:span text:style-name="T24">(obrigatório)</text:span></text:p>
        <text:p text:style-name="P75">O formulário de configuração das opções de idioma irá apresentar duas opções: Apresentar (código = 1) e Ocultar (código = 0).</text:p>
        <text:p text:style-name="P75"/>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P16"/>
        <text:h text:style-name="P54" text:outline-level="1">Base de dados Tipo de conteúdo<text:alphabetical-index-mark text:string-value="Tipo de Conteúdo" text:key1="Configuração"/></text:h>
        <text:p text:style-name="Standard"/>
        <text:p text:style-name="P6">Base de dados que armazena as opções de tipos de conteúdos.</text:p>
        <text:p text:style-name="P6"/>
        <text:p text:style-name="P6">Cada registro desta base de dados corresponde a uma opção que será apresentada na caixa de seleção de tipos de conteúdo do formulário de entrada e edição de dados da <text:span text:style-name="T9">Base de dados Catálogo</text:span> e também nas preferências de busca. (Anexo VI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conteúd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conteúd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conteúd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conteúd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conteúdo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Tipo de assinatura<text:alphabetical-index-mark text:string-value="Forma de Assinatura" text:key1="Configuração"/></text:h>
        <text:p text:style-name="Standard"/>
        <text:p text:style-name="P6">Base de dados que armazena as opções do estado da assinatura dos títulos de periódicos da biblioteca.</text:p>
        <text:p text:style-name="P6"/>
        <text:p text:style-name="P6">Cada registro desta base de dados corresponde a uma opção que será apresentada na caixa de seleção de assinatura do formulário de entrada e edição de dados da <text:span text:style-name="T9">Base de dados Kardex</text:span>. (Anexo X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assinatura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assinatura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assinatura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assinatura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assinatura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Standard"><text:span text:style-name="negrito_20_Char"><text:span text:style-name="T27"/></text:span></text:p>
        <text:h text:style-name="P19" text:outline-level="1">Base de dados Tipo de aquisição<text:alphabetical-index-mark text:string-value="Forma de Aquisição" text:key1="Configuração"/></text:h>
        <text:p text:style-name="Standard"/>
        <text:p text:style-name="P6">Base de dados que armazena as opções do modo de aquisição do documento ou objeto.</text:p>
        <text:p text:style-name="P6"/>
        <text:p text:style-name="P6">Cada registro desta base de dados corresponde a uma opção que será apresentada nas caixas de seleção de aquisição dos formulários de entrada e edição de dados da <text:span text:style-name="T9">Base de dados Tombo</text:span> e da <text:span text:style-name="T9">Base de dados Kardex</text:span>. (Anexo X). Havendo necessidade, novas opções poderão ser acrescentadas nesta base de dados.</text:p>
        <text:p text:style-name="P6"/>
        <text:p text:style-name="P6">Campo de dado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aquisiçã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aquisiçã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aquisiçã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aquisiçã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aquisição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Tipo de coleção<text:alphabetical-index-mark text:string-value="Coleções" text:key1="Configuração"/></text:h>
        <text:p text:style-name="Standard"/>
        <text:p text:style-name="P6">Base de dados que armazena as opções de coleções da biblioteca com propósitos de definição de regras de empréstimo, geração de relatórios estatísticos ou para facilitar a localização do documento no acervo.</text:p>
        <text:p text:style-name="P6"/>
        <text:p text:style-name="P6">Cada registro desta base de dados corresponde a uma opção que será apresentada nas caixas de seleção de coleção do formulário de entrada e edição de dados da <text:span text:style-name="T9">Base de dados Catálogo</text:span> e também nas preferências de busca. (Anexo V). Havendo necessidade, novas opções poderão ser acrescentadas nesta base de dados.</text:p>
        <text:p text:style-name="P6"/>
        <text:p text:style-name="P6">Campos de dados que compõe cada registro desta base de dados: </text:p>
        <text:p text:style-name="P6"/>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coleçã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coleçã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coleçã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coleçã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coleção que será apresentado como opção na caixa de seleção dos formulários.</text:p>
        <text:p text:style-name="P75"/>
        <text:p text:style-name="Standard"><text:span text:style-name="negrito_20_Char">370 - Ícone da coleção</text:span> (obrigatório)</text:p>
        <text:p text:style-name="P75">Ícone que irá representar o tipo de coleção. O formulário irá apresentar uma lista de ícones disponível. Selecione aquele que irá representar o tipo de coleção desejado.</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Standard"/>
        <text:h text:style-name="P19" text:outline-level="1">Base de dados Tipo de curso<text:alphabetical-index-mark text:string-value="Cursos e Disciplinas" text:key1="Configuração"/></text:h>
        <text:p text:style-name="Standard"/>
        <text:p text:style-name="P6">Base de dados que armazena as opções de cursos e disciplinas</text:p>
        <text:p text:style-name="P6"/>
        <text:p text:style-name="P6">Cada registro desta base de dados corresponde a uma opção que será apresentada nas caixas de seleção de cursos e disciplinas do formulário de entrada e edição de dados da <text:span text:style-name="T9">Base de dados Catálogo</text:span>, <text:span text:style-name="T9">Base de dados Tombo</text:span>, <text:span text:style-name="T9">Base de dados Usuários</text:span> e <text:span text:style-name="T9">Base de dados Kardex</text:span>. (Anexo IV).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curs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curs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curs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curs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curso que será apresentado como opção na caixa de seleção dos formulários.</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p text:style-name="P74"><text:span text:style-name="negrito_20_Char"><text:span text:style-name="T41"/></text:span></text:p>
        <text:p text:style-name="P74"><text:span text:style-name="negrito_20_Char"><text:span text:style-name="T41"/></text:span></text:p>
        <text:h text:style-name="P19" text:outline-level="1">Base de dados Tipo de documento<text:alphabetical-index-mark text:string-value="Tipo de documento" text:key1="Configuração"/></text:h>
        <text:p text:style-name="Standard"/>
        <text:p text:style-name="P6">Base de dados que armazena as opções de tipos de documentos ou objetos</text:p>
        <text:p text:style-name="P6"/>
        <text:p text:style-name="P6">Cada registro desta base de dados corresponde a uma opção que será apresentada nas caixas de seleção de tipo de documento do formulário de entrada e edição de dados da <text:span text:style-name="T9">Base de dados Catálogo.</text:span> <text:s/>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7">301 - I</text:span></text:span><text:span text:style-name="T37">dioma português</text:span><text:span text:style-name="T30"> (obrigatório)</text:span></text:p>
        <text:p text:style-name="P75">Termo no idioma português que irá identificar o tipo de documento que será apresentado como opção na caixa de seleção dos formulários.</text:p>
        <text:p text:style-name="P6"/>
        <text:p text:style-name="Standard"><text:span text:style-name="negrito_20_Char"><text:span text:style-name="T37">302 - I</text:span></text:span><text:span text:style-name="T37">dioma espanhol</text:span><text:span text:style-name="T30"> (obrigatório)</text:span></text:p>
        <text:p text:style-name="P75">Termo no idioma espanhol que irá identificar o tipo de documento que será apresentado como opção na caixa de seleção dos formulários.</text:p>
        <text:p text:style-name="P6"/>
        <text:p text:style-name="Standard"><text:span text:style-name="negrito_20_Char"><text:span text:style-name="T37">303 - I</text:span></text:span><text:span text:style-name="T37">dioma inglês</text:span><text:span text:style-name="T30"> (obrigatório)</text:span></text:p>
        <text:p text:style-name="P75">Termo no idioma inglês que irá identificar o tipo de documento que será apresentado como opção na caixa de seleção dos formulários.</text:p>
        <text:p text:style-name="P6"/>
        <text:p text:style-name="Standard"><text:span text:style-name="negrito_20_Char"><text:span text:style-name="T37">304 - I</text:span></text:span><text:span text:style-name="T37">dioma Italiano</text:span><text:span text:style-name="T30"> (obrigatório)</text:span></text:p>
        <text:p text:style-name="P75">Termo no idioma italiano que irá identificar o tipo de documento que será apresentado como opção na caixa de seleção dos formulários.</text:p>
        <text:p text:style-name="P6"/>
        <text:p text:style-name="Standard"><text:span text:style-name="negrito_20_Char"><text:span text:style-name="T37">305 - I</text:span></text:span><text:span text:style-name="T37">dioma francês</text:span><text:span text:style-name="T30"> (obrigatório)</text:span></text:p>
        <text:p text:style-name="P75">Termo no idioma francês que irá identificar o tipo de documento que será apresentado como opção na caixa de seleção dos formulários.</text:p>
        <text:p text:style-name="P75"/>
        <text:p text:style-name="Standard"><text:span text:style-name="negrito_20_Char"><text:span text:style-name="T37">350 - Formulário </text:span></text:span><text:span text:style-name="T30">(obrigatório)</text:span></text:p>
        <text:p text:style-name="P75">Código numérico que identifica o tipo de formulário que será utilizado para o tipo de documento.</text:p>
        <text:p text:style-name="P75"/>
        <text:p text:style-name="Standard"><text:span text:style-name="negrito_20_Char"><text:span text:style-name="T37">370 - Ícone</text:span></text:span><text:span text:style-name="T30"> (obrigatório)</text:span></text:p>
        <text:p text:style-name="P75">Nome do arquivo de imagem correspondente ao ícone que irá representar o tipo de documento.</text:p>
        <text:p text:style-name="Standard"/>
        <text:p text:style-name="Standard"><text:span text:style-name="negrito_20_Char"><text:span text:style-name="T37">998 – MFN do registro</text:span></text:span><text:span text:style-name="negrito_20_Char"><text:span text:style-name="T41"> (obrigatório)</text:span></text:span></text:p>
        <text:p text:style-name="P74"><text:span text:style-name="negrito_20_Char"><text:span text:style-name="T41">Número de identificação do registro, atribuído e controlado automaticamente durante o processo de sua criação.</text:span></text:span></text:p>
        <text:h text:style-name="P19" text:outline-level="1">Base de dados Empréstimos<text:alphabetical-index-mark text:string-value="Empréstimos" text:key1="Base de dados"/></text:h>
        <text:p text:style-name="Standard"/>
        <text:p text:style-name="Standard">Base de dados que armazena os objetos emprestados. Esta base de dados é alimentada e controlada automaticamente pelo PHL©Elysio a partir de um empréstimo, renovação ou devolução.</text:p>
        <text:p text:style-name="Standard"/>
        <text:p text:style-name="Standard">Os registros desta base de dados são eliminados quando o objeto do empréstimo é devolvido.</text:p>
        <text:p text:style-name="Standard"/>
        <text:p text:style-name="Standard">Cada registro desta base de dados é composto de um único campo de dado, subdividido em subcampos:</text:p>
        <text:p text:style-name="Standard"/>
        <text:p text:style-name="negrito">900 - Lançamentos</text:p>
        <text:p text:style-name="Standard"/>
        <text:p text:style-name="P74"><text:span text:style-name="negrito_20_Char"><text:span text:style-name="T24">Este campo é preenchido e controlado automaticamente pelo PHL©Elysio. Está subdividido com os seguintes subcampos:</text:span></text:span></text:p>
        <text:p text:style-name="P74"><text:span text:style-name="negrito_20_Char"><text:span text:style-name="T24"/></text:span></text:p>
        <text:p text:style-name="P74"><text:span text:style-name="negrito_20_Char"><text:span text:style-name="T24">(a) Número do título</text:span></text:span></text:p>
        <text:p text:style-name="P74"><text:span text:style-name="negrito_20_Char"><text:span text:style-name="T24">(b) Nome do bibliotecário</text:span></text:span></text:p>
        <text:p text:style-name="P74"><text:span text:style-name="negrito_20_Char"><text:span text:style-name="T24">(c) Código de tipo de usuário</text:span></text:span></text:p>
        <text:p text:style-name="P74"><text:span text:style-name="negrito_20_Char"><text:span text:style-name="T24">(d) Data da operação</text:span></text:span></text:p>
        <text:p text:style-name="P74"><text:span text:style-name="negrito_20_Char"><text:span text:style-name="T24">(e) Código do tipo de objeto</text:span></text:span></text:p>
        <text:p text:style-name="P74"><text:span text:style-name="negrito_20_Char"><text:span text:style-name="T24">(f) Mfn do título</text:span></text:span></text:p>
        <text:p text:style-name="P74"><text:span text:style-name="negrito_20_Char"><text:span text:style-name="T24">(h) Hora da operação</text:span></text:span></text:p>
        <text:p text:style-name="P74"><text:span text:style-name="negrito_20_Char"><text:span text:style-name="T24">(k) Mfn do usuário</text:span></text:span></text:p>
        <text:p text:style-name="P74"><text:span text:style-name="negrito_20_Char"><text:span text:style-name="T24">(n) Mfn da data de devolucao</text:span></text:span></text:p>
        <text:p text:style-name="P74"><text:span text:style-name="negrito_20_Char"><text:span text:style-name="T24">(o) Tipo de operação</text:span></text:span></text:p>
        <text:p text:style-name="P74"><text:span text:style-name="negrito_20_Char"><text:span text:style-name="T24">(t) Número do tombo</text:span></text:span></text:p>
        <text:p text:style-name="P74"><text:span text:style-name="negrito_20_Char"><text:span text:style-name="T24">(u) Número do usuário</text:span></text:span></text:p>
        <text:p text:style-name="P74"><text:span text:style-name="negrito_20_Char"><text:span text:style-name="T24">(v) Data de devolução</text:span></text:span></text:p>
        <text:p text:style-name="P74"><text:span text:style-name="negrito_20_Char"><text:span text:style-name="T24"/></text:span></text:p>
        <text:p text:style-name="P74"><text:span text:style-name="negrito_20_Char"><text:span text:style-name="T24">A data de devolução é indexada com o prefixo [DTV=], o número de tombo com o prefixo [TBO=], o número da matrícula do usuário com o prefixo [USR=], o código do tipo de usuário é indexado com o prefixo [COD=], o código do tipo de objeto é indexado com o prefixo [TDO=], o número de identificação do título com o prefixo [TIT=], a data da operação com o prefixo [DTR=].</text:span></text:span></text:p>
        <text:h text:style-name="P19" text:outline-level="1">Base de dados Reservas<text:alphabetical-index-mark text:string-value="Reservas" text:key1="Base de dados"/></text:h>
        <text:p text:style-name="Standard"/>
        <text:p text:style-name="Standard">Base de dados utilizada para controlar as reservas de documentos para empréstimo. Esta base de dados é alimentada e controlada automaticamente pelo PHL©Elysio.</text:p>
        <text:p text:style-name="Standard"/>
        <text:p text:style-name="Standard">Cada registro desta base de dados é composto de um único campo de dados subdividido em subcampos:</text:p>
        <text:p text:style-name="Standard"/>
        <text:p text:style-name="negrito">930 - Lançamento</text:p>
        <text:p text:style-name="Standard"/>
        <text:p text:style-name="P74"><text:span text:style-name="negrito_20_Char"><text:span text:style-name="T24">Campo criado e controlado automaticamente pelo PHL©Elysio para registro das operações de reservas. Este campo está subdividido nos seguintes subcampos:</text:span></text:span></text:p>
        <text:p text:style-name="P74"><text:span text:style-name="negrito_20_Char"><text:span text:style-name="T24"/></text:span></text:p>
        <text:p text:style-name="P74"><text:span text:style-name="negrito_20_Char"><text:span text:style-name="T24">(e) Data da reserva</text:span></text:span></text:p>
        <text:p text:style-name="P74"><text:span text:style-name="negrito_20_Char"><text:span text:style-name="T24">(f) Hora da reserva</text:span></text:span></text:p>
        <text:p text:style-name="P74"><text:span text:style-name="negrito_20_Char"><text:span text:style-name="T24">(u) Número da matrícula do usuário</text:span></text:span></text:p>
        <text:p text:style-name="P74"><text:span text:style-name="negrito_20_Char"><text:span text:style-name="T24">(c) Código do tipo de usuário</text:span></text:span></text:p>
        <text:p text:style-name="P74"><text:span text:style-name="negrito_20_Char"><text:span text:style-name="T24">(a) Identificação do título reservado</text:span></text:span></text:p>
        <text:p text:style-name="P74"><text:span text:style-name="negrito_20_Char"><text:span text:style-name="T24">(b) Identificação do responsável pela reserva</text:span></text:span></text:p>
        <text:p text:style-name="P74"><text:span text:style-name="negrito_20_Char"><text:span text:style-name="T24"/></text:span></text:p>
        <text:p text:style-name="P74"><text:span text:style-name="negrito_20_Char"><text:span text:style-name="T24">O número da matrícula do usuário é indexado com o prefixo [USR=], a identificação do título reservado é indexada com o prefixo [TIT=].</text:span></text:span></text:p>
        <text:h text:style-name="P19" text:outline-level="1">Base de dados Penalidades<text:alphabetical-index-mark text:string-value="Penalidades" text:key1="Base de dados"/></text:h>
        <text:p text:style-name="Standard"/>
        <text:p text:style-name="Standard">Base de dados que armazena as penalidades impostas aos usuários a partir da devolução com atraso.</text:p>
        <text:p text:style-name="Standard"/>
        <text:p text:style-name="Standard">Esta base de dados é alimentada e controlada automaticamente pelo PHL©Elysio a partir de uma devolução com prazo vencido. </text:p>
        <text:p text:style-name="Standard"/>
        <text:p text:style-name="Standard">Cada registro desta base de dados é composto de um único campo de dados subdividido nos seguintes subcampos: </text:p>
        <text:p text:style-name="Standard"/>
        <text:p text:style-name="negrito">940 - Multa / suspensão</text:p>
        <text:p text:style-name="Standard"><text:s/></text:p>
        <text:p text:style-name="P74"><text:span text:style-name="negrito_20_Char"><text:span text:style-name="T24">Campo preenchido e controlado automaticamente pelo PHL©Elysio. Está subdividido nos seguintes subcampos:</text:span></text:span></text:p>
        <text:p text:style-name="P74"><text:span text:style-name="negrito_20_Char"><text:span text:style-name="T24"><text:s/></text:span></text:span></text:p>
        <text:p text:style-name="P74"><text:span text:style-name="negrito_20_Char"><text:span text:style-name="T24">(a) código da biblioteca</text:span></text:span></text:p>
        <text:p text:style-name="P74"><text:span text:style-name="negrito_20_Char"><text:span text:style-name="T24">(d) data do lançamento no formato AAAAMMDD</text:span></text:span></text:p>
        <text:p text:style-name="P74"><text:span text:style-name="negrito_20_Char"><text:span text:style-name="T24">(o) tipo de operação (sus = suspensão, mul = multa).</text:span></text:span></text:p>
        <text:p text:style-name="P74"><text:span text:style-name="negrito_20_Char"><text:span text:style-name="T24">(u) número do usuário</text:span></text:span></text:p>
        <text:p text:style-name="P74"><text:span text:style-name="negrito_20_Char"><text:span text:style-name="T24">(t) número de tombo do objeto da multa</text:span></text:span></text:p>
        <text:p text:style-name="P74"><text:span text:style-name="negrito_20_Char"><text:span text:style-name="T24">(m) valor da multa</text:span></text:span></text:p>
        <text:p text:style-name="P74"><text:span text:style-name="negrito_20_Char"><text:span text:style-name="T24">(p) limite da penalidade (mfn do calendário)</text:span></text:span></text:p>
        <text:p text:style-name="P74"><text:span text:style-name="negrito_20_Char"><text:span text:style-name="T24"/></text:span></text:p>
        <text:p text:style-name="P74"><text:span text:style-name="negrito_20_Char"><text:span text:style-name="T24">A data do lançamento é indexada com o prefixo [DTR=], o tipo de operação é indexado com o prefixo [COD=], o número de matrícula do usuário é indexado com o prefixo [USR=], o número de tombo com o prefixo [TBO=].</text:span></text:span></text:p>
        <text:h text:style-name="P19" text:outline-level="1">Base de dados Históricos da circulação<text:alphabetical-index-mark text:string-value="Históricos" text:key1="Base de dados"/></text:h>
        <text:p text:style-name="Standard"/>
        <text:p text:style-name="Standard">Base de dados que armazena o histórico de cada transação efetuada na rotina de circulação (empréstimo, devolução, renovação e reservas).</text:p>
        <text:p text:style-name="Standard"/>
        <text:p text:style-name="Standard">Esta base de dados é alimentada e controlada automaticamente pelo PHL©Elysio a partir de uma transação. </text:p>
        <text:p text:style-name="Standard"/>
        <text:p text:style-name="Standard">Campo de dado que compõe cada registro desta base de dados:</text:p>
        <text:p text:style-name="Standard"/>
        <text:p text:style-name="negrito">910 - Lançamentos</text:p>
        <text:p text:style-name="Standard"/>
        <text:p text:style-name="P74"><text:span text:style-name="negrito_20_Char"><text:span text:style-name="T24">Armazena todas as operações da rotina de circulação (empréstimo, empréstimo local, renovação, devolução e reservas). Este campo é preenchido e controlado automaticamente pelo PHL©Elysio. Está subdividido com os seguintes subcampos:</text:span></text:span></text:p>
        <text:p text:style-name="P74"><text:span text:style-name="negrito_20_Char"><text:span text:style-name="T24"/></text:span></text:p>
        <text:p text:style-name="P74"><text:span text:style-name="negrito_20_Char"><text:span text:style-name="T24">(a) Número do título</text:span></text:span></text:p>
        <text:p text:style-name="P74"><text:span text:style-name="negrito_20_Char"><text:span text:style-name="T24">(b) Nome do bibliotecário</text:span></text:span></text:p>
        <text:p text:style-name="P74"><text:span text:style-name="negrito_20_Char"><text:span text:style-name="T24">(c) Código de tipo de usuário</text:span></text:span></text:p>
        <text:p text:style-name="P74"><text:span text:style-name="negrito_20_Char"><text:span text:style-name="T24">(e) Código do tipo de objeto</text:span></text:span></text:p>
        <text:p text:style-name="P74"><text:span text:style-name="negrito_20_Char"><text:span text:style-name="T24">(d) Data da operação</text:span></text:span></text:p>
        <text:p text:style-name="P74"><text:span text:style-name="negrito_20_Char"><text:span text:style-name="T24">(f) Mfn do título</text:span></text:span></text:p>
        <text:p text:style-name="P74"><text:span text:style-name="negrito_20_Char"><text:span text:style-name="T24">(h) Hora da operação</text:span></text:span></text:p>
        <text:p text:style-name="P74"><text:span text:style-name="negrito_20_Char"><text:span text:style-name="T24">(k) Mfn do usuário</text:span></text:span></text:p>
        <text:p text:style-name="P74"><text:span text:style-name="negrito_20_Char"><text:span text:style-name="T24">(n) Mfn da data de devolucao</text:span></text:span></text:p>
        <text:p text:style-name="P74"><text:span text:style-name="negrito_20_Char"><text:span text:style-name="T24">(o) Tipo de operação</text:span></text:span></text:p>
        <text:p text:style-name="P74"><text:span text:style-name="negrito_20_Char"><text:span text:style-name="T24">(t) Número do tombo</text:span></text:span></text:p>
        <text:p text:style-name="P74"><text:span text:style-name="negrito_20_Char"><text:span text:style-name="T24">(u) Número do usuário</text:span></text:span></text:p>
        <text:p text:style-name="P74"><text:span text:style-name="negrito_20_Char"><text:span text:style-name="T24">(v) Data de devolução</text:span></text:span></text:p>
        <text:p text:style-name="P74"><text:span text:style-name="negrito_20_Char"><text:span text:style-name="T24">(y) Código da biblioteca</text:span></text:span></text:p>
        <text:p text:style-name="P74"><text:span text:style-name="negrito_20_Char"><text:span text:style-name="T24"/></text:span></text:p>
        <text:p text:style-name="P74"><text:span text:style-name="negrito_20_Char"><text:span text:style-name="T24">As informações contidas neste campo de dado são indexadas com os seguintes prefixos:</text:span></text:span></text:p>
        <text:p text:style-name="P74"><text:span text:style-name="negrito_20_Char"><text:span text:style-name="T24"/></text:span></text:p>
        <text:p text:style-name="P74"><text:span text:style-name="negrito_20_Char"><text:span text:style-name="T24">[ACV=] Código da biblioteca <text:s text:c="13"/>(Ex. ACV=001)</text:span></text:span></text:p>
        <text:p text:style-name="P74"><text:span text:style-name="negrito_20_Char"><text:span text:style-name="T24">[ANO=] Ano do registro <text:s text:c="18"/>(Ex. ANO=2004)</text:span></text:span></text:p>
        <text:p text:style-name="P74"><text:span text:style-name="negrito_20_Char"><text:span text:style-name="T24">[BIB=] Login do bibliotecário <text:s text:c="11"/>(Ex. BIB=SUPER)</text:span></text:span></text:p>
        <text:p text:style-name="P74"><text:span text:style-name="negrito_20_Char"><text:span text:style-name="T24">[COD=] Tipo do usuário <text:s text:c="18"/>(Ex. COD=1)</text:span></text:span></text:p>
        <text:p text:style-name="P74"><text:span text:style-name="negrito_20_Char"><text:span text:style-name="T24">[DHR=] Hora do registro <text:s text:c="17"/>(Ex. DHR=18) </text:span></text:span></text:p>
        <text:p text:style-name="P74"><text:span text:style-name="negrito_20_Char"><text:span text:style-name="T24">[DIA=] Dia do registro <text:s text:c="18"/>(Ex. DIA=09)</text:span></text:span></text:p>
        <text:p text:style-name="P74"><text:span text:style-name="negrito_20_Char"><text:span text:style-name="T24">[DTR=] Data do registro <text:s text:c="17"/>(Ex. DTR=20050402)</text:span></text:span></text:p>
        <text:p text:style-name="P74"><text:span text:style-name="negrito_20_Char"><text:span text:style-name="T24">[GRF=] Tipo da operação/Ano/Mês <text:s text:c="9"/>(Ex. GRF=EMP200504)</text:span></text:span></text:p>
        <text:p text:style-name="P74"><text:span text:style-name="negrito_20_Char"><text:span text:style-name="T24">[MES=] Mês da operacao <text:s text:c="18"/>(Ex. MES=03)</text:span></text:span></text:p>
        <text:p text:style-name="P74"><text:span text:style-name="negrito_20_Char"><text:span text:style-name="T24">[MFN=] Número de MFN <text:s text:c="20"/>(Ex. MFN=1234)</text:span></text:span></text:p>
        <text:p text:style-name="P74"><text:span text:style-name="negrito_20_Char"><text:span text:style-name="T24">[TBO=] Número do tombo <text:s text:c="18"/>(Ex. TBO=000321)</text:span></text:span></text:p>
        <text:p text:style-name="P74"><text:span text:style-name="negrito_20_Char"><text:span text:style-name="T24">[TDO=] Tipo do objeto <text:s text:c="19"/>(Ex. TDO=7)</text:span></text:span></text:p>
        <text:p text:style-name="P74"><text:span text:style-name="negrito_20_Char"><text:span text:style-name="T24">[TIT=] Número de identificação do título (Ex. TIT=04033218976)</text:span></text:span></text:p>
        <text:p text:style-name="P74"><text:span text:style-name="negrito_20_Char"><text:span text:style-name="T24">[TOP=] Tipo da operação (emp, dev, res) <text:s/>(Ex. TOP=EMP)</text:span></text:span></text:p>
        <text:p text:style-name="P74"><text:span text:style-name="negrito_20_Char"><text:span text:style-name="T24">[TUS=] Tipo do usuário <text:s text:c="18"/>(Ex. TUS=A)</text:span></text:span></text:p>
        <text:p text:style-name="P74"><text:span text:style-name="negrito_20_Char"><text:span text:style-name="T24">[USR=] Número de matrícula do usuário <text:s text:c="3"/>(Ex. USR=000112)</text:span></text:span></text:p>
        <text:p text:style-name="Standard"/>
        <text:h text:style-name="P19" text:outline-level="1">Base de dados Livro caixa<text:alphabetical-index-mark text:string-value="Livro Caixa" text:key1="Base de dados"/></text:h>
        <text:p text:style-name="Standard"/>
        <text:p text:style-name="Standard">Base de dados que armazena informação sobre o montante pago referente às multas por atraso de devolução.</text:p>
        <text:p text:style-name="Standard"/>
        <text:p text:style-name="Standard">Esta base de dados é alimentada e controlada automaticamente pelo PHL©Elysio a partir do pagamento de multa. </text:p>
        <text:p text:style-name="Standard"/>
        <text:p text:style-name="Standard">Cada registro desta base de dados é composto de um único campo de dado, subdividido em subcampos: </text:p>
        <text:p text:style-name="Standard"/>
        <text:p text:style-name="negrito">850 - Lançamentos</text:p>
        <text:p text:style-name="Standard"/>
        <text:p text:style-name="P74"><text:span text:style-name="negrito_20_Char"><text:span text:style-name="T24">Este campo é preenchido e controlado automaticamente pelo PHL©Elysio. Está subdividido com os seguintes subcampos:</text:span></text:span></text:p>
        <text:p text:style-name="P74"><text:span text:style-name="negrito_20_Char"><text:span text:style-name="T24"/></text:span></text:p>
        <text:p text:style-name="P74"><text:span text:style-name="negrito_20_Char"><text:span text:style-name="T24">(d) Data do lançamento</text:span></text:span></text:p>
        <text:p text:style-name="P74"><text:span text:style-name="negrito_20_Char"><text:span text:style-name="T24">(t) Número do tombo</text:span></text:span></text:p>
        <text:p text:style-name="P74"><text:span text:style-name="negrito_20_Char"><text:span text:style-name="T24">(u) Número do usuário</text:span></text:span></text:p>
        <text:p text:style-name="P74"><text:span text:style-name="negrito_20_Char"><text:span text:style-name="T24">(b) Nome do bibliotecário</text:span></text:span></text:p>
        <text:p text:style-name="P74"><text:span text:style-name="negrito_20_Char"><text:span text:style-name="T24"/></text:span></text:p>
        <text:p text:style-name="P74"><text:span text:style-name="negrito_20_Char"><text:span text:style-name="T24">A data do lançamento é indexada com o prefixo [DTR=], o número de matrícula do usuário é indexado com o prefixo [USR=] e o nome do bibliotecário responsável pelo recebimento é indexado com o prefixo [BIB=].</text:span></text:span></text:p>
        <text:p text:style-name="Standard"/>
        <text:h text:style-name="P19" text:outline-level="1">Base de dados Segurança<text:alphabetical-index-mark text:string-value="Segurança" text:key1="Base de dados"/></text:h>
        <text:p text:style-name="Standard"/>
        <text:p text:style-name="Standard">Base de dados que armazena informação sobre cada operação de entrada ou edição em qualquer uma das bases de dados operada pelo PHL©Elysio.</text:p>
        <text:p text:style-name="Standard"/>
        <text:p text:style-name="Standard">Esta base de dados é alimentada e controlada automaticamente pelo PHL©Elysio a partir de cada operação de entrada, edição ou eliminação de registro. </text:p>
        <text:p text:style-name="Standard"/>
        <text:p text:style-name="Standard">Cada registro desta base de dados é composto dos campos de dados originais do registro criado, editado ou eliminado e também de um campo de controle que armazena informações sobre a data da operação, identificação do computador de origem da requisição e responsável pela operação:</text:p>
        <text:p text:style-name="Standard"/>
        <text:p text:style-name="negrito">3000 - Controles</text:p>
        <text:p text:style-name="Standard"/>
        <text:p text:style-name="P74"><text:span text:style-name="negrito_20_Char"><text:span text:style-name="T24">Este campo é preenchido e controlado automaticamente pelo PHL©Elysio. Está subdividido com os seguintes subcampos:</text:span></text:span></text:p>
        <text:p text:style-name="P74"><text:span text:style-name="negrito_20_Char"><text:span text:style-name="T24"/></text:span></text:p>
        <text:p text:style-name="P74"><text:span text:style-name="negrito_20_Char"><text:span text:style-name="T24">(a) Código ISO de 3 letras que identifica o idioma de trabalho;</text:span></text:span></text:p>
        <text:p text:style-name="P74"><text:span text:style-name="negrito_20_Char"><text:span text:style-name="T24">(b) Nome do arquivo de parâmetros "cipar";</text:span></text:span></text:p>
        <text:p text:style-name="P74"><text:span text:style-name="negrito_20_Char"><text:span text:style-name="T24">(c) Nota de copyright do PHL©Elysio;</text:span></text:span></text:p>
        <text:p text:style-name="P74"><text:span text:style-name="negrito_20_Char"><text:span text:style-name="T24">(d) Data, hora, minuto e segundo da conexão;</text:span></text:span></text:p>
        <text:p text:style-name="P74"><text:span text:style-name="negrito_20_Char"><text:span text:style-name="T24">(e) IP de origem da conexão;</text:span></text:span></text:p>
        <text:p text:style-name="P74"><text:span text:style-name="negrito_20_Char"><text:span text:style-name="T24">(w) Código de retorno da operação;</text:span></text:span></text:p>
        <text:p text:style-name="P74"><text:span text:style-name="negrito_20_Char"><text:span text:style-name="T24">(x) Base de dados objeto da operação;</text:span></text:span></text:p>
        <text:p text:style-name="P74"><text:span text:style-name="negrito_20_Char"><text:span text:style-name="T24">(y).MFN do registro da base de dados objeto da operação;</text:span></text:span></text:p>
        <text:p text:style-name="P74"><text:span text:style-name="negrito_20_Char"><text:span text:style-name="T24">(z) Data, hora, minuto e segundo do término da operação;</text:span></text:span></text:p>
        <text:p text:style-name="P74"><text:span text:style-name="negrito_20_Char"><text:span text:style-name="T24">(1) Código da biblioteca;</text:span></text:span></text:p>
        <text:p text:style-name="P74"><text:span text:style-name="negrito_20_Char"><text:span text:style-name="T24">(2) Login do usuário responsável pela operação;</text:span></text:span></text:p>
        <text:p text:style-name="P74"><text:span text:style-name="negrito_20_Char"><text:span text:style-name="T24">(3) Tipo de usuário responsável pela operação;</text:span></text:span></text:p>
        <text:p text:style-name="P74"><text:span text:style-name="negrito_20_Char"><text:span text:style-name="T24">(4) MFN do registro de permissões do usuário.</text:span></text:span></text:p>
        <text:p text:style-name="Standard"/>
        <text:p text:style-name="negrito">9998 - Script executado</text:p>
        <text:p text:style-name="negrito"/>
        <text:p text:style-name="P74"><text:span text:style-name="negrito_20_Char"><text:span text:style-name="T24">Identificação do script do PHL©Elysio que foi executado durante a operação.</text:span></text:span></text:p>
        <text:p text:style-name="P16"/>
        <text:h text:style-name="P54" text:outline-level="1">FDT<text:alphabetical-index-mark text:string-value="FDT - Definição de Campos" text:key1="Configuração"/></text:h>
        <text:p text:style-name="Standard"/>
        <text:p text:style-name="Standard">Cada registro desta base de dados corresponde à tabela de definição de campos de uma base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text:s/></text:p>
        <text:p text:style-name="P2">i2id tab_fdt &gt; tab_fdt.txt</text:p>
        <text:p text:style-name="P2"/>
        <text:p text:style-name="Standard">Depois de editada com um editor de texto, utilize o utilitário "id2i" para transformá-lo novamente em uma base de dados utilizando a seguinte sintaxe:</text:p>
        <text:p text:style-name="Standard"><text:s/></text:p>
        <text:p text:style-name="P2">id2i tab_fdt.txt create=tab_fdt</text:p>
        <text:p text:style-name="P2"/>
        <text:h text:style-name="P54" text:outline-level="1">FMT<text:alphabetical-index-mark text:string-value="FMT - Formulários de Entrada" text:key1="Configuração"/></text:h>
        <text:p text:style-name="Standard"/>
        <text:p text:style-name="Standard">Base de dados onde cada registro contém as instruções que irão compor os formulários de entrada e edição de dados das bases de dados utilizadas pelo PHL©Elysio, exceto da <text:span text:style-name="T9">Base de dados Catálogo</text:span>, <text:span text:style-name="T9">Base de dados Tombo</text:span>, <text:span text:style-name="T9">Base de dados Usuários</text:span>, <text:span text:style-name="T9">Base de dados Fornecedores</text:span> e <text:span text:style-name="T9">Base de dados Kardex</text:span> que tem controles diferenciados.</text:p>
        <text:p text:style-name="Standard"/>
        <text:p text:style-name="Standard">Havendo necessidade de edição desta base de dados há que convertê-la em um arquivo texto utilizando o utilitário "i2id" distribuído no conjunto de utilitários CISIS.</text:p>
        <text:p text:style-name="Standard"/>
        <text:p text:style-name="Standard">A sintaxe utilizada para criação do arquivo texto com o utilitário é:</text:p>
        <text:p text:style-name="Standard"/>
        <text:p text:style-name="P2">i2id tab_fmt &gt; tab_fmt.txt</text:p>
        <text:p text:style-name="P2"/>
        <text:p text:style-name="Standard">Depois de editada com um editor de texto, utilize o utilitário "id2i" para transformá-lo novamente em uma base de dados, utilizando a seguinte sintaxe:</text:p>
        <text:p text:style-name="Standard"/>
        <text:p text:style-name="P2">id2i tab_fmt.txt create=tab_fmt</text:p>
        <text:p text:style-name="P2"/>
        <text:h text:style-name="P54" text:outline-level="1">PFT<text:alphabetical-index-mark text:string-value="PFT - Formatos de Saída" text:key1="Configuração"/></text:h>
        <text:p text:style-name="Standard"/>
        <text:p text:style-name="Standard">Base de dados onde cada registro contém as instruções de formatação de saídas de todas as outras bases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pft &gt; tab_pft.txt</text:p>
        <text:p text:style-name="P2"/>
        <text:p text:style-name="Standard">Depois de editada com um editor de texto, utilize o utilitário "id2i" para transformá-lo novamente em uma base de dados, utilizando a seguinte sintaxe:</text:p>
        <text:p text:style-name="Standard"/>
        <text:p text:style-name="P2">id2i tab_pft.txt create=tab_pft</text:p>
        <text:p text:style-name="P2"/>
        <text:h text:style-name="P54" text:outline-level="1">FMX<text:alphabetical-index-mark text:string-value="Telas e Menus" text:key1="Configuração"/> </text:h>
        <text:p text:style-name="Standard"/>
        <text:p text:style-name="Standard">Base de dados onde cada registro contém as instruções de formatação das telas e menus utilizados pelo PHL©Elysio. Havendo necessidade de edição desta base de dados há que <text:soft-page-break/>convertê-la em um arquivo texto utilizando o utilitário "i2id" distribuído no conjunto de utilitários CISIS. A sintaxe utilizada para criação do arquivo texto com o utilitário é:</text:p>
        <text:p text:style-name="Standard"/>
        <text:p text:style-name="P2">i2id tab_fmx &gt; tab_fmx.txt</text:p>
        <text:p text:style-name="P2"/>
        <text:p text:style-name="Standard">Depois de editada com um editor de texto, utilize o utilitário "id2i" para transformá-lo novamente em uma base de dados, utilizando a seguinte sintaxe:</text:p>
        <text:p text:style-name="Standard"/>
        <text:p text:style-name="P2">id2i tab_fmx.txt create=tab_fmx</text:p>
        <text:p text:style-name="P2"/>
        <text:h text:style-name="P54" text:outline-level="1">Base de dados Mensagens<text:alphabetical-index-mark text:string-value="Mensagens" text:key1="Configuração"/></text:h>
        <text:p text:style-name="Standard"/>
        <text:p text:style-name="Standard">Base de dados onde cada registro contém um termo utilizado nos menus e formulários do PHL©Elysio e sua correspondência nos idiomas português, espanhol, inglês, italiano e francês.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msg &gt; tab_msg.txt</text:p>
        <text:p text:style-name="P2"/>
        <text:p text:style-name="Standard">Depois de editada com um editor de texto, utilize o utilitário "id2i" para transformá-lo novamente em uma base de dados, utilizando a seguinte sintaxe:</text:p>
        <text:p text:style-name="Standard"/>
        <text:p text:style-name="P2">id2i tab_txt.txt create=tab_txt</text:p>
        <text:p text:style-name="P2"/>
        <text:h text:style-name="P54" text:outline-level="1">Base de dados Diagnóstico<text:alphabetical-index-mark text:string-value="Diagnósticos" text:key1="Configuração"/></text:h>
        <text:p text:style-name="Standard"/>
        <text:p text:style-name="Standard">Base de dados que contém parâmetros para diagnóstico de registros das outras bases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dag &gt; tab_dag.txt</text:p>
        <text:p text:style-name="P2"/>
        <text:p text:style-name="Standard">Depois de editada com um editor de texto, utilize o utilitário "id2i" para transformá-lo em uma base de dados utilizando a seguinte sintaxe:</text:p>
        <text:p text:style-name="Standard"/>
        <text:p text:style-name="P2">id2i tab_dag.txt create=tab_dag</text:p>
        <text:p text:style-name="P2"/>
        <text:h text:style-name="P54" text:outline-level="1">Base de dados Entidades XML<text:alphabetical-index-mark text:string-value="Entidades XML" text:key1="Configuração"/></text:h>
        <text:p text:style-name="Standard"/>
        <text:p text:style-name="Standard">Base de dados que contém as entidades XMLs para conversão de caracteres.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xml &gt; tab_xml.txt</text:p>
        <text:p text:style-name="P2"/>
        <text:p text:style-name="Standard">Depois de editada, utilize o utilitário "id2i" para transformá-lo em uma base de dados utilizando a seguinte sintaxe:</text:p>
        <text:p text:style-name="Standard"/>
        <text:p text:style-name="P2">id2i tab_xml.txt create=tab_xml</text:p>
        <text:h text:style-name="P19" text:outline-level="1">Base de dados Consulta local<text:alphabetical-index-mark text:string-value="Uso da coleção" text:key1="Base de dados"/></text:h>
        <text:p text:style-name="Standard"/>
        <text:p text:style-name="Standard">Base de dados que armazena o número de tombo e a data na qual o objeto ou documento foi utilizado para fins de emissão de relatórios estatísticos de uso da coleção. </text:p>
        <text:p text:style-name="Standard"/>
        <text:p text:style-name="Standard">O objetivo desta base dados é permitir o registro dos documentos consultados localmente e que não passaram pelas rotinas de circulação.</text:p>
        <text:p text:style-name="Standard"/>
        <text:p text:style-name="Standard">Diariamente, o bibliotecário pode registrar nesta base de dados, os tombos dos objetos que foram consultados dentro do recinto da biblioteca.</text:p>
        <text:p text:style-name="Standard"/>
        <text:p text:style-name="Standard">Cada registro desta base de dados é composto dos seguintes campos de dados:</text:p>
        <text:p text:style-name="Standard"/>
        <text:p text:style-name="Standard">920 - Tombo consultado</text:p>
        <text:p text:style-name="Standard"/>
        <text:p text:style-name="Standard">999 - Data e hora da consulta</text:p>
        <text:p text:style-name="Standard"/>
        <text:p text:style-name="P6">Após este procedimento, leia cuidadosamente as instruções seguintes que serão apresentadas a partir do momento da confirmação de seu acesso.</text:p>
        <text:p text:style-name="P6"/>
        <text:p text:style-name="P6"/>
        <text:h text:style-name="P22" text:outline-level="1"><text:alphabetical-index-mark-start text:id="IMark107913320"/>Atualização<text:alphabetical-index-mark-end text:id="IMark107913320"/> do PHL</text:h>
        <text:p text:style-name="P6"/>
        <text:p text:style-name="P36">Se você já é usuário de versões anteriores do PHL (phl7, phl8 ou phl81), leia com atenção as instruções abaixo:</text:p>
        <text:p text:style-name="P36"/>
        <text:p text:style-name="P36">2) Identifique qual a versão anterior do seu PHL e siga as orientações abaixo:</text:p>
        <text:p text:style-name="P36"/>
        <text:list text:style-name="L29">
          <text:list-item>
            <text:p text:style-name="P114"><text:span text:style-name="T37">PHL7 para o PHL82</text:span><text:span text:style-name="T30"><text:line-break/></text:span>Para a importação das bases de dados, execute o comando abaixo na caixa de texto de execução do windows:</text:p>
            <text:p text:style-name="P114"/>
          </text:list-item>
        </text:list>
        <text:list text:style-name="L30">
          <text:list-header>
            <text:p text:style-name="P130"><text:s text:c="6"/>c:\phl82\bases\importar_phl7.bat</text:p>
          </text:list-header>
        </text:list>
        <text:list text:style-name="L29">
          <text:list-item text:start-value="1">
            <text:p text:style-name="P115">PHL8 para o PHL82</text:p>
          </text:list-item>
        </text:list>
        <text:list text:style-name="L31">
          <text:list-header>
            <text:p text:style-name="P131">Para a importação das bases de dados, execute o comando abaixo na caixa de texto de execução do windows:</text:p>
          </text:list-header>
        </text:list>
        <text:p text:style-name="P82">c:\phl82\bases\importar_phl8.bat</text:p>
        <text:list text:style-name="L29">
          <text:list-item text:start-value="1">
            <text:p text:style-name="P115">PHL81 para o PHL82</text:p>
          </text:list-item>
        </text:list>
        <text:p text:style-name="P73">Para a importação das bases de dados, execute o comando abaixo na caixa de texto de execução do windows:</text:p>
        <text:list text:style-name="L32">
          <text:list-header>
            <text:p text:style-name="P132">c:\phl82\bases\importar_phl81.bat</text:p>
          </text:list-header>
        </text:list>
        <text:p text:style-name="P80"><text:span text:style-name="T10">Dica:</text:span> <text:span text:style-name="T13">Selecione com o mouse o comando pertinente, copie e cole na caixa de texto de execução do windows. Para abrir a caixa de texto de execução do windows, clique no botão "</text:span><text:span text:style-name="T16">Iniciar</text:span><text:span text:style-name="T13">" do windows, selecione a opção "</text:span><text:span text:style-name="T16">Run</text:span><text:span text:style-name="T13">" ou "</text:span><text:span text:style-name="T16">Executar</text:span><text:span text:style-name="T13">" e cole o comando correspondente à versão que pretende importar</text:span></text:p>
        <text:p text:style-name="P81">*** <text:span text:style-name="T8">Não prossiga com o uso do PHL82 antes de executar o procedimento de atualização!</text:span> ***</text:p>
        <text:p text:style-name="P36">Após o processo de atualização, recomendamos reinicializar o computador e em seguida clicar no atalho “PHL82” criado em sua área de trabalho.</text:p>
        <text:p text:style-name="P36"/>
        <text:p text:style-name="P36">O processo de atualização de versão <text:span text:style-name="T10">não</text:span> irá desistalar a versão anterior do PHL. Esta desinstalação terá que ser feita manualmente.</text:p>
        <text:p text:style-name="P36"/>
        <text:p text:style-name="P36">Antes de desinstalar qualquer versão anterior do PHL, recomendamos que antes seja feita uma cópia de segurança da pasta que contém a versão a ser desinstalada. </text:p>
        <text:p text:style-name="P36">Pastas a serem copiadas:</text:p>
        <text:p text:style-name="P36"/>
        <text:p text:style-name="P36">c:\phl7 (<text:span text:style-name="T13">se a versão anterior for o PHL7</text:span>);</text:p>
        <text:p text:style-name="P36">c:\phl8 (<text:span text:style-name="T13">se a versão anterior for o PHL8</text:span>);</text:p>
        <text:p text:style-name="P36">c:\phl81 (<text:span text:style-name="T13">se a versão anterior for o PHL81</text:span>).</text:p>
        <text:p text:style-name="P17">Anexo I - Tipos de Documentos<text:alphabetical-index-mark text:string-value="Anexo I - Tipos de Documentos"/></text:p>
        <text:p text:style-name="Standard"/>
        <text:p text:style-name="Standard">1 - Áudio</text:p>
        <text:p text:style-name="Standard">2 - Catálogo</text:p>
        <text:p text:style-name="Standard">3 - Digital</text:p>
        <text:p text:style-name="Standard">4 - Evento</text:p>
        <text:p text:style-name="Standard">5 - Foto</text:p>
        <text:p text:style-name="Standard">6 - Jogo, Kit</text:p>
        <text:p text:style-name="Standard">7 - Livro</text:p>
        <text:p text:style-name="Standard">8 - Manuscrito</text:p>
        <text:p text:style-name="Standard">9 - Mapa</text:p>
        <text:p text:style-name="Standard">10 - Norma Técnica</text:p>
        <text:p text:style-name="Standard">11 - Obra Rara</text:p>
        <text:p text:style-name="Standard">12 - Outro</text:p>
        <text:p text:style-name="Standard">13 - Partitura</text:p>
        <text:p text:style-name="Standard">14 - Patente</text:p>
        <text:p text:style-name="Standard">15 - Peça de Museu</text:p>
        <text:p text:style-name="Standard">16 - Periódico</text:p>
        <text:p text:style-name="Standard">17 - Planta e Projeto</text:p>
        <text:p text:style-name="Standard">18 - Projetos de pesquisa</text:p>
        <text:p text:style-name="Standard">19 - Relatório</text:p>
        <text:p text:style-name="Standard">20 - Software</text:p>
        <text:p text:style-name="Standard">21 - Tese</text:p>
        <text:p text:style-name="Standard">22 - Video</text:p>
        <text:p text:style-name="Standard">23 - Braille</text:p>
        <text:p text:style-name="Standard"/>
        <text:p text:style-name="P3">Anexo II - Tipos de Usuários<text:alphabetical-index-mark text:string-value="Anexo II - Tipos de Usuários"/></text:p>
        <text:p text:style-name="Standard"/>
        <text:p text:style-name="Standard">1 - Acadêmico</text:p>
        <text:p text:style-name="Standard">2 - Professor</text:p>
        <text:p text:style-name="Standard">3 - Funcionário</text:p>
        <text:p text:style-name="Standard">4 - Especial</text:p>
        <text:p text:style-name="Standard">5 - Outro</text:p>
        <text:p text:style-name="Standard"/>
        <text:p text:style-name="P3">Anexo IV - Tipos de Cursos<text:alphabetical-index-mark text:string-value="Anexo IV - Tipos de Cursos"/></text:p>
        <text:p text:style-name="Standard"/>
        <text:p text:style-name="Standard"><text:s text:c="2"/>1-Administração</text:p>
        <text:p text:style-name="Standard"><text:s text:c="2"/>2-Administração Hoteleira</text:p>
        <text:p text:style-name="Standard"><text:s text:c="2"/>3-Agronomia</text:p>
        <text:p text:style-name="Standard"><text:s text:c="2"/>4-Análise de Sistemas</text:p>
        <text:p text:style-name="Standard"><text:s text:c="2"/>5-Antropologia</text:p>
        <text:p text:style-name="Standard"><text:s text:c="2"/>6-Arqueologia</text:p>
        <text:p text:style-name="Standard"><text:s text:c="2"/>7-Arquitetura</text:p>
        <text:p text:style-name="Standard"><text:s text:c="2"/>8-Arquivologia</text:p>
        <text:p text:style-name="Standard"><text:s text:c="2"/>9-Artes</text:p>
        <text:p text:style-name="Standard"><text:s/>10-Artes Cênicas</text:p>
        <text:p text:style-name="Standard"><text:s/>11-Artes Plásticas</text:p>
        <text:p text:style-name="Standard"><text:s/>12-Artes Visuais</text:p>
        <text:p text:style-name="Standard"><text:s/>13-Audiovisual</text:p>
        <text:p text:style-name="Standard"><text:s/>14-Biblioteconomia</text:p>
        <text:p text:style-name="Standard"><text:s/>15-Biologia</text:p>
        <text:p text:style-name="Standard"><text:s/>16-Biomedicina</text:p>
        <text:p text:style-name="Standard"><text:s/>17-Ciência da Computação</text:p>
        <text:p text:style-name="Standard"><text:s/>18-Ciência Política</text:p>
        <text:p text:style-name="Standard"><text:s/>19-Ciências Atuariais</text:p>
        <text:p text:style-name="Standard"><text:s/>20-Ciências Biológicas</text:p>
        <text:p text:style-name="Standard"><text:s/>21-Ciências Contábeis</text:p>
        <text:p text:style-name="Standard"><text:s/>22-Ciências da Terra</text:p>
        <text:p text:style-name="Standard"><text:s/>23-Ciências Econômicas</text:p>
        <text:p text:style-name="Standard"><text:s/>24-Ciências Sociais</text:p>
        <text:p text:style-name="Standard"><text:soft-page-break/><text:s/>25-Cinema</text:p>
        <text:p text:style-name="Standard"><text:s/>26-Computação</text:p>
        <text:p text:style-name="Standard"><text:s/>27-Computação Científica</text:p>
        <text:p text:style-name="Standard"><text:s/>28-Comunicação</text:p>
        <text:p text:style-name="Standard"><text:s/>29-Comunicação Social</text:p>
        <text:p text:style-name="Standard"><text:s/>30-Contabilidade</text:p>
        <text:p text:style-name="Standard"><text:s/>31-Dança</text:p>
        <text:p text:style-name="Standard"><text:s/>32-Design</text:p>
        <text:p text:style-name="Standard"><text:s/>33-Diplomacia</text:p>
        <text:p text:style-name="Standard"><text:s/>34-Direito</text:p>
        <text:p text:style-name="Standard"><text:s/>35-Economia</text:p>
        <text:p text:style-name="Standard"><text:s/>36-Editoração</text:p>
        <text:p text:style-name="Standard"><text:s/>37-Educação Física</text:p>
        <text:p text:style-name="Standard"><text:s/>38-Educação Infantil</text:p>
        <text:p text:style-name="Standard"><text:s/>39-Enfermagem</text:p>
        <text:p text:style-name="Standard"><text:s/>40-Engenharia</text:p>
        <text:p text:style-name="Standard"><text:s/>41-Engenharia Aeroespacial</text:p>
        <text:p text:style-name="Standard"><text:s/>42-Engenharia Aeronáutica</text:p>
        <text:p text:style-name="Standard"><text:s/>43-Engenharia Agrícola</text:p>
        <text:p text:style-name="Standard"><text:s/>44-Engenharia Agronômica</text:p>
        <text:p text:style-name="Standard"><text:s/>45-Engenharia Biofísica</text:p>
        <text:p text:style-name="Standard"><text:s/>46-Engenharia Biológica</text:p>
        <text:p text:style-name="Standard"><text:s/>47-Engenharia Biomédica</text:p>
        <text:p text:style-name="Standard"><text:s/>48-Engenharia Cartográfica</text:p>
        <text:p text:style-name="Standard"><text:s/>49-Engenharia Civil</text:p>
        <text:p text:style-name="Standard"><text:s/>50-Engenharia da Computação</text:p>
        <text:p text:style-name="Standard"><text:s/>51-Engenharia da Pesca</text:p>
        <text:p text:style-name="Standard"><text:s/>52-Engenharia da Qualidade</text:p>
        <text:p text:style-name="Standard"><text:s/>53-Engenharia de Agrimensura</text:p>
        <text:p text:style-name="Standard"><text:s/>54-Engenharia de Alimentos</text:p>
        <text:p text:style-name="Standard"><text:s/>55-Engenharia de Aqüicultura</text:p>
        <text:p text:style-name="Standard"><text:s/>56-Engenharia de Áudio</text:p>
        <text:p text:style-name="Standard"><text:s/>57-Engenharia de Controle e Automação</text:p>
        <text:p text:style-name="Standard"><text:s/>58-Engenharia de Energia</text:p>
        <text:p text:style-name="Standard"><text:s/>59-Engenharia de Gestão Industrial</text:p>
        <text:p text:style-name="Standard"><text:s/>60-Engenharia de Instrumentação</text:p>
        <text:p text:style-name="Standard"><text:s/>61-Engenharia de Manutenção</text:p>
        <text:p text:style-name="Standard"><text:s/>62-Engenharia de Materiais</text:p>
        <text:p text:style-name="Standard"><text:s/>63-Engenharia de Minas</text:p>
        <text:p text:style-name="Standard"><text:s/>64-Engenharia de Pesca</text:p>
        <text:p text:style-name="Standard"><text:s/>65-Engenharia de Produção</text:p>
        <text:p text:style-name="Standard"><text:s/>66-Engenharia de Serviços</text:p>
        <text:p text:style-name="Standard"><text:s/>67-Engenharia de Sistemas</text:p>
        <text:p text:style-name="Standard"><text:s/>68-Engenharia de Tecidos</text:p>
        <text:p text:style-name="Standard"><text:s/>69-Engenharia de Telecomunicações</text:p>
        <text:p text:style-name="Standard"><text:s/>70-Engenharia de Transportes</text:p>
        <text:p text:style-name="Standard"><text:s/>71-Engenharia do Ambiente</text:p>
        <text:p text:style-name="Standard"><text:s/>72-Engenharia do Petróleo</text:p>
        <text:p text:style-name="Standard"><text:s/>73-Engenharia Econômica</text:p>
        <text:p text:style-name="Standard"><text:s/>74-Engenharia Elétrica</text:p>
        <text:p text:style-name="Standard"><text:s/>75-Engenharia Eletrônica</text:p>
        <text:p text:style-name="Standard"><text:s/>76-Engenharia Estrutural</text:p>
        <text:p text:style-name="Standard"><text:s/>77-Engenharia Física</text:p>
        <text:p text:style-name="Standard"><text:s/>78-Engenharia Florestal</text:p>
        <text:p text:style-name="Standard"><text:s/>79-Engenharia Geofísica</text:p>
        <text:p text:style-name="Standard"><text:s/>80-Engenharia Geográfica</text:p>
        <text:p text:style-name="Standard"><text:s/>81-Engenharia Geológica</text:p>
        <text:p text:style-name="Standard"><text:s/>82-Engenharia Hidráulica</text:p>
        <text:p text:style-name="Standard"><text:s/>83-Engenharia Humana</text:p>
        <text:p text:style-name="Standard"><text:s/>84-Engenharia Madeireira</text:p>
        <text:p text:style-name="Standard"><text:soft-page-break/><text:s/>85-Engenharia Mecânica</text:p>
        <text:p text:style-name="Standard"><text:s/>86-Engenharia Mecatrônica</text:p>
        <text:p text:style-name="Standard"><text:s/>87-Engenharia Metalúrgica</text:p>
        <text:p text:style-name="Standard"><text:s/>88-Engenharia Militar</text:p>
        <text:p text:style-name="Standard"><text:s/>89-Engenharia Multimídia</text:p>
        <text:p text:style-name="Standard"><text:s/>90-Engenharia Naval</text:p>
        <text:p text:style-name="Standard"><text:s/>91-Engenharia Nuclear</text:p>
        <text:p text:style-name="Standard"><text:s/>92-Engenharia Óptica</text:p>
        <text:p text:style-name="Standard"><text:s/>93-Engenharia Química</text:p>
        <text:p text:style-name="Standard"><text:s/>94-Engenharia Sanitária</text:p>
        <text:p text:style-name="Standard"><text:s/>95-Engenharia Têxtil</text:p>
        <text:p text:style-name="Standard"><text:s/>96-Ensino Fundamental</text:p>
        <text:p text:style-name="Standard"><text:s/>97-Ensino Médio</text:p>
        <text:p text:style-name="Standard"><text:s/>98-Ensino Profissionalizante</text:p>
        <text:p text:style-name="Standard"><text:s/>99-Estatística</text:p>
        <text:p text:style-name="Standard">100-Farmácia</text:p>
        <text:p text:style-name="Standard">101-Filosofia</text:p>
        <text:p text:style-name="Standard">102-Física</text:p>
        <text:p text:style-name="Standard">103-Fisioterapia</text:p>
        <text:p text:style-name="Standard">104-Fonoaudiologia</text:p>
        <text:p text:style-name="Standard">105-Geofísica</text:p>
        <text:p text:style-name="Standard">106-Geografia</text:p>
        <text:p text:style-name="Standard">107-Geologia</text:p>
        <text:p text:style-name="Standard">108-Gestão Ambiental</text:p>
        <text:p text:style-name="Standard">109-História</text:p>
        <text:p text:style-name="Standard">110-Informática</text:p>
        <text:p text:style-name="Standard">111-Jornalismo</text:p>
        <text:p text:style-name="Standard">112-Letras</text:p>
        <text:p text:style-name="Standard">113-Licenciatura em Computação</text:p>
        <text:p text:style-name="Standard">114-Linguagem</text:p>
        <text:p text:style-name="Standard">115-Lingüística</text:p>
        <text:p text:style-name="Standard">116-Marketing</text:p>
        <text:p text:style-name="Standard">117-Matemática</text:p>
        <text:p text:style-name="Standard">118-Matemática Computacional</text:p>
        <text:p text:style-name="Standard">119-Medicina</text:p>
        <text:p text:style-name="Standard">120-Medicina Veterinária</text:p>
        <text:p text:style-name="Standard">121-Meteorologia</text:p>
        <text:p text:style-name="Standard">122-Museologia</text:p>
        <text:p text:style-name="Standard">123-Música</text:p>
        <text:p text:style-name="Standard">124-Nutrição</text:p>
        <text:p text:style-name="Standard">125-Oceanografia</text:p>
        <text:p text:style-name="Standard">126-Odontologia</text:p>
        <text:p text:style-name="Standard">127-Outros</text:p>
        <text:p text:style-name="Standard">128-Pedagogia</text:p>
        <text:p text:style-name="Standard">129-Processamento de Dados</text:p>
        <text:p text:style-name="Standard">130-Produção Editorial</text:p>
        <text:p text:style-name="Standard">131-Psicologia</text:p>
        <text:p text:style-name="Standard">132-Psicopedagogia</text:p>
        <text:p text:style-name="Standard">133-Publicidade e Propaganda</text:p>
        <text:p text:style-name="Standard">134-Química</text:p>
        <text:p text:style-name="Standard">135-Rádio e TV</text:p>
        <text:p text:style-name="Standard">136-Relações Internacionais</text:p>
        <text:p text:style-name="Standard">137-Relações Públicas</text:p>
        <text:p text:style-name="Standard">138-Saúde</text:p>
        <text:p text:style-name="Standard">139-Secretariado Executivo</text:p>
        <text:p text:style-name="Standard">140-Serviço Social</text:p>
        <text:p text:style-name="Standard">141-Sistemas de Informação</text:p>
        <text:p text:style-name="Standard">142-Sociologia</text:p>
        <text:p text:style-name="Standard">143-Teatro</text:p>
        <text:p text:style-name="Standard">144-Tecnologia em Telemática</text:p>
        <text:p text:style-name="Standard"><text:soft-page-break/>145-Telecomunicações</text:p>
        <text:p text:style-name="Standard">146-Teologia</text:p>
        <text:p text:style-name="Standard">147-Terapia Ocupacional</text:p>
        <text:p text:style-name="Standard">148-Turismo</text:p>
        <text:p text:style-name="Standard">149-Urbanismo</text:p>
        <text:p text:style-name="Standard">150-Zootecnia</text:p>
        <text:p text:style-name="Standard"/>
        <text:p text:style-name="P3">Anexo V - Tipos de Coleções<text:alphabetical-index-mark text:string-value="Anexo V - Tipos de Coleções"/></text:p>
        <text:p text:style-name="Standard"/>
        <text:p text:style-name="Standard">1 - Referência</text:p>
        <text:p text:style-name="Standard">2 - Vídeos</text:p>
        <text:p text:style-name="Standard">3 - Mapas</text:p>
        <text:p text:style-name="Standard">4 - Microfilme</text:p>
        <text:p text:style-name="Standard"/>
        <text:p text:style-name="P3">Anexo VI - Tipos de Suportes<text:alphabetical-index-mark text:string-value="Anexo VI - Tipos de Suportes"/></text:p>
        <text:p text:style-name="Standard"/>
        <text:p text:style-name="Standard">1 - Braille</text:p>
        <text:p text:style-name="Standard">2 - Cartaz</text:p>
        <text:p text:style-name="Standard">3 - Cassete</text:p>
        <text:p text:style-name="Standard">4 - CD</text:p>
        <text:p text:style-name="Standard">5 - CD-ROM</text:p>
        <text:p text:style-name="Standard">6 - Disco</text:p>
        <text:p text:style-name="Standard">7 - Disquete</text:p>
        <text:p text:style-name="Standard">8 - DVD</text:p>
        <text:p text:style-name="Standard">9 - Impresso</text:p>
        <text:p text:style-name="Standard">10 - WWW</text:p>
        <text:p text:style-name="Standard">11 - Microforma</text:p>
        <text:p text:style-name="Standard">12 - Película</text:p>
        <text:p text:style-name="Standard">13 - Videocassete</text:p>
        <text:p text:style-name="Standard">14 - Vidro</text:p>
        <text:p text:style-name="Standard"/>
        <text:p text:style-name="P3">Anexo VII - Tipos de Conteúdos<text:alphabetical-index-mark text:string-value="Anexo VII - Tipos de Conteúdos"/></text:p>
        <text:p text:style-name="Standard"/>
        <text:p text:style-name="Standard">1 - Almanaque</text:p>
        <text:p text:style-name="Standard">2 - Atlas</text:p>
        <text:p text:style-name="Standard">3 - Base de Dados</text:p>
        <text:p text:style-name="Standard">4 - Bibliografia</text:p>
        <text:p text:style-name="Standard">5 - Biografia</text:p>
        <text:p text:style-name="Standard">6 - Boletim</text:p>
        <text:p text:style-name="Standard">7 - Catálogo</text:p>
        <text:p text:style-name="Standard">8 - Correspondência enviada</text:p>
        <text:p text:style-name="Standard">9 - Correspondência recebida</text:p>
        <text:p text:style-name="Standard">10 - Desenho técnico</text:p>
        <text:p text:style-name="Standard">11 - Dicionário</text:p>
        <text:p text:style-name="Standard">12 - Didático</text:p>
        <text:p text:style-name="Standard">13 - Dissertação</text:p>
        <text:p text:style-name="Standard">14 - Doutrina</text:p>
        <text:p text:style-name="Standard">15 - Enciclopédia</text:p>
        <text:p text:style-name="Standard">16 - Entrevista</text:p>
        <text:p text:style-name="Standard">17 - Evento</text:p>
        <text:p text:style-name="Standard">18 - Jurisprudência</text:p>
        <text:p text:style-name="Standard">19 - Legislação</text:p>
        <text:p text:style-name="Standard">20 - Literatura</text:p>
        <text:p text:style-name="Standard">21 - Manual</text:p>
        <text:p text:style-name="Standard">22 - Norma técnica</text:p>
        <text:p text:style-name="Standard">23 - Notícia</text:p>
        <text:p text:style-name="Standard">24 - Patente</text:p>
        <text:p text:style-name="Standard">25 - Projeto arquitetônico</text:p>
        <text:p text:style-name="Standard">26 - Projeto de pesquisa</text:p>
        <text:p text:style-name="Standard">27 - Relatório técnico</text:p>
        <text:p text:style-name="Standard"><text:soft-page-break/>28 - Resolução do senado</text:p>
        <text:p text:style-name="Standard">29 - Tese</text:p>
        <text:p text:style-name="Standard">30 - Trabalho de Conclusão de Curso</text:p>
        <text:p text:style-name="Standard">31 - Outro</text:p>
        <text:p text:style-name="Standard">32 - Artístico</text:p>
        <text:p text:style-name="Standard">33 - Científico</text:p>
        <text:p text:style-name="Standard">34 - Música</text:p>
        <text:p text:style-name="Standard">35 - Guia</text:p>
        <text:p text:style-name="Standard"/>
        <text:p text:style-name="P3">Anexo VIII - Áreas do Conhecimento<text:alphabetical-index-mark text:string-value="Anexo VIII - Áreas do Conhecimento"/></text:p>
        <text:p text:style-name="Standard"/>
        <text:p text:style-name="Standard">1 - Ciências Exatas e da Terra</text:p>
        <text:p text:style-name="Standard">2 - Ciências Biológicas</text:p>
        <text:p text:style-name="Standard">3 - Engenharias</text:p>
        <text:p text:style-name="Standard">4 - Ciências da Saúde</text:p>
        <text:p text:style-name="Standard">5 - Ciências Agrárias</text:p>
        <text:p text:style-name="Standard">6 - Ciências Sociais Aplicadas</text:p>
        <text:p text:style-name="Standard">7 - Ciências Humanas</text:p>
        <text:p text:style-name="Standard">8 - Lingüística, Letras e Artes</text:p>
        <text:p text:style-name="Standard">9 - Outros</text:p>
        <text:p text:style-name="Standard"/>
        <text:p text:style-name="P3">Anexo IX - Periodicidade<text:alphabetical-index-mark text:string-value="Anexo IX - Periodicidade"/></text:p>
        <text:p text:style-name="Standard"/>
        <text:p text:style-name="Standard">1 - Diário</text:p>
        <text:p text:style-name="Standard">2 - Semanal</text:p>
        <text:p text:style-name="Standard">3 - Quinzenal</text:p>
        <text:p text:style-name="Standard">4 - Mensal</text:p>
        <text:p text:style-name="Standard">5 - Bimestral</text:p>
        <text:p text:style-name="Standard">6 - Trimestral</text:p>
        <text:p text:style-name="Standard">7 - Quadrimestral</text:p>
        <text:p text:style-name="Standard">8 - Semestral</text:p>
        <text:p text:style-name="Standard">9 - Anual</text:p>
        <text:p text:style-name="Standard">10 - Irregular</text:p>
        <text:p text:style-name="Standard"/>
        <text:p text:style-name="P3">Anexo X - Forma de Aquisição<text:alphabetical-index-mark text:string-value="Anexo X - Forma de Aquisição"/></text:p>
        <text:p text:style-name="Standard"/>
        <text:p text:style-name="Standard">1 - Compra</text:p>
        <text:p text:style-name="Standard">2 - Permuta</text:p>
        <text:p text:style-name="Standard">3 - Doação</text:p>
        <text:p text:style-name="Standard">4 - Outra</text:p>
        <text:p text:style-name="Standard"/>
        <text:p text:style-name="P3">Anexo XI - Forma de Assinatura<text:alphabetical-index-mark text:string-value="Anexo XI - Forma de Assinatura"/></text:p>
        <text:p text:style-name="Standard"/>
        <text:p text:style-name="Standard">1 - Corrente</text:p>
        <text:p text:style-name="Standard">2 - Não corrente</text:p>
        <text:p text:style-name="Standard">3 - Encerrado</text:p>
        <text:p text:style-name="Standard">4 - Suspenso</text:p>
        <text:p text:style-name="Standard"/>
        <text:p text:style-name="P3">Anexo XII - Procedência<text:alphabetical-index-mark text:string-value="Anexo XII - Procedência"/></text:p>
        <text:p text:style-name="Standard"/>
        <text:p text:style-name="Standard">1 - Nacional</text:p>
        <text:p text:style-name="Standard">2 – Estrangeiro</text:p>
        <text:p text:style-name="Standard"/>
        <text:p text:style-name="P3">Anexo XIII - Freqüência do Usuário<text:alphabetical-index-mark text:string-value="Anexo XIII - Freqüência do Usuário"/></text:p>
        <text:p text:style-name="Standard"/>
        <text:p text:style-name="Standard">1 - Matutino</text:p>
        <text:p text:style-name="Standard">2 - Vespertino</text:p>
        <text:p text:style-name="Standard">3 - Noturno</text:p>
        <text:p text:style-name="Standard">4 - Integral</text:p>
        <text:p text:style-name="Standard">5 - Diurno</text:p>
        <text:p text:style-name="P16"><text:span text:style-name="Título_20_1_20_Char">Exemplos de Descrição Bibliográfica (Catalogação</text:span>)</text:p>
        <text:p text:style-name="Standard"/>
        <text:p text:style-name="Standard">Os exemplos foram extraídos da norma ABNT NBR 6023:2002 (Informação e documentação - Referências - Elaboração) em sua totalidade. </text:p>
        <text:p text:style-name="Standard"/>
        <text:p text:style-name="Standard">Neles, são apresentados em destaque a referência bibliográfica gerada automaticamente pelo PHL©Elysio a partir dos dados contidos nos campos especificados do formulário de entrada de dados para a <text:span text:style-name="T9">Base de dados Catálogo</text:span>. Nos exemplos, somente os campos necessários para composição da referência bibliográfica são apresentados. Os campos de controles e de uso do PHL©Elysio foram omitidos intencionalmente.</text:p>
        <text:p text:style-name="Standard"/>
        <text:p text:style-name="Standard"><text:bookmark-start text:name="E1"/><text:span text:style-name="negrito_20_Char">Exemplo 1</text:span>: Almanaque pertencente a uma coleção<text:alphabetical-index-mark text:string-value="Almanaque de uma coleção" text:key1="Catalogação, exemplos"/> (Documento no todo)<text:bookmark-end text:name="E1"/></text:p>
        <text:p text:style-name="Standard"/>
        <text:p text:style-name="Standard">TORRELLY, M. <text:span text:style-name="negrito_20_Char"><text:span text:style-name="T44">Almanaque para 1949</text:span></text:span>: primeiro semestre ou Almanaque d'A Manhã. Ed. Fac-sim. São Paulo: Studioma; Arquivo do Estado, 1991. [s.p.]. (Coleção Almanaque do Barão de Itararé). Contém iconografia e depoimentos sobre o autor.</text:p>
        <text:p text:style-name="Standard"/>
        <text:p text:style-name="Standard">005: Livro </text:p>
        <text:p text:style-name="Standard">006: m </text:p>
        <text:p text:style-name="Standard">016: TORRELLY, M </text:p>
        <text:p text:style-name="Standard">018: Almanaque para 1949 </text:p>
        <text:p text:style-name="Standard">020: [s.p.] </text:p>
        <text:p text:style-name="Standard">030: Coleção Almanaque do Barão de Itararé </text:p>
        <text:p text:style-name="Standard">061: Contém iconografia e depoimentos sobre o autor </text:p>
        <text:p text:style-name="Standard">062: Studioma </text:p>
        <text:p text:style-name="Standard">062: Arquivo do Estado </text:p>
        <text:p text:style-name="Standard">063: Ed. Fac-sim </text:p>
        <text:p text:style-name="Standard">064: 1991 </text:p>
        <text:p text:style-name="Standard">065: 19910000 </text:p>
        <text:p text:style-name="Standard">066: São Paulo </text:p>
        <text:p text:style-name="Standard">181: primeiro semestre ou Almanaque d'A Manhã </text:p>
        <text:p text:style-name="Standard"/>
        <text:p text:style-name="Standard"><text:bookmark-start text:name="E2"/><text:span text:style-name="negrito_20_Char">Exemplo 2</text:span>: Catálogo<text:alphabetical-index-mark text:string-value="Catálogo" text:key1="Catalogação, exemplos"/> (Documento no todo)<text:bookmark-end text:name="E2"/></text:p>
        <text:p text:style-name="Standard"/>
        <text:p text:style-name="Standard">MUSEU DA IMIGRAÇÃO (São Paulo, SP). <text:span text:style-name="T9">Museu da Imigração - S. Paulo</text:span>: catálogo. São Paulo, 1997. 16 p.</text:p>
        <text:p text:style-name="Standard"/>
        <text:p text:style-name="Standard">005: Catálogo </text:p>
        <text:p text:style-name="Standard">006: m </text:p>
        <text:p text:style-name="Standard">017: MUSEU DA IMIGRAÇÃO (São Paulo, SP) </text:p>
        <text:p text:style-name="Standard">018: Museu da Imigração - S. Paulo </text:p>
        <text:p text:style-name="Standard">020: 16 </text:p>
        <text:p text:style-name="Standard">062: MUSEU DA IMIGRAÇÃO (São Paulo, SP) </text:p>
        <text:p text:style-name="Standard">064: 1997 </text:p>
        <text:p text:style-name="Standard">065: 19970000 </text:p>
        <text:p text:style-name="Standard">066: São Paulo </text:p>
        <text:p text:style-name="Standard">181: catálogo </text:p>
        <text:p text:style-name="Standard"/>
        <text:p text:style-name="Standard"><text:bookmark-start text:name="E3"/><text:span text:style-name="negrito_20_Char">Exemplo 3</text:span>: Dicionário com co-edição<text:alphabetical-index-mark text:string-value="Dicionário com co-edição" text:key1="Catalogação, exemplos"/> (Documento no todo)<text:bookmark-end text:name="E3"/> </text:p>
        <text:p text:style-name="Standard"/>
        <text:p text:style-name="Standard">HOUAISS, A. <text:span text:style-name="negrito_20_Char">Novo dicionário Folha Webster's</text:span>: inglês/português, português/inglês. Co-editor Ismael Cardim. São Paulo: Folha da Manhã, 1996. [s.p.]. Edição exclusiva para o assinante da Folha de S. Paulo. </text:p>
        <text:p text:style-name="Standard"/>
        <text:p text:style-name="Standard">005: Livro </text:p>
        <text:p text:style-name="Standard">006: m </text:p>
        <text:p text:style-name="Standard">015: Co-editor Ismael Cardim </text:p>
        <text:p text:style-name="Standard">016: HOUAISS, A^r(Ed) </text:p>
        <text:p text:style-name="Standard">018: Novo dicionário Folha Webster's </text:p>
        <text:p text:style-name="Standard">020: [s.p.] </text:p>
        <text:p text:style-name="Standard"><text:soft-page-break/>061: Edição exclusiva para o assinante da Folha de S. Paulo </text:p>
        <text:p text:style-name="Standard">062: Folha da Manhã </text:p>
        <text:p text:style-name="Standard">064: 1996 </text:p>
        <text:p text:style-name="Standard">066: São Paulo </text:p>
        <text:p text:style-name="Standard">181: inglês/português, português/inglês</text:p>
        <text:p text:style-name="Standard"/>
        <text:p text:style-name="Standard"><text:bookmark-start text:name="E4"/><text:span text:style-name="negrito_20_Char">Exemplo 4:</text:span> Folder<text:alphabetical-index-mark text:string-value="Folder" text:key1="Catalogação, exemplos"/> (Documento no todo)<text:bookmark-end text:name="E4"/></text:p>
        <text:p text:style-name="Standard"/>
        <text:p text:style-name="Standard">INSTITUTO MOREIRA SALLES. <text:span text:style-name="T9">São Paulo de Vincenzo Pastore: fotografias</text:span>: de 26 de abril a 3 de agosto de 1997, Casa de Cultura de Poços de Caldas, Poços de Caldas, MG. [s.l.]: [s.n.], 1997. 1 folder. Apoio Ministério da Cultura: Lei Federal de Incentivo à Cultura. </text:p>
        <text:p text:style-name="Standard"/>
        <text:p text:style-name="Standard">005: Livro </text:p>
        <text:p text:style-name="Standard">006: m </text:p>
        <text:p text:style-name="Standard">017: INSTITUTO MOREIRA SALLES </text:p>
        <text:p text:style-name="Standard">018: São Paulo de Vincenzo Pastore </text:p>
        <text:p text:style-name="Standard">038: 1 folder </text:p>
        <text:p text:style-name="Standard">061: Apoio Ministério da Cultura: Lei Federal de Incentivo à Cultura </text:p>
        <text:p text:style-name="Standard">062: [s.n.] </text:p>
        <text:p text:style-name="Standard">064: 1997 </text:p>
        <text:p text:style-name="Standard">066: [s.l.] </text:p>
        <text:p text:style-name="Standard">181: fotografias: de 26 de abril a 3 de agosto de 1997, Casa de Cultura de Poços de Caldas, Poços de Caldas, MG</text:p>
        <text:p text:style-name="Standard"/>
        <text:p text:style-name="Standard"><text:bookmark-start text:name="E5"/><text:span text:style-name="negrito_20_Char">Exemplo 5</text:span>: Guia turístico<text:alphabetical-index-mark text:string-value="Guia turístico de uma série monográfica" text:key1="Catalogação, exemplos"/> pertencente a uma série monográfica (Documento no todo)<text:bookmark-end text:name="E5"/></text:p>
        <text:p text:style-name="Standard"/>
        <text:p text:style-name="Standard">BRASIL: Roteiros turísticos. São Paulo: Folha da Manhã, 1995. 319 p. il. (Roteiros Turísticos Fiat). Inclui Mapa rodoviário. </text:p>
        <text:p text:style-name="Standard"/>
        <text:p text:style-name="Standard">005: Livro </text:p>
        <text:p text:style-name="Standard">006: m </text:p>
        <text:p text:style-name="Standard">018: BRASIL: Roteiros turísticos </text:p>
        <text:p text:style-name="Standard">020: 319 </text:p>
        <text:p text:style-name="Standard">030: Roteiros Turísticos Fiat </text:p>
        <text:p text:style-name="Standard">038: il </text:p>
        <text:p text:style-name="Standard">061: Inclui Mapa rodoviário </text:p>
        <text:p text:style-name="Standard">062: Folha da Manhã </text:p>
        <text:p text:style-name="Standard">064: 1995 </text:p>
        <text:p text:style-name="Standard">066: São Paulo </text:p>
        <text:p text:style-name="Standard"/>
        <text:p text:style-name="Standard"/>
        <text:p text:style-name="Standard"><text:bookmark-start text:name="E6"/><text:span text:style-name="negrito_20_Char">Exemplo 6</text:span>: Livro pertencente a uma coleção<text:alphabetical-index-mark text:string-value="Livro de uma coleção" text:key1="Catalogação, exemplos"/> (Documento no todo)<text:bookmark-end text:name="E6"/></text:p>
        <text:p text:style-name="Standard"/>
        <text:p text:style-name="Standard">GOMES, L. G. F. <text:span text:style-name="T10">Novela e sociedade no Brasil</text:span>. Niterói: EdUFF, 1998. 137 p., 21 cm. (Coleção Antropologia e Ciência Política, 15). Bibliografia: p. 131-132. </text:p>
        <text:p text:style-name="Standard"/>
        <text:p text:style-name="Standard">005: Livro </text:p>
        <text:p text:style-name="Standard">006: m </text:p>
        <text:p text:style-name="Standard">016: GOMES, L. G. F </text:p>
        <text:p text:style-name="Standard">018: Novela e sociedade no Brasil </text:p>
        <text:p text:style-name="Standard">030: Coleção Antropologia e Ciência Política, 15 </text:p>
        <text:p text:style-name="Standard">038: 137 p., 21 cm </text:p>
        <text:p text:style-name="Standard">061: Bibliografia: p. 131-132 </text:p>
        <text:p text:style-name="Standard">062: EdUFF </text:p>
        <text:p text:style-name="Standard">064: 1998 </text:p>
        <text:p text:style-name="Standard">066: Niterói </text:p>
        <text:p text:style-name="Standard"/>
        <text:p text:style-name="Standard"><text:bookmark-start text:name="E7"/><text:span text:style-name="negrito_20_Char">Exemplo 7</text:span>: Livro sem indicação de autoria<text:alphabetical-index-mark text:string-value="Livro sem indicação de autoria" text:key1="Catalogação, exemplos"/> (Documento no todo)<text:bookmark-end text:name="E7"/></text:p>
        <text:p text:style-name="Standard"/>
        <text:p text:style-name="Standard"><text:soft-page-break/>PERFIL da administração pública paulista. 6. ed. São Paulo: FUNDAP, 1994. 317 p. Inclui índice. </text:p>
        <text:p text:style-name="Standard"/>
        <text:p text:style-name="Standard">005: Livro </text:p>
        <text:p text:style-name="Standard">006: m </text:p>
        <text:p text:style-name="Standard">018: PERFIL da administração pública paulista </text:p>
        <text:p text:style-name="Standard">020: 317 </text:p>
        <text:p text:style-name="Standard">061: Inclui índice </text:p>
        <text:p text:style-name="Standard">062: FUNDAP </text:p>
        <text:p text:style-name="Standard">063: 6. ed </text:p>
        <text:p text:style-name="Standard">064: 1994 </text:p>
        <text:p text:style-name="Standard">066: São Paulo </text:p>
        <text:p text:style-name="Standard"/>
        <text:p text:style-name="Standard"><text:bookmark-start text:name="E8"/><text:span text:style-name="negrito_20_Char">Exemplo 8</text:span>: Manual<text:alphabetical-index-mark text:string-value="Manual" text:key1="Catalogação, exemplos"/> (Documento no todo)<text:bookmark-end text:name="E8"/></text:p>
        <text:p text:style-name="Standard"/>
        <text:p text:style-name="Standard">IBICT. <text:span text:style-name="T10">Manual de normas de editoração do IBICT</text:span>. 2 ed. Brasília, DF, 1993. 41 p.</text:p>
        <text:p text:style-name="Standard"/>
        <text:p text:style-name="Standard">005: Livro </text:p>
        <text:p text:style-name="Standard">006: m </text:p>
        <text:p text:style-name="Standard">017: IBICT </text:p>
        <text:p text:style-name="Standard">018: Manual de normas de editoração do IBICT </text:p>
        <text:p text:style-name="Standard">020: 41 </text:p>
        <text:p text:style-name="Standard">062: IBICT </text:p>
        <text:p text:style-name="Standard">063: 2 ed </text:p>
        <text:p text:style-name="Standard">064: 1993 </text:p>
        <text:p text:style-name="Standard">066: Brasília, DF </text:p>
        <text:p text:style-name="Standard"/>
        <text:p text:style-name="Standard"><text:bookmark-start text:name="E9"/><text:span text:style-name="negrito_20_Char">Exemplo 9</text:span>: Manual pertencente a uma série<text:alphabetical-index-mark text:string-value="Manual em série monográfica" text:key1="Catalogação, exemplos"/> (Documento no todo)<text:bookmark-end text:name="E9"/></text:p>
        <text:p text:style-name="Standard"/>
        <text:p text:style-name="Standard">SÃO PAULO (Estado). Secretaria do Meio Ambiente. Coordenadoria de Planejamento Ambiental. <text:span text:style-name="T10">Estudo de impacto ambiental - EIA, Relatório de impacto ambiental - RIMA</text:span>: manual de orientação. São Paulo, 1989. 48 p. (Série Manuais).</text:p>
        <text:p text:style-name="Standard"/>
        <text:p text:style-name="Standard">005: Livro </text:p>
        <text:p text:style-name="Standard">006: m </text:p>
        <text:p text:style-name="Standard">017: SÃO PAULO (Estado). Secretaria do Meio Ambiente. Coordenadoria de Planejamento Ambiental </text:p>
        <text:p text:style-name="Standard">018: Estudo de impacto ambiental - EIA, Relatório de impacto ambiental - RIMA </text:p>
        <text:p text:style-name="Standard">020: 48 </text:p>
        <text:p text:style-name="Standard">030: Série Manuais </text:p>
        <text:p text:style-name="Standard">062: SÃO PAULO (Estado). Secretaria do Meio Ambiente. Coordenadoria de Planejamento Ambiental </text:p>
        <text:p text:style-name="Standard">064: 1989 </text:p>
        <text:p text:style-name="Standard">066: São Paulo </text:p>
        <text:p text:style-name="Standard">181: manual de orientação</text:p>
        <text:p text:style-name="Standard"/>
        <text:p text:style-name="Standard"><text:bookmark-start text:name="E10"/><text:span text:style-name="negrito_20_Char">Exemplo 10</text:span>: Enciclopédia em CD-ROM<text:alphabetical-index-mark text:string-value="Enciclopédia em CD-ROM" text:key1="Catalogação, exemplos"/> (Documento no todo)<text:bookmark-end text:name="E10"/></text:p>
        <text:p text:style-name="Standard"/>
        <text:p text:style-name="Standard">KOOGAN, André; HOUAISS, Antonio. <text:span text:style-name="T10">Enciclopédia e dicionário digital 98</text:span>. Direção geral de André Koogan Breikmam. São Paulo: Delta; Estadão, 1998. 5 CD-ROM. </text:p>
        <text:p text:style-name="Standard"/>
        <text:p text:style-name="Standard">005: Digital </text:p>
        <text:p text:style-name="Standard">006: m </text:p>
        <text:p text:style-name="Standard">015: Direção geral de André Koogan Breikmam </text:p>
        <text:p text:style-name="Standard">016: KOOGAN, André </text:p>
        <text:p text:style-name="Standard">016: HOUAISS, Antonio^r(Ed) </text:p>
        <text:p text:style-name="Standard">018: Enciclopédia e dicionário digital 98 </text:p>
        <text:p text:style-name="Standard">038: 5 CD-ROM </text:p>
        <text:p text:style-name="Standard">062: Delta </text:p>
        <text:p text:style-name="Standard">062: Estadão </text:p>
        <text:p text:style-name="Standard"><text:soft-page-break/>064: 1998 </text:p>
        <text:p text:style-name="Standard">066: São Paulo </text:p>
        <text:p text:style-name="Standard"/>
        <text:p text:style-name="Standard"><text:bookmark-start text:name="E11"/><text:span text:style-name="negrito_20_Char">Exemplo 11</text:span>: Livro na internet<text:alphabetical-index-mark text:string-value="Livro na internet" text:key1="Catalogação, exemplos"/> (Documento no todo)<text:bookmark-end text:name="E11"/></text:p>
        <text:p text:style-name="Standard"/>
        <text:p text:style-name="Standard">ALVES, Castro. <text:span text:style-name="T10">Navio negreiro</text:span>. [s.l.]: Virtual Books, 2000. Disponível em: http://www.terra.com.br/virtualbooks/ /navionegreiro.htm. <text:s/><text:span text:style-name="T45">Acesso em: 10 jan. 2002, 16:30:30.</text:span> </text:p>
        <text:p text:style-name="Standard"/>
        <text:p text:style-name="Standard">005: Digital </text:p>
        <text:p text:style-name="Standard">006: m </text:p>
        <text:p text:style-name="Standard">008: ^ihttp://www.terra.com.br/virtualbooks/freebook/port/Lport2/navionegreiro.htm^u10 jan. 2002, 16:30:30 </text:p>
        <text:p text:style-name="Standard">016: ALVES, Castro </text:p>
        <text:p text:style-name="Standard">018: Navio negreiro </text:p>
        <text:p text:style-name="Standard">062: Virtual Books </text:p>
        <text:p text:style-name="Standard">064: 2000 </text:p>
        <text:p text:style-name="Standard">066: [s.l.] </text:p>
        <text:p text:style-name="Standard"/>
        <text:p text:style-name="Standard"><text:bookmark-start text:name="E12"/><text:span text:style-name="negrito_20_Char">Exemplo 12</text:span>: Capítulo de outro autor<text:alphabetical-index-mark text:string-value="Capítulo de outro autor" text:key1="Catalogação, exemplos"/> (Parte de documento)<text:bookmark-end text:name="E12"/></text:p>
        <text:p text:style-name="Standard"/>
        <text:p text:style-name="Standard">ROMANO, Giovanni. Imagens da juventude na era moderna. In: LEVI, G; SCHMIDT, J. <text:span text:style-name="T10">História dos jovens 2</text:span>: a época contemporânea. São Paulo: Companhia das Letras, 1996. p. 7-16. <text:s/></text:p>
        <text:p text:style-name="Standard"/>
        <text:p text:style-name="Standard">005: Livro </text:p>
        <text:p text:style-name="Standard">006: am </text:p>
        <text:p text:style-name="Standard">010: ROMANO, Giovanni </text:p>
        <text:p text:style-name="Standard">012: Imagens da juventude na era moderna </text:p>
        <text:p text:style-name="Standard">014: 7-16 </text:p>
        <text:p text:style-name="Standard">016: LEVI, G </text:p>
        <text:p text:style-name="Standard">016: SCHMIDT, J^r(Org) </text:p>
        <text:p text:style-name="Standard">018: História dos jovens 2 </text:p>
        <text:p text:style-name="Standard">062: Companhia das Letras </text:p>
        <text:p text:style-name="Standard">064: 1996 </text:p>
        <text:p text:style-name="Standard">066: São Paulo </text:p>
        <text:p text:style-name="Standard">181: a época contemporânea</text:p>
        <text:p text:style-name="Standard"/>
        <text:p text:style-name="Standard"><text:bookmark-start text:name="E13"/><text:span text:style-name="negrito_20_Char">Exemplo 13</text:span>: Capítulo do mesmo autor<text:alphabetical-index-mark text:string-value="Capítulo de mesmo autor" text:key1="Catalogação, exemplos"/> (Parte de documento)<text:bookmark-end text:name="E13"/></text:p>
        <text:p text:style-name="Standard"/>
        <text:p text:style-name="Standard">SANTOS, F. R. dos. A colonização da terra do Tucujús. In: ___. <text:span text:style-name="T10">História do Amapá, 1º grau</text:span>. 2 ed. Macapá: Valcan, 1994. cap. 3, p. 15-24. <text:s/></text:p>
        <text:p text:style-name="Standard"/>
        <text:p text:style-name="Standard">005: Livro </text:p>
        <text:p text:style-name="Standard">006: am </text:p>
        <text:p text:style-name="Standard">010: SANTOS, F. R. dos </text:p>
        <text:p text:style-name="Standard">012: A colonização da terra do Tucujús </text:p>
        <text:p text:style-name="Standard">016: SANTOS, F. R. dos </text:p>
        <text:p text:style-name="Standard">018: História do Amapá, 1º grau </text:p>
        <text:p text:style-name="P2">062: Valcan </text:p>
        <text:p text:style-name="P2">063: 2 ed </text:p>
        <text:p text:style-name="P2">064: 1994 </text:p>
        <text:p text:style-name="P2">066: Macapá </text:p>
        <text:p text:style-name="P2">141: cap. 3, p. 15-24</text:p>
        <text:p text:style-name="P2"/>
        <text:p text:style-name="Standard"><text:bookmark-start text:name="E14"/><text:span text:style-name="negrito_20_Char">Exemplo 14</text:span>: Capítulo em CD-ROM<text:alphabetical-index-mark text:string-value="Capítulo em CD-ROM" text:key1="Catalogação, exemplos"/> (Parte de documento)<text:bookmark-end text:name="E14"/></text:p>
        <text:p text:style-name="Standard"/>
        <text:p text:style-name="Standard">MORFOLOGIA dos antrópodes. In: <text:span text:style-name="negrito_20_Char">ENCICLOPÉDIA multimídia dos seres vivos</text:span>. [S.l.]: Planeta DeAgostini, c1998. CD-ROM 9.</text:p>
        <text:p text:style-name="Standard"/>
        <text:p text:style-name="Standard">005: Digital </text:p>
        <text:p text:style-name="Standard"><text:soft-page-break/>006: am </text:p>
        <text:p text:style-name="Standard">012: MORFOLOGIA dos antrópodes </text:p>
        <text:p text:style-name="Standard">018: ENCICLOPÉDIA multimídia dos seres vivos </text:p>
        <text:p text:style-name="Standard">022: CD-ROM </text:p>
        <text:p text:style-name="Standard">062: Planeta DeAgostini </text:p>
        <text:p text:style-name="Standard">064: c1998 </text:p>
        <text:p text:style-name="Standard">066: [S.l.] </text:p>
        <text:p text:style-name="Standard">141: CD-ROM 9</text:p>
        <text:p text:style-name="Standard"/>
        <text:p text:style-name="Standard"><text:bookmark-start text:name="E15"/><text:span text:style-name="negrito_20_Char">Exemplo 15</text:span>: Capítulo na internet<text:alphabetical-index-mark text:string-value="Capítulo na internet" text:key1="Catalogação, exemplos"/> (Parte de documento)<text:bookmark-end text:name="E15"/></text:p>
        <text:p text:style-name="Standard"/>
        <text:p text:style-name="Standard">POLÍTICA. In: <text:span text:style-name="T10">DICIONÁRIO da lingua portuguesa</text:span>. Lisboa: Priberam Informática, 1998. <text:span text:style-name="T45">Disponível em: http://www.priberam.pt. Acesso em: 8 mar. 1999.</text:span></text:p>
        <text:p text:style-name="Standard"/>
        <text:p text:style-name="Standard">005: Digital </text:p>
        <text:p text:style-name="Standard">006: am </text:p>
        <text:p text:style-name="Standard">008: Internet^ihttp://www.priberam.pt^u8 mar. 1999 </text:p>
        <text:p text:style-name="Standard">012: POLÍTICA </text:p>
        <text:p text:style-name="Standard">018: DICIONÁRIO da lingua portuguesa </text:p>
        <text:p text:style-name="Standard">062: Priberam Informática </text:p>
        <text:p text:style-name="Standard">064: 1998 </text:p>
        <text:p text:style-name="Standard">066: Lisboa </text:p>
        <text:p text:style-name="Standard"/>
        <text:p text:style-name="Standard"><text:bookmark-start text:name="E16"/><text:span text:style-name="negrito_20_Char">Exemplo 16</text:span>: Capítulo na internet<text:alphabetical-index-mark text:string-value="Capítulo do mesmo autor na internet" text:key1="Catalogação, exemplos"/> (Parte de documento)<text:bookmark-end text:name="E16"/></text:p>
        <text:p text:style-name="Standard"/>
        <text:p text:style-name="Standard">SÃO PAULO (Estado). Secretaria do Meio Ambiente. Tratados e organizações ambientais em matéria de meio ambiente. In: ___. <text:span text:style-name="T10">Entendendo o meio ambiente</text:span>. São Paulo: SÃO PAULO (Estado). Secretaria do Meio Ambiente, 1999. <text:s/></text:p>
        <text:p text:style-name="Standard"/>
        <text:p text:style-name="Standard">005: Digital </text:p>
        <text:p text:style-name="Standard">006: am </text:p>
        <text:p text:style-name="Standard">008: Internet^ihttp://www.bdt.org.br^u8 mar. 1999 </text:p>
        <text:p text:style-name="Standard">011: SÃO PAULO (Estado). Secretaria do Meio Ambiente </text:p>
        <text:p text:style-name="Standard">012: Tratados e organizações ambientais em matéria de meio ambiente </text:p>
        <text:p text:style-name="Standard">017: SÃO PAULO (Estado). Secretaria do Meio Ambiente </text:p>
        <text:p text:style-name="Standard">018: Entendendo o meio ambiente </text:p>
        <text:p text:style-name="Standard">062: SÃO PAULO (Estado). Secretaria do Meio Ambiente </text:p>
        <text:p text:style-name="Standard">064: 1999 </text:p>
        <text:p text:style-name="Standard">066: São Paulo </text:p>
        <text:p text:style-name="Standard">090: b</text:p>
        <text:p text:style-name="Standard"/>
        <text:p text:style-name="Standard"><text:bookmark-start text:name="E17"/><text:span text:style-name="negrito_20_Char">Exemplo 17</text:span>: Fascículo de Revista<text:alphabetical-index-mark text:string-value="Fascículo de periódico" text:key1="Catalogação, exemplos"/> (Fascículo de periódico)<text:bookmark-end text:name="E17"/></text:p>
        <text:p text:style-name="Standard"/>
        <text:p text:style-name="Standard">DINHEIRO: revista semanal de negócios. São Paulo: Ed. Três, 28 jun. 2000. 98 p. <text:s/></text:p>
        <text:p text:style-name="Standard"/>
        <text:p text:style-name="Standard">005: Periódico </text:p>
        <text:p text:style-name="Standard">006: s </text:p>
        <text:p text:style-name="Standard">020: 98 </text:p>
        <text:p text:style-name="Standard">030: DINHEIRO </text:p>
        <text:p text:style-name="Standard">062: Ed. Três </text:p>
        <text:p text:style-name="Standard">064: 28 jun. 2000 </text:p>
        <text:p text:style-name="Standard">066: São Paulo </text:p>
        <text:p text:style-name="Standard">182: revista semanal de negócios</text:p>
        <text:p text:style-name="Standard"/>
        <text:p text:style-name="Standard"><text:bookmark-start text:name="E18"/><text:span text:style-name="negrito_20_Char">Exemplo 18</text:span>: Fascículo especial com título próprio<text:alphabetical-index-mark text:string-value="Fascículo especial com título próprio" text:key1="Catalogação, exemplos"/> (Parte de periódico)<text:bookmark-end text:name="E18"/></text:p>
        <text:p text:style-name="Standard"/>
        <text:p text:style-name="Standard">AS 500 maiores empresas do Brasil. <text:span text:style-name="T10">Conjuntura econômica</text:span>. Rio de Janeiro, v.38, n.9, set. 1984. 235 p. Edição especial. </text:p>
        <text:p text:style-name="Standard"/>
        <text:p text:style-name="Standard">005: Periódico </text:p>
        <text:p text:style-name="Standard"><text:soft-page-break/>006: s </text:p>
        <text:p text:style-name="Standard">012: AS 500 maiores empresas do Brasil </text:p>
        <text:p text:style-name="Standard">020: 235 </text:p>
        <text:p text:style-name="Standard">030: Conjuntura econômica </text:p>
        <text:p text:style-name="Standard">031: 38 </text:p>
        <text:p text:style-name="Standard">032: 9 </text:p>
        <text:p text:style-name="Standard">061: Edição especial </text:p>
        <text:p text:style-name="Standard">064: set. 1984 </text:p>
        <text:p text:style-name="Standard">066: Rio de Janeiro </text:p>
        <text:p text:style-name="Standard"/>
        <text:p text:style-name="Standard"><text:bookmark-start text:name="E19"/><text:span text:style-name="negrito_20_Char">Exemplo 19</text:span>: Suplemento com título próprio<text:alphabetical-index-mark text:string-value="Suplemento com título próprio" text:key1="Catalogação, exemplos"/> (Parte de periódico)<text:bookmark-end text:name="E19"/></text:p>
        <text:p text:style-name="Standard"/>
        <text:p text:style-name="Standard">MÃO-DE-OBRA e previdência<text:span text:style-name="T10">. Pesquisa Nacional por Amostra de Domicílios</text:span>, Rio de Janeiro: IBGE, v. 7, 1983. Suplemento. </text:p>
        <text:p text:style-name="Standard"/>
        <text:p text:style-name="Standard">005: Periódico </text:p>
        <text:p text:style-name="Standard">006: as </text:p>
        <text:p text:style-name="Standard">012: MÃO-DE-OBRA e previdência </text:p>
        <text:p text:style-name="Standard">030: Pesquisa Nacional por Amostra de Domicílios </text:p>
        <text:p text:style-name="Standard">031: 7 </text:p>
        <text:p text:style-name="Standard">061: Suplemento </text:p>
        <text:p text:style-name="Standard">062: IBGE </text:p>
        <text:p text:style-name="Standard">064: 1983 </text:p>
        <text:p text:style-name="Standard">066: Rio de Janeiro </text:p>
        <text:p text:style-name="Standard">090: b</text:p>
        <text:p text:style-name="Standard"/>
        <text:p text:style-name="Standard"><text:bookmark-start text:name="E20"/><text:span text:style-name="negrito_20_Char">Exemplo 20</text:span>: Artigo de revista<text:alphabetical-index-mark text:string-value="Artigo de revista" text:key1="Catalogação, exemplos"/> (Parte de periódico)<text:bookmark-end text:name="E20"/></text:p>
        <text:p text:style-name="Standard"/>
        <text:p text:style-name="Standard">COSTA, V. R. À margem da lei: o programa Comunidade Solidária. <text:span text:style-name="negrito_20_Char">Em Pauta</text:span>-Revista da Faculdade de Serviço Social da UERJ, Rio de Janeiro, n. 12, p. 131-148, 1998.</text:p>
        <text:p text:style-name="Standard"/>
        <text:p text:style-name="Standard">005: Periódico </text:p>
        <text:p text:style-name="Standard">006: as </text:p>
        <text:p text:style-name="Standard">010: COSTA, V. R </text:p>
        <text:p text:style-name="Standard">012: À margem da lei: o programa Comunidade Solidária </text:p>
        <text:p text:style-name="Standard">014: 131-148 </text:p>
        <text:p text:style-name="Standard">022: Impresso </text:p>
        <text:p text:style-name="Standard">030: Em Pauta </text:p>
        <text:p text:style-name="Standard">032: 12 </text:p>
        <text:p text:style-name="Standard">064: 1998 </text:p>
        <text:p text:style-name="Standard">066: Rio de Janeiro </text:p>
        <text:p text:style-name="Standard">182: Revista da Faculdade de Serviço Social da UERJ</text:p>
        <text:p text:style-name="Standard"/>
        <text:p text:style-name="Standard"><text:bookmark-start text:name="E21"/><text:span text:style-name="negrito_20_Char">Exemplo 21</text:span>: Artigo de revista (Parte de periódico)<text:bookmark-end text:name="E21"/></text:p>
        <text:p text:style-name="Standard"/>
        <text:p text:style-name="Standard">GURGEL, C. Reforma do Estado e segurança pública. <text:span text:style-name="negrito_20_Char">Política e Administração</text:span>, Rio de Janeiro, v. 3, n. 2, p. 15-21, set. 1997.</text:p>
        <text:p text:style-name="Standard"/>
        <text:p text:style-name="Standard">005: Periódico </text:p>
        <text:p text:style-name="Standard">006: as </text:p>
        <text:p text:style-name="Standard">010: GURGEL, C </text:p>
        <text:p text:style-name="Standard">012: Reforma do Estado e segurança pública </text:p>
        <text:p text:style-name="Standard">014: 15-21 </text:p>
        <text:p text:style-name="Standard">030: Política e Administração </text:p>
        <text:p text:style-name="Standard">031: 3 </text:p>
        <text:p text:style-name="Standard">032: 2 </text:p>
        <text:p text:style-name="Standard">064: set. 1997 </text:p>
        <text:p text:style-name="Standard">066: Rio de Janeiro </text:p>
        <text:p text:style-name="Standard"/>
        <text:p text:style-name="Standard"><text:bookmark-start text:name="E22"/><text:span text:style-name="negrito_20_Char">Exemplo 22</text:span>: Artigo de revista (Parte de periódico)<text:bookmark-end text:name="E22"/></text:p>
        <text:p text:style-name="Standard"><text:soft-page-break/></text:p>
        <text:p text:style-name="Standard">TOURINHO NETO, F. C. Dano ambiental. <text:span text:style-name="negrito_20_Char">Consulex</text:span>-Revista Jurídica, Brasília, DF, v. 1, n. 1, p. 18-23, fev. 1997. <text:s/></text:p>
        <text:p text:style-name="Standard"/>
        <text:p text:style-name="Standard">005: Periódico </text:p>
        <text:p text:style-name="Standard">006: as </text:p>
        <text:p text:style-name="Standard">010: TOURINHO NETO, F. C </text:p>
        <text:p text:style-name="Standard">012: Dano ambiental </text:p>
        <text:p text:style-name="Standard">014: 18-23 </text:p>
        <text:p text:style-name="Standard">030: Consulex </text:p>
        <text:p text:style-name="Standard">031: 1 </text:p>
        <text:p text:style-name="Standard">032: 1 </text:p>
        <text:p text:style-name="Standard">064: fev. 1997 </text:p>
        <text:p text:style-name="Standard">066: Brasília, DF </text:p>
        <text:p text:style-name="Standard">182: Revista Jurídica</text:p>
        <text:p text:style-name="Standard"/>
        <text:p text:style-name="Standard"/>
        <text:p text:style-name="Standard"><text:bookmark-start text:name="E23"/><text:span text:style-name="negrito_20_Char">Exemplo 23</text:span>: Artigo de revista (Parte de periódico)<text:bookmark-end text:name="E23"/></text:p>
        <text:p text:style-name="Standard"/>
        <text:p text:style-name="Standard">MANSILLA, H. C. F. La controversia entre universalismo y particularismo en la filosofia de la cultura. <text:span text:style-name="negrito_20_Char">Revista Latinoamericana de Filosofia</text:span>, Buenos Aires, v. 24, n. 2, primavera 1998.</text:p>
        <text:p text:style-name="Standard"/>
        <text:p text:style-name="Standard">005: Periódico </text:p>
        <text:p text:style-name="Standard">006: as </text:p>
        <text:p text:style-name="Standard">010: MANSILLA, H. C. F </text:p>
        <text:p text:style-name="Standard">012: La controversia entre universalismo y particularismo en la filosofia de la cultura </text:p>
        <text:p text:style-name="Standard">030: Revista Latinoamericana de Filosofia </text:p>
        <text:p text:style-name="Standard">031: 24 </text:p>
        <text:p text:style-name="Standard">032: 2 </text:p>
        <text:p text:style-name="Standard">064: primavera 1998 </text:p>
        <text:p text:style-name="Standard">066: Buenos Aires </text:p>
        <text:p text:style-name="Standard"/>
        <text:p text:style-name="Standard"/>
        <text:p text:style-name="Standard"><text:bookmark-start text:name="E24"/><text:span text:style-name="negrito_20_Char">Exemplo 24</text:span>: Artigo de revista (Parte de periódico)<text:bookmark-end text:name="E24"/></text:p>
        <text:p text:style-name="Standard"/>
        <text:p text:style-name="Standard">SEKEFF, Gisela. O emprego dos sonhos. <text:span text:style-name="negrito_20_Char">Domingo</text:span>, Rio de Janeiro, v. 26, n. 1344, p. 30-36, 3 fev. 2002.</text:p>
        <text:p text:style-name="Standard"/>
        <text:p text:style-name="Standard">005: Periódico </text:p>
        <text:p text:style-name="Standard">006: as </text:p>
        <text:p text:style-name="Standard">010: SEKEFF, Gisela </text:p>
        <text:p text:style-name="Standard">012: O emprego dos sonhos </text:p>
        <text:p text:style-name="Standard">014: 30-36 </text:p>
        <text:p text:style-name="Standard">030: Domingo </text:p>
        <text:p text:style-name="Standard">031: 26 </text:p>
        <text:p text:style-name="Standard">032: 1344 </text:p>
        <text:p text:style-name="Standard">064: 3 fev. 2002 </text:p>
        <text:p text:style-name="Standard">066: Rio de Janeiro </text:p>
        <text:p text:style-name="Standard"/>
        <text:p text:style-name="Standard"><text:bookmark-start text:name="E25"/><text:span text:style-name="negrito_20_Char">Exemplo 25</text:span>: Artigo de revista em CD-ROM (Parte de periódico)<text:bookmark-end text:name="E25"/></text:p>
        <text:p text:style-name="Standard"/>
        <text:p text:style-name="Standard">VIEIRA, Cássio Leite; LOPES, Marcelo. A queda do cometa. <text:span text:style-name="negrito_20_Char">Neo Interativa</text:span>, Rio de Janeiro, n. 2, 1 CD-ROM. inverno 1994.</text:p>
        <text:p text:style-name="Standard"/>
        <text:p text:style-name="Standard">005: Periódico </text:p>
        <text:p text:style-name="Standard">006: as </text:p>
        <text:p text:style-name="Standard">010: VIEIRA, Cássio Leite </text:p>
        <text:p text:style-name="Standard">010: LOPES, Marcelo </text:p>
        <text:p text:style-name="Standard">012: A queda do cometa </text:p>
        <text:p text:style-name="Standard">030: Neo Interativa </text:p>
        <text:p text:style-name="Standard"><text:soft-page-break/>032: 2 </text:p>
        <text:p text:style-name="Standard">064: inverno 1994 </text:p>
        <text:p text:style-name="Standard">066: Rio de Janeiro </text:p>
        <text:p text:style-name="Standard">141: 1 CD-ROM</text:p>
        <text:p text:style-name="Standard"/>
        <text:p text:style-name="Standard"/>
        <text:p text:style-name="Standard"><text:bookmark-start text:name="E26"/><text:span text:style-name="negrito_20_Char">Exemplo 26</text:span>: Artigo de revista na Web<text:alphabetical-index-mark text:string-value="Artigo de revista na Web" text:key1="Catalogação, exemplos"/> (Parte de periódico)<text:bookmark-end text:name="E26"/></text:p>
        <text:p text:style-name="Standard"/>
        <text:p text:style-name="Standard">SILVA, M. M. L. Crimes da era digital. .Net, Rio de Janeiro, nov. 1998. Seção Ponto de Vista. Disponível em: http://www.brazilnet.com.br/context. Acesso em: 28 nov. 1998.</text:p>
        <text:p text:style-name="Standard"/>
        <text:p text:style-name="Standard">005: Digital </text:p>
        <text:p text:style-name="Standard">006: as </text:p>
        <text:p text:style-name="Standard">008: ^ihttp://www.brazilnet.com.br/context^u28 nov. 1998 </text:p>
        <text:p text:style-name="Standard">010: SILVA, M. M. L </text:p>
        <text:p text:style-name="Standard">012: Crimes da era digital </text:p>
        <text:p text:style-name="Standard">030: .Net </text:p>
        <text:p text:style-name="Standard">061: Seção Ponto de Vista </text:p>
        <text:p text:style-name="Standard">064: nov. 1998 </text:p>
        <text:p text:style-name="Standard">066: Rio de Janeiro </text:p>
        <text:p text:style-name="Standard"/>
        <text:p text:style-name="Standard"><text:bookmark-start text:name="E27"/><text:span text:style-name="negrito_20_Char">Exemplo 27</text:span>: Artigo de revista na Web (Parte de periódico)<text:bookmark-end text:name="E27"/></text:p>
        <text:p text:style-name="Standard"/>
        <text:p text:style-name="Standard">RIBEIRO, P. S. G. Adoção à brasileira: uma análise sócio-jurídica. <text:span text:style-name="negrito_20_Char">Dataveni@</text:span>, São Paulo, v. 3, n. 18, ago. 1998. Disponível em: http://www.datavenia.inf.br. Acesso em: 10 set. 1999.</text:p>
        <text:p text:style-name="Standard"/>
        <text:p text:style-name="Standard">005: Digital </text:p>
        <text:p text:style-name="Standard">006: as </text:p>
        <text:p text:style-name="Standard">008: ^ihttp://www.datavenia.inf.br^u10 set. 1999 </text:p>
        <text:p text:style-name="Standard">010: RIBEIRO, P. S. G </text:p>
        <text:p text:style-name="Standard">012: Adoção à brasileira: uma análise sócio-jurídica </text:p>
        <text:p text:style-name="Standard">030: Dataveni@ </text:p>
        <text:p text:style-name="Standard">031: 3 </text:p>
        <text:p text:style-name="Standard">032: 18 </text:p>
        <text:p text:style-name="Standard">064: ago. 1998 </text:p>
        <text:p text:style-name="Standard">066: São Paulo </text:p>
        <text:p text:style-name="Standard"/>
        <text:p text:style-name="Standard"><text:bookmark-start text:name="E28"/><text:span text:style-name="negrito_20_Char">Exemplo 28</text:span>: Artigo de revista na Web (Parte de periódico)<text:bookmark-end text:name="E28"/></text:p>
        <text:p text:style-name="Standard"/>
        <text:p text:style-name="Standard">WINDOWS 98: o melhor caminho para atualização. Pc World, São Paulo, n. 75, set. 1998. Disponível em: http://idg.com.br/abre.htm. Acesso em: 10 set. 1998<text:span text:style-name="T57">. </text:span><text:s/></text:p>
        <text:p text:style-name="Standard"/>
        <text:p text:style-name="Standard">005: Digital </text:p>
        <text:p text:style-name="Standard">006: as </text:p>
        <text:p text:style-name="Standard">008: ^ihttp://idg.com.br/abre.htm^u10 set. 1998 </text:p>
        <text:p text:style-name="Standard">012: WINDOWS 98: o melhor caminho para atualização </text:p>
        <text:p text:style-name="Standard">030: Pc World </text:p>
        <text:p text:style-name="Standard">032: 75 </text:p>
        <text:p text:style-name="Standard">064: set. 1998 </text:p>
        <text:p text:style-name="Standard">066: São Paulo </text:p>
        <text:p text:style-name="Standard"/>
        <text:p text:style-name="Standard"/>
        <text:p text:style-name="Standard"><text:bookmark-start text:name="E29"/><text:span text:style-name="T10">Exemplo 29</text:span>: Artigo de seção de jornal<text:alphabetical-index-mark text:string-value="Artigo de seção de jornal" text:key1="Catalogação, exemplos"/> (Parte de periódico)<text:bookmark-end text:name="E29"/></text:p>
        <text:p text:style-name="Standard">COSTURA x P.U.R. <text:span text:style-name="negrito_20_Char">Aldus</text:span>, São Paulo, v. 1, n. 1, nov. 1997. Encarte técnico. p. 8.</text:p>
        <text:p text:style-name="Standard"/>
        <text:p text:style-name="Standard">005: Periódico </text:p>
        <text:p text:style-name="Standard">006: as </text:p>
        <text:p text:style-name="Standard">012: COSTURA x P.U.R </text:p>
        <text:p text:style-name="Standard">014: 8 </text:p>
        <text:p text:style-name="Standard">030: Aldus </text:p>
        <text:p text:style-name="Standard"><text:soft-page-break/>031: 1 </text:p>
        <text:p text:style-name="Standard">032: 1 </text:p>
        <text:p text:style-name="Standard">034: Encarte técnico </text:p>
        <text:p text:style-name="Standard">064: nov. 1997 </text:p>
        <text:p text:style-name="Standard">066: São Paulo </text:p>
        <text:p text:style-name="Standard">071: Boletim </text:p>
        <text:p text:style-name="Standard"/>
        <text:p text:style-name="Standard"><text:span text:style-name="T9">Exemplo 30</text:span>: Matéria de um caderno de jornal (Parte de periódico) </text:p>
        <text:p text:style-name="Standard"/>
        <text:p text:style-name="Standard">NAVES, P. Lagos andinos dão banho de beleza. <text:span text:style-name="T9">Folha de São Paulo</text:span>, São Paulo, 28 jun. 1999. Folha Turismo, caderno 8, p. 13. </text:p>
        <text:p text:style-name="Standard"/>
        <text:p text:style-name="Standard">005: Periódico</text:p>
        <text:p text:style-name="Standard">006: as</text:p>
        <text:p text:style-name="Standard">010: NAVES, P</text:p>
        <text:p text:style-name="Standard">012: Lagos andinos dão banho de beleza</text:p>
        <text:p text:style-name="Standard">014: 13</text:p>
        <text:p text:style-name="Standard">030: Folha de São Paulo</text:p>
        <text:p text:style-name="Standard">034: Folha Turismo, caderno 8</text:p>
        <text:p text:style-name="Standard">064: 28 jun. 1999</text:p>
        <text:p text:style-name="Standard">066: São Paulo</text:p>
        <text:alphabetical-index text:style-name="Sect2" text:protected="true" text:name="Índice alfabético1">
          <text:alphabetical-index-source text:main-entry-style-name="Main_20_index_20_entry" text:sort-algorithm="alphanumeric" fo:language="pt" fo:country="BR">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Índice alfabético1_Head">
              <text:p text:style-name="P128">Índice</text:p>
            </text:index-title>
            <text:p text:style-name="P126">ABNT NBR6023<text:tab/>21</text:p>
            <text:p text:style-name="P126">Anexo I - Tipos de Documentos<text:tab/>200</text:p>
            <text:p text:style-name="P126">Anexo II - Tipos de Usuários<text:tab/>200</text:p>
            <text:p text:style-name="P126">Anexo IV - Tipos de Cursos<text:tab/>200</text:p>
            <text:p text:style-name="P126">Anexo IX - Periodicidade<text:tab/>204</text:p>
            <text:p text:style-name="P126">Anexo V - Tipos de Coleções<text:tab/>203</text:p>
            <text:p text:style-name="P126">Anexo VI - Tipos de Suportes<text:tab/>203</text:p>
            <text:p text:style-name="P126">Anexo VII - Tipos de Conteúdos<text:tab/>203</text:p>
            <text:p text:style-name="P126">Anexo VIII - Áreas do Conhecimento<text:tab/>204</text:p>
            <text:p text:style-name="P126">Anexo X - Forma de Aquisição<text:tab/>204</text:p>
            <text:p text:style-name="P126">Anexo XI - Forma de Assinatura<text:tab/>204</text:p>
            <text:p text:style-name="P126">Anexo XII - Procedência<text:tab/>204</text:p>
            <text:p text:style-name="P126">Anexo XIII - Freqüência do Usuário<text:tab/>204</text:p>
            <text:p text:style-name="P126">Aquisições do mês<text:tab/>83</text:p>
            <text:p text:style-name="P126">Arquivos digitalizados<text:tab/></text:p>
            <text:p text:style-name="P127">HTML<text:tab/>77</text:p>
            <text:p text:style-name="P127">imagens<text:tab/>77</text:p>
            <text:p text:style-name="P127">MS-Word<text:tab/>77</text:p>
            <text:p text:style-name="P127">OpenOffice<text:tab/>77</text:p>
            <text:p text:style-name="P127">PDF<text:tab/>77</text:p>
            <text:p text:style-name="P127">planilhas eletrônicas<text:tab/>77</text:p>
            <text:p text:style-name="P127">sons<text:tab/>77</text:p>
            <text:p text:style-name="P127">TXT<text:tab/>77</text:p>
            <text:p text:style-name="P127">vídeos<text:tab/>77</text:p>
            <text:p text:style-name="P127">XML<text:tab/>77</text:p>
            <text:p text:style-name="P126">Atualização<text:tab/>199</text:p>
            <text:p text:style-name="P126">Auto-empréstimo<text:tab/>156</text:p>
            <text:p text:style-name="P126">Backup<text:tab/>61</text:p>
            <text:p text:style-name="P126">Base de dados<text:tab/></text:p>
            <text:p text:style-name="P127">Catálogo<text:tab/>73</text:p>
            <text:p text:style-name="P127">Empréstimos<text:tab/>190</text:p>
            <text:p text:style-name="P127">Fornecedor<text:tab/>137</text:p>
            <text:p text:style-name="P127">Históricos<text:tab/>193</text:p>
            <text:p text:style-name="P127">Kardex<text:tab/>120</text:p>
            <text:p text:style-name="P127">Livro Caixa<text:tab/>194</text:p>
            <text:p text:style-name="P127">Penalidades<text:tab/>192</text:p>
            <text:p text:style-name="P127">Reservas<text:tab/>191</text:p>
            <text:p text:style-name="P127">Segurança<text:tab/>195</text:p>
            <text:p text:style-name="P127">Sugestões de Compra<text:tab/>108</text:p>
            <text:p text:style-name="P127">Tombo<text:tab/>112</text:p>
            <text:p text:style-name="P127">Uso da coleção<text:tab/>198</text:p>
            <text:p text:style-name="P127">Usuários<text:tab/>129</text:p>
            <text:p text:style-name="P126">Browser cache<text:tab/><text:span text:style-name="Main_20_index_20_entry">6</text:span></text:p>
            <text:p text:style-name="P126">Buscas<text:tab/>19</text:p>
            <text:p text:style-name="P127">elemento específico<text:tab/>19</text:p>
            <text:p text:style-name="P127">expressão de busca<text:tab/>19</text:p>
            <text:p text:style-name="P127">operadores lógicos<text:tab/>19</text:p>
            <text:p text:style-name="P127">restrições de acesso<text:tab/>98, 149</text:p>
            <text:p text:style-name="P127">termo composto<text:tab/>19</text:p>
            <text:p text:style-name="P127">termo simples<text:tab/>19</text:p>
            <text:p text:style-name="P127">termo truncado<text:tab/>19</text:p>
            <text:p text:style-name="P126">Catalogação<text:tab/></text:p>
            <text:p text:style-name="P127">Fascículo de Periódico<text:tab/>6</text:p>
            <text:p text:style-name="P127">Livro<text:tab/>7</text:p>
            <text:p text:style-name="P126">Catalogação, exemplos<text:tab/></text:p>
            <text:p text:style-name="P127">Almanaque de uma coleção<text:tab/>205</text:p>
            <text:p text:style-name="P127">Artigo de revista<text:tab/>210</text:p>
            <text:p text:style-name="P127">Artigo de revista na Web<text:tab/>212</text:p>
            <text:p text:style-name="P127">Artigo de seção de jornal<text:tab/>212</text:p>
            <text:p text:style-name="P127">Capítulo de mesmo autor<text:tab/>208</text:p>
            <text:p text:style-name="P127">Capítulo de outro autor<text:tab/>208</text:p>
            <text:p text:style-name="P127">Capítulo do mesmo autor na internet<text:tab/>209</text:p>
            <text:p text:style-name="P127">Capítulo em CD-ROM<text:tab/>208</text:p>
            <text:p text:style-name="P127">Capítulo na internet<text:tab/>209</text:p>
            <text:p text:style-name="P127">Catálogo<text:tab/>205</text:p>
            <text:p text:style-name="P127">Dicionário com co-edição<text:tab/>205</text:p>
            <text:p text:style-name="P127">Enciclopédia em CD-ROM<text:tab/>207</text:p>
            <text:p text:style-name="P127">Fascículo de periódico<text:tab/>209</text:p>
            <text:p text:style-name="P127">Fascículo especial com título próprio<text:tab/>209</text:p>
            <text:p text:style-name="P127">Folder<text:tab/>206</text:p>
            <text:p text:style-name="P127">Guia turístico de uma série monográfica<text:tab/>206</text:p>
            <text:p text:style-name="P127">Livro de uma coleção<text:tab/>206</text:p>
            <text:p text:style-name="P127">Livro na internet<text:tab/>208</text:p>
            <text:p text:style-name="P127">Livro sem indicação de autoria<text:tab/>206</text:p>
            <text:p text:style-name="P127">Manual<text:tab/>207</text:p>
            <text:p text:style-name="P127">Manual em série monográfica<text:tab/>207</text:p>
            <text:p text:style-name="P127">Suplemento com título próprio<text:tab/>210</text:p>
            <text:p text:style-name="P126">Circulação<text:tab/>29</text:p>
            <text:p text:style-name="P126">CISIS<text:tab/>65</text:p>
            <text:p text:style-name="P126">CISIS<text:tab/></text:p>
            <text:p text:style-name="P127">mensagens de erro<text:tab/>65</text:p>
            <text:p text:style-name="P126">Código de Barras<text:tab/></text:p>
            <text:p text:style-name="P127">Code 128-C<text:tab/>149</text:p>
            <text:p text:style-name="P126">comprovante de devolução<text:tab/>30</text:p>
            <text:p text:style-name="P126">conceitos geográficos<text:tab/>96</text:p>
            <text:p text:style-name="P126">Configuração<text:tab/></text:p>
            <text:p text:style-name="P127">Áreas do Conhecimento<text:tab/>146</text:p>
            <text:p text:style-name="P127">Biblioteca<text:tab/>155</text:p>
            <text:p text:style-name="P127">Calendário<text:tab/>168</text:p>
            <text:p text:style-name="P127">Coleções<text:tab/>187</text:p>
            <text:p text:style-name="P127">Configuração do sistema<text:tab/>2</text:p>
            <text:p text:style-name="P127">Controle de Autoridades<text:tab/>143</text:p>
            <text:p text:style-name="P127">Controle do Vocabulário<text:tab/>142</text:p>
            <text:p text:style-name="P127">Cursos e Disciplinas<text:tab/>147, 188</text:p>
            <text:p text:style-name="P127">Cutter/PHA<text:tab/>144</text:p>
            <text:p text:style-name="P127">Diagnósticos<text:tab/>197</text:p>
            <text:p text:style-name="P127">Entidades XML<text:tab/>197</text:p>
            <text:p text:style-name="P127">FDT - Definição de Campos<text:tab/>196</text:p>
            <text:p text:style-name="P127">FMT - Formulários de Entrada<text:tab/>196</text:p>
            <text:p text:style-name="P127">Forma de Aquisição<text:tab/>186</text:p>
            <text:p text:style-name="P127">Forma de Assinatura<text:tab/>185</text:p>
            <text:p text:style-name="P127">Formulário de Tombo<text:tab/>173</text:p>
            <text:p text:style-name="P127">Formulário do Fornecedor<text:tab/>178</text:p>
            <text:p text:style-name="P127">Formulário do Kardex<text:tab/>176</text:p>
            <text:p text:style-name="P127">Formulário do Usuário<text:tab/>175</text:p>
            <text:p text:style-name="P127">Formulários do Catálogo<text:tab/>73, 172</text:p>
            <text:p text:style-name="P127">Idiomas<text:tab/>183</text:p>
            <text:p text:style-name="P127">Impressoras<text:tab/>7</text:p>
            <text:p text:style-name="P127">Leitores ópticos<text:tab/>7</text:p>
            <text:p text:style-name="P127">Mensagens<text:tab/>197</text:p>
            <text:p text:style-name="P127">Navegador<text:tab/>5</text:p>
            <text:p text:style-name="P127">Periféricos<text:tab/>7</text:p>
            <text:p text:style-name="P127">Periodicidade<text:tab/>182</text:p>
            <text:p text:style-name="P127">Períodos<text:tab/>181</text:p>
            <text:p text:style-name="P127">Permissões<text:tab/>140</text:p>
            <text:p text:style-name="P127">PFT - Formatos de Saída<text:tab/>196</text:p>
            <text:p text:style-name="P127">Prazos e Quantidades<text:tab/>165</text:p>
            <text:p text:style-name="P127">Procedência<text:tab/>179</text:p>
            <text:p text:style-name="P127">Regulamentos<text:tab/>161</text:p>
            <text:p text:style-name="P127">Relatórios<text:tab/>169</text:p>
            <text:p text:style-name="P127">Sistema<text:tab/>148</text:p>
            <text:p text:style-name="P127">Tabela de Classificação<text:tab/>145</text:p>
            <text:p text:style-name="P127">Tela principal<text:tab/>18</text:p>
            <text:p text:style-name="P127">Telas e Menus<text:tab/>196</text:p>
            <text:p text:style-name="P127">Tipo de Conteúdo<text:tab/>184</text:p>
            <text:p text:style-name="P127">Tipo de documento<text:tab/>189</text:p>
            <text:p text:style-name="P127">Tipo de Suporte<text:tab/>180</text:p>
            <text:p text:style-name="P126">Créditos<text:tab/>14</text:p>
            <text:p text:style-name="P126"><text:soft-page-break/>Descarte<text:tab/>42</text:p>
            <text:p text:style-name="P127">Tabela de temporalidade<text:tab/>97</text:p>
            <text:p text:style-name="P126">Devolução<text:tab/>30</text:p>
            <text:p text:style-name="P127">Expressa (self-service)<text:tab/>30</text:p>
            <text:p text:style-name="P126">Devolução expressa<text:tab/><text:span text:style-name="Main_20_index_20_entry">30</text:span></text:p>
            <text:p text:style-name="P126">Diagnósticos<text:tab/>60</text:p>
            <text:p text:style-name="P126">DSI<text:tab/>26</text:p>
            <text:p text:style-name="P126">E-mails<text:tab/>71</text:p>
            <text:p text:style-name="P127">alerta de vencimento<text:tab/>71</text:p>
            <text:p text:style-name="P127">aviso de atraso<text:tab/>71</text:p>
            <text:p text:style-name="P127">aviso de disponibilidade<text:tab/>71</text:p>
            <text:p text:style-name="P127">Mensagens<text:tab/>158</text:p>
            <text:p text:style-name="P127">pedido de compra<text:tab/>72</text:p>
            <text:p text:style-name="P127">pedido de cotação<text:tab/>72</text:p>
            <text:p text:style-name="P126">Edição de Dados<text:tab/>33</text:p>
            <text:p text:style-name="P126">Empréstimo<text:tab/>29</text:p>
            <text:p text:style-name="P127">consulta local<text:tab/>29</text:p>
            <text:p text:style-name="P126">Entrada de Dados<text:tab/>32</text:p>
            <text:p text:style-name="P126">Especificações<text:tab/>9</text:p>
            <text:p text:style-name="P127">Hardware<text:tab/>9</text:p>
            <text:p text:style-name="P127">Impressoras<text:tab/>10</text:p>
            <text:p text:style-name="P127">Leitores ópticos<text:tab/>10</text:p>
            <text:p text:style-name="P127">Linguagens<text:tab/>9</text:p>
            <text:p text:style-name="P127">Padrões do registro<text:tab/>9</text:p>
            <text:p text:style-name="P127">Periféricos<text:tab/>10</text:p>
            <text:p text:style-name="P127">Restrições<text:tab/>10</text:p>
            <text:p text:style-name="P127">Servidor HTTP<text:tab/>9</text:p>
            <text:p text:style-name="P127">Sistemas operacionais<text:tab/>9</text:p>
            <text:p text:style-name="P127">Softwares<text:tab/>9</text:p>
            <text:p text:style-name="P126">estado de manutenção<text:tab/>62</text:p>
            <text:p text:style-name="P126">Etiqueta de lombada<text:tab/>157</text:p>
            <text:p text:style-name="P126">evento<text:tab/>87</text:p>
            <text:p text:style-name="P126">Exportação<text:tab/>35</text:p>
            <text:p text:style-name="P126">Expressão de busca<text:tab/>33</text:p>
            <text:p text:style-name="P126">Extrato<text:tab/>27</text:p>
            <text:p text:style-name="P126">Formato curto<text:tab/>22</text:p>
            <text:p text:style-name="P126">Formato de exportação<text:tab/>22</text:p>
            <text:p text:style-name="P126">Formato FRBR<text:tab/>22</text:p>
            <text:p text:style-name="P126">formato PHL<text:tab/>36</text:p>
            <text:p text:style-name="P126">Formato referência<text:tab/>22</text:p>
            <text:p text:style-name="P126">Formato tabela<text:tab/>22</text:p>
            <text:p text:style-name="P126">Formato Vancouver<text:tab/>22, 77, 79, 83</text:p>
            <text:p text:style-name="P126">Foto do usuário<text:tab/><text:span text:style-name="Main_20_index_20_entry">132</text:span></text:p>
            <text:p text:style-name="P126">Fuso horário<text:tab/>158</text:p>
            <text:p text:style-name="P126">Hardware mínimo<text:tab/>9</text:p>
            <text:p text:style-name="P126">Hiperlinks<text:tab/></text:p>
            <text:p text:style-name="P127">acesso público<text:tab/>96</text:p>
            <text:p text:style-name="P127">acesso restrito<text:tab/>99</text:p>
            <text:p text:style-name="P127">textos completos<text:tab/>76</text:p>
            <text:p text:style-name="P126">Históricos<text:tab/>34</text:p>
            <text:p text:style-name="P127">histórico do tombo<text:tab/>31, 34</text:p>
            <text:p text:style-name="P127">histórico do usuário<text:tab/>31, 34</text:p>
            <text:p text:style-name="P126">Horário de verão<text:tab/>158</text:p>
            <text:p text:style-name="P126">httpd<text:tab/><text:span text:style-name="Main_20_index_20_entry">16</text:span></text:p>
            <text:p text:style-name="P126">I2ID<text:tab/>63</text:p>
            <text:p text:style-name="P126">Importação<text:tab/>36</text:p>
            <text:p text:style-name="P126">Instalação em rede<text:tab/><text:span text:style-name="Main_20_index_20_entry">16</text:span></text:p>
            <text:p text:style-name="P126">Intranet<text:tab/><text:span text:style-name="Main_20_index_20_entry">16</text:span></text:p>
            <text:p text:style-name="P126">ISO2709<text:tab/>35</text:p>
            <text:p text:style-name="P126">Kardex<text:tab/></text:p>
            <text:p text:style-name="P127">registro de fascículo<text:tab/>6</text:p>
            <text:p text:style-name="P126">Login<text:tab/>2</text:p>
            <text:p text:style-name="P126">Manutenção<text:tab/>61</text:p>
            <text:p text:style-name="P126">Navegador desatualizado<text:tab/>6</text:p>
            <text:p text:style-name="P126">Novidades<text:tab/>15</text:p>
            <text:p text:style-name="P126">Número de chamada<text:tab/>157</text:p>
            <text:p text:style-name="P126">Objetos em circulação<text:tab/>71</text:p>
            <text:p text:style-name="P126">operadores booleanos<text:tab/>33</text:p>
            <text:p text:style-name="P126">Padronização<text:tab/></text:p>
            <text:p text:style-name="P127">autores<text:tab/>151</text:p>
            <text:p text:style-name="P127">descritores<text:tab/>151</text:p>
            <text:p text:style-name="P126">penalidades<text:tab/>30</text:p>
            <text:p text:style-name="P126">Periódicos<text:tab/></text:p>
            <text:p text:style-name="P127">controle de assinatura<text:tab/>4</text:p>
            <text:p text:style-name="P127">registro de coleções<text:tab/>3</text:p>
            <text:p text:style-name="P126">PHL<text:tab/></text:p>
            <text:p text:style-name="P127">Definição<text:tab/>8</text:p>
            <text:p text:style-name="P127">Distribuição<text:tab/>8</text:p>
            <text:p text:style-name="P127">Especificações<text:tab/>9</text:p>
            <text:p text:style-name="P127">Linguagens de desenvolvimento<text:tab/>9</text:p>
            <text:p text:style-name="P127">Padrão do registro<text:tab/>8</text:p>
            <text:p text:style-name="P127">Recursos<text:tab/>11</text:p>
            <text:p text:style-name="P127">Restrições<text:tab/>10</text:p>
            <text:p text:style-name="P126">planilha excel<text:tab/>64</text:p>
            <text:p text:style-name="P126">Por onde começar<text:tab/>2</text:p>
            <text:p text:style-name="P126">Portaria<text:tab/>38, 157</text:p>
            <text:p text:style-name="P126">Proxy cache<text:tab/><text:span text:style-name="Main_20_index_20_entry">6</text:span></text:p>
            <text:p text:style-name="P126">Recomendações<text:tab/>5</text:p>
            <text:p text:style-name="P126">Relatórios<text:tab/>39</text:p>
            <text:p text:style-name="P127">Operacionais<text:tab/>39</text:p>
            <text:p text:style-name="P127">Personalizados<text:tab/>41</text:p>
            <text:p text:style-name="P126">Relatórios estatísticos<text:tab/></text:p>
            <text:p text:style-name="P127">Circulação<text:tab/>56</text:p>
            <text:p text:style-name="P127">Exemplares<text:tab/>58</text:p>
            <text:p text:style-name="P127">Fascículos<text:tab/>59</text:p>
            <text:p text:style-name="P127">Séries periódicas<text:tab/>59</text:p>
            <text:p text:style-name="P127">Títulos<text:tab/>57</text:p>
            <text:p text:style-name="P126">Relatórios operacionais<text:tab/></text:p>
            <text:p text:style-name="P127">carteira de identificação<text:tab/>41</text:p>
            <text:p text:style-name="P127">código de barras<text:tab/>41</text:p>
            <text:p text:style-name="P127">inventário do acervo<text:tab/>39</text:p>
            <text:p text:style-name="P127">multas pagas<text:tab/>39</text:p>
            <text:p text:style-name="P127">multas pendentes<text:tab/>39</text:p>
            <text:p text:style-name="P127">objetos em circulação<text:tab/>39</text:p>
            <text:p text:style-name="P127">reservas pendentes<text:tab/>39</text:p>
            <text:p text:style-name="P127">sugestões pendentes<text:tab/>39</text:p>
            <text:p text:style-name="P126">Renovação<text:tab/>27, 31</text:p>
            <text:p text:style-name="P126">Reservas<text:tab/>25</text:p>
            <text:p text:style-name="P126">Reservas pendentes<text:tab/>72</text:p>
            <text:p text:style-name="P126">Restrições de acesso por IP<text:tab/>140</text:p>
            <text:p text:style-name="P126">rodapé dos recibos<text:tab/>157</text:p>
            <text:p text:style-name="P126">Rotina de buscas<text:tab/>19</text:p>
            <text:p text:style-name="P126">Senha<text:tab/>2</text:p>
            <text:p text:style-name="P126">Separatas<text:tab/>34</text:p>
            <text:p text:style-name="P126">séries periódicas<text:tab/>3</text:p>
            <text:p text:style-name="P126">Servidores de rede<text:tab/>16</text:p>
            <text:p text:style-name="P127">APACHE<text:tab/>16</text:p>
            <text:p text:style-name="P127">IIS<text:tab/>16</text:p>
            <text:p text:style-name="P127">Internet<text:tab/>16</text:p>
            <text:p text:style-name="P126">Sistemas Operacionais<text:tab/>9</text:p>
            <text:p text:style-name="P126">SMTP<text:tab/>158</text:p>
            <text:p text:style-name="P126">Sugestões de compra<text:tab/>28</text:p>
            <text:p text:style-name="P126">Tabela de temporalidade<text:tab/>97</text:p>
            <text:p text:style-name="P126">Tipo de Documento<text:tab/>74</text:p>
            <text:p text:style-name="P126">Tombamento<text:tab/><text:span text:style-name="Main_20_index_20_entry">112</text:span></text:p>
            <text:p text:style-name="P126">Utilitários CISIS<text:tab/>63</text:p>
            <text:p text:style-name="P126">Validação<text:tab/></text:p>
            <text:p text:style-name="P127">configuração da biblioteca<text:tab/>159</text:p>
            <text:p text:style-name="P127">configuracao do sistema<text:tab/>153</text:p>
            <text:p text:style-name="P127">registro de tombo<text:tab/>118</text:p>
            <text:p text:style-name="P127">registro do catálogo<text:tab/>102</text:p>
            <text:p text:style-name="P127">registro do kardex<text:tab/>126</text:p>
            <text:p text:style-name="P127">registro do usuário<text:tab/>134</text:p>
            <text:p text:style-name="P126">Wiki<text:tab/>163</text:p>
            <text:p text:style-name="P126"><text:soft-page-break/>WWWisis<text:tab/>9</text:p>
          </text:index-body>
        </text:alphabetical-index>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1" fo:font-size="10pt" fo:language="pt" fo:country="BR" style:font-name-asian="Times New Roman"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text-properties fo:font-size="10pt" style:font-size-asian="10pt" style:font-size-complex="10pt"/>
    </style:style>
    <style:style style:name="negrito" style:family="paragraph" style:parent-style-name="Standard">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text-align="start" style:justify-single-word="false" fo:text-indent="-0.353cm" style:auto-text-indent="false"/>
      <style:text-properties style:font-name="Times New Roman" fo:font-size="9pt" style:font-size-asian="9pt" style:font-size-complex="9pt"/>
    </style:style>
    <style:style style:name="Index_20_2" style:display-name="Index 2" style:family="paragraph" style:parent-style-name="Standard" style:next-style-name="Standard" style:class="index">
      <style:paragraph-properties fo:margin-left="0.706cm" fo:margin-right="0cm" fo:text-align="start" style:justify-single-word="false" fo:text-indent="-0.353cm" style:auto-text-indent="false"/>
      <style:text-properties style:font-name="Times New Roman" fo:font-size="9pt" style:font-size-asian="9pt" style:font-size-complex="9pt"/>
    </style:style>
    <style:style style:name="Index_20_3" style:display-name="Index 3" style:family="paragraph" style:parent-style-name="Standard" style:next-style-name="Standard" style:class="index">
      <style:paragraph-properties fo:margin-left="1.058cm" fo:margin-right="0cm" fo:text-align="start" style:justify-single-word="false" fo:text-indent="-0.353cm" style:auto-text-indent="false"/>
      <style:text-properties style:font-name="Times New Roman" fo:font-size="9pt" style:font-size-asian="9pt" style:font-size-complex="9pt"/>
    </style:style>
    <style:style style:name="Remissivo_20_41" style:display-name="Remissivo 41" style:family="paragraph" style:parent-style-name="Standard" style:next-style-name="Standard">
      <style:paragraph-properties fo:margin-left="1.411cm" fo:margin-right="0cm" fo:text-align="start" style:justify-single-word="false" fo:text-indent="-0.353cm" style:auto-text-indent="false"/>
      <style:text-properties style:font-name="Times New Roman" fo:font-size="9pt" style:font-size-asian="9pt" style:font-size-complex="9pt"/>
    </style:style>
    <style:style style:name="Remissivo_20_51" style:display-name="Remissivo 51" style:family="paragraph" style:parent-style-name="Standard" style:next-style-name="Standard">
      <style:paragraph-properties fo:margin-left="1.764cm" fo:margin-right="0cm" fo:text-align="start" style:justify-single-word="false" fo:text-indent="-0.353cm" style:auto-text-indent="false"/>
      <style:text-properties style:font-name="Times New Roman" fo:font-size="9pt" style:font-size-asian="9pt" style:font-size-complex="9pt"/>
    </style:style>
    <style:style style:name="Remissivo_20_61" style:display-name="Remissivo 61" style:family="paragraph" style:parent-style-name="Standard" style:next-style-name="Standard">
      <style:paragraph-properties fo:margin-left="2.117cm" fo:margin-right="0cm" fo:text-align="start" style:justify-single-word="false" fo:text-indent="-0.353cm" style:auto-text-indent="false"/>
      <style:text-properties style:font-name="Times New Roman" fo:font-size="9pt" style:font-size-asian="9pt" style:font-size-complex="9pt"/>
    </style:style>
    <style:style style:name="Remissivo_20_71" style:display-name="Remissivo 71" style:family="paragraph" style:parent-style-name="Standard" style:next-style-name="Standard">
      <style:paragraph-properties fo:margin-left="2.469cm" fo:margin-right="0cm" fo:text-align="start" style:justify-single-word="false" fo:text-indent="-0.353cm" style:auto-text-indent="false"/>
      <style:text-properties style:font-name="Times New Roman" fo:font-size="9pt" style:font-size-asian="9pt" style:font-size-complex="9pt"/>
    </style:style>
    <style:style style:name="Remissivo_20_81" style:display-name="Remissivo 81" style:family="paragraph" style:parent-style-name="Standard" style:next-style-name="Standard">
      <style:paragraph-properties fo:margin-left="2.822cm" fo:margin-right="0cm" fo:text-align="start" style:justify-single-word="false" fo:text-indent="-0.353cm" style:auto-text-indent="false"/>
      <style:text-properties style:font-name="Times New Roman" fo:font-size="9pt" style:font-size-asian="9pt" style:font-size-complex="9pt"/>
    </style:style>
    <style:style style:name="Remissivo_20_91" style:display-name="Remissivo 91" style:family="paragraph" style:parent-style-name="Standard" style:next-style-name="Standard">
      <style:paragraph-properties fo:margin-left="3.175cm" fo:margin-right="0cm" fo:text-align="start" style:justify-single-word="false" fo:text-indent="-0.353cm" style:auto-text-indent="false"/>
      <style:text-properties style:font-name="Times New Roman"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border-line-width="0.002cm 0.035cm 0.002cm" fo:padding="0cm" fo:border="0.039cm double #000000" style:shadow="#000000 0.028cm 0.028cm"/>
      <style:text-properties style:font-name="Arial" fo:font-size="11pt" fo:font-weight="bold" style:font-size-asian="11pt" style:font-weight-asian="bold" style:font-name-complex="Arial" style:font-size-complex="11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itulo" style:family="paragraph" style:parent-style-name="Standard">
      <style:paragraph-properties fo:margin-left="0.265cm" fo:margin-right="0cm" fo:margin-top="0.265cm" fo:margin-bottom="0.529cm" fo:text-align="center" style:justify-single-word="false" fo:text-indent="0cm" style:auto-text-indent="false" fo:background-color="#cedfef" fo:padding="0.282cm" fo:border="0.018cm solid #000000">
        <style:background-image/>
      </style:paragraph-properties>
      <style:text-properties style:font-name="Times New Roman" fo:font-size="12pt" fo:font-weight="bold" style:font-size-asian="12pt" style:font-weight-asian="bold" style:font-weight-complex="bold"/>
    </style:style>
    <style:style style:name="conteudo" style:family="paragraph" style:parent-style-name="Standard">
      <style:paragraph-properties fo:margin-top="0.494cm" fo:margin-bottom="0.494cm" fo:text-align="start" style:justify-single-word="false"/>
      <style:text-properties style:font-name="Times New Roman" fo:font-size="12pt" style:font-size-asian="12pt"/>
    </style:style>
    <style:style style:name="Pré-formatação_20_HTML" style:display-name="Pré-formataçã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Fonte_20_parág._20_padrão1" style:display-name="Fonte parág. padrão1" style:family="text"/>
    <style:style style:name="Footnote_20_Symbol" style:display-name="Footnote Symbol" style:family="text" style:parent-style-name="Fonte_20_parág._20_padrão1">
      <style:text-properties style:text-position="super 58%"/>
    </style:style>
    <style:style style:name="negrito_20_Char" style:display-name="negrito Char" style:family="text" style:parent-style-name="Fonte_20_parág._20_padrão1">
      <style:text-properties style:font-name="Arial" fo:language="pt" fo:country="BR" fo:font-weight="bold" style:font-weight-asian="bold" style:font-size-complex="12pt" style:language-complex="ar" style:country-complex="SA"/>
    </style:style>
    <style:style style:name="Título_20_1_20_Char" style:display-name="Título 1 Char" style:family="text" style:parent-style-name="Fonte_20_parág._20_padrão1">
      <style:text-properties style:font-name="Arial" fo:font-size="16pt" fo:language="pt" fo:country="BR" fo:font-weight="bold" style:letter-kerning="true" style:font-size-asian="16pt" style:font-weight-asian="bold" style:font-name-complex="Arial" style:font-size-complex="16pt" style:language-complex="ar" style:country-complex="SA" style:font-weight-complex="bold"/>
    </style:style>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line-through-style="none" style:text-underline-style="none" fo:font-weight="bold" style:font-weight-asian="bold" style:font-weight-complex="bold"/>
    </style:style>
    <style:style style:name="Visited_20_Internet_20_Link" style:display-name="Visited Internet Link" style:family="text" style:parent-style-name="Fonte_20_parág._20_padrão1">
      <style:text-properties fo:color="#0000ff" style:text-line-through-style="none" style:text-underline-style="none" fo:font-weight="bold" style:font-weight-asian="bold" style:font-weight-complex="bold"/>
    </style:style>
    <style:style style:name="Código_20_HTML" style:display-name="Código HTML" style:family="text" style:parent-style-name="Fonte_20_parág._20_padrão1">
      <style:text-properties style:font-name="Courier New" fo:font-size="10pt" style:font-name-asian="Times New Roman" style:font-size-asian="10pt" style:font-name-complex="Courier New" style:font-size-complex="10pt"/>
    </style:style>
    <style:style style:name="Ref._20_de_20_nota_20_de_20_rodapé" style:display-name="Ref. de nota de rodapé" style:family="text">
      <style:text-properties style:text-position="super 58%"/>
    </style:style>
    <style:style style:name="Endnote_20_Symbol" style:display-name="Endnote Symbol" style:family="text">
      <style:text-properties style:text-position="super 58%"/>
    </style:style>
    <style:style style:name="WW-_20_Caracteres_20_de_20_Nota_20_de_20_Fim" style:display-name="WW- Caracteres de Nota de Fim" style:family="text"/>
    <style:style style:name="Main_20_index_20_entry" style:display-name="Main index entry" style:family="text">
      <style:text-properties fo:font-weight="bold" style:font-weight-asian="bold" style:font-weight-complex="bold"/>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27cm" fo:margin-left="3cm" fo:margin-right="3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footer>
        <text:p text:style-name="Footer"><draw:frame draw:style-name="fr1" draw:name="Quadro1" text:anchor-type="paragraph" svg:y="0.002cm" fo:min-width="0.041cm" draw:z-index="113"><draw:text-box fo:min-height="0.37cm"><text:p text:style-name="Footer"><text:span text:style-name="Page_20_Number"><text:page-number text:select-page="current">213</text:page-number></text:span></text:p></draw:text-box></draw:frame></text:p>
      </style:footer>
      <style:footer-left>
        <text:p text:style-name="Footer"><draw:frame draw:style-name="fr1" draw:name="Quadro2" text:anchor-type="paragraph" svg:y="0.002cm" fo:min-width="0.041cm" draw:z-index="221"><draw:text-box fo:min-height="0.37cm"><text:p text:style-name="Footer"><text:span text:style-name="Page_20_Number"><text:page-number text:select-page="current">213</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dc:title>0</dc:title>
    <meta:initial-creator>elysio.oliveira</meta:initial-creator>
    <meta:creation-date>2007-10-04T07:44:00</meta:creation-date>
    <dc:creator>Elysio Mira Soares de Oliveira</dc:creator>
    <dc:date>2009-08-29T10:24:07</dc:date>
    <meta:printed-by>Elysio Mira Soares de Oliveira</meta:printed-by>
    <meta:print-date>2009-04-14T09:35:50</meta:print-date>
    <meta:editing-cycles>404</meta:editing-cycles>
    <meta:editing-duration>P4DT7H8M30S</meta:editing-duration>
    <meta:user-defined meta:name="Informações 1"/>
    <meta:user-defined meta:name="Informações 2"/>
    <meta:user-defined meta:name="Informações 3"/>
    <meta:user-defined meta:name="Informações 4"/>
    <meta:document-statistic meta:table-count="63" meta:image-count="6" meta:object-count="0" meta:page-count="216" meta:paragraph-count="5828" meta:word-count="63958" meta:character-count="402479"/>
  </office:meta>
</office:document-meta>
</file>